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YAA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anilla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2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</text:p>
          </table:table-cell>
          <table:table-cell table:formula="of:=ROUND(AVERAGE([.C7];[.D7]))" office:value-type="float" office:value="25" calcext:value-type="float">
            <text:p>25</text:p>
          </table:table-cell>
          <table:table-cell/>
          <table:table-cell table:formula="of:=ROUNDUP(MAX((100-MAX([.L$5]+[.$F7];0))*(INT([.$I7]*[.$J7])-[.L$4])/100;0);0)" office:value-type="float" office:value="25" calcext:value-type="float">
            <text:p>25</text:p>
          </table:table-cell>
          <table:table-cell table:formula="of:=ROUNDUP(MAX((100-MAX([.M$5]+[.$F7];0))*(INT([.$I7]*[.$J7])-[.M$4])/100;0);0)" office:value-type="float" office:value="25" calcext:value-type="float">
            <text:p>25</text:p>
          </table:table-cell>
          <table:table-cell table:formula="of:=ROUNDUP(MAX((100-MAX([.N$5]+[.$F7];0))*(INT([.$I7]*[.$J7])-[.N$4])/100;0);0)" office:value-type="float" office:value="22" calcext:value-type="float">
            <text:p>22</text:p>
          </table:table-cell>
          <table:table-cell table:formula="of:=ROUNDUP(MAX((100-MAX([.O$5]+[.$F7];0))*(INT([.$I7]*[.$J7])-[.O$4])/100;0);0)" office:value-type="float" office:value="21" calcext:value-type="float">
            <text:p>21</text:p>
          </table:table-cell>
          <table:table-cell table:formula="of:=ROUNDUP(MAX((100-MAX([.P$5]+[.$F7];0))*(INT([.$I7]*[.$J7])-[.P$4])/100;0);0)" office:value-type="float" office:value="21" calcext:value-type="float">
            <text:p>21</text:p>
          </table:table-cell>
          <table:table-cell table:formula="of:=ROUNDUP(MAX((100-MAX([.Q$5]+[.$F7];0))*(INT([.$I7]*[.$J7])-[.Q$4])/100;0);0)" office:value-type="float" office:value="21" calcext:value-type="float">
            <text:p>21</text:p>
          </table:table-cell>
          <table:table-cell table:formula="of:=ROUNDUP(MAX((100-MAX([.R$5]+[.$F7];0))*(INT([.$I7]*[.$J7])-[.R$4])/100;0);0)" office:value-type="float" office:value="19" calcext:value-type="float">
            <text:p>19</text:p>
          </table:table-cell>
          <table:table-cell table:formula="of:=ROUNDUP(MAX((100-MAX([.S$5]+[.$F7];0))*(INT([.$I7]*[.$J7])-[.S$4])/100;0);0)" office:value-type="float" office:value="18" calcext:value-type="float">
            <text:p>18</text:p>
          </table:table-cell>
          <table:table-cell table:formula="of:=ROUNDUP(MAX((100-MAX([.T$5]+[.$F7];0))*(INT([.$I7]*[.$J7])-[.T$4])/100;0);0)" office:value-type="float" office:value="16" calcext:value-type="float">
            <text:p>16</text:p>
          </table:table-cell>
          <table:table-cell table:formula="of:=ROUNDUP(MAX((100-MAX([.U$5]+[.$F7];0))*(INT([.$I7]*[.$J7])-[.U$4])/100;0);0)" office:value-type="float" office:value="16" calcext:value-type="float">
            <text:p>16</text:p>
          </table:table-cell>
          <table:table-cell table:formula="of:=ROUNDUP(MAX((100-MAX([.V$5]+[.$F7];0))*(INT([.$I7]*[.$J7])-[.V$4])/100;0);0)" office:value-type="float" office:value="14" calcext:value-type="float">
            <text:p>14</text:p>
          </table:table-cell>
          <table:table-cell table:formula="of:=ROUNDUP(MAX((100-MAX([.W$5]+[.$F7];0))*(INT([.$I7]*[.$J7])-[.W$4])/100;0);0)" office:value-type="float" office:value="11" calcext:value-type="float">
            <text:p>11</text:p>
          </table:table-cell>
          <table:table-cell table:formula="of:=ROUNDUP(MAX((100-MAX([.X$5]+[.$F7];0))*(INT([.$I7]*[.$J7])-[.X$4])/100;0);0)" office:value-type="float" office:value="9" calcext:value-type="float">
            <text:p>9</text:p>
          </table:table-cell>
          <table:table-cell table:formula="of:=ROUNDUP(MAX((100-MAX([.Y$5]+[.$F7];0))*(INT([.$I7]*[.$J7])-[.Y$4])/100;0);0)" office:value-type="float" office:value="7" calcext:value-type="float">
            <text:p>7</text:p>
          </table:table-cell>
          <table:table-cell table:formula="of:=ROUNDUP(MAX((100-MAX([.Z$5]+[.$F7];0))*(INT([.$I7]*[.$J7])-[.Z$4])/100;0);0)" office:value-type="float" office:value="5" calcext:value-type="float">
            <text:p>5</text:p>
          </table:table-cell>
          <table:table-cell table:formula="of:=ROUNDUP(MAX((100-MAX([.AA$5]+[.$F7];0))*(INT([.$I7]*[.$J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ar</text:p>
          </table:table-cell>
          <table:table-cell office:value-type="string" calcext:value-type="string">
            <text:p>.223 FMJ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</text:p>
          </table:table-cell>
          <table:table-cell table:formula="of:=ROUND(AVERAGE([.C8];[.D8]))" office:value-type="float" office:value="30" calcext:value-type="float">
            <text:p>30</text:p>
          </table:table-cell>
          <table:table-cell/>
          <table:table-cell table:formula="of:=ROUNDUP(MAX((100-MAX([.L$5]+[.$F8];0))*(INT([.$I8]*[.$J8])-[.L$4])/100;0);0)" office:value-type="float" office:value="30" calcext:value-type="float">
            <text:p>30</text:p>
          </table:table-cell>
          <table:table-cell table:formula="of:=ROUNDUP(MAX((100-MAX([.M$5]+[.$F8];0))*(INT([.$I8]*[.$J8])-[.M$4])/100;0);0)" office:value-type="float" office:value="30" calcext:value-type="float">
            <text:p>30</text:p>
          </table:table-cell>
          <table:table-cell table:formula="of:=ROUNDUP(MAX((100-MAX([.N$5]+[.$F8];0))*(INT([.$I8]*[.$J8])-[.N$4])/100;0);0)" office:value-type="float" office:value="27" calcext:value-type="float">
            <text:p>27</text:p>
          </table:table-cell>
          <table:table-cell table:formula="of:=ROUNDUP(MAX((100-MAX([.O$5]+[.$F8];0))*(INT([.$I8]*[.$J8])-[.O$4])/100;0);0)" office:value-type="float" office:value="26" calcext:value-type="float">
            <text:p>26</text:p>
          </table:table-cell>
          <table:table-cell table:formula="of:=ROUNDUP(MAX((100-MAX([.P$5]+[.$F8];0))*(INT([.$I8]*[.$J8])-[.P$4])/100;0);0)" office:value-type="float" office:value="26" calcext:value-type="float">
            <text:p>26</text:p>
          </table:table-cell>
          <table:table-cell table:formula="of:=ROUNDUP(MAX((100-MAX([.Q$5]+[.$F8];0))*(INT([.$I8]*[.$J8])-[.Q$4])/100;0);0)" office:value-type="float" office:value="26" calcext:value-type="float">
            <text:p>26</text:p>
          </table:table-cell>
          <table:table-cell table:formula="of:=ROUNDUP(MAX((100-MAX([.R$5]+[.$F8];0))*(INT([.$I8]*[.$J8])-[.R$4])/100;0);0)" office:value-type="float" office:value="24" calcext:value-type="float">
            <text:p>24</text:p>
          </table:table-cell>
          <table:table-cell table:formula="of:=ROUNDUP(MAX((100-MAX([.S$5]+[.$F8];0))*(INT([.$I8]*[.$J8])-[.S$4])/100;0);0)" office:value-type="float" office:value="23" calcext:value-type="float">
            <text:p>23</text:p>
          </table:table-cell>
          <table:table-cell table:formula="of:=ROUNDUP(MAX((100-MAX([.T$5]+[.$F8];0))*(INT([.$I8]*[.$J8])-[.T$4])/100;0);0)" office:value-type="float" office:value="20" calcext:value-type="float">
            <text:p>20</text:p>
          </table:table-cell>
          <table:table-cell table:formula="of:=ROUNDUP(MAX((100-MAX([.U$5]+[.$F8];0))*(INT([.$I8]*[.$J8])-[.U$4])/100;0);0)" office:value-type="float" office:value="20" calcext:value-type="float">
            <text:p>20</text:p>
          </table:table-cell>
          <table:table-cell table:formula="of:=ROUNDUP(MAX((100-MAX([.V$5]+[.$F8];0))*(INT([.$I8]*[.$J8])-[.V$4])/100;0);0)" office:value-type="float" office:value="18" calcext:value-type="float">
            <text:p>18</text:p>
          </table:table-cell>
          <table:table-cell table:formula="of:=ROUNDUP(MAX((100-MAX([.W$5]+[.$F8];0))*(INT([.$I8]*[.$J8])-[.W$4])/100;0);0)" office:value-type="float" office:value="15" calcext:value-type="float">
            <text:p>15</text:p>
          </table:table-cell>
          <table:table-cell table:formula="of:=ROUNDUP(MAX((100-MAX([.X$5]+[.$F8];0))*(INT([.$I8]*[.$J8])-[.X$4])/100;0);0)" office:value-type="float" office:value="12" calcext:value-type="float">
            <text:p>12</text:p>
          </table:table-cell>
          <table:table-cell table:formula="of:=ROUNDUP(MAX((100-MAX([.Y$5]+[.$F8];0))*(INT([.$I8]*[.$J8])-[.Y$4])/100;0);0)" office:value-type="float" office:value="10" calcext:value-type="float">
            <text:p>10</text:p>
          </table:table-cell>
          <table:table-cell table:formula="of:=ROUNDUP(MAX((100-MAX([.Z$5]+[.$F8];0))*(INT([.$I8]*[.$J8])-[.Z$4])/100;0);0)" office:value-type="float" office:value="8" calcext:value-type="float">
            <text:p>8</text:p>
          </table:table-cell>
          <table:table-cell table:formula="of:=ROUNDUP(MAX((100-MAX([.AA$5]+[.$F8];0))*(INT([.$I8]*[.$J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[.$F9];0))*(INT([.$I9]*[.$J9])-[.L$4])/100;0);0)" office:value-type="float" office:value="20" calcext:value-type="float">
            <text:p>20</text:p>
          </table:table-cell>
          <table:table-cell table:formula="of:=ROUNDUP(MAX((100-MAX([.M$5]+[.$F9];0))*(INT([.$I9]*[.$J9])-[.M$4])/100;0);0)" office:value-type="float" office:value="20" calcext:value-type="float">
            <text:p>20</text:p>
          </table:table-cell>
          <table:table-cell table:formula="of:=ROUNDUP(MAX((100-MAX([.N$5]+[.$F9];0))*(INT([.$I9]*[.$J9])-[.N$4])/100;0);0)" office:value-type="float" office:value="18" calcext:value-type="float">
            <text:p>18</text:p>
          </table:table-cell>
          <table:table-cell table:formula="of:=ROUNDUP(MAX((100-MAX([.O$5]+[.$F9];0))*(INT([.$I9]*[.$J9])-[.O$4])/100;0);0)" office:value-type="float" office:value="17" calcext:value-type="float">
            <text:p>17</text:p>
          </table:table-cell>
          <table:table-cell table:formula="of:=ROUNDUP(MAX((100-MAX([.P$5]+[.$F9];0))*(INT([.$I9]*[.$J9])-[.P$4])/100;0);0)" office:value-type="float" office:value="17" calcext:value-type="float">
            <text:p>17</text:p>
          </table:table-cell>
          <table:table-cell table:formula="of:=ROUNDUP(MAX((100-MAX([.Q$5]+[.$F9];0))*(INT([.$I9]*[.$J9])-[.Q$4])/100;0);0)" office:value-type="float" office:value="16" calcext:value-type="float">
            <text:p>16</text:p>
          </table:table-cell>
          <table:table-cell table:formula="of:=ROUNDUP(MAX((100-MAX([.R$5]+[.$F9];0))*(INT([.$I9]*[.$J9])-[.R$4])/100;0);0)" office:value-type="float" office:value="15" calcext:value-type="float">
            <text:p>15</text:p>
          </table:table-cell>
          <table:table-cell table:formula="of:=ROUNDUP(MAX((100-MAX([.S$5]+[.$F9];0))*(INT([.$I9]*[.$J9])-[.S$4])/100;0);0)" office:value-type="float" office:value="14" calcext:value-type="float">
            <text:p>14</text:p>
          </table:table-cell>
          <table:table-cell table:formula="of:=ROUNDUP(MAX((100-MAX([.T$5]+[.$F9];0))*(INT([.$I9]*[.$J9])-[.T$4])/100;0);0)" office:value-type="float" office:value="12" calcext:value-type="float">
            <text:p>12</text:p>
          </table:table-cell>
          <table:table-cell table:formula="of:=ROUNDUP(MAX((100-MAX([.U$5]+[.$F9];0))*(INT([.$I9]*[.$J9])-[.U$4])/100;0);0)" office:value-type="float" office:value="12" calcext:value-type="float">
            <text:p>12</text:p>
          </table:table-cell>
          <table:table-cell table:formula="of:=ROUNDUP(MAX((100-MAX([.V$5]+[.$F9];0))*(INT([.$I9]*[.$J9])-[.V$4])/100;0);0)" office:value-type="float" office:value="10" calcext:value-type="float">
            <text:p>10</text:p>
          </table:table-cell>
          <table:table-cell table:formula="of:=ROUNDUP(MAX((100-MAX([.W$5]+[.$F9];0))*(INT([.$I9]*[.$J9])-[.W$4])/100;0);0)" office:value-type="float" office:value="7" calcext:value-type="float">
            <text:p>7</text:p>
          </table:table-cell>
          <table:table-cell table:formula="of:=ROUNDUP(MAX((100-MAX([.X$5]+[.$F9];0))*(INT([.$I9]*[.$J9])-[.X$4])/100;0);0)" office:value-type="float" office:value="5" calcext:value-type="float">
            <text:p>5</text:p>
          </table:table-cell>
          <table:table-cell table:formula="of:=ROUNDUP(MAX((100-MAX([.Y$5]+[.$F9];0))*(INT([.$I9]*[.$J9])-[.Y$4])/100;0);0)" office:value-type="float" office:value="4" calcext:value-type="float">
            <text:p>4</text:p>
          </table:table-cell>
          <table:table-cell table:formula="of:=ROUNDUP(MAX((100-MAX([.Z$5]+[.$F9];0))*(INT([.$I9]*[.$J9])-[.Z$4])/100;0);0)" office:value-type="float" office:value="2" calcext:value-type="float">
            <text:p>2</text:p>
          </table:table-cell>
          <table:table-cell table:formula="of:=ROUNDUP(MAX((100-MAX([.AA$5]+[.$F9];0))*(INT([.$I9]*[.$J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</text:p>
          </table:table-cell>
          <table:table-cell table:formula="of:=ROUND(AVERAGE([.C10];[.D10]))" office:value-type="float" office:value="14" calcext:value-type="float">
            <text:p>14</text:p>
          </table:table-cell>
          <table:table-cell/>
          <table:table-cell table:formula="of:=ROUNDUP(MAX((100-MAX([.L$5]+[.$F10];0))*(INT([.$I10]*[.$J10])-[.L$4])/100;0);0)" office:value-type="float" office:value="14" calcext:value-type="float">
            <text:p>14</text:p>
          </table:table-cell>
          <table:table-cell table:formula="of:=ROUNDUP(MAX((100-MAX([.M$5]+[.$F10];0))*(INT([.$I10]*[.$J10])-[.M$4])/100;0);0)" office:value-type="float" office:value="14" calcext:value-type="float">
            <text:p>14</text:p>
          </table:table-cell>
          <table:table-cell table:formula="of:=ROUNDUP(MAX((100-MAX([.N$5]+[.$F10];0))*(INT([.$I10]*[.$J10])-[.N$4])/100;0);0)" office:value-type="float" office:value="12" calcext:value-type="float">
            <text:p>12</text:p>
          </table:table-cell>
          <table:table-cell table:formula="of:=ROUNDUP(MAX((100-MAX([.O$5]+[.$F10];0))*(INT([.$I10]*[.$J10])-[.O$4])/100;0);0)" office:value-type="float" office:value="11" calcext:value-type="float">
            <text:p>11</text:p>
          </table:table-cell>
          <table:table-cell table:formula="of:=ROUNDUP(MAX((100-MAX([.P$5]+[.$F10];0))*(INT([.$I10]*[.$J10])-[.P$4])/100;0);0)" office:value-type="float" office:value="11" calcext:value-type="float">
            <text:p>11</text:p>
          </table:table-cell>
          <table:table-cell table:formula="of:=ROUNDUP(MAX((100-MAX([.Q$5]+[.$F10];0))*(INT([.$I10]*[.$J10])-[.Q$4])/100;0);0)" office:value-type="float" office:value="10" calcext:value-type="float">
            <text:p>10</text:p>
          </table:table-cell>
          <table:table-cell table:formula="of:=ROUNDUP(MAX((100-MAX([.R$5]+[.$F10];0))*(INT([.$I10]*[.$J10])-[.R$4])/100;0);0)" office:value-type="float" office:value="9" calcext:value-type="float">
            <text:p>9</text:p>
          </table:table-cell>
          <table:table-cell table:formula="of:=ROUNDUP(MAX((100-MAX([.S$5]+[.$F10];0))*(INT([.$I10]*[.$J10])-[.S$4])/100;0);0)" office:value-type="float" office:value="9" calcext:value-type="float">
            <text:p>9</text:p>
          </table:table-cell>
          <table:table-cell table:formula="of:=ROUNDUP(MAX((100-MAX([.T$5]+[.$F10];0))*(INT([.$I10]*[.$J10])-[.T$4])/100;0);0)" office:value-type="float" office:value="8" calcext:value-type="float">
            <text:p>8</text:p>
          </table:table-cell>
          <table:table-cell table:formula="of:=ROUNDUP(MAX((100-MAX([.U$5]+[.$F10];0))*(INT([.$I10]*[.$J10])-[.U$4])/100;0);0)" office:value-type="float" office:value="7" calcext:value-type="float">
            <text:p>7</text:p>
          </table:table-cell>
          <table:table-cell table:formula="of:=ROUNDUP(MAX((100-MAX([.V$5]+[.$F10];0))*(INT([.$I10]*[.$J10])-[.V$4])/100;0);0)" office:value-type="float" office:value="5" calcext:value-type="float">
            <text:p>5</text:p>
          </table:table-cell>
          <table:table-cell table:formula="of:=ROUNDUP(MAX((100-MAX([.W$5]+[.$F10];0))*(INT([.$I10]*[.$J10])-[.W$4])/100;0);0)" office:value-type="float" office:value="2" calcext:value-type="float">
            <text:p>2</text:p>
          </table:table-cell>
          <table:table-cell table:formula="of:=ROUNDUP(MAX((100-MAX([.X$5]+[.$F10];0))*(INT([.$I10]*[.$J10])-[.X$4])/100;0);0)" office:value-type="float" office:value="1" calcext:value-type="float">
            <text:p>1</text:p>
          </table:table-cell>
          <table:table-cell table:formula="of:=ROUNDUP(MAX((100-MAX([.Y$5]+[.$F10];0))*(INT([.$I10]*[.$J10])-[.Y$4])/100;0);0)" office:value-type="float" office:value="0" calcext:value-type="float">
            <text:p>0</text:p>
          </table:table-cell>
          <table:table-cell table:formula="of:=ROUNDUP(MAX((100-MAX([.Z$5]+[.$F10];0))*(INT([.$I10]*[.$J10])-[.Z$4])/100;0);0)" office:value-type="float" office:value="0" calcext:value-type="float">
            <text:p>0</text:p>
          </table:table-cell>
          <table:table-cell table:formula="of:=ROUNDUP(MAX((100-MAX([.AA$5]+[.$F10];0))*(INT([.$I10]*[.$J1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</text:p>
          </table:table-cell>
          <table:table-cell table:formula="of:=ROUND(AVERAGE([.C11];[.D11]))" office:value-type="float" office:value="25" calcext:value-type="float">
            <text:p>25</text:p>
          </table:table-cell>
          <table:table-cell/>
          <table:table-cell table:formula="of:=ROUNDUP(MAX((100-MAX([.L$5]+[.$F11];0))*(INT([.$I11]*[.$J11])-[.L$4])/100;0);0)" office:value-type="float" office:value="25" calcext:value-type="float">
            <text:p>25</text:p>
          </table:table-cell>
          <table:table-cell table:formula="of:=ROUNDUP(MAX((100-MAX([.M$5]+[.$F11];0))*(INT([.$I11]*[.$J11])-[.M$4])/100;0);0)" office:value-type="float" office:value="25" calcext:value-type="float">
            <text:p>25</text:p>
          </table:table-cell>
          <table:table-cell table:formula="of:=ROUNDUP(MAX((100-MAX([.N$5]+[.$F11];0))*(INT([.$I11]*[.$J11])-[.N$4])/100;0);0)" office:value-type="float" office:value="22" calcext:value-type="float">
            <text:p>22</text:p>
          </table:table-cell>
          <table:table-cell table:formula="of:=ROUNDUP(MAX((100-MAX([.O$5]+[.$F11];0))*(INT([.$I11]*[.$J11])-[.O$4])/100;0);0)" office:value-type="float" office:value="21" calcext:value-type="float">
            <text:p>21</text:p>
          </table:table-cell>
          <table:table-cell table:formula="of:=ROUNDUP(MAX((100-MAX([.P$5]+[.$F11];0))*(INT([.$I11]*[.$J11])-[.P$4])/100;0);0)" office:value-type="float" office:value="21" calcext:value-type="float">
            <text:p>21</text:p>
          </table:table-cell>
          <table:table-cell table:formula="of:=ROUNDUP(MAX((100-MAX([.Q$5]+[.$F11];0))*(INT([.$I11]*[.$J11])-[.Q$4])/100;0);0)" office:value-type="float" office:value="21" calcext:value-type="float">
            <text:p>21</text:p>
          </table:table-cell>
          <table:table-cell table:formula="of:=ROUNDUP(MAX((100-MAX([.R$5]+[.$F11];0))*(INT([.$I11]*[.$J11])-[.R$4])/100;0);0)" office:value-type="float" office:value="19" calcext:value-type="float">
            <text:p>19</text:p>
          </table:table-cell>
          <table:table-cell table:formula="of:=ROUNDUP(MAX((100-MAX([.S$5]+[.$F11];0))*(INT([.$I11]*[.$J11])-[.S$4])/100;0);0)" office:value-type="float" office:value="18" calcext:value-type="float">
            <text:p>18</text:p>
          </table:table-cell>
          <table:table-cell table:formula="of:=ROUNDUP(MAX((100-MAX([.T$5]+[.$F11];0))*(INT([.$I11]*[.$J11])-[.T$4])/100;0);0)" office:value-type="float" office:value="16" calcext:value-type="float">
            <text:p>16</text:p>
          </table:table-cell>
          <table:table-cell table:formula="of:=ROUNDUP(MAX((100-MAX([.U$5]+[.$F11];0))*(INT([.$I11]*[.$J11])-[.U$4])/100;0);0)" office:value-type="float" office:value="16" calcext:value-type="float">
            <text:p>16</text:p>
          </table:table-cell>
          <table:table-cell table:formula="of:=ROUNDUP(MAX((100-MAX([.V$5]+[.$F11];0))*(INT([.$I11]*[.$J11])-[.V$4])/100;0);0)" office:value-type="float" office:value="14" calcext:value-type="float">
            <text:p>14</text:p>
          </table:table-cell>
          <table:table-cell table:formula="of:=ROUNDUP(MAX((100-MAX([.W$5]+[.$F11];0))*(INT([.$I11]*[.$J11])-[.W$4])/100;0);0)" office:value-type="float" office:value="11" calcext:value-type="float">
            <text:p>11</text:p>
          </table:table-cell>
          <table:table-cell table:formula="of:=ROUNDUP(MAX((100-MAX([.X$5]+[.$F11];0))*(INT([.$I11]*[.$J11])-[.X$4])/100;0);0)" office:value-type="float" office:value="9" calcext:value-type="float">
            <text:p>9</text:p>
          </table:table-cell>
          <table:table-cell table:formula="of:=ROUNDUP(MAX((100-MAX([.Y$5]+[.$F11];0))*(INT([.$I11]*[.$J11])-[.Y$4])/100;0);0)" office:value-type="float" office:value="7" calcext:value-type="float">
            <text:p>7</text:p>
          </table:table-cell>
          <table:table-cell table:formula="of:=ROUNDUP(MAX((100-MAX([.Z$5]+[.$F11];0))*(INT([.$I11]*[.$J11])-[.Z$4])/100;0);0)" office:value-type="float" office:value="5" calcext:value-type="float">
            <text:p>5</text:p>
          </table:table-cell>
          <table:table-cell table:formula="of:=ROUNDUP(MAX((100-MAX([.AA$5]+[.$F11];0))*(INT([.$I11]*[.$J11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</text:p>
          </table:table-cell>
          <table:table-cell table:formula="of:=ROUND(AVERAGE([.C12];[.D12]))" office:value-type="float" office:value="14" calcext:value-type="float">
            <text:p>14</text:p>
          </table:table-cell>
          <table:table-cell/>
          <table:table-cell table:formula="of:=ROUNDUP(MAX((100-MAX([.L$5]+[.$F12];0))*(INT([.$I12]*[.$J12])-[.L$4])/100;0);0)" office:value-type="float" office:value="14" calcext:value-type="float">
            <text:p>14</text:p>
          </table:table-cell>
          <table:table-cell table:formula="of:=ROUNDUP(MAX((100-MAX([.M$5]+[.$F12];0))*(INT([.$I12]*[.$J12])-[.M$4])/100;0);0)" office:value-type="float" office:value="14" calcext:value-type="float">
            <text:p>14</text:p>
          </table:table-cell>
          <table:table-cell table:formula="of:=ROUNDUP(MAX((100-MAX([.N$5]+[.$F12];0))*(INT([.$I12]*[.$J12])-[.N$4])/100;0);0)" office:value-type="float" office:value="12" calcext:value-type="float">
            <text:p>12</text:p>
          </table:table-cell>
          <table:table-cell table:formula="of:=ROUNDUP(MAX((100-MAX([.O$5]+[.$F12];0))*(INT([.$I12]*[.$J12])-[.O$4])/100;0);0)" office:value-type="float" office:value="11" calcext:value-type="float">
            <text:p>11</text:p>
          </table:table-cell>
          <table:table-cell table:formula="of:=ROUNDUP(MAX((100-MAX([.P$5]+[.$F12];0))*(INT([.$I12]*[.$J12])-[.P$4])/100;0);0)" office:value-type="float" office:value="11" calcext:value-type="float">
            <text:p>11</text:p>
          </table:table-cell>
          <table:table-cell table:formula="of:=ROUNDUP(MAX((100-MAX([.Q$5]+[.$F12];0))*(INT([.$I12]*[.$J12])-[.Q$4])/100;0);0)" office:value-type="float" office:value="10" calcext:value-type="float">
            <text:p>10</text:p>
          </table:table-cell>
          <table:table-cell table:formula="of:=ROUNDUP(MAX((100-MAX([.R$5]+[.$F12];0))*(INT([.$I12]*[.$J12])-[.R$4])/100;0);0)" office:value-type="float" office:value="9" calcext:value-type="float">
            <text:p>9</text:p>
          </table:table-cell>
          <table:table-cell table:formula="of:=ROUNDUP(MAX((100-MAX([.S$5]+[.$F12];0))*(INT([.$I12]*[.$J12])-[.S$4])/100;0);0)" office:value-type="float" office:value="9" calcext:value-type="float">
            <text:p>9</text:p>
          </table:table-cell>
          <table:table-cell table:formula="of:=ROUNDUP(MAX((100-MAX([.T$5]+[.$F12];0))*(INT([.$I12]*[.$J12])-[.T$4])/100;0);0)" office:value-type="float" office:value="8" calcext:value-type="float">
            <text:p>8</text:p>
          </table:table-cell>
          <table:table-cell table:formula="of:=ROUNDUP(MAX((100-MAX([.U$5]+[.$F12];0))*(INT([.$I12]*[.$J12])-[.U$4])/100;0);0)" office:value-type="float" office:value="7" calcext:value-type="float">
            <text:p>7</text:p>
          </table:table-cell>
          <table:table-cell table:formula="of:=ROUNDUP(MAX((100-MAX([.V$5]+[.$F12];0))*(INT([.$I12]*[.$J12])-[.V$4])/100;0);0)" office:value-type="float" office:value="5" calcext:value-type="float">
            <text:p>5</text:p>
          </table:table-cell>
          <table:table-cell table:formula="of:=ROUNDUP(MAX((100-MAX([.W$5]+[.$F12];0))*(INT([.$I12]*[.$J12])-[.W$4])/100;0);0)" office:value-type="float" office:value="2" calcext:value-type="float">
            <text:p>2</text:p>
          </table:table-cell>
          <table:table-cell table:formula="of:=ROUNDUP(MAX((100-MAX([.X$5]+[.$F12];0))*(INT([.$I12]*[.$J12])-[.X$4])/100;0);0)" office:value-type="float" office:value="1" calcext:value-type="float">
            <text:p>1</text:p>
          </table:table-cell>
          <table:table-cell table:formula="of:=ROUNDUP(MAX((100-MAX([.Y$5]+[.$F12];0))*(INT([.$I12]*[.$J12])-[.Y$4])/100;0);0)" office:value-type="float" office:value="0" calcext:value-type="float">
            <text:p>0</text:p>
          </table:table-cell>
          <table:table-cell table:formula="of:=ROUNDUP(MAX((100-MAX([.Z$5]+[.$F12];0))*(INT([.$I12]*[.$J12])-[.Z$4])/100;0);0)" office:value-type="float" office:value="0" calcext:value-type="float">
            <text:p>0</text:p>
          </table:table-cell>
          <table:table-cell table:formula="of:=ROUNDUP(MAX((100-MAX([.AA$5]+[.$F12];0))*(INT([.$I12]*[.$J1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.223 FMJ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ROUND(AVERAGE([.C13];[.D13]))" office:value-type="float" office:value="24" calcext:value-type="float">
            <text:p>24</text:p>
          </table:table-cell>
          <table:table-cell/>
          <table:table-cell table:formula="of:=ROUNDUP(MAX((100-MAX([.L$5]+[.$F13];0))*(INT([.$I13]*[.$J13])-[.L$4])/100;0);0)" office:value-type="float" office:value="24" calcext:value-type="float">
            <text:p>24</text:p>
          </table:table-cell>
          <table:table-cell table:formula="of:=ROUNDUP(MAX((100-MAX([.M$5]+[.$F13];0))*(INT([.$I13]*[.$J13])-[.M$4])/100;0);0)" office:value-type="float" office:value="24" calcext:value-type="float">
            <text:p>24</text:p>
          </table:table-cell>
          <table:table-cell table:formula="of:=ROUNDUP(MAX((100-MAX([.N$5]+[.$F13];0))*(INT([.$I13]*[.$J13])-[.N$4])/100;0);0)" office:value-type="float" office:value="21" calcext:value-type="float">
            <text:p>21</text:p>
          </table:table-cell>
          <table:table-cell table:formula="of:=ROUNDUP(MAX((100-MAX([.O$5]+[.$F13];0))*(INT([.$I13]*[.$J13])-[.O$4])/100;0);0)" office:value-type="float" office:value="20" calcext:value-type="float">
            <text:p>20</text:p>
          </table:table-cell>
          <table:table-cell table:formula="of:=ROUNDUP(MAX((100-MAX([.P$5]+[.$F13];0))*(INT([.$I13]*[.$J13])-[.P$4])/100;0);0)" office:value-type="float" office:value="20" calcext:value-type="float">
            <text:p>20</text:p>
          </table:table-cell>
          <table:table-cell table:formula="of:=ROUNDUP(MAX((100-MAX([.Q$5]+[.$F13];0))*(INT([.$I13]*[.$J13])-[.Q$4])/100;0);0)" office:value-type="float" office:value="20" calcext:value-type="float">
            <text:p>20</text:p>
          </table:table-cell>
          <table:table-cell table:formula="of:=ROUNDUP(MAX((100-MAX([.R$5]+[.$F13];0))*(INT([.$I13]*[.$J13])-[.R$4])/100;0);0)" office:value-type="float" office:value="18" calcext:value-type="float">
            <text:p>18</text:p>
          </table:table-cell>
          <table:table-cell table:formula="of:=ROUNDUP(MAX((100-MAX([.S$5]+[.$F13];0))*(INT([.$I13]*[.$J13])-[.S$4])/100;0);0)" office:value-type="float" office:value="17" calcext:value-type="float">
            <text:p>17</text:p>
          </table:table-cell>
          <table:table-cell table:formula="of:=ROUNDUP(MAX((100-MAX([.T$5]+[.$F13];0))*(INT([.$I13]*[.$J13])-[.T$4])/100;0);0)" office:value-type="float" office:value="16" calcext:value-type="float">
            <text:p>16</text:p>
          </table:table-cell>
          <table:table-cell table:formula="of:=ROUNDUP(MAX((100-MAX([.U$5]+[.$F13];0))*(INT([.$I13]*[.$J13])-[.U$4])/100;0);0)" office:value-type="float" office:value="15" calcext:value-type="float">
            <text:p>15</text:p>
          </table:table-cell>
          <table:table-cell table:formula="of:=ROUNDUP(MAX((100-MAX([.V$5]+[.$F13];0))*(INT([.$I13]*[.$J13])-[.V$4])/100;0);0)" office:value-type="float" office:value="13" calcext:value-type="float">
            <text:p>13</text:p>
          </table:table-cell>
          <table:table-cell table:formula="of:=ROUNDUP(MAX((100-MAX([.W$5]+[.$F13];0))*(INT([.$I13]*[.$J13])-[.W$4])/100;0);0)" office:value-type="float" office:value="10" calcext:value-type="float">
            <text:p>10</text:p>
          </table:table-cell>
          <table:table-cell table:formula="of:=ROUNDUP(MAX((100-MAX([.X$5]+[.$F13];0))*(INT([.$I13]*[.$J13])-[.X$4])/100;0);0)" office:value-type="float" office:value="8" calcext:value-type="float">
            <text:p>8</text:p>
          </table:table-cell>
          <table:table-cell table:formula="of:=ROUNDUP(MAX((100-MAX([.Y$5]+[.$F13];0))*(INT([.$I13]*[.$J13])-[.Y$4])/100;0);0)" office:value-type="float" office:value="6" calcext:value-type="float">
            <text:p>6</text:p>
          </table:table-cell>
          <table:table-cell table:formula="of:=ROUNDUP(MAX((100-MAX([.Z$5]+[.$F13];0))*(INT([.$I13]*[.$J13])-[.Z$4])/100;0);0)" office:value-type="float" office:value="4" calcext:value-type="float">
            <text:p>4</text:p>
          </table:table-cell>
          <table:table-cell table:formula="of:=ROUNDUP(MAX((100-MAX([.AA$5]+[.$F13];0))*(INT([.$I13]*[.$J1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2" calcext:value-type="float">
            <text:p>2</text:p>
          </table:table-cell>
          <table:table-cell table:formula="of:=ROUND(AVERAGE([.C14];[.D14]))" office:value-type="float" office:value="15" calcext:value-type="float">
            <text:p>15</text:p>
          </table:table-cell>
          <table:table-cell/>
          <table:table-cell table:formula="of:=ROUNDUP(MAX((100-MAX([.L$5]+[.$F14];0))*(INT([.$I14]*[.$J14])-[.L$4])/100;0);0)" office:value-type="float" office:value="24" calcext:value-type="float">
            <text:p>24</text:p>
          </table:table-cell>
          <table:table-cell table:formula="of:=ROUNDUP(MAX((100-MAX([.M$5]+[.$F14];0))*(INT([.$I14]*[.$J14])-[.M$4])/100;0);0)" office:value-type="float" office:value="18" calcext:value-type="float">
            <text:p>18</text:p>
          </table:table-cell>
          <table:table-cell table:formula="of:=ROUNDUP(MAX((100-MAX([.N$5]+[.$F14];0))*(INT([.$I14]*[.$J14])-[.N$4])/100;0);0)" office:value-type="float" office:value="16" calcext:value-type="float">
            <text:p>16</text:p>
          </table:table-cell>
          <table:table-cell table:formula="of:=ROUNDUP(MAX((100-MAX([.O$5]+[.$F14];0))*(INT([.$I14]*[.$J14])-[.O$4])/100;0);0)" office:value-type="float" office:value="14" calcext:value-type="float">
            <text:p>14</text:p>
          </table:table-cell>
          <table:table-cell table:formula="of:=ROUNDUP(MAX((100-MAX([.P$5]+[.$F14];0))*(INT([.$I14]*[.$J14])-[.P$4])/100;0);0)" office:value-type="float" office:value="15" calcext:value-type="float">
            <text:p>15</text:p>
          </table:table-cell>
          <table:table-cell table:formula="of:=ROUNDUP(MAX((100-MAX([.Q$5]+[.$F14];0))*(INT([.$I14]*[.$J14])-[.Q$4])/100;0);0)" office:value-type="float" office:value="16" calcext:value-type="float">
            <text:p>16</text:p>
          </table:table-cell>
          <table:table-cell table:formula="of:=ROUNDUP(MAX((100-MAX([.R$5]+[.$F14];0))*(INT([.$I14]*[.$J14])-[.R$4])/100;0);0)" office:value-type="float" office:value="13" calcext:value-type="float">
            <text:p>13</text:p>
          </table:table-cell>
          <table:table-cell table:formula="of:=ROUNDUP(MAX((100-MAX([.S$5]+[.$F14];0))*(INT([.$I14]*[.$J14])-[.S$4])/100;0);0)" office:value-type="float" office:value="12" calcext:value-type="float">
            <text:p>12</text:p>
          </table:table-cell>
          <table:table-cell table:formula="of:=ROUNDUP(MAX((100-MAX([.T$5]+[.$F14];0))*(INT([.$I14]*[.$J14])-[.T$4])/100;0);0)" office:value-type="float" office:value="10" calcext:value-type="float">
            <text:p>10</text:p>
          </table:table-cell>
          <table:table-cell table:formula="of:=ROUNDUP(MAX((100-MAX([.U$5]+[.$F14];0))*(INT([.$I14]*[.$J14])-[.U$4])/100;0);0)" office:value-type="float" office:value="10" calcext:value-type="float">
            <text:p>10</text:p>
          </table:table-cell>
          <table:table-cell table:formula="of:=ROUNDUP(MAX((100-MAX([.V$5]+[.$F14];0))*(INT([.$I14]*[.$J14])-[.V$4])/100;0);0)" office:value-type="float" office:value="9" calcext:value-type="float">
            <text:p>9</text:p>
          </table:table-cell>
          <table:table-cell table:formula="of:=ROUNDUP(MAX((100-MAX([.W$5]+[.$F14];0))*(INT([.$I14]*[.$J14])-[.W$4])/100;0);0)" office:value-type="float" office:value="8" calcext:value-type="float">
            <text:p>8</text:p>
          </table:table-cell>
          <table:table-cell table:formula="of:=ROUNDUP(MAX((100-MAX([.X$5]+[.$F14];0))*(INT([.$I14]*[.$J14])-[.X$4])/100;0);0)" office:value-type="float" office:value="6" calcext:value-type="float">
            <text:p>6</text:p>
          </table:table-cell>
          <table:table-cell table:formula="of:=ROUNDUP(MAX((100-MAX([.Y$5]+[.$F14];0))*(INT([.$I14]*[.$J14])-[.Y$4])/100;0);0)" office:value-type="float" office:value="4" calcext:value-type="float">
            <text:p>4</text:p>
          </table:table-cell>
          <table:table-cell table:formula="of:=ROUNDUP(MAX((100-MAX([.Z$5]+[.$F14];0))*(INT([.$I14]*[.$J14])-[.Z$4])/100;0);0)" office:value-type="float" office:value="3" calcext:value-type="float">
            <text:p>3</text:p>
          </table:table-cell>
          <table:table-cell table:formula="of:=ROUNDUP(MAX((100-MAX([.AA$5]+[.$F14];0))*(INT([.$I14]*[.$J14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ROUND(AVERAGE([.C15];[.D15]))" office:value-type="float" office:value="15" calcext:value-type="float">
            <text:p>15</text:p>
          </table:table-cell>
          <table:table-cell/>
          <table:table-cell table:formula="of:=ROUNDUP(MAX((100-MAX([.L$5]+[.$F15];0))*(INT([.$I15]*[.$J15])-[.L$4])/100;0);0)" office:value-type="float" office:value="15" calcext:value-type="float">
            <text:p>15</text:p>
          </table:table-cell>
          <table:table-cell table:formula="of:=ROUNDUP(MAX((100-MAX([.M$5]+[.$F15];0))*(INT([.$I15]*[.$J15])-[.M$4])/100;0);0)" office:value-type="float" office:value="15" calcext:value-type="float">
            <text:p>15</text:p>
          </table:table-cell>
          <table:table-cell table:formula="of:=ROUNDUP(MAX((100-MAX([.N$5]+[.$F15];0))*(INT([.$I15]*[.$J15])-[.N$4])/100;0);0)" office:value-type="float" office:value="13" calcext:value-type="float">
            <text:p>13</text:p>
          </table:table-cell>
          <table:table-cell table:formula="of:=ROUNDUP(MAX((100-MAX([.O$5]+[.$F15];0))*(INT([.$I15]*[.$J15])-[.O$4])/100;0);0)" office:value-type="float" office:value="12" calcext:value-type="float">
            <text:p>12</text:p>
          </table:table-cell>
          <table:table-cell table:formula="of:=ROUNDUP(MAX((100-MAX([.P$5]+[.$F15];0))*(INT([.$I15]*[.$J15])-[.P$4])/100;0);0)" office:value-type="float" office:value="12" calcext:value-type="float">
            <text:p>12</text:p>
          </table:table-cell>
          <table:table-cell table:formula="of:=ROUNDUP(MAX((100-MAX([.Q$5]+[.$F15];0))*(INT([.$I15]*[.$J15])-[.Q$4])/100;0);0)" office:value-type="float" office:value="11" calcext:value-type="float">
            <text:p>11</text:p>
          </table:table-cell>
          <table:table-cell table:formula="of:=ROUNDUP(MAX((100-MAX([.R$5]+[.$F15];0))*(INT([.$I15]*[.$J15])-[.R$4])/100;0);0)" office:value-type="float" office:value="10" calcext:value-type="float">
            <text:p>10</text:p>
          </table:table-cell>
          <table:table-cell table:formula="of:=ROUNDUP(MAX((100-MAX([.S$5]+[.$F15];0))*(INT([.$I15]*[.$J15])-[.S$4])/100;0);0)" office:value-type="float" office:value="10" calcext:value-type="float">
            <text:p>10</text:p>
          </table:table-cell>
          <table:table-cell table:formula="of:=ROUNDUP(MAX((100-MAX([.T$5]+[.$F15];0))*(INT([.$I15]*[.$J15])-[.T$4])/100;0);0)" office:value-type="float" office:value="8" calcext:value-type="float">
            <text:p>8</text:p>
          </table:table-cell>
          <table:table-cell table:formula="of:=ROUNDUP(MAX((100-MAX([.U$5]+[.$F15];0))*(INT([.$I15]*[.$J15])-[.U$4])/100;0);0)" office:value-type="float" office:value="8" calcext:value-type="float">
            <text:p>8</text:p>
          </table:table-cell>
          <table:table-cell table:formula="of:=ROUNDUP(MAX((100-MAX([.V$5]+[.$F15];0))*(INT([.$I15]*[.$J15])-[.V$4])/100;0);0)" office:value-type="float" office:value="6" calcext:value-type="float">
            <text:p>6</text:p>
          </table:table-cell>
          <table:table-cell table:formula="of:=ROUNDUP(MAX((100-MAX([.W$5]+[.$F15];0))*(INT([.$I15]*[.$J15])-[.W$4])/100;0);0)" office:value-type="float" office:value="3" calcext:value-type="float">
            <text:p>3</text:p>
          </table:table-cell>
          <table:table-cell table:formula="of:=ROUNDUP(MAX((100-MAX([.X$5]+[.$F15];0))*(INT([.$I15]*[.$J15])-[.X$4])/100;0);0)" office:value-type="float" office:value="2" calcext:value-type="float">
            <text:p>2</text:p>
          </table:table-cell>
          <table:table-cell table:formula="of:=ROUNDUP(MAX((100-MAX([.Y$5]+[.$F15];0))*(INT([.$I15]*[.$J15])-[.Y$4])/100;0);0)" office:value-type="float" office:value="0" calcext:value-type="float">
            <text:p>0</text:p>
          </table:table-cell>
          <table:table-cell table:formula="of:=ROUNDUP(MAX((100-MAX([.Z$5]+[.$F15];0))*(INT([.$I15]*[.$J15])-[.Z$4])/100;0);0)" office:value-type="float" office:value="0" calcext:value-type="float">
            <text:p>0</text:p>
          </table:table-cell>
          <table:table-cell table:formula="of:=ROUNDUP(MAX((100-MAX([.AA$5]+[.$F15];0))*(INT([.$I15]*[.$J1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2" calcext:value-type="float">
            <text:p>2</text:p>
          </table:table-cell>
          <table:table-cell table:formula="of:=ROUND(AVERAGE([.C16];[.D16]))" office:value-type="float" office:value="15" calcext:value-type="float">
            <text:p>15</text:p>
          </table:table-cell>
          <table:table-cell/>
          <table:table-cell table:formula="of:=ROUNDUP(MAX((100-MAX([.L$5]+[.$F16];0))*(INT([.$I16]*[.$J16])-[.L$4])/100;0);0)" office:value-type="float" office:value="24" calcext:value-type="float">
            <text:p>24</text:p>
          </table:table-cell>
          <table:table-cell table:formula="of:=ROUNDUP(MAX((100-MAX([.M$5]+[.$F16];0))*(INT([.$I16]*[.$J16])-[.M$4])/100;0);0)" office:value-type="float" office:value="18" calcext:value-type="float">
            <text:p>18</text:p>
          </table:table-cell>
          <table:table-cell table:formula="of:=ROUNDUP(MAX((100-MAX([.N$5]+[.$F16];0))*(INT([.$I16]*[.$J16])-[.N$4])/100;0);0)" office:value-type="float" office:value="16" calcext:value-type="float">
            <text:p>16</text:p>
          </table:table-cell>
          <table:table-cell table:formula="of:=ROUNDUP(MAX((100-MAX([.O$5]+[.$F16];0))*(INT([.$I16]*[.$J16])-[.O$4])/100;0);0)" office:value-type="float" office:value="14" calcext:value-type="float">
            <text:p>14</text:p>
          </table:table-cell>
          <table:table-cell table:formula="of:=ROUNDUP(MAX((100-MAX([.P$5]+[.$F16];0))*(INT([.$I16]*[.$J16])-[.P$4])/100;0);0)" office:value-type="float" office:value="15" calcext:value-type="float">
            <text:p>15</text:p>
          </table:table-cell>
          <table:table-cell table:formula="of:=ROUNDUP(MAX((100-MAX([.Q$5]+[.$F16];0))*(INT([.$I16]*[.$J16])-[.Q$4])/100;0);0)" office:value-type="float" office:value="16" calcext:value-type="float">
            <text:p>16</text:p>
          </table:table-cell>
          <table:table-cell table:formula="of:=ROUNDUP(MAX((100-MAX([.R$5]+[.$F16];0))*(INT([.$I16]*[.$J16])-[.R$4])/100;0);0)" office:value-type="float" office:value="13" calcext:value-type="float">
            <text:p>13</text:p>
          </table:table-cell>
          <table:table-cell table:formula="of:=ROUNDUP(MAX((100-MAX([.S$5]+[.$F16];0))*(INT([.$I16]*[.$J16])-[.S$4])/100;0);0)" office:value-type="float" office:value="12" calcext:value-type="float">
            <text:p>12</text:p>
          </table:table-cell>
          <table:table-cell table:formula="of:=ROUNDUP(MAX((100-MAX([.T$5]+[.$F16];0))*(INT([.$I16]*[.$J16])-[.T$4])/100;0);0)" office:value-type="float" office:value="10" calcext:value-type="float">
            <text:p>10</text:p>
          </table:table-cell>
          <table:table-cell table:formula="of:=ROUNDUP(MAX((100-MAX([.U$5]+[.$F16];0))*(INT([.$I16]*[.$J16])-[.U$4])/100;0);0)" office:value-type="float" office:value="10" calcext:value-type="float">
            <text:p>10</text:p>
          </table:table-cell>
          <table:table-cell table:formula="of:=ROUNDUP(MAX((100-MAX([.V$5]+[.$F16];0))*(INT([.$I16]*[.$J16])-[.V$4])/100;0);0)" office:value-type="float" office:value="9" calcext:value-type="float">
            <text:p>9</text:p>
          </table:table-cell>
          <table:table-cell table:formula="of:=ROUNDUP(MAX((100-MAX([.W$5]+[.$F16];0))*(INT([.$I16]*[.$J16])-[.W$4])/100;0);0)" office:value-type="float" office:value="8" calcext:value-type="float">
            <text:p>8</text:p>
          </table:table-cell>
          <table:table-cell table:formula="of:=ROUNDUP(MAX((100-MAX([.X$5]+[.$F16];0))*(INT([.$I16]*[.$J16])-[.X$4])/100;0);0)" office:value-type="float" office:value="6" calcext:value-type="float">
            <text:p>6</text:p>
          </table:table-cell>
          <table:table-cell table:formula="of:=ROUNDUP(MAX((100-MAX([.Y$5]+[.$F16];0))*(INT([.$I16]*[.$J16])-[.Y$4])/100;0);0)" office:value-type="float" office:value="4" calcext:value-type="float">
            <text:p>4</text:p>
          </table:table-cell>
          <table:table-cell table:formula="of:=ROUNDUP(MAX((100-MAX([.Z$5]+[.$F16];0))*(INT([.$I16]*[.$J16])-[.Z$4])/100;0);0)" office:value-type="float" office:value="3" calcext:value-type="float">
            <text:p>3</text:p>
          </table:table-cell>
          <table:table-cell table:formula="of:=ROUNDUP(MAX((100-MAX([.AA$5]+[.$F16];0))*(INT([.$I16]*[.$J16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</text:p>
          </table:table-cell>
          <table:table-cell table:formula="of:=ROUND(AVERAGE([.C17];[.D17]))" office:value-type="float" office:value="15" calcext:value-type="float">
            <text:p>15</text:p>
          </table:table-cell>
          <table:table-cell/>
          <table:table-cell table:formula="of:=ROUNDUP(MAX((100-MAX([.L$5]+[.$F17];0))*(INT([.$I17]*[.$J17])-[.L$4])/100;0);0)" office:value-type="float" office:value="15" calcext:value-type="float">
            <text:p>15</text:p>
          </table:table-cell>
          <table:table-cell table:formula="of:=ROUNDUP(MAX((100-MAX([.M$5]+[.$F17];0))*(INT([.$I17]*[.$J17])-[.M$4])/100;0);0)" office:value-type="float" office:value="15" calcext:value-type="float">
            <text:p>15</text:p>
          </table:table-cell>
          <table:table-cell table:formula="of:=ROUNDUP(MAX((100-MAX([.N$5]+[.$F17];0))*(INT([.$I17]*[.$J17])-[.N$4])/100;0);0)" office:value-type="float" office:value="13" calcext:value-type="float">
            <text:p>13</text:p>
          </table:table-cell>
          <table:table-cell table:formula="of:=ROUNDUP(MAX((100-MAX([.O$5]+[.$F17];0))*(INT([.$I17]*[.$J17])-[.O$4])/100;0);0)" office:value-type="float" office:value="12" calcext:value-type="float">
            <text:p>12</text:p>
          </table:table-cell>
          <table:table-cell table:formula="of:=ROUNDUP(MAX((100-MAX([.P$5]+[.$F17];0))*(INT([.$I17]*[.$J17])-[.P$4])/100;0);0)" office:value-type="float" office:value="12" calcext:value-type="float">
            <text:p>12</text:p>
          </table:table-cell>
          <table:table-cell table:formula="of:=ROUNDUP(MAX((100-MAX([.Q$5]+[.$F17];0))*(INT([.$I17]*[.$J17])-[.Q$4])/100;0);0)" office:value-type="float" office:value="11" calcext:value-type="float">
            <text:p>11</text:p>
          </table:table-cell>
          <table:table-cell table:formula="of:=ROUNDUP(MAX((100-MAX([.R$5]+[.$F17];0))*(INT([.$I17]*[.$J17])-[.R$4])/100;0);0)" office:value-type="float" office:value="10" calcext:value-type="float">
            <text:p>10</text:p>
          </table:table-cell>
          <table:table-cell table:formula="of:=ROUNDUP(MAX((100-MAX([.S$5]+[.$F17];0))*(INT([.$I17]*[.$J17])-[.S$4])/100;0);0)" office:value-type="float" office:value="10" calcext:value-type="float">
            <text:p>10</text:p>
          </table:table-cell>
          <table:table-cell table:formula="of:=ROUNDUP(MAX((100-MAX([.T$5]+[.$F17];0))*(INT([.$I17]*[.$J17])-[.T$4])/100;0);0)" office:value-type="float" office:value="8" calcext:value-type="float">
            <text:p>8</text:p>
          </table:table-cell>
          <table:table-cell table:formula="of:=ROUNDUP(MAX((100-MAX([.U$5]+[.$F17];0))*(INT([.$I17]*[.$J17])-[.U$4])/100;0);0)" office:value-type="float" office:value="8" calcext:value-type="float">
            <text:p>8</text:p>
          </table:table-cell>
          <table:table-cell table:formula="of:=ROUNDUP(MAX((100-MAX([.V$5]+[.$F17];0))*(INT([.$I17]*[.$J17])-[.V$4])/100;0);0)" office:value-type="float" office:value="6" calcext:value-type="float">
            <text:p>6</text:p>
          </table:table-cell>
          <table:table-cell table:formula="of:=ROUNDUP(MAX((100-MAX([.W$5]+[.$F17];0))*(INT([.$I17]*[.$J17])-[.W$4])/100;0);0)" office:value-type="float" office:value="3" calcext:value-type="float">
            <text:p>3</text:p>
          </table:table-cell>
          <table:table-cell table:formula="of:=ROUNDUP(MAX((100-MAX([.X$5]+[.$F17];0))*(INT([.$I17]*[.$J17])-[.X$4])/100;0);0)" office:value-type="float" office:value="2" calcext:value-type="float">
            <text:p>2</text:p>
          </table:table-cell>
          <table:table-cell table:formula="of:=ROUNDUP(MAX((100-MAX([.Y$5]+[.$F17];0))*(INT([.$I17]*[.$J17])-[.Y$4])/100;0);0)" office:value-type="float" office:value="0" calcext:value-type="float">
            <text:p>0</text:p>
          </table:table-cell>
          <table:table-cell table:formula="of:=ROUNDUP(MAX((100-MAX([.Z$5]+[.$F17];0))*(INT([.$I17]*[.$J17])-[.Z$4])/100;0);0)" office:value-type="float" office:value="0" calcext:value-type="float">
            <text:p>0</text:p>
          </table:table-cell>
          <table:table-cell table:formula="of:=ROUNDUP(MAX((100-MAX([.AA$5]+[.$F17];0))*(INT([.$I17]*[.$J1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]/[.H18]" office:value-type="float" office:value="2" calcext:value-type="float">
            <text:p>2</text:p>
          </table:table-cell>
          <table:table-cell table:formula="of:=ROUND(AVERAGE([.C18];[.D18]))" office:value-type="float" office:value="13" calcext:value-type="float">
            <text:p>13</text:p>
          </table:table-cell>
          <table:table-cell/>
          <table:table-cell table:formula="of:=ROUNDUP(MAX((100-MAX([.L$5]+[.$F18];0))*(INT([.$I18]*[.$J18])-[.L$4])/100;0);0)" office:value-type="float" office:value="21" calcext:value-type="float">
            <text:p>21</text:p>
          </table:table-cell>
          <table:table-cell table:formula="of:=ROUNDUP(MAX((100-MAX([.M$5]+[.$F18];0))*(INT([.$I18]*[.$J18])-[.M$4])/100;0);0)" office:value-type="float" office:value="16" calcext:value-type="float">
            <text:p>16</text:p>
          </table:table-cell>
          <table:table-cell table:formula="of:=ROUNDUP(MAX((100-MAX([.N$5]+[.$F18];0))*(INT([.$I18]*[.$J18])-[.N$4])/100;0);0)" office:value-type="float" office:value="14" calcext:value-type="float">
            <text:p>14</text:p>
          </table:table-cell>
          <table:table-cell table:formula="of:=ROUNDUP(MAX((100-MAX([.O$5]+[.$F18];0))*(INT([.$I18]*[.$J18])-[.O$4])/100;0);0)" office:value-type="float" office:value="12" calcext:value-type="float">
            <text:p>12</text:p>
          </table:table-cell>
          <table:table-cell table:formula="of:=ROUNDUP(MAX((100-MAX([.P$5]+[.$F18];0))*(INT([.$I18]*[.$J18])-[.P$4])/100;0);0)" office:value-type="float" office:value="13" calcext:value-type="float">
            <text:p>13</text:p>
          </table:table-cell>
          <table:table-cell table:formula="of:=ROUNDUP(MAX((100-MAX([.Q$5]+[.$F18];0))*(INT([.$I18]*[.$J18])-[.Q$4])/100;0);0)" office:value-type="float" office:value="14" calcext:value-type="float">
            <text:p>14</text:p>
          </table:table-cell>
          <table:table-cell table:formula="of:=ROUNDUP(MAX((100-MAX([.R$5]+[.$F18];0))*(INT([.$I18]*[.$J18])-[.R$4])/100;0);0)" office:value-type="float" office:value="11" calcext:value-type="float">
            <text:p>11</text:p>
          </table:table-cell>
          <table:table-cell table:formula="of:=ROUNDUP(MAX((100-MAX([.S$5]+[.$F18];0))*(INT([.$I18]*[.$J18])-[.S$4])/100;0);0)" office:value-type="float" office:value="10" calcext:value-type="float">
            <text:p>10</text:p>
          </table:table-cell>
          <table:table-cell table:formula="of:=ROUNDUP(MAX((100-MAX([.T$5]+[.$F18];0))*(INT([.$I18]*[.$J18])-[.T$4])/100;0);0)" office:value-type="float" office:value="9" calcext:value-type="float">
            <text:p>9</text:p>
          </table:table-cell>
          <table:table-cell table:formula="of:=ROUNDUP(MAX((100-MAX([.U$5]+[.$F18];0))*(INT([.$I18]*[.$J18])-[.U$4])/100;0);0)" office:value-type="float" office:value="8" calcext:value-type="float">
            <text:p>8</text:p>
          </table:table-cell>
          <table:table-cell table:formula="of:=ROUNDUP(MAX((100-MAX([.V$5]+[.$F18];0))*(INT([.$I18]*[.$J18])-[.V$4])/100;0);0)" office:value-type="float" office:value="8" calcext:value-type="float">
            <text:p>8</text:p>
          </table:table-cell>
          <table:table-cell table:formula="of:=ROUNDUP(MAX((100-MAX([.W$5]+[.$F18];0))*(INT([.$I18]*[.$J18])-[.W$4])/100;0);0)" office:value-type="float" office:value="6" calcext:value-type="float">
            <text:p>6</text:p>
          </table:table-cell>
          <table:table-cell table:formula="of:=ROUNDUP(MAX((100-MAX([.X$5]+[.$F18];0))*(INT([.$I18]*[.$J18])-[.X$4])/100;0);0)" office:value-type="float" office:value="4" calcext:value-type="float">
            <text:p>4</text:p>
          </table:table-cell>
          <table:table-cell table:formula="of:=ROUNDUP(MAX((100-MAX([.Y$5]+[.$F18];0))*(INT([.$I18]*[.$J18])-[.Y$4])/100;0);0)" office:value-type="float" office:value="3" calcext:value-type="float">
            <text:p>3</text:p>
          </table:table-cell>
          <table:table-cell table:formula="of:=ROUNDUP(MAX((100-MAX([.Z$5]+[.$F18];0))*(INT([.$I18]*[.$J18])-[.Z$4])/100;0);0)" office:value-type="float" office:value="2" calcext:value-type="float">
            <text:p>2</text:p>
          </table:table-cell>
          <table:table-cell table:formula="of:=ROUNDUP(MAX((100-MAX([.AA$5]+[.$F18];0))*(INT([.$I18]*[.$J1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H19]" office:value-type="float" office:value="1" calcext:value-type="float">
            <text:p>1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L$5]+[.$F19];0))*(INT([.$I19]*[.$J19])-[.L$4])/100;0);0)" office:value-type="float" office:value="13" calcext:value-type="float">
            <text:p>13</text:p>
          </table:table-cell>
          <table:table-cell table:formula="of:=ROUNDUP(MAX((100-MAX([.M$5]+[.$F19];0))*(INT([.$I19]*[.$J19])-[.M$4])/100;0);0)" office:value-type="float" office:value="13" calcext:value-type="float">
            <text:p>13</text:p>
          </table:table-cell>
          <table:table-cell table:formula="of:=ROUNDUP(MAX((100-MAX([.N$5]+[.$F19];0))*(INT([.$I19]*[.$J19])-[.N$4])/100;0);0)" office:value-type="float" office:value="11" calcext:value-type="float">
            <text:p>11</text:p>
          </table:table-cell>
          <table:table-cell table:formula="of:=ROUNDUP(MAX((100-MAX([.O$5]+[.$F19];0))*(INT([.$I19]*[.$J19])-[.O$4])/100;0);0)" office:value-type="float" office:value="10" calcext:value-type="float">
            <text:p>10</text:p>
          </table:table-cell>
          <table:table-cell table:formula="of:=ROUNDUP(MAX((100-MAX([.P$5]+[.$F19];0))*(INT([.$I19]*[.$J19])-[.P$4])/100;0);0)" office:value-type="float" office:value="10" calcext:value-type="float">
            <text:p>10</text:p>
          </table:table-cell>
          <table:table-cell table:formula="of:=ROUNDUP(MAX((100-MAX([.Q$5]+[.$F19];0))*(INT([.$I19]*[.$J19])-[.Q$4])/100;0);0)" office:value-type="float" office:value="9" calcext:value-type="float">
            <text:p>9</text:p>
          </table:table-cell>
          <table:table-cell table:formula="of:=ROUNDUP(MAX((100-MAX([.R$5]+[.$F19];0))*(INT([.$I19]*[.$J19])-[.R$4])/100;0);0)" office:value-type="float" office:value="9" calcext:value-type="float">
            <text:p>9</text:p>
          </table:table-cell>
          <table:table-cell table:formula="of:=ROUNDUP(MAX((100-MAX([.S$5]+[.$F19];0))*(INT([.$I19]*[.$J19])-[.S$4])/100;0);0)" office:value-type="float" office:value="8" calcext:value-type="float">
            <text:p>8</text:p>
          </table:table-cell>
          <table:table-cell table:formula="of:=ROUNDUP(MAX((100-MAX([.T$5]+[.$F19];0))*(INT([.$I19]*[.$J19])-[.T$4])/100;0);0)" office:value-type="float" office:value="7" calcext:value-type="float">
            <text:p>7</text:p>
          </table:table-cell>
          <table:table-cell table:formula="of:=ROUNDUP(MAX((100-MAX([.U$5]+[.$F19];0))*(INT([.$I19]*[.$J19])-[.U$4])/100;0);0)" office:value-type="float" office:value="6" calcext:value-type="float">
            <text:p>6</text:p>
          </table:table-cell>
          <table:table-cell table:formula="of:=ROUNDUP(MAX((100-MAX([.V$5]+[.$F19];0))*(INT([.$I19]*[.$J19])-[.V$4])/100;0);0)" office:value-type="float" office:value="4" calcext:value-type="float">
            <text:p>4</text:p>
          </table:table-cell>
          <table:table-cell table:formula="of:=ROUNDUP(MAX((100-MAX([.W$5]+[.$F19];0))*(INT([.$I19]*[.$J19])-[.W$4])/100;0);0)" office:value-type="float" office:value="1" calcext:value-type="float">
            <text:p>1</text:p>
          </table:table-cell>
          <table:table-cell table:formula="of:=ROUNDUP(MAX((100-MAX([.X$5]+[.$F19];0))*(INT([.$I19]*[.$J19])-[.X$4])/100;0);0)" office:value-type="float" office:value="0" calcext:value-type="float">
            <text:p>0</text:p>
          </table:table-cell>
          <table:table-cell table:formula="of:=ROUNDUP(MAX((100-MAX([.Y$5]+[.$F19];0))*(INT([.$I19]*[.$J19])-[.Y$4])/100;0);0)" office:value-type="float" office:value="0" calcext:value-type="float">
            <text:p>0</text:p>
          </table:table-cell>
          <table:table-cell table:formula="of:=ROUNDUP(MAX((100-MAX([.Z$5]+[.$F19];0))*(INT([.$I19]*[.$J19])-[.Z$4])/100;0);0)" office:value-type="float" office:value="0" calcext:value-type="float">
            <text:p>0</text:p>
          </table:table-cell>
          <table:table-cell table:formula="of:=ROUNDUP(MAX((100-MAX([.AA$5]+[.$F19];0))*(INT([.$I19]*[.$J1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]/[.H20]" office:value-type="float" office:value="2" calcext:value-type="float">
            <text:p>2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L$5]+[.$F20];0))*(INT([.$I20]*[.$J20])-[.L$4])/100;0);0)" office:value-type="float" office:value="21" calcext:value-type="float">
            <text:p>21</text:p>
          </table:table-cell>
          <table:table-cell table:formula="of:=ROUNDUP(MAX((100-MAX([.M$5]+[.$F20];0))*(INT([.$I20]*[.$J20])-[.M$4])/100;0);0)" office:value-type="float" office:value="16" calcext:value-type="float">
            <text:p>16</text:p>
          </table:table-cell>
          <table:table-cell table:formula="of:=ROUNDUP(MAX((100-MAX([.N$5]+[.$F20];0))*(INT([.$I20]*[.$J20])-[.N$4])/100;0);0)" office:value-type="float" office:value="14" calcext:value-type="float">
            <text:p>14</text:p>
          </table:table-cell>
          <table:table-cell table:formula="of:=ROUNDUP(MAX((100-MAX([.O$5]+[.$F20];0))*(INT([.$I20]*[.$J20])-[.O$4])/100;0);0)" office:value-type="float" office:value="12" calcext:value-type="float">
            <text:p>12</text:p>
          </table:table-cell>
          <table:table-cell table:formula="of:=ROUNDUP(MAX((100-MAX([.P$5]+[.$F20];0))*(INT([.$I20]*[.$J20])-[.P$4])/100;0);0)" office:value-type="float" office:value="13" calcext:value-type="float">
            <text:p>13</text:p>
          </table:table-cell>
          <table:table-cell table:formula="of:=ROUNDUP(MAX((100-MAX([.Q$5]+[.$F20];0))*(INT([.$I20]*[.$J20])-[.Q$4])/100;0);0)" office:value-type="float" office:value="14" calcext:value-type="float">
            <text:p>14</text:p>
          </table:table-cell>
          <table:table-cell table:formula="of:=ROUNDUP(MAX((100-MAX([.R$5]+[.$F20];0))*(INT([.$I20]*[.$J20])-[.R$4])/100;0);0)" office:value-type="float" office:value="11" calcext:value-type="float">
            <text:p>11</text:p>
          </table:table-cell>
          <table:table-cell table:formula="of:=ROUNDUP(MAX((100-MAX([.S$5]+[.$F20];0))*(INT([.$I20]*[.$J20])-[.S$4])/100;0);0)" office:value-type="float" office:value="10" calcext:value-type="float">
            <text:p>10</text:p>
          </table:table-cell>
          <table:table-cell table:formula="of:=ROUNDUP(MAX((100-MAX([.T$5]+[.$F20];0))*(INT([.$I20]*[.$J20])-[.T$4])/100;0);0)" office:value-type="float" office:value="9" calcext:value-type="float">
            <text:p>9</text:p>
          </table:table-cell>
          <table:table-cell table:formula="of:=ROUNDUP(MAX((100-MAX([.U$5]+[.$F20];0))*(INT([.$I20]*[.$J20])-[.U$4])/100;0);0)" office:value-type="float" office:value="8" calcext:value-type="float">
            <text:p>8</text:p>
          </table:table-cell>
          <table:table-cell table:formula="of:=ROUNDUP(MAX((100-MAX([.V$5]+[.$F20];0))*(INT([.$I20]*[.$J20])-[.V$4])/100;0);0)" office:value-type="float" office:value="8" calcext:value-type="float">
            <text:p>8</text:p>
          </table:table-cell>
          <table:table-cell table:formula="of:=ROUNDUP(MAX((100-MAX([.W$5]+[.$F20];0))*(INT([.$I20]*[.$J20])-[.W$4])/100;0);0)" office:value-type="float" office:value="6" calcext:value-type="float">
            <text:p>6</text:p>
          </table:table-cell>
          <table:table-cell table:formula="of:=ROUNDUP(MAX((100-MAX([.X$5]+[.$F20];0))*(INT([.$I20]*[.$J20])-[.X$4])/100;0);0)" office:value-type="float" office:value="4" calcext:value-type="float">
            <text:p>4</text:p>
          </table:table-cell>
          <table:table-cell table:formula="of:=ROUNDUP(MAX((100-MAX([.Y$5]+[.$F20];0))*(INT([.$I20]*[.$J20])-[.Y$4])/100;0);0)" office:value-type="float" office:value="3" calcext:value-type="float">
            <text:p>3</text:p>
          </table:table-cell>
          <table:table-cell table:formula="of:=ROUNDUP(MAX((100-MAX([.Z$5]+[.$F20];0))*(INT([.$I20]*[.$J20])-[.Z$4])/100;0);0)" office:value-type="float" office:value="2" calcext:value-type="float">
            <text:p>2</text:p>
          </table:table-cell>
          <table:table-cell table:formula="of:=ROUNDUP(MAX((100-MAX([.AA$5]+[.$F20];0))*(INT([.$I20]*[.$J2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H21]" office:value-type="float" office:value="1" calcext:value-type="float">
            <text:p>1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L$5]+[.$F21];0))*(INT([.$I21]*[.$J21])-[.L$4])/100;0);0)" office:value-type="float" office:value="13" calcext:value-type="float">
            <text:p>13</text:p>
          </table:table-cell>
          <table:table-cell table:formula="of:=ROUNDUP(MAX((100-MAX([.M$5]+[.$F21];0))*(INT([.$I21]*[.$J21])-[.M$4])/100;0);0)" office:value-type="float" office:value="13" calcext:value-type="float">
            <text:p>13</text:p>
          </table:table-cell>
          <table:table-cell table:formula="of:=ROUNDUP(MAX((100-MAX([.N$5]+[.$F21];0))*(INT([.$I21]*[.$J21])-[.N$4])/100;0);0)" office:value-type="float" office:value="11" calcext:value-type="float">
            <text:p>11</text:p>
          </table:table-cell>
          <table:table-cell table:formula="of:=ROUNDUP(MAX((100-MAX([.O$5]+[.$F21];0))*(INT([.$I21]*[.$J21])-[.O$4])/100;0);0)" office:value-type="float" office:value="10" calcext:value-type="float">
            <text:p>10</text:p>
          </table:table-cell>
          <table:table-cell table:formula="of:=ROUNDUP(MAX((100-MAX([.P$5]+[.$F21];0))*(INT([.$I21]*[.$J21])-[.P$4])/100;0);0)" office:value-type="float" office:value="10" calcext:value-type="float">
            <text:p>10</text:p>
          </table:table-cell>
          <table:table-cell table:formula="of:=ROUNDUP(MAX((100-MAX([.Q$5]+[.$F21];0))*(INT([.$I21]*[.$J21])-[.Q$4])/100;0);0)" office:value-type="float" office:value="9" calcext:value-type="float">
            <text:p>9</text:p>
          </table:table-cell>
          <table:table-cell table:formula="of:=ROUNDUP(MAX((100-MAX([.R$5]+[.$F21];0))*(INT([.$I21]*[.$J21])-[.R$4])/100;0);0)" office:value-type="float" office:value="9" calcext:value-type="float">
            <text:p>9</text:p>
          </table:table-cell>
          <table:table-cell table:formula="of:=ROUNDUP(MAX((100-MAX([.S$5]+[.$F21];0))*(INT([.$I21]*[.$J21])-[.S$4])/100;0);0)" office:value-type="float" office:value="8" calcext:value-type="float">
            <text:p>8</text:p>
          </table:table-cell>
          <table:table-cell table:formula="of:=ROUNDUP(MAX((100-MAX([.T$5]+[.$F21];0))*(INT([.$I21]*[.$J21])-[.T$4])/100;0);0)" office:value-type="float" office:value="7" calcext:value-type="float">
            <text:p>7</text:p>
          </table:table-cell>
          <table:table-cell table:formula="of:=ROUNDUP(MAX((100-MAX([.U$5]+[.$F21];0))*(INT([.$I21]*[.$J21])-[.U$4])/100;0);0)" office:value-type="float" office:value="6" calcext:value-type="float">
            <text:p>6</text:p>
          </table:table-cell>
          <table:table-cell table:formula="of:=ROUNDUP(MAX((100-MAX([.V$5]+[.$F21];0))*(INT([.$I21]*[.$J21])-[.V$4])/100;0);0)" office:value-type="float" office:value="4" calcext:value-type="float">
            <text:p>4</text:p>
          </table:table-cell>
          <table:table-cell table:formula="of:=ROUNDUP(MAX((100-MAX([.W$5]+[.$F21];0))*(INT([.$I21]*[.$J21])-[.W$4])/100;0);0)" office:value-type="float" office:value="1" calcext:value-type="float">
            <text:p>1</text:p>
          </table:table-cell>
          <table:table-cell table:formula="of:=ROUNDUP(MAX((100-MAX([.X$5]+[.$F21];0))*(INT([.$I21]*[.$J21])-[.X$4])/100;0);0)" office:value-type="float" office:value="0" calcext:value-type="float">
            <text:p>0</text:p>
          </table:table-cell>
          <table:table-cell table:formula="of:=ROUNDUP(MAX((100-MAX([.Y$5]+[.$F21];0))*(INT([.$I21]*[.$J21])-[.Y$4])/100;0);0)" office:value-type="float" office:value="0" calcext:value-type="float">
            <text:p>0</text:p>
          </table:table-cell>
          <table:table-cell table:formula="of:=ROUNDUP(MAX((100-MAX([.Z$5]+[.$F21];0))*(INT([.$I21]*[.$J21])-[.Z$4])/100;0);0)" office:value-type="float" office:value="0" calcext:value-type="float">
            <text:p>0</text:p>
          </table:table-cell>
          <table:table-cell table:formula="of:=ROUNDUP(MAX((100-MAX([.AA$5]+[.$F21];0))*(INT([.$I21]*[.$J2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</text:p>
          </table:table-cell>
          <table:table-cell table:formula="of:=ROUND(AVERAGE([.C22];[.D22]))" office:value-type="float" office:value="15" calcext:value-type="float">
            <text:p>15</text:p>
          </table:table-cell>
          <table:table-cell/>
          <table:table-cell table:formula="of:=ROUNDUP(MAX((100-MAX([.L$5]+[.$F22];0))*(INT([.$I22]*[.$J22])-[.L$4])/100;0);0)" office:value-type="float" office:value="15" calcext:value-type="float">
            <text:p>15</text:p>
          </table:table-cell>
          <table:table-cell table:formula="of:=ROUNDUP(MAX((100-MAX([.M$5]+[.$F22];0))*(INT([.$I22]*[.$J22])-[.M$4])/100;0);0)" office:value-type="float" office:value="12" calcext:value-type="float">
            <text:p>12</text:p>
          </table:table-cell>
          <table:table-cell table:formula="of:=ROUNDUP(MAX((100-MAX([.N$5]+[.$F22];0))*(INT([.$I22]*[.$J22])-[.N$4])/100;0);0)" office:value-type="float" office:value="10" calcext:value-type="float">
            <text:p>10</text:p>
          </table:table-cell>
          <table:table-cell table:formula="of:=ROUNDUP(MAX((100-MAX([.O$5]+[.$F22];0))*(INT([.$I22]*[.$J22])-[.O$4])/100;0);0)" office:value-type="float" office:value="10" calcext:value-type="float">
            <text:p>10</text:p>
          </table:table-cell>
          <table:table-cell table:formula="of:=ROUNDUP(MAX((100-MAX([.P$5]+[.$F22];0))*(INT([.$I22]*[.$J22])-[.P$4])/100;0);0)" office:value-type="float" office:value="9" calcext:value-type="float">
            <text:p>9</text:p>
          </table:table-cell>
          <table:table-cell table:formula="of:=ROUNDUP(MAX((100-MAX([.Q$5]+[.$F22];0))*(INT([.$I22]*[.$J22])-[.Q$4])/100;0);0)" office:value-type="float" office:value="9" calcext:value-type="float">
            <text:p>9</text:p>
          </table:table-cell>
          <table:table-cell table:formula="of:=ROUNDUP(MAX((100-MAX([.R$5]+[.$F22];0))*(INT([.$I22]*[.$J22])-[.R$4])/100;0);0)" office:value-type="float" office:value="8" calcext:value-type="float">
            <text:p>8</text:p>
          </table:table-cell>
          <table:table-cell table:formula="of:=ROUNDUP(MAX((100-MAX([.S$5]+[.$F22];0))*(INT([.$I22]*[.$J22])-[.S$4])/100;0);0)" office:value-type="float" office:value="8" calcext:value-type="float">
            <text:p>8</text:p>
          </table:table-cell>
          <table:table-cell table:formula="of:=ROUNDUP(MAX((100-MAX([.T$5]+[.$F22];0))*(INT([.$I22]*[.$J22])-[.T$4])/100;0);0)" office:value-type="float" office:value="6" calcext:value-type="float">
            <text:p>6</text:p>
          </table:table-cell>
          <table:table-cell table:formula="of:=ROUNDUP(MAX((100-MAX([.U$5]+[.$F22];0))*(INT([.$I22]*[.$J22])-[.U$4])/100;0);0)" office:value-type="float" office:value="6" calcext:value-type="float">
            <text:p>6</text:p>
          </table:table-cell>
          <table:table-cell table:formula="of:=ROUNDUP(MAX((100-MAX([.V$5]+[.$F22];0))*(INT([.$I22]*[.$J22])-[.V$4])/100;0);0)" office:value-type="float" office:value="5" calcext:value-type="float">
            <text:p>5</text:p>
          </table:table-cell>
          <table:table-cell table:formula="of:=ROUNDUP(MAX((100-MAX([.W$5]+[.$F22];0))*(INT([.$I22]*[.$J22])-[.W$4])/100;0);0)" office:value-type="float" office:value="2" calcext:value-type="float">
            <text:p>2</text:p>
          </table:table-cell>
          <table:table-cell table:formula="of:=ROUNDUP(MAX((100-MAX([.X$5]+[.$F22];0))*(INT([.$I22]*[.$J22])-[.X$4])/100;0);0)" office:value-type="float" office:value="1" calcext:value-type="float">
            <text:p>1</text:p>
          </table:table-cell>
          <table:table-cell table:formula="of:=ROUNDUP(MAX((100-MAX([.Y$5]+[.$F22];0))*(INT([.$I22]*[.$J22])-[.Y$4])/100;0);0)" office:value-type="float" office:value="0" calcext:value-type="float">
            <text:p>0</text:p>
          </table:table-cell>
          <table:table-cell table:formula="of:=ROUNDUP(MAX((100-MAX([.Z$5]+[.$F22];0))*(INT([.$I22]*[.$J22])-[.Z$4])/100;0);0)" office:value-type="float" office:value="0" calcext:value-type="float">
            <text:p>0</text:p>
          </table:table-cell>
          <table:table-cell table:formula="of:=ROUNDUP(MAX((100-MAX([.AA$5]+[.$F22];0))*(INT([.$I22]*[.$J2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H23]" office:value-type="float" office:value="1" calcext:value-type="float">
            <text:p>1</text:p>
          </table:table-cell>
          <table:table-cell table:formula="of:=ROUND(AVERAGE([.C23];[.D23]))" office:value-type="float" office:value="12" calcext:value-type="float">
            <text:p>12</text:p>
          </table:table-cell>
          <table:table-cell/>
          <table:table-cell table:formula="of:=ROUNDUP(MAX((100-MAX([.L$5]+[.$F23];0))*(INT([.$I23]*[.$J23])-[.L$4])/100;0);0)" office:value-type="float" office:value="12" calcext:value-type="float">
            <text:p>12</text:p>
          </table:table-cell>
          <table:table-cell table:formula="of:=ROUNDUP(MAX((100-MAX([.M$5]+[.$F23];0))*(INT([.$I23]*[.$J23])-[.M$4])/100;0);0)" office:value-type="float" office:value="10" calcext:value-type="float">
            <text:p>10</text:p>
          </table:table-cell>
          <table:table-cell table:formula="of:=ROUNDUP(MAX((100-MAX([.N$5]+[.$F23];0))*(INT([.$I23]*[.$J23])-[.N$4])/100;0);0)" office:value-type="float" office:value="8" calcext:value-type="float">
            <text:p>8</text:p>
          </table:table-cell>
          <table:table-cell table:formula="of:=ROUNDUP(MAX((100-MAX([.O$5]+[.$F23];0))*(INT([.$I23]*[.$J23])-[.O$4])/100;0);0)" office:value-type="float" office:value="7" calcext:value-type="float">
            <text:p>7</text:p>
          </table:table-cell>
          <table:table-cell table:formula="of:=ROUNDUP(MAX((100-MAX([.P$5]+[.$F23];0))*(INT([.$I23]*[.$J23])-[.P$4])/100;0);0)" office:value-type="float" office:value="7" calcext:value-type="float">
            <text:p>7</text:p>
          </table:table-cell>
          <table:table-cell table:formula="of:=ROUNDUP(MAX((100-MAX([.Q$5]+[.$F23];0))*(INT([.$I23]*[.$J23])-[.Q$4])/100;0);0)" office:value-type="float" office:value="7" calcext:value-type="float">
            <text:p>7</text:p>
          </table:table-cell>
          <table:table-cell table:formula="of:=ROUNDUP(MAX((100-MAX([.R$5]+[.$F23];0))*(INT([.$I23]*[.$J23])-[.R$4])/100;0);0)" office:value-type="float" office:value="6" calcext:value-type="float">
            <text:p>6</text:p>
          </table:table-cell>
          <table:table-cell table:formula="of:=ROUNDUP(MAX((100-MAX([.S$5]+[.$F23];0))*(INT([.$I23]*[.$J23])-[.S$4])/100;0);0)" office:value-type="float" office:value="6" calcext:value-type="float">
            <text:p>6</text:p>
          </table:table-cell>
          <table:table-cell table:formula="of:=ROUNDUP(MAX((100-MAX([.T$5]+[.$F23];0))*(INT([.$I23]*[.$J23])-[.T$4])/100;0);0)" office:value-type="float" office:value="5" calcext:value-type="float">
            <text:p>5</text:p>
          </table:table-cell>
          <table:table-cell table:formula="of:=ROUNDUP(MAX((100-MAX([.U$5]+[.$F23];0))*(INT([.$I23]*[.$J23])-[.U$4])/100;0);0)" office:value-type="float" office:value="4" calcext:value-type="float">
            <text:p>4</text:p>
          </table:table-cell>
          <table:table-cell table:formula="of:=ROUNDUP(MAX((100-MAX([.V$5]+[.$F23];0))*(INT([.$I23]*[.$J23])-[.V$4])/100;0);0)" office:value-type="float" office:value="3" calcext:value-type="float">
            <text:p>3</text:p>
          </table:table-cell>
          <table:table-cell table:formula="of:=ROUNDUP(MAX((100-MAX([.W$5]+[.$F23];0))*(INT([.$I23]*[.$J23])-[.W$4])/100;0);0)" office:value-type="float" office:value="0" calcext:value-type="float">
            <text:p>0</text:p>
          </table:table-cell>
          <table:table-cell table:formula="of:=ROUNDUP(MAX((100-MAX([.X$5]+[.$F23];0))*(INT([.$I23]*[.$J23])-[.X$4])/100;0);0)" office:value-type="float" office:value="0" calcext:value-type="float">
            <text:p>0</text:p>
          </table:table-cell>
          <table:table-cell table:formula="of:=ROUNDUP(MAX((100-MAX([.Y$5]+[.$F23];0))*(INT([.$I23]*[.$J23])-[.Y$4])/100;0);0)" office:value-type="float" office:value="0" calcext:value-type="float">
            <text:p>0</text:p>
          </table:table-cell>
          <table:table-cell table:formula="of:=ROUNDUP(MAX((100-MAX([.Z$5]+[.$F23];0))*(INT([.$I23]*[.$J23])-[.Z$4])/100;0);0)" office:value-type="float" office:value="0" calcext:value-type="float">
            <text:p>0</text:p>
          </table:table-cell>
          <table:table-cell table:formula="of:=ROUNDUP(MAX((100-MAX([.AA$5]+[.$F23];0))*(INT([.$I23]*[.$J2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4]/[.H24]" office:value-type="float" office:value="2" calcext:value-type="float">
            <text:p>2</text:p>
          </table:table-cell>
          <table:table-cell table:formula="of:=ROUND(AVERAGE([.C24];[.D24]))" office:value-type="float" office:value="9" calcext:value-type="float">
            <text:p>9</text:p>
          </table:table-cell>
          <table:table-cell/>
          <table:table-cell table:formula="of:=ROUNDUP(MAX((100-MAX([.L$5]+[.$F24];0))*(INT([.$I24]*[.$J24])-[.L$4])/100;0);0)" office:value-type="float" office:value="14" calcext:value-type="float">
            <text:p>14</text:p>
          </table:table-cell>
          <table:table-cell table:formula="of:=ROUNDUP(MAX((100-MAX([.M$5]+[.$F24];0))*(INT([.$I24]*[.$J24])-[.M$4])/100;0);0)" office:value-type="float" office:value="10" calcext:value-type="float">
            <text:p>10</text:p>
          </table:table-cell>
          <table:table-cell table:formula="of:=ROUNDUP(MAX((100-MAX([.N$5]+[.$F24];0))*(INT([.$I24]*[.$J24])-[.N$4])/100;0);0)" office:value-type="float" office:value="8" calcext:value-type="float">
            <text:p>8</text:p>
          </table:table-cell>
          <table:table-cell table:formula="of:=ROUNDUP(MAX((100-MAX([.O$5]+[.$F24];0))*(INT([.$I24]*[.$J24])-[.O$4])/100;0);0)" office:value-type="float" office:value="8" calcext:value-type="float">
            <text:p>8</text:p>
          </table:table-cell>
          <table:table-cell table:formula="of:=ROUNDUP(MAX((100-MAX([.P$5]+[.$F24];0))*(INT([.$I24]*[.$J24])-[.P$4])/100;0);0)" office:value-type="float" office:value="8" calcext:value-type="float">
            <text:p>8</text:p>
          </table:table-cell>
          <table:table-cell table:formula="of:=ROUNDUP(MAX((100-MAX([.Q$5]+[.$F24];0))*(INT([.$I24]*[.$J24])-[.Q$4])/100;0);0)" office:value-type="float" office:value="8" calcext:value-type="float">
            <text:p>8</text:p>
          </table:table-cell>
          <table:table-cell table:formula="of:=ROUNDUP(MAX((100-MAX([.R$5]+[.$F24];0))*(INT([.$I24]*[.$J24])-[.R$4])/100;0);0)" office:value-type="float" office:value="7" calcext:value-type="float">
            <text:p>7</text:p>
          </table:table-cell>
          <table:table-cell table:formula="of:=ROUNDUP(MAX((100-MAX([.S$5]+[.$F24];0))*(INT([.$I24]*[.$J24])-[.S$4])/100;0);0)" office:value-type="float" office:value="6" calcext:value-type="float">
            <text:p>6</text:p>
          </table:table-cell>
          <table:table-cell table:formula="of:=ROUNDUP(MAX((100-MAX([.T$5]+[.$F24];0))*(INT([.$I24]*[.$J24])-[.T$4])/100;0);0)" office:value-type="float" office:value="5" calcext:value-type="float">
            <text:p>5</text:p>
          </table:table-cell>
          <table:table-cell table:formula="of:=ROUNDUP(MAX((100-MAX([.U$5]+[.$F24];0))*(INT([.$I24]*[.$J24])-[.U$4])/100;0);0)" office:value-type="float" office:value="5" calcext:value-type="float">
            <text:p>5</text:p>
          </table:table-cell>
          <table:table-cell table:formula="of:=ROUNDUP(MAX((100-MAX([.V$5]+[.$F24];0))*(INT([.$I24]*[.$J24])-[.V$4])/100;0);0)" office:value-type="float" office:value="4" calcext:value-type="float">
            <text:p>4</text:p>
          </table:table-cell>
          <table:table-cell table:formula="of:=ROUNDUP(MAX((100-MAX([.W$5]+[.$F24];0))*(INT([.$I24]*[.$J24])-[.W$4])/100;0);0)" office:value-type="float" office:value="3" calcext:value-type="float">
            <text:p>3</text:p>
          </table:table-cell>
          <table:table-cell table:formula="of:=ROUNDUP(MAX((100-MAX([.X$5]+[.$F24];0))*(INT([.$I24]*[.$J24])-[.X$4])/100;0);0)" office:value-type="float" office:value="2" calcext:value-type="float">
            <text:p>2</text:p>
          </table:table-cell>
          <table:table-cell table:formula="of:=ROUNDUP(MAX((100-MAX([.Y$5]+[.$F24];0))*(INT([.$I24]*[.$J24])-[.Y$4])/100;0);0)" office:value-type="float" office:value="1" calcext:value-type="float">
            <text:p>1</text:p>
          </table:table-cell>
          <table:table-cell table:formula="of:=ROUNDUP(MAX((100-MAX([.Z$5]+[.$F24];0))*(INT([.$I24]*[.$J24])-[.Z$4])/100;0);0)" office:value-type="float" office:value="0" calcext:value-type="float">
            <text:p>0</text:p>
          </table:table-cell>
          <table:table-cell table:formula="of:=ROUNDUP(MAX((100-MAX([.AA$5]+[.$F24];0))*(INT([.$I24]*[.$J2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5]/[.H25]" office:value-type="float" office:value="0.5" calcext:value-type="float">
            <text:p>0.5</text:p>
          </table:table-cell>
          <table:table-cell table:formula="of:=ROUND(AVERAGE([.C25];[.D25]))" office:value-type="float" office:value="9" calcext:value-type="float">
            <text:p>9</text:p>
          </table:table-cell>
          <table:table-cell/>
          <table:table-cell table:formula="of:=ROUNDUP(MAX((100-MAX([.L$5]+[.$F25];0))*(INT([.$I25]*[.$J25])-[.L$4])/100;0);0)" office:value-type="float" office:value="4" calcext:value-type="float">
            <text:p>4</text:p>
          </table:table-cell>
          <table:table-cell table:formula="of:=ROUNDUP(MAX((100-MAX([.M$5]+[.$F25];0))*(INT([.$I25]*[.$J25])-[.M$4])/100;0);0)" office:value-type="float" office:value="4" calcext:value-type="float">
            <text:p>4</text:p>
          </table:table-cell>
          <table:table-cell table:formula="of:=ROUNDUP(MAX((100-MAX([.N$5]+[.$F25];0))*(INT([.$I25]*[.$J25])-[.N$4])/100;0);0)" office:value-type="float" office:value="2" calcext:value-type="float">
            <text:p>2</text:p>
          </table:table-cell>
          <table:table-cell table:formula="of:=ROUNDUP(MAX((100-MAX([.O$5]+[.$F25];0))*(INT([.$I25]*[.$J25])-[.O$4])/100;0);0)" office:value-type="float" office:value="2" calcext:value-type="float">
            <text:p>2</text:p>
          </table:table-cell>
          <table:table-cell table:formula="of:=ROUNDUP(MAX((100-MAX([.P$5]+[.$F25];0))*(INT([.$I25]*[.$J25])-[.P$4])/100;0);0)" office:value-type="float" office:value="1" calcext:value-type="float">
            <text:p>1</text:p>
          </table:table-cell>
          <table:table-cell table:formula="of:=ROUNDUP(MAX((100-MAX([.Q$5]+[.$F25];0))*(INT([.$I25]*[.$J25])-[.Q$4])/100;0);0)" office:value-type="float" office:value="0" calcext:value-type="float">
            <text:p>0</text:p>
          </table:table-cell>
          <table:table-cell table:formula="of:=ROUNDUP(MAX((100-MAX([.R$5]+[.$F25];0))*(INT([.$I25]*[.$J25])-[.R$4])/100;0);0)" office:value-type="float" office:value="0" calcext:value-type="float">
            <text:p>0</text:p>
          </table:table-cell>
          <table:table-cell table:formula="of:=ROUNDUP(MAX((100-MAX([.S$5]+[.$F25];0))*(INT([.$I25]*[.$J25])-[.S$4])/100;0);0)" office:value-type="float" office:value="0" calcext:value-type="float">
            <text:p>0</text:p>
          </table:table-cell>
          <table:table-cell table:formula="of:=ROUNDUP(MAX((100-MAX([.T$5]+[.$F25];0))*(INT([.$I25]*[.$J25])-[.T$4])/100;0);0)" office:value-type="float" office:value="0" calcext:value-type="float">
            <text:p>0</text:p>
          </table:table-cell>
          <table:table-cell table:formula="of:=ROUNDUP(MAX((100-MAX([.U$5]+[.$F25];0))*(INT([.$I25]*[.$J25])-[.U$4])/100;0);0)" office:value-type="float" office:value="0" calcext:value-type="float">
            <text:p>0</text:p>
          </table:table-cell>
          <table:table-cell table:formula="of:=ROUNDUP(MAX((100-MAX([.V$5]+[.$F25];0))*(INT([.$I25]*[.$J25])-[.V$4])/100;0);0)" office:value-type="float" office:value="0" calcext:value-type="float">
            <text:p>0</text:p>
          </table:table-cell>
          <table:table-cell table:formula="of:=ROUNDUP(MAX((100-MAX([.W$5]+[.$F25];0))*(INT([.$I25]*[.$J25])-[.W$4])/100;0);0)" office:value-type="float" office:value="0" calcext:value-type="float">
            <text:p>0</text:p>
          </table:table-cell>
          <table:table-cell table:formula="of:=ROUNDUP(MAX((100-MAX([.X$5]+[.$F25];0))*(INT([.$I25]*[.$J25])-[.X$4])/100;0);0)" office:value-type="float" office:value="0" calcext:value-type="float">
            <text:p>0</text:p>
          </table:table-cell>
          <table:table-cell table:formula="of:=ROUNDUP(MAX((100-MAX([.Y$5]+[.$F25];0))*(INT([.$I25]*[.$J25])-[.Y$4])/100;0);0)" office:value-type="float" office:value="0" calcext:value-type="float">
            <text:p>0</text:p>
          </table:table-cell>
          <table:table-cell table:formula="of:=ROUNDUP(MAX((100-MAX([.Z$5]+[.$F25];0))*(INT([.$I25]*[.$J25])-[.Z$4])/100;0);0)" office:value-type="float" office:value="0" calcext:value-type="float">
            <text:p>0</text:p>
          </table:table-cell>
          <table:table-cell table:formula="of:=ROUNDUP(MAX((100-MAX([.AA$5]+[.$F25];0))*(INT([.$I25]*[.$J2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6]/[.H26]" office:value-type="float" office:value="2" calcext:value-type="float">
            <text:p>2</text:p>
          </table:table-cell>
          <table:table-cell table:formula="of:=ROUND(AVERAGE([.C26];[.D26]))" office:value-type="float" office:value="9" calcext:value-type="float">
            <text:p>9</text:p>
          </table:table-cell>
          <table:table-cell/>
          <table:table-cell table:formula="of:=ROUNDUP(MAX((100-MAX([.L$5]+[.$F26];0))*(INT([.$I26]*[.$J26])-[.L$4])/100;0);0)" office:value-type="float" office:value="14" calcext:value-type="float">
            <text:p>14</text:p>
          </table:table-cell>
          <table:table-cell table:formula="of:=ROUNDUP(MAX((100-MAX([.M$5]+[.$F26];0))*(INT([.$I26]*[.$J26])-[.M$4])/100;0);0)" office:value-type="float" office:value="10" calcext:value-type="float">
            <text:p>10</text:p>
          </table:table-cell>
          <table:table-cell table:formula="of:=ROUNDUP(MAX((100-MAX([.N$5]+[.$F26];0))*(INT([.$I26]*[.$J26])-[.N$4])/100;0);0)" office:value-type="float" office:value="8" calcext:value-type="float">
            <text:p>8</text:p>
          </table:table-cell>
          <table:table-cell table:formula="of:=ROUNDUP(MAX((100-MAX([.O$5]+[.$F26];0))*(INT([.$I26]*[.$J26])-[.O$4])/100;0);0)" office:value-type="float" office:value="8" calcext:value-type="float">
            <text:p>8</text:p>
          </table:table-cell>
          <table:table-cell table:formula="of:=ROUNDUP(MAX((100-MAX([.P$5]+[.$F26];0))*(INT([.$I26]*[.$J26])-[.P$4])/100;0);0)" office:value-type="float" office:value="8" calcext:value-type="float">
            <text:p>8</text:p>
          </table:table-cell>
          <table:table-cell table:formula="of:=ROUNDUP(MAX((100-MAX([.Q$5]+[.$F26];0))*(INT([.$I26]*[.$J26])-[.Q$4])/100;0);0)" office:value-type="float" office:value="8" calcext:value-type="float">
            <text:p>8</text:p>
          </table:table-cell>
          <table:table-cell table:formula="of:=ROUNDUP(MAX((100-MAX([.R$5]+[.$F26];0))*(INT([.$I26]*[.$J26])-[.R$4])/100;0);0)" office:value-type="float" office:value="7" calcext:value-type="float">
            <text:p>7</text:p>
          </table:table-cell>
          <table:table-cell table:formula="of:=ROUNDUP(MAX((100-MAX([.S$5]+[.$F26];0))*(INT([.$I26]*[.$J26])-[.S$4])/100;0);0)" office:value-type="float" office:value="6" calcext:value-type="float">
            <text:p>6</text:p>
          </table:table-cell>
          <table:table-cell table:formula="of:=ROUNDUP(MAX((100-MAX([.T$5]+[.$F26];0))*(INT([.$I26]*[.$J26])-[.T$4])/100;0);0)" office:value-type="float" office:value="5" calcext:value-type="float">
            <text:p>5</text:p>
          </table:table-cell>
          <table:table-cell table:formula="of:=ROUNDUP(MAX((100-MAX([.U$5]+[.$F26];0))*(INT([.$I26]*[.$J26])-[.U$4])/100;0);0)" office:value-type="float" office:value="5" calcext:value-type="float">
            <text:p>5</text:p>
          </table:table-cell>
          <table:table-cell table:formula="of:=ROUNDUP(MAX((100-MAX([.V$5]+[.$F26];0))*(INT([.$I26]*[.$J26])-[.V$4])/100;0);0)" office:value-type="float" office:value="4" calcext:value-type="float">
            <text:p>4</text:p>
          </table:table-cell>
          <table:table-cell table:formula="of:=ROUNDUP(MAX((100-MAX([.W$5]+[.$F26];0))*(INT([.$I26]*[.$J26])-[.W$4])/100;0);0)" office:value-type="float" office:value="3" calcext:value-type="float">
            <text:p>3</text:p>
          </table:table-cell>
          <table:table-cell table:formula="of:=ROUNDUP(MAX((100-MAX([.X$5]+[.$F26];0))*(INT([.$I26]*[.$J26])-[.X$4])/100;0);0)" office:value-type="float" office:value="2" calcext:value-type="float">
            <text:p>2</text:p>
          </table:table-cell>
          <table:table-cell table:formula="of:=ROUNDUP(MAX((100-MAX([.Y$5]+[.$F26];0))*(INT([.$I26]*[.$J26])-[.Y$4])/100;0);0)" office:value-type="float" office:value="1" calcext:value-type="float">
            <text:p>1</text:p>
          </table:table-cell>
          <table:table-cell table:formula="of:=ROUNDUP(MAX((100-MAX([.Z$5]+[.$F26];0))*(INT([.$I26]*[.$J26])-[.Z$4])/100;0);0)" office:value-type="float" office:value="0" calcext:value-type="float">
            <text:p>0</text:p>
          </table:table-cell>
          <table:table-cell table:formula="of:=ROUNDUP(MAX((100-MAX([.AA$5]+[.$F26];0))*(INT([.$I26]*[.$J2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7]/[.H27]" office:value-type="float" office:value="0.5" calcext:value-type="float">
            <text:p>0.5</text:p>
          </table:table-cell>
          <table:table-cell table:formula="of:=ROUND(AVERAGE([.C27];[.D27]))" office:value-type="float" office:value="9" calcext:value-type="float">
            <text:p>9</text:p>
          </table:table-cell>
          <table:table-cell/>
          <table:table-cell table:formula="of:=ROUNDUP(MAX((100-MAX([.L$5]+[.$F27];0))*(INT([.$I27]*[.$J27])-[.L$4])/100;0);0)" office:value-type="float" office:value="4" calcext:value-type="float">
            <text:p>4</text:p>
          </table:table-cell>
          <table:table-cell table:formula="of:=ROUNDUP(MAX((100-MAX([.M$5]+[.$F27];0))*(INT([.$I27]*[.$J27])-[.M$4])/100;0);0)" office:value-type="float" office:value="4" calcext:value-type="float">
            <text:p>4</text:p>
          </table:table-cell>
          <table:table-cell table:formula="of:=ROUNDUP(MAX((100-MAX([.N$5]+[.$F27];0))*(INT([.$I27]*[.$J27])-[.N$4])/100;0);0)" office:value-type="float" office:value="2" calcext:value-type="float">
            <text:p>2</text:p>
          </table:table-cell>
          <table:table-cell table:formula="of:=ROUNDUP(MAX((100-MAX([.O$5]+[.$F27];0))*(INT([.$I27]*[.$J27])-[.O$4])/100;0);0)" office:value-type="float" office:value="2" calcext:value-type="float">
            <text:p>2</text:p>
          </table:table-cell>
          <table:table-cell table:formula="of:=ROUNDUP(MAX((100-MAX([.P$5]+[.$F27];0))*(INT([.$I27]*[.$J27])-[.P$4])/100;0);0)" office:value-type="float" office:value="1" calcext:value-type="float">
            <text:p>1</text:p>
          </table:table-cell>
          <table:table-cell table:formula="of:=ROUNDUP(MAX((100-MAX([.Q$5]+[.$F27];0))*(INT([.$I27]*[.$J27])-[.Q$4])/100;0);0)" office:value-type="float" office:value="0" calcext:value-type="float">
            <text:p>0</text:p>
          </table:table-cell>
          <table:table-cell table:formula="of:=ROUNDUP(MAX((100-MAX([.R$5]+[.$F27];0))*(INT([.$I27]*[.$J27])-[.R$4])/100;0);0)" office:value-type="float" office:value="0" calcext:value-type="float">
            <text:p>0</text:p>
          </table:table-cell>
          <table:table-cell table:formula="of:=ROUNDUP(MAX((100-MAX([.S$5]+[.$F27];0))*(INT([.$I27]*[.$J27])-[.S$4])/100;0);0)" office:value-type="float" office:value="0" calcext:value-type="float">
            <text:p>0</text:p>
          </table:table-cell>
          <table:table-cell table:formula="of:=ROUNDUP(MAX((100-MAX([.T$5]+[.$F27];0))*(INT([.$I27]*[.$J27])-[.T$4])/100;0);0)" office:value-type="float" office:value="0" calcext:value-type="float">
            <text:p>0</text:p>
          </table:table-cell>
          <table:table-cell table:formula="of:=ROUNDUP(MAX((100-MAX([.U$5]+[.$F27];0))*(INT([.$I27]*[.$J27])-[.U$4])/100;0);0)" office:value-type="float" office:value="0" calcext:value-type="float">
            <text:p>0</text:p>
          </table:table-cell>
          <table:table-cell table:formula="of:=ROUNDUP(MAX((100-MAX([.V$5]+[.$F27];0))*(INT([.$I27]*[.$J27])-[.V$4])/100;0);0)" office:value-type="float" office:value="0" calcext:value-type="float">
            <text:p>0</text:p>
          </table:table-cell>
          <table:table-cell table:formula="of:=ROUNDUP(MAX((100-MAX([.W$5]+[.$F27];0))*(INT([.$I27]*[.$J27])-[.W$4])/100;0);0)" office:value-type="float" office:value="0" calcext:value-type="float">
            <text:p>0</text:p>
          </table:table-cell>
          <table:table-cell table:formula="of:=ROUNDUP(MAX((100-MAX([.X$5]+[.$F27];0))*(INT([.$I27]*[.$J27])-[.X$4])/100;0);0)" office:value-type="float" office:value="0" calcext:value-type="float">
            <text:p>0</text:p>
          </table:table-cell>
          <table:table-cell table:formula="of:=ROUNDUP(MAX((100-MAX([.Y$5]+[.$F27];0))*(INT([.$I27]*[.$J27])-[.Y$4])/100;0);0)" office:value-type="float" office:value="0" calcext:value-type="float">
            <text:p>0</text:p>
          </table:table-cell>
          <table:table-cell table:formula="of:=ROUNDUP(MAX((100-MAX([.Z$5]+[.$F27];0))*(INT([.$I27]*[.$J27])-[.Z$4])/100;0);0)" office:value-type="float" office:value="0" calcext:value-type="float">
            <text:p>0</text:p>
          </table:table-cell>
          <table:table-cell table:formula="of:=ROUNDUP(MAX((100-MAX([.AA$5]+[.$F27];0))*(INT([.$I27]*[.$J2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[.H28]" office:value-type="float" office:value="2" calcext:value-type="float">
            <text:p>2</text:p>
          </table:table-cell>
          <table:table-cell table:formula="of:=ROUND(AVERAGE([.C28];[.D28]))" office:value-type="float" office:value="14" calcext:value-type="float">
            <text:p>14</text:p>
          </table:table-cell>
          <table:table-cell/>
          <table:table-cell table:formula="of:=ROUNDUP(MAX((100-MAX([.L$5]+[.$F28];0))*(INT([.$I28]*[.$J28])-[.L$4])/100;0);0)" office:value-type="float" office:value="21" calcext:value-type="float">
            <text:p>21</text:p>
          </table:table-cell>
          <table:table-cell table:formula="of:=ROUNDUP(MAX((100-MAX([.M$5]+[.$F28];0))*(INT([.$I28]*[.$J28])-[.M$4])/100;0);0)" office:value-type="float" office:value="16" calcext:value-type="float">
            <text:p>16</text:p>
          </table:table-cell>
          <table:table-cell table:formula="of:=ROUNDUP(MAX((100-MAX([.N$5]+[.$F28];0))*(INT([.$I28]*[.$J28])-[.N$4])/100;0);0)" office:value-type="float" office:value="13" calcext:value-type="float">
            <text:p>13</text:p>
          </table:table-cell>
          <table:table-cell table:formula="of:=ROUNDUP(MAX((100-MAX([.O$5]+[.$F28];0))*(INT([.$I28]*[.$J28])-[.O$4])/100;0);0)" office:value-type="float" office:value="12" calcext:value-type="float">
            <text:p>12</text:p>
          </table:table-cell>
          <table:table-cell table:formula="of:=ROUNDUP(MAX((100-MAX([.P$5]+[.$F28];0))*(INT([.$I28]*[.$J28])-[.P$4])/100;0);0)" office:value-type="float" office:value="13" calcext:value-type="float">
            <text:p>13</text:p>
          </table:table-cell>
          <table:table-cell table:formula="of:=ROUNDUP(MAX((100-MAX([.Q$5]+[.$F28];0))*(INT([.$I28]*[.$J28])-[.Q$4])/100;0);0)" office:value-type="float" office:value="14" calcext:value-type="float">
            <text:p>14</text:p>
          </table:table-cell>
          <table:table-cell table:formula="of:=ROUNDUP(MAX((100-MAX([.R$5]+[.$F28];0))*(INT([.$I28]*[.$J28])-[.R$4])/100;0);0)" office:value-type="float" office:value="11" calcext:value-type="float">
            <text:p>11</text:p>
          </table:table-cell>
          <table:table-cell table:formula="of:=ROUNDUP(MAX((100-MAX([.S$5]+[.$F28];0))*(INT([.$I28]*[.$J28])-[.S$4])/100;0);0)" office:value-type="float" office:value="10" calcext:value-type="float">
            <text:p>10</text:p>
          </table:table-cell>
          <table:table-cell table:formula="of:=ROUNDUP(MAX((100-MAX([.T$5]+[.$F28];0))*(INT([.$I28]*[.$J28])-[.T$4])/100;0);0)" office:value-type="float" office:value="9" calcext:value-type="float">
            <text:p>9</text:p>
          </table:table-cell>
          <table:table-cell table:formula="of:=ROUNDUP(MAX((100-MAX([.U$5]+[.$F28];0))*(INT([.$I28]*[.$J28])-[.U$4])/100;0);0)" office:value-type="float" office:value="8" calcext:value-type="float">
            <text:p>8</text:p>
          </table:table-cell>
          <table:table-cell table:formula="of:=ROUNDUP(MAX((100-MAX([.V$5]+[.$F28];0))*(INT([.$I28]*[.$J28])-[.V$4])/100;0);0)" office:value-type="float" office:value="7" calcext:value-type="float">
            <text:p>7</text:p>
          </table:table-cell>
          <table:table-cell table:formula="of:=ROUNDUP(MAX((100-MAX([.W$5]+[.$F28];0))*(INT([.$I28]*[.$J28])-[.W$4])/100;0);0)" office:value-type="float" office:value="6" calcext:value-type="float">
            <text:p>6</text:p>
          </table:table-cell>
          <table:table-cell table:formula="of:=ROUNDUP(MAX((100-MAX([.X$5]+[.$F28];0))*(INT([.$I28]*[.$J28])-[.X$4])/100;0);0)" office:value-type="float" office:value="4" calcext:value-type="float">
            <text:p>4</text:p>
          </table:table-cell>
          <table:table-cell table:formula="of:=ROUNDUP(MAX((100-MAX([.Y$5]+[.$F28];0))*(INT([.$I28]*[.$J28])-[.Y$4])/100;0);0)" office:value-type="float" office:value="3" calcext:value-type="float">
            <text:p>3</text:p>
          </table:table-cell>
          <table:table-cell table:formula="of:=ROUNDUP(MAX((100-MAX([.Z$5]+[.$F28];0))*(INT([.$I28]*[.$J28])-[.Z$4])/100;0);0)" office:value-type="float" office:value="2" calcext:value-type="float">
            <text:p>2</text:p>
          </table:table-cell>
          <table:table-cell table:formula="of:=ROUNDUP(MAX((100-MAX([.AA$5]+[.$F28];0))*(INT([.$I28]*[.$J2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9]/[.H29]" office:value-type="float" office:value="0.5" calcext:value-type="float">
            <text:p>0.5</text:p>
          </table:table-cell>
          <table:table-cell table:formula="of:=ROUND(AVERAGE([.C29];[.D29]))" office:value-type="float" office:value="14" calcext:value-type="float">
            <text:p>14</text:p>
          </table:table-cell>
          <table:table-cell/>
          <table:table-cell table:formula="of:=ROUNDUP(MAX((100-MAX([.L$5]+[.$F29];0))*(INT([.$I29]*[.$J29])-[.L$4])/100;0);0)" office:value-type="float" office:value="7" calcext:value-type="float">
            <text:p>7</text:p>
          </table:table-cell>
          <table:table-cell table:formula="of:=ROUNDUP(MAX((100-MAX([.M$5]+[.$F29];0))*(INT([.$I29]*[.$J29])-[.M$4])/100;0);0)" office:value-type="float" office:value="7" calcext:value-type="float">
            <text:p>7</text:p>
          </table:table-cell>
          <table:table-cell table:formula="of:=ROUNDUP(MAX((100-MAX([.N$5]+[.$F29];0))*(INT([.$I29]*[.$J29])-[.N$4])/100;0);0)" office:value-type="float" office:value="5" calcext:value-type="float">
            <text:p>5</text:p>
          </table:table-cell>
          <table:table-cell table:formula="of:=ROUNDUP(MAX((100-MAX([.O$5]+[.$F29];0))*(INT([.$I29]*[.$J29])-[.O$4])/100;0);0)" office:value-type="float" office:value="5" calcext:value-type="float">
            <text:p>5</text:p>
          </table:table-cell>
          <table:table-cell table:formula="of:=ROUNDUP(MAX((100-MAX([.P$5]+[.$F29];0))*(INT([.$I29]*[.$J29])-[.P$4])/100;0);0)" office:value-type="float" office:value="4" calcext:value-type="float">
            <text:p>4</text:p>
          </table:table-cell>
          <table:table-cell table:formula="of:=ROUNDUP(MAX((100-MAX([.Q$5]+[.$F29];0))*(INT([.$I29]*[.$J29])-[.Q$4])/100;0);0)" office:value-type="float" office:value="3" calcext:value-type="float">
            <text:p>3</text:p>
          </table:table-cell>
          <table:table-cell table:formula="of:=ROUNDUP(MAX((100-MAX([.R$5]+[.$F29];0))*(INT([.$I29]*[.$J29])-[.R$4])/100;0);0)" office:value-type="float" office:value="3" calcext:value-type="float">
            <text:p>3</text:p>
          </table:table-cell>
          <table:table-cell table:formula="of:=ROUNDUP(MAX((100-MAX([.S$5]+[.$F29];0))*(INT([.$I29]*[.$J29])-[.S$4])/100;0);0)" office:value-type="float" office:value="3" calcext:value-type="float">
            <text:p>3</text:p>
          </table:table-cell>
          <table:table-cell table:formula="of:=ROUNDUP(MAX((100-MAX([.T$5]+[.$F29];0))*(INT([.$I29]*[.$J29])-[.T$4])/100;0);0)" office:value-type="float" office:value="2" calcext:value-type="float">
            <text:p>2</text:p>
          </table:table-cell>
          <table:table-cell table:formula="of:=ROUNDUP(MAX((100-MAX([.U$5]+[.$F29];0))*(INT([.$I29]*[.$J29])-[.U$4])/100;0);0)" office:value-type="float" office:value="1" calcext:value-type="float">
            <text:p>1</text:p>
          </table:table-cell>
          <table:table-cell table:formula="of:=ROUNDUP(MAX((100-MAX([.V$5]+[.$F29];0))*(INT([.$I29]*[.$J29])-[.V$4])/100;0);0)" office:value-type="float" office:value="0" calcext:value-type="float">
            <text:p>0</text:p>
          </table:table-cell>
          <table:table-cell table:formula="of:=ROUNDUP(MAX((100-MAX([.W$5]+[.$F29];0))*(INT([.$I29]*[.$J29])-[.W$4])/100;0);0)" office:value-type="float" office:value="0" calcext:value-type="float">
            <text:p>0</text:p>
          </table:table-cell>
          <table:table-cell table:formula="of:=ROUNDUP(MAX((100-MAX([.X$5]+[.$F29];0))*(INT([.$I29]*[.$J29])-[.X$4])/100;0);0)" office:value-type="float" office:value="0" calcext:value-type="float">
            <text:p>0</text:p>
          </table:table-cell>
          <table:table-cell table:formula="of:=ROUNDUP(MAX((100-MAX([.Y$5]+[.$F29];0))*(INT([.$I29]*[.$J29])-[.Y$4])/100;0);0)" office:value-type="float" office:value="0" calcext:value-type="float">
            <text:p>0</text:p>
          </table:table-cell>
          <table:table-cell table:formula="of:=ROUNDUP(MAX((100-MAX([.Z$5]+[.$F29];0))*(INT([.$I29]*[.$J29])-[.Z$4])/100;0);0)" office:value-type="float" office:value="0" calcext:value-type="float">
            <text:p>0</text:p>
          </table:table-cell>
          <table:table-cell table:formula="of:=ROUNDUP(MAX((100-MAX([.AA$5]+[.$F29];0))*(INT([.$I29]*[.$J2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0]/[.H30]" office:value-type="float" office:value="2" calcext:value-type="float">
            <text:p>2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[.$F30];0))*(INT([.$I30]*[.$J30])-[.L$4])/100;0);0)" office:value-type="float" office:value="14" calcext:value-type="float">
            <text:p>14</text:p>
          </table:table-cell>
          <table:table-cell table:formula="of:=ROUNDUP(MAX((100-MAX([.M$5]+[.$F30];0))*(INT([.$I30]*[.$J30])-[.M$4])/100;0);0)" office:value-type="float" office:value="10" calcext:value-type="float">
            <text:p>10</text:p>
          </table:table-cell>
          <table:table-cell table:formula="of:=ROUNDUP(MAX((100-MAX([.N$5]+[.$F30];0))*(INT([.$I30]*[.$J30])-[.N$4])/100;0);0)" office:value-type="float" office:value="8" calcext:value-type="float">
            <text:p>8</text:p>
          </table:table-cell>
          <table:table-cell table:formula="of:=ROUNDUP(MAX((100-MAX([.O$5]+[.$F30];0))*(INT([.$I30]*[.$J30])-[.O$4])/100;0);0)" office:value-type="float" office:value="8" calcext:value-type="float">
            <text:p>8</text:p>
          </table:table-cell>
          <table:table-cell table:formula="of:=ROUNDUP(MAX((100-MAX([.P$5]+[.$F30];0))*(INT([.$I30]*[.$J30])-[.P$4])/100;0);0)" office:value-type="float" office:value="8" calcext:value-type="float">
            <text:p>8</text:p>
          </table:table-cell>
          <table:table-cell table:formula="of:=ROUNDUP(MAX((100-MAX([.Q$5]+[.$F30];0))*(INT([.$I30]*[.$J30])-[.Q$4])/100;0);0)" office:value-type="float" office:value="8" calcext:value-type="float">
            <text:p>8</text:p>
          </table:table-cell>
          <table:table-cell table:formula="of:=ROUNDUP(MAX((100-MAX([.R$5]+[.$F30];0))*(INT([.$I30]*[.$J30])-[.R$4])/100;0);0)" office:value-type="float" office:value="7" calcext:value-type="float">
            <text:p>7</text:p>
          </table:table-cell>
          <table:table-cell table:formula="of:=ROUNDUP(MAX((100-MAX([.S$5]+[.$F30];0))*(INT([.$I30]*[.$J30])-[.S$4])/100;0);0)" office:value-type="float" office:value="6" calcext:value-type="float">
            <text:p>6</text:p>
          </table:table-cell>
          <table:table-cell table:formula="of:=ROUNDUP(MAX((100-MAX([.T$5]+[.$F30];0))*(INT([.$I30]*[.$J30])-[.T$4])/100;0);0)" office:value-type="float" office:value="5" calcext:value-type="float">
            <text:p>5</text:p>
          </table:table-cell>
          <table:table-cell table:formula="of:=ROUNDUP(MAX((100-MAX([.U$5]+[.$F30];0))*(INT([.$I30]*[.$J30])-[.U$4])/100;0);0)" office:value-type="float" office:value="5" calcext:value-type="float">
            <text:p>5</text:p>
          </table:table-cell>
          <table:table-cell table:formula="of:=ROUNDUP(MAX((100-MAX([.V$5]+[.$F30];0))*(INT([.$I30]*[.$J30])-[.V$4])/100;0);0)" office:value-type="float" office:value="4" calcext:value-type="float">
            <text:p>4</text:p>
          </table:table-cell>
          <table:table-cell table:formula="of:=ROUNDUP(MAX((100-MAX([.W$5]+[.$F30];0))*(INT([.$I30]*[.$J30])-[.W$4])/100;0);0)" office:value-type="float" office:value="3" calcext:value-type="float">
            <text:p>3</text:p>
          </table:table-cell>
          <table:table-cell table:formula="of:=ROUNDUP(MAX((100-MAX([.X$5]+[.$F30];0))*(INT([.$I30]*[.$J30])-[.X$4])/100;0);0)" office:value-type="float" office:value="2" calcext:value-type="float">
            <text:p>2</text:p>
          </table:table-cell>
          <table:table-cell table:formula="of:=ROUNDUP(MAX((100-MAX([.Y$5]+[.$F30];0))*(INT([.$I30]*[.$J30])-[.Y$4])/100;0);0)" office:value-type="float" office:value="1" calcext:value-type="float">
            <text:p>1</text:p>
          </table:table-cell>
          <table:table-cell table:formula="of:=ROUNDUP(MAX((100-MAX([.Z$5]+[.$F30];0))*(INT([.$I30]*[.$J30])-[.Z$4])/100;0);0)" office:value-type="float" office:value="0" calcext:value-type="float">
            <text:p>0</text:p>
          </table:table-cell>
          <table:table-cell table:formula="of:=ROUNDUP(MAX((100-MAX([.AA$5]+[.$F30];0))*(INT([.$I30]*[.$J3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1]/[.H31]" office:value-type="float" office:value="0.5" calcext:value-type="float">
            <text:p>0.5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[.$F31];0))*(INT([.$I31]*[.$J31])-[.L$4])/100;0);0)" office:value-type="float" office:value="4" calcext:value-type="float">
            <text:p>4</text:p>
          </table:table-cell>
          <table:table-cell table:formula="of:=ROUNDUP(MAX((100-MAX([.M$5]+[.$F31];0))*(INT([.$I31]*[.$J31])-[.M$4])/100;0);0)" office:value-type="float" office:value="4" calcext:value-type="float">
            <text:p>4</text:p>
          </table:table-cell>
          <table:table-cell table:formula="of:=ROUNDUP(MAX((100-MAX([.N$5]+[.$F31];0))*(INT([.$I31]*[.$J31])-[.N$4])/100;0);0)" office:value-type="float" office:value="2" calcext:value-type="float">
            <text:p>2</text:p>
          </table:table-cell>
          <table:table-cell table:formula="of:=ROUNDUP(MAX((100-MAX([.O$5]+[.$F31];0))*(INT([.$I31]*[.$J31])-[.O$4])/100;0);0)" office:value-type="float" office:value="2" calcext:value-type="float">
            <text:p>2</text:p>
          </table:table-cell>
          <table:table-cell table:formula="of:=ROUNDUP(MAX((100-MAX([.P$5]+[.$F31];0))*(INT([.$I31]*[.$J31])-[.P$4])/100;0);0)" office:value-type="float" office:value="1" calcext:value-type="float">
            <text:p>1</text:p>
          </table:table-cell>
          <table:table-cell table:formula="of:=ROUNDUP(MAX((100-MAX([.Q$5]+[.$F31];0))*(INT([.$I31]*[.$J31])-[.Q$4])/100;0);0)" office:value-type="float" office:value="0" calcext:value-type="float">
            <text:p>0</text:p>
          </table:table-cell>
          <table:table-cell table:formula="of:=ROUNDUP(MAX((100-MAX([.R$5]+[.$F31];0))*(INT([.$I31]*[.$J31])-[.R$4])/100;0);0)" office:value-type="float" office:value="0" calcext:value-type="float">
            <text:p>0</text:p>
          </table:table-cell>
          <table:table-cell table:formula="of:=ROUNDUP(MAX((100-MAX([.S$5]+[.$F31];0))*(INT([.$I31]*[.$J31])-[.S$4])/100;0);0)" office:value-type="float" office:value="0" calcext:value-type="float">
            <text:p>0</text:p>
          </table:table-cell>
          <table:table-cell table:formula="of:=ROUNDUP(MAX((100-MAX([.T$5]+[.$F31];0))*(INT([.$I31]*[.$J31])-[.T$4])/100;0);0)" office:value-type="float" office:value="0" calcext:value-type="float">
            <text:p>0</text:p>
          </table:table-cell>
          <table:table-cell table:formula="of:=ROUNDUP(MAX((100-MAX([.U$5]+[.$F31];0))*(INT([.$I31]*[.$J31])-[.U$4])/100;0);0)" office:value-type="float" office:value="0" calcext:value-type="float">
            <text:p>0</text:p>
          </table:table-cell>
          <table:table-cell table:formula="of:=ROUNDUP(MAX((100-MAX([.V$5]+[.$F31];0))*(INT([.$I31]*[.$J31])-[.V$4])/100;0);0)" office:value-type="float" office:value="0" calcext:value-type="float">
            <text:p>0</text:p>
          </table:table-cell>
          <table:table-cell table:formula="of:=ROUNDUP(MAX((100-MAX([.W$5]+[.$F31];0))*(INT([.$I31]*[.$J31])-[.W$4])/100;0);0)" office:value-type="float" office:value="0" calcext:value-type="float">
            <text:p>0</text:p>
          </table:table-cell>
          <table:table-cell table:formula="of:=ROUNDUP(MAX((100-MAX([.X$5]+[.$F31];0))*(INT([.$I31]*[.$J31])-[.X$4])/100;0);0)" office:value-type="float" office:value="0" calcext:value-type="float">
            <text:p>0</text:p>
          </table:table-cell>
          <table:table-cell table:formula="of:=ROUNDUP(MAX((100-MAX([.Y$5]+[.$F31];0))*(INT([.$I31]*[.$J31])-[.Y$4])/100;0);0)" office:value-type="float" office:value="0" calcext:value-type="float">
            <text:p>0</text:p>
          </table:table-cell>
          <table:table-cell table:formula="of:=ROUNDUP(MAX((100-MAX([.Z$5]+[.$F31];0))*(INT([.$I31]*[.$J31])-[.Z$4])/100;0);0)" office:value-type="float" office:value="0" calcext:value-type="float">
            <text:p>0</text:p>
          </table:table-cell>
          <table:table-cell table:formula="of:=ROUNDUP(MAX((100-MAX([.AA$5]+[.$F31];0))*(INT([.$I31]*[.$J3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2]/[.H32]" office:value-type="float" office:value="2" calcext:value-type="float">
            <text:p>2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L$5]+[.$F32];0))*(INT([.$I32]*[.$J32])-[.L$4])/100;0);0)" office:value-type="float" office:value="14" calcext:value-type="float">
            <text:p>14</text:p>
          </table:table-cell>
          <table:table-cell table:formula="of:=ROUNDUP(MAX((100-MAX([.M$5]+[.$F32];0))*(INT([.$I32]*[.$J32])-[.M$4])/100;0);0)" office:value-type="float" office:value="10" calcext:value-type="float">
            <text:p>10</text:p>
          </table:table-cell>
          <table:table-cell table:formula="of:=ROUNDUP(MAX((100-MAX([.N$5]+[.$F32];0))*(INT([.$I32]*[.$J32])-[.N$4])/100;0);0)" office:value-type="float" office:value="8" calcext:value-type="float">
            <text:p>8</text:p>
          </table:table-cell>
          <table:table-cell table:formula="of:=ROUNDUP(MAX((100-MAX([.O$5]+[.$F32];0))*(INT([.$I32]*[.$J32])-[.O$4])/100;0);0)" office:value-type="float" office:value="8" calcext:value-type="float">
            <text:p>8</text:p>
          </table:table-cell>
          <table:table-cell table:formula="of:=ROUNDUP(MAX((100-MAX([.P$5]+[.$F32];0))*(INT([.$I32]*[.$J32])-[.P$4])/100;0);0)" office:value-type="float" office:value="8" calcext:value-type="float">
            <text:p>8</text:p>
          </table:table-cell>
          <table:table-cell table:formula="of:=ROUNDUP(MAX((100-MAX([.Q$5]+[.$F32];0))*(INT([.$I32]*[.$J32])-[.Q$4])/100;0);0)" office:value-type="float" office:value="8" calcext:value-type="float">
            <text:p>8</text:p>
          </table:table-cell>
          <table:table-cell table:formula="of:=ROUNDUP(MAX((100-MAX([.R$5]+[.$F32];0))*(INT([.$I32]*[.$J32])-[.R$4])/100;0);0)" office:value-type="float" office:value="7" calcext:value-type="float">
            <text:p>7</text:p>
          </table:table-cell>
          <table:table-cell table:formula="of:=ROUNDUP(MAX((100-MAX([.S$5]+[.$F32];0))*(INT([.$I32]*[.$J32])-[.S$4])/100;0);0)" office:value-type="float" office:value="6" calcext:value-type="float">
            <text:p>6</text:p>
          </table:table-cell>
          <table:table-cell table:formula="of:=ROUNDUP(MAX((100-MAX([.T$5]+[.$F32];0))*(INT([.$I32]*[.$J32])-[.T$4])/100;0);0)" office:value-type="float" office:value="5" calcext:value-type="float">
            <text:p>5</text:p>
          </table:table-cell>
          <table:table-cell table:formula="of:=ROUNDUP(MAX((100-MAX([.U$5]+[.$F32];0))*(INT([.$I32]*[.$J32])-[.U$4])/100;0);0)" office:value-type="float" office:value="5" calcext:value-type="float">
            <text:p>5</text:p>
          </table:table-cell>
          <table:table-cell table:formula="of:=ROUNDUP(MAX((100-MAX([.V$5]+[.$F32];0))*(INT([.$I32]*[.$J32])-[.V$4])/100;0);0)" office:value-type="float" office:value="4" calcext:value-type="float">
            <text:p>4</text:p>
          </table:table-cell>
          <table:table-cell table:formula="of:=ROUNDUP(MAX((100-MAX([.W$5]+[.$F32];0))*(INT([.$I32]*[.$J32])-[.W$4])/100;0);0)" office:value-type="float" office:value="3" calcext:value-type="float">
            <text:p>3</text:p>
          </table:table-cell>
          <table:table-cell table:formula="of:=ROUNDUP(MAX((100-MAX([.X$5]+[.$F32];0))*(INT([.$I32]*[.$J32])-[.X$4])/100;0);0)" office:value-type="float" office:value="2" calcext:value-type="float">
            <text:p>2</text:p>
          </table:table-cell>
          <table:table-cell table:formula="of:=ROUNDUP(MAX((100-MAX([.Y$5]+[.$F32];0))*(INT([.$I32]*[.$J32])-[.Y$4])/100;0);0)" office:value-type="float" office:value="1" calcext:value-type="float">
            <text:p>1</text:p>
          </table:table-cell>
          <table:table-cell table:formula="of:=ROUNDUP(MAX((100-MAX([.Z$5]+[.$F32];0))*(INT([.$I32]*[.$J32])-[.Z$4])/100;0);0)" office:value-type="float" office:value="0" calcext:value-type="float">
            <text:p>0</text:p>
          </table:table-cell>
          <table:table-cell table:formula="of:=ROUNDUP(MAX((100-MAX([.AA$5]+[.$F32];0))*(INT([.$I32]*[.$J3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3]/[.H33]" office:value-type="float" office:value="0.5" calcext:value-type="float">
            <text:p>0.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L$5]+[.$F33];0))*(INT([.$I33]*[.$J33])-[.L$4])/100;0);0)" office:value-type="float" office:value="4" calcext:value-type="float">
            <text:p>4</text:p>
          </table:table-cell>
          <table:table-cell table:formula="of:=ROUNDUP(MAX((100-MAX([.M$5]+[.$F33];0))*(INT([.$I33]*[.$J33])-[.M$4])/100;0);0)" office:value-type="float" office:value="4" calcext:value-type="float">
            <text:p>4</text:p>
          </table:table-cell>
          <table:table-cell table:formula="of:=ROUNDUP(MAX((100-MAX([.N$5]+[.$F33];0))*(INT([.$I33]*[.$J33])-[.N$4])/100;0);0)" office:value-type="float" office:value="2" calcext:value-type="float">
            <text:p>2</text:p>
          </table:table-cell>
          <table:table-cell table:formula="of:=ROUNDUP(MAX((100-MAX([.O$5]+[.$F33];0))*(INT([.$I33]*[.$J33])-[.O$4])/100;0);0)" office:value-type="float" office:value="2" calcext:value-type="float">
            <text:p>2</text:p>
          </table:table-cell>
          <table:table-cell table:formula="of:=ROUNDUP(MAX((100-MAX([.P$5]+[.$F33];0))*(INT([.$I33]*[.$J33])-[.P$4])/100;0);0)" office:value-type="float" office:value="1" calcext:value-type="float">
            <text:p>1</text:p>
          </table:table-cell>
          <table:table-cell table:formula="of:=ROUNDUP(MAX((100-MAX([.Q$5]+[.$F33];0))*(INT([.$I33]*[.$J33])-[.Q$4])/100;0);0)" office:value-type="float" office:value="0" calcext:value-type="float">
            <text:p>0</text:p>
          </table:table-cell>
          <table:table-cell table:formula="of:=ROUNDUP(MAX((100-MAX([.R$5]+[.$F33];0))*(INT([.$I33]*[.$J33])-[.R$4])/100;0);0)" office:value-type="float" office:value="0" calcext:value-type="float">
            <text:p>0</text:p>
          </table:table-cell>
          <table:table-cell table:formula="of:=ROUNDUP(MAX((100-MAX([.S$5]+[.$F33];0))*(INT([.$I33]*[.$J33])-[.S$4])/100;0);0)" office:value-type="float" office:value="0" calcext:value-type="float">
            <text:p>0</text:p>
          </table:table-cell>
          <table:table-cell table:formula="of:=ROUNDUP(MAX((100-MAX([.T$5]+[.$F33];0))*(INT([.$I33]*[.$J33])-[.T$4])/100;0);0)" office:value-type="float" office:value="0" calcext:value-type="float">
            <text:p>0</text:p>
          </table:table-cell>
          <table:table-cell table:formula="of:=ROUNDUP(MAX((100-MAX([.U$5]+[.$F33];0))*(INT([.$I33]*[.$J33])-[.U$4])/100;0);0)" office:value-type="float" office:value="0" calcext:value-type="float">
            <text:p>0</text:p>
          </table:table-cell>
          <table:table-cell table:formula="of:=ROUNDUP(MAX((100-MAX([.V$5]+[.$F33];0))*(INT([.$I33]*[.$J33])-[.V$4])/100;0);0)" office:value-type="float" office:value="0" calcext:value-type="float">
            <text:p>0</text:p>
          </table:table-cell>
          <table:table-cell table:formula="of:=ROUNDUP(MAX((100-MAX([.W$5]+[.$F33];0))*(INT([.$I33]*[.$J33])-[.W$4])/100;0);0)" office:value-type="float" office:value="0" calcext:value-type="float">
            <text:p>0</text:p>
          </table:table-cell>
          <table:table-cell table:formula="of:=ROUNDUP(MAX((100-MAX([.X$5]+[.$F33];0))*(INT([.$I33]*[.$J33])-[.X$4])/100;0);0)" office:value-type="float" office:value="0" calcext:value-type="float">
            <text:p>0</text:p>
          </table:table-cell>
          <table:table-cell table:formula="of:=ROUNDUP(MAX((100-MAX([.Y$5]+[.$F33];0))*(INT([.$I33]*[.$J33])-[.Y$4])/100;0);0)" office:value-type="float" office:value="0" calcext:value-type="float">
            <text:p>0</text:p>
          </table:table-cell>
          <table:table-cell table:formula="of:=ROUNDUP(MAX((100-MAX([.Z$5]+[.$F33];0))*(INT([.$I33]*[.$J33])-[.Z$4])/100;0);0)" office:value-type="float" office:value="0" calcext:value-type="float">
            <text:p>0</text:p>
          </table:table-cell>
          <table:table-cell table:formula="of:=ROUNDUP(MAX((100-MAX([.AA$5]+[.$F33];0))*(INT([.$I33]*[.$J3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H34]" office:value-type="float" office:value="1" calcext:value-type="float">
            <text:p>1</text:p>
          </table:table-cell>
          <table:table-cell table:formula="of:=ROUND(AVERAGE([.C34];[.D34]))" office:value-type="float" office:value="20" calcext:value-type="float">
            <text:p>20</text:p>
          </table:table-cell>
          <table:table-cell/>
          <table:table-cell table:formula="of:=ROUNDUP(MAX((100-MAX([.L$5]+[.$F34];0))*(INT([.$I34]*[.$J34])-[.L$4])/100;0);0)" office:value-type="float" office:value="20" calcext:value-type="float">
            <text:p>20</text:p>
          </table:table-cell>
          <table:table-cell table:formula="of:=ROUNDUP(MAX((100-MAX([.M$5]+[.$F34];0))*(INT([.$I34]*[.$J34])-[.M$4])/100;0);0)" office:value-type="float" office:value="16" calcext:value-type="float">
            <text:p>16</text:p>
          </table:table-cell>
          <table:table-cell table:formula="of:=ROUNDUP(MAX((100-MAX([.N$5]+[.$F34];0))*(INT([.$I34]*[.$J34])-[.N$4])/100;0);0)" office:value-type="float" office:value="14" calcext:value-type="float">
            <text:p>14</text:p>
          </table:table-cell>
          <table:table-cell table:formula="of:=ROUNDUP(MAX((100-MAX([.O$5]+[.$F34];0))*(INT([.$I34]*[.$J34])-[.O$4])/100;0);0)" office:value-type="float" office:value="13" calcext:value-type="float">
            <text:p>13</text:p>
          </table:table-cell>
          <table:table-cell table:formula="of:=ROUNDUP(MAX((100-MAX([.P$5]+[.$F34];0))*(INT([.$I34]*[.$J34])-[.P$4])/100;0);0)" office:value-type="float" office:value="13" calcext:value-type="float">
            <text:p>13</text:p>
          </table:table-cell>
          <table:table-cell table:formula="of:=ROUNDUP(MAX((100-MAX([.Q$5]+[.$F34];0))*(INT([.$I34]*[.$J34])-[.Q$4])/100;0);0)" office:value-type="float" office:value="13" calcext:value-type="float">
            <text:p>13</text:p>
          </table:table-cell>
          <table:table-cell table:formula="of:=ROUNDUP(MAX((100-MAX([.R$5]+[.$F34];0))*(INT([.$I34]*[.$J34])-[.R$4])/100;0);0)" office:value-type="float" office:value="12" calcext:value-type="float">
            <text:p>12</text:p>
          </table:table-cell>
          <table:table-cell table:formula="of:=ROUNDUP(MAX((100-MAX([.S$5]+[.$F34];0))*(INT([.$I34]*[.$J34])-[.S$4])/100;0);0)" office:value-type="float" office:value="11" calcext:value-type="float">
            <text:p>11</text:p>
          </table:table-cell>
          <table:table-cell table:formula="of:=ROUNDUP(MAX((100-MAX([.T$5]+[.$F34];0))*(INT([.$I34]*[.$J34])-[.T$4])/100;0);0)" office:value-type="float" office:value="9" calcext:value-type="float">
            <text:p>9</text:p>
          </table:table-cell>
          <table:table-cell table:formula="of:=ROUNDUP(MAX((100-MAX([.U$5]+[.$F34];0))*(INT([.$I34]*[.$J34])-[.U$4])/100;0);0)" office:value-type="float" office:value="9" calcext:value-type="float">
            <text:p>9</text:p>
          </table:table-cell>
          <table:table-cell table:formula="of:=ROUNDUP(MAX((100-MAX([.V$5]+[.$F34];0))*(INT([.$I34]*[.$J34])-[.V$4])/100;0);0)" office:value-type="float" office:value="8" calcext:value-type="float">
            <text:p>8</text:p>
          </table:table-cell>
          <table:table-cell table:formula="of:=ROUNDUP(MAX((100-MAX([.W$5]+[.$F34];0))*(INT([.$I34]*[.$J34])-[.W$4])/100;0);0)" office:value-type="float" office:value="5" calcext:value-type="float">
            <text:p>5</text:p>
          </table:table-cell>
          <table:table-cell table:formula="of:=ROUNDUP(MAX((100-MAX([.X$5]+[.$F34];0))*(INT([.$I34]*[.$J34])-[.X$4])/100;0);0)" office:value-type="float" office:value="4" calcext:value-type="float">
            <text:p>4</text:p>
          </table:table-cell>
          <table:table-cell table:formula="of:=ROUNDUP(MAX((100-MAX([.Y$5]+[.$F34];0))*(INT([.$I34]*[.$J34])-[.Y$4])/100;0);0)" office:value-type="float" office:value="3" calcext:value-type="float">
            <text:p>3</text:p>
          </table:table-cell>
          <table:table-cell table:formula="of:=ROUNDUP(MAX((100-MAX([.Z$5]+[.$F34];0))*(INT([.$I34]*[.$J34])-[.Z$4])/100;0);0)" office:value-type="float" office:value="1" calcext:value-type="float">
            <text:p>1</text:p>
          </table:table-cell>
          <table:table-cell table:formula="of:=ROUNDUP(MAX((100-MAX([.AA$5]+[.$F34];0))*(INT([.$I34]*[.$J3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</text:p>
          </table:table-cell>
          <table:table-cell table:formula="of:=ROUND(AVERAGE([.C35];[.D35]))" office:value-type="float" office:value="20" calcext:value-type="float">
            <text:p>20</text:p>
          </table:table-cell>
          <table:table-cell/>
          <table:table-cell table:formula="of:=ROUNDUP(MAX((100-MAX([.L$5]+[.$F35];0))*(INT([.$I35]*[.$J35])-[.L$4])/100;0);0)" office:value-type="float" office:value="20" calcext:value-type="float">
            <text:p>20</text:p>
          </table:table-cell>
          <table:table-cell table:formula="of:=ROUNDUP(MAX((100-MAX([.M$5]+[.$F35];0))*(INT([.$I35]*[.$J35])-[.M$4])/100;0);0)" office:value-type="float" office:value="16" calcext:value-type="float">
            <text:p>16</text:p>
          </table:table-cell>
          <table:table-cell table:formula="of:=ROUNDUP(MAX((100-MAX([.N$5]+[.$F35];0))*(INT([.$I35]*[.$J35])-[.N$4])/100;0);0)" office:value-type="float" office:value="14" calcext:value-type="float">
            <text:p>14</text:p>
          </table:table-cell>
          <table:table-cell table:formula="of:=ROUNDUP(MAX((100-MAX([.O$5]+[.$F35];0))*(INT([.$I35]*[.$J35])-[.O$4])/100;0);0)" office:value-type="float" office:value="13" calcext:value-type="float">
            <text:p>13</text:p>
          </table:table-cell>
          <table:table-cell table:formula="of:=ROUNDUP(MAX((100-MAX([.P$5]+[.$F35];0))*(INT([.$I35]*[.$J35])-[.P$4])/100;0);0)" office:value-type="float" office:value="13" calcext:value-type="float">
            <text:p>13</text:p>
          </table:table-cell>
          <table:table-cell table:formula="of:=ROUNDUP(MAX((100-MAX([.Q$5]+[.$F35];0))*(INT([.$I35]*[.$J35])-[.Q$4])/100;0);0)" office:value-type="float" office:value="13" calcext:value-type="float">
            <text:p>13</text:p>
          </table:table-cell>
          <table:table-cell table:formula="of:=ROUNDUP(MAX((100-MAX([.R$5]+[.$F35];0))*(INT([.$I35]*[.$J35])-[.R$4])/100;0);0)" office:value-type="float" office:value="12" calcext:value-type="float">
            <text:p>12</text:p>
          </table:table-cell>
          <table:table-cell table:formula="of:=ROUNDUP(MAX((100-MAX([.S$5]+[.$F35];0))*(INT([.$I35]*[.$J35])-[.S$4])/100;0);0)" office:value-type="float" office:value="11" calcext:value-type="float">
            <text:p>11</text:p>
          </table:table-cell>
          <table:table-cell table:formula="of:=ROUNDUP(MAX((100-MAX([.T$5]+[.$F35];0))*(INT([.$I35]*[.$J35])-[.T$4])/100;0);0)" office:value-type="float" office:value="9" calcext:value-type="float">
            <text:p>9</text:p>
          </table:table-cell>
          <table:table-cell table:formula="of:=ROUNDUP(MAX((100-MAX([.U$5]+[.$F35];0))*(INT([.$I35]*[.$J35])-[.U$4])/100;0);0)" office:value-type="float" office:value="9" calcext:value-type="float">
            <text:p>9</text:p>
          </table:table-cell>
          <table:table-cell table:formula="of:=ROUNDUP(MAX((100-MAX([.V$5]+[.$F35];0))*(INT([.$I35]*[.$J35])-[.V$4])/100;0);0)" office:value-type="float" office:value="8" calcext:value-type="float">
            <text:p>8</text:p>
          </table:table-cell>
          <table:table-cell table:formula="of:=ROUNDUP(MAX((100-MAX([.W$5]+[.$F35];0))*(INT([.$I35]*[.$J35])-[.W$4])/100;0);0)" office:value-type="float" office:value="5" calcext:value-type="float">
            <text:p>5</text:p>
          </table:table-cell>
          <table:table-cell table:formula="of:=ROUNDUP(MAX((100-MAX([.X$5]+[.$F35];0))*(INT([.$I35]*[.$J35])-[.X$4])/100;0);0)" office:value-type="float" office:value="4" calcext:value-type="float">
            <text:p>4</text:p>
          </table:table-cell>
          <table:table-cell table:formula="of:=ROUNDUP(MAX((100-MAX([.Y$5]+[.$F35];0))*(INT([.$I35]*[.$J35])-[.Y$4])/100;0);0)" office:value-type="float" office:value="3" calcext:value-type="float">
            <text:p>3</text:p>
          </table:table-cell>
          <table:table-cell table:formula="of:=ROUNDUP(MAX((100-MAX([.Z$5]+[.$F35];0))*(INT([.$I35]*[.$J35])-[.Z$4])/100;0);0)" office:value-type="float" office:value="1" calcext:value-type="float">
            <text:p>1</text:p>
          </table:table-cell>
          <table:table-cell table:formula="of:=ROUNDUP(MAX((100-MAX([.AA$5]+[.$F35];0))*(INT([.$I35]*[.$J3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/[.H36]" office:value-type="float" office:value="1" calcext:value-type="float">
            <text:p>1</text:p>
          </table:table-cell>
          <table:table-cell table:formula="of:=ROUND(AVERAGE([.C36];[.D36]))" office:value-type="float" office:value="24" calcext:value-type="float">
            <text:p>24</text:p>
          </table:table-cell>
          <table:table-cell/>
          <table:table-cell table:formula="of:=ROUNDUP(MAX((100-MAX([.L$5]+[.$F36];0))*(INT([.$I36]*[.$J36])-[.L$4])/100;0);0)" office:value-type="float" office:value="24" calcext:value-type="float">
            <text:p>24</text:p>
          </table:table-cell>
          <table:table-cell table:formula="of:=ROUNDUP(MAX((100-MAX([.M$5]+[.$F36];0))*(INT([.$I36]*[.$J36])-[.M$4])/100;0);0)" office:value-type="float" office:value="20" calcext:value-type="float">
            <text:p>20</text:p>
          </table:table-cell>
          <table:table-cell table:formula="of:=ROUNDUP(MAX((100-MAX([.N$5]+[.$F36];0))*(INT([.$I36]*[.$J36])-[.N$4])/100;0);0)" office:value-type="float" office:value="17" calcext:value-type="float">
            <text:p>17</text:p>
          </table:table-cell>
          <table:table-cell table:formula="of:=ROUNDUP(MAX((100-MAX([.O$5]+[.$F36];0))*(INT([.$I36]*[.$J36])-[.O$4])/100;0);0)" office:value-type="float" office:value="16" calcext:value-type="float">
            <text:p>16</text:p>
          </table:table-cell>
          <table:table-cell table:formula="of:=ROUNDUP(MAX((100-MAX([.P$5]+[.$F36];0))*(INT([.$I36]*[.$J36])-[.P$4])/100;0);0)" office:value-type="float" office:value="16" calcext:value-type="float">
            <text:p>16</text:p>
          </table:table-cell>
          <table:table-cell table:formula="of:=ROUNDUP(MAX((100-MAX([.Q$5]+[.$F36];0))*(INT([.$I36]*[.$J36])-[.Q$4])/100;0);0)" office:value-type="float" office:value="16" calcext:value-type="float">
            <text:p>16</text:p>
          </table:table-cell>
          <table:table-cell table:formula="of:=ROUNDUP(MAX((100-MAX([.R$5]+[.$F36];0))*(INT([.$I36]*[.$J36])-[.R$4])/100;0);0)" office:value-type="float" office:value="14" calcext:value-type="float">
            <text:p>14</text:p>
          </table:table-cell>
          <table:table-cell table:formula="of:=ROUNDUP(MAX((100-MAX([.S$5]+[.$F36];0))*(INT([.$I36]*[.$J36])-[.S$4])/100;0);0)" office:value-type="float" office:value="13" calcext:value-type="float">
            <text:p>13</text:p>
          </table:table-cell>
          <table:table-cell table:formula="of:=ROUNDUP(MAX((100-MAX([.T$5]+[.$F36];0))*(INT([.$I36]*[.$J36])-[.T$4])/100;0);0)" office:value-type="float" office:value="12" calcext:value-type="float">
            <text:p>12</text:p>
          </table:table-cell>
          <table:table-cell table:formula="of:=ROUNDUP(MAX((100-MAX([.U$5]+[.$F36];0))*(INT([.$I36]*[.$J36])-[.U$4])/100;0);0)" office:value-type="float" office:value="11" calcext:value-type="float">
            <text:p>11</text:p>
          </table:table-cell>
          <table:table-cell table:formula="of:=ROUNDUP(MAX((100-MAX([.V$5]+[.$F36];0))*(INT([.$I36]*[.$J36])-[.V$4])/100;0);0)" office:value-type="float" office:value="10" calcext:value-type="float">
            <text:p>10</text:p>
          </table:table-cell>
          <table:table-cell table:formula="of:=ROUNDUP(MAX((100-MAX([.W$5]+[.$F36];0))*(INT([.$I36]*[.$J36])-[.W$4])/100;0);0)" office:value-type="float" office:value="8" calcext:value-type="float">
            <text:p>8</text:p>
          </table:table-cell>
          <table:table-cell table:formula="of:=ROUNDUP(MAX((100-MAX([.X$5]+[.$F36];0))*(INT([.$I36]*[.$J36])-[.X$4])/100;0);0)" office:value-type="float" office:value="6" calcext:value-type="float">
            <text:p>6</text:p>
          </table:table-cell>
          <table:table-cell table:formula="of:=ROUNDUP(MAX((100-MAX([.Y$5]+[.$F36];0))*(INT([.$I36]*[.$J36])-[.Y$4])/100;0);0)" office:value-type="float" office:value="5" calcext:value-type="float">
            <text:p>5</text:p>
          </table:table-cell>
          <table:table-cell table:formula="of:=ROUNDUP(MAX((100-MAX([.Z$5]+[.$F36];0))*(INT([.$I36]*[.$J36])-[.Z$4])/100;0);0)" office:value-type="float" office:value="3" calcext:value-type="float">
            <text:p>3</text:p>
          </table:table-cell>
          <table:table-cell table:formula="of:=ROUNDUP(MAX((100-MAX([.AA$5]+[.$F36];0))*(INT([.$I36]*[.$J36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</text:p>
          </table:table-cell>
          <table:table-cell table:formula="of:=ROUND(AVERAGE([.C37];[.D37]))" office:value-type="float" office:value="18" calcext:value-type="float">
            <text:p>18</text:p>
          </table:table-cell>
          <table:table-cell/>
          <table:table-cell table:formula="of:=ROUNDUP(MAX((100-MAX([.L$5]+[.$F37];0))*(INT([.$I37]*[.$J37])-[.L$4])/100;0);0)" office:value-type="float" office:value="18" calcext:value-type="float">
            <text:p>18</text:p>
          </table:table-cell>
          <table:table-cell table:formula="of:=ROUNDUP(MAX((100-MAX([.M$5]+[.$F37];0))*(INT([.$I37]*[.$J37])-[.M$4])/100;0);0)" office:value-type="float" office:value="15" calcext:value-type="float">
            <text:p>15</text:p>
          </table:table-cell>
          <table:table-cell table:formula="of:=ROUNDUP(MAX((100-MAX([.N$5]+[.$F37];0))*(INT([.$I37]*[.$J37])-[.N$4])/100;0);0)" office:value-type="float" office:value="12" calcext:value-type="float">
            <text:p>12</text:p>
          </table:table-cell>
          <table:table-cell table:formula="of:=ROUNDUP(MAX((100-MAX([.O$5]+[.$F37];0))*(INT([.$I37]*[.$J37])-[.O$4])/100;0);0)" office:value-type="float" office:value="12" calcext:value-type="float">
            <text:p>12</text:p>
          </table:table-cell>
          <table:table-cell table:formula="of:=ROUNDUP(MAX((100-MAX([.P$5]+[.$F37];0))*(INT([.$I37]*[.$J37])-[.P$4])/100;0);0)" office:value-type="float" office:value="12" calcext:value-type="float">
            <text:p>12</text:p>
          </table:table-cell>
          <table:table-cell table:formula="of:=ROUNDUP(MAX((100-MAX([.Q$5]+[.$F37];0))*(INT([.$I37]*[.$J37])-[.Q$4])/100;0);0)" office:value-type="float" office:value="12" calcext:value-type="float">
            <text:p>12</text:p>
          </table:table-cell>
          <table:table-cell table:formula="of:=ROUNDUP(MAX((100-MAX([.R$5]+[.$F37];0))*(INT([.$I37]*[.$J37])-[.R$4])/100;0);0)" office:value-type="float" office:value="10" calcext:value-type="float">
            <text:p>10</text:p>
          </table:table-cell>
          <table:table-cell table:formula="of:=ROUNDUP(MAX((100-MAX([.S$5]+[.$F37];0))*(INT([.$I37]*[.$J37])-[.S$4])/100;0);0)" office:value-type="float" office:value="10" calcext:value-type="float">
            <text:p>10</text:p>
          </table:table-cell>
          <table:table-cell table:formula="of:=ROUNDUP(MAX((100-MAX([.T$5]+[.$F37];0))*(INT([.$I37]*[.$J37])-[.T$4])/100;0);0)" office:value-type="float" office:value="8" calcext:value-type="float">
            <text:p>8</text:p>
          </table:table-cell>
          <table:table-cell table:formula="of:=ROUNDUP(MAX((100-MAX([.U$5]+[.$F37];0))*(INT([.$I37]*[.$J37])-[.U$4])/100;0);0)" office:value-type="float" office:value="8" calcext:value-type="float">
            <text:p>8</text:p>
          </table:table-cell>
          <table:table-cell table:formula="of:=ROUNDUP(MAX((100-MAX([.V$5]+[.$F37];0))*(INT([.$I37]*[.$J37])-[.V$4])/100;0);0)" office:value-type="float" office:value="6" calcext:value-type="float">
            <text:p>6</text:p>
          </table:table-cell>
          <table:table-cell table:formula="of:=ROUNDUP(MAX((100-MAX([.W$5]+[.$F37];0))*(INT([.$I37]*[.$J37])-[.W$4])/100;0);0)" office:value-type="float" office:value="4" calcext:value-type="float">
            <text:p>4</text:p>
          </table:table-cell>
          <table:table-cell table:formula="of:=ROUNDUP(MAX((100-MAX([.X$5]+[.$F37];0))*(INT([.$I37]*[.$J37])-[.X$4])/100;0);0)" office:value-type="float" office:value="3" calcext:value-type="float">
            <text:p>3</text:p>
          </table:table-cell>
          <table:table-cell table:formula="of:=ROUNDUP(MAX((100-MAX([.Y$5]+[.$F37];0))*(INT([.$I37]*[.$J37])-[.Y$4])/100;0);0)" office:value-type="float" office:value="2" calcext:value-type="float">
            <text:p>2</text:p>
          </table:table-cell>
          <table:table-cell table:formula="of:=ROUNDUP(MAX((100-MAX([.Z$5]+[.$F37];0))*(INT([.$I37]*[.$J37])-[.Z$4])/100;0);0)" office:value-type="float" office:value="0" calcext:value-type="float">
            <text:p>0</text:p>
          </table:table-cell>
          <table:table-cell table:formula="of:=ROUNDUP(MAX((100-MAX([.AA$5]+[.$F37];0))*(INT([.$I37]*[.$J3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/[.H38]" office:value-type="float" office:value="1" calcext:value-type="float">
            <text:p>1</text:p>
          </table:table-cell>
          <table:table-cell table:formula="of:=ROUND(AVERAGE([.C38];[.D38]))" office:value-type="float" office:value="17" calcext:value-type="float">
            <text:p>17</text:p>
          </table:table-cell>
          <table:table-cell/>
          <table:table-cell table:formula="of:=ROUNDUP(MAX((100-MAX([.L$5]+[.$F38];0))*(INT([.$I38]*[.$J38])-[.L$4])/100;0);0)" office:value-type="float" office:value="17" calcext:value-type="float">
            <text:p>17</text:p>
          </table:table-cell>
          <table:table-cell table:formula="of:=ROUNDUP(MAX((100-MAX([.M$5]+[.$F38];0))*(INT([.$I38]*[.$J38])-[.M$4])/100;0);0)" office:value-type="float" office:value="14" calcext:value-type="float">
            <text:p>14</text:p>
          </table:table-cell>
          <table:table-cell table:formula="of:=ROUNDUP(MAX((100-MAX([.N$5]+[.$F38];0))*(INT([.$I38]*[.$J38])-[.N$4])/100;0);0)" office:value-type="float" office:value="12" calcext:value-type="float">
            <text:p>12</text:p>
          </table:table-cell>
          <table:table-cell table:formula="of:=ROUNDUP(MAX((100-MAX([.O$5]+[.$F38];0))*(INT([.$I38]*[.$J38])-[.O$4])/100;0);0)" office:value-type="float" office:value="11" calcext:value-type="float">
            <text:p>11</text:p>
          </table:table-cell>
          <table:table-cell table:formula="of:=ROUNDUP(MAX((100-MAX([.P$5]+[.$F38];0))*(INT([.$I38]*[.$J38])-[.P$4])/100;0);0)" office:value-type="float" office:value="11" calcext:value-type="float">
            <text:p>11</text:p>
          </table:table-cell>
          <table:table-cell table:formula="of:=ROUNDUP(MAX((100-MAX([.Q$5]+[.$F38];0))*(INT([.$I38]*[.$J38])-[.Q$4])/100;0);0)" office:value-type="float" office:value="11" calcext:value-type="float">
            <text:p>11</text:p>
          </table:table-cell>
          <table:table-cell table:formula="of:=ROUNDUP(MAX((100-MAX([.R$5]+[.$F38];0))*(INT([.$I38]*[.$J38])-[.R$4])/100;0);0)" office:value-type="float" office:value="10" calcext:value-type="float">
            <text:p>10</text:p>
          </table:table-cell>
          <table:table-cell table:formula="of:=ROUNDUP(MAX((100-MAX([.S$5]+[.$F38];0))*(INT([.$I38]*[.$J38])-[.S$4])/100;0);0)" office:value-type="float" office:value="9" calcext:value-type="float">
            <text:p>9</text:p>
          </table:table-cell>
          <table:table-cell table:formula="of:=ROUNDUP(MAX((100-MAX([.T$5]+[.$F38];0))*(INT([.$I38]*[.$J38])-[.T$4])/100;0);0)" office:value-type="float" office:value="8" calcext:value-type="float">
            <text:p>8</text:p>
          </table:table-cell>
          <table:table-cell table:formula="of:=ROUNDUP(MAX((100-MAX([.U$5]+[.$F38];0))*(INT([.$I38]*[.$J38])-[.U$4])/100;0);0)" office:value-type="float" office:value="7" calcext:value-type="float">
            <text:p>7</text:p>
          </table:table-cell>
          <table:table-cell table:formula="of:=ROUNDUP(MAX((100-MAX([.V$5]+[.$F38];0))*(INT([.$I38]*[.$J38])-[.V$4])/100;0);0)" office:value-type="float" office:value="6" calcext:value-type="float">
            <text:p>6</text:p>
          </table:table-cell>
          <table:table-cell table:formula="of:=ROUNDUP(MAX((100-MAX([.W$5]+[.$F38];0))*(INT([.$I38]*[.$J38])-[.W$4])/100;0);0)" office:value-type="float" office:value="3" calcext:value-type="float">
            <text:p>3</text:p>
          </table:table-cell>
          <table:table-cell table:formula="of:=ROUNDUP(MAX((100-MAX([.X$5]+[.$F38];0))*(INT([.$I38]*[.$J38])-[.X$4])/100;0);0)" office:value-type="float" office:value="2" calcext:value-type="float">
            <text:p>2</text:p>
          </table:table-cell>
          <table:table-cell table:formula="of:=ROUNDUP(MAX((100-MAX([.Y$5]+[.$F38];0))*(INT([.$I38]*[.$J38])-[.Y$4])/100;0);0)" office:value-type="float" office:value="1" calcext:value-type="float">
            <text:p>1</text:p>
          </table:table-cell>
          <table:table-cell table:formula="of:=ROUNDUP(MAX((100-MAX([.Z$5]+[.$F38];0))*(INT([.$I38]*[.$J38])-[.Z$4])/100;0);0)" office:value-type="float" office:value="0" calcext:value-type="float">
            <text:p>0</text:p>
          </table:table-cell>
          <table:table-cell table:formula="of:=ROUNDUP(MAX((100-MAX([.AA$5]+[.$F38];0))*(INT([.$I38]*[.$J3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H39]" office:value-type="float" office:value="0.5" calcext:value-type="float">
            <text:p>0.5</text:p>
          </table:table-cell>
          <table:table-cell table:formula="of:=ROUND(AVERAGE([.C39];[.D39]))" office:value-type="float" office:value="17" calcext:value-type="float">
            <text:p>17</text:p>
          </table:table-cell>
          <table:table-cell/>
          <table:table-cell table:formula="of:=ROUNDUP(MAX((100-MAX([.L$5]+[.$F39];0))*(INT([.$I39]*[.$J39])-[.L$4])/100;0);0)" office:value-type="float" office:value="8" calcext:value-type="float">
            <text:p>8</text:p>
          </table:table-cell>
          <table:table-cell table:formula="of:=ROUNDUP(MAX((100-MAX([.M$5]+[.$F39];0))*(INT([.$I39]*[.$J39])-[.M$4])/100;0);0)" office:value-type="float" office:value="8" calcext:value-type="float">
            <text:p>8</text:p>
          </table:table-cell>
          <table:table-cell table:formula="of:=ROUNDUP(MAX((100-MAX([.N$5]+[.$F39];0))*(INT([.$I39]*[.$J39])-[.N$4])/100;0);0)" office:value-type="float" office:value="6" calcext:value-type="float">
            <text:p>6</text:p>
          </table:table-cell>
          <table:table-cell table:formula="of:=ROUNDUP(MAX((100-MAX([.O$5]+[.$F39];0))*(INT([.$I39]*[.$J39])-[.O$4])/100;0);0)" office:value-type="float" office:value="6" calcext:value-type="float">
            <text:p>6</text:p>
          </table:table-cell>
          <table:table-cell table:formula="of:=ROUNDUP(MAX((100-MAX([.P$5]+[.$F39];0))*(INT([.$I39]*[.$J39])-[.P$4])/100;0);0)" office:value-type="float" office:value="5" calcext:value-type="float">
            <text:p>5</text:p>
          </table:table-cell>
          <table:table-cell table:formula="of:=ROUNDUP(MAX((100-MAX([.Q$5]+[.$F39];0))*(INT([.$I39]*[.$J39])-[.Q$4])/100;0);0)" office:value-type="float" office:value="4" calcext:value-type="float">
            <text:p>4</text:p>
          </table:table-cell>
          <table:table-cell table:formula="of:=ROUNDUP(MAX((100-MAX([.R$5]+[.$F39];0))*(INT([.$I39]*[.$J39])-[.R$4])/100;0);0)" office:value-type="float" office:value="4" calcext:value-type="float">
            <text:p>4</text:p>
          </table:table-cell>
          <table:table-cell table:formula="of:=ROUNDUP(MAX((100-MAX([.S$5]+[.$F39];0))*(INT([.$I39]*[.$J39])-[.S$4])/100;0);0)" office:value-type="float" office:value="4" calcext:value-type="float">
            <text:p>4</text:p>
          </table:table-cell>
          <table:table-cell table:formula="of:=ROUNDUP(MAX((100-MAX([.T$5]+[.$F39];0))*(INT([.$I39]*[.$J39])-[.T$4])/100;0);0)" office:value-type="float" office:value="3" calcext:value-type="float">
            <text:p>3</text:p>
          </table:table-cell>
          <table:table-cell table:formula="of:=ROUNDUP(MAX((100-MAX([.U$5]+[.$F39];0))*(INT([.$I39]*[.$J39])-[.U$4])/100;0);0)" office:value-type="float" office:value="2" calcext:value-type="float">
            <text:p>2</text:p>
          </table:table-cell>
          <table:table-cell table:formula="of:=ROUNDUP(MAX((100-MAX([.V$5]+[.$F39];0))*(INT([.$I39]*[.$J39])-[.V$4])/100;0);0)" office:value-type="float" office:value="0" calcext:value-type="float">
            <text:p>0</text:p>
          </table:table-cell>
          <table:table-cell table:formula="of:=ROUNDUP(MAX((100-MAX([.W$5]+[.$F39];0))*(INT([.$I39]*[.$J39])-[.W$4])/100;0);0)" office:value-type="float" office:value="0" calcext:value-type="float">
            <text:p>0</text:p>
          </table:table-cell>
          <table:table-cell table:formula="of:=ROUNDUP(MAX((100-MAX([.X$5]+[.$F39];0))*(INT([.$I39]*[.$J39])-[.X$4])/100;0);0)" office:value-type="float" office:value="0" calcext:value-type="float">
            <text:p>0</text:p>
          </table:table-cell>
          <table:table-cell table:formula="of:=ROUNDUP(MAX((100-MAX([.Y$5]+[.$F39];0))*(INT([.$I39]*[.$J39])-[.Y$4])/100;0);0)" office:value-type="float" office:value="0" calcext:value-type="float">
            <text:p>0</text:p>
          </table:table-cell>
          <table:table-cell table:formula="of:=ROUNDUP(MAX((100-MAX([.Z$5]+[.$F39];0))*(INT([.$I39]*[.$J39])-[.Z$4])/100;0);0)" office:value-type="float" office:value="0" calcext:value-type="float">
            <text:p>0</text:p>
          </table:table-cell>
          <table:table-cell table:formula="of:=ROUNDUP(MAX((100-MAX([.AA$5]+[.$F39];0))*(INT([.$I39]*[.$J3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0]/[.H40]" office:value-type="float" office:value="1.5" calcext:value-type="float">
            <text:p>1.5</text:p>
          </table:table-cell>
          <table:table-cell table:formula="of:=ROUND(AVERAGE([.C40];[.D40]))" office:value-type="float" office:value="38" calcext:value-type="float">
            <text:p>38</text:p>
          </table:table-cell>
          <table:table-cell/>
          <table:table-cell table:formula="of:=ROUNDUP(MAX((100-MAX([.L$5]+[.$F40];0))*(INT([.$I40]*[.$J40])-[.L$4])/100;0);0)" office:value-type="float" office:value="57" calcext:value-type="float">
            <text:p>57</text:p>
          </table:table-cell>
          <table:table-cell table:formula="of:=ROUNDUP(MAX((100-MAX([.M$5]+[.$F40];0))*(INT([.$I40]*[.$J40])-[.M$4])/100;0);0)" office:value-type="float" office:value="57" calcext:value-type="float">
            <text:p>57</text:p>
          </table:table-cell>
          <table:table-cell table:formula="of:=ROUNDUP(MAX((100-MAX([.N$5]+[.$F40];0))*(INT([.$I40]*[.$J40])-[.N$4])/100;0);0)" office:value-type="float" office:value="53" calcext:value-type="float">
            <text:p>53</text:p>
          </table:table-cell>
          <table:table-cell table:formula="of:=ROUNDUP(MAX((100-MAX([.O$5]+[.$F40];0))*(INT([.$I40]*[.$J40])-[.O$4])/100;0);0)" office:value-type="float" office:value="50" calcext:value-type="float">
            <text:p>50</text:p>
          </table:table-cell>
          <table:table-cell table:formula="of:=ROUNDUP(MAX((100-MAX([.P$5]+[.$F40];0))*(INT([.$I40]*[.$J40])-[.P$4])/100;0);0)" office:value-type="float" office:value="52" calcext:value-type="float">
            <text:p>52</text:p>
          </table:table-cell>
          <table:table-cell table:formula="of:=ROUNDUP(MAX((100-MAX([.Q$5]+[.$F40];0))*(INT([.$I40]*[.$J40])-[.Q$4])/100;0);0)" office:value-type="float" office:value="53" calcext:value-type="float">
            <text:p>53</text:p>
          </table:table-cell>
          <table:table-cell table:formula="of:=ROUNDUP(MAX((100-MAX([.R$5]+[.$F40];0))*(INT([.$I40]*[.$J40])-[.R$4])/100;0);0)" office:value-type="float" office:value="48" calcext:value-type="float">
            <text:p>48</text:p>
          </table:table-cell>
          <table:table-cell table:formula="of:=ROUNDUP(MAX((100-MAX([.S$5]+[.$F40];0))*(INT([.$I40]*[.$J40])-[.S$4])/100;0);0)" office:value-type="float" office:value="46" calcext:value-type="float">
            <text:p>46</text:p>
          </table:table-cell>
          <table:table-cell table:formula="of:=ROUNDUP(MAX((100-MAX([.T$5]+[.$F40];0))*(INT([.$I40]*[.$J40])-[.T$4])/100;0);0)" office:value-type="float" office:value="42" calcext:value-type="float">
            <text:p>42</text:p>
          </table:table-cell>
          <table:table-cell table:formula="of:=ROUNDUP(MAX((100-MAX([.U$5]+[.$F40];0))*(INT([.$I40]*[.$J40])-[.U$4])/100;0);0)" office:value-type="float" office:value="41" calcext:value-type="float">
            <text:p>41</text:p>
          </table:table-cell>
          <table:table-cell table:formula="of:=ROUNDUP(MAX((100-MAX([.V$5]+[.$F40];0))*(INT([.$I40]*[.$J40])-[.V$4])/100;0);0)" office:value-type="float" office:value="40" calcext:value-type="float">
            <text:p>40</text:p>
          </table:table-cell>
          <table:table-cell table:formula="of:=ROUNDUP(MAX((100-MAX([.W$5]+[.$F40];0))*(INT([.$I40]*[.$J40])-[.W$4])/100;0);0)" office:value-type="float" office:value="36" calcext:value-type="float">
            <text:p>36</text:p>
          </table:table-cell>
          <table:table-cell table:formula="of:=ROUNDUP(MAX((100-MAX([.X$5]+[.$F40];0))*(INT([.$I40]*[.$J40])-[.X$4])/100;0);0)" office:value-type="float" office:value="31" calcext:value-type="float">
            <text:p>31</text:p>
          </table:table-cell>
          <table:table-cell table:formula="of:=ROUNDUP(MAX((100-MAX([.Y$5]+[.$F40];0))*(INT([.$I40]*[.$J40])-[.Y$4])/100;0);0)" office:value-type="float" office:value="28" calcext:value-type="float">
            <text:p>28</text:p>
          </table:table-cell>
          <table:table-cell table:formula="of:=ROUNDUP(MAX((100-MAX([.Z$5]+[.$F40];0))*(INT([.$I40]*[.$J40])-[.Z$4])/100;0);0)" office:value-type="float" office:value="24" calcext:value-type="float">
            <text:p>24</text:p>
          </table:table-cell>
          <table:table-cell table:formula="of:=ROUNDUP(MAX((100-MAX([.AA$5]+[.$F40];0))*(INT([.$I40]*[.$J40])-[.AA$4])/100;0)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1]/[.H41]" office:value-type="float" office:value="1.5" calcext:value-type="float">
            <text:p>1.5</text:p>
          </table:table-cell>
          <table:table-cell table:formula="of:=ROUND(AVERAGE([.C41];[.D41]))" office:value-type="float" office:value="27" calcext:value-type="float">
            <text:p>27</text:p>
          </table:table-cell>
          <table:table-cell/>
          <table:table-cell table:formula="of:=ROUNDUP(MAX((100-MAX([.L$5]+[.$F41];0))*(INT([.$I41]*[.$J41])-[.L$4])/100;0);0)" office:value-type="float" office:value="40" calcext:value-type="float">
            <text:p>40</text:p>
          </table:table-cell>
          <table:table-cell table:formula="of:=ROUNDUP(MAX((100-MAX([.M$5]+[.$F41];0))*(INT([.$I41]*[.$J41])-[.M$4])/100;0);0)" office:value-type="float" office:value="40" calcext:value-type="float">
            <text:p>40</text:p>
          </table:table-cell>
          <table:table-cell table:formula="of:=ROUNDUP(MAX((100-MAX([.N$5]+[.$F41];0))*(INT([.$I41]*[.$J41])-[.N$4])/100;0);0)" office:value-type="float" office:value="37" calcext:value-type="float">
            <text:p>37</text:p>
          </table:table-cell>
          <table:table-cell table:formula="of:=ROUNDUP(MAX((100-MAX([.O$5]+[.$F41];0))*(INT([.$I41]*[.$J41])-[.O$4])/100;0);0)" office:value-type="float" office:value="35" calcext:value-type="float">
            <text:p>35</text:p>
          </table:table-cell>
          <table:table-cell table:formula="of:=ROUNDUP(MAX((100-MAX([.P$5]+[.$F41];0))*(INT([.$I41]*[.$J41])-[.P$4])/100;0);0)" office:value-type="float" office:value="36" calcext:value-type="float">
            <text:p>36</text:p>
          </table:table-cell>
          <table:table-cell table:formula="of:=ROUNDUP(MAX((100-MAX([.Q$5]+[.$F41];0))*(INT([.$I41]*[.$J41])-[.Q$4])/100;0);0)" office:value-type="float" office:value="36" calcext:value-type="float">
            <text:p>36</text:p>
          </table:table-cell>
          <table:table-cell table:formula="of:=ROUNDUP(MAX((100-MAX([.R$5]+[.$F41];0))*(INT([.$I41]*[.$J41])-[.R$4])/100;0);0)" office:value-type="float" office:value="33" calcext:value-type="float">
            <text:p>33</text:p>
          </table:table-cell>
          <table:table-cell table:formula="of:=ROUNDUP(MAX((100-MAX([.S$5]+[.$F41];0))*(INT([.$I41]*[.$J41])-[.S$4])/100;0);0)" office:value-type="float" office:value="31" calcext:value-type="float">
            <text:p>31</text:p>
          </table:table-cell>
          <table:table-cell table:formula="of:=ROUNDUP(MAX((100-MAX([.T$5]+[.$F41];0))*(INT([.$I41]*[.$J41])-[.T$4])/100;0);0)" office:value-type="float" office:value="28" calcext:value-type="float">
            <text:p>28</text:p>
          </table:table-cell>
          <table:table-cell table:formula="of:=ROUNDUP(MAX((100-MAX([.U$5]+[.$F41];0))*(INT([.$I41]*[.$J41])-[.U$4])/100;0);0)" office:value-type="float" office:value="28" calcext:value-type="float">
            <text:p>28</text:p>
          </table:table-cell>
          <table:table-cell table:formula="of:=ROUNDUP(MAX((100-MAX([.V$5]+[.$F41];0))*(INT([.$I41]*[.$J41])-[.V$4])/100;0);0)" office:value-type="float" office:value="26" calcext:value-type="float">
            <text:p>26</text:p>
          </table:table-cell>
          <table:table-cell table:formula="of:=ROUNDUP(MAX((100-MAX([.W$5]+[.$F41];0))*(INT([.$I41]*[.$J41])-[.W$4])/100;0);0)" office:value-type="float" office:value="23" calcext:value-type="float">
            <text:p>23</text:p>
          </table:table-cell>
          <table:table-cell table:formula="of:=ROUNDUP(MAX((100-MAX([.X$5]+[.$F41];0))*(INT([.$I41]*[.$J41])-[.X$4])/100;0);0)" office:value-type="float" office:value="19" calcext:value-type="float">
            <text:p>19</text:p>
          </table:table-cell>
          <table:table-cell table:formula="of:=ROUNDUP(MAX((100-MAX([.Y$5]+[.$F41];0))*(INT([.$I41]*[.$J41])-[.Y$4])/100;0);0)" office:value-type="float" office:value="17" calcext:value-type="float">
            <text:p>17</text:p>
          </table:table-cell>
          <table:table-cell table:formula="of:=ROUNDUP(MAX((100-MAX([.Z$5]+[.$F41];0))*(INT([.$I41]*[.$J41])-[.Z$4])/100;0);0)" office:value-type="float" office:value="14" calcext:value-type="float">
            <text:p>14</text:p>
          </table:table-cell>
          <table:table-cell table:formula="of:=ROUNDUP(MAX((100-MAX([.AA$5]+[.$F41];0))*(INT([.$I41]*[.$J4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2]/[.H42]" office:value-type="float" office:value="1.5" calcext:value-type="float">
            <text:p>1.5</text:p>
          </table:table-cell>
          <table:table-cell table:formula="of:=ROUND(AVERAGE([.C42];[.D42]))" office:value-type="float" office:value="15" calcext:value-type="float">
            <text:p>15</text:p>
          </table:table-cell>
          <table:table-cell/>
          <table:table-cell table:formula="of:=ROUNDUP(MAX((100-MAX([.L$5]+[.$F42];0))*(INT([.$I42]*[.$J42])-[.L$4])/100;0);0)" office:value-type="float" office:value="22" calcext:value-type="float">
            <text:p>22</text:p>
          </table:table-cell>
          <table:table-cell table:formula="of:=ROUNDUP(MAX((100-MAX([.M$5]+[.$F42];0))*(INT([.$I42]*[.$J42])-[.M$4])/100;0);0)" office:value-type="float" office:value="20" calcext:value-type="float">
            <text:p>20</text:p>
          </table:table-cell>
          <table:table-cell table:formula="of:=ROUNDUP(MAX((100-MAX([.N$5]+[.$F42];0))*(INT([.$I42]*[.$J42])-[.N$4])/100;0);0)" office:value-type="float" office:value="17" calcext:value-type="float">
            <text:p>17</text:p>
          </table:table-cell>
          <table:table-cell table:formula="of:=ROUNDUP(MAX((100-MAX([.O$5]+[.$F42];0))*(INT([.$I42]*[.$J42])-[.O$4])/100;0);0)" office:value-type="float" office:value="16" calcext:value-type="float">
            <text:p>16</text:p>
          </table:table-cell>
          <table:table-cell table:formula="of:=ROUNDUP(MAX((100-MAX([.P$5]+[.$F42];0))*(INT([.$I42]*[.$J42])-[.P$4])/100;0);0)" office:value-type="float" office:value="17" calcext:value-type="float">
            <text:p>17</text:p>
          </table:table-cell>
          <table:table-cell table:formula="of:=ROUNDUP(MAX((100-MAX([.Q$5]+[.$F42];0))*(INT([.$I42]*[.$J42])-[.Q$4])/100;0);0)" office:value-type="float" office:value="17" calcext:value-type="float">
            <text:p>17</text:p>
          </table:table-cell>
          <table:table-cell table:formula="of:=ROUNDUP(MAX((100-MAX([.R$5]+[.$F42];0))*(INT([.$I42]*[.$J42])-[.R$4])/100;0);0)" office:value-type="float" office:value="15" calcext:value-type="float">
            <text:p>15</text:p>
          </table:table-cell>
          <table:table-cell table:formula="of:=ROUNDUP(MAX((100-MAX([.S$5]+[.$F42];0))*(INT([.$I42]*[.$J42])-[.S$4])/100;0);0)" office:value-type="float" office:value="14" calcext:value-type="float">
            <text:p>14</text:p>
          </table:table-cell>
          <table:table-cell table:formula="of:=ROUNDUP(MAX((100-MAX([.T$5]+[.$F42];0))*(INT([.$I42]*[.$J42])-[.T$4])/100;0);0)" office:value-type="float" office:value="12" calcext:value-type="float">
            <text:p>12</text:p>
          </table:table-cell>
          <table:table-cell table:formula="of:=ROUNDUP(MAX((100-MAX([.U$5]+[.$F42];0))*(INT([.$I42]*[.$J42])-[.U$4])/100;0);0)" office:value-type="float" office:value="12" calcext:value-type="float">
            <text:p>12</text:p>
          </table:table-cell>
          <table:table-cell table:formula="of:=ROUNDUP(MAX((100-MAX([.V$5]+[.$F42];0))*(INT([.$I42]*[.$J42])-[.V$4])/100;0);0)" office:value-type="float" office:value="10" calcext:value-type="float">
            <text:p>10</text:p>
          </table:table-cell>
          <table:table-cell table:formula="of:=ROUNDUP(MAX((100-MAX([.W$5]+[.$F42];0))*(INT([.$I42]*[.$J42])-[.W$4])/100;0);0)" office:value-type="float" office:value="7" calcext:value-type="float">
            <text:p>7</text:p>
          </table:table-cell>
          <table:table-cell table:formula="of:=ROUNDUP(MAX((100-MAX([.X$5]+[.$F42];0))*(INT([.$I42]*[.$J42])-[.X$4])/100;0);0)" office:value-type="float" office:value="6" calcext:value-type="float">
            <text:p>6</text:p>
          </table:table-cell>
          <table:table-cell table:formula="of:=ROUNDUP(MAX((100-MAX([.Y$5]+[.$F42];0))*(INT([.$I42]*[.$J42])-[.Y$4])/100;0);0)" office:value-type="float" office:value="4" calcext:value-type="float">
            <text:p>4</text:p>
          </table:table-cell>
          <table:table-cell table:formula="of:=ROUNDUP(MAX((100-MAX([.Z$5]+[.$F42];0))*(INT([.$I42]*[.$J42])-[.Z$4])/100;0);0)" office:value-type="float" office:value="2" calcext:value-type="float">
            <text:p>2</text:p>
          </table:table-cell>
          <table:table-cell table:formula="of:=ROUNDUP(MAX((100-MAX([.AA$5]+[.$F42];0))*(INT([.$I42]*[.$J42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3]/[.H43]" office:value-type="float" office:value="1.5" calcext:value-type="float">
            <text:p>1.5</text:p>
          </table:table-cell>
          <table:table-cell table:formula="of:=ROUND(AVERAGE([.C43];[.D43]))" office:value-type="float" office:value="18" calcext:value-type="float">
            <text:p>18</text:p>
          </table:table-cell>
          <table:table-cell/>
          <table:table-cell table:formula="of:=ROUNDUP(MAX((100-MAX([.L$5]+[.$F43];0))*(INT([.$I43]*[.$J43])-[.L$4])/100;0);0)" office:value-type="float" office:value="27" calcext:value-type="float">
            <text:p>27</text:p>
          </table:table-cell>
          <table:table-cell table:formula="of:=ROUNDUP(MAX((100-MAX([.M$5]+[.$F43];0))*(INT([.$I43]*[.$J43])-[.M$4])/100;0);0)" office:value-type="float" office:value="25" calcext:value-type="float">
            <text:p>25</text:p>
          </table:table-cell>
          <table:table-cell table:formula="of:=ROUNDUP(MAX((100-MAX([.N$5]+[.$F43];0))*(INT([.$I43]*[.$J43])-[.N$4])/100;0);0)" office:value-type="float" office:value="22" calcext:value-type="float">
            <text:p>22</text:p>
          </table:table-cell>
          <table:table-cell table:formula="of:=ROUNDUP(MAX((100-MAX([.O$5]+[.$F43];0))*(INT([.$I43]*[.$J43])-[.O$4])/100;0);0)" office:value-type="float" office:value="20" calcext:value-type="float">
            <text:p>20</text:p>
          </table:table-cell>
          <table:table-cell table:formula="of:=ROUNDUP(MAX((100-MAX([.P$5]+[.$F43];0))*(INT([.$I43]*[.$J43])-[.P$4])/100;0);0)" office:value-type="float" office:value="21" calcext:value-type="float">
            <text:p>21</text:p>
          </table:table-cell>
          <table:table-cell table:formula="of:=ROUNDUP(MAX((100-MAX([.Q$5]+[.$F43];0))*(INT([.$I43]*[.$J43])-[.Q$4])/100;0);0)" office:value-type="float" office:value="21" calcext:value-type="float">
            <text:p>21</text:p>
          </table:table-cell>
          <table:table-cell table:formula="of:=ROUNDUP(MAX((100-MAX([.R$5]+[.$F43];0))*(INT([.$I43]*[.$J43])-[.R$4])/100;0);0)" office:value-type="float" office:value="19" calcext:value-type="float">
            <text:p>19</text:p>
          </table:table-cell>
          <table:table-cell table:formula="of:=ROUNDUP(MAX((100-MAX([.S$5]+[.$F43];0))*(INT([.$I43]*[.$J43])-[.S$4])/100;0);0)" office:value-type="float" office:value="18" calcext:value-type="float">
            <text:p>18</text:p>
          </table:table-cell>
          <table:table-cell table:formula="of:=ROUNDUP(MAX((100-MAX([.T$5]+[.$F43];0))*(INT([.$I43]*[.$J43])-[.T$4])/100;0);0)" office:value-type="float" office:value="16" calcext:value-type="float">
            <text:p>16</text:p>
          </table:table-cell>
          <table:table-cell table:formula="of:=ROUNDUP(MAX((100-MAX([.U$5]+[.$F43];0))*(INT([.$I43]*[.$J43])-[.U$4])/100;0);0)" office:value-type="float" office:value="15" calcext:value-type="float">
            <text:p>15</text:p>
          </table:table-cell>
          <table:table-cell table:formula="of:=ROUNDUP(MAX((100-MAX([.V$5]+[.$F43];0))*(INT([.$I43]*[.$J43])-[.V$4])/100;0);0)" office:value-type="float" office:value="14" calcext:value-type="float">
            <text:p>14</text:p>
          </table:table-cell>
          <table:table-cell table:formula="of:=ROUNDUP(MAX((100-MAX([.W$5]+[.$F43];0))*(INT([.$I43]*[.$J43])-[.W$4])/100;0);0)" office:value-type="float" office:value="11" calcext:value-type="float">
            <text:p>11</text:p>
          </table:table-cell>
          <table:table-cell table:formula="of:=ROUNDUP(MAX((100-MAX([.X$5]+[.$F43];0))*(INT([.$I43]*[.$J43])-[.X$4])/100;0);0)" office:value-type="float" office:value="9" calcext:value-type="float">
            <text:p>9</text:p>
          </table:table-cell>
          <table:table-cell table:formula="of:=ROUNDUP(MAX((100-MAX([.Y$5]+[.$F43];0))*(INT([.$I43]*[.$J43])-[.Y$4])/100;0);0)" office:value-type="float" office:value="7" calcext:value-type="float">
            <text:p>7</text:p>
          </table:table-cell>
          <table:table-cell table:formula="of:=ROUNDUP(MAX((100-MAX([.Z$5]+[.$F43];0))*(INT([.$I43]*[.$J43])-[.Z$4])/100;0);0)" office:value-type="float" office:value="5" calcext:value-type="float">
            <text:p>5</text:p>
          </table:table-cell>
          <table:table-cell table:formula="of:=ROUNDUP(MAX((100-MAX([.AA$5]+[.$F43];0))*(INT([.$I43]*[.$J4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4]/[.H44]" office:value-type="float" office:value="1.5" calcext:value-type="float">
            <text:p>1.5</text:p>
          </table:table-cell>
          <table:table-cell table:formula="of:=ROUND(AVERAGE([.C44];[.D44]))" office:value-type="float" office:value="17" calcext:value-type="float">
            <text:p>17</text:p>
          </table:table-cell>
          <table:table-cell/>
          <table:table-cell table:formula="of:=ROUNDUP(MAX((100-MAX([.L$5]+[.$F44];0))*(INT([.$I44]*[.$J44])-[.L$4])/100;0);0)" office:value-type="float" office:value="25" calcext:value-type="float">
            <text:p>25</text:p>
          </table:table-cell>
          <table:table-cell table:formula="of:=ROUNDUP(MAX((100-MAX([.M$5]+[.$F44];0))*(INT([.$I44]*[.$J44])-[.M$4])/100;0);0)" office:value-type="float" office:value="23" calcext:value-type="float">
            <text:p>23</text:p>
          </table:table-cell>
          <table:table-cell table:formula="of:=ROUNDUP(MAX((100-MAX([.N$5]+[.$F44];0))*(INT([.$I44]*[.$J44])-[.N$4])/100;0);0)" office:value-type="float" office:value="20" calcext:value-type="float">
            <text:p>20</text:p>
          </table:table-cell>
          <table:table-cell table:formula="of:=ROUNDUP(MAX((100-MAX([.O$5]+[.$F44];0))*(INT([.$I44]*[.$J44])-[.O$4])/100;0);0)" office:value-type="float" office:value="19" calcext:value-type="float">
            <text:p>19</text:p>
          </table:table-cell>
          <table:table-cell table:formula="of:=ROUNDUP(MAX((100-MAX([.P$5]+[.$F44];0))*(INT([.$I44]*[.$J44])-[.P$4])/100;0);0)" office:value-type="float" office:value="19" calcext:value-type="float">
            <text:p>19</text:p>
          </table:table-cell>
          <table:table-cell table:formula="of:=ROUNDUP(MAX((100-MAX([.Q$5]+[.$F44];0))*(INT([.$I44]*[.$J44])-[.Q$4])/100;0);0)" office:value-type="float" office:value="19" calcext:value-type="float">
            <text:p>19</text:p>
          </table:table-cell>
          <table:table-cell table:formula="of:=ROUNDUP(MAX((100-MAX([.R$5]+[.$F44];0))*(INT([.$I44]*[.$J44])-[.R$4])/100;0);0)" office:value-type="float" office:value="17" calcext:value-type="float">
            <text:p>17</text:p>
          </table:table-cell>
          <table:table-cell table:formula="of:=ROUNDUP(MAX((100-MAX([.S$5]+[.$F44];0))*(INT([.$I44]*[.$J44])-[.S$4])/100;0);0)" office:value-type="float" office:value="16" calcext:value-type="float">
            <text:p>16</text:p>
          </table:table-cell>
          <table:table-cell table:formula="of:=ROUNDUP(MAX((100-MAX([.T$5]+[.$F44];0))*(INT([.$I44]*[.$J44])-[.T$4])/100;0);0)" office:value-type="float" office:value="14" calcext:value-type="float">
            <text:p>14</text:p>
          </table:table-cell>
          <table:table-cell table:formula="of:=ROUNDUP(MAX((100-MAX([.U$5]+[.$F44];0))*(INT([.$I44]*[.$J44])-[.U$4])/100;0);0)" office:value-type="float" office:value="14" calcext:value-type="float">
            <text:p>14</text:p>
          </table:table-cell>
          <table:table-cell table:formula="of:=ROUNDUP(MAX((100-MAX([.V$5]+[.$F44];0))*(INT([.$I44]*[.$J44])-[.V$4])/100;0);0)" office:value-type="float" office:value="12" calcext:value-type="float">
            <text:p>12</text:p>
          </table:table-cell>
          <table:table-cell table:formula="of:=ROUNDUP(MAX((100-MAX([.W$5]+[.$F44];0))*(INT([.$I44]*[.$J44])-[.W$4])/100;0);0)" office:value-type="float" office:value="10" calcext:value-type="float">
            <text:p>10</text:p>
          </table:table-cell>
          <table:table-cell table:formula="of:=ROUNDUP(MAX((100-MAX([.X$5]+[.$F44];0))*(INT([.$I44]*[.$J44])-[.X$4])/100;0);0)" office:value-type="float" office:value="8" calcext:value-type="float">
            <text:p>8</text:p>
          </table:table-cell>
          <table:table-cell table:formula="of:=ROUNDUP(MAX((100-MAX([.Y$5]+[.$F44];0))*(INT([.$I44]*[.$J44])-[.Y$4])/100;0);0)" office:value-type="float" office:value="6" calcext:value-type="float">
            <text:p>6</text:p>
          </table:table-cell>
          <table:table-cell table:formula="of:=ROUNDUP(MAX((100-MAX([.Z$5]+[.$F44];0))*(INT([.$I44]*[.$J44])-[.Z$4])/100;0);0)" office:value-type="float" office:value="4" calcext:value-type="float">
            <text:p>4</text:p>
          </table:table-cell>
          <table:table-cell table:formula="of:=ROUNDUP(MAX((100-MAX([.AA$5]+[.$F44];0))*(INT([.$I44]*[.$J4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5]/[.H45]" office:value-type="float" office:value="2" calcext:value-type="float">
            <text:p>2</text:p>
          </table:table-cell>
          <table:table-cell table:formula="of:=ROUND(AVERAGE([.C45];[.D45]))" office:value-type="float" office:value="12" calcext:value-type="float">
            <text:p>12</text:p>
          </table:table-cell>
          <table:table-cell/>
          <table:table-cell table:formula="of:=ROUNDUP(MAX((100-MAX([.L$5]+[.$F45];0))*(INT([.$I45]*[.$J45])-[.L$4])/100;0);0)" office:value-type="float" office:value="16" calcext:value-type="float">
            <text:p>16</text:p>
          </table:table-cell>
          <table:table-cell table:formula="of:=ROUNDUP(MAX((100-MAX([.M$5]+[.$F45];0))*(INT([.$I45]*[.$J45])-[.M$4])/100;0);0)" office:value-type="float" office:value="11" calcext:value-type="float">
            <text:p>11</text:p>
          </table:table-cell>
          <table:table-cell table:formula="of:=ROUNDUP(MAX((100-MAX([.N$5]+[.$F45];0))*(INT([.$I45]*[.$J45])-[.N$4])/100;0);0)" office:value-type="float" office:value="9" calcext:value-type="float">
            <text:p>9</text:p>
          </table:table-cell>
          <table:table-cell table:formula="of:=ROUNDUP(MAX((100-MAX([.O$5]+[.$F45];0))*(INT([.$I45]*[.$J45])-[.O$4])/100;0);0)" office:value-type="float" office:value="8" calcext:value-type="float">
            <text:p>8</text:p>
          </table:table-cell>
          <table:table-cell table:formula="of:=ROUNDUP(MAX((100-MAX([.P$5]+[.$F45];0))*(INT([.$I45]*[.$J45])-[.P$4])/100;0);0)" office:value-type="float" office:value="9" calcext:value-type="float">
            <text:p>9</text:p>
          </table:table-cell>
          <table:table-cell table:formula="of:=ROUNDUP(MAX((100-MAX([.Q$5]+[.$F45];0))*(INT([.$I45]*[.$J45])-[.Q$4])/100;0);0)" office:value-type="float" office:value="9" calcext:value-type="float">
            <text:p>9</text:p>
          </table:table-cell>
          <table:table-cell table:formula="of:=ROUNDUP(MAX((100-MAX([.R$5]+[.$F45];0))*(INT([.$I45]*[.$J45])-[.R$4])/100;0);0)" office:value-type="float" office:value="7" calcext:value-type="float">
            <text:p>7</text:p>
          </table:table-cell>
          <table:table-cell table:formula="of:=ROUNDUP(MAX((100-MAX([.S$5]+[.$F45];0))*(INT([.$I45]*[.$J45])-[.S$4])/100;0);0)" office:value-type="float" office:value="6" calcext:value-type="float">
            <text:p>6</text:p>
          </table:table-cell>
          <table:table-cell table:formula="of:=ROUNDUP(MAX((100-MAX([.T$5]+[.$F45];0))*(INT([.$I45]*[.$J45])-[.T$4])/100;0);0)" office:value-type="float" office:value="5" calcext:value-type="float">
            <text:p>5</text:p>
          </table:table-cell>
          <table:table-cell table:formula="of:=ROUNDUP(MAX((100-MAX([.U$5]+[.$F45];0))*(INT([.$I45]*[.$J45])-[.U$4])/100;0);0)" office:value-type="float" office:value="5" calcext:value-type="float">
            <text:p>5</text:p>
          </table:table-cell>
          <table:table-cell table:formula="of:=ROUNDUP(MAX((100-MAX([.V$5]+[.$F45];0))*(INT([.$I45]*[.$J45])-[.V$4])/100;0);0)" office:value-type="float" office:value="4" calcext:value-type="float">
            <text:p>4</text:p>
          </table:table-cell>
          <table:table-cell table:formula="of:=ROUNDUP(MAX((100-MAX([.W$5]+[.$F45];0))*(INT([.$I45]*[.$J45])-[.W$4])/100;0);0)" office:value-type="float" office:value="3" calcext:value-type="float">
            <text:p>3</text:p>
          </table:table-cell>
          <table:table-cell table:formula="of:=ROUNDUP(MAX((100-MAX([.X$5]+[.$F45];0))*(INT([.$I45]*[.$J45])-[.X$4])/100;0);0)" office:value-type="float" office:value="2" calcext:value-type="float">
            <text:p>2</text:p>
          </table:table-cell>
          <table:table-cell table:formula="of:=ROUNDUP(MAX((100-MAX([.Y$5]+[.$F45];0))*(INT([.$I45]*[.$J45])-[.Y$4])/100;0);0)" office:value-type="float" office:value="1" calcext:value-type="float">
            <text:p>1</text:p>
          </table:table-cell>
          <table:table-cell table:formula="of:=ROUNDUP(MAX((100-MAX([.Z$5]+[.$F45];0))*(INT([.$I45]*[.$J45])-[.Z$4])/100;0);0)" office:value-type="float" office:value="1" calcext:value-type="float">
            <text:p>1</text:p>
          </table:table-cell>
          <table:table-cell table:formula="of:=ROUNDUP(MAX((100-MAX([.AA$5]+[.$F45];0))*(INT([.$I45]*[.$J4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[.H46]" office:value-type="float" office:value="0.5" calcext:value-type="float">
            <text:p>0.5</text:p>
          </table:table-cell>
          <table:table-cell table:formula="of:=ROUND(AVERAGE([.C46];[.D46]))" office:value-type="float" office:value="12" calcext:value-type="float">
            <text:p>12</text:p>
          </table:table-cell>
          <table:table-cell/>
          <table:table-cell table:formula="of:=ROUNDUP(MAX((100-MAX([.L$5]+[.$F46];0))*(INT([.$I46]*[.$J46])-[.L$4])/100;0);0)" office:value-type="float" office:value="6" calcext:value-type="float">
            <text:p>6</text:p>
          </table:table-cell>
          <table:table-cell table:formula="of:=ROUNDUP(MAX((100-MAX([.M$5]+[.$F46];0))*(INT([.$I46]*[.$J46])-[.M$4])/100;0);0)" office:value-type="float" office:value="6" calcext:value-type="float">
            <text:p>6</text:p>
          </table:table-cell>
          <table:table-cell table:formula="of:=ROUNDUP(MAX((100-MAX([.N$5]+[.$F46];0))*(INT([.$I46]*[.$J46])-[.N$4])/100;0);0)" office:value-type="float" office:value="4" calcext:value-type="float">
            <text:p>4</text:p>
          </table:table-cell>
          <table:table-cell table:formula="of:=ROUNDUP(MAX((100-MAX([.O$5]+[.$F46];0))*(INT([.$I46]*[.$J46])-[.O$4])/100;0);0)" office:value-type="float" office:value="4" calcext:value-type="float">
            <text:p>4</text:p>
          </table:table-cell>
          <table:table-cell table:formula="of:=ROUNDUP(MAX((100-MAX([.P$5]+[.$F46];0))*(INT([.$I46]*[.$J46])-[.P$4])/100;0);0)" office:value-type="float" office:value="3" calcext:value-type="float">
            <text:p>3</text:p>
          </table:table-cell>
          <table:table-cell table:formula="of:=ROUNDUP(MAX((100-MAX([.Q$5]+[.$F46];0))*(INT([.$I46]*[.$J46])-[.Q$4])/100;0);0)" office:value-type="float" office:value="2" calcext:value-type="float">
            <text:p>2</text:p>
          </table:table-cell>
          <table:table-cell table:formula="of:=ROUNDUP(MAX((100-MAX([.R$5]+[.$F46];0))*(INT([.$I46]*[.$J46])-[.R$4])/100;0);0)" office:value-type="float" office:value="2" calcext:value-type="float">
            <text:p>2</text:p>
          </table:table-cell>
          <table:table-cell table:formula="of:=ROUNDUP(MAX((100-MAX([.S$5]+[.$F46];0))*(INT([.$I46]*[.$J46])-[.S$4])/100;0);0)" office:value-type="float" office:value="2" calcext:value-type="float">
            <text:p>2</text:p>
          </table:table-cell>
          <table:table-cell table:formula="of:=ROUNDUP(MAX((100-MAX([.T$5]+[.$F46];0))*(INT([.$I46]*[.$J46])-[.T$4])/100;0);0)" office:value-type="float" office:value="1" calcext:value-type="float">
            <text:p>1</text:p>
          </table:table-cell>
          <table:table-cell table:formula="of:=ROUNDUP(MAX((100-MAX([.U$5]+[.$F46];0))*(INT([.$I46]*[.$J46])-[.U$4])/100;0);0)" office:value-type="float" office:value="0" calcext:value-type="float">
            <text:p>0</text:p>
          </table:table-cell>
          <table:table-cell table:formula="of:=ROUNDUP(MAX((100-MAX([.V$5]+[.$F46];0))*(INT([.$I46]*[.$J46])-[.V$4])/100;0);0)" office:value-type="float" office:value="0" calcext:value-type="float">
            <text:p>0</text:p>
          </table:table-cell>
          <table:table-cell table:formula="of:=ROUNDUP(MAX((100-MAX([.W$5]+[.$F46];0))*(INT([.$I46]*[.$J46])-[.W$4])/100;0);0)" office:value-type="float" office:value="0" calcext:value-type="float">
            <text:p>0</text:p>
          </table:table-cell>
          <table:table-cell table:formula="of:=ROUNDUP(MAX((100-MAX([.X$5]+[.$F46];0))*(INT([.$I46]*[.$J46])-[.X$4])/100;0);0)" office:value-type="float" office:value="0" calcext:value-type="float">
            <text:p>0</text:p>
          </table:table-cell>
          <table:table-cell table:formula="of:=ROUNDUP(MAX((100-MAX([.Y$5]+[.$F46];0))*(INT([.$I46]*[.$J46])-[.Y$4])/100;0);0)" office:value-type="float" office:value="0" calcext:value-type="float">
            <text:p>0</text:p>
          </table:table-cell>
          <table:table-cell table:formula="of:=ROUNDUP(MAX((100-MAX([.Z$5]+[.$F46];0))*(INT([.$I46]*[.$J46])-[.Z$4])/100;0);0)" office:value-type="float" office:value="0" calcext:value-type="float">
            <text:p>0</text:p>
          </table:table-cell>
          <table:table-cell table:formula="of:=ROUNDUP(MAX((100-MAX([.AA$5]+[.$F46];0))*(INT([.$I46]*[.$J4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[.H47]" office:value-type="float" office:value="2" calcext:value-type="float">
            <text:p>2</text:p>
          </table:table-cell>
          <table:table-cell table:formula="of:=ROUND(AVERAGE([.C47];[.D47]))" office:value-type="float" office:value="12" calcext:value-type="float">
            <text:p>12</text:p>
          </table:table-cell>
          <table:table-cell/>
          <table:table-cell table:formula="of:=ROUNDUP(MAX((100-MAX([.L$5]+[.$F47];0))*(INT([.$I47]*[.$J47])-[.L$4])/100;0);0)" office:value-type="float" office:value="16" calcext:value-type="float">
            <text:p>16</text:p>
          </table:table-cell>
          <table:table-cell table:formula="of:=ROUNDUP(MAX((100-MAX([.M$5]+[.$F47];0))*(INT([.$I47]*[.$J47])-[.M$4])/100;0);0)" office:value-type="float" office:value="11" calcext:value-type="float">
            <text:p>11</text:p>
          </table:table-cell>
          <table:table-cell table:formula="of:=ROUNDUP(MAX((100-MAX([.N$5]+[.$F47];0))*(INT([.$I47]*[.$J47])-[.N$4])/100;0);0)" office:value-type="float" office:value="9" calcext:value-type="float">
            <text:p>9</text:p>
          </table:table-cell>
          <table:table-cell table:formula="of:=ROUNDUP(MAX((100-MAX([.O$5]+[.$F47];0))*(INT([.$I47]*[.$J47])-[.O$4])/100;0);0)" office:value-type="float" office:value="8" calcext:value-type="float">
            <text:p>8</text:p>
          </table:table-cell>
          <table:table-cell table:formula="of:=ROUNDUP(MAX((100-MAX([.P$5]+[.$F47];0))*(INT([.$I47]*[.$J47])-[.P$4])/100;0);0)" office:value-type="float" office:value="9" calcext:value-type="float">
            <text:p>9</text:p>
          </table:table-cell>
          <table:table-cell table:formula="of:=ROUNDUP(MAX((100-MAX([.Q$5]+[.$F47];0))*(INT([.$I47]*[.$J47])-[.Q$4])/100;0);0)" office:value-type="float" office:value="9" calcext:value-type="float">
            <text:p>9</text:p>
          </table:table-cell>
          <table:table-cell table:formula="of:=ROUNDUP(MAX((100-MAX([.R$5]+[.$F47];0))*(INT([.$I47]*[.$J47])-[.R$4])/100;0);0)" office:value-type="float" office:value="7" calcext:value-type="float">
            <text:p>7</text:p>
          </table:table-cell>
          <table:table-cell table:formula="of:=ROUNDUP(MAX((100-MAX([.S$5]+[.$F47];0))*(INT([.$I47]*[.$J47])-[.S$4])/100;0);0)" office:value-type="float" office:value="6" calcext:value-type="float">
            <text:p>6</text:p>
          </table:table-cell>
          <table:table-cell table:formula="of:=ROUNDUP(MAX((100-MAX([.T$5]+[.$F47];0))*(INT([.$I47]*[.$J47])-[.T$4])/100;0);0)" office:value-type="float" office:value="5" calcext:value-type="float">
            <text:p>5</text:p>
          </table:table-cell>
          <table:table-cell table:formula="of:=ROUNDUP(MAX((100-MAX([.U$5]+[.$F47];0))*(INT([.$I47]*[.$J47])-[.U$4])/100;0);0)" office:value-type="float" office:value="5" calcext:value-type="float">
            <text:p>5</text:p>
          </table:table-cell>
          <table:table-cell table:formula="of:=ROUNDUP(MAX((100-MAX([.V$5]+[.$F47];0))*(INT([.$I47]*[.$J47])-[.V$4])/100;0);0)" office:value-type="float" office:value="4" calcext:value-type="float">
            <text:p>4</text:p>
          </table:table-cell>
          <table:table-cell table:formula="of:=ROUNDUP(MAX((100-MAX([.W$5]+[.$F47];0))*(INT([.$I47]*[.$J47])-[.W$4])/100;0);0)" office:value-type="float" office:value="3" calcext:value-type="float">
            <text:p>3</text:p>
          </table:table-cell>
          <table:table-cell table:formula="of:=ROUNDUP(MAX((100-MAX([.X$5]+[.$F47];0))*(INT([.$I47]*[.$J47])-[.X$4])/100;0);0)" office:value-type="float" office:value="2" calcext:value-type="float">
            <text:p>2</text:p>
          </table:table-cell>
          <table:table-cell table:formula="of:=ROUNDUP(MAX((100-MAX([.Y$5]+[.$F47];0))*(INT([.$I47]*[.$J47])-[.Y$4])/100;0);0)" office:value-type="float" office:value="1" calcext:value-type="float">
            <text:p>1</text:p>
          </table:table-cell>
          <table:table-cell table:formula="of:=ROUNDUP(MAX((100-MAX([.Z$5]+[.$F47];0))*(INT([.$I47]*[.$J47])-[.Z$4])/100;0);0)" office:value-type="float" office:value="1" calcext:value-type="float">
            <text:p>1</text:p>
          </table:table-cell>
          <table:table-cell table:formula="of:=ROUNDUP(MAX((100-MAX([.AA$5]+[.$F47];0))*(INT([.$I47]*[.$J4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8]/[.H48]" office:value-type="float" office:value="0.5" calcext:value-type="float">
            <text:p>0.5</text:p>
          </table:table-cell>
          <table:table-cell table:formula="of:=ROUND(AVERAGE([.C48];[.D48]))" office:value-type="float" office:value="12" calcext:value-type="float">
            <text:p>12</text:p>
          </table:table-cell>
          <table:table-cell/>
          <table:table-cell table:formula="of:=ROUNDUP(MAX((100-MAX([.L$5]+[.$F48];0))*(INT([.$I48]*[.$J48])-[.L$4])/100;0);0)" office:value-type="float" office:value="6" calcext:value-type="float">
            <text:p>6</text:p>
          </table:table-cell>
          <table:table-cell table:formula="of:=ROUNDUP(MAX((100-MAX([.M$5]+[.$F48];0))*(INT([.$I48]*[.$J48])-[.M$4])/100;0);0)" office:value-type="float" office:value="6" calcext:value-type="float">
            <text:p>6</text:p>
          </table:table-cell>
          <table:table-cell table:formula="of:=ROUNDUP(MAX((100-MAX([.N$5]+[.$F48];0))*(INT([.$I48]*[.$J48])-[.N$4])/100;0);0)" office:value-type="float" office:value="4" calcext:value-type="float">
            <text:p>4</text:p>
          </table:table-cell>
          <table:table-cell table:formula="of:=ROUNDUP(MAX((100-MAX([.O$5]+[.$F48];0))*(INT([.$I48]*[.$J48])-[.O$4])/100;0);0)" office:value-type="float" office:value="4" calcext:value-type="float">
            <text:p>4</text:p>
          </table:table-cell>
          <table:table-cell table:formula="of:=ROUNDUP(MAX((100-MAX([.P$5]+[.$F48];0))*(INT([.$I48]*[.$J48])-[.P$4])/100;0);0)" office:value-type="float" office:value="3" calcext:value-type="float">
            <text:p>3</text:p>
          </table:table-cell>
          <table:table-cell table:formula="of:=ROUNDUP(MAX((100-MAX([.Q$5]+[.$F48];0))*(INT([.$I48]*[.$J48])-[.Q$4])/100;0);0)" office:value-type="float" office:value="2" calcext:value-type="float">
            <text:p>2</text:p>
          </table:table-cell>
          <table:table-cell table:formula="of:=ROUNDUP(MAX((100-MAX([.R$5]+[.$F48];0))*(INT([.$I48]*[.$J48])-[.R$4])/100;0);0)" office:value-type="float" office:value="2" calcext:value-type="float">
            <text:p>2</text:p>
          </table:table-cell>
          <table:table-cell table:formula="of:=ROUNDUP(MAX((100-MAX([.S$5]+[.$F48];0))*(INT([.$I48]*[.$J48])-[.S$4])/100;0);0)" office:value-type="float" office:value="2" calcext:value-type="float">
            <text:p>2</text:p>
          </table:table-cell>
          <table:table-cell table:formula="of:=ROUNDUP(MAX((100-MAX([.T$5]+[.$F48];0))*(INT([.$I48]*[.$J48])-[.T$4])/100;0);0)" office:value-type="float" office:value="1" calcext:value-type="float">
            <text:p>1</text:p>
          </table:table-cell>
          <table:table-cell table:formula="of:=ROUNDUP(MAX((100-MAX([.U$5]+[.$F48];0))*(INT([.$I48]*[.$J48])-[.U$4])/100;0);0)" office:value-type="float" office:value="0" calcext:value-type="float">
            <text:p>0</text:p>
          </table:table-cell>
          <table:table-cell table:formula="of:=ROUNDUP(MAX((100-MAX([.V$5]+[.$F48];0))*(INT([.$I48]*[.$J48])-[.V$4])/100;0);0)" office:value-type="float" office:value="0" calcext:value-type="float">
            <text:p>0</text:p>
          </table:table-cell>
          <table:table-cell table:formula="of:=ROUNDUP(MAX((100-MAX([.W$5]+[.$F48];0))*(INT([.$I48]*[.$J48])-[.W$4])/100;0);0)" office:value-type="float" office:value="0" calcext:value-type="float">
            <text:p>0</text:p>
          </table:table-cell>
          <table:table-cell table:formula="of:=ROUNDUP(MAX((100-MAX([.X$5]+[.$F48];0))*(INT([.$I48]*[.$J48])-[.X$4])/100;0);0)" office:value-type="float" office:value="0" calcext:value-type="float">
            <text:p>0</text:p>
          </table:table-cell>
          <table:table-cell table:formula="of:=ROUNDUP(MAX((100-MAX([.Y$5]+[.$F48];0))*(INT([.$I48]*[.$J48])-[.Y$4])/100;0);0)" office:value-type="float" office:value="0" calcext:value-type="float">
            <text:p>0</text:p>
          </table:table-cell>
          <table:table-cell table:formula="of:=ROUNDUP(MAX((100-MAX([.Z$5]+[.$F48];0))*(INT([.$I48]*[.$J48])-[.Z$4])/100;0);0)" office:value-type="float" office:value="0" calcext:value-type="float">
            <text:p>0</text:p>
          </table:table-cell>
          <table:table-cell table:formula="of:=ROUNDUP(MAX((100-MAX([.AA$5]+[.$F48];0))*(INT([.$I48]*[.$J4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9]/[.H49]" office:value-type="float" office:value="2" calcext:value-type="float">
            <text:p>2</text:p>
          </table:table-cell>
          <table:table-cell table:formula="of:=ROUND(AVERAGE([.C49];[.D49]))" office:value-type="float" office:value="12" calcext:value-type="float">
            <text:p>12</text:p>
          </table:table-cell>
          <table:table-cell/>
          <table:table-cell table:formula="of:=ROUNDUP(MAX((100-MAX([.L$5]+[.$F49];0))*(INT([.$I49]*[.$J49])-[.L$4])/100;0);0)" office:value-type="float" office:value="16" calcext:value-type="float">
            <text:p>16</text:p>
          </table:table-cell>
          <table:table-cell table:formula="of:=ROUNDUP(MAX((100-MAX([.M$5]+[.$F49];0))*(INT([.$I49]*[.$J49])-[.M$4])/100;0);0)" office:value-type="float" office:value="11" calcext:value-type="float">
            <text:p>11</text:p>
          </table:table-cell>
          <table:table-cell table:formula="of:=ROUNDUP(MAX((100-MAX([.N$5]+[.$F49];0))*(INT([.$I49]*[.$J49])-[.N$4])/100;0);0)" office:value-type="float" office:value="9" calcext:value-type="float">
            <text:p>9</text:p>
          </table:table-cell>
          <table:table-cell table:formula="of:=ROUNDUP(MAX((100-MAX([.O$5]+[.$F49];0))*(INT([.$I49]*[.$J49])-[.O$4])/100;0);0)" office:value-type="float" office:value="8" calcext:value-type="float">
            <text:p>8</text:p>
          </table:table-cell>
          <table:table-cell table:formula="of:=ROUNDUP(MAX((100-MAX([.P$5]+[.$F49];0))*(INT([.$I49]*[.$J49])-[.P$4])/100;0);0)" office:value-type="float" office:value="9" calcext:value-type="float">
            <text:p>9</text:p>
          </table:table-cell>
          <table:table-cell table:formula="of:=ROUNDUP(MAX((100-MAX([.Q$5]+[.$F49];0))*(INT([.$I49]*[.$J49])-[.Q$4])/100;0);0)" office:value-type="float" office:value="9" calcext:value-type="float">
            <text:p>9</text:p>
          </table:table-cell>
          <table:table-cell table:formula="of:=ROUNDUP(MAX((100-MAX([.R$5]+[.$F49];0))*(INT([.$I49]*[.$J49])-[.R$4])/100;0);0)" office:value-type="float" office:value="7" calcext:value-type="float">
            <text:p>7</text:p>
          </table:table-cell>
          <table:table-cell table:formula="of:=ROUNDUP(MAX((100-MAX([.S$5]+[.$F49];0))*(INT([.$I49]*[.$J49])-[.S$4])/100;0);0)" office:value-type="float" office:value="6" calcext:value-type="float">
            <text:p>6</text:p>
          </table:table-cell>
          <table:table-cell table:formula="of:=ROUNDUP(MAX((100-MAX([.T$5]+[.$F49];0))*(INT([.$I49]*[.$J49])-[.T$4])/100;0);0)" office:value-type="float" office:value="5" calcext:value-type="float">
            <text:p>5</text:p>
          </table:table-cell>
          <table:table-cell table:formula="of:=ROUNDUP(MAX((100-MAX([.U$5]+[.$F49];0))*(INT([.$I49]*[.$J49])-[.U$4])/100;0);0)" office:value-type="float" office:value="5" calcext:value-type="float">
            <text:p>5</text:p>
          </table:table-cell>
          <table:table-cell table:formula="of:=ROUNDUP(MAX((100-MAX([.V$5]+[.$F49];0))*(INT([.$I49]*[.$J49])-[.V$4])/100;0);0)" office:value-type="float" office:value="4" calcext:value-type="float">
            <text:p>4</text:p>
          </table:table-cell>
          <table:table-cell table:formula="of:=ROUNDUP(MAX((100-MAX([.W$5]+[.$F49];0))*(INT([.$I49]*[.$J49])-[.W$4])/100;0);0)" office:value-type="float" office:value="3" calcext:value-type="float">
            <text:p>3</text:p>
          </table:table-cell>
          <table:table-cell table:formula="of:=ROUNDUP(MAX((100-MAX([.X$5]+[.$F49];0))*(INT([.$I49]*[.$J49])-[.X$4])/100;0);0)" office:value-type="float" office:value="2" calcext:value-type="float">
            <text:p>2</text:p>
          </table:table-cell>
          <table:table-cell table:formula="of:=ROUNDUP(MAX((100-MAX([.Y$5]+[.$F49];0))*(INT([.$I49]*[.$J49])-[.Y$4])/100;0);0)" office:value-type="float" office:value="1" calcext:value-type="float">
            <text:p>1</text:p>
          </table:table-cell>
          <table:table-cell table:formula="of:=ROUNDUP(MAX((100-MAX([.Z$5]+[.$F49];0))*(INT([.$I49]*[.$J49])-[.Z$4])/100;0);0)" office:value-type="float" office:value="1" calcext:value-type="float">
            <text:p>1</text:p>
          </table:table-cell>
          <table:table-cell table:formula="of:=ROUNDUP(MAX((100-MAX([.AA$5]+[.$F49];0))*(INT([.$I49]*[.$J4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0]/[.H50]" office:value-type="float" office:value="0.5" calcext:value-type="float">
            <text:p>0.5</text:p>
          </table:table-cell>
          <table:table-cell table:formula="of:=ROUND(AVERAGE([.C50];[.D50]))" office:value-type="float" office:value="12" calcext:value-type="float">
            <text:p>12</text:p>
          </table:table-cell>
          <table:table-cell/>
          <table:table-cell table:formula="of:=ROUNDUP(MAX((100-MAX([.L$5]+[.$F50];0))*(INT([.$I50]*[.$J50])-[.L$4])/100;0);0)" office:value-type="float" office:value="6" calcext:value-type="float">
            <text:p>6</text:p>
          </table:table-cell>
          <table:table-cell table:formula="of:=ROUNDUP(MAX((100-MAX([.M$5]+[.$F50];0))*(INT([.$I50]*[.$J50])-[.M$4])/100;0);0)" office:value-type="float" office:value="6" calcext:value-type="float">
            <text:p>6</text:p>
          </table:table-cell>
          <table:table-cell table:formula="of:=ROUNDUP(MAX((100-MAX([.N$5]+[.$F50];0))*(INT([.$I50]*[.$J50])-[.N$4])/100;0);0)" office:value-type="float" office:value="4" calcext:value-type="float">
            <text:p>4</text:p>
          </table:table-cell>
          <table:table-cell table:formula="of:=ROUNDUP(MAX((100-MAX([.O$5]+[.$F50];0))*(INT([.$I50]*[.$J50])-[.O$4])/100;0);0)" office:value-type="float" office:value="4" calcext:value-type="float">
            <text:p>4</text:p>
          </table:table-cell>
          <table:table-cell table:formula="of:=ROUNDUP(MAX((100-MAX([.P$5]+[.$F50];0))*(INT([.$I50]*[.$J50])-[.P$4])/100;0);0)" office:value-type="float" office:value="3" calcext:value-type="float">
            <text:p>3</text:p>
          </table:table-cell>
          <table:table-cell table:formula="of:=ROUNDUP(MAX((100-MAX([.Q$5]+[.$F50];0))*(INT([.$I50]*[.$J50])-[.Q$4])/100;0);0)" office:value-type="float" office:value="2" calcext:value-type="float">
            <text:p>2</text:p>
          </table:table-cell>
          <table:table-cell table:formula="of:=ROUNDUP(MAX((100-MAX([.R$5]+[.$F50];0))*(INT([.$I50]*[.$J50])-[.R$4])/100;0);0)" office:value-type="float" office:value="2" calcext:value-type="float">
            <text:p>2</text:p>
          </table:table-cell>
          <table:table-cell table:formula="of:=ROUNDUP(MAX((100-MAX([.S$5]+[.$F50];0))*(INT([.$I50]*[.$J50])-[.S$4])/100;0);0)" office:value-type="float" office:value="2" calcext:value-type="float">
            <text:p>2</text:p>
          </table:table-cell>
          <table:table-cell table:formula="of:=ROUNDUP(MAX((100-MAX([.T$5]+[.$F50];0))*(INT([.$I50]*[.$J50])-[.T$4])/100;0);0)" office:value-type="float" office:value="1" calcext:value-type="float">
            <text:p>1</text:p>
          </table:table-cell>
          <table:table-cell table:formula="of:=ROUNDUP(MAX((100-MAX([.U$5]+[.$F50];0))*(INT([.$I50]*[.$J50])-[.U$4])/100;0);0)" office:value-type="float" office:value="0" calcext:value-type="float">
            <text:p>0</text:p>
          </table:table-cell>
          <table:table-cell table:formula="of:=ROUNDUP(MAX((100-MAX([.V$5]+[.$F50];0))*(INT([.$I50]*[.$J50])-[.V$4])/100;0);0)" office:value-type="float" office:value="0" calcext:value-type="float">
            <text:p>0</text:p>
          </table:table-cell>
          <table:table-cell table:formula="of:=ROUNDUP(MAX((100-MAX([.W$5]+[.$F50];0))*(INT([.$I50]*[.$J50])-[.W$4])/100;0);0)" office:value-type="float" office:value="0" calcext:value-type="float">
            <text:p>0</text:p>
          </table:table-cell>
          <table:table-cell table:formula="of:=ROUNDUP(MAX((100-MAX([.X$5]+[.$F50];0))*(INT([.$I50]*[.$J50])-[.X$4])/100;0);0)" office:value-type="float" office:value="0" calcext:value-type="float">
            <text:p>0</text:p>
          </table:table-cell>
          <table:table-cell table:formula="of:=ROUNDUP(MAX((100-MAX([.Y$5]+[.$F50];0))*(INT([.$I50]*[.$J50])-[.Y$4])/100;0);0)" office:value-type="float" office:value="0" calcext:value-type="float">
            <text:p>0</text:p>
          </table:table-cell>
          <table:table-cell table:formula="of:=ROUNDUP(MAX((100-MAX([.Z$5]+[.$F50];0))*(INT([.$I50]*[.$J50])-[.Z$4])/100;0);0)" office:value-type="float" office:value="0" calcext:value-type="float">
            <text:p>0</text:p>
          </table:table-cell>
          <table:table-cell table:formula="of:=ROUNDUP(MAX((100-MAX([.AA$5]+[.$F50];0))*(INT([.$I50]*[.$J5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1]/[.H51]" office:value-type="float" office:value="2" calcext:value-type="float">
            <text:p>2</text:p>
          </table:table-cell>
          <table:table-cell table:formula="of:=ROUND(AVERAGE([.C51];[.D51]))" office:value-type="float" office:value="12" calcext:value-type="float">
            <text:p>12</text:p>
          </table:table-cell>
          <table:table-cell/>
          <table:table-cell table:formula="of:=ROUNDUP(MAX((100-MAX([.L$5]+[.$F51];0))*(INT([.$I51]*[.$J51])-[.L$4])/100;0);0)" office:value-type="float" office:value="16" calcext:value-type="float">
            <text:p>16</text:p>
          </table:table-cell>
          <table:table-cell table:formula="of:=ROUNDUP(MAX((100-MAX([.M$5]+[.$F51];0))*(INT([.$I51]*[.$J51])-[.M$4])/100;0);0)" office:value-type="float" office:value="11" calcext:value-type="float">
            <text:p>11</text:p>
          </table:table-cell>
          <table:table-cell table:formula="of:=ROUNDUP(MAX((100-MAX([.N$5]+[.$F51];0))*(INT([.$I51]*[.$J51])-[.N$4])/100;0);0)" office:value-type="float" office:value="9" calcext:value-type="float">
            <text:p>9</text:p>
          </table:table-cell>
          <table:table-cell table:formula="of:=ROUNDUP(MAX((100-MAX([.O$5]+[.$F51];0))*(INT([.$I51]*[.$J51])-[.O$4])/100;0);0)" office:value-type="float" office:value="8" calcext:value-type="float">
            <text:p>8</text:p>
          </table:table-cell>
          <table:table-cell table:formula="of:=ROUNDUP(MAX((100-MAX([.P$5]+[.$F51];0))*(INT([.$I51]*[.$J51])-[.P$4])/100;0);0)" office:value-type="float" office:value="9" calcext:value-type="float">
            <text:p>9</text:p>
          </table:table-cell>
          <table:table-cell table:formula="of:=ROUNDUP(MAX((100-MAX([.Q$5]+[.$F51];0))*(INT([.$I51]*[.$J51])-[.Q$4])/100;0);0)" office:value-type="float" office:value="9" calcext:value-type="float">
            <text:p>9</text:p>
          </table:table-cell>
          <table:table-cell table:formula="of:=ROUNDUP(MAX((100-MAX([.R$5]+[.$F51];0))*(INT([.$I51]*[.$J51])-[.R$4])/100;0);0)" office:value-type="float" office:value="7" calcext:value-type="float">
            <text:p>7</text:p>
          </table:table-cell>
          <table:table-cell table:formula="of:=ROUNDUP(MAX((100-MAX([.S$5]+[.$F51];0))*(INT([.$I51]*[.$J51])-[.S$4])/100;0);0)" office:value-type="float" office:value="6" calcext:value-type="float">
            <text:p>6</text:p>
          </table:table-cell>
          <table:table-cell table:formula="of:=ROUNDUP(MAX((100-MAX([.T$5]+[.$F51];0))*(INT([.$I51]*[.$J51])-[.T$4])/100;0);0)" office:value-type="float" office:value="5" calcext:value-type="float">
            <text:p>5</text:p>
          </table:table-cell>
          <table:table-cell table:formula="of:=ROUNDUP(MAX((100-MAX([.U$5]+[.$F51];0))*(INT([.$I51]*[.$J51])-[.U$4])/100;0);0)" office:value-type="float" office:value="5" calcext:value-type="float">
            <text:p>5</text:p>
          </table:table-cell>
          <table:table-cell table:formula="of:=ROUNDUP(MAX((100-MAX([.V$5]+[.$F51];0))*(INT([.$I51]*[.$J51])-[.V$4])/100;0);0)" office:value-type="float" office:value="4" calcext:value-type="float">
            <text:p>4</text:p>
          </table:table-cell>
          <table:table-cell table:formula="of:=ROUNDUP(MAX((100-MAX([.W$5]+[.$F51];0))*(INT([.$I51]*[.$J51])-[.W$4])/100;0);0)" office:value-type="float" office:value="3" calcext:value-type="float">
            <text:p>3</text:p>
          </table:table-cell>
          <table:table-cell table:formula="of:=ROUNDUP(MAX((100-MAX([.X$5]+[.$F51];0))*(INT([.$I51]*[.$J51])-[.X$4])/100;0);0)" office:value-type="float" office:value="2" calcext:value-type="float">
            <text:p>2</text:p>
          </table:table-cell>
          <table:table-cell table:formula="of:=ROUNDUP(MAX((100-MAX([.Y$5]+[.$F51];0))*(INT([.$I51]*[.$J51])-[.Y$4])/100;0);0)" office:value-type="float" office:value="1" calcext:value-type="float">
            <text:p>1</text:p>
          </table:table-cell>
          <table:table-cell table:formula="of:=ROUNDUP(MAX((100-MAX([.Z$5]+[.$F51];0))*(INT([.$I51]*[.$J51])-[.Z$4])/100;0);0)" office:value-type="float" office:value="1" calcext:value-type="float">
            <text:p>1</text:p>
          </table:table-cell>
          <table:table-cell table:formula="of:=ROUNDUP(MAX((100-MAX([.AA$5]+[.$F51];0))*(INT([.$I51]*[.$J5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2]/[.H52]" office:value-type="float" office:value="0.5" calcext:value-type="float">
            <text:p>0.5</text:p>
          </table:table-cell>
          <table:table-cell table:formula="of:=ROUND(AVERAGE([.C52];[.D52]))" office:value-type="float" office:value="12" calcext:value-type="float">
            <text:p>12</text:p>
          </table:table-cell>
          <table:table-cell/>
          <table:table-cell table:formula="of:=ROUNDUP(MAX((100-MAX([.L$5]+[.$F52];0))*(INT([.$I52]*[.$J52])-[.L$4])/100;0);0)" office:value-type="float" office:value="6" calcext:value-type="float">
            <text:p>6</text:p>
          </table:table-cell>
          <table:table-cell table:formula="of:=ROUNDUP(MAX((100-MAX([.M$5]+[.$F52];0))*(INT([.$I52]*[.$J52])-[.M$4])/100;0);0)" office:value-type="float" office:value="6" calcext:value-type="float">
            <text:p>6</text:p>
          </table:table-cell>
          <table:table-cell table:formula="of:=ROUNDUP(MAX((100-MAX([.N$5]+[.$F52];0))*(INT([.$I52]*[.$J52])-[.N$4])/100;0);0)" office:value-type="float" office:value="4" calcext:value-type="float">
            <text:p>4</text:p>
          </table:table-cell>
          <table:table-cell table:formula="of:=ROUNDUP(MAX((100-MAX([.O$5]+[.$F52];0))*(INT([.$I52]*[.$J52])-[.O$4])/100;0);0)" office:value-type="float" office:value="4" calcext:value-type="float">
            <text:p>4</text:p>
          </table:table-cell>
          <table:table-cell table:formula="of:=ROUNDUP(MAX((100-MAX([.P$5]+[.$F52];0))*(INT([.$I52]*[.$J52])-[.P$4])/100;0);0)" office:value-type="float" office:value="3" calcext:value-type="float">
            <text:p>3</text:p>
          </table:table-cell>
          <table:table-cell table:formula="of:=ROUNDUP(MAX((100-MAX([.Q$5]+[.$F52];0))*(INT([.$I52]*[.$J52])-[.Q$4])/100;0);0)" office:value-type="float" office:value="2" calcext:value-type="float">
            <text:p>2</text:p>
          </table:table-cell>
          <table:table-cell table:formula="of:=ROUNDUP(MAX((100-MAX([.R$5]+[.$F52];0))*(INT([.$I52]*[.$J52])-[.R$4])/100;0);0)" office:value-type="float" office:value="2" calcext:value-type="float">
            <text:p>2</text:p>
          </table:table-cell>
          <table:table-cell table:formula="of:=ROUNDUP(MAX((100-MAX([.S$5]+[.$F52];0))*(INT([.$I52]*[.$J52])-[.S$4])/100;0);0)" office:value-type="float" office:value="2" calcext:value-type="float">
            <text:p>2</text:p>
          </table:table-cell>
          <table:table-cell table:formula="of:=ROUNDUP(MAX((100-MAX([.T$5]+[.$F52];0))*(INT([.$I52]*[.$J52])-[.T$4])/100;0);0)" office:value-type="float" office:value="1" calcext:value-type="float">
            <text:p>1</text:p>
          </table:table-cell>
          <table:table-cell table:formula="of:=ROUNDUP(MAX((100-MAX([.U$5]+[.$F52];0))*(INT([.$I52]*[.$J52])-[.U$4])/100;0);0)" office:value-type="float" office:value="0" calcext:value-type="float">
            <text:p>0</text:p>
          </table:table-cell>
          <table:table-cell table:formula="of:=ROUNDUP(MAX((100-MAX([.V$5]+[.$F52];0))*(INT([.$I52]*[.$J52])-[.V$4])/100;0);0)" office:value-type="float" office:value="0" calcext:value-type="float">
            <text:p>0</text:p>
          </table:table-cell>
          <table:table-cell table:formula="of:=ROUNDUP(MAX((100-MAX([.W$5]+[.$F52];0))*(INT([.$I52]*[.$J52])-[.W$4])/100;0);0)" office:value-type="float" office:value="0" calcext:value-type="float">
            <text:p>0</text:p>
          </table:table-cell>
          <table:table-cell table:formula="of:=ROUNDUP(MAX((100-MAX([.X$5]+[.$F52];0))*(INT([.$I52]*[.$J52])-[.X$4])/100;0);0)" office:value-type="float" office:value="0" calcext:value-type="float">
            <text:p>0</text:p>
          </table:table-cell>
          <table:table-cell table:formula="of:=ROUNDUP(MAX((100-MAX([.Y$5]+[.$F52];0))*(INT([.$I52]*[.$J52])-[.Y$4])/100;0);0)" office:value-type="float" office:value="0" calcext:value-type="float">
            <text:p>0</text:p>
          </table:table-cell>
          <table:table-cell table:formula="of:=ROUNDUP(MAX((100-MAX([.Z$5]+[.$F52];0))*(INT([.$I52]*[.$J52])-[.Z$4])/100;0);0)" office:value-type="float" office:value="0" calcext:value-type="float">
            <text:p>0</text:p>
          </table:table-cell>
          <table:table-cell table:formula="of:=ROUNDUP(MAX((100-MAX([.AA$5]+[.$F52];0))*(INT([.$I52]*[.$J5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3]/[.H53]" office:value-type="float" office:value="2" calcext:value-type="float">
            <text:p>2</text:p>
          </table:table-cell>
          <table:table-cell table:formula="of:=ROUND(AVERAGE([.C53];[.D53]))" office:value-type="float" office:value="9" calcext:value-type="float">
            <text:p>9</text:p>
          </table:table-cell>
          <table:table-cell/>
          <table:table-cell table:formula="of:=ROUNDUP(MAX((100-MAX([.L$5]+[.$F53];0))*(INT([.$I53]*[.$J53])-[.L$4])/100;0);0)" office:value-type="float" office:value="12" calcext:value-type="float">
            <text:p>12</text:p>
          </table:table-cell>
          <table:table-cell table:formula="of:=ROUNDUP(MAX((100-MAX([.M$5]+[.$F53];0))*(INT([.$I53]*[.$J53])-[.M$4])/100;0);0)" office:value-type="float" office:value="9" calcext:value-type="float">
            <text:p>9</text:p>
          </table:table-cell>
          <table:table-cell table:formula="of:=ROUNDUP(MAX((100-MAX([.N$5]+[.$F53];0))*(INT([.$I53]*[.$J53])-[.N$4])/100;0);0)" office:value-type="float" office:value="7" calcext:value-type="float">
            <text:p>7</text:p>
          </table:table-cell>
          <table:table-cell table:formula="of:=ROUNDUP(MAX((100-MAX([.O$5]+[.$F53];0))*(INT([.$I53]*[.$J53])-[.O$4])/100;0);0)" office:value-type="float" office:value="6" calcext:value-type="float">
            <text:p>6</text:p>
          </table:table-cell>
          <table:table-cell table:formula="of:=ROUNDUP(MAX((100-MAX([.P$5]+[.$F53];0))*(INT([.$I53]*[.$J53])-[.P$4])/100;0);0)" office:value-type="float" office:value="6" calcext:value-type="float">
            <text:p>6</text:p>
          </table:table-cell>
          <table:table-cell table:formula="of:=ROUNDUP(MAX((100-MAX([.Q$5]+[.$F53];0))*(INT([.$I53]*[.$J53])-[.Q$4])/100;0);0)" office:value-type="float" office:value="7" calcext:value-type="float">
            <text:p>7</text:p>
          </table:table-cell>
          <table:table-cell table:formula="of:=ROUNDUP(MAX((100-MAX([.R$5]+[.$F53];0))*(INT([.$I53]*[.$J53])-[.R$4])/100;0);0)" office:value-type="float" office:value="5" calcext:value-type="float">
            <text:p>5</text:p>
          </table:table-cell>
          <table:table-cell table:formula="of:=ROUNDUP(MAX((100-MAX([.S$5]+[.$F53];0))*(INT([.$I53]*[.$J53])-[.S$4])/100;0);0)" office:value-type="float" office:value="5" calcext:value-type="float">
            <text:p>5</text:p>
          </table:table-cell>
          <table:table-cell table:formula="of:=ROUNDUP(MAX((100-MAX([.T$5]+[.$F53];0))*(INT([.$I53]*[.$J53])-[.T$4])/100;0);0)" office:value-type="float" office:value="4" calcext:value-type="float">
            <text:p>4</text:p>
          </table:table-cell>
          <table:table-cell table:formula="of:=ROUNDUP(MAX((100-MAX([.U$5]+[.$F53];0))*(INT([.$I53]*[.$J53])-[.U$4])/100;0);0)" office:value-type="float" office:value="3" calcext:value-type="float">
            <text:p>3</text:p>
          </table:table-cell>
          <table:table-cell table:formula="of:=ROUNDUP(MAX((100-MAX([.V$5]+[.$F53];0))*(INT([.$I53]*[.$J53])-[.V$4])/100;0);0)" office:value-type="float" office:value="3" calcext:value-type="float">
            <text:p>3</text:p>
          </table:table-cell>
          <table:table-cell table:formula="of:=ROUNDUP(MAX((100-MAX([.W$5]+[.$F53];0))*(INT([.$I53]*[.$J53])-[.W$4])/100;0);0)" office:value-type="float" office:value="2" calcext:value-type="float">
            <text:p>2</text:p>
          </table:table-cell>
          <table:table-cell table:formula="of:=ROUNDUP(MAX((100-MAX([.X$5]+[.$F53];0))*(INT([.$I53]*[.$J53])-[.X$4])/100;0);0)" office:value-type="float" office:value="1" calcext:value-type="float">
            <text:p>1</text:p>
          </table:table-cell>
          <table:table-cell table:formula="of:=ROUNDUP(MAX((100-MAX([.Y$5]+[.$F53];0))*(INT([.$I53]*[.$J53])-[.Y$4])/100;0);0)" office:value-type="float" office:value="1" calcext:value-type="float">
            <text:p>1</text:p>
          </table:table-cell>
          <table:table-cell table:formula="of:=ROUNDUP(MAX((100-MAX([.Z$5]+[.$F53];0))*(INT([.$I53]*[.$J53])-[.Z$4])/100;0);0)" office:value-type="float" office:value="0" calcext:value-type="float">
            <text:p>0</text:p>
          </table:table-cell>
          <table:table-cell table:formula="of:=ROUNDUP(MAX((100-MAX([.AA$5]+[.$F53];0))*(INT([.$I53]*[.$J53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4]/[.H54]" office:value-type="float" office:value="0.5" calcext:value-type="float">
            <text:p>0.5</text:p>
          </table:table-cell>
          <table:table-cell table:formula="of:=ROUND(AVERAGE([.C54];[.D54]))" office:value-type="float" office:value="9" calcext:value-type="float">
            <text:p>9</text:p>
          </table:table-cell>
          <table:table-cell/>
          <table:table-cell table:formula="of:=ROUNDUP(MAX((100-MAX([.L$5]+[.$F54];0))*(INT([.$I54]*[.$J54])-[.L$4])/100;0);0)" office:value-type="float" office:value="4" calcext:value-type="float">
            <text:p>4</text:p>
          </table:table-cell>
          <table:table-cell table:formula="of:=ROUNDUP(MAX((100-MAX([.M$5]+[.$F54];0))*(INT([.$I54]*[.$J54])-[.M$4])/100;0);0)" office:value-type="float" office:value="4" calcext:value-type="float">
            <text:p>4</text:p>
          </table:table-cell>
          <table:table-cell table:formula="of:=ROUNDUP(MAX((100-MAX([.N$5]+[.$F54];0))*(INT([.$I54]*[.$J54])-[.N$4])/100;0);0)" office:value-type="float" office:value="2" calcext:value-type="float">
            <text:p>2</text:p>
          </table:table-cell>
          <table:table-cell table:formula="of:=ROUNDUP(MAX((100-MAX([.O$5]+[.$F54];0))*(INT([.$I54]*[.$J54])-[.O$4])/100;0);0)" office:value-type="float" office:value="2" calcext:value-type="float">
            <text:p>2</text:p>
          </table:table-cell>
          <table:table-cell table:formula="of:=ROUNDUP(MAX((100-MAX([.P$5]+[.$F54];0))*(INT([.$I54]*[.$J54])-[.P$4])/100;0);0)" office:value-type="float" office:value="1" calcext:value-type="float">
            <text:p>1</text:p>
          </table:table-cell>
          <table:table-cell table:formula="of:=ROUNDUP(MAX((100-MAX([.Q$5]+[.$F54];0))*(INT([.$I54]*[.$J54])-[.Q$4])/100;0);0)" office:value-type="float" office:value="0" calcext:value-type="float">
            <text:p>0</text:p>
          </table:table-cell>
          <table:table-cell table:formula="of:=ROUNDUP(MAX((100-MAX([.R$5]+[.$F54];0))*(INT([.$I54]*[.$J54])-[.R$4])/100;0);0)" office:value-type="float" office:value="0" calcext:value-type="float">
            <text:p>0</text:p>
          </table:table-cell>
          <table:table-cell table:formula="of:=ROUNDUP(MAX((100-MAX([.S$5]+[.$F54];0))*(INT([.$I54]*[.$J54])-[.S$4])/100;0);0)" office:value-type="float" office:value="0" calcext:value-type="float">
            <text:p>0</text:p>
          </table:table-cell>
          <table:table-cell table:formula="of:=ROUNDUP(MAX((100-MAX([.T$5]+[.$F54];0))*(INT([.$I54]*[.$J54])-[.T$4])/100;0);0)" office:value-type="float" office:value="0" calcext:value-type="float">
            <text:p>0</text:p>
          </table:table-cell>
          <table:table-cell table:formula="of:=ROUNDUP(MAX((100-MAX([.U$5]+[.$F54];0))*(INT([.$I54]*[.$J54])-[.U$4])/100;0);0)" office:value-type="float" office:value="0" calcext:value-type="float">
            <text:p>0</text:p>
          </table:table-cell>
          <table:table-cell table:formula="of:=ROUNDUP(MAX((100-MAX([.V$5]+[.$F54];0))*(INT([.$I54]*[.$J54])-[.V$4])/100;0);0)" office:value-type="float" office:value="0" calcext:value-type="float">
            <text:p>0</text:p>
          </table:table-cell>
          <table:table-cell table:formula="of:=ROUNDUP(MAX((100-MAX([.W$5]+[.$F54];0))*(INT([.$I54]*[.$J54])-[.W$4])/100;0);0)" office:value-type="float" office:value="0" calcext:value-type="float">
            <text:p>0</text:p>
          </table:table-cell>
          <table:table-cell table:formula="of:=ROUNDUP(MAX((100-MAX([.X$5]+[.$F54];0))*(INT([.$I54]*[.$J54])-[.X$4])/100;0);0)" office:value-type="float" office:value="0" calcext:value-type="float">
            <text:p>0</text:p>
          </table:table-cell>
          <table:table-cell table:formula="of:=ROUNDUP(MAX((100-MAX([.Y$5]+[.$F54];0))*(INT([.$I54]*[.$J54])-[.Y$4])/100;0);0)" office:value-type="float" office:value="0" calcext:value-type="float">
            <text:p>0</text:p>
          </table:table-cell>
          <table:table-cell table:formula="of:=ROUNDUP(MAX((100-MAX([.Z$5]+[.$F54];0))*(INT([.$I54]*[.$J54])-[.Z$4])/100;0);0)" office:value-type="float" office:value="0" calcext:value-type="float">
            <text:p>0</text:p>
          </table:table-cell>
          <table:table-cell table:formula="of:=ROUNDUP(MAX((100-MAX([.AA$5]+[.$F54];0))*(INT([.$I54]*[.$J5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5]/[.H55]" office:value-type="float" office:value="2" calcext:value-type="float">
            <text:p>2</text:p>
          </table:table-cell>
          <table:table-cell table:formula="of:=ROUND(AVERAGE([.C55];[.D55]))" office:value-type="float" office:value="16" calcext:value-type="float">
            <text:p>16</text:p>
          </table:table-cell>
          <table:table-cell/>
          <table:table-cell table:formula="of:=ROUNDUP(MAX((100-MAX([.L$5]+[.$F55];0))*(INT([.$I55]*[.$J55])-[.L$4])/100;0);0)" office:value-type="float" office:value="21" calcext:value-type="float">
            <text:p>21</text:p>
          </table:table-cell>
          <table:table-cell table:formula="of:=ROUNDUP(MAX((100-MAX([.M$5]+[.$F55];0))*(INT([.$I55]*[.$J55])-[.M$4])/100;0);0)" office:value-type="float" office:value="15" calcext:value-type="float">
            <text:p>15</text:p>
          </table:table-cell>
          <table:table-cell table:formula="of:=ROUNDUP(MAX((100-MAX([.N$5]+[.$F55];0))*(INT([.$I55]*[.$J55])-[.N$4])/100;0);0)" office:value-type="float" office:value="12" calcext:value-type="float">
            <text:p>12</text:p>
          </table:table-cell>
          <table:table-cell table:formula="of:=ROUNDUP(MAX((100-MAX([.O$5]+[.$F55];0))*(INT([.$I55]*[.$J55])-[.O$4])/100;0);0)" office:value-type="float" office:value="11" calcext:value-type="float">
            <text:p>11</text:p>
          </table:table-cell>
          <table:table-cell table:formula="of:=ROUNDUP(MAX((100-MAX([.P$5]+[.$F55];0))*(INT([.$I55]*[.$J55])-[.P$4])/100;0);0)" office:value-type="float" office:value="12" calcext:value-type="float">
            <text:p>12</text:p>
          </table:table-cell>
          <table:table-cell table:formula="of:=ROUNDUP(MAX((100-MAX([.Q$5]+[.$F55];0))*(INT([.$I55]*[.$J55])-[.Q$4])/100;0);0)" office:value-type="float" office:value="13" calcext:value-type="float">
            <text:p>13</text:p>
          </table:table-cell>
          <table:table-cell table:formula="of:=ROUNDUP(MAX((100-MAX([.R$5]+[.$F55];0))*(INT([.$I55]*[.$J55])-[.R$4])/100;0);0)" office:value-type="float" office:value="10" calcext:value-type="float">
            <text:p>10</text:p>
          </table:table-cell>
          <table:table-cell table:formula="of:=ROUNDUP(MAX((100-MAX([.S$5]+[.$F55];0))*(INT([.$I55]*[.$J55])-[.S$4])/100;0);0)" office:value-type="float" office:value="9" calcext:value-type="float">
            <text:p>9</text:p>
          </table:table-cell>
          <table:table-cell table:formula="of:=ROUNDUP(MAX((100-MAX([.T$5]+[.$F55];0))*(INT([.$I55]*[.$J55])-[.T$4])/100;0);0)" office:value-type="float" office:value="7" calcext:value-type="float">
            <text:p>7</text:p>
          </table:table-cell>
          <table:table-cell table:formula="of:=ROUNDUP(MAX((100-MAX([.U$5]+[.$F55];0))*(INT([.$I55]*[.$J55])-[.U$4])/100;0);0)" office:value-type="float" office:value="7" calcext:value-type="float">
            <text:p>7</text:p>
          </table:table-cell>
          <table:table-cell table:formula="of:=ROUNDUP(MAX((100-MAX([.V$5]+[.$F55];0))*(INT([.$I55]*[.$J55])-[.V$4])/100;0);0)" office:value-type="float" office:value="6" calcext:value-type="float">
            <text:p>6</text:p>
          </table:table-cell>
          <table:table-cell table:formula="of:=ROUNDUP(MAX((100-MAX([.W$5]+[.$F55];0))*(INT([.$I55]*[.$J55])-[.W$4])/100;0);0)" office:value-type="float" office:value="5" calcext:value-type="float">
            <text:p>5</text:p>
          </table:table-cell>
          <table:table-cell table:formula="of:=ROUNDUP(MAX((100-MAX([.X$5]+[.$F55];0))*(INT([.$I55]*[.$J55])-[.X$4])/100;0);0)" office:value-type="float" office:value="3" calcext:value-type="float">
            <text:p>3</text:p>
          </table:table-cell>
          <table:table-cell table:formula="of:=ROUNDUP(MAX((100-MAX([.Y$5]+[.$F55];0))*(INT([.$I55]*[.$J55])-[.Y$4])/100;0);0)" office:value-type="float" office:value="2" calcext:value-type="float">
            <text:p>2</text:p>
          </table:table-cell>
          <table:table-cell table:formula="of:=ROUNDUP(MAX((100-MAX([.Z$5]+[.$F55];0))*(INT([.$I55]*[.$J55])-[.Z$4])/100;0);0)" office:value-type="float" office:value="1" calcext:value-type="float">
            <text:p>1</text:p>
          </table:table-cell>
          <table:table-cell table:formula="of:=ROUNDUP(MAX((100-MAX([.AA$5]+[.$F55];0))*(INT([.$I55]*[.$J5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[.H56]" office:value-type="float" office:value="0.5" calcext:value-type="float">
            <text:p>0.5</text:p>
          </table:table-cell>
          <table:table-cell table:formula="of:=ROUND(AVERAGE([.C56];[.D56]))" office:value-type="float" office:value="16" calcext:value-type="float">
            <text:p>16</text:p>
          </table:table-cell>
          <table:table-cell/>
          <table:table-cell table:formula="of:=ROUNDUP(MAX((100-MAX([.L$5]+[.$F56];0))*(INT([.$I56]*[.$J56])-[.L$4])/100;0);0)" office:value-type="float" office:value="8" calcext:value-type="float">
            <text:p>8</text:p>
          </table:table-cell>
          <table:table-cell table:formula="of:=ROUNDUP(MAX((100-MAX([.M$5]+[.$F56];0))*(INT([.$I56]*[.$J56])-[.M$4])/100;0);0)" office:value-type="float" office:value="8" calcext:value-type="float">
            <text:p>8</text:p>
          </table:table-cell>
          <table:table-cell table:formula="of:=ROUNDUP(MAX((100-MAX([.N$5]+[.$F56];0))*(INT([.$I56]*[.$J56])-[.N$4])/100;0);0)" office:value-type="float" office:value="6" calcext:value-type="float">
            <text:p>6</text:p>
          </table:table-cell>
          <table:table-cell table:formula="of:=ROUNDUP(MAX((100-MAX([.O$5]+[.$F56];0))*(INT([.$I56]*[.$J56])-[.O$4])/100;0);0)" office:value-type="float" office:value="6" calcext:value-type="float">
            <text:p>6</text:p>
          </table:table-cell>
          <table:table-cell table:formula="of:=ROUNDUP(MAX((100-MAX([.P$5]+[.$F56];0))*(INT([.$I56]*[.$J56])-[.P$4])/100;0);0)" office:value-type="float" office:value="5" calcext:value-type="float">
            <text:p>5</text:p>
          </table:table-cell>
          <table:table-cell table:formula="of:=ROUNDUP(MAX((100-MAX([.Q$5]+[.$F56];0))*(INT([.$I56]*[.$J56])-[.Q$4])/100;0);0)" office:value-type="float" office:value="4" calcext:value-type="float">
            <text:p>4</text:p>
          </table:table-cell>
          <table:table-cell table:formula="of:=ROUNDUP(MAX((100-MAX([.R$5]+[.$F56];0))*(INT([.$I56]*[.$J56])-[.R$4])/100;0);0)" office:value-type="float" office:value="4" calcext:value-type="float">
            <text:p>4</text:p>
          </table:table-cell>
          <table:table-cell table:formula="of:=ROUNDUP(MAX((100-MAX([.S$5]+[.$F56];0))*(INT([.$I56]*[.$J56])-[.S$4])/100;0);0)" office:value-type="float" office:value="4" calcext:value-type="float">
            <text:p>4</text:p>
          </table:table-cell>
          <table:table-cell table:formula="of:=ROUNDUP(MAX((100-MAX([.T$5]+[.$F56];0))*(INT([.$I56]*[.$J56])-[.T$4])/100;0);0)" office:value-type="float" office:value="3" calcext:value-type="float">
            <text:p>3</text:p>
          </table:table-cell>
          <table:table-cell table:formula="of:=ROUNDUP(MAX((100-MAX([.U$5]+[.$F56];0))*(INT([.$I56]*[.$J56])-[.U$4])/100;0);0)" office:value-type="float" office:value="2" calcext:value-type="float">
            <text:p>2</text:p>
          </table:table-cell>
          <table:table-cell table:formula="of:=ROUNDUP(MAX((100-MAX([.V$5]+[.$F56];0))*(INT([.$I56]*[.$J56])-[.V$4])/100;0);0)" office:value-type="float" office:value="0" calcext:value-type="float">
            <text:p>0</text:p>
          </table:table-cell>
          <table:table-cell table:formula="of:=ROUNDUP(MAX((100-MAX([.W$5]+[.$F56];0))*(INT([.$I56]*[.$J56])-[.W$4])/100;0);0)" office:value-type="float" office:value="0" calcext:value-type="float">
            <text:p>0</text:p>
          </table:table-cell>
          <table:table-cell table:formula="of:=ROUNDUP(MAX((100-MAX([.X$5]+[.$F56];0))*(INT([.$I56]*[.$J56])-[.X$4])/100;0);0)" office:value-type="float" office:value="0" calcext:value-type="float">
            <text:p>0</text:p>
          </table:table-cell>
          <table:table-cell table:formula="of:=ROUNDUP(MAX((100-MAX([.Y$5]+[.$F56];0))*(INT([.$I56]*[.$J56])-[.Y$4])/100;0);0)" office:value-type="float" office:value="0" calcext:value-type="float">
            <text:p>0</text:p>
          </table:table-cell>
          <table:table-cell table:formula="of:=ROUNDUP(MAX((100-MAX([.Z$5]+[.$F56];0))*(INT([.$I56]*[.$J56])-[.Z$4])/100;0);0)" office:value-type="float" office:value="0" calcext:value-type="float">
            <text:p>0</text:p>
          </table:table-cell>
          <table:table-cell table:formula="of:=ROUNDUP(MAX((100-MAX([.AA$5]+[.$F56];0))*(INT([.$I56]*[.$J5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</text:p>
          </table:table-cell>
          <table:table-cell table:formula="of:=ROUND(AVERAGE([.C57];[.D57]))" office:value-type="float" office:value="14" calcext:value-type="float">
            <text:p>14</text:p>
          </table:table-cell>
          <table:table-cell/>
          <table:table-cell table:formula="of:=ROUNDUP(MAX((100-MAX([.L$5]+[.$F57];0))*(INT([.$I57]*[.$J57])-[.L$4])/100;0);0)" office:value-type="float" office:value="14" calcext:value-type="float">
            <text:p>14</text:p>
          </table:table-cell>
          <table:table-cell table:formula="of:=ROUNDUP(MAX((100-MAX([.M$5]+[.$F57];0))*(INT([.$I57]*[.$J57])-[.M$4])/100;0);0)" office:value-type="float" office:value="13" calcext:value-type="float">
            <text:p>13</text:p>
          </table:table-cell>
          <table:table-cell table:formula="of:=ROUNDUP(MAX((100-MAX([.N$5]+[.$F57];0))*(INT([.$I57]*[.$J57])-[.N$4])/100;0);0)" office:value-type="float" office:value="11" calcext:value-type="float">
            <text:p>11</text:p>
          </table:table-cell>
          <table:table-cell table:formula="of:=ROUNDUP(MAX((100-MAX([.O$5]+[.$F57];0))*(INT([.$I57]*[.$J57])-[.O$4])/100;0);0)" office:value-type="float" office:value="10" calcext:value-type="float">
            <text:p>10</text:p>
          </table:table-cell>
          <table:table-cell table:formula="of:=ROUNDUP(MAX((100-MAX([.P$5]+[.$F57];0))*(INT([.$I57]*[.$J57])-[.P$4])/100;0);0)" office:value-type="float" office:value="10" calcext:value-type="float">
            <text:p>10</text:p>
          </table:table-cell>
          <table:table-cell table:formula="of:=ROUNDUP(MAX((100-MAX([.Q$5]+[.$F57];0))*(INT([.$I57]*[.$J57])-[.Q$4])/100;0);0)" office:value-type="float" office:value="9" calcext:value-type="float">
            <text:p>9</text:p>
          </table:table-cell>
          <table:table-cell table:formula="of:=ROUNDUP(MAX((100-MAX([.R$5]+[.$F57];0))*(INT([.$I57]*[.$J57])-[.R$4])/100;0);0)" office:value-type="float" office:value="8" calcext:value-type="float">
            <text:p>8</text:p>
          </table:table-cell>
          <table:table-cell table:formula="of:=ROUNDUP(MAX((100-MAX([.S$5]+[.$F57];0))*(INT([.$I57]*[.$J57])-[.S$4])/100;0);0)" office:value-type="float" office:value="8" calcext:value-type="float">
            <text:p>8</text:p>
          </table:table-cell>
          <table:table-cell table:formula="of:=ROUNDUP(MAX((100-MAX([.T$5]+[.$F57];0))*(INT([.$I57]*[.$J57])-[.T$4])/100;0);0)" office:value-type="float" office:value="7" calcext:value-type="float">
            <text:p>7</text:p>
          </table:table-cell>
          <table:table-cell table:formula="of:=ROUNDUP(MAX((100-MAX([.U$5]+[.$F57];0))*(INT([.$I57]*[.$J57])-[.U$4])/100;0);0)" office:value-type="float" office:value="6" calcext:value-type="float">
            <text:p>6</text:p>
          </table:table-cell>
          <table:table-cell table:formula="of:=ROUNDUP(MAX((100-MAX([.V$5]+[.$F57];0))*(INT([.$I57]*[.$J57])-[.V$4])/100;0);0)" office:value-type="float" office:value="5" calcext:value-type="float">
            <text:p>5</text:p>
          </table:table-cell>
          <table:table-cell table:formula="of:=ROUNDUP(MAX((100-MAX([.W$5]+[.$F57];0))*(INT([.$I57]*[.$J57])-[.W$4])/100;0);0)" office:value-type="float" office:value="2" calcext:value-type="float">
            <text:p>2</text:p>
          </table:table-cell>
          <table:table-cell table:formula="of:=ROUNDUP(MAX((100-MAX([.X$5]+[.$F57];0))*(INT([.$I57]*[.$J57])-[.X$4])/100;0);0)" office:value-type="float" office:value="1" calcext:value-type="float">
            <text:p>1</text:p>
          </table:table-cell>
          <table:table-cell table:formula="of:=ROUNDUP(MAX((100-MAX([.Y$5]+[.$F57];0))*(INT([.$I57]*[.$J57])-[.Y$4])/100;0);0)" office:value-type="float" office:value="0" calcext:value-type="float">
            <text:p>0</text:p>
          </table:table-cell>
          <table:table-cell table:formula="of:=ROUNDUP(MAX((100-MAX([.Z$5]+[.$F57];0))*(INT([.$I57]*[.$J57])-[.Z$4])/100;0);0)" office:value-type="float" office:value="0" calcext:value-type="float">
            <text:p>0</text:p>
          </table:table-cell>
          <table:table-cell table:formula="of:=ROUNDUP(MAX((100-MAX([.AA$5]+[.$F57];0))*(INT([.$I57]*[.$J5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</text:p>
          </table:table-cell>
          <table:table-cell table:formula="of:=ROUND(AVERAGE([.C58];[.D58]))" office:value-type="float" office:value="14" calcext:value-type="float">
            <text:p>14</text:p>
          </table:table-cell>
          <table:table-cell/>
          <table:table-cell table:formula="of:=ROUNDUP(MAX((100-MAX([.L$5]+[.$F58];0))*(INT([.$I58]*[.$J58])-[.L$4])/100;0);0)" office:value-type="float" office:value="14" calcext:value-type="float">
            <text:p>14</text:p>
          </table:table-cell>
          <table:table-cell table:formula="of:=ROUNDUP(MAX((100-MAX([.M$5]+[.$F58];0))*(INT([.$I58]*[.$J58])-[.M$4])/100;0);0)" office:value-type="float" office:value="13" calcext:value-type="float">
            <text:p>13</text:p>
          </table:table-cell>
          <table:table-cell table:formula="of:=ROUNDUP(MAX((100-MAX([.N$5]+[.$F58];0))*(INT([.$I58]*[.$J58])-[.N$4])/100;0);0)" office:value-type="float" office:value="11" calcext:value-type="float">
            <text:p>11</text:p>
          </table:table-cell>
          <table:table-cell table:formula="of:=ROUNDUP(MAX((100-MAX([.O$5]+[.$F58];0))*(INT([.$I58]*[.$J58])-[.O$4])/100;0);0)" office:value-type="float" office:value="10" calcext:value-type="float">
            <text:p>10</text:p>
          </table:table-cell>
          <table:table-cell table:formula="of:=ROUNDUP(MAX((100-MAX([.P$5]+[.$F58];0))*(INT([.$I58]*[.$J58])-[.P$4])/100;0);0)" office:value-type="float" office:value="10" calcext:value-type="float">
            <text:p>10</text:p>
          </table:table-cell>
          <table:table-cell table:formula="of:=ROUNDUP(MAX((100-MAX([.Q$5]+[.$F58];0))*(INT([.$I58]*[.$J58])-[.Q$4])/100;0);0)" office:value-type="float" office:value="9" calcext:value-type="float">
            <text:p>9</text:p>
          </table:table-cell>
          <table:table-cell table:formula="of:=ROUNDUP(MAX((100-MAX([.R$5]+[.$F58];0))*(INT([.$I58]*[.$J58])-[.R$4])/100;0);0)" office:value-type="float" office:value="8" calcext:value-type="float">
            <text:p>8</text:p>
          </table:table-cell>
          <table:table-cell table:formula="of:=ROUNDUP(MAX((100-MAX([.S$5]+[.$F58];0))*(INT([.$I58]*[.$J58])-[.S$4])/100;0);0)" office:value-type="float" office:value="8" calcext:value-type="float">
            <text:p>8</text:p>
          </table:table-cell>
          <table:table-cell table:formula="of:=ROUNDUP(MAX((100-MAX([.T$5]+[.$F58];0))*(INT([.$I58]*[.$J58])-[.T$4])/100;0);0)" office:value-type="float" office:value="7" calcext:value-type="float">
            <text:p>7</text:p>
          </table:table-cell>
          <table:table-cell table:formula="of:=ROUNDUP(MAX((100-MAX([.U$5]+[.$F58];0))*(INT([.$I58]*[.$J58])-[.U$4])/100;0);0)" office:value-type="float" office:value="6" calcext:value-type="float">
            <text:p>6</text:p>
          </table:table-cell>
          <table:table-cell table:formula="of:=ROUNDUP(MAX((100-MAX([.V$5]+[.$F58];0))*(INT([.$I58]*[.$J58])-[.V$4])/100;0);0)" office:value-type="float" office:value="5" calcext:value-type="float">
            <text:p>5</text:p>
          </table:table-cell>
          <table:table-cell table:formula="of:=ROUNDUP(MAX((100-MAX([.W$5]+[.$F58];0))*(INT([.$I58]*[.$J58])-[.W$4])/100;0);0)" office:value-type="float" office:value="2" calcext:value-type="float">
            <text:p>2</text:p>
          </table:table-cell>
          <table:table-cell table:formula="of:=ROUNDUP(MAX((100-MAX([.X$5]+[.$F58];0))*(INT([.$I58]*[.$J58])-[.X$4])/100;0);0)" office:value-type="float" office:value="1" calcext:value-type="float">
            <text:p>1</text:p>
          </table:table-cell>
          <table:table-cell table:formula="of:=ROUNDUP(MAX((100-MAX([.Y$5]+[.$F58];0))*(INT([.$I58]*[.$J58])-[.Y$4])/100;0);0)" office:value-type="float" office:value="0" calcext:value-type="float">
            <text:p>0</text:p>
          </table:table-cell>
          <table:table-cell table:formula="of:=ROUNDUP(MAX((100-MAX([.Z$5]+[.$F58];0))*(INT([.$I58]*[.$J58])-[.Z$4])/100;0);0)" office:value-type="float" office:value="0" calcext:value-type="float">
            <text:p>0</text:p>
          </table:table-cell>
          <table:table-cell table:formula="of:=ROUNDUP(MAX((100-MAX([.AA$5]+[.$F58];0))*(INT([.$I58]*[.$J5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</text:p>
          </table:table-cell>
          <table:table-cell table:formula="of:=ROUND(AVERAGE([.C59];[.D59]))" office:value-type="float" office:value="17" calcext:value-type="float">
            <text:p>17</text:p>
          </table:table-cell>
          <table:table-cell/>
          <table:table-cell table:formula="of:=ROUNDUP(MAX((100-MAX([.L$5]+[.$F59];0))*(INT([.$I59]*[.$J59])-[.L$4])/100;0);0)" office:value-type="float" office:value="17" calcext:value-type="float">
            <text:p>17</text:p>
          </table:table-cell>
          <table:table-cell table:formula="of:=ROUNDUP(MAX((100-MAX([.M$5]+[.$F59];0))*(INT([.$I59]*[.$J59])-[.M$4])/100;0);0)" office:value-type="float" office:value="16" calcext:value-type="float">
            <text:p>16</text:p>
          </table:table-cell>
          <table:table-cell table:formula="of:=ROUNDUP(MAX((100-MAX([.N$5]+[.$F59];0))*(INT([.$I59]*[.$J59])-[.N$4])/100;0);0)" office:value-type="float" office:value="13" calcext:value-type="float">
            <text:p>13</text:p>
          </table:table-cell>
          <table:table-cell table:formula="of:=ROUNDUP(MAX((100-MAX([.O$5]+[.$F59];0))*(INT([.$I59]*[.$J59])-[.O$4])/100;0);0)" office:value-type="float" office:value="12" calcext:value-type="float">
            <text:p>12</text:p>
          </table:table-cell>
          <table:table-cell table:formula="of:=ROUNDUP(MAX((100-MAX([.P$5]+[.$F59];0))*(INT([.$I59]*[.$J59])-[.P$4])/100;0);0)" office:value-type="float" office:value="12" calcext:value-type="float">
            <text:p>12</text:p>
          </table:table-cell>
          <table:table-cell table:formula="of:=ROUNDUP(MAX((100-MAX([.Q$5]+[.$F59];0))*(INT([.$I59]*[.$J59])-[.Q$4])/100;0);0)" office:value-type="float" office:value="12" calcext:value-type="float">
            <text:p>12</text:p>
          </table:table-cell>
          <table:table-cell table:formula="of:=ROUNDUP(MAX((100-MAX([.R$5]+[.$F59];0))*(INT([.$I59]*[.$J59])-[.R$4])/100;0);0)" office:value-type="float" office:value="11" calcext:value-type="float">
            <text:p>11</text:p>
          </table:table-cell>
          <table:table-cell table:formula="of:=ROUNDUP(MAX((100-MAX([.S$5]+[.$F59];0))*(INT([.$I59]*[.$J59])-[.S$4])/100;0);0)" office:value-type="float" office:value="10" calcext:value-type="float">
            <text:p>10</text:p>
          </table:table-cell>
          <table:table-cell table:formula="of:=ROUNDUP(MAX((100-MAX([.T$5]+[.$F59];0))*(INT([.$I59]*[.$J59])-[.T$4])/100;0);0)" office:value-type="float" office:value="9" calcext:value-type="float">
            <text:p>9</text:p>
          </table:table-cell>
          <table:table-cell table:formula="of:=ROUNDUP(MAX((100-MAX([.U$5]+[.$F59];0))*(INT([.$I59]*[.$J59])-[.U$4])/100;0);0)" office:value-type="float" office:value="8" calcext:value-type="float">
            <text:p>8</text:p>
          </table:table-cell>
          <table:table-cell table:formula="of:=ROUNDUP(MAX((100-MAX([.V$5]+[.$F59];0))*(INT([.$I59]*[.$J59])-[.V$4])/100;0);0)" office:value-type="float" office:value="7" calcext:value-type="float">
            <text:p>7</text:p>
          </table:table-cell>
          <table:table-cell table:formula="of:=ROUNDUP(MAX((100-MAX([.W$5]+[.$F59];0))*(INT([.$I59]*[.$J59])-[.W$4])/100;0);0)" office:value-type="float" office:value="4" calcext:value-type="float">
            <text:p>4</text:p>
          </table:table-cell>
          <table:table-cell table:formula="of:=ROUNDUP(MAX((100-MAX([.X$5]+[.$F59];0))*(INT([.$I59]*[.$J59])-[.X$4])/100;0);0)" office:value-type="float" office:value="3" calcext:value-type="float">
            <text:p>3</text:p>
          </table:table-cell>
          <table:table-cell table:formula="of:=ROUNDUP(MAX((100-MAX([.Y$5]+[.$F59];0))*(INT([.$I59]*[.$J59])-[.Y$4])/100;0);0)" office:value-type="float" office:value="2" calcext:value-type="float">
            <text:p>2</text:p>
          </table:table-cell>
          <table:table-cell table:formula="of:=ROUNDUP(MAX((100-MAX([.Z$5]+[.$F59];0))*(INT([.$I59]*[.$J59])-[.Z$4])/100;0);0)" office:value-type="float" office:value="0" calcext:value-type="float">
            <text:p>0</text:p>
          </table:table-cell>
          <table:table-cell table:formula="of:=ROUNDUP(MAX((100-MAX([.AA$5]+[.$F59];0))*(INT([.$I59]*[.$J5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</text:p>
          </table:table-cell>
          <table:table-cell table:formula="of:=ROUND(AVERAGE([.C60];[.D60]))" office:value-type="float" office:value="22" calcext:value-type="float">
            <text:p>22</text:p>
          </table:table-cell>
          <table:table-cell/>
          <table:table-cell table:formula="of:=ROUNDUP(MAX((100-MAX([.L$5]+[.$F60];0))*(INT([.$I60]*[.$J60])-[.L$4])/100;0);0)" office:value-type="float" office:value="22" calcext:value-type="float">
            <text:p>22</text:p>
          </table:table-cell>
          <table:table-cell table:formula="of:=ROUNDUP(MAX((100-MAX([.M$5]+[.$F60];0))*(INT([.$I60]*[.$J60])-[.M$4])/100;0);0)" office:value-type="float" office:value="20" calcext:value-type="float">
            <text:p>20</text:p>
          </table:table-cell>
          <table:table-cell table:formula="of:=ROUNDUP(MAX((100-MAX([.N$5]+[.$F60];0))*(INT([.$I60]*[.$J60])-[.N$4])/100;0);0)" office:value-type="float" office:value="17" calcext:value-type="float">
            <text:p>17</text:p>
          </table:table-cell>
          <table:table-cell table:formula="of:=ROUNDUP(MAX((100-MAX([.O$5]+[.$F60];0))*(INT([.$I60]*[.$J60])-[.O$4])/100;0);0)" office:value-type="float" office:value="16" calcext:value-type="float">
            <text:p>16</text:p>
          </table:table-cell>
          <table:table-cell table:formula="of:=ROUNDUP(MAX((100-MAX([.P$5]+[.$F60];0))*(INT([.$I60]*[.$J60])-[.P$4])/100;0);0)" office:value-type="float" office:value="17" calcext:value-type="float">
            <text:p>17</text:p>
          </table:table-cell>
          <table:table-cell table:formula="of:=ROUNDUP(MAX((100-MAX([.Q$5]+[.$F60];0))*(INT([.$I60]*[.$J60])-[.Q$4])/100;0);0)" office:value-type="float" office:value="17" calcext:value-type="float">
            <text:p>17</text:p>
          </table:table-cell>
          <table:table-cell table:formula="of:=ROUNDUP(MAX((100-MAX([.R$5]+[.$F60];0))*(INT([.$I60]*[.$J60])-[.R$4])/100;0);0)" office:value-type="float" office:value="15" calcext:value-type="float">
            <text:p>15</text:p>
          </table:table-cell>
          <table:table-cell table:formula="of:=ROUNDUP(MAX((100-MAX([.S$5]+[.$F60];0))*(INT([.$I60]*[.$J60])-[.S$4])/100;0);0)" office:value-type="float" office:value="14" calcext:value-type="float">
            <text:p>14</text:p>
          </table:table-cell>
          <table:table-cell table:formula="of:=ROUNDUP(MAX((100-MAX([.T$5]+[.$F60];0))*(INT([.$I60]*[.$J60])-[.T$4])/100;0);0)" office:value-type="float" office:value="12" calcext:value-type="float">
            <text:p>12</text:p>
          </table:table-cell>
          <table:table-cell table:formula="of:=ROUNDUP(MAX((100-MAX([.U$5]+[.$F60];0))*(INT([.$I60]*[.$J60])-[.U$4])/100;0);0)" office:value-type="float" office:value="12" calcext:value-type="float">
            <text:p>12</text:p>
          </table:table-cell>
          <table:table-cell table:formula="of:=ROUNDUP(MAX((100-MAX([.V$5]+[.$F60];0))*(INT([.$I60]*[.$J60])-[.V$4])/100;0);0)" office:value-type="float" office:value="10" calcext:value-type="float">
            <text:p>10</text:p>
          </table:table-cell>
          <table:table-cell table:formula="of:=ROUNDUP(MAX((100-MAX([.W$5]+[.$F60];0))*(INT([.$I60]*[.$J60])-[.W$4])/100;0);0)" office:value-type="float" office:value="7" calcext:value-type="float">
            <text:p>7</text:p>
          </table:table-cell>
          <table:table-cell table:formula="of:=ROUNDUP(MAX((100-MAX([.X$5]+[.$F60];0))*(INT([.$I60]*[.$J60])-[.X$4])/100;0);0)" office:value-type="float" office:value="6" calcext:value-type="float">
            <text:p>6</text:p>
          </table:table-cell>
          <table:table-cell table:formula="of:=ROUNDUP(MAX((100-MAX([.Y$5]+[.$F60];0))*(INT([.$I60]*[.$J60])-[.Y$4])/100;0);0)" office:value-type="float" office:value="4" calcext:value-type="float">
            <text:p>4</text:p>
          </table:table-cell>
          <table:table-cell table:formula="of:=ROUNDUP(MAX((100-MAX([.Z$5]+[.$F60];0))*(INT([.$I60]*[.$J60])-[.Z$4])/100;0);0)" office:value-type="float" office:value="2" calcext:value-type="float">
            <text:p>2</text:p>
          </table:table-cell>
          <table:table-cell table:formula="of:=ROUNDUP(MAX((100-MAX([.AA$5]+[.$F60];0))*(INT([.$I60]*[.$J6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</text:p>
          </table:table-cell>
          <table:table-cell table:formula="of:=ROUND(AVERAGE([.C61];[.D61]))" office:value-type="float" office:value="8" calcext:value-type="float">
            <text:p>8</text:p>
          </table:table-cell>
          <table:table-cell/>
          <table:table-cell table:formula="of:=ROUNDUP(MAX((100-MAX([.L$5]+[.$F61];0))*(INT([.$I61]*[.$J61])-[.L$4])/100;0);0)" office:value-type="float" office:value="8" calcext:value-type="float">
            <text:p>8</text:p>
          </table:table-cell>
          <table:table-cell table:formula="of:=ROUNDUP(MAX((100-MAX([.M$5]+[.$F61];0))*(INT([.$I61]*[.$J61])-[.M$4])/100;0);0)" office:value-type="float" office:value="7" calcext:value-type="float">
            <text:p>7</text:p>
          </table:table-cell>
          <table:table-cell table:formula="of:=ROUNDUP(MAX((100-MAX([.N$5]+[.$F61];0))*(INT([.$I61]*[.$J61])-[.N$4])/100;0);0)" office:value-type="float" office:value="5" calcext:value-type="float">
            <text:p>5</text:p>
          </table:table-cell>
          <table:table-cell table:formula="of:=ROUNDUP(MAX((100-MAX([.O$5]+[.$F61];0))*(INT([.$I61]*[.$J61])-[.O$4])/100;0);0)" office:value-type="float" office:value="5" calcext:value-type="float">
            <text:p>5</text:p>
          </table:table-cell>
          <table:table-cell table:formula="of:=ROUNDUP(MAX((100-MAX([.P$5]+[.$F61];0))*(INT([.$I61]*[.$J61])-[.P$4])/100;0);0)" office:value-type="float" office:value="4" calcext:value-type="float">
            <text:p>4</text:p>
          </table:table-cell>
          <table:table-cell table:formula="of:=ROUNDUP(MAX((100-MAX([.Q$5]+[.$F61];0))*(INT([.$I61]*[.$J61])-[.Q$4])/100;0);0)" office:value-type="float" office:value="4" calcext:value-type="float">
            <text:p>4</text:p>
          </table:table-cell>
          <table:table-cell table:formula="of:=ROUNDUP(MAX((100-MAX([.R$5]+[.$F61];0))*(INT([.$I61]*[.$J61])-[.R$4])/100;0);0)" office:value-type="float" office:value="3" calcext:value-type="float">
            <text:p>3</text:p>
          </table:table-cell>
          <table:table-cell table:formula="of:=ROUNDUP(MAX((100-MAX([.S$5]+[.$F61];0))*(INT([.$I61]*[.$J61])-[.S$4])/100;0);0)" office:value-type="float" office:value="3" calcext:value-type="float">
            <text:p>3</text:p>
          </table:table-cell>
          <table:table-cell table:formula="of:=ROUNDUP(MAX((100-MAX([.T$5]+[.$F61];0))*(INT([.$I61]*[.$J61])-[.T$4])/100;0);0)" office:value-type="float" office:value="2" calcext:value-type="float">
            <text:p>2</text:p>
          </table:table-cell>
          <table:table-cell table:formula="of:=ROUNDUP(MAX((100-MAX([.U$5]+[.$F61];0))*(INT([.$I61]*[.$J61])-[.U$4])/100;0);0)" office:value-type="float" office:value="2" calcext:value-type="float">
            <text:p>2</text:p>
          </table:table-cell>
          <table:table-cell table:formula="of:=ROUNDUP(MAX((100-MAX([.V$5]+[.$F61];0))*(INT([.$I61]*[.$J61])-[.V$4])/100;0);0)" office:value-type="float" office:value="0" calcext:value-type="float">
            <text:p>0</text:p>
          </table:table-cell>
          <table:table-cell table:formula="of:=ROUNDUP(MAX((100-MAX([.W$5]+[.$F61];0))*(INT([.$I61]*[.$J61])-[.W$4])/100;0);0)" office:value-type="float" office:value="0" calcext:value-type="float">
            <text:p>0</text:p>
          </table:table-cell>
          <table:table-cell table:formula="of:=ROUNDUP(MAX((100-MAX([.X$5]+[.$F61];0))*(INT([.$I61]*[.$J61])-[.X$4])/100;0);0)" office:value-type="float" office:value="0" calcext:value-type="float">
            <text:p>0</text:p>
          </table:table-cell>
          <table:table-cell table:formula="of:=ROUNDUP(MAX((100-MAX([.Y$5]+[.$F61];0))*(INT([.$I61]*[.$J61])-[.Y$4])/100;0);0)" office:value-type="float" office:value="0" calcext:value-type="float">
            <text:p>0</text:p>
          </table:table-cell>
          <table:table-cell table:formula="of:=ROUNDUP(MAX((100-MAX([.Z$5]+[.$F61];0))*(INT([.$I61]*[.$J61])-[.Z$4])/100;0);0)" office:value-type="float" office:value="0" calcext:value-type="float">
            <text:p>0</text:p>
          </table:table-cell>
          <table:table-cell table:formula="of:=ROUNDUP(MAX((100-MAX([.AA$5]+[.$F61];0))*(INT([.$I61]*[.$J6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2]/[.H62]" office:value-type="float" office:value="0.5" calcext:value-type="float">
            <text:p>0.5</text:p>
          </table:table-cell>
          <table:table-cell table:formula="of:=ROUND(AVERAGE([.C62];[.D62]))" office:value-type="float" office:value="8" calcext:value-type="float">
            <text:p>8</text:p>
          </table:table-cell>
          <table:table-cell/>
          <table:table-cell table:formula="of:=ROUNDUP(MAX((100-MAX([.L$5]+[.$F62];0))*(INT([.$I62]*[.$J62])-[.L$4])/100;0);0)" office:value-type="float" office:value="4" calcext:value-type="float">
            <text:p>4</text:p>
          </table:table-cell>
          <table:table-cell table:formula="of:=ROUNDUP(MAX((100-MAX([.M$5]+[.$F62];0))*(INT([.$I62]*[.$J62])-[.M$4])/100;0);0)" office:value-type="float" office:value="3" calcext:value-type="float">
            <text:p>3</text:p>
          </table:table-cell>
          <table:table-cell table:formula="of:=ROUNDUP(MAX((100-MAX([.N$5]+[.$F62];0))*(INT([.$I62]*[.$J62])-[.N$4])/100;0);0)" office:value-type="float" office:value="2" calcext:value-type="float">
            <text:p>2</text:p>
          </table:table-cell>
          <table:table-cell table:formula="of:=ROUNDUP(MAX((100-MAX([.O$5]+[.$F62];0))*(INT([.$I62]*[.$J62])-[.O$4])/100;0);0)" office:value-type="float" office:value="2" calcext:value-type="float">
            <text:p>2</text:p>
          </table:table-cell>
          <table:table-cell table:formula="of:=ROUNDUP(MAX((100-MAX([.P$5]+[.$F62];0))*(INT([.$I62]*[.$J62])-[.P$4])/100;0);0)" office:value-type="float" office:value="1" calcext:value-type="float">
            <text:p>1</text:p>
          </table:table-cell>
          <table:table-cell table:formula="of:=ROUNDUP(MAX((100-MAX([.Q$5]+[.$F62];0))*(INT([.$I62]*[.$J62])-[.Q$4])/100;0);0)" office:value-type="float" office:value="0" calcext:value-type="float">
            <text:p>0</text:p>
          </table:table-cell>
          <table:table-cell table:formula="of:=ROUNDUP(MAX((100-MAX([.R$5]+[.$F62];0))*(INT([.$I62]*[.$J62])-[.R$4])/100;0);0)" office:value-type="float" office:value="0" calcext:value-type="float">
            <text:p>0</text:p>
          </table:table-cell>
          <table:table-cell table:formula="of:=ROUNDUP(MAX((100-MAX([.S$5]+[.$F62];0))*(INT([.$I62]*[.$J62])-[.S$4])/100;0);0)" office:value-type="float" office:value="0" calcext:value-type="float">
            <text:p>0</text:p>
          </table:table-cell>
          <table:table-cell table:formula="of:=ROUNDUP(MAX((100-MAX([.T$5]+[.$F62];0))*(INT([.$I62]*[.$J62])-[.T$4])/100;0);0)" office:value-type="float" office:value="0" calcext:value-type="float">
            <text:p>0</text:p>
          </table:table-cell>
          <table:table-cell table:formula="of:=ROUNDUP(MAX((100-MAX([.U$5]+[.$F62];0))*(INT([.$I62]*[.$J62])-[.U$4])/100;0);0)" office:value-type="float" office:value="0" calcext:value-type="float">
            <text:p>0</text:p>
          </table:table-cell>
          <table:table-cell table:formula="of:=ROUNDUP(MAX((100-MAX([.V$5]+[.$F62];0))*(INT([.$I62]*[.$J62])-[.V$4])/100;0);0)" office:value-type="float" office:value="0" calcext:value-type="float">
            <text:p>0</text:p>
          </table:table-cell>
          <table:table-cell table:formula="of:=ROUNDUP(MAX((100-MAX([.W$5]+[.$F62];0))*(INT([.$I62]*[.$J62])-[.W$4])/100;0);0)" office:value-type="float" office:value="0" calcext:value-type="float">
            <text:p>0</text:p>
          </table:table-cell>
          <table:table-cell table:formula="of:=ROUNDUP(MAX((100-MAX([.X$5]+[.$F62];0))*(INT([.$I62]*[.$J62])-[.X$4])/100;0);0)" office:value-type="float" office:value="0" calcext:value-type="float">
            <text:p>0</text:p>
          </table:table-cell>
          <table:table-cell table:formula="of:=ROUNDUP(MAX((100-MAX([.Y$5]+[.$F62];0))*(INT([.$I62]*[.$J62])-[.Y$4])/100;0);0)" office:value-type="float" office:value="0" calcext:value-type="float">
            <text:p>0</text:p>
          </table:table-cell>
          <table:table-cell table:formula="of:=ROUNDUP(MAX((100-MAX([.Z$5]+[.$F62];0))*(INT([.$I62]*[.$J62])-[.Z$4])/100;0);0)" office:value-type="float" office:value="0" calcext:value-type="float">
            <text:p>0</text:p>
          </table:table-cell>
          <table:table-cell table:formula="of:=ROUNDUP(MAX((100-MAX([.AA$5]+[.$F62];0))*(INT([.$I62]*[.$J6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</text:p>
          </table:table-cell>
          <table:table-cell table:formula="of:=ROUND(AVERAGE([.C63];[.D63]))" office:value-type="float" office:value="60" calcext:value-type="float">
            <text:p>60</text:p>
          </table:table-cell>
          <table:table-cell/>
          <table:table-cell table:formula="of:=ROUNDUP(MAX((100-MAX([.L$5]+[.$F63];0))*(INT([.$I63]*[.$J63])-[.L$4])/100;0);0)" office:value-type="float" office:value="60" calcext:value-type="float">
            <text:p>60</text:p>
          </table:table-cell>
          <table:table-cell table:formula="of:=ROUNDUP(MAX((100-MAX([.M$5]+[.$F63];0))*(INT([.$I63]*[.$J63])-[.M$4])/100;0);0)" office:value-type="float" office:value="48" calcext:value-type="float">
            <text:p>48</text:p>
          </table:table-cell>
          <table:table-cell table:formula="of:=ROUNDUP(MAX((100-MAX([.N$5]+[.$F63];0))*(INT([.$I63]*[.$J63])-[.N$4])/100;0);0)" office:value-type="float" office:value="44" calcext:value-type="float">
            <text:p>44</text:p>
          </table:table-cell>
          <table:table-cell table:formula="of:=ROUNDUP(MAX((100-MAX([.O$5]+[.$F63];0))*(INT([.$I63]*[.$J63])-[.O$4])/100;0);0)" office:value-type="float" office:value="41" calcext:value-type="float">
            <text:p>41</text:p>
          </table:table-cell>
          <table:table-cell table:formula="of:=ROUNDUP(MAX((100-MAX([.P$5]+[.$F63];0))*(INT([.$I63]*[.$J63])-[.P$4])/100;0);0)" office:value-type="float" office:value="43" calcext:value-type="float">
            <text:p>43</text:p>
          </table:table-cell>
          <table:table-cell table:formula="of:=ROUNDUP(MAX((100-MAX([.Q$5]+[.$F63];0))*(INT([.$I63]*[.$J63])-[.Q$4])/100;0);0)" office:value-type="float" office:value="45" calcext:value-type="float">
            <text:p>45</text:p>
          </table:table-cell>
          <table:table-cell table:formula="of:=ROUNDUP(MAX((100-MAX([.R$5]+[.$F63];0))*(INT([.$I63]*[.$J63])-[.R$4])/100;0);0)" office:value-type="float" office:value="40" calcext:value-type="float">
            <text:p>40</text:p>
          </table:table-cell>
          <table:table-cell table:formula="of:=ROUNDUP(MAX((100-MAX([.S$5]+[.$F63];0))*(INT([.$I63]*[.$J63])-[.S$4])/100;0);0)" office:value-type="float" office:value="37" calcext:value-type="float">
            <text:p>37</text:p>
          </table:table-cell>
          <table:table-cell table:formula="of:=ROUNDUP(MAX((100-MAX([.T$5]+[.$F63];0))*(INT([.$I63]*[.$J63])-[.T$4])/100;0);0)" office:value-type="float" office:value="33" calcext:value-type="float">
            <text:p>33</text:p>
          </table:table-cell>
          <table:table-cell table:formula="of:=ROUNDUP(MAX((100-MAX([.U$5]+[.$F63];0))*(INT([.$I63]*[.$J63])-[.U$4])/100;0);0)" office:value-type="float" office:value="33" calcext:value-type="float">
            <text:p>33</text:p>
          </table:table-cell>
          <table:table-cell table:formula="of:=ROUNDUP(MAX((100-MAX([.V$5]+[.$F63];0))*(INT([.$I63]*[.$J63])-[.V$4])/100;0);0)" office:value-type="float" office:value="32" calcext:value-type="float">
            <text:p>32</text:p>
          </table:table-cell>
          <table:table-cell table:formula="of:=ROUNDUP(MAX((100-MAX([.W$5]+[.$F63];0))*(INT([.$I63]*[.$J63])-[.W$4])/100;0);0)" office:value-type="float" office:value="29" calcext:value-type="float">
            <text:p>29</text:p>
          </table:table-cell>
          <table:table-cell table:formula="of:=ROUNDUP(MAX((100-MAX([.X$5]+[.$F63];0))*(INT([.$I63]*[.$J63])-[.X$4])/100;0);0)" office:value-type="float" office:value="24" calcext:value-type="float">
            <text:p>24</text:p>
          </table:table-cell>
          <table:table-cell table:formula="of:=ROUNDUP(MAX((100-MAX([.Y$5]+[.$F63];0))*(INT([.$I63]*[.$J63])-[.Y$4])/100;0);0)" office:value-type="float" office:value="21" calcext:value-type="float">
            <text:p>21</text:p>
          </table:table-cell>
          <table:table-cell table:formula="of:=ROUNDUP(MAX((100-MAX([.Z$5]+[.$F63];0))*(INT([.$I63]*[.$J63])-[.Z$4])/100;0);0)" office:value-type="float" office:value="17" calcext:value-type="float">
            <text:p>17</text:p>
          </table:table-cell>
          <table:table-cell table:formula="of:=ROUNDUP(MAX((100-MAX([.AA$5]+[.$F63];0))*(INT([.$I63]*[.$J63])-[.AA$4])/100;0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/[.H64]" office:value-type="float" office:value="1" calcext:value-type="float">
            <text:p>1</text:p>
          </table:table-cell>
          <table:table-cell table:formula="of:=ROUND(AVERAGE([.C64];[.D64]))" office:value-type="float" office:value="35" calcext:value-type="float">
            <text:p>35</text:p>
          </table:table-cell>
          <table:table-cell/>
          <table:table-cell table:formula="of:=ROUNDUP(MAX((100-MAX([.L$5]+[.$F64];0))*(INT([.$I64]*[.$J64])-[.L$4])/100;0);0)" office:value-type="float" office:value="35" calcext:value-type="float">
            <text:p>35</text:p>
          </table:table-cell>
          <table:table-cell table:formula="of:=ROUNDUP(MAX((100-MAX([.M$5]+[.$F64];0))*(INT([.$I64]*[.$J64])-[.M$4])/100;0);0)" office:value-type="float" office:value="28" calcext:value-type="float">
            <text:p>28</text:p>
          </table:table-cell>
          <table:table-cell table:formula="of:=ROUNDUP(MAX((100-MAX([.N$5]+[.$F64];0))*(INT([.$I64]*[.$J64])-[.N$4])/100;0);0)" office:value-type="float" office:value="25" calcext:value-type="float">
            <text:p>25</text:p>
          </table:table-cell>
          <table:table-cell table:formula="of:=ROUNDUP(MAX((100-MAX([.O$5]+[.$F64];0))*(INT([.$I64]*[.$J64])-[.O$4])/100;0);0)" office:value-type="float" office:value="24" calcext:value-type="float">
            <text:p>24</text:p>
          </table:table-cell>
          <table:table-cell table:formula="of:=ROUNDUP(MAX((100-MAX([.P$5]+[.$F64];0))*(INT([.$I64]*[.$J64])-[.P$4])/100;0);0)" office:value-type="float" office:value="24" calcext:value-type="float">
            <text:p>24</text:p>
          </table:table-cell>
          <table:table-cell table:formula="of:=ROUNDUP(MAX((100-MAX([.Q$5]+[.$F64];0))*(INT([.$I64]*[.$J64])-[.Q$4])/100;0);0)" office:value-type="float" office:value="25" calcext:value-type="float">
            <text:p>25</text:p>
          </table:table-cell>
          <table:table-cell table:formula="of:=ROUNDUP(MAX((100-MAX([.R$5]+[.$F64];0))*(INT([.$I64]*[.$J64])-[.R$4])/100;0);0)" office:value-type="float" office:value="22" calcext:value-type="float">
            <text:p>22</text:p>
          </table:table-cell>
          <table:table-cell table:formula="of:=ROUNDUP(MAX((100-MAX([.S$5]+[.$F64];0))*(INT([.$I64]*[.$J64])-[.S$4])/100;0);0)" office:value-type="float" office:value="21" calcext:value-type="float">
            <text:p>21</text:p>
          </table:table-cell>
          <table:table-cell table:formula="of:=ROUNDUP(MAX((100-MAX([.T$5]+[.$F64];0))*(INT([.$I64]*[.$J64])-[.T$4])/100;0);0)" office:value-type="float" office:value="18" calcext:value-type="float">
            <text:p>18</text:p>
          </table:table-cell>
          <table:table-cell table:formula="of:=ROUNDUP(MAX((100-MAX([.U$5]+[.$F64];0))*(INT([.$I64]*[.$J64])-[.U$4])/100;0);0)" office:value-type="float" office:value="18" calcext:value-type="float">
            <text:p>18</text:p>
          </table:table-cell>
          <table:table-cell table:formula="of:=ROUNDUP(MAX((100-MAX([.V$5]+[.$F64];0))*(INT([.$I64]*[.$J64])-[.V$4])/100;0);0)" office:value-type="float" office:value="17" calcext:value-type="float">
            <text:p>17</text:p>
          </table:table-cell>
          <table:table-cell table:formula="of:=ROUNDUP(MAX((100-MAX([.W$5]+[.$F64];0))*(INT([.$I64]*[.$J64])-[.W$4])/100;0);0)" office:value-type="float" office:value="14" calcext:value-type="float">
            <text:p>14</text:p>
          </table:table-cell>
          <table:table-cell table:formula="of:=ROUNDUP(MAX((100-MAX([.X$5]+[.$F64];0))*(INT([.$I64]*[.$J64])-[.X$4])/100;0);0)" office:value-type="float" office:value="11" calcext:value-type="float">
            <text:p>11</text:p>
          </table:table-cell>
          <table:table-cell table:formula="of:=ROUNDUP(MAX((100-MAX([.Y$5]+[.$F64];0))*(INT([.$I64]*[.$J64])-[.Y$4])/100;0);0)" office:value-type="float" office:value="9" calcext:value-type="float">
            <text:p>9</text:p>
          </table:table-cell>
          <table:table-cell table:formula="of:=ROUNDUP(MAX((100-MAX([.Z$5]+[.$F64];0))*(INT([.$I64]*[.$J64])-[.Z$4])/100;0);0)" office:value-type="float" office:value="7" calcext:value-type="float">
            <text:p>7</text:p>
          </table:table-cell>
          <table:table-cell table:formula="of:=ROUNDUP(MAX((100-MAX([.AA$5]+[.$F64];0))*(INT([.$I64]*[.$J64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</text:p>
          </table:table-cell>
          <table:table-cell table:formula="of:=ROUND(AVERAGE([.C65];[.D65]))" office:value-type="float" office:value="16" calcext:value-type="float">
            <text:p>16</text:p>
          </table:table-cell>
          <table:table-cell/>
          <table:table-cell table:formula="of:=ROUNDUP(MAX((100-MAX([.L$5]+[.$F65];0))*(INT([.$I65]*[.$J65])-[.L$4])/100;0);0)" office:value-type="float" office:value="16" calcext:value-type="float">
            <text:p>16</text:p>
          </table:table-cell>
          <table:table-cell table:formula="of:=ROUNDUP(MAX((100-MAX([.M$5]+[.$F65];0))*(INT([.$I65]*[.$J65])-[.M$4])/100;0);0)" office:value-type="float" office:value="13" calcext:value-type="float">
            <text:p>13</text:p>
          </table:table-cell>
          <table:table-cell table:formula="of:=ROUNDUP(MAX((100-MAX([.N$5]+[.$F65];0))*(INT([.$I65]*[.$J65])-[.N$4])/100;0);0)" office:value-type="float" office:value="11" calcext:value-type="float">
            <text:p>11</text:p>
          </table:table-cell>
          <table:table-cell table:formula="of:=ROUNDUP(MAX((100-MAX([.O$5]+[.$F65];0))*(INT([.$I65]*[.$J65])-[.O$4])/100;0);0)" office:value-type="float" office:value="10" calcext:value-type="float">
            <text:p>10</text:p>
          </table:table-cell>
          <table:table-cell table:formula="of:=ROUNDUP(MAX((100-MAX([.P$5]+[.$F65];0))*(INT([.$I65]*[.$J65])-[.P$4])/100;0);0)" office:value-type="float" office:value="10" calcext:value-type="float">
            <text:p>10</text:p>
          </table:table-cell>
          <table:table-cell table:formula="of:=ROUNDUP(MAX((100-MAX([.Q$5]+[.$F65];0))*(INT([.$I65]*[.$J65])-[.Q$4])/100;0);0)" office:value-type="float" office:value="10" calcext:value-type="float">
            <text:p>10</text:p>
          </table:table-cell>
          <table:table-cell table:formula="of:=ROUNDUP(MAX((100-MAX([.R$5]+[.$F65];0))*(INT([.$I65]*[.$J65])-[.R$4])/100;0);0)" office:value-type="float" office:value="9" calcext:value-type="float">
            <text:p>9</text:p>
          </table:table-cell>
          <table:table-cell table:formula="of:=ROUNDUP(MAX((100-MAX([.S$5]+[.$F65];0))*(INT([.$I65]*[.$J65])-[.S$4])/100;0);0)" office:value-type="float" office:value="8" calcext:value-type="float">
            <text:p>8</text:p>
          </table:table-cell>
          <table:table-cell table:formula="of:=ROUNDUP(MAX((100-MAX([.T$5]+[.$F65];0))*(INT([.$I65]*[.$J65])-[.T$4])/100;0);0)" office:value-type="float" office:value="7" calcext:value-type="float">
            <text:p>7</text:p>
          </table:table-cell>
          <table:table-cell table:formula="of:=ROUNDUP(MAX((100-MAX([.U$5]+[.$F65];0))*(INT([.$I65]*[.$J65])-[.U$4])/100;0);0)" office:value-type="float" office:value="6" calcext:value-type="float">
            <text:p>6</text:p>
          </table:table-cell>
          <table:table-cell table:formula="of:=ROUNDUP(MAX((100-MAX([.V$5]+[.$F65];0))*(INT([.$I65]*[.$J65])-[.V$4])/100;0);0)" office:value-type="float" office:value="5" calcext:value-type="float">
            <text:p>5</text:p>
          </table:table-cell>
          <table:table-cell table:formula="of:=ROUNDUP(MAX((100-MAX([.W$5]+[.$F65];0))*(INT([.$I65]*[.$J65])-[.W$4])/100;0);0)" office:value-type="float" office:value="3" calcext:value-type="float">
            <text:p>3</text:p>
          </table:table-cell>
          <table:table-cell table:formula="of:=ROUNDUP(MAX((100-MAX([.X$5]+[.$F65];0))*(INT([.$I65]*[.$J65])-[.X$4])/100;0);0)" office:value-type="float" office:value="2" calcext:value-type="float">
            <text:p>2</text:p>
          </table:table-cell>
          <table:table-cell table:formula="of:=ROUNDUP(MAX((100-MAX([.Y$5]+[.$F65];0))*(INT([.$I65]*[.$J65])-[.Y$4])/100;0);0)" office:value-type="float" office:value="1" calcext:value-type="float">
            <text:p>1</text:p>
          </table:table-cell>
          <table:table-cell table:formula="of:=ROUNDUP(MAX((100-MAX([.Z$5]+[.$F65];0))*(INT([.$I65]*[.$J65])-[.Z$4])/100;0);0)" office:value-type="float" office:value="0" calcext:value-type="float">
            <text:p>0</text:p>
          </table:table-cell>
          <table:table-cell table:formula="of:=ROUNDUP(MAX((100-MAX([.AA$5]+[.$F65];0))*(INT([.$I65]*[.$J6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/[.H66]" office:value-type="float" office:value="1" calcext:value-type="float">
            <text:p>1</text:p>
          </table:table-cell>
          <table:table-cell table:formula="of:=ROUND(AVERAGE([.C66];[.D66]))" office:value-type="float" office:value="16" calcext:value-type="float">
            <text:p>16</text:p>
          </table:table-cell>
          <table:table-cell/>
          <table:table-cell table:formula="of:=ROUNDUP(MAX((100-MAX([.L$5]+[.$F66];0))*(INT([.$I66]*[.$J66])-[.L$4])/100;0);0)" office:value-type="float" office:value="16" calcext:value-type="float">
            <text:p>16</text:p>
          </table:table-cell>
          <table:table-cell table:formula="of:=ROUNDUP(MAX((100-MAX([.M$5]+[.$F66];0))*(INT([.$I66]*[.$J66])-[.M$4])/100;0);0)" office:value-type="float" office:value="13" calcext:value-type="float">
            <text:p>13</text:p>
          </table:table-cell>
          <table:table-cell table:formula="of:=ROUNDUP(MAX((100-MAX([.N$5]+[.$F66];0))*(INT([.$I66]*[.$J66])-[.N$4])/100;0);0)" office:value-type="float" office:value="11" calcext:value-type="float">
            <text:p>11</text:p>
          </table:table-cell>
          <table:table-cell table:formula="of:=ROUNDUP(MAX((100-MAX([.O$5]+[.$F66];0))*(INT([.$I66]*[.$J66])-[.O$4])/100;0);0)" office:value-type="float" office:value="10" calcext:value-type="float">
            <text:p>10</text:p>
          </table:table-cell>
          <table:table-cell table:formula="of:=ROUNDUP(MAX((100-MAX([.P$5]+[.$F66];0))*(INT([.$I66]*[.$J66])-[.P$4])/100;0);0)" office:value-type="float" office:value="10" calcext:value-type="float">
            <text:p>10</text:p>
          </table:table-cell>
          <table:table-cell table:formula="of:=ROUNDUP(MAX((100-MAX([.Q$5]+[.$F66];0))*(INT([.$I66]*[.$J66])-[.Q$4])/100;0);0)" office:value-type="float" office:value="10" calcext:value-type="float">
            <text:p>10</text:p>
          </table:table-cell>
          <table:table-cell table:formula="of:=ROUNDUP(MAX((100-MAX([.R$5]+[.$F66];0))*(INT([.$I66]*[.$J66])-[.R$4])/100;0);0)" office:value-type="float" office:value="9" calcext:value-type="float">
            <text:p>9</text:p>
          </table:table-cell>
          <table:table-cell table:formula="of:=ROUNDUP(MAX((100-MAX([.S$5]+[.$F66];0))*(INT([.$I66]*[.$J66])-[.S$4])/100;0);0)" office:value-type="float" office:value="8" calcext:value-type="float">
            <text:p>8</text:p>
          </table:table-cell>
          <table:table-cell table:formula="of:=ROUNDUP(MAX((100-MAX([.T$5]+[.$F66];0))*(INT([.$I66]*[.$J66])-[.T$4])/100;0);0)" office:value-type="float" office:value="7" calcext:value-type="float">
            <text:p>7</text:p>
          </table:table-cell>
          <table:table-cell table:formula="of:=ROUNDUP(MAX((100-MAX([.U$5]+[.$F66];0))*(INT([.$I66]*[.$J66])-[.U$4])/100;0);0)" office:value-type="float" office:value="6" calcext:value-type="float">
            <text:p>6</text:p>
          </table:table-cell>
          <table:table-cell table:formula="of:=ROUNDUP(MAX((100-MAX([.V$5]+[.$F66];0))*(INT([.$I66]*[.$J66])-[.V$4])/100;0);0)" office:value-type="float" office:value="5" calcext:value-type="float">
            <text:p>5</text:p>
          </table:table-cell>
          <table:table-cell table:formula="of:=ROUNDUP(MAX((100-MAX([.W$5]+[.$F66];0))*(INT([.$I66]*[.$J66])-[.W$4])/100;0);0)" office:value-type="float" office:value="3" calcext:value-type="float">
            <text:p>3</text:p>
          </table:table-cell>
          <table:table-cell table:formula="of:=ROUNDUP(MAX((100-MAX([.X$5]+[.$F66];0))*(INT([.$I66]*[.$J66])-[.X$4])/100;0);0)" office:value-type="float" office:value="2" calcext:value-type="float">
            <text:p>2</text:p>
          </table:table-cell>
          <table:table-cell table:formula="of:=ROUNDUP(MAX((100-MAX([.Y$5]+[.$F66];0))*(INT([.$I66]*[.$J66])-[.Y$4])/100;0);0)" office:value-type="float" office:value="1" calcext:value-type="float">
            <text:p>1</text:p>
          </table:table-cell>
          <table:table-cell table:formula="of:=ROUNDUP(MAX((100-MAX([.Z$5]+[.$F66];0))*(INT([.$I66]*[.$J66])-[.Z$4])/100;0);0)" office:value-type="float" office:value="0" calcext:value-type="float">
            <text:p>0</text:p>
          </table:table-cell>
          <table:table-cell table:formula="of:=ROUNDUP(MAX((100-MAX([.AA$5]+[.$F66];0))*(INT([.$I66]*[.$J6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</text:p>
          </table:table-cell>
          <table:table-cell table:formula="of:=ROUND(AVERAGE([.C67];[.D67]))" office:value-type="float" office:value="16" calcext:value-type="float">
            <text:p>16</text:p>
          </table:table-cell>
          <table:table-cell/>
          <table:table-cell table:formula="of:=ROUNDUP(MAX((100-MAX([.L$5]+[.$F67];0))*(INT([.$I67]*[.$J67])-[.L$4])/100;0);0)" office:value-type="float" office:value="16" calcext:value-type="float">
            <text:p>16</text:p>
          </table:table-cell>
          <table:table-cell table:formula="of:=ROUNDUP(MAX((100-MAX([.M$5]+[.$F67];0))*(INT([.$I67]*[.$J67])-[.M$4])/100;0);0)" office:value-type="float" office:value="13" calcext:value-type="float">
            <text:p>13</text:p>
          </table:table-cell>
          <table:table-cell table:formula="of:=ROUNDUP(MAX((100-MAX([.N$5]+[.$F67];0))*(INT([.$I67]*[.$J67])-[.N$4])/100;0);0)" office:value-type="float" office:value="11" calcext:value-type="float">
            <text:p>11</text:p>
          </table:table-cell>
          <table:table-cell table:formula="of:=ROUNDUP(MAX((100-MAX([.O$5]+[.$F67];0))*(INT([.$I67]*[.$J67])-[.O$4])/100;0);0)" office:value-type="float" office:value="10" calcext:value-type="float">
            <text:p>10</text:p>
          </table:table-cell>
          <table:table-cell table:formula="of:=ROUNDUP(MAX((100-MAX([.P$5]+[.$F67];0))*(INT([.$I67]*[.$J67])-[.P$4])/100;0);0)" office:value-type="float" office:value="10" calcext:value-type="float">
            <text:p>10</text:p>
          </table:table-cell>
          <table:table-cell table:formula="of:=ROUNDUP(MAX((100-MAX([.Q$5]+[.$F67];0))*(INT([.$I67]*[.$J67])-[.Q$4])/100;0);0)" office:value-type="float" office:value="10" calcext:value-type="float">
            <text:p>10</text:p>
          </table:table-cell>
          <table:table-cell table:formula="of:=ROUNDUP(MAX((100-MAX([.R$5]+[.$F67];0))*(INT([.$I67]*[.$J67])-[.R$4])/100;0);0)" office:value-type="float" office:value="9" calcext:value-type="float">
            <text:p>9</text:p>
          </table:table-cell>
          <table:table-cell table:formula="of:=ROUNDUP(MAX((100-MAX([.S$5]+[.$F67];0))*(INT([.$I67]*[.$J67])-[.S$4])/100;0);0)" office:value-type="float" office:value="8" calcext:value-type="float">
            <text:p>8</text:p>
          </table:table-cell>
          <table:table-cell table:formula="of:=ROUNDUP(MAX((100-MAX([.T$5]+[.$F67];0))*(INT([.$I67]*[.$J67])-[.T$4])/100;0);0)" office:value-type="float" office:value="7" calcext:value-type="float">
            <text:p>7</text:p>
          </table:table-cell>
          <table:table-cell table:formula="of:=ROUNDUP(MAX((100-MAX([.U$5]+[.$F67];0))*(INT([.$I67]*[.$J67])-[.U$4])/100;0);0)" office:value-type="float" office:value="6" calcext:value-type="float">
            <text:p>6</text:p>
          </table:table-cell>
          <table:table-cell table:formula="of:=ROUNDUP(MAX((100-MAX([.V$5]+[.$F67];0))*(INT([.$I67]*[.$J67])-[.V$4])/100;0);0)" office:value-type="float" office:value="5" calcext:value-type="float">
            <text:p>5</text:p>
          </table:table-cell>
          <table:table-cell table:formula="of:=ROUNDUP(MAX((100-MAX([.W$5]+[.$F67];0))*(INT([.$I67]*[.$J67])-[.W$4])/100;0);0)" office:value-type="float" office:value="3" calcext:value-type="float">
            <text:p>3</text:p>
          </table:table-cell>
          <table:table-cell table:formula="of:=ROUNDUP(MAX((100-MAX([.X$5]+[.$F67];0))*(INT([.$I67]*[.$J67])-[.X$4])/100;0);0)" office:value-type="float" office:value="2" calcext:value-type="float">
            <text:p>2</text:p>
          </table:table-cell>
          <table:table-cell table:formula="of:=ROUNDUP(MAX((100-MAX([.Y$5]+[.$F67];0))*(INT([.$I67]*[.$J67])-[.Y$4])/100;0);0)" office:value-type="float" office:value="1" calcext:value-type="float">
            <text:p>1</text:p>
          </table:table-cell>
          <table:table-cell table:formula="of:=ROUNDUP(MAX((100-MAX([.Z$5]+[.$F67];0))*(INT([.$I67]*[.$J67])-[.Z$4])/100;0);0)" office:value-type="float" office:value="0" calcext:value-type="float">
            <text:p>0</text:p>
          </table:table-cell>
          <table:table-cell table:formula="of:=ROUNDUP(MAX((100-MAX([.AA$5]+[.$F67];0))*(INT([.$I67]*[.$J6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/[.H68]" office:value-type="float" office:value="1" calcext:value-type="float">
            <text:p>1</text:p>
          </table:table-cell>
          <table:table-cell table:formula="of:=ROUND(AVERAGE([.C68];[.D68]))" office:value-type="float" office:value="30" calcext:value-type="float">
            <text:p>30</text:p>
          </table:table-cell>
          <table:table-cell/>
          <table:table-cell table:formula="of:=ROUNDUP(MAX((100-MAX([.L$5]+[.$F68];0))*(INT([.$I68]*[.$J68])-[.L$4])/100;0);0)" office:value-type="float" office:value="30" calcext:value-type="float">
            <text:p>30</text:p>
          </table:table-cell>
          <table:table-cell table:formula="of:=ROUNDUP(MAX((100-MAX([.M$5]+[.$F68];0))*(INT([.$I68]*[.$J68])-[.M$4])/100;0);0)" office:value-type="float" office:value="24" calcext:value-type="float">
            <text:p>24</text:p>
          </table:table-cell>
          <table:table-cell table:formula="of:=ROUNDUP(MAX((100-MAX([.N$5]+[.$F68];0))*(INT([.$I68]*[.$J68])-[.N$4])/100;0);0)" office:value-type="float" office:value="21" calcext:value-type="float">
            <text:p>21</text:p>
          </table:table-cell>
          <table:table-cell table:formula="of:=ROUNDUP(MAX((100-MAX([.O$5]+[.$F68];0))*(INT([.$I68]*[.$J68])-[.O$4])/100;0);0)" office:value-type="float" office:value="20" calcext:value-type="float">
            <text:p>20</text:p>
          </table:table-cell>
          <table:table-cell table:formula="of:=ROUNDUP(MAX((100-MAX([.P$5]+[.$F68];0))*(INT([.$I68]*[.$J68])-[.P$4])/100;0);0)" office:value-type="float" office:value="21" calcext:value-type="float">
            <text:p>21</text:p>
          </table:table-cell>
          <table:table-cell table:formula="of:=ROUNDUP(MAX((100-MAX([.Q$5]+[.$F68];0))*(INT([.$I68]*[.$J68])-[.Q$4])/100;0);0)" office:value-type="float" office:value="21" calcext:value-type="float">
            <text:p>21</text:p>
          </table:table-cell>
          <table:table-cell table:formula="of:=ROUNDUP(MAX((100-MAX([.R$5]+[.$F68];0))*(INT([.$I68]*[.$J68])-[.R$4])/100;0);0)" office:value-type="float" office:value="19" calcext:value-type="float">
            <text:p>19</text:p>
          </table:table-cell>
          <table:table-cell table:formula="of:=ROUNDUP(MAX((100-MAX([.S$5]+[.$F68];0))*(INT([.$I68]*[.$J68])-[.S$4])/100;0);0)" office:value-type="float" office:value="17" calcext:value-type="float">
            <text:p>17</text:p>
          </table:table-cell>
          <table:table-cell table:formula="of:=ROUNDUP(MAX((100-MAX([.T$5]+[.$F68];0))*(INT([.$I68]*[.$J68])-[.T$4])/100;0);0)" office:value-type="float" office:value="15" calcext:value-type="float">
            <text:p>15</text:p>
          </table:table-cell>
          <table:table-cell table:formula="of:=ROUNDUP(MAX((100-MAX([.U$5]+[.$F68];0))*(INT([.$I68]*[.$J68])-[.U$4])/100;0);0)" office:value-type="float" office:value="15" calcext:value-type="float">
            <text:p>15</text:p>
          </table:table-cell>
          <table:table-cell table:formula="of:=ROUNDUP(MAX((100-MAX([.V$5]+[.$F68];0))*(INT([.$I68]*[.$J68])-[.V$4])/100;0);0)" office:value-type="float" office:value="14" calcext:value-type="float">
            <text:p>14</text:p>
          </table:table-cell>
          <table:table-cell table:formula="of:=ROUNDUP(MAX((100-MAX([.W$5]+[.$F68];0))*(INT([.$I68]*[.$J68])-[.W$4])/100;0);0)" office:value-type="float" office:value="11" calcext:value-type="float">
            <text:p>11</text:p>
          </table:table-cell>
          <table:table-cell table:formula="of:=ROUNDUP(MAX((100-MAX([.X$5]+[.$F68];0))*(INT([.$I68]*[.$J68])-[.X$4])/100;0);0)" office:value-type="float" office:value="9" calcext:value-type="float">
            <text:p>9</text:p>
          </table:table-cell>
          <table:table-cell table:formula="of:=ROUNDUP(MAX((100-MAX([.Y$5]+[.$F68];0))*(INT([.$I68]*[.$J68])-[.Y$4])/100;0);0)" office:value-type="float" office:value="7" calcext:value-type="float">
            <text:p>7</text:p>
          </table:table-cell>
          <table:table-cell table:formula="of:=ROUNDUP(MAX((100-MAX([.Z$5]+[.$F68];0))*(INT([.$I68]*[.$J68])-[.Z$4])/100;0);0)" office:value-type="float" office:value="5" calcext:value-type="float">
            <text:p>5</text:p>
          </table:table-cell>
          <table:table-cell table:formula="of:=ROUNDUP(MAX((100-MAX([.AA$5]+[.$F68];0))*(INT([.$I68]*[.$J68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</text:p>
          </table:table-cell>
          <table:table-cell table:formula="of:=ROUND(AVERAGE([.C69];[.D69]))" office:value-type="float" office:value="25" calcext:value-type="float">
            <text:p>25</text:p>
          </table:table-cell>
          <table:table-cell/>
          <table:table-cell table:formula="of:=ROUNDUP(MAX((100-MAX([.L$5]+[.$F69];0))*(INT([.$I69]*[.$J69])-[.L$4])/100;0);0)" office:value-type="float" office:value="25" calcext:value-type="float">
            <text:p>25</text:p>
          </table:table-cell>
          <table:table-cell table:formula="of:=ROUNDUP(MAX((100-MAX([.M$5]+[.$F69];0))*(INT([.$I69]*[.$J69])-[.M$4])/100;0);0)" office:value-type="float" office:value="20" calcext:value-type="float">
            <text:p>20</text:p>
          </table:table-cell>
          <table:table-cell table:formula="of:=ROUNDUP(MAX((100-MAX([.N$5]+[.$F69];0))*(INT([.$I69]*[.$J69])-[.N$4])/100;0);0)" office:value-type="float" office:value="18" calcext:value-type="float">
            <text:p>18</text:p>
          </table:table-cell>
          <table:table-cell table:formula="of:=ROUNDUP(MAX((100-MAX([.O$5]+[.$F69];0))*(INT([.$I69]*[.$J69])-[.O$4])/100;0);0)" office:value-type="float" office:value="17" calcext:value-type="float">
            <text:p>17</text:p>
          </table:table-cell>
          <table:table-cell table:formula="of:=ROUNDUP(MAX((100-MAX([.P$5]+[.$F69];0))*(INT([.$I69]*[.$J69])-[.P$4])/100;0);0)" office:value-type="float" office:value="17" calcext:value-type="float">
            <text:p>17</text:p>
          </table:table-cell>
          <table:table-cell table:formula="of:=ROUNDUP(MAX((100-MAX([.Q$5]+[.$F69];0))*(INT([.$I69]*[.$J69])-[.Q$4])/100;0);0)" office:value-type="float" office:value="17" calcext:value-type="float">
            <text:p>17</text:p>
          </table:table-cell>
          <table:table-cell table:formula="of:=ROUNDUP(MAX((100-MAX([.R$5]+[.$F69];0))*(INT([.$I69]*[.$J69])-[.R$4])/100;0);0)" office:value-type="float" office:value="15" calcext:value-type="float">
            <text:p>15</text:p>
          </table:table-cell>
          <table:table-cell table:formula="of:=ROUNDUP(MAX((100-MAX([.S$5]+[.$F69];0))*(INT([.$I69]*[.$J69])-[.S$4])/100;0);0)" office:value-type="float" office:value="14" calcext:value-type="float">
            <text:p>14</text:p>
          </table:table-cell>
          <table:table-cell table:formula="of:=ROUNDUP(MAX((100-MAX([.T$5]+[.$F69];0))*(INT([.$I69]*[.$J69])-[.T$4])/100;0);0)" office:value-type="float" office:value="12" calcext:value-type="float">
            <text:p>12</text:p>
          </table:table-cell>
          <table:table-cell table:formula="of:=ROUNDUP(MAX((100-MAX([.U$5]+[.$F69];0))*(INT([.$I69]*[.$J69])-[.U$4])/100;0);0)" office:value-type="float" office:value="12" calcext:value-type="float">
            <text:p>12</text:p>
          </table:table-cell>
          <table:table-cell table:formula="of:=ROUNDUP(MAX((100-MAX([.V$5]+[.$F69];0))*(INT([.$I69]*[.$J69])-[.V$4])/100;0);0)" office:value-type="float" office:value="11" calcext:value-type="float">
            <text:p>11</text:p>
          </table:table-cell>
          <table:table-cell table:formula="of:=ROUNDUP(MAX((100-MAX([.W$5]+[.$F69];0))*(INT([.$I69]*[.$J69])-[.W$4])/100;0);0)" office:value-type="float" office:value="8" calcext:value-type="float">
            <text:p>8</text:p>
          </table:table-cell>
          <table:table-cell table:formula="of:=ROUNDUP(MAX((100-MAX([.X$5]+[.$F69];0))*(INT([.$I69]*[.$J69])-[.X$4])/100;0);0)" office:value-type="float" office:value="6" calcext:value-type="float">
            <text:p>6</text:p>
          </table:table-cell>
          <table:table-cell table:formula="of:=ROUNDUP(MAX((100-MAX([.Y$5]+[.$F69];0))*(INT([.$I69]*[.$J69])-[.Y$4])/100;0);0)" office:value-type="float" office:value="5" calcext:value-type="float">
            <text:p>5</text:p>
          </table:table-cell>
          <table:table-cell table:formula="of:=ROUNDUP(MAX((100-MAX([.Z$5]+[.$F69];0))*(INT([.$I69]*[.$J69])-[.Z$4])/100;0);0)" office:value-type="float" office:value="3" calcext:value-type="float">
            <text:p>3</text:p>
          </table:table-cell>
          <table:table-cell table:formula="of:=ROUNDUP(MAX((100-MAX([.AA$5]+[.$F69];0))*(INT([.$I69]*[.$J69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[.H70]" office:value-type="float" office:value="1" calcext:value-type="float">
            <text:p>1</text:p>
          </table:table-cell>
          <table:table-cell table:formula="of:=ROUND(AVERAGE([.C70];[.D70]))" office:value-type="float" office:value="25" calcext:value-type="float">
            <text:p>25</text:p>
          </table:table-cell>
          <table:table-cell/>
          <table:table-cell table:formula="of:=ROUNDUP(MAX((100-MAX([.L$5]+[.$F70];0))*(INT([.$I70]*[.$J70])-[.L$4])/100;0);0)" office:value-type="float" office:value="25" calcext:value-type="float">
            <text:p>25</text:p>
          </table:table-cell>
          <table:table-cell table:formula="of:=ROUNDUP(MAX((100-MAX([.M$5]+[.$F70];0))*(INT([.$I70]*[.$J70])-[.M$4])/100;0);0)" office:value-type="float" office:value="20" calcext:value-type="float">
            <text:p>20</text:p>
          </table:table-cell>
          <table:table-cell table:formula="of:=ROUNDUP(MAX((100-MAX([.N$5]+[.$F70];0))*(INT([.$I70]*[.$J70])-[.N$4])/100;0);0)" office:value-type="float" office:value="18" calcext:value-type="float">
            <text:p>18</text:p>
          </table:table-cell>
          <table:table-cell table:formula="of:=ROUNDUP(MAX((100-MAX([.O$5]+[.$F70];0))*(INT([.$I70]*[.$J70])-[.O$4])/100;0);0)" office:value-type="float" office:value="17" calcext:value-type="float">
            <text:p>17</text:p>
          </table:table-cell>
          <table:table-cell table:formula="of:=ROUNDUP(MAX((100-MAX([.P$5]+[.$F70];0))*(INT([.$I70]*[.$J70])-[.P$4])/100;0);0)" office:value-type="float" office:value="17" calcext:value-type="float">
            <text:p>17</text:p>
          </table:table-cell>
          <table:table-cell table:formula="of:=ROUNDUP(MAX((100-MAX([.Q$5]+[.$F70];0))*(INT([.$I70]*[.$J70])-[.Q$4])/100;0);0)" office:value-type="float" office:value="17" calcext:value-type="float">
            <text:p>17</text:p>
          </table:table-cell>
          <table:table-cell table:formula="of:=ROUNDUP(MAX((100-MAX([.R$5]+[.$F70];0))*(INT([.$I70]*[.$J70])-[.R$4])/100;0);0)" office:value-type="float" office:value="15" calcext:value-type="float">
            <text:p>15</text:p>
          </table:table-cell>
          <table:table-cell table:formula="of:=ROUNDUP(MAX((100-MAX([.S$5]+[.$F70];0))*(INT([.$I70]*[.$J70])-[.S$4])/100;0);0)" office:value-type="float" office:value="14" calcext:value-type="float">
            <text:p>14</text:p>
          </table:table-cell>
          <table:table-cell table:formula="of:=ROUNDUP(MAX((100-MAX([.T$5]+[.$F70];0))*(INT([.$I70]*[.$J70])-[.T$4])/100;0);0)" office:value-type="float" office:value="12" calcext:value-type="float">
            <text:p>12</text:p>
          </table:table-cell>
          <table:table-cell table:formula="of:=ROUNDUP(MAX((100-MAX([.U$5]+[.$F70];0))*(INT([.$I70]*[.$J70])-[.U$4])/100;0);0)" office:value-type="float" office:value="12" calcext:value-type="float">
            <text:p>12</text:p>
          </table:table-cell>
          <table:table-cell table:formula="of:=ROUNDUP(MAX((100-MAX([.V$5]+[.$F70];0))*(INT([.$I70]*[.$J70])-[.V$4])/100;0);0)" office:value-type="float" office:value="11" calcext:value-type="float">
            <text:p>11</text:p>
          </table:table-cell>
          <table:table-cell table:formula="of:=ROUNDUP(MAX((100-MAX([.W$5]+[.$F70];0))*(INT([.$I70]*[.$J70])-[.W$4])/100;0);0)" office:value-type="float" office:value="8" calcext:value-type="float">
            <text:p>8</text:p>
          </table:table-cell>
          <table:table-cell table:formula="of:=ROUNDUP(MAX((100-MAX([.X$5]+[.$F70];0))*(INT([.$I70]*[.$J70])-[.X$4])/100;0);0)" office:value-type="float" office:value="6" calcext:value-type="float">
            <text:p>6</text:p>
          </table:table-cell>
          <table:table-cell table:formula="of:=ROUNDUP(MAX((100-MAX([.Y$5]+[.$F70];0))*(INT([.$I70]*[.$J70])-[.Y$4])/100;0);0)" office:value-type="float" office:value="5" calcext:value-type="float">
            <text:p>5</text:p>
          </table:table-cell>
          <table:table-cell table:formula="of:=ROUNDUP(MAX((100-MAX([.Z$5]+[.$F70];0))*(INT([.$I70]*[.$J70])-[.Z$4])/100;0);0)" office:value-type="float" office:value="3" calcext:value-type="float">
            <text:p>3</text:p>
          </table:table-cell>
          <table:table-cell table:formula="of:=ROUNDUP(MAX((100-MAX([.AA$5]+[.$F70];0))*(INT([.$I70]*[.$J70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</text:p>
          </table:table-cell>
          <table:table-cell table:formula="of:=ROUND(AVERAGE([.C71];[.D71]))" office:value-type="float" office:value="25" calcext:value-type="float">
            <text:p>25</text:p>
          </table:table-cell>
          <table:table-cell/>
          <table:table-cell table:formula="of:=ROUNDUP(MAX((100-MAX([.L$5]+[.$F71];0))*(INT([.$I71]*[.$J71])-[.L$4])/100;0);0)" office:value-type="float" office:value="25" calcext:value-type="float">
            <text:p>25</text:p>
          </table:table-cell>
          <table:table-cell table:formula="of:=ROUNDUP(MAX((100-MAX([.M$5]+[.$F71];0))*(INT([.$I71]*[.$J71])-[.M$4])/100;0);0)" office:value-type="float" office:value="20" calcext:value-type="float">
            <text:p>20</text:p>
          </table:table-cell>
          <table:table-cell table:formula="of:=ROUNDUP(MAX((100-MAX([.N$5]+[.$F71];0))*(INT([.$I71]*[.$J71])-[.N$4])/100;0);0)" office:value-type="float" office:value="18" calcext:value-type="float">
            <text:p>18</text:p>
          </table:table-cell>
          <table:table-cell table:formula="of:=ROUNDUP(MAX((100-MAX([.O$5]+[.$F71];0))*(INT([.$I71]*[.$J71])-[.O$4])/100;0);0)" office:value-type="float" office:value="17" calcext:value-type="float">
            <text:p>17</text:p>
          </table:table-cell>
          <table:table-cell table:formula="of:=ROUNDUP(MAX((100-MAX([.P$5]+[.$F71];0))*(INT([.$I71]*[.$J71])-[.P$4])/100;0);0)" office:value-type="float" office:value="17" calcext:value-type="float">
            <text:p>17</text:p>
          </table:table-cell>
          <table:table-cell table:formula="of:=ROUNDUP(MAX((100-MAX([.Q$5]+[.$F71];0))*(INT([.$I71]*[.$J71])-[.Q$4])/100;0);0)" office:value-type="float" office:value="17" calcext:value-type="float">
            <text:p>17</text:p>
          </table:table-cell>
          <table:table-cell table:formula="of:=ROUNDUP(MAX((100-MAX([.R$5]+[.$F71];0))*(INT([.$I71]*[.$J71])-[.R$4])/100;0);0)" office:value-type="float" office:value="15" calcext:value-type="float">
            <text:p>15</text:p>
          </table:table-cell>
          <table:table-cell table:formula="of:=ROUNDUP(MAX((100-MAX([.S$5]+[.$F71];0))*(INT([.$I71]*[.$J71])-[.S$4])/100;0);0)" office:value-type="float" office:value="14" calcext:value-type="float">
            <text:p>14</text:p>
          </table:table-cell>
          <table:table-cell table:formula="of:=ROUNDUP(MAX((100-MAX([.T$5]+[.$F71];0))*(INT([.$I71]*[.$J71])-[.T$4])/100;0);0)" office:value-type="float" office:value="12" calcext:value-type="float">
            <text:p>12</text:p>
          </table:table-cell>
          <table:table-cell table:formula="of:=ROUNDUP(MAX((100-MAX([.U$5]+[.$F71];0))*(INT([.$I71]*[.$J71])-[.U$4])/100;0);0)" office:value-type="float" office:value="12" calcext:value-type="float">
            <text:p>12</text:p>
          </table:table-cell>
          <table:table-cell table:formula="of:=ROUNDUP(MAX((100-MAX([.V$5]+[.$F71];0))*(INT([.$I71]*[.$J71])-[.V$4])/100;0);0)" office:value-type="float" office:value="11" calcext:value-type="float">
            <text:p>11</text:p>
          </table:table-cell>
          <table:table-cell table:formula="of:=ROUNDUP(MAX((100-MAX([.W$5]+[.$F71];0))*(INT([.$I71]*[.$J71])-[.W$4])/100;0);0)" office:value-type="float" office:value="8" calcext:value-type="float">
            <text:p>8</text:p>
          </table:table-cell>
          <table:table-cell table:formula="of:=ROUNDUP(MAX((100-MAX([.X$5]+[.$F71];0))*(INT([.$I71]*[.$J71])-[.X$4])/100;0);0)" office:value-type="float" office:value="6" calcext:value-type="float">
            <text:p>6</text:p>
          </table:table-cell>
          <table:table-cell table:formula="of:=ROUNDUP(MAX((100-MAX([.Y$5]+[.$F71];0))*(INT([.$I71]*[.$J71])-[.Y$4])/100;0);0)" office:value-type="float" office:value="5" calcext:value-type="float">
            <text:p>5</text:p>
          </table:table-cell>
          <table:table-cell table:formula="of:=ROUNDUP(MAX((100-MAX([.Z$5]+[.$F71];0))*(INT([.$I71]*[.$J71])-[.Z$4])/100;0);0)" office:value-type="float" office:value="3" calcext:value-type="float">
            <text:p>3</text:p>
          </table:table-cell>
          <table:table-cell table:formula="of:=ROUNDUP(MAX((100-MAX([.AA$5]+[.$F71];0))*(INT([.$I71]*[.$J71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</text:p>
          </table:table-cell>
          <table:table-cell table:formula="of:=ROUND(AVERAGE([.C72];[.D72]))" office:value-type="float" office:value="18" calcext:value-type="float">
            <text:p>18</text:p>
          </table:table-cell>
          <table:table-cell/>
          <table:table-cell table:formula="of:=ROUNDUP(MAX((100-MAX([.L$5]+[.$F72];0))*(INT([.$I72]*[.$J72])-[.L$4])/100;0);0)" office:value-type="float" office:value="18" calcext:value-type="float">
            <text:p>18</text:p>
          </table:table-cell>
          <table:table-cell table:formula="of:=ROUNDUP(MAX((100-MAX([.M$5]+[.$F72];0))*(INT([.$I72]*[.$J72])-[.M$4])/100;0);0)" office:value-type="float" office:value="15" calcext:value-type="float">
            <text:p>15</text:p>
          </table:table-cell>
          <table:table-cell table:formula="of:=ROUNDUP(MAX((100-MAX([.N$5]+[.$F72];0))*(INT([.$I72]*[.$J72])-[.N$4])/100;0);0)" office:value-type="float" office:value="12" calcext:value-type="float">
            <text:p>12</text:p>
          </table:table-cell>
          <table:table-cell table:formula="of:=ROUNDUP(MAX((100-MAX([.O$5]+[.$F72];0))*(INT([.$I72]*[.$J72])-[.O$4])/100;0);0)" office:value-type="float" office:value="12" calcext:value-type="float">
            <text:p>12</text:p>
          </table:table-cell>
          <table:table-cell table:formula="of:=ROUNDUP(MAX((100-MAX([.P$5]+[.$F72];0))*(INT([.$I72]*[.$J72])-[.P$4])/100;0);0)" office:value-type="float" office:value="12" calcext:value-type="float">
            <text:p>12</text:p>
          </table:table-cell>
          <table:table-cell table:formula="of:=ROUNDUP(MAX((100-MAX([.Q$5]+[.$F72];0))*(INT([.$I72]*[.$J72])-[.Q$4])/100;0);0)" office:value-type="float" office:value="12" calcext:value-type="float">
            <text:p>12</text:p>
          </table:table-cell>
          <table:table-cell table:formula="of:=ROUNDUP(MAX((100-MAX([.R$5]+[.$F72];0))*(INT([.$I72]*[.$J72])-[.R$4])/100;0);0)" office:value-type="float" office:value="10" calcext:value-type="float">
            <text:p>10</text:p>
          </table:table-cell>
          <table:table-cell table:formula="of:=ROUNDUP(MAX((100-MAX([.S$5]+[.$F72];0))*(INT([.$I72]*[.$J72])-[.S$4])/100;0);0)" office:value-type="float" office:value="10" calcext:value-type="float">
            <text:p>10</text:p>
          </table:table-cell>
          <table:table-cell table:formula="of:=ROUNDUP(MAX((100-MAX([.T$5]+[.$F72];0))*(INT([.$I72]*[.$J72])-[.T$4])/100;0);0)" office:value-type="float" office:value="8" calcext:value-type="float">
            <text:p>8</text:p>
          </table:table-cell>
          <table:table-cell table:formula="of:=ROUNDUP(MAX((100-MAX([.U$5]+[.$F72];0))*(INT([.$I72]*[.$J72])-[.U$4])/100;0);0)" office:value-type="float" office:value="8" calcext:value-type="float">
            <text:p>8</text:p>
          </table:table-cell>
          <table:table-cell table:formula="of:=ROUNDUP(MAX((100-MAX([.V$5]+[.$F72];0))*(INT([.$I72]*[.$J72])-[.V$4])/100;0);0)" office:value-type="float" office:value="6" calcext:value-type="float">
            <text:p>6</text:p>
          </table:table-cell>
          <table:table-cell table:formula="of:=ROUNDUP(MAX((100-MAX([.W$5]+[.$F72];0))*(INT([.$I72]*[.$J72])-[.W$4])/100;0);0)" office:value-type="float" office:value="4" calcext:value-type="float">
            <text:p>4</text:p>
          </table:table-cell>
          <table:table-cell table:formula="of:=ROUNDUP(MAX((100-MAX([.X$5]+[.$F72];0))*(INT([.$I72]*[.$J72])-[.X$4])/100;0);0)" office:value-type="float" office:value="3" calcext:value-type="float">
            <text:p>3</text:p>
          </table:table-cell>
          <table:table-cell table:formula="of:=ROUNDUP(MAX((100-MAX([.Y$5]+[.$F72];0))*(INT([.$I72]*[.$J72])-[.Y$4])/100;0);0)" office:value-type="float" office:value="2" calcext:value-type="float">
            <text:p>2</text:p>
          </table:table-cell>
          <table:table-cell table:formula="of:=ROUNDUP(MAX((100-MAX([.Z$5]+[.$F72];0))*(INT([.$I72]*[.$J72])-[.Z$4])/100;0);0)" office:value-type="float" office:value="0" calcext:value-type="float">
            <text:p>0</text:p>
          </table:table-cell>
          <table:table-cell table:formula="of:=ROUNDUP(MAX((100-MAX([.AA$5]+[.$F72];0))*(INT([.$I72]*[.$J7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[.$F73];0))*(INT([.$I73]*[.$J73])-[.L$4])/100;0);0)" office:value-type="float" office:value="24" calcext:value-type="float">
            <text:p>24</text:p>
          </table:table-cell>
          <table:table-cell table:formula="of:=ROUNDUP(MAX((100-MAX([.M$5]+[.$F73];0))*(INT([.$I73]*[.$J73])-[.M$4])/100;0);0)" office:value-type="float" office:value="20" calcext:value-type="float">
            <text:p>20</text:p>
          </table:table-cell>
          <table:table-cell table:formula="of:=ROUNDUP(MAX((100-MAX([.N$5]+[.$F73];0))*(INT([.$I73]*[.$J73])-[.N$4])/100;0);0)" office:value-type="float" office:value="17" calcext:value-type="float">
            <text:p>17</text:p>
          </table:table-cell>
          <table:table-cell table:formula="of:=ROUNDUP(MAX((100-MAX([.O$5]+[.$F73];0))*(INT([.$I73]*[.$J73])-[.O$4])/100;0);0)" office:value-type="float" office:value="16" calcext:value-type="float">
            <text:p>16</text:p>
          </table:table-cell>
          <table:table-cell table:formula="of:=ROUNDUP(MAX((100-MAX([.P$5]+[.$F73];0))*(INT([.$I73]*[.$J73])-[.P$4])/100;0);0)" office:value-type="float" office:value="16" calcext:value-type="float">
            <text:p>16</text:p>
          </table:table-cell>
          <table:table-cell table:formula="of:=ROUNDUP(MAX((100-MAX([.Q$5]+[.$F73];0))*(INT([.$I73]*[.$J73])-[.Q$4])/100;0);0)" office:value-type="float" office:value="16" calcext:value-type="float">
            <text:p>16</text:p>
          </table:table-cell>
          <table:table-cell table:formula="of:=ROUNDUP(MAX((100-MAX([.R$5]+[.$F73];0))*(INT([.$I73]*[.$J73])-[.R$4])/100;0);0)" office:value-type="float" office:value="14" calcext:value-type="float">
            <text:p>14</text:p>
          </table:table-cell>
          <table:table-cell table:formula="of:=ROUNDUP(MAX((100-MAX([.S$5]+[.$F73];0))*(INT([.$I73]*[.$J73])-[.S$4])/100;0);0)" office:value-type="float" office:value="13" calcext:value-type="float">
            <text:p>13</text:p>
          </table:table-cell>
          <table:table-cell table:formula="of:=ROUNDUP(MAX((100-MAX([.T$5]+[.$F73];0))*(INT([.$I73]*[.$J73])-[.T$4])/100;0);0)" office:value-type="float" office:value="12" calcext:value-type="float">
            <text:p>12</text:p>
          </table:table-cell>
          <table:table-cell table:formula="of:=ROUNDUP(MAX((100-MAX([.U$5]+[.$F73];0))*(INT([.$I73]*[.$J73])-[.U$4])/100;0);0)" office:value-type="float" office:value="11" calcext:value-type="float">
            <text:p>11</text:p>
          </table:table-cell>
          <table:table-cell table:formula="of:=ROUNDUP(MAX((100-MAX([.V$5]+[.$F73];0))*(INT([.$I73]*[.$J73])-[.V$4])/100;0);0)" office:value-type="float" office:value="10" calcext:value-type="float">
            <text:p>10</text:p>
          </table:table-cell>
          <table:table-cell table:formula="of:=ROUNDUP(MAX((100-MAX([.W$5]+[.$F73];0))*(INT([.$I73]*[.$J73])-[.W$4])/100;0);0)" office:value-type="float" office:value="8" calcext:value-type="float">
            <text:p>8</text:p>
          </table:table-cell>
          <table:table-cell table:formula="of:=ROUNDUP(MAX((100-MAX([.X$5]+[.$F73];0))*(INT([.$I73]*[.$J73])-[.X$4])/100;0);0)" office:value-type="float" office:value="6" calcext:value-type="float">
            <text:p>6</text:p>
          </table:table-cell>
          <table:table-cell table:formula="of:=ROUNDUP(MAX((100-MAX([.Y$5]+[.$F73];0))*(INT([.$I73]*[.$J73])-[.Y$4])/100;0);0)" office:value-type="float" office:value="5" calcext:value-type="float">
            <text:p>5</text:p>
          </table:table-cell>
          <table:table-cell table:formula="of:=ROUNDUP(MAX((100-MAX([.Z$5]+[.$F73];0))*(INT([.$I73]*[.$J73])-[.Z$4])/100;0);0)" office:value-type="float" office:value="3" calcext:value-type="float">
            <text:p>3</text:p>
          </table:table-cell>
          <table:table-cell table:formula="of:=ROUNDUP(MAX((100-MAX([.AA$5]+[.$F73];0))*(INT([.$I73]*[.$J7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</text:p>
          </table:table-cell>
          <table:table-cell table:formula="of:=ROUND(AVERAGE([.C74];[.D74]))" office:value-type="float" office:value="26" calcext:value-type="float">
            <text:p>26</text:p>
          </table:table-cell>
          <table:table-cell/>
          <table:table-cell table:formula="of:=ROUNDUP(MAX((100-MAX([.L$5]+[.$F74];0))*(INT([.$I74]*[.$J74])-[.L$4])/100;0);0)" office:value-type="float" office:value="26" calcext:value-type="float">
            <text:p>26</text:p>
          </table:table-cell>
          <table:table-cell table:formula="of:=ROUNDUP(MAX((100-MAX([.M$5]+[.$F74];0))*(INT([.$I74]*[.$J74])-[.M$4])/100;0);0)" office:value-type="float" office:value="21" calcext:value-type="float">
            <text:p>21</text:p>
          </table:table-cell>
          <table:table-cell table:formula="of:=ROUNDUP(MAX((100-MAX([.N$5]+[.$F74];0))*(INT([.$I74]*[.$J74])-[.N$4])/100;0);0)" office:value-type="float" office:value="18" calcext:value-type="float">
            <text:p>18</text:p>
          </table:table-cell>
          <table:table-cell table:formula="of:=ROUNDUP(MAX((100-MAX([.O$5]+[.$F74];0))*(INT([.$I74]*[.$J74])-[.O$4])/100;0);0)" office:value-type="float" office:value="17" calcext:value-type="float">
            <text:p>17</text:p>
          </table:table-cell>
          <table:table-cell table:formula="of:=ROUNDUP(MAX((100-MAX([.P$5]+[.$F74];0))*(INT([.$I74]*[.$J74])-[.P$4])/100;0);0)" office:value-type="float" office:value="18" calcext:value-type="float">
            <text:p>18</text:p>
          </table:table-cell>
          <table:table-cell table:formula="of:=ROUNDUP(MAX((100-MAX([.Q$5]+[.$F74];0))*(INT([.$I74]*[.$J74])-[.Q$4])/100;0);0)" office:value-type="float" office:value="18" calcext:value-type="float">
            <text:p>18</text:p>
          </table:table-cell>
          <table:table-cell table:formula="of:=ROUNDUP(MAX((100-MAX([.R$5]+[.$F74];0))*(INT([.$I74]*[.$J74])-[.R$4])/100;0);0)" office:value-type="float" office:value="16" calcext:value-type="float">
            <text:p>16</text:p>
          </table:table-cell>
          <table:table-cell table:formula="of:=ROUNDUP(MAX((100-MAX([.S$5]+[.$F74];0))*(INT([.$I74]*[.$J74])-[.S$4])/100;0);0)" office:value-type="float" office:value="15" calcext:value-type="float">
            <text:p>15</text:p>
          </table:table-cell>
          <table:table-cell table:formula="of:=ROUNDUP(MAX((100-MAX([.T$5]+[.$F74];0))*(INT([.$I74]*[.$J74])-[.T$4])/100;0);0)" office:value-type="float" office:value="13" calcext:value-type="float">
            <text:p>13</text:p>
          </table:table-cell>
          <table:table-cell table:formula="of:=ROUNDUP(MAX((100-MAX([.U$5]+[.$F74];0))*(INT([.$I74]*[.$J74])-[.U$4])/100;0);0)" office:value-type="float" office:value="12" calcext:value-type="float">
            <text:p>12</text:p>
          </table:table-cell>
          <table:table-cell table:formula="of:=ROUNDUP(MAX((100-MAX([.V$5]+[.$F74];0))*(INT([.$I74]*[.$J74])-[.V$4])/100;0);0)" office:value-type="float" office:value="11" calcext:value-type="float">
            <text:p>11</text:p>
          </table:table-cell>
          <table:table-cell table:formula="of:=ROUNDUP(MAX((100-MAX([.W$5]+[.$F74];0))*(INT([.$I74]*[.$J74])-[.W$4])/100;0);0)" office:value-type="float" office:value="9" calcext:value-type="float">
            <text:p>9</text:p>
          </table:table-cell>
          <table:table-cell table:formula="of:=ROUNDUP(MAX((100-MAX([.X$5]+[.$F74];0))*(INT([.$I74]*[.$J74])-[.X$4])/100;0);0)" office:value-type="float" office:value="7" calcext:value-type="float">
            <text:p>7</text:p>
          </table:table-cell>
          <table:table-cell table:formula="of:=ROUNDUP(MAX((100-MAX([.Y$5]+[.$F74];0))*(INT([.$I74]*[.$J74])-[.Y$4])/100;0);0)" office:value-type="float" office:value="5" calcext:value-type="float">
            <text:p>5</text:p>
          </table:table-cell>
          <table:table-cell table:formula="of:=ROUNDUP(MAX((100-MAX([.Z$5]+[.$F74];0))*(INT([.$I74]*[.$J74])-[.Z$4])/100;0);0)" office:value-type="float" office:value="4" calcext:value-type="float">
            <text:p>4</text:p>
          </table:table-cell>
          <table:table-cell table:formula="of:=ROUNDUP(MAX((100-MAX([.AA$5]+[.$F74];0))*(INT([.$I74]*[.$J7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</text:p>
          </table:table-cell>
          <table:table-cell table:formula="of:=ROUND(AVERAGE([.C75];[.D75]))" office:value-type="float" office:value="39" calcext:value-type="float">
            <text:p>39</text:p>
          </table:table-cell>
          <table:table-cell/>
          <table:table-cell table:formula="of:=ROUNDUP(MAX((100-MAX([.L$5]+[.$F75];0))*(INT([.$I75]*[.$J75])-[.L$4])/100;0);0)" office:value-type="float" office:value="39" calcext:value-type="float">
            <text:p>39</text:p>
          </table:table-cell>
          <table:table-cell table:formula="of:=ROUNDUP(MAX((100-MAX([.M$5]+[.$F75];0))*(INT([.$I75]*[.$J75])-[.M$4])/100;0);0)" office:value-type="float" office:value="32" calcext:value-type="float">
            <text:p>32</text:p>
          </table:table-cell>
          <table:table-cell table:formula="of:=ROUNDUP(MAX((100-MAX([.N$5]+[.$F75];0))*(INT([.$I75]*[.$J75])-[.N$4])/100;0);0)" office:value-type="float" office:value="28" calcext:value-type="float">
            <text:p>28</text:p>
          </table:table-cell>
          <table:table-cell table:formula="of:=ROUNDUP(MAX((100-MAX([.O$5]+[.$F75];0))*(INT([.$I75]*[.$J75])-[.O$4])/100;0);0)" office:value-type="float" office:value="26" calcext:value-type="float">
            <text:p>26</text:p>
          </table:table-cell>
          <table:table-cell table:formula="of:=ROUNDUP(MAX((100-MAX([.P$5]+[.$F75];0))*(INT([.$I75]*[.$J75])-[.P$4])/100;0);0)" office:value-type="float" office:value="27" calcext:value-type="float">
            <text:p>27</text:p>
          </table:table-cell>
          <table:table-cell table:formula="of:=ROUNDUP(MAX((100-MAX([.Q$5]+[.$F75];0))*(INT([.$I75]*[.$J75])-[.Q$4])/100;0);0)" office:value-type="float" office:value="28" calcext:value-type="float">
            <text:p>28</text:p>
          </table:table-cell>
          <table:table-cell table:formula="of:=ROUNDUP(MAX((100-MAX([.R$5]+[.$F75];0))*(INT([.$I75]*[.$J75])-[.R$4])/100;0);0)" office:value-type="float" office:value="25" calcext:value-type="float">
            <text:p>25</text:p>
          </table:table-cell>
          <table:table-cell table:formula="of:=ROUNDUP(MAX((100-MAX([.S$5]+[.$F75];0))*(INT([.$I75]*[.$J75])-[.S$4])/100;0);0)" office:value-type="float" office:value="23" calcext:value-type="float">
            <text:p>23</text:p>
          </table:table-cell>
          <table:table-cell table:formula="of:=ROUNDUP(MAX((100-MAX([.T$5]+[.$F75];0))*(INT([.$I75]*[.$J75])-[.T$4])/100;0);0)" office:value-type="float" office:value="21" calcext:value-type="float">
            <text:p>21</text:p>
          </table:table-cell>
          <table:table-cell table:formula="of:=ROUNDUP(MAX((100-MAX([.U$5]+[.$F75];0))*(INT([.$I75]*[.$J75])-[.U$4])/100;0);0)" office:value-type="float" office:value="20" calcext:value-type="float">
            <text:p>20</text:p>
          </table:table-cell>
          <table:table-cell table:formula="of:=ROUNDUP(MAX((100-MAX([.V$5]+[.$F75];0))*(INT([.$I75]*[.$J75])-[.V$4])/100;0);0)" office:value-type="float" office:value="19" calcext:value-type="float">
            <text:p>19</text:p>
          </table:table-cell>
          <table:table-cell table:formula="of:=ROUNDUP(MAX((100-MAX([.W$5]+[.$F75];0))*(INT([.$I75]*[.$J75])-[.W$4])/100;0);0)" office:value-type="float" office:value="17" calcext:value-type="float">
            <text:p>17</text:p>
          </table:table-cell>
          <table:table-cell table:formula="of:=ROUNDUP(MAX((100-MAX([.X$5]+[.$F75];0))*(INT([.$I75]*[.$J75])-[.X$4])/100;0);0)" office:value-type="float" office:value="13" calcext:value-type="float">
            <text:p>13</text:p>
          </table:table-cell>
          <table:table-cell table:formula="of:=ROUNDUP(MAX((100-MAX([.Y$5]+[.$F75];0))*(INT([.$I75]*[.$J75])-[.Y$4])/100;0);0)" office:value-type="float" office:value="11" calcext:value-type="float">
            <text:p>11</text:p>
          </table:table-cell>
          <table:table-cell table:formula="of:=ROUNDUP(MAX((100-MAX([.Z$5]+[.$F75];0))*(INT([.$I75]*[.$J75])-[.Z$4])/100;0);0)" office:value-type="float" office:value="9" calcext:value-type="float">
            <text:p>9</text:p>
          </table:table-cell>
          <table:table-cell table:formula="of:=ROUNDUP(MAX((100-MAX([.AA$5]+[.$F75];0))*(INT([.$I75]*[.$J75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</text:p>
          </table:table-cell>
          <table:table-cell table:formula="of:=ROUND(AVERAGE([.C76];[.D76]))" office:value-type="float" office:value="50" calcext:value-type="float">
            <text:p>50</text:p>
          </table:table-cell>
          <table:table-cell/>
          <table:table-cell table:formula="of:=ROUNDUP(MAX((100-MAX([.L$5]+[.$F76];0))*(INT([.$I76]*[.$J76])-[.L$4])/100;0);0)" office:value-type="float" office:value="50" calcext:value-type="float">
            <text:p>50</text:p>
          </table:table-cell>
          <table:table-cell table:formula="of:=ROUNDUP(MAX((100-MAX([.M$5]+[.$F76];0))*(INT([.$I76]*[.$J76])-[.M$4])/100;0);0)" office:value-type="float" office:value="40" calcext:value-type="float">
            <text:p>40</text:p>
          </table:table-cell>
          <table:table-cell table:formula="of:=ROUNDUP(MAX((100-MAX([.N$5]+[.$F76];0))*(INT([.$I76]*[.$J76])-[.N$4])/100;0);0)" office:value-type="float" office:value="36" calcext:value-type="float">
            <text:p>36</text:p>
          </table:table-cell>
          <table:table-cell table:formula="of:=ROUNDUP(MAX((100-MAX([.O$5]+[.$F76];0))*(INT([.$I76]*[.$J76])-[.O$4])/100;0);0)" office:value-type="float" office:value="34" calcext:value-type="float">
            <text:p>34</text:p>
          </table:table-cell>
          <table:table-cell table:formula="of:=ROUNDUP(MAX((100-MAX([.P$5]+[.$F76];0))*(INT([.$I76]*[.$J76])-[.P$4])/100;0);0)" office:value-type="float" office:value="36" calcext:value-type="float">
            <text:p>36</text:p>
          </table:table-cell>
          <table:table-cell table:formula="of:=ROUNDUP(MAX((100-MAX([.Q$5]+[.$F76];0))*(INT([.$I76]*[.$J76])-[.Q$4])/100;0);0)" office:value-type="float" office:value="37" calcext:value-type="float">
            <text:p>37</text:p>
          </table:table-cell>
          <table:table-cell table:formula="of:=ROUNDUP(MAX((100-MAX([.R$5]+[.$F76];0))*(INT([.$I76]*[.$J76])-[.R$4])/100;0);0)" office:value-type="float" office:value="33" calcext:value-type="float">
            <text:p>33</text:p>
          </table:table-cell>
          <table:table-cell table:formula="of:=ROUNDUP(MAX((100-MAX([.S$5]+[.$F76];0))*(INT([.$I76]*[.$J76])-[.S$4])/100;0);0)" office:value-type="float" office:value="30" calcext:value-type="float">
            <text:p>30</text:p>
          </table:table-cell>
          <table:table-cell table:formula="of:=ROUNDUP(MAX((100-MAX([.T$5]+[.$F76];0))*(INT([.$I76]*[.$J76])-[.T$4])/100;0);0)" office:value-type="float" office:value="27" calcext:value-type="float">
            <text:p>27</text:p>
          </table:table-cell>
          <table:table-cell table:formula="of:=ROUNDUP(MAX((100-MAX([.U$5]+[.$F76];0))*(INT([.$I76]*[.$J76])-[.U$4])/100;0);0)" office:value-type="float" office:value="27" calcext:value-type="float">
            <text:p>27</text:p>
          </table:table-cell>
          <table:table-cell table:formula="of:=ROUNDUP(MAX((100-MAX([.V$5]+[.$F76];0))*(INT([.$I76]*[.$J76])-[.V$4])/100;0);0)" office:value-type="float" office:value="26" calcext:value-type="float">
            <text:p>26</text:p>
          </table:table-cell>
          <table:table-cell table:formula="of:=ROUNDUP(MAX((100-MAX([.W$5]+[.$F76];0))*(INT([.$I76]*[.$J76])-[.W$4])/100;0);0)" office:value-type="float" office:value="23" calcext:value-type="float">
            <text:p>23</text:p>
          </table:table-cell>
          <table:table-cell table:formula="of:=ROUNDUP(MAX((100-MAX([.X$5]+[.$F76];0))*(INT([.$I76]*[.$J76])-[.X$4])/100;0);0)" office:value-type="float" office:value="19" calcext:value-type="float">
            <text:p>19</text:p>
          </table:table-cell>
          <table:table-cell table:formula="of:=ROUNDUP(MAX((100-MAX([.Y$5]+[.$F76];0))*(INT([.$I76]*[.$J76])-[.Y$4])/100;0);0)" office:value-type="float" office:value="16" calcext:value-type="float">
            <text:p>16</text:p>
          </table:table-cell>
          <table:table-cell table:formula="of:=ROUNDUP(MAX((100-MAX([.Z$5]+[.$F76];0))*(INT([.$I76]*[.$J76])-[.Z$4])/100;0);0)" office:value-type="float" office:value="13" calcext:value-type="float">
            <text:p>13</text:p>
          </table:table-cell>
          <table:table-cell table:formula="of:=ROUNDUP(MAX((100-MAX([.AA$5]+[.$F76];0))*(INT([.$I76]*[.$J76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</text:p>
          </table:table-cell>
          <table:table-cell table:formula="of:=ROUND(AVERAGE([.C77];[.D77]))" office:value-type="float" office:value="30" calcext:value-type="float">
            <text:p>30</text:p>
          </table:table-cell>
          <table:table-cell/>
          <table:table-cell table:formula="of:=ROUNDUP(MAX((100-MAX([.L$5]+[.$F77];0))*(INT([.$I77]*[.$J77])-[.L$4])/100;0);0)" office:value-type="float" office:value="30" calcext:value-type="float">
            <text:p>30</text:p>
          </table:table-cell>
          <table:table-cell table:formula="of:=ROUNDUP(MAX((100-MAX([.M$5]+[.$F77];0))*(INT([.$I77]*[.$J77])-[.M$4])/100;0);0)" office:value-type="float" office:value="24" calcext:value-type="float">
            <text:p>24</text:p>
          </table:table-cell>
          <table:table-cell table:formula="of:=ROUNDUP(MAX((100-MAX([.N$5]+[.$F77];0))*(INT([.$I77]*[.$J77])-[.N$4])/100;0);0)" office:value-type="float" office:value="21" calcext:value-type="float">
            <text:p>21</text:p>
          </table:table-cell>
          <table:table-cell table:formula="of:=ROUNDUP(MAX((100-MAX([.O$5]+[.$F77];0))*(INT([.$I77]*[.$J77])-[.O$4])/100;0);0)" office:value-type="float" office:value="20" calcext:value-type="float">
            <text:p>20</text:p>
          </table:table-cell>
          <table:table-cell table:formula="of:=ROUNDUP(MAX((100-MAX([.P$5]+[.$F77];0))*(INT([.$I77]*[.$J77])-[.P$4])/100;0);0)" office:value-type="float" office:value="21" calcext:value-type="float">
            <text:p>21</text:p>
          </table:table-cell>
          <table:table-cell table:formula="of:=ROUNDUP(MAX((100-MAX([.Q$5]+[.$F77];0))*(INT([.$I77]*[.$J77])-[.Q$4])/100;0);0)" office:value-type="float" office:value="21" calcext:value-type="float">
            <text:p>21</text:p>
          </table:table-cell>
          <table:table-cell table:formula="of:=ROUNDUP(MAX((100-MAX([.R$5]+[.$F77];0))*(INT([.$I77]*[.$J77])-[.R$4])/100;0);0)" office:value-type="float" office:value="19" calcext:value-type="float">
            <text:p>19</text:p>
          </table:table-cell>
          <table:table-cell table:formula="of:=ROUNDUP(MAX((100-MAX([.S$5]+[.$F77];0))*(INT([.$I77]*[.$J77])-[.S$4])/100;0);0)" office:value-type="float" office:value="17" calcext:value-type="float">
            <text:p>17</text:p>
          </table:table-cell>
          <table:table-cell table:formula="of:=ROUNDUP(MAX((100-MAX([.T$5]+[.$F77];0))*(INT([.$I77]*[.$J77])-[.T$4])/100;0);0)" office:value-type="float" office:value="15" calcext:value-type="float">
            <text:p>15</text:p>
          </table:table-cell>
          <table:table-cell table:formula="of:=ROUNDUP(MAX((100-MAX([.U$5]+[.$F77];0))*(INT([.$I77]*[.$J77])-[.U$4])/100;0);0)" office:value-type="float" office:value="15" calcext:value-type="float">
            <text:p>15</text:p>
          </table:table-cell>
          <table:table-cell table:formula="of:=ROUNDUP(MAX((100-MAX([.V$5]+[.$F77];0))*(INT([.$I77]*[.$J77])-[.V$4])/100;0);0)" office:value-type="float" office:value="14" calcext:value-type="float">
            <text:p>14</text:p>
          </table:table-cell>
          <table:table-cell table:formula="of:=ROUNDUP(MAX((100-MAX([.W$5]+[.$F77];0))*(INT([.$I77]*[.$J77])-[.W$4])/100;0);0)" office:value-type="float" office:value="11" calcext:value-type="float">
            <text:p>11</text:p>
          </table:table-cell>
          <table:table-cell table:formula="of:=ROUNDUP(MAX((100-MAX([.X$5]+[.$F77];0))*(INT([.$I77]*[.$J77])-[.X$4])/100;0);0)" office:value-type="float" office:value="9" calcext:value-type="float">
            <text:p>9</text:p>
          </table:table-cell>
          <table:table-cell table:formula="of:=ROUNDUP(MAX((100-MAX([.Y$5]+[.$F77];0))*(INT([.$I77]*[.$J77])-[.Y$4])/100;0);0)" office:value-type="float" office:value="7" calcext:value-type="float">
            <text:p>7</text:p>
          </table:table-cell>
          <table:table-cell table:formula="of:=ROUNDUP(MAX((100-MAX([.Z$5]+[.$F77];0))*(INT([.$I77]*[.$J77])-[.Z$4])/100;0);0)" office:value-type="float" office:value="5" calcext:value-type="float">
            <text:p>5</text:p>
          </table:table-cell>
          <table:table-cell table:formula="of:=ROUNDUP(MAX((100-MAX([.AA$5]+[.$F77];0))*(INT([.$I77]*[.$J7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</text:p>
          </table:table-cell>
          <table:table-cell table:formula="of:=ROUND(AVERAGE([.C78];[.D78]))" office:value-type="float" office:value="38" calcext:value-type="float">
            <text:p>38</text:p>
          </table:table-cell>
          <table:table-cell/>
          <table:table-cell table:formula="of:=ROUNDUP(MAX((100-MAX([.L$5]+[.$F78];0))*(INT([.$I78]*[.$J78])-[.L$4])/100;0);0)" office:value-type="float" office:value="38" calcext:value-type="float">
            <text:p>38</text:p>
          </table:table-cell>
          <table:table-cell table:formula="of:=ROUNDUP(MAX((100-MAX([.M$5]+[.$F78];0))*(INT([.$I78]*[.$J78])-[.M$4])/100;0);0)" office:value-type="float" office:value="31" calcext:value-type="float">
            <text:p>31</text:p>
          </table:table-cell>
          <table:table-cell table:formula="of:=ROUNDUP(MAX((100-MAX([.N$5]+[.$F78];0))*(INT([.$I78]*[.$J78])-[.N$4])/100;0);0)" office:value-type="float" office:value="27" calcext:value-type="float">
            <text:p>27</text:p>
          </table:table-cell>
          <table:table-cell table:formula="of:=ROUNDUP(MAX((100-MAX([.O$5]+[.$F78];0))*(INT([.$I78]*[.$J78])-[.O$4])/100;0);0)" office:value-type="float" office:value="26" calcext:value-type="float">
            <text:p>26</text:p>
          </table:table-cell>
          <table:table-cell table:formula="of:=ROUNDUP(MAX((100-MAX([.P$5]+[.$F78];0))*(INT([.$I78]*[.$J78])-[.P$4])/100;0);0)" office:value-type="float" office:value="27" calcext:value-type="float">
            <text:p>27</text:p>
          </table:table-cell>
          <table:table-cell table:formula="of:=ROUNDUP(MAX((100-MAX([.Q$5]+[.$F78];0))*(INT([.$I78]*[.$J78])-[.Q$4])/100;0);0)" office:value-type="float" office:value="28" calcext:value-type="float">
            <text:p>28</text:p>
          </table:table-cell>
          <table:table-cell table:formula="of:=ROUNDUP(MAX((100-MAX([.R$5]+[.$F78];0))*(INT([.$I78]*[.$J78])-[.R$4])/100;0);0)" office:value-type="float" office:value="24" calcext:value-type="float">
            <text:p>24</text:p>
          </table:table-cell>
          <table:table-cell table:formula="of:=ROUNDUP(MAX((100-MAX([.S$5]+[.$F78];0))*(INT([.$I78]*[.$J78])-[.S$4])/100;0);0)" office:value-type="float" office:value="23" calcext:value-type="float">
            <text:p>23</text:p>
          </table:table-cell>
          <table:table-cell table:formula="of:=ROUNDUP(MAX((100-MAX([.T$5]+[.$F78];0))*(INT([.$I78]*[.$J78])-[.T$4])/100;0);0)" office:value-type="float" office:value="20" calcext:value-type="float">
            <text:p>20</text:p>
          </table:table-cell>
          <table:table-cell table:formula="of:=ROUNDUP(MAX((100-MAX([.U$5]+[.$F78];0))*(INT([.$I78]*[.$J78])-[.U$4])/100;0);0)" office:value-type="float" office:value="20" calcext:value-type="float">
            <text:p>20</text:p>
          </table:table-cell>
          <table:table-cell table:formula="of:=ROUNDUP(MAX((100-MAX([.V$5]+[.$F78];0))*(INT([.$I78]*[.$J78])-[.V$4])/100;0);0)" office:value-type="float" office:value="18" calcext:value-type="float">
            <text:p>18</text:p>
          </table:table-cell>
          <table:table-cell table:formula="of:=ROUNDUP(MAX((100-MAX([.W$5]+[.$F78];0))*(INT([.$I78]*[.$J78])-[.W$4])/100;0);0)" office:value-type="float" office:value="16" calcext:value-type="float">
            <text:p>16</text:p>
          </table:table-cell>
          <table:table-cell table:formula="of:=ROUNDUP(MAX((100-MAX([.X$5]+[.$F78];0))*(INT([.$I78]*[.$J78])-[.X$4])/100;0);0)" office:value-type="float" office:value="13" calcext:value-type="float">
            <text:p>13</text:p>
          </table:table-cell>
          <table:table-cell table:formula="of:=ROUNDUP(MAX((100-MAX([.Y$5]+[.$F78];0))*(INT([.$I78]*[.$J78])-[.Y$4])/100;0);0)" office:value-type="float" office:value="11" calcext:value-type="float">
            <text:p>11</text:p>
          </table:table-cell>
          <table:table-cell table:formula="of:=ROUNDUP(MAX((100-MAX([.Z$5]+[.$F78];0))*(INT([.$I78]*[.$J78])-[.Z$4])/100;0);0)" office:value-type="float" office:value="8" calcext:value-type="float">
            <text:p>8</text:p>
          </table:table-cell>
          <table:table-cell table:formula="of:=ROUNDUP(MAX((100-MAX([.AA$5]+[.$F78];0))*(INT([.$I78]*[.$J78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er Rifle (Ext. Cap.)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</text:p>
          </table:table-cell>
          <table:table-cell table:formula="of:=ROUND(AVERAGE([.C79];[.D79]))" office:value-type="float" office:value="38" calcext:value-type="float">
            <text:p>38</text:p>
          </table:table-cell>
          <table:table-cell/>
          <table:table-cell table:formula="of:=ROUNDUP(MAX((100-MAX([.L$5]+[.$F79];0))*(INT([.$I79]*[.$J79])-[.L$4])/100;0);0)" office:value-type="float" office:value="38" calcext:value-type="float">
            <text:p>38</text:p>
          </table:table-cell>
          <table:table-cell table:formula="of:=ROUNDUP(MAX((100-MAX([.M$5]+[.$F79];0))*(INT([.$I79]*[.$J79])-[.M$4])/100;0);0)" office:value-type="float" office:value="31" calcext:value-type="float">
            <text:p>31</text:p>
          </table:table-cell>
          <table:table-cell table:formula="of:=ROUNDUP(MAX((100-MAX([.N$5]+[.$F79];0))*(INT([.$I79]*[.$J79])-[.N$4])/100;0);0)" office:value-type="float" office:value="27" calcext:value-type="float">
            <text:p>27</text:p>
          </table:table-cell>
          <table:table-cell table:formula="of:=ROUNDUP(MAX((100-MAX([.O$5]+[.$F79];0))*(INT([.$I79]*[.$J79])-[.O$4])/100;0);0)" office:value-type="float" office:value="26" calcext:value-type="float">
            <text:p>26</text:p>
          </table:table-cell>
          <table:table-cell table:formula="of:=ROUNDUP(MAX((100-MAX([.P$5]+[.$F79];0))*(INT([.$I79]*[.$J79])-[.P$4])/100;0);0)" office:value-type="float" office:value="27" calcext:value-type="float">
            <text:p>27</text:p>
          </table:table-cell>
          <table:table-cell table:formula="of:=ROUNDUP(MAX((100-MAX([.Q$5]+[.$F79];0))*(INT([.$I79]*[.$J79])-[.Q$4])/100;0);0)" office:value-type="float" office:value="28" calcext:value-type="float">
            <text:p>28</text:p>
          </table:table-cell>
          <table:table-cell table:formula="of:=ROUNDUP(MAX((100-MAX([.R$5]+[.$F79];0))*(INT([.$I79]*[.$J79])-[.R$4])/100;0);0)" office:value-type="float" office:value="24" calcext:value-type="float">
            <text:p>24</text:p>
          </table:table-cell>
          <table:table-cell table:formula="of:=ROUNDUP(MAX((100-MAX([.S$5]+[.$F79];0))*(INT([.$I79]*[.$J79])-[.S$4])/100;0);0)" office:value-type="float" office:value="23" calcext:value-type="float">
            <text:p>23</text:p>
          </table:table-cell>
          <table:table-cell table:formula="of:=ROUNDUP(MAX((100-MAX([.T$5]+[.$F79];0))*(INT([.$I79]*[.$J79])-[.T$4])/100;0);0)" office:value-type="float" office:value="20" calcext:value-type="float">
            <text:p>20</text:p>
          </table:table-cell>
          <table:table-cell table:formula="of:=ROUNDUP(MAX((100-MAX([.U$5]+[.$F79];0))*(INT([.$I79]*[.$J79])-[.U$4])/100;0);0)" office:value-type="float" office:value="20" calcext:value-type="float">
            <text:p>20</text:p>
          </table:table-cell>
          <table:table-cell table:formula="of:=ROUNDUP(MAX((100-MAX([.V$5]+[.$F79];0))*(INT([.$I79]*[.$J79])-[.V$4])/100;0);0)" office:value-type="float" office:value="18" calcext:value-type="float">
            <text:p>18</text:p>
          </table:table-cell>
          <table:table-cell table:formula="of:=ROUNDUP(MAX((100-MAX([.W$5]+[.$F79];0))*(INT([.$I79]*[.$J79])-[.W$4])/100;0);0)" office:value-type="float" office:value="16" calcext:value-type="float">
            <text:p>16</text:p>
          </table:table-cell>
          <table:table-cell table:formula="of:=ROUNDUP(MAX((100-MAX([.X$5]+[.$F79];0))*(INT([.$I79]*[.$J79])-[.X$4])/100;0);0)" office:value-type="float" office:value="13" calcext:value-type="float">
            <text:p>13</text:p>
          </table:table-cell>
          <table:table-cell table:formula="of:=ROUNDUP(MAX((100-MAX([.Y$5]+[.$F79];0))*(INT([.$I79]*[.$J79])-[.Y$4])/100;0);0)" office:value-type="float" office:value="11" calcext:value-type="float">
            <text:p>11</text:p>
          </table:table-cell>
          <table:table-cell table:formula="of:=ROUNDUP(MAX((100-MAX([.Z$5]+[.$F79];0))*(INT([.$I79]*[.$J79])-[.Z$4])/100;0);0)" office:value-type="float" office:value="8" calcext:value-type="float">
            <text:p>8</text:p>
          </table:table-cell>
          <table:table-cell table:formula="of:=ROUNDUP(MAX((100-MAX([.AA$5]+[.$F79];0))*(INT([.$I79]*[.$J79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</text:p>
          </table:table-cell>
          <table:table-cell table:formula="of:=ROUND(AVERAGE([.C80];[.D80]))" office:value-type="float" office:value="48" calcext:value-type="float">
            <text:p>48</text:p>
          </table:table-cell>
          <table:table-cell/>
          <table:table-cell table:formula="of:=ROUNDUP(MAX((100-MAX([.L$5]+[.$F80];0))*(INT([.$I80]*[.$J80])-[.L$4])/100;0);0)" office:value-type="float" office:value="48" calcext:value-type="float">
            <text:p>48</text:p>
          </table:table-cell>
          <table:table-cell table:formula="of:=ROUNDUP(MAX((100-MAX([.M$5]+[.$F80];0))*(INT([.$I80]*[.$J80])-[.M$4])/100;0);0)" office:value-type="float" office:value="39" calcext:value-type="float">
            <text:p>39</text:p>
          </table:table-cell>
          <table:table-cell table:formula="of:=ROUNDUP(MAX((100-MAX([.N$5]+[.$F80];0))*(INT([.$I80]*[.$J80])-[.N$4])/100;0);0)" office:value-type="float" office:value="35" calcext:value-type="float">
            <text:p>35</text:p>
          </table:table-cell>
          <table:table-cell table:formula="of:=ROUNDUP(MAX((100-MAX([.O$5]+[.$F80];0))*(INT([.$I80]*[.$J80])-[.O$4])/100;0);0)" office:value-type="float" office:value="33" calcext:value-type="float">
            <text:p>33</text:p>
          </table:table-cell>
          <table:table-cell table:formula="of:=ROUNDUP(MAX((100-MAX([.P$5]+[.$F80];0))*(INT([.$I80]*[.$J80])-[.P$4])/100;0);0)" office:value-type="float" office:value="34" calcext:value-type="float">
            <text:p>34</text:p>
          </table:table-cell>
          <table:table-cell table:formula="of:=ROUNDUP(MAX((100-MAX([.Q$5]+[.$F80];0))*(INT([.$I80]*[.$J80])-[.Q$4])/100;0);0)" office:value-type="float" office:value="36" calcext:value-type="float">
            <text:p>36</text:p>
          </table:table-cell>
          <table:table-cell table:formula="of:=ROUNDUP(MAX((100-MAX([.R$5]+[.$F80];0))*(INT([.$I80]*[.$J80])-[.R$4])/100;0);0)" office:value-type="float" office:value="31" calcext:value-type="float">
            <text:p>31</text:p>
          </table:table-cell>
          <table:table-cell table:formula="of:=ROUNDUP(MAX((100-MAX([.S$5]+[.$F80];0))*(INT([.$I80]*[.$J80])-[.S$4])/100;0);0)" office:value-type="float" office:value="29" calcext:value-type="float">
            <text:p>29</text:p>
          </table:table-cell>
          <table:table-cell table:formula="of:=ROUNDUP(MAX((100-MAX([.T$5]+[.$F80];0))*(INT([.$I80]*[.$J80])-[.T$4])/100;0);0)" office:value-type="float" office:value="26" calcext:value-type="float">
            <text:p>26</text:p>
          </table:table-cell>
          <table:table-cell table:formula="of:=ROUNDUP(MAX((100-MAX([.U$5]+[.$F80];0))*(INT([.$I80]*[.$J80])-[.U$4])/100;0);0)" office:value-type="float" office:value="26" calcext:value-type="float">
            <text:p>26</text:p>
          </table:table-cell>
          <table:table-cell table:formula="of:=ROUNDUP(MAX((100-MAX([.V$5]+[.$F80];0))*(INT([.$I80]*[.$J80])-[.V$4])/100;0);0)" office:value-type="float" office:value="24" calcext:value-type="float">
            <text:p>24</text:p>
          </table:table-cell>
          <table:table-cell table:formula="of:=ROUNDUP(MAX((100-MAX([.W$5]+[.$F80];0))*(INT([.$I80]*[.$J80])-[.W$4])/100;0);0)" office:value-type="float" office:value="22" calcext:value-type="float">
            <text:p>22</text:p>
          </table:table-cell>
          <table:table-cell table:formula="of:=ROUNDUP(MAX((100-MAX([.X$5]+[.$F80];0))*(INT([.$I80]*[.$J80])-[.X$4])/100;0);0)" office:value-type="float" office:value="18" calcext:value-type="float">
            <text:p>18</text:p>
          </table:table-cell>
          <table:table-cell table:formula="of:=ROUNDUP(MAX((100-MAX([.Y$5]+[.$F80];0))*(INT([.$I80]*[.$J80])-[.Y$4])/100;0);0)" office:value-type="float" office:value="15" calcext:value-type="float">
            <text:p>15</text:p>
          </table:table-cell>
          <table:table-cell table:formula="of:=ROUNDUP(MAX((100-MAX([.Z$5]+[.$F80];0))*(INT([.$I80]*[.$J80])-[.Z$4])/100;0);0)" office:value-type="float" office:value="12" calcext:value-type="float">
            <text:p>12</text:p>
          </table:table-cell>
          <table:table-cell table:formula="of:=ROUNDUP(MAX((100-MAX([.AA$5]+[.$F80];0))*(INT([.$I80]*[.$J80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</text:p>
          </table:table-cell>
          <table:table-cell table:formula="of:=ROUND(AVERAGE([.C81];[.D81]))" office:value-type="float" office:value="53" calcext:value-type="float">
            <text:p>53</text:p>
          </table:table-cell>
          <table:table-cell/>
          <table:table-cell table:formula="of:=ROUNDUP(MAX((100-MAX([.L$5]+[.$F81];0))*(INT([.$I81]*[.$J81])-[.L$4])/100;0);0)" office:value-type="float" office:value="53" calcext:value-type="float">
            <text:p>53</text:p>
          </table:table-cell>
          <table:table-cell table:formula="of:=ROUNDUP(MAX((100-MAX([.M$5]+[.$F81];0))*(INT([.$I81]*[.$J81])-[.M$4])/100;0);0)" office:value-type="float" office:value="43" calcext:value-type="float">
            <text:p>43</text:p>
          </table:table-cell>
          <table:table-cell table:formula="of:=ROUNDUP(MAX((100-MAX([.N$5]+[.$F81];0))*(INT([.$I81]*[.$J81])-[.N$4])/100;0);0)" office:value-type="float" office:value="39" calcext:value-type="float">
            <text:p>39</text:p>
          </table:table-cell>
          <table:table-cell table:formula="of:=ROUNDUP(MAX((100-MAX([.O$5]+[.$F81];0))*(INT([.$I81]*[.$J81])-[.O$4])/100;0);0)" office:value-type="float" office:value="36" calcext:value-type="float">
            <text:p>36</text:p>
          </table:table-cell>
          <table:table-cell table:formula="of:=ROUNDUP(MAX((100-MAX([.P$5]+[.$F81];0))*(INT([.$I81]*[.$J81])-[.P$4])/100;0);0)" office:value-type="float" office:value="38" calcext:value-type="float">
            <text:p>38</text:p>
          </table:table-cell>
          <table:table-cell table:formula="of:=ROUNDUP(MAX((100-MAX([.Q$5]+[.$F81];0))*(INT([.$I81]*[.$J81])-[.Q$4])/100;0);0)" office:value-type="float" office:value="40" calcext:value-type="float">
            <text:p>40</text:p>
          </table:table-cell>
          <table:table-cell table:formula="of:=ROUNDUP(MAX((100-MAX([.R$5]+[.$F81];0))*(INT([.$I81]*[.$J81])-[.R$4])/100;0);0)" office:value-type="float" office:value="35" calcext:value-type="float">
            <text:p>35</text:p>
          </table:table-cell>
          <table:table-cell table:formula="of:=ROUNDUP(MAX((100-MAX([.S$5]+[.$F81];0))*(INT([.$I81]*[.$J81])-[.S$4])/100;0);0)" office:value-type="float" office:value="32" calcext:value-type="float">
            <text:p>32</text:p>
          </table:table-cell>
          <table:table-cell table:formula="of:=ROUNDUP(MAX((100-MAX([.T$5]+[.$F81];0))*(INT([.$I81]*[.$J81])-[.T$4])/100;0);0)" office:value-type="float" office:value="29" calcext:value-type="float">
            <text:p>29</text:p>
          </table:table-cell>
          <table:table-cell table:formula="of:=ROUNDUP(MAX((100-MAX([.U$5]+[.$F81];0))*(INT([.$I81]*[.$J81])-[.U$4])/100;0);0)" office:value-type="float" office:value="29" calcext:value-type="float">
            <text:p>29</text:p>
          </table:table-cell>
          <table:table-cell table:formula="of:=ROUNDUP(MAX((100-MAX([.V$5]+[.$F81];0))*(INT([.$I81]*[.$J81])-[.V$4])/100;0);0)" office:value-type="float" office:value="27" calcext:value-type="float">
            <text:p>27</text:p>
          </table:table-cell>
          <table:table-cell table:formula="of:=ROUNDUP(MAX((100-MAX([.W$5]+[.$F81];0))*(INT([.$I81]*[.$J81])-[.W$4])/100;0);0)" office:value-type="float" office:value="25" calcext:value-type="float">
            <text:p>25</text:p>
          </table:table-cell>
          <table:table-cell table:formula="of:=ROUNDUP(MAX((100-MAX([.X$5]+[.$F81];0))*(INT([.$I81]*[.$J81])-[.X$4])/100;0);0)" office:value-type="float" office:value="20" calcext:value-type="float">
            <text:p>20</text:p>
          </table:table-cell>
          <table:table-cell table:formula="of:=ROUNDUP(MAX((100-MAX([.Y$5]+[.$F81];0))*(INT([.$I81]*[.$J81])-[.Y$4])/100;0);0)" office:value-type="float" office:value="18" calcext:value-type="float">
            <text:p>18</text:p>
          </table:table-cell>
          <table:table-cell table:formula="of:=ROUNDUP(MAX((100-MAX([.Z$5]+[.$F81];0))*(INT([.$I81]*[.$J81])-[.Z$4])/100;0);0)" office:value-type="float" office:value="14" calcext:value-type="float">
            <text:p>14</text:p>
          </table:table-cell>
          <table:table-cell table:formula="of:=ROUNDUP(MAX((100-MAX([.AA$5]+[.$F81];0))*(INT([.$I81]*[.$J8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</text:p>
          </table:table-cell>
          <table:table-cell table:formula="of:=ROUND(AVERAGE([.C82];[.D82]))" office:value-type="float" office:value="66" calcext:value-type="float">
            <text:p>66</text:p>
          </table:table-cell>
          <table:table-cell/>
          <table:table-cell table:formula="of:=ROUNDUP(MAX((100-MAX([.L$5]+[.$F82];0))*(INT([.$I82]*[.$J82])-[.L$4])/100;0);0)" office:value-type="float" office:value="66" calcext:value-type="float">
            <text:p>66</text:p>
          </table:table-cell>
          <table:table-cell table:formula="of:=ROUNDUP(MAX((100-MAX([.M$5]+[.$F82];0))*(INT([.$I82]*[.$J82])-[.M$4])/100;0);0)" office:value-type="float" office:value="53" calcext:value-type="float">
            <text:p>53</text:p>
          </table:table-cell>
          <table:table-cell table:formula="of:=ROUNDUP(MAX((100-MAX([.N$5]+[.$F82];0))*(INT([.$I82]*[.$J82])-[.N$4])/100;0);0)" office:value-type="float" office:value="48" calcext:value-type="float">
            <text:p>48</text:p>
          </table:table-cell>
          <table:table-cell table:formula="of:=ROUNDUP(MAX((100-MAX([.O$5]+[.$F82];0))*(INT([.$I82]*[.$J82])-[.O$4])/100;0);0)" office:value-type="float" office:value="45" calcext:value-type="float">
            <text:p>45</text:p>
          </table:table-cell>
          <table:table-cell table:formula="of:=ROUNDUP(MAX((100-MAX([.P$5]+[.$F82];0))*(INT([.$I82]*[.$J82])-[.P$4])/100;0);0)" office:value-type="float" office:value="48" calcext:value-type="float">
            <text:p>48</text:p>
          </table:table-cell>
          <table:table-cell table:formula="of:=ROUNDUP(MAX((100-MAX([.Q$5]+[.$F82];0))*(INT([.$I82]*[.$J82])-[.Q$4])/100;0);0)" office:value-type="float" office:value="50" calcext:value-type="float">
            <text:p>50</text:p>
          </table:table-cell>
          <table:table-cell table:formula="of:=ROUNDUP(MAX((100-MAX([.R$5]+[.$F82];0))*(INT([.$I82]*[.$J82])-[.R$4])/100;0);0)" office:value-type="float" office:value="44" calcext:value-type="float">
            <text:p>44</text:p>
          </table:table-cell>
          <table:table-cell table:formula="of:=ROUNDUP(MAX((100-MAX([.S$5]+[.$F82];0))*(INT([.$I82]*[.$J82])-[.S$4])/100;0);0)" office:value-type="float" office:value="41" calcext:value-type="float">
            <text:p>41</text:p>
          </table:table-cell>
          <table:table-cell table:formula="of:=ROUNDUP(MAX((100-MAX([.T$5]+[.$F82];0))*(INT([.$I82]*[.$J82])-[.T$4])/100;0);0)" office:value-type="float" office:value="37" calcext:value-type="float">
            <text:p>37</text:p>
          </table:table-cell>
          <table:table-cell table:formula="of:=ROUNDUP(MAX((100-MAX([.U$5]+[.$F82];0))*(INT([.$I82]*[.$J82])-[.U$4])/100;0);0)" office:value-type="float" office:value="36" calcext:value-type="float">
            <text:p>36</text:p>
          </table:table-cell>
          <table:table-cell table:formula="of:=ROUNDUP(MAX((100-MAX([.V$5]+[.$F82];0))*(INT([.$I82]*[.$J82])-[.V$4])/100;0);0)" office:value-type="float" office:value="35" calcext:value-type="float">
            <text:p>35</text:p>
          </table:table-cell>
          <table:table-cell table:formula="of:=ROUNDUP(MAX((100-MAX([.W$5]+[.$F82];0))*(INT([.$I82]*[.$J82])-[.W$4])/100;0);0)" office:value-type="float" office:value="33" calcext:value-type="float">
            <text:p>33</text:p>
          </table:table-cell>
          <table:table-cell table:formula="of:=ROUNDUP(MAX((100-MAX([.X$5]+[.$F82];0))*(INT([.$I82]*[.$J82])-[.X$4])/100;0);0)" office:value-type="float" office:value="27" calcext:value-type="float">
            <text:p>27</text:p>
          </table:table-cell>
          <table:table-cell table:formula="of:=ROUNDUP(MAX((100-MAX([.Y$5]+[.$F82];0))*(INT([.$I82]*[.$J82])-[.Y$4])/100;0);0)" office:value-type="float" office:value="23" calcext:value-type="float">
            <text:p>23</text:p>
          </table:table-cell>
          <table:table-cell table:formula="of:=ROUNDUP(MAX((100-MAX([.Z$5]+[.$F82];0))*(INT([.$I82]*[.$J82])-[.Z$4])/100;0);0)" office:value-type="float" office:value="20" calcext:value-type="float">
            <text:p>20</text:p>
          </table:table-cell>
          <table:table-cell table:formula="of:=ROUNDUP(MAX((100-MAX([.AA$5]+[.$F82];0))*(INT([.$I82]*[.$J82])-[.AA$4])/100;0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</text:p>
          </table:table-cell>
          <table:table-cell table:formula="of:=ROUND(AVERAGE([.C83];[.D83]))" office:value-type="float" office:value="68" calcext:value-type="float">
            <text:p>68</text:p>
          </table:table-cell>
          <table:table-cell/>
          <table:table-cell table:formula="of:=ROUNDUP(MAX((100-MAX([.L$5]+[.$F83];0))*(INT([.$I83]*[.$J83])-[.L$4])/100;0);0)" office:value-type="float" office:value="51" calcext:value-type="float">
            <text:p>51</text:p>
          </table:table-cell>
          <table:table-cell table:formula="of:=ROUNDUP(MAX((100-MAX([.M$5]+[.$F83];0))*(INT([.$I83]*[.$J83])-[.M$4])/100;0);0)" office:value-type="float" office:value="38" calcext:value-type="float">
            <text:p>38</text:p>
          </table:table-cell>
          <table:table-cell table:formula="of:=ROUNDUP(MAX((100-MAX([.N$5]+[.$F83];0))*(INT([.$I83]*[.$J83])-[.N$4])/100;0);0)" office:value-type="float" office:value="33" calcext:value-type="float">
            <text:p>33</text:p>
          </table:table-cell>
          <table:table-cell table:formula="of:=ROUNDUP(MAX((100-MAX([.O$5]+[.$F83];0))*(INT([.$I83]*[.$J83])-[.O$4])/100;0);0)" office:value-type="float" office:value="30" calcext:value-type="float">
            <text:p>30</text:p>
          </table:table-cell>
          <table:table-cell table:formula="of:=ROUNDUP(MAX((100-MAX([.P$5]+[.$F83];0))*(INT([.$I83]*[.$J83])-[.P$4])/100;0);0)" office:value-type="float" office:value="33" calcext:value-type="float">
            <text:p>33</text:p>
          </table:table-cell>
          <table:table-cell table:formula="of:=ROUNDUP(MAX((100-MAX([.Q$5]+[.$F83];0))*(INT([.$I83]*[.$J83])-[.Q$4])/100;0);0)" office:value-type="float" office:value="36" calcext:value-type="float">
            <text:p>36</text:p>
          </table:table-cell>
          <table:table-cell table:formula="of:=ROUNDUP(MAX((100-MAX([.R$5]+[.$F83];0))*(INT([.$I83]*[.$J83])-[.R$4])/100;0);0)" office:value-type="float" office:value="29" calcext:value-type="float">
            <text:p>29</text:p>
          </table:table-cell>
          <table:table-cell table:formula="of:=ROUNDUP(MAX((100-MAX([.S$5]+[.$F83];0))*(INT([.$I83]*[.$J83])-[.S$4])/100;0);0)" office:value-type="float" office:value="26" calcext:value-type="float">
            <text:p>26</text:p>
          </table:table-cell>
          <table:table-cell table:formula="of:=ROUNDUP(MAX((100-MAX([.T$5]+[.$F83];0))*(INT([.$I83]*[.$J83])-[.T$4])/100;0);0)" office:value-type="float" office:value="23" calcext:value-type="float">
            <text:p>23</text:p>
          </table:table-cell>
          <table:table-cell table:formula="of:=ROUNDUP(MAX((100-MAX([.U$5]+[.$F83];0))*(INT([.$I83]*[.$J83])-[.U$4])/100;0);0)" office:value-type="float" office:value="22" calcext:value-type="float">
            <text:p>22</text:p>
          </table:table-cell>
          <table:table-cell table:formula="of:=ROUNDUP(MAX((100-MAX([.V$5]+[.$F83];0))*(INT([.$I83]*[.$J83])-[.V$4])/100;0);0)" office:value-type="float" office:value="21" calcext:value-type="float">
            <text:p>21</text:p>
          </table:table-cell>
          <table:table-cell table:formula="of:=ROUNDUP(MAX((100-MAX([.W$5]+[.$F83];0))*(INT([.$I83]*[.$J83])-[.W$4])/100;0);0)" office:value-type="float" office:value="20" calcext:value-type="float">
            <text:p>20</text:p>
          </table:table-cell>
          <table:table-cell table:formula="of:=ROUNDUP(MAX((100-MAX([.X$5]+[.$F83];0))*(INT([.$I83]*[.$J83])-[.X$4])/100;0);0)" office:value-type="float" office:value="14" calcext:value-type="float">
            <text:p>14</text:p>
          </table:table-cell>
          <table:table-cell table:formula="of:=ROUNDUP(MAX((100-MAX([.Y$5]+[.$F83];0))*(INT([.$I83]*[.$J83])-[.Y$4])/100;0);0)" office:value-type="float" office:value="11" calcext:value-type="float">
            <text:p>11</text:p>
          </table:table-cell>
          <table:table-cell table:formula="of:=ROUNDUP(MAX((100-MAX([.Z$5]+[.$F83];0))*(INT([.$I83]*[.$J83])-[.Z$4])/100;0);0)" office:value-type="float" office:value="8" calcext:value-type="float">
            <text:p>8</text:p>
          </table:table-cell>
          <table:table-cell table:formula="of:=ROUNDUP(MAX((100-MAX([.AA$5]+[.$F83];0))*(INT([.$I83]*[.$J8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</text:p>
          </table:table-cell>
          <table:table-cell table:formula="of:=ROUND(AVERAGE([.C84];[.D84]))" office:value-type="float" office:value="68" calcext:value-type="float">
            <text:p>68</text:p>
          </table:table-cell>
          <table:table-cell/>
          <table:table-cell table:formula="of:=ROUNDUP(MAX((100-MAX([.L$5]+[.$F84];0))*(INT([.$I84]*[.$J84])-[.L$4])/100;0);0)" office:value-type="float" office:value="68" calcext:value-type="float">
            <text:p>68</text:p>
          </table:table-cell>
          <table:table-cell table:formula="of:=ROUNDUP(MAX((100-MAX([.M$5]+[.$F84];0))*(INT([.$I84]*[.$J84])-[.M$4])/100;0);0)" office:value-type="float" office:value="55" calcext:value-type="float">
            <text:p>55</text:p>
          </table:table-cell>
          <table:table-cell table:formula="of:=ROUNDUP(MAX((100-MAX([.N$5]+[.$F84];0))*(INT([.$I84]*[.$J84])-[.N$4])/100;0);0)" office:value-type="float" office:value="50" calcext:value-type="float">
            <text:p>50</text:p>
          </table:table-cell>
          <table:table-cell table:formula="of:=ROUNDUP(MAX((100-MAX([.O$5]+[.$F84];0))*(INT([.$I84]*[.$J84])-[.O$4])/100;0);0)" office:value-type="float" office:value="47" calcext:value-type="float">
            <text:p>47</text:p>
          </table:table-cell>
          <table:table-cell table:formula="of:=ROUNDUP(MAX((100-MAX([.P$5]+[.$F84];0))*(INT([.$I84]*[.$J84])-[.P$4])/100;0);0)" office:value-type="float" office:value="49" calcext:value-type="float">
            <text:p>49</text:p>
          </table:table-cell>
          <table:table-cell table:formula="of:=ROUNDUP(MAX((100-MAX([.Q$5]+[.$F84];0))*(INT([.$I84]*[.$J84])-[.Q$4])/100;0);0)" office:value-type="float" office:value="52" calcext:value-type="float">
            <text:p>52</text:p>
          </table:table-cell>
          <table:table-cell table:formula="of:=ROUNDUP(MAX((100-MAX([.R$5]+[.$F84];0))*(INT([.$I84]*[.$J84])-[.R$4])/100;0);0)" office:value-type="float" office:value="45" calcext:value-type="float">
            <text:p>45</text:p>
          </table:table-cell>
          <table:table-cell table:formula="of:=ROUNDUP(MAX((100-MAX([.S$5]+[.$F84];0))*(INT([.$I84]*[.$J84])-[.S$4])/100;0);0)" office:value-type="float" office:value="42" calcext:value-type="float">
            <text:p>42</text:p>
          </table:table-cell>
          <table:table-cell table:formula="of:=ROUNDUP(MAX((100-MAX([.T$5]+[.$F84];0))*(INT([.$I84]*[.$J84])-[.T$4])/100;0);0)" office:value-type="float" office:value="38" calcext:value-type="float">
            <text:p>38</text:p>
          </table:table-cell>
          <table:table-cell table:formula="of:=ROUNDUP(MAX((100-MAX([.U$5]+[.$F84];0))*(INT([.$I84]*[.$J84])-[.U$4])/100;0);0)" office:value-type="float" office:value="38" calcext:value-type="float">
            <text:p>38</text:p>
          </table:table-cell>
          <table:table-cell table:formula="of:=ROUNDUP(MAX((100-MAX([.V$5]+[.$F84];0))*(INT([.$I84]*[.$J84])-[.V$4])/100;0);0)" office:value-type="float" office:value="36" calcext:value-type="float">
            <text:p>36</text:p>
          </table:table-cell>
          <table:table-cell table:formula="of:=ROUNDUP(MAX((100-MAX([.W$5]+[.$F84];0))*(INT([.$I84]*[.$J84])-[.W$4])/100;0);0)" office:value-type="float" office:value="34" calcext:value-type="float">
            <text:p>34</text:p>
          </table:table-cell>
          <table:table-cell table:formula="of:=ROUNDUP(MAX((100-MAX([.X$5]+[.$F84];0))*(INT([.$I84]*[.$J84])-[.X$4])/100;0);0)" office:value-type="float" office:value="28" calcext:value-type="float">
            <text:p>28</text:p>
          </table:table-cell>
          <table:table-cell table:formula="of:=ROUNDUP(MAX((100-MAX([.Y$5]+[.$F84];0))*(INT([.$I84]*[.$J84])-[.Y$4])/100;0);0)" office:value-type="float" office:value="24" calcext:value-type="float">
            <text:p>24</text:p>
          </table:table-cell>
          <table:table-cell table:formula="of:=ROUNDUP(MAX((100-MAX([.Z$5]+[.$F84];0))*(INT([.$I84]*[.$J84])-[.Z$4])/100;0);0)" office:value-type="float" office:value="20" calcext:value-type="float">
            <text:p>20</text:p>
          </table:table-cell>
          <table:table-cell table:formula="of:=ROUNDUP(MAX((100-MAX([.AA$5]+[.$F84];0))*(INT([.$I84]*[.$J84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</text:p>
          </table:table-cell>
          <table:table-cell table:formula="of:=ROUND(AVERAGE([.C85];[.D85]))" office:value-type="float" office:value="68" calcext:value-type="float">
            <text:p>68</text:p>
          </table:table-cell>
          <table:table-cell/>
          <table:table-cell table:formula="of:=ROUNDUP(MAX((100-MAX([.L$5]+[.$F85];0))*(INT([.$I85]*[.$J85])-[.L$4])/100;0);0)" office:value-type="float" office:value="51" calcext:value-type="float">
            <text:p>51</text:p>
          </table:table-cell>
          <table:table-cell table:formula="of:=ROUNDUP(MAX((100-MAX([.M$5]+[.$F85];0))*(INT([.$I85]*[.$J85])-[.M$4])/100;0);0)" office:value-type="float" office:value="38" calcext:value-type="float">
            <text:p>38</text:p>
          </table:table-cell>
          <table:table-cell table:formula="of:=ROUNDUP(MAX((100-MAX([.N$5]+[.$F85];0))*(INT([.$I85]*[.$J85])-[.N$4])/100;0);0)" office:value-type="float" office:value="33" calcext:value-type="float">
            <text:p>33</text:p>
          </table:table-cell>
          <table:table-cell table:formula="of:=ROUNDUP(MAX((100-MAX([.O$5]+[.$F85];0))*(INT([.$I85]*[.$J85])-[.O$4])/100;0);0)" office:value-type="float" office:value="30" calcext:value-type="float">
            <text:p>30</text:p>
          </table:table-cell>
          <table:table-cell table:formula="of:=ROUNDUP(MAX((100-MAX([.P$5]+[.$F85];0))*(INT([.$I85]*[.$J85])-[.P$4])/100;0);0)" office:value-type="float" office:value="33" calcext:value-type="float">
            <text:p>33</text:p>
          </table:table-cell>
          <table:table-cell table:formula="of:=ROUNDUP(MAX((100-MAX([.Q$5]+[.$F85];0))*(INT([.$I85]*[.$J85])-[.Q$4])/100;0);0)" office:value-type="float" office:value="36" calcext:value-type="float">
            <text:p>36</text:p>
          </table:table-cell>
          <table:table-cell table:formula="of:=ROUNDUP(MAX((100-MAX([.R$5]+[.$F85];0))*(INT([.$I85]*[.$J85])-[.R$4])/100;0);0)" office:value-type="float" office:value="29" calcext:value-type="float">
            <text:p>29</text:p>
          </table:table-cell>
          <table:table-cell table:formula="of:=ROUNDUP(MAX((100-MAX([.S$5]+[.$F85];0))*(INT([.$I85]*[.$J85])-[.S$4])/100;0);0)" office:value-type="float" office:value="26" calcext:value-type="float">
            <text:p>26</text:p>
          </table:table-cell>
          <table:table-cell table:formula="of:=ROUNDUP(MAX((100-MAX([.T$5]+[.$F85];0))*(INT([.$I85]*[.$J85])-[.T$4])/100;0);0)" office:value-type="float" office:value="23" calcext:value-type="float">
            <text:p>23</text:p>
          </table:table-cell>
          <table:table-cell table:formula="of:=ROUNDUP(MAX((100-MAX([.U$5]+[.$F85];0))*(INT([.$I85]*[.$J85])-[.U$4])/100;0);0)" office:value-type="float" office:value="22" calcext:value-type="float">
            <text:p>22</text:p>
          </table:table-cell>
          <table:table-cell table:formula="of:=ROUNDUP(MAX((100-MAX([.V$5]+[.$F85];0))*(INT([.$I85]*[.$J85])-[.V$4])/100;0);0)" office:value-type="float" office:value="21" calcext:value-type="float">
            <text:p>21</text:p>
          </table:table-cell>
          <table:table-cell table:formula="of:=ROUNDUP(MAX((100-MAX([.W$5]+[.$F85];0))*(INT([.$I85]*[.$J85])-[.W$4])/100;0);0)" office:value-type="float" office:value="20" calcext:value-type="float">
            <text:p>20</text:p>
          </table:table-cell>
          <table:table-cell table:formula="of:=ROUNDUP(MAX((100-MAX([.X$5]+[.$F85];0))*(INT([.$I85]*[.$J85])-[.X$4])/100;0);0)" office:value-type="float" office:value="14" calcext:value-type="float">
            <text:p>14</text:p>
          </table:table-cell>
          <table:table-cell table:formula="of:=ROUNDUP(MAX((100-MAX([.Y$5]+[.$F85];0))*(INT([.$I85]*[.$J85])-[.Y$4])/100;0);0)" office:value-type="float" office:value="11" calcext:value-type="float">
            <text:p>11</text:p>
          </table:table-cell>
          <table:table-cell table:formula="of:=ROUNDUP(MAX((100-MAX([.Z$5]+[.$F85];0))*(INT([.$I85]*[.$J85])-[.Z$4])/100;0);0)" office:value-type="float" office:value="8" calcext:value-type="float">
            <text:p>8</text:p>
          </table:table-cell>
          <table:table-cell table:formula="of:=ROUNDUP(MAX((100-MAX([.AA$5]+[.$F85];0))*(INT([.$I85]*[.$J85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/[.H86]" office:value-type="float" office:value="1" calcext:value-type="float">
            <text:p>1</text:p>
          </table:table-cell>
          <table:table-cell table:formula="of:=ROUND(AVERAGE([.C86];[.D86]))" office:value-type="float" office:value="68" calcext:value-type="float">
            <text:p>68</text:p>
          </table:table-cell>
          <table:table-cell/>
          <table:table-cell table:formula="of:=ROUNDUP(MAX((100-MAX([.L$5]+[.$F86];0))*(INT([.$I86]*[.$J86])-[.L$4])/100;0);0)" office:value-type="float" office:value="68" calcext:value-type="float">
            <text:p>68</text:p>
          </table:table-cell>
          <table:table-cell table:formula="of:=ROUNDUP(MAX((100-MAX([.M$5]+[.$F86];0))*(INT([.$I86]*[.$J86])-[.M$4])/100;0);0)" office:value-type="float" office:value="55" calcext:value-type="float">
            <text:p>55</text:p>
          </table:table-cell>
          <table:table-cell table:formula="of:=ROUNDUP(MAX((100-MAX([.N$5]+[.$F86];0))*(INT([.$I86]*[.$J86])-[.N$4])/100;0);0)" office:value-type="float" office:value="50" calcext:value-type="float">
            <text:p>50</text:p>
          </table:table-cell>
          <table:table-cell table:formula="of:=ROUNDUP(MAX((100-MAX([.O$5]+[.$F86];0))*(INT([.$I86]*[.$J86])-[.O$4])/100;0);0)" office:value-type="float" office:value="47" calcext:value-type="float">
            <text:p>47</text:p>
          </table:table-cell>
          <table:table-cell table:formula="of:=ROUNDUP(MAX((100-MAX([.P$5]+[.$F86];0))*(INT([.$I86]*[.$J86])-[.P$4])/100;0);0)" office:value-type="float" office:value="49" calcext:value-type="float">
            <text:p>49</text:p>
          </table:table-cell>
          <table:table-cell table:formula="of:=ROUNDUP(MAX((100-MAX([.Q$5]+[.$F86];0))*(INT([.$I86]*[.$J86])-[.Q$4])/100;0);0)" office:value-type="float" office:value="52" calcext:value-type="float">
            <text:p>52</text:p>
          </table:table-cell>
          <table:table-cell table:formula="of:=ROUNDUP(MAX((100-MAX([.R$5]+[.$F86];0))*(INT([.$I86]*[.$J86])-[.R$4])/100;0);0)" office:value-type="float" office:value="45" calcext:value-type="float">
            <text:p>45</text:p>
          </table:table-cell>
          <table:table-cell table:formula="of:=ROUNDUP(MAX((100-MAX([.S$5]+[.$F86];0))*(INT([.$I86]*[.$J86])-[.S$4])/100;0);0)" office:value-type="float" office:value="42" calcext:value-type="float">
            <text:p>42</text:p>
          </table:table-cell>
          <table:table-cell table:formula="of:=ROUNDUP(MAX((100-MAX([.T$5]+[.$F86];0))*(INT([.$I86]*[.$J86])-[.T$4])/100;0);0)" office:value-type="float" office:value="38" calcext:value-type="float">
            <text:p>38</text:p>
          </table:table-cell>
          <table:table-cell table:formula="of:=ROUNDUP(MAX((100-MAX([.U$5]+[.$F86];0))*(INT([.$I86]*[.$J86])-[.U$4])/100;0);0)" office:value-type="float" office:value="38" calcext:value-type="float">
            <text:p>38</text:p>
          </table:table-cell>
          <table:table-cell table:formula="of:=ROUNDUP(MAX((100-MAX([.V$5]+[.$F86];0))*(INT([.$I86]*[.$J86])-[.V$4])/100;0);0)" office:value-type="float" office:value="36" calcext:value-type="float">
            <text:p>36</text:p>
          </table:table-cell>
          <table:table-cell table:formula="of:=ROUNDUP(MAX((100-MAX([.W$5]+[.$F86];0))*(INT([.$I86]*[.$J86])-[.W$4])/100;0);0)" office:value-type="float" office:value="34" calcext:value-type="float">
            <text:p>34</text:p>
          </table:table-cell>
          <table:table-cell table:formula="of:=ROUNDUP(MAX((100-MAX([.X$5]+[.$F86];0))*(INT([.$I86]*[.$J86])-[.X$4])/100;0);0)" office:value-type="float" office:value="28" calcext:value-type="float">
            <text:p>28</text:p>
          </table:table-cell>
          <table:table-cell table:formula="of:=ROUNDUP(MAX((100-MAX([.Y$5]+[.$F86];0))*(INT([.$I86]*[.$J86])-[.Y$4])/100;0);0)" office:value-type="float" office:value="24" calcext:value-type="float">
            <text:p>24</text:p>
          </table:table-cell>
          <table:table-cell table:formula="of:=ROUNDUP(MAX((100-MAX([.Z$5]+[.$F86];0))*(INT([.$I86]*[.$J86])-[.Z$4])/100;0);0)" office:value-type="float" office:value="20" calcext:value-type="float">
            <text:p>20</text:p>
          </table:table-cell>
          <table:table-cell table:formula="of:=ROUNDUP(MAX((100-MAX([.AA$5]+[.$F86];0))*(INT([.$I86]*[.$J86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/[.H87]" office:value-type="float" office:value="1" calcext:value-type="float">
            <text:p>1</text:p>
          </table:table-cell>
          <table:table-cell table:formula="of:=ROUND(AVERAGE([.C87];[.D87]))" office:value-type="float" office:value="18" calcext:value-type="float">
            <text:p>18</text:p>
          </table:table-cell>
          <table:table-cell/>
          <table:table-cell table:formula="of:=ROUNDUP(MAX((100-MAX([.L$5]+[.$F87];0))*(INT([.$I87]*[.$J87])-[.L$4])/100;0);0)" office:value-type="float" office:value="18" calcext:value-type="float">
            <text:p>18</text:p>
          </table:table-cell>
          <table:table-cell table:formula="of:=ROUNDUP(MAX((100-MAX([.M$5]+[.$F87];0))*(INT([.$I87]*[.$J87])-[.M$4])/100;0);0)" office:value-type="float" office:value="15" calcext:value-type="float">
            <text:p>15</text:p>
          </table:table-cell>
          <table:table-cell table:formula="of:=ROUNDUP(MAX((100-MAX([.N$5]+[.$F87];0))*(INT([.$I87]*[.$J87])-[.N$4])/100;0);0)" office:value-type="float" office:value="12" calcext:value-type="float">
            <text:p>12</text:p>
          </table:table-cell>
          <table:table-cell table:formula="of:=ROUNDUP(MAX((100-MAX([.O$5]+[.$F87];0))*(INT([.$I87]*[.$J87])-[.O$4])/100;0);0)" office:value-type="float" office:value="12" calcext:value-type="float">
            <text:p>12</text:p>
          </table:table-cell>
          <table:table-cell table:formula="of:=ROUNDUP(MAX((100-MAX([.P$5]+[.$F87];0))*(INT([.$I87]*[.$J87])-[.P$4])/100;0);0)" office:value-type="float" office:value="12" calcext:value-type="float">
            <text:p>12</text:p>
          </table:table-cell>
          <table:table-cell table:formula="of:=ROUNDUP(MAX((100-MAX([.Q$5]+[.$F87];0))*(INT([.$I87]*[.$J87])-[.Q$4])/100;0);0)" office:value-type="float" office:value="12" calcext:value-type="float">
            <text:p>12</text:p>
          </table:table-cell>
          <table:table-cell table:formula="of:=ROUNDUP(MAX((100-MAX([.R$5]+[.$F87];0))*(INT([.$I87]*[.$J87])-[.R$4])/100;0);0)" office:value-type="float" office:value="10" calcext:value-type="float">
            <text:p>10</text:p>
          </table:table-cell>
          <table:table-cell table:formula="of:=ROUNDUP(MAX((100-MAX([.S$5]+[.$F87];0))*(INT([.$I87]*[.$J87])-[.S$4])/100;0);0)" office:value-type="float" office:value="10" calcext:value-type="float">
            <text:p>10</text:p>
          </table:table-cell>
          <table:table-cell table:formula="of:=ROUNDUP(MAX((100-MAX([.T$5]+[.$F87];0))*(INT([.$I87]*[.$J87])-[.T$4])/100;0);0)" office:value-type="float" office:value="8" calcext:value-type="float">
            <text:p>8</text:p>
          </table:table-cell>
          <table:table-cell table:formula="of:=ROUNDUP(MAX((100-MAX([.U$5]+[.$F87];0))*(INT([.$I87]*[.$J87])-[.U$4])/100;0);0)" office:value-type="float" office:value="8" calcext:value-type="float">
            <text:p>8</text:p>
          </table:table-cell>
          <table:table-cell table:formula="of:=ROUNDUP(MAX((100-MAX([.V$5]+[.$F87];0))*(INT([.$I87]*[.$J87])-[.V$4])/100;0);0)" office:value-type="float" office:value="6" calcext:value-type="float">
            <text:p>6</text:p>
          </table:table-cell>
          <table:table-cell table:formula="of:=ROUNDUP(MAX((100-MAX([.W$5]+[.$F87];0))*(INT([.$I87]*[.$J87])-[.W$4])/100;0);0)" office:value-type="float" office:value="4" calcext:value-type="float">
            <text:p>4</text:p>
          </table:table-cell>
          <table:table-cell table:formula="of:=ROUNDUP(MAX((100-MAX([.X$5]+[.$F87];0))*(INT([.$I87]*[.$J87])-[.X$4])/100;0);0)" office:value-type="float" office:value="3" calcext:value-type="float">
            <text:p>3</text:p>
          </table:table-cell>
          <table:table-cell table:formula="of:=ROUNDUP(MAX((100-MAX([.Y$5]+[.$F87];0))*(INT([.$I87]*[.$J87])-[.Y$4])/100;0);0)" office:value-type="float" office:value="2" calcext:value-type="float">
            <text:p>2</text:p>
          </table:table-cell>
          <table:table-cell table:formula="of:=ROUNDUP(MAX((100-MAX([.Z$5]+[.$F87];0))*(INT([.$I87]*[.$J87])-[.Z$4])/100;0);0)" office:value-type="float" office:value="0" calcext:value-type="float">
            <text:p>0</text:p>
          </table:table-cell>
          <table:table-cell table:formula="of:=ROUNDUP(MAX((100-MAX([.AA$5]+[.$F87];0))*(INT([.$I87]*[.$J8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8]/[.H88]" office:value-type="float" office:value="2" calcext:value-type="float">
            <text:p>2</text:p>
          </table:table-cell>
          <table:table-cell table:formula="of:=ROUND(AVERAGE([.C88];[.D88]))" office:value-type="float" office:value="18" calcext:value-type="float">
            <text:p>18</text:p>
          </table:table-cell>
          <table:table-cell/>
          <table:table-cell table:formula="of:=ROUNDUP(MAX((100-MAX([.L$5]+[.$F88];0))*(INT([.$I88]*[.$J88])-[.L$4])/100;0);0)" office:value-type="float" office:value="36" calcext:value-type="float">
            <text:p>36</text:p>
          </table:table-cell>
          <table:table-cell table:formula="of:=ROUNDUP(MAX((100-MAX([.M$5]+[.$F88];0))*(INT([.$I88]*[.$J88])-[.M$4])/100;0);0)" office:value-type="float" office:value="29" calcext:value-type="float">
            <text:p>29</text:p>
          </table:table-cell>
          <table:table-cell table:formula="of:=ROUNDUP(MAX((100-MAX([.N$5]+[.$F88];0))*(INT([.$I88]*[.$J88])-[.N$4])/100;0);0)" office:value-type="float" office:value="26" calcext:value-type="float">
            <text:p>26</text:p>
          </table:table-cell>
          <table:table-cell table:formula="of:=ROUNDUP(MAX((100-MAX([.O$5]+[.$F88];0))*(INT([.$I88]*[.$J88])-[.O$4])/100;0);0)" office:value-type="float" office:value="24" calcext:value-type="float">
            <text:p>24</text:p>
          </table:table-cell>
          <table:table-cell table:formula="of:=ROUNDUP(MAX((100-MAX([.P$5]+[.$F88];0))*(INT([.$I88]*[.$J88])-[.P$4])/100;0);0)" office:value-type="float" office:value="25" calcext:value-type="float">
            <text:p>25</text:p>
          </table:table-cell>
          <table:table-cell table:formula="of:=ROUNDUP(MAX((100-MAX([.Q$5]+[.$F88];0))*(INT([.$I88]*[.$J88])-[.Q$4])/100;0);0)" office:value-type="float" office:value="26" calcext:value-type="float">
            <text:p>26</text:p>
          </table:table-cell>
          <table:table-cell table:formula="of:=ROUNDUP(MAX((100-MAX([.R$5]+[.$F88];0))*(INT([.$I88]*[.$J88])-[.R$4])/100;0);0)" office:value-type="float" office:value="23" calcext:value-type="float">
            <text:p>23</text:p>
          </table:table-cell>
          <table:table-cell table:formula="of:=ROUNDUP(MAX((100-MAX([.S$5]+[.$F88];0))*(INT([.$I88]*[.$J88])-[.S$4])/100;0);0)" office:value-type="float" office:value="21" calcext:value-type="float">
            <text:p>21</text:p>
          </table:table-cell>
          <table:table-cell table:formula="of:=ROUNDUP(MAX((100-MAX([.T$5]+[.$F88];0))*(INT([.$I88]*[.$J88])-[.T$4])/100;0);0)" office:value-type="float" office:value="19" calcext:value-type="float">
            <text:p>19</text:p>
          </table:table-cell>
          <table:table-cell table:formula="of:=ROUNDUP(MAX((100-MAX([.U$5]+[.$F88];0))*(INT([.$I88]*[.$J88])-[.U$4])/100;0);0)" office:value-type="float" office:value="18" calcext:value-type="float">
            <text:p>18</text:p>
          </table:table-cell>
          <table:table-cell table:formula="of:=ROUNDUP(MAX((100-MAX([.V$5]+[.$F88];0))*(INT([.$I88]*[.$J88])-[.V$4])/100;0);0)" office:value-type="float" office:value="17" calcext:value-type="float">
            <text:p>17</text:p>
          </table:table-cell>
          <table:table-cell table:formula="of:=ROUNDUP(MAX((100-MAX([.W$5]+[.$F88];0))*(INT([.$I88]*[.$J88])-[.W$4])/100;0);0)" office:value-type="float" office:value="15" calcext:value-type="float">
            <text:p>15</text:p>
          </table:table-cell>
          <table:table-cell table:formula="of:=ROUNDUP(MAX((100-MAX([.X$5]+[.$F88];0))*(INT([.$I88]*[.$J88])-[.X$4])/100;0);0)" office:value-type="float" office:value="12" calcext:value-type="float">
            <text:p>12</text:p>
          </table:table-cell>
          <table:table-cell table:formula="of:=ROUNDUP(MAX((100-MAX([.Y$5]+[.$F88];0))*(INT([.$I88]*[.$J88])-[.Y$4])/100;0);0)" office:value-type="float" office:value="10" calcext:value-type="float">
            <text:p>10</text:p>
          </table:table-cell>
          <table:table-cell table:formula="of:=ROUNDUP(MAX((100-MAX([.Z$5]+[.$F88];0))*(INT([.$I88]*[.$J88])-[.Z$4])/100;0);0)" office:value-type="float" office:value="8" calcext:value-type="float">
            <text:p>8</text:p>
          </table:table-cell>
          <table:table-cell table:formula="of:=ROUNDUP(MAX((100-MAX([.AA$5]+[.$F88];0))*(INT([.$I88]*[.$J8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9]/[.H89]" office:value-type="float" office:value="1" calcext:value-type="float">
            <text:p>1</text:p>
          </table:table-cell>
          <table:table-cell table:formula="of:=ROUND(AVERAGE([.C89];[.D89]))" office:value-type="float" office:value="20" calcext:value-type="float">
            <text:p>20</text:p>
          </table:table-cell>
          <table:table-cell/>
          <table:table-cell table:formula="of:=ROUNDUP(MAX((100-MAX([.L$5]+[.$F89];0))*(INT([.$I89]*[.$J89])-[.L$4])/100;0);0)" office:value-type="float" office:value="20" calcext:value-type="float">
            <text:p>20</text:p>
          </table:table-cell>
          <table:table-cell table:formula="of:=ROUNDUP(MAX((100-MAX([.M$5]+[.$F89];0))*(INT([.$I89]*[.$J89])-[.M$4])/100;0);0)" office:value-type="float" office:value="20" calcext:value-type="float">
            <text:p>20</text:p>
          </table:table-cell>
          <table:table-cell table:formula="of:=ROUNDUP(MAX((100-MAX([.N$5]+[.$F89];0))*(INT([.$I89]*[.$J89])-[.N$4])/100;0);0)" office:value-type="float" office:value="18" calcext:value-type="float">
            <text:p>18</text:p>
          </table:table-cell>
          <table:table-cell table:formula="of:=ROUNDUP(MAX((100-MAX([.O$5]+[.$F89];0))*(INT([.$I89]*[.$J89])-[.O$4])/100;0);0)" office:value-type="float" office:value="18" calcext:value-type="float">
            <text:p>18</text:p>
          </table:table-cell>
          <table:table-cell table:formula="of:=ROUNDUP(MAX((100-MAX([.P$5]+[.$F89];0))*(INT([.$I89]*[.$J89])-[.P$4])/100;0);0)" office:value-type="float" office:value="17" calcext:value-type="float">
            <text:p>17</text:p>
          </table:table-cell>
          <table:table-cell table:formula="of:=ROUNDUP(MAX((100-MAX([.Q$5]+[.$F89];0))*(INT([.$I89]*[.$J89])-[.Q$4])/100;0);0)" office:value-type="float" office:value="16" calcext:value-type="float">
            <text:p>16</text:p>
          </table:table-cell>
          <table:table-cell table:formula="of:=ROUNDUP(MAX((100-MAX([.R$5]+[.$F89];0))*(INT([.$I89]*[.$J89])-[.R$4])/100;0);0)" office:value-type="float" office:value="16" calcext:value-type="float">
            <text:p>16</text:p>
          </table:table-cell>
          <table:table-cell table:formula="of:=ROUNDUP(MAX((100-MAX([.S$5]+[.$F89];0))*(INT([.$I89]*[.$J89])-[.S$4])/100;0);0)" office:value-type="float" office:value="15" calcext:value-type="float">
            <text:p>15</text:p>
          </table:table-cell>
          <table:table-cell table:formula="of:=ROUNDUP(MAX((100-MAX([.T$5]+[.$F89];0))*(INT([.$I89]*[.$J89])-[.T$4])/100;0);0)" office:value-type="float" office:value="13" calcext:value-type="float">
            <text:p>13</text:p>
          </table:table-cell>
          <table:table-cell table:formula="of:=ROUNDUP(MAX((100-MAX([.U$5]+[.$F89];0))*(INT([.$I89]*[.$J89])-[.U$4])/100;0);0)" office:value-type="float" office:value="12" calcext:value-type="float">
            <text:p>12</text:p>
          </table:table-cell>
          <table:table-cell table:formula="of:=ROUNDUP(MAX((100-MAX([.V$5]+[.$F89];0))*(INT([.$I89]*[.$J89])-[.V$4])/100;0);0)" office:value-type="float" office:value="11" calcext:value-type="float">
            <text:p>11</text:p>
          </table:table-cell>
          <table:table-cell table:formula="of:=ROUNDUP(MAX((100-MAX([.W$5]+[.$F89];0))*(INT([.$I89]*[.$J89])-[.W$4])/100;0);0)" office:value-type="float" office:value="7" calcext:value-type="float">
            <text:p>7</text:p>
          </table:table-cell>
          <table:table-cell table:formula="of:=ROUNDUP(MAX((100-MAX([.X$5]+[.$F89];0))*(INT([.$I89]*[.$J89])-[.X$4])/100;0);0)" office:value-type="float" office:value="6" calcext:value-type="float">
            <text:p>6</text:p>
          </table:table-cell>
          <table:table-cell table:formula="of:=ROUNDUP(MAX((100-MAX([.Y$5]+[.$F89];0))*(INT([.$I89]*[.$J89])-[.Y$4])/100;0);0)" office:value-type="float" office:value="4" calcext:value-type="float">
            <text:p>4</text:p>
          </table:table-cell>
          <table:table-cell table:formula="of:=ROUNDUP(MAX((100-MAX([.Z$5]+[.$F89];0))*(INT([.$I89]*[.$J89])-[.Z$4])/100;0);0)" office:value-type="float" office:value="2" calcext:value-type="float">
            <text:p>2</text:p>
          </table:table-cell>
          <table:table-cell table:formula="of:=ROUNDUP(MAX((100-MAX([.AA$5]+[.$F89];0))*(INT([.$I89]*[.$J8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0]/[.H90]" office:value-type="float" office:value="1" calcext:value-type="float">
            <text:p>1</text:p>
          </table:table-cell>
          <table:table-cell table:formula="of:=ROUND(AVERAGE([.C90];[.D90]))" office:value-type="float" office:value="20" calcext:value-type="float">
            <text:p>20</text:p>
          </table:table-cell>
          <table:table-cell/>
          <table:table-cell table:formula="of:=ROUNDUP(MAX((100-MAX([.L$5]+[.$F90];0))*(INT([.$I90]*[.$J90])-[.L$4])/100;0);0)" office:value-type="float" office:value="20" calcext:value-type="float">
            <text:p>20</text:p>
          </table:table-cell>
          <table:table-cell table:formula="of:=ROUNDUP(MAX((100-MAX([.M$5]+[.$F90];0))*(INT([.$I90]*[.$J90])-[.M$4])/100;0);0)" office:value-type="float" office:value="20" calcext:value-type="float">
            <text:p>20</text:p>
          </table:table-cell>
          <table:table-cell table:formula="of:=ROUNDUP(MAX((100-MAX([.N$5]+[.$F90];0))*(INT([.$I90]*[.$J90])-[.N$4])/100;0);0)" office:value-type="float" office:value="18" calcext:value-type="float">
            <text:p>18</text:p>
          </table:table-cell>
          <table:table-cell table:formula="of:=ROUNDUP(MAX((100-MAX([.O$5]+[.$F90];0))*(INT([.$I90]*[.$J90])-[.O$4])/100;0);0)" office:value-type="float" office:value="18" calcext:value-type="float">
            <text:p>18</text:p>
          </table:table-cell>
          <table:table-cell table:formula="of:=ROUNDUP(MAX((100-MAX([.P$5]+[.$F90];0))*(INT([.$I90]*[.$J90])-[.P$4])/100;0);0)" office:value-type="float" office:value="17" calcext:value-type="float">
            <text:p>17</text:p>
          </table:table-cell>
          <table:table-cell table:formula="of:=ROUNDUP(MAX((100-MAX([.Q$5]+[.$F90];0))*(INT([.$I90]*[.$J90])-[.Q$4])/100;0);0)" office:value-type="float" office:value="16" calcext:value-type="float">
            <text:p>16</text:p>
          </table:table-cell>
          <table:table-cell table:formula="of:=ROUNDUP(MAX((100-MAX([.R$5]+[.$F90];0))*(INT([.$I90]*[.$J90])-[.R$4])/100;0);0)" office:value-type="float" office:value="16" calcext:value-type="float">
            <text:p>16</text:p>
          </table:table-cell>
          <table:table-cell table:formula="of:=ROUNDUP(MAX((100-MAX([.S$5]+[.$F90];0))*(INT([.$I90]*[.$J90])-[.S$4])/100;0);0)" office:value-type="float" office:value="16" calcext:value-type="float">
            <text:p>16</text:p>
          </table:table-cell>
          <table:table-cell table:formula="of:=ROUNDUP(MAX((100-MAX([.T$5]+[.$F90];0))*(INT([.$I90]*[.$J90])-[.T$4])/100;0);0)" office:value-type="float" office:value="15" calcext:value-type="float">
            <text:p>15</text:p>
          </table:table-cell>
          <table:table-cell table:formula="of:=ROUNDUP(MAX((100-MAX([.U$5]+[.$F90];0))*(INT([.$I90]*[.$J90])-[.U$4])/100;0);0)" office:value-type="float" office:value="14" calcext:value-type="float">
            <text:p>14</text:p>
          </table:table-cell>
          <table:table-cell table:formula="of:=ROUNDUP(MAX((100-MAX([.V$5]+[.$F90];0))*(INT([.$I90]*[.$J90])-[.V$4])/100;0);0)" office:value-type="float" office:value="12" calcext:value-type="float">
            <text:p>12</text:p>
          </table:table-cell>
          <table:table-cell table:formula="of:=ROUNDUP(MAX((100-MAX([.W$5]+[.$F90];0))*(INT([.$I90]*[.$J90])-[.W$4])/100;0);0)" office:value-type="float" office:value="8" calcext:value-type="float">
            <text:p>8</text:p>
          </table:table-cell>
          <table:table-cell table:formula="of:=ROUNDUP(MAX((100-MAX([.X$5]+[.$F90];0))*(INT([.$I90]*[.$J90])-[.X$4])/100;0);0)" office:value-type="float" office:value="7" calcext:value-type="float">
            <text:p>7</text:p>
          </table:table-cell>
          <table:table-cell table:formula="of:=ROUNDUP(MAX((100-MAX([.Y$5]+[.$F90];0))*(INT([.$I90]*[.$J90])-[.Y$4])/100;0);0)" office:value-type="float" office:value="5" calcext:value-type="float">
            <text:p>5</text:p>
          </table:table-cell>
          <table:table-cell table:formula="of:=ROUNDUP(MAX((100-MAX([.Z$5]+[.$F90];0))*(INT([.$I90]*[.$J90])-[.Z$4])/100;0);0)" office:value-type="float" office:value="2" calcext:value-type="float">
            <text:p>2</text:p>
          </table:table-cell>
          <table:table-cell table:formula="of:=ROUNDUP(MAX((100-MAX([.AA$5]+[.$F90];0))*(INT([.$I90]*[.$J9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1]/[.H91]" office:value-type="float" office:value="1" calcext:value-type="float">
            <text:p>1</text:p>
          </table:table-cell>
          <table:table-cell table:formula="of:=ROUND(AVERAGE([.C91];[.D91]))" office:value-type="float" office:value="20" calcext:value-type="float">
            <text:p>20</text:p>
          </table:table-cell>
          <table:table-cell/>
          <table:table-cell table:formula="of:=ROUNDUP(MAX((100-MAX([.L$5]+[.$F91];0))*(INT([.$I91]*[.$J91])-[.L$4])/100;0);0)" office:value-type="float" office:value="20" calcext:value-type="float">
            <text:p>20</text:p>
          </table:table-cell>
          <table:table-cell table:formula="of:=ROUNDUP(MAX((100-MAX([.M$5]+[.$F91];0))*(INT([.$I91]*[.$J91])-[.M$4])/100;0);0)" office:value-type="float" office:value="20" calcext:value-type="float">
            <text:p>20</text:p>
          </table:table-cell>
          <table:table-cell table:formula="of:=ROUNDUP(MAX((100-MAX([.N$5]+[.$F91];0))*(INT([.$I91]*[.$J91])-[.N$4])/100;0);0)" office:value-type="float" office:value="18" calcext:value-type="float">
            <text:p>18</text:p>
          </table:table-cell>
          <table:table-cell table:formula="of:=ROUNDUP(MAX((100-MAX([.O$5]+[.$F91];0))*(INT([.$I91]*[.$J91])-[.O$4])/100;0);0)" office:value-type="float" office:value="18" calcext:value-type="float">
            <text:p>18</text:p>
          </table:table-cell>
          <table:table-cell table:formula="of:=ROUNDUP(MAX((100-MAX([.P$5]+[.$F91];0))*(INT([.$I91]*[.$J91])-[.P$4])/100;0);0)" office:value-type="float" office:value="17" calcext:value-type="float">
            <text:p>17</text:p>
          </table:table-cell>
          <table:table-cell table:formula="of:=ROUNDUP(MAX((100-MAX([.Q$5]+[.$F91];0))*(INT([.$I91]*[.$J91])-[.Q$4])/100;0);0)" office:value-type="float" office:value="16" calcext:value-type="float">
            <text:p>16</text:p>
          </table:table-cell>
          <table:table-cell table:formula="of:=ROUNDUP(MAX((100-MAX([.R$5]+[.$F91];0))*(INT([.$I91]*[.$J91])-[.R$4])/100;0);0)" office:value-type="float" office:value="16" calcext:value-type="float">
            <text:p>16</text:p>
          </table:table-cell>
          <table:table-cell table:formula="of:=ROUNDUP(MAX((100-MAX([.S$5]+[.$F91];0))*(INT([.$I91]*[.$J91])-[.S$4])/100;0);0)" office:value-type="float" office:value="15" calcext:value-type="float">
            <text:p>15</text:p>
          </table:table-cell>
          <table:table-cell table:formula="of:=ROUNDUP(MAX((100-MAX([.T$5]+[.$F91];0))*(INT([.$I91]*[.$J91])-[.T$4])/100;0);0)" office:value-type="float" office:value="13" calcext:value-type="float">
            <text:p>13</text:p>
          </table:table-cell>
          <table:table-cell table:formula="of:=ROUNDUP(MAX((100-MAX([.U$5]+[.$F91];0))*(INT([.$I91]*[.$J91])-[.U$4])/100;0);0)" office:value-type="float" office:value="12" calcext:value-type="float">
            <text:p>12</text:p>
          </table:table-cell>
          <table:table-cell table:formula="of:=ROUNDUP(MAX((100-MAX([.V$5]+[.$F91];0))*(INT([.$I91]*[.$J91])-[.V$4])/100;0);0)" office:value-type="float" office:value="11" calcext:value-type="float">
            <text:p>11</text:p>
          </table:table-cell>
          <table:table-cell table:formula="of:=ROUNDUP(MAX((100-MAX([.W$5]+[.$F91];0))*(INT([.$I91]*[.$J91])-[.W$4])/100;0);0)" office:value-type="float" office:value="7" calcext:value-type="float">
            <text:p>7</text:p>
          </table:table-cell>
          <table:table-cell table:formula="of:=ROUNDUP(MAX((100-MAX([.X$5]+[.$F91];0))*(INT([.$I91]*[.$J91])-[.X$4])/100;0);0)" office:value-type="float" office:value="6" calcext:value-type="float">
            <text:p>6</text:p>
          </table:table-cell>
          <table:table-cell table:formula="of:=ROUNDUP(MAX((100-MAX([.Y$5]+[.$F91];0))*(INT([.$I91]*[.$J91])-[.Y$4])/100;0);0)" office:value-type="float" office:value="4" calcext:value-type="float">
            <text:p>4</text:p>
          </table:table-cell>
          <table:table-cell table:formula="of:=ROUNDUP(MAX((100-MAX([.Z$5]+[.$F91];0))*(INT([.$I91]*[.$J91])-[.Z$4])/100;0);0)" office:value-type="float" office:value="2" calcext:value-type="float">
            <text:p>2</text:p>
          </table:table-cell>
          <table:table-cell table:formula="of:=ROUNDUP(MAX((100-MAX([.AA$5]+[.$F91];0))*(INT([.$I91]*[.$J9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2]/[.H92]" office:value-type="float" office:value="1" calcext:value-type="float">
            <text:p>1</text:p>
          </table:table-cell>
          <table:table-cell table:formula="of:=ROUND(AVERAGE([.C92];[.D92]))" office:value-type="float" office:value="68" calcext:value-type="float">
            <text:p>68</text:p>
          </table:table-cell>
          <table:table-cell/>
          <table:table-cell table:formula="of:=ROUNDUP(MAX((100-MAX([.L$5]+[.$F92];0))*(INT([.$I92]*[.$J92])-[.L$4])/100;0);0)" office:value-type="float" office:value="68" calcext:value-type="float">
            <text:p>68</text:p>
          </table:table-cell>
          <table:table-cell table:formula="of:=ROUNDUP(MAX((100-MAX([.M$5]+[.$F92];0))*(INT([.$I92]*[.$J92])-[.M$4])/100;0);0)" office:value-type="float" office:value="68" calcext:value-type="float">
            <text:p>68</text:p>
          </table:table-cell>
          <table:table-cell table:formula="of:=ROUNDUP(MAX((100-MAX([.N$5]+[.$F92];0))*(INT([.$I92]*[.$J92])-[.N$4])/100;0);0)" office:value-type="float" office:value="66" calcext:value-type="float">
            <text:p>66</text:p>
          </table:table-cell>
          <table:table-cell table:formula="of:=ROUNDUP(MAX((100-MAX([.O$5]+[.$F92];0))*(INT([.$I92]*[.$J92])-[.O$4])/100;0);0)" office:value-type="float" office:value="63" calcext:value-type="float">
            <text:p>63</text:p>
          </table:table-cell>
          <table:table-cell table:formula="of:=ROUNDUP(MAX((100-MAX([.P$5]+[.$F92];0))*(INT([.$I92]*[.$J92])-[.P$4])/100;0);0)" office:value-type="float" office:value="65" calcext:value-type="float">
            <text:p>65</text:p>
          </table:table-cell>
          <table:table-cell table:formula="of:=ROUNDUP(MAX((100-MAX([.Q$5]+[.$F92];0))*(INT([.$I92]*[.$J92])-[.Q$4])/100;0);0)" office:value-type="float" office:value="64" calcext:value-type="float">
            <text:p>64</text:p>
          </table:table-cell>
          <table:table-cell table:formula="of:=ROUNDUP(MAX((100-MAX([.R$5]+[.$F92];0))*(INT([.$I92]*[.$J92])-[.R$4])/100;0);0)" office:value-type="float" office:value="61" calcext:value-type="float">
            <text:p>61</text:p>
          </table:table-cell>
          <table:table-cell table:formula="of:=ROUNDUP(MAX((100-MAX([.S$5]+[.$F92];0))*(INT([.$I92]*[.$J92])-[.S$4])/100;0);0)" office:value-type="float" office:value="58" calcext:value-type="float">
            <text:p>58</text:p>
          </table:table-cell>
          <table:table-cell table:formula="of:=ROUNDUP(MAX((100-MAX([.T$5]+[.$F92];0))*(INT([.$I92]*[.$J92])-[.T$4])/100;0);0)" office:value-type="float" office:value="54" calcext:value-type="float">
            <text:p>54</text:p>
          </table:table-cell>
          <table:table-cell table:formula="of:=ROUNDUP(MAX((100-MAX([.U$5]+[.$F92];0))*(INT([.$I92]*[.$J92])-[.U$4])/100;0);0)" office:value-type="float" office:value="53" calcext:value-type="float">
            <text:p>53</text:p>
          </table:table-cell>
          <table:table-cell table:formula="of:=ROUNDUP(MAX((100-MAX([.V$5]+[.$F92];0))*(INT([.$I92]*[.$J92])-[.V$4])/100;0);0)" office:value-type="float" office:value="51" calcext:value-type="float">
            <text:p>51</text:p>
          </table:table-cell>
          <table:table-cell table:formula="of:=ROUNDUP(MAX((100-MAX([.W$5]+[.$F92];0))*(INT([.$I92]*[.$J92])-[.W$4])/100;0);0)" office:value-type="float" office:value="48" calcext:value-type="float">
            <text:p>48</text:p>
          </table:table-cell>
          <table:table-cell table:formula="of:=ROUNDUP(MAX((100-MAX([.X$5]+[.$F92];0))*(INT([.$I92]*[.$J92])-[.X$4])/100;0);0)" office:value-type="float" office:value="42" calcext:value-type="float">
            <text:p>42</text:p>
          </table:table-cell>
          <table:table-cell table:formula="of:=ROUNDUP(MAX((100-MAX([.Y$5]+[.$F92];0))*(INT([.$I92]*[.$J92])-[.Y$4])/100;0);0)" office:value-type="float" office:value="38" calcext:value-type="float">
            <text:p>38</text:p>
          </table:table-cell>
          <table:table-cell table:formula="of:=ROUNDUP(MAX((100-MAX([.Z$5]+[.$F92];0))*(INT([.$I92]*[.$J92])-[.Z$4])/100;0);0)" office:value-type="float" office:value="33" calcext:value-type="float">
            <text:p>33</text:p>
          </table:table-cell>
          <table:table-cell table:formula="of:=ROUNDUP(MAX((100-MAX([.AA$5]+[.$F92];0))*(INT([.$I92]*[.$J92])-[.AA$4])/100;0)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3]/[.H93]" office:value-type="float" office:value="1" calcext:value-type="float">
            <text:p>1</text:p>
          </table:table-cell>
          <table:table-cell table:formula="of:=ROUND(AVERAGE([.C93];[.D93]))" office:value-type="float" office:value="68" calcext:value-type="float">
            <text:p>68</text:p>
          </table:table-cell>
          <table:table-cell/>
          <table:table-cell table:formula="of:=ROUNDUP(MAX((100-MAX([.L$5]+[.$F93];0))*(INT([.$I93]*[.$J93])-[.L$4])/100;0);0)" office:value-type="float" office:value="68" calcext:value-type="float">
            <text:p>68</text:p>
          </table:table-cell>
          <table:table-cell table:formula="of:=ROUNDUP(MAX((100-MAX([.M$5]+[.$F93];0))*(INT([.$I93]*[.$J93])-[.M$4])/100;0);0)" office:value-type="float" office:value="68" calcext:value-type="float">
            <text:p>68</text:p>
          </table:table-cell>
          <table:table-cell table:formula="of:=ROUNDUP(MAX((100-MAX([.N$5]+[.$F93];0))*(INT([.$I93]*[.$J93])-[.N$4])/100;0);0)" office:value-type="float" office:value="66" calcext:value-type="float">
            <text:p>66</text:p>
          </table:table-cell>
          <table:table-cell table:formula="of:=ROUNDUP(MAX((100-MAX([.O$5]+[.$F93];0))*(INT([.$I93]*[.$J93])-[.O$4])/100;0);0)" office:value-type="float" office:value="66" calcext:value-type="float">
            <text:p>66</text:p>
          </table:table-cell>
          <table:table-cell table:formula="of:=ROUNDUP(MAX((100-MAX([.P$5]+[.$F93];0))*(INT([.$I93]*[.$J93])-[.P$4])/100;0);0)" office:value-type="float" office:value="65" calcext:value-type="float">
            <text:p>65</text:p>
          </table:table-cell>
          <table:table-cell table:formula="of:=ROUNDUP(MAX((100-MAX([.Q$5]+[.$F93];0))*(INT([.$I93]*[.$J93])-[.Q$4])/100;0);0)" office:value-type="float" office:value="64" calcext:value-type="float">
            <text:p>64</text:p>
          </table:table-cell>
          <table:table-cell table:formula="of:=ROUNDUP(MAX((100-MAX([.R$5]+[.$F93];0))*(INT([.$I93]*[.$J93])-[.R$4])/100;0);0)" office:value-type="float" office:value="64" calcext:value-type="float">
            <text:p>64</text:p>
          </table:table-cell>
          <table:table-cell table:formula="of:=ROUNDUP(MAX((100-MAX([.S$5]+[.$F93];0))*(INT([.$I93]*[.$J93])-[.S$4])/100;0);0)" office:value-type="float" office:value="64" calcext:value-type="float">
            <text:p>64</text:p>
          </table:table-cell>
          <table:table-cell table:formula="of:=ROUNDUP(MAX((100-MAX([.T$5]+[.$F93];0))*(INT([.$I93]*[.$J93])-[.T$4])/100;0);0)" office:value-type="float" office:value="63" calcext:value-type="float">
            <text:p>63</text:p>
          </table:table-cell>
          <table:table-cell table:formula="of:=ROUNDUP(MAX((100-MAX([.U$5]+[.$F93];0))*(INT([.$I93]*[.$J93])-[.U$4])/100;0);0)" office:value-type="float" office:value="62" calcext:value-type="float">
            <text:p>62</text:p>
          </table:table-cell>
          <table:table-cell table:formula="of:=ROUNDUP(MAX((100-MAX([.V$5]+[.$F93];0))*(INT([.$I93]*[.$J93])-[.V$4])/100;0);0)" office:value-type="float" office:value="60" calcext:value-type="float">
            <text:p>60</text:p>
          </table:table-cell>
          <table:table-cell table:formula="of:=ROUNDUP(MAX((100-MAX([.W$5]+[.$F93];0))*(INT([.$I93]*[.$J93])-[.W$4])/100;0);0)" office:value-type="float" office:value="56" calcext:value-type="float">
            <text:p>56</text:p>
          </table:table-cell>
          <table:table-cell table:formula="of:=ROUNDUP(MAX((100-MAX([.X$5]+[.$F93];0))*(INT([.$I93]*[.$J93])-[.X$4])/100;0);0)" office:value-type="float" office:value="55" calcext:value-type="float">
            <text:p>55</text:p>
          </table:table-cell>
          <table:table-cell table:formula="of:=ROUNDUP(MAX((100-MAX([.Y$5]+[.$F93];0))*(INT([.$I93]*[.$J93])-[.Y$4])/100;0);0)" office:value-type="float" office:value="51" calcext:value-type="float">
            <text:p>51</text:p>
          </table:table-cell>
          <table:table-cell table:formula="of:=ROUNDUP(MAX((100-MAX([.Z$5]+[.$F93];0))*(INT([.$I93]*[.$J93])-[.Z$4])/100;0);0)" office:value-type="float" office:value="45" calcext:value-type="float">
            <text:p>45</text:p>
          </table:table-cell>
          <table:table-cell table:formula="of:=ROUNDUP(MAX((100-MAX([.AA$5]+[.$F93];0))*(INT([.$I93]*[.$J93])-[.AA$4])/100;0)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4]/[.H94]" office:value-type="float" office:value="1" calcext:value-type="float">
            <text:p>1</text:p>
          </table:table-cell>
          <table:table-cell table:formula="of:=ROUND(AVERAGE([.C94];[.D94]))" office:value-type="float" office:value="68" calcext:value-type="float">
            <text:p>68</text:p>
          </table:table-cell>
          <table:table-cell/>
          <table:table-cell table:formula="of:=ROUNDUP(MAX((100-MAX([.L$5]+[.$F94];0))*(INT([.$I94]*[.$J94])-[.L$4])/100;0);0)" office:value-type="float" office:value="68" calcext:value-type="float">
            <text:p>68</text:p>
          </table:table-cell>
          <table:table-cell table:formula="of:=ROUNDUP(MAX((100-MAX([.M$5]+[.$F94];0))*(INT([.$I94]*[.$J94])-[.M$4])/100;0);0)" office:value-type="float" office:value="68" calcext:value-type="float">
            <text:p>68</text:p>
          </table:table-cell>
          <table:table-cell table:formula="of:=ROUNDUP(MAX((100-MAX([.N$5]+[.$F94];0))*(INT([.$I94]*[.$J94])-[.N$4])/100;0);0)" office:value-type="float" office:value="66" calcext:value-type="float">
            <text:p>66</text:p>
          </table:table-cell>
          <table:table-cell table:formula="of:=ROUNDUP(MAX((100-MAX([.O$5]+[.$F94];0))*(INT([.$I94]*[.$J94])-[.O$4])/100;0);0)" office:value-type="float" office:value="63" calcext:value-type="float">
            <text:p>63</text:p>
          </table:table-cell>
          <table:table-cell table:formula="of:=ROUNDUP(MAX((100-MAX([.P$5]+[.$F94];0))*(INT([.$I94]*[.$J94])-[.P$4])/100;0);0)" office:value-type="float" office:value="65" calcext:value-type="float">
            <text:p>65</text:p>
          </table:table-cell>
          <table:table-cell table:formula="of:=ROUNDUP(MAX((100-MAX([.Q$5]+[.$F94];0))*(INT([.$I94]*[.$J94])-[.Q$4])/100;0);0)" office:value-type="float" office:value="64" calcext:value-type="float">
            <text:p>64</text:p>
          </table:table-cell>
          <table:table-cell table:formula="of:=ROUNDUP(MAX((100-MAX([.R$5]+[.$F94];0))*(INT([.$I94]*[.$J94])-[.R$4])/100;0);0)" office:value-type="float" office:value="61" calcext:value-type="float">
            <text:p>61</text:p>
          </table:table-cell>
          <table:table-cell table:formula="of:=ROUNDUP(MAX((100-MAX([.S$5]+[.$F94];0))*(INT([.$I94]*[.$J94])-[.S$4])/100;0);0)" office:value-type="float" office:value="58" calcext:value-type="float">
            <text:p>58</text:p>
          </table:table-cell>
          <table:table-cell table:formula="of:=ROUNDUP(MAX((100-MAX([.T$5]+[.$F94];0))*(INT([.$I94]*[.$J94])-[.T$4])/100;0);0)" office:value-type="float" office:value="54" calcext:value-type="float">
            <text:p>54</text:p>
          </table:table-cell>
          <table:table-cell table:formula="of:=ROUNDUP(MAX((100-MAX([.U$5]+[.$F94];0))*(INT([.$I94]*[.$J94])-[.U$4])/100;0);0)" office:value-type="float" office:value="53" calcext:value-type="float">
            <text:p>53</text:p>
          </table:table-cell>
          <table:table-cell table:formula="of:=ROUNDUP(MAX((100-MAX([.V$5]+[.$F94];0))*(INT([.$I94]*[.$J94])-[.V$4])/100;0);0)" office:value-type="float" office:value="51" calcext:value-type="float">
            <text:p>51</text:p>
          </table:table-cell>
          <table:table-cell table:formula="of:=ROUNDUP(MAX((100-MAX([.W$5]+[.$F94];0))*(INT([.$I94]*[.$J94])-[.W$4])/100;0);0)" office:value-type="float" office:value="48" calcext:value-type="float">
            <text:p>48</text:p>
          </table:table-cell>
          <table:table-cell table:formula="of:=ROUNDUP(MAX((100-MAX([.X$5]+[.$F94];0))*(INT([.$I94]*[.$J94])-[.X$4])/100;0);0)" office:value-type="float" office:value="42" calcext:value-type="float">
            <text:p>42</text:p>
          </table:table-cell>
          <table:table-cell table:formula="of:=ROUNDUP(MAX((100-MAX([.Y$5]+[.$F94];0))*(INT([.$I94]*[.$J94])-[.Y$4])/100;0);0)" office:value-type="float" office:value="38" calcext:value-type="float">
            <text:p>38</text:p>
          </table:table-cell>
          <table:table-cell table:formula="of:=ROUNDUP(MAX((100-MAX([.Z$5]+[.$F94];0))*(INT([.$I94]*[.$J94])-[.Z$4])/100;0);0)" office:value-type="float" office:value="33" calcext:value-type="float">
            <text:p>33</text:p>
          </table:table-cell>
          <table:table-cell table:formula="of:=ROUNDUP(MAX((100-MAX([.AA$5]+[.$F94];0))*(INT([.$I94]*[.$J94])-[.AA$4])/100;0);0)" office:value-type="float" office:value="27" calcext:value-type="float">
            <text:p>27</text:p>
          </table:table-cell>
        </table:table-row>
      </table:table>
      <table:table table:name="EcCo (YAAM) damage" table:style-name="ta1">
        <table:table-column table:style-name="co1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4" table:number-columns-repeated="19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7" table:formula="of:=OFFSET([$'EcCo Armor'.$A$2];[.L$2];0)" office:value-type="string" office:string-value="None" calcext:value-type="string">
            <text:p>None</text:p>
          </table:table-cell>
          <table:table-cell table:style-name="ce7" table:formula="of:=OFFSET([$'EcCo Armor'.$A$2];[.M$2];0)" office:value-type="string" office:string-value="Robes" calcext:value-type="string">
            <text:p>Robes</text:p>
          </table:table-cell>
          <table:table-cell table:style-name="ce7" table:formula="of:=OFFSET([$'EcCo Armor'.$A$2];[.N$2];0)" office:value-type="string" office:string-value="Leather Jacket" calcext:value-type="string">
            <text:p>Leather Jacket</text:p>
          </table:table-cell>
          <table:table-cell table:style-name="ce7" table:formula="of:=OFFSET([$'EcCo Armor'.$A$2];[.O$2];0)" office:value-type="string" office:string-value="Leather Armor" calcext:value-type="string">
            <text:p>Leather Armor</text:p>
          </table:table-cell>
          <table:table-cell table:style-name="ce7" table:formula="of:=OFFSET([$'EcCo Armor'.$A$2];[.P$2];0)" office:value-type="string" office:string-value="Comb Lth. Jack" calcext:value-type="string">
            <text:p>Comb Lth. Jack</text:p>
          </table:table-cell>
          <table:table-cell table:style-name="ce7" table:formula="of:=OFFSET([$'EcCo Armor'.$A$2];[.Q$2];0)" office:value-type="string" office:string-value="Leather MkII" calcext:value-type="string">
            <text:p>Leather MkII</text:p>
          </table:table-cell>
          <table:table-cell table:style-name="ce7" table:formula="of:=OFFSET([$'EcCo Armor'.$A$2];[.R$2];0)" office:value-type="string" office:string-value="Metal Armor" calcext:value-type="string">
            <text:p>Metal Armor</text:p>
          </table:table-cell>
          <table:table-cell table:style-name="ce7" table:formula="of:=OFFSET([$'EcCo Armor'.$A$2];[.S$2];0)" office:value-type="string" office:string-value="Tesla Armor" calcext:value-type="string">
            <text:p>Tesla Armor</text:p>
          </table:table-cell>
          <table:table-cell table:style-name="ce7" table:formula="of:=OFFSET([$'EcCo Armor'.$A$2];[.T$2];0)" office:value-type="string" office:string-value="Metal MkII" calcext:value-type="string">
            <text:p>Metal MkII</text:p>
          </table:table-cell>
          <table:table-cell table:style-name="ce7" table:formula="of:=OFFSET([$'EcCo Armor'.$A$2];[.U$2];0)" office:value-type="string" office:string-value="Combat Armor" calcext:value-type="string">
            <text:p>Combat Armor</text:p>
          </table:table-cell>
          <table:table-cell table:style-name="ce7" table:formula="of:=OFFSET([$'EcCo Armor'.$A$2];[.V$2];0)" office:value-type="string" office:string-value="Combat MkII" calcext:value-type="string">
            <text:p>Combat MkII</text:p>
          </table:table-cell>
          <table:table-cell table:style-name="ce7" table:formula="of:=OFFSET([$'EcCo Armor'.$A$2];[.W$2];0)" office:value-type="string" office:string-value="Brotherhood" calcext:value-type="string">
            <text:p>Brotherhood</text:p>
          </table:table-cell>
          <table:table-cell table:style-name="ce7" table:formula="of:=OFFSET([$'EcCo Armor'.$A$2];[.X$2];0)" office:value-type="string" office:string-value="Power Armor" calcext:value-type="string">
            <text:p>Power Armor</text:p>
          </table:table-cell>
          <table:table-cell table:style-name="ce7" table:formula="of:=OFFSET([$'EcCo Armor'.$A$2];[.Y$2];0)" office:value-type="string" office:string-value="Hard. Power" calcext:value-type="string">
            <text:p>Hard. Power</text:p>
          </table:table-cell>
          <table:table-cell table:style-name="ce7" table:formula="of:=OFFSET([$'EcCo Armor'.$A$2];[.Z$2];0)" office:value-type="string" office:string-value="Adv. Power" calcext:value-type="string">
            <text:p>Adv. Power</text:p>
          </table:table-cell>
          <table:table-cell table:style-name="ce7" table:formula="of:=OFFSET([$'EcCo Armor'.$A$2];[.AA$2];0)" office:value-type="string" office:string-value="Adv. Power MKII" calcext:value-type="string">
            <text:p>Adv. Power MKII</text:p>
          </table:table-cell>
          <table:table-cell table:style-name="ce7" table:formula="of:=OFFSET([$'EcCo Armor'.$A$2];[.AB$2];0)" office:value-type="string" office:string-value="Frank Horrigan" calcext:value-type="string">
            <text:p>Frank Horrigan</text:p>
          </table:table-cell>
          <table:table-cell table:style-name="ce7" table:number-columns-repeated="3"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E$2];[.L$2];0)" office:value-type="float" office:value="0" calcext:value-type="float">
            <text:p>0</text:p>
          </table:table-cell>
          <table:table-cell table:style-name="ce3" table:formula="of:=OFFSET([$'EcCo Armor'.$E$2];[.M$2];0)" office:value-type="float" office:value="0" calcext:value-type="float">
            <text:p>0</text:p>
          </table:table-cell>
          <table:table-cell table:style-name="ce3" table:formula="of:=OFFSET([$'EcCo Armor'.$E$2];[.N$2];0)" office:value-type="float" office:value="0" calcext:value-type="float">
            <text:p>0</text:p>
          </table:table-cell>
          <table:table-cell table:style-name="ce3" table:formula="of:=OFFSET([$'EcCo Armor'.$E$2];[.O$2];0)" office:value-type="float" office:value="2" calcext:value-type="float">
            <text:p>2</text:p>
          </table:table-cell>
          <table:table-cell table:style-name="ce3" table:formula="of:=OFFSET([$'EcCo Armor'.$E$2];[.P$2];0)" office:value-type="float" office:value="2" calcext:value-type="float">
            <text:p>2</text:p>
          </table:table-cell>
          <table:table-cell table:style-name="ce3" table:formula="of:=OFFSET([$'EcCo Armor'.$E$2];[.Q$2];0)" office:value-type="float" office:value="2" calcext:value-type="float">
            <text:p>2</text:p>
          </table:table-cell>
          <table:table-cell table:style-name="ce3" table:formula="of:=OFFSET([$'EcCo Armor'.$E$2];[.R$2];0)" office:value-type="float" office:value="4" calcext:value-type="float">
            <text:p>4</text:p>
          </table:table-cell>
          <table:table-cell table:style-name="ce3" table:formula="of:=OFFSET([$'EcCo Armor'.$E$2];[.S$2];0)" office:value-type="float" office:value="4" calcext:value-type="float">
            <text:p>4</text:p>
          </table:table-cell>
          <table:table-cell table:style-name="ce3" table:formula="of:=OFFSET([$'EcCo Armor'.$E$2];[.T$2];0)" office:value-type="float" office:value="4" calcext:value-type="float">
            <text:p>4</text:p>
          </table:table-cell>
          <table:table-cell table:style-name="ce3" table:formula="of:=OFFSET([$'EcCo Armor'.$E$2];[.U$2];0)" office:value-type="float" office:value="6" calcext:value-type="float">
            <text:p>6</text:p>
          </table:table-cell>
          <table:table-cell table:style-name="ce3" table:formula="of:=OFFSET([$'EcCo Armor'.$E$2];[.V$2];0)" office:value-type="float" office:value="6" calcext:value-type="float">
            <text:p>6</text:p>
          </table:table-cell>
          <table:table-cell table:style-name="ce3" table:formula="of:=OFFSET([$'EcCo Armor'.$E$2];[.W$2];0)" office:value-type="float" office:value="8" calcext:value-type="float">
            <text:p>8</text:p>
          </table:table-cell>
          <table:table-cell table:style-name="ce3" table:formula="of:=OFFSET([$'EcCo Armor'.$E$2];[.X$2];0)" office:value-type="float" office:value="10" calcext:value-type="float">
            <text:p>10</text:p>
          </table:table-cell>
          <table:table-cell table:style-name="ce3" table:formula="of:=OFFSET([$'EcCo Armor'.$E$2];[.Y$2];0)" office:value-type="float" office:value="12" calcext:value-type="float">
            <text:p>12</text:p>
          </table:table-cell>
          <table:table-cell table:style-name="ce3" table:formula="of:=OFFSET([$'EcCo Armor'.$E$2];[.Z$2];0)" office:value-type="float" office:value="14" calcext:value-type="float">
            <text:p>14</text:p>
          </table:table-cell>
          <table:table-cell table:style-name="ce3" table:formula="of:=OFFSET([$'EcCo Armor'.$E$2];[.AA$2];0)" office:value-type="float" office:value="14" calcext:value-type="float">
            <text:p>14</text:p>
          </table:table-cell>
          <table:table-cell table:style-name="ce3" table:formula="of:=OFFSET([$'EcCo Armor'.$E$2];[.AB$2];0)" office:value-type="float" office:value="20" calcext:value-type="float">
            <text:p>20</text:p>
          </table:table-cell>
          <table:table-cell table:style-name="ce3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F$2];[.L$2];0)" office:value-type="float" office:value="0" calcext:value-type="float">
            <text:p>0</text:p>
          </table:table-cell>
          <table:table-cell table:style-name="ce3" table:formula="of:=OFFSET([$'EcCo Armor'.$F$2];[.M$2];0)" office:value-type="float" office:value="10" calcext:value-type="float">
            <text:p>10</text:p>
          </table:table-cell>
          <table:table-cell table:style-name="ce3" table:formula="of:=OFFSET([$'EcCo Armor'.$F$2];[.N$2];0)" office:value-type="float" office:value="20" calcext:value-type="float">
            <text:p>20</text:p>
          </table:table-cell>
          <table:table-cell table:style-name="ce3" table:formula="of:=OFFSET([$'EcCo Armor'.$F$2];[.O$2];0)" office:value-type="float" office:value="25" calcext:value-type="float">
            <text:p>25</text:p>
          </table:table-cell>
          <table:table-cell table:style-name="ce3" table:formula="of:=OFFSET([$'EcCo Armor'.$F$2];[.P$2];0)" office:value-type="float" office:value="30" calcext:value-type="float">
            <text:p>30</text:p>
          </table:table-cell>
          <table:table-cell table:style-name="ce3" table:formula="of:=OFFSET([$'EcCo Armor'.$F$2];[.Q$2];0)" office:value-type="float" office:value="30" calcext:value-type="float">
            <text:p>30</text:p>
          </table:table-cell>
          <table:table-cell table:style-name="ce3" table:formula="of:=OFFSET([$'EcCo Armor'.$F$2];[.R$2];0)" office:value-type="float" office:value="30" calcext:value-type="float">
            <text:p>30</text:p>
          </table:table-cell>
          <table:table-cell table:style-name="ce3" table:formula="of:=OFFSET([$'EcCo Armor'.$F$2];[.S$2];0)" office:value-type="float" office:value="35" calcext:value-type="float">
            <text:p>35</text:p>
          </table:table-cell>
          <table:table-cell table:style-name="ce3" table:formula="of:=OFFSET([$'EcCo Armor'.$F$2];[.T$2];0)" office:value-type="float" office:value="35" calcext:value-type="float">
            <text:p>35</text:p>
          </table:table-cell>
          <table:table-cell table:style-name="ce3" table:formula="of:=OFFSET([$'EcCo Armor'.$F$2];[.U$2];0)" office:value-type="float" office:value="40" calcext:value-type="float">
            <text:p>40</text:p>
          </table:table-cell>
          <table:table-cell table:style-name="ce3" table:formula="of:=OFFSET([$'EcCo Armor'.$F$2];[.V$2];0)" office:value-type="float" office:value="45" calcext:value-type="float">
            <text:p>45</text:p>
          </table:table-cell>
          <table:table-cell table:style-name="ce3" table:formula="of:=OFFSET([$'EcCo Armor'.$F$2];[.W$2];0)" office:value-type="float" office:value="45" calcext:value-type="float">
            <text:p>45</text:p>
          </table:table-cell>
          <table:table-cell table:style-name="ce3" table:formula="of:=OFFSET([$'EcCo Armor'.$F$2];[.X$2];0)" office:value-type="float" office:value="50" calcext:value-type="float">
            <text:p>50</text:p>
          </table:table-cell>
          <table:table-cell table:style-name="ce3" table:formula="of:=OFFSET([$'EcCo Armor'.$F$2];[.Y$2];0)" office:value-type="float" office:value="50" calcext:value-type="float">
            <text:p>50</text:p>
          </table:table-cell>
          <table:table-cell table:style-name="ce3" table:formula="of:=OFFSET([$'EcCo Armor'.$F$2];[.Z$2];0)" office:value-type="float" office:value="65" calcext:value-type="float">
            <text:p>65</text:p>
          </table:table-cell>
          <table:table-cell table:style-name="ce3" table:formula="of:=OFFSET([$'EcCo Armor'.$F$2];[.AA$2];0)" office:value-type="float" office:value="70" calcext:value-type="float">
            <text:p>70</text:p>
          </table:table-cell>
          <table:table-cell table:style-name="ce3" table:formula="of:=OFFSET([$'EcCo Armor'.$F$2];[.AB$2];0)" office:value-type="float" office:value="70" calcext:value-type="float">
            <text:p>7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LOOKUP([.$B7];[$'EcCo ammo'.$A$2:$'EcCo ammo'.$A$33];[$'EcCo ammo'.F$2:$'EcCo ammo'.F$33])" office:value-type="float" office:value="0" calcext:value-type="float">
            <text:p>0</text:p>
          </table:table-cell>
          <table:table-cell table:formula="of:=LOOKUP([.$B7];[$'EcCo ammo'.$A$2:$'EcCo ammo'.$A$33];[$'EcCo ammo'.G$2:$'EcCo ammo'.G$33])" office:value-type="float" office:value="4" calcext:value-type="float">
            <text:p>4</text:p>
          </table:table-cell>
          <table:table-cell table:formula="of:=LOOKUP([.$B7];[$'EcCo ammo'.$A$2:$'EcCo ammo'.$A$33];[$'EcCo ammo'.H$2:$'EcCo ammo'.H$33])" office:value-type="float" office:value="1" calcext:value-type="float">
            <text:p>1</text:p>
          </table:table-cell>
          <table:table-cell table:formula="of:=LOOKUP([.$B7];[$'EcCo ammo'.$A$2:$'EcCo ammo'.$A$33];[$'EcCo ammo'.I$2:$'EcCo ammo'.I$33])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.00</text:p>
          </table:table-cell>
          <table:table-cell table:formula="of:=ROUND(AVERAGE([.C7];[.D7]))" office:value-type="float" office:value="22" calcext:value-type="float">
            <text:p>22</text:p>
          </table:table-cell>
          <table:table-cell/>
          <table:table-cell table:formula="of:=ROUNDUP(MAX((100-MAX([.L$5]+10*MIN([.L$4]-[.$F7];0);0))*INT(([.$J7]-MAX([.L$4]-[.$F7];0))*[.$I7])/100;0);0)" office:value-type="float" office:value="22" calcext:value-type="float">
            <text:p>22</text:p>
          </table:table-cell>
          <table:table-cell table:formula="of:=ROUNDUP(MAX((100-MAX([.M$5]+10*MIN([.M$4]-[.$F7];0);0))*INT(([.$J7]-MAX([.M$4]-[.$F7];0))*[.$I7])/100;0);0)" office:value-type="float" office:value="22" calcext:value-type="float">
            <text:p>22</text:p>
          </table:table-cell>
          <table:table-cell table:formula="of:=ROUNDUP(MAX((100-MAX([.N$5]+10*MIN([.N$4]-[.$F7];0);0))*INT(([.$J7]-MAX([.N$4]-[.$F7];0))*[.$I7])/100;0);0)" office:value-type="float" office:value="22" calcext:value-type="float">
            <text:p>22</text:p>
          </table:table-cell>
          <table:table-cell table:formula="of:=ROUNDUP(MAX((100-MAX([.O$5]+10*MIN([.O$4]-[.$F7];0);0))*INT(([.$J7]-MAX([.O$4]-[.$F7];0))*[.$I7])/100;0);0)" office:value-type="float" office:value="21" calcext:value-type="float">
            <text:p>21</text:p>
          </table:table-cell>
          <table:table-cell table:formula="of:=ROUNDUP(MAX((100-MAX([.P$5]+10*MIN([.P$4]-[.$F7];0);0))*INT(([.$J7]-MAX([.P$4]-[.$F7];0))*[.$I7])/100;0);0)" office:value-type="float" office:value="20" calcext:value-type="float">
            <text:p>20</text:p>
          </table:table-cell>
          <table:table-cell table:formula="of:=ROUNDUP(MAX((100-MAX([.Q$5]+10*MIN([.Q$4]-[.$F7];0);0))*INT(([.$J7]-MAX([.Q$4]-[.$F7];0))*[.$I7])/100;0);0)" office:value-type="float" office:value="20" calcext:value-type="float">
            <text:p>20</text:p>
          </table:table-cell>
          <table:table-cell table:formula="of:=ROUNDUP(MAX((100-MAX([.R$5]+10*MIN([.R$4]-[.$F7];0);0))*INT(([.$J7]-MAX([.R$4]-[.$F7];0))*[.$I7])/100;0);0)" office:value-type="float" office:value="16" calcext:value-type="float">
            <text:p>16</text:p>
          </table:table-cell>
          <table:table-cell table:formula="of:=ROUNDUP(MAX((100-MAX([.S$5]+10*MIN([.S$4]-[.$F7];0);0))*INT(([.$J7]-MAX([.S$4]-[.$F7];0))*[.$I7])/100;0);0)" office:value-type="float" office:value="15" calcext:value-type="float">
            <text:p>15</text:p>
          </table:table-cell>
          <table:table-cell table:formula="of:=ROUNDUP(MAX((100-MAX([.T$5]+10*MIN([.T$4]-[.$F7];0);0))*INT(([.$J7]-MAX([.T$4]-[.$F7];0))*[.$I7])/100;0);0)" office:value-type="float" office:value="15" calcext:value-type="float">
            <text:p>15</text:p>
          </table:table-cell>
          <table:table-cell table:formula="of:=ROUNDUP(MAX((100-MAX([.U$5]+10*MIN([.U$4]-[.$F7];0);0))*INT(([.$J7]-MAX([.U$4]-[.$F7];0))*[.$I7])/100;0);0)" office:value-type="float" office:value="12" calcext:value-type="float">
            <text:p>12</text:p>
          </table:table-cell>
          <table:table-cell table:formula="of:=ROUNDUP(MAX((100-MAX([.V$5]+10*MIN([.V$4]-[.$F7];0);0))*INT(([.$J7]-MAX([.V$4]-[.$F7];0))*[.$I7])/100;0);0)" office:value-type="float" office:value="11" calcext:value-type="float">
            <text:p>11</text:p>
          </table:table-cell>
          <table:table-cell table:formula="of:=ROUNDUP(MAX((100-MAX([.W$5]+10*MIN([.W$4]-[.$F7];0);0))*INT(([.$J7]-MAX([.W$4]-[.$F7];0))*[.$I7])/100;0);0)" office:value-type="float" office:value="10" calcext:value-type="float">
            <text:p>10</text:p>
          </table:table-cell>
          <table:table-cell table:formula="of:=ROUNDUP(MAX((100-MAX([.X$5]+10*MIN([.X$4]-[.$F7];0);0))*INT(([.$J7]-MAX([.X$4]-[.$F7];0))*[.$I7])/100;0);0)" office:value-type="float" office:value="8" calcext:value-type="float">
            <text:p>8</text:p>
          </table:table-cell>
          <table:table-cell table:formula="of:=ROUNDUP(MAX((100-MAX([.Y$5]+10*MIN([.Y$4]-[.$F7];0);0))*INT(([.$J7]-MAX([.Y$4]-[.$F7];0))*[.$I7])/100;0);0)" office:value-type="float" office:value="7" calcext:value-type="float">
            <text:p>7</text:p>
          </table:table-cell>
          <table:table-cell table:formula="of:=ROUNDUP(MAX((100-MAX([.Z$5]+10*MIN([.Z$4]-[.$F7];0);0))*INT(([.$J7]-MAX([.Z$4]-[.$F7];0))*[.$I7])/100;0);0)" office:value-type="float" office:value="5" calcext:value-type="float">
            <text:p>5</text:p>
          </table:table-cell>
          <table:table-cell table:formula="of:=ROUNDUP(MAX((100-MAX([.AA$5]+10*MIN([.AA$4]-[.$F7];0);0))*INT(([.$J7]-MAX([.AA$4]-[.$F7];0))*[.$I7])/100;0);0)" office:value-type="float" office:value="4" calcext:value-type="float">
            <text:p>4</text:p>
          </table:table-cell>
          <table:table-cell table:formula="of:=ROUNDUP(MAX((100-MAX([.AB$5]+10*MIN([.AB$4]-[.$F7];0);0))*INT(([.$J7]-MAX([.AB$4]-[.$F7];0))*[.$I7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LOOKUP([.$B8];[$'EcCo ammo'.$A$2:$'EcCo ammo'.$A$33];[$'EcCo ammo'.F$2:$'EcCo ammo'.F$33])" office:value-type="float" office:value="-10" calcext:value-type="float">
            <text:p>-10</text:p>
          </table:table-cell>
          <table:table-cell table:formula="of:=LOOKUP([.$B8];[$'EcCo ammo'.$A$2:$'EcCo ammo'.$A$33];[$'EcCo ammo'.G$2:$'EcCo ammo'.G$33])" office:value-type="float" office:value="7" calcext:value-type="float">
            <text:p>7</text:p>
          </table:table-cell>
          <table:table-cell table:formula="of:=LOOKUP([.$B8];[$'EcCo ammo'.$A$2:$'EcCo ammo'.$A$33];[$'EcCo ammo'.H$2:$'EcCo ammo'.H$33])" office:value-type="float" office:value="1" calcext:value-type="float">
            <text:p>1</text:p>
          </table:table-cell>
          <table:table-cell table:formula="of:=LOOKUP([.$B8];[$'EcCo ammo'.$A$2:$'EcCo ammo'.$A$33];[$'EcCo ammo'.I$2:$'EcCo ammo'.I$33])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.00</text:p>
          </table:table-cell>
          <table:table-cell table:formula="of:=ROUND(AVERAGE([.C8];[.D8]))" office:value-type="float" office:value="22" calcext:value-type="float">
            <text:p>22</text:p>
          </table:table-cell>
          <table:table-cell/>
          <table:table-cell table:formula="of:=ROUNDUP(MAX((100-MAX([.L$5]+10*MIN([.L$4]-[.$F8];0);0))*INT(([.$J8]-MAX([.L$4]-[.$F8];0))*[.$I8])/100;0);0)" office:value-type="float" office:value="22" calcext:value-type="float">
            <text:p>22</text:p>
          </table:table-cell>
          <table:table-cell table:formula="of:=ROUNDUP(MAX((100-MAX([.M$5]+10*MIN([.M$4]-[.$F8];0);0))*INT(([.$J8]-MAX([.M$4]-[.$F8];0))*[.$I8])/100;0);0)" office:value-type="float" office:value="22" calcext:value-type="float">
            <text:p>22</text:p>
          </table:table-cell>
          <table:table-cell table:formula="of:=ROUNDUP(MAX((100-MAX([.N$5]+10*MIN([.N$4]-[.$F8];0);0))*INT(([.$J8]-MAX([.N$4]-[.$F8];0))*[.$I8])/100;0);0)" office:value-type="float" office:value="22" calcext:value-type="float">
            <text:p>22</text:p>
          </table:table-cell>
          <table:table-cell table:formula="of:=ROUNDUP(MAX((100-MAX([.O$5]+10*MIN([.O$4]-[.$F8];0);0))*INT(([.$J8]-MAX([.O$4]-[.$F8];0))*[.$I8])/100;0);0)" office:value-type="float" office:value="22" calcext:value-type="float">
            <text:p>22</text:p>
          </table:table-cell>
          <table:table-cell table:formula="of:=ROUNDUP(MAX((100-MAX([.P$5]+10*MIN([.P$4]-[.$F8];0);0))*INT(([.$J8]-MAX([.P$4]-[.$F8];0))*[.$I8])/100;0);0)" office:value-type="float" office:value="22" calcext:value-type="float">
            <text:p>22</text:p>
          </table:table-cell>
          <table:table-cell table:formula="of:=ROUNDUP(MAX((100-MAX([.Q$5]+10*MIN([.Q$4]-[.$F8];0);0))*INT(([.$J8]-MAX([.Q$4]-[.$F8];0))*[.$I8])/100;0);0)" office:value-type="float" office:value="22" calcext:value-type="float">
            <text:p>22</text:p>
          </table:table-cell>
          <table:table-cell table:formula="of:=ROUNDUP(MAX((100-MAX([.R$5]+10*MIN([.R$4]-[.$F8];0);0))*INT(([.$J8]-MAX([.R$4]-[.$F8];0))*[.$I8])/100;0);0)" office:value-type="float" office:value="22" calcext:value-type="float">
            <text:p>22</text:p>
          </table:table-cell>
          <table:table-cell table:formula="of:=ROUNDUP(MAX((100-MAX([.S$5]+10*MIN([.S$4]-[.$F8];0);0))*INT(([.$J8]-MAX([.S$4]-[.$F8];0))*[.$I8])/100;0);0)" office:value-type="float" office:value="21" calcext:value-type="float">
            <text:p>21</text:p>
          </table:table-cell>
          <table:table-cell table:formula="of:=ROUNDUP(MAX((100-MAX([.T$5]+10*MIN([.T$4]-[.$F8];0);0))*INT(([.$J8]-MAX([.T$4]-[.$F8];0))*[.$I8])/100;0);0)" office:value-type="float" office:value="21" calcext:value-type="float">
            <text:p>21</text:p>
          </table:table-cell>
          <table:table-cell table:formula="of:=ROUNDUP(MAX((100-MAX([.U$5]+10*MIN([.U$4]-[.$F8];0);0))*INT(([.$J8]-MAX([.U$4]-[.$F8];0))*[.$I8])/100;0);0)" office:value-type="float" office:value="16" calcext:value-type="float">
            <text:p>16</text:p>
          </table:table-cell>
          <table:table-cell table:formula="of:=ROUNDUP(MAX((100-MAX([.V$5]+10*MIN([.V$4]-[.$F8];0);0))*INT(([.$J8]-MAX([.V$4]-[.$F8];0))*[.$I8])/100;0);0)" office:value-type="float" office:value="15" calcext:value-type="float">
            <text:p>15</text:p>
          </table:table-cell>
          <table:table-cell table:formula="of:=ROUNDUP(MAX((100-MAX([.W$5]+10*MIN([.W$4]-[.$F8];0);0))*INT(([.$J8]-MAX([.W$4]-[.$F8];0))*[.$I8])/100;0);0)" office:value-type="float" office:value="12" calcext:value-type="float">
            <text:p>12</text:p>
          </table:table-cell>
          <table:table-cell table:formula="of:=ROUNDUP(MAX((100-MAX([.X$5]+10*MIN([.X$4]-[.$F8];0);0))*INT(([.$J8]-MAX([.X$4]-[.$F8];0))*[.$I8])/100;0);0)" office:value-type="float" office:value="10" calcext:value-type="float">
            <text:p>10</text:p>
          </table:table-cell>
          <table:table-cell table:formula="of:=ROUNDUP(MAX((100-MAX([.Y$5]+10*MIN([.Y$4]-[.$F8];0);0))*INT(([.$J8]-MAX([.Y$4]-[.$F8];0))*[.$I8])/100;0);0)" office:value-type="float" office:value="9" calcext:value-type="float">
            <text:p>9</text:p>
          </table:table-cell>
          <table:table-cell table:formula="of:=ROUNDUP(MAX((100-MAX([.Z$5]+10*MIN([.Z$4]-[.$F8];0);0))*INT(([.$J8]-MAX([.Z$4]-[.$F8];0))*[.$I8])/100;0);0)" office:value-type="float" office:value="6" calcext:value-type="float">
            <text:p>6</text:p>
          </table:table-cell>
          <table:table-cell table:formula="of:=ROUNDUP(MAX((100-MAX([.AA$5]+10*MIN([.AA$4]-[.$F8];0);0))*INT(([.$J8]-MAX([.AA$4]-[.$F8];0))*[.$I8])/100;0);0)" office:value-type="float" office:value="5" calcext:value-type="float">
            <text:p>5</text:p>
          </table:table-cell>
          <table:table-cell table:formula="of:=ROUNDUP(MAX((100-MAX([.AB$5]+10*MIN([.AB$4]-[.$F8];0);0))*INT(([.$J8]-MAX([.AB$4]-[.$F8];0))*[.$I8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LOOKUP([.$B9];[$'EcCo ammo'.$A$2:$'EcCo ammo'.$A$33];[$'EcCo ammo'.F$2:$'EcCo ammo'.F$33])" office:value-type="float" office:value="0" calcext:value-type="float">
            <text:p>0</text:p>
          </table:table-cell>
          <table:table-cell table:formula="of:=LOOKUP([.$B9];[$'EcCo ammo'.$A$2:$'EcCo ammo'.$A$33];[$'EcCo ammo'.G$2:$'EcCo ammo'.G$33])" office:value-type="float" office:value="4" calcext:value-type="float">
            <text:p>4</text:p>
          </table:table-cell>
          <table:table-cell table:formula="of:=LOOKUP([.$B9];[$'EcCo ammo'.$A$2:$'EcCo ammo'.$A$33];[$'EcCo ammo'.H$2:$'EcCo ammo'.H$33])" office:value-type="float" office:value="1" calcext:value-type="float">
            <text:p>1</text:p>
          </table:table-cell>
          <table:table-cell table:formula="of:=LOOKUP([.$B9];[$'EcCo ammo'.$A$2:$'EcCo ammo'.$A$33];[$'EcCo ammo'.I$2:$'EcCo ammo'.I$33])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.00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10*MIN([.L$4]-[.$F9];0);0))*INT(([.$J9]-MAX([.L$4]-[.$F9];0))*[.$I9])/100;0);0)" office:value-type="float" office:value="20" calcext:value-type="float">
            <text:p>20</text:p>
          </table:table-cell>
          <table:table-cell table:formula="of:=ROUNDUP(MAX((100-MAX([.M$5]+10*MIN([.M$4]-[.$F9];0);0))*INT(([.$J9]-MAX([.M$4]-[.$F9];0))*[.$I9])/100;0);0)" office:value-type="float" office:value="20" calcext:value-type="float">
            <text:p>20</text:p>
          </table:table-cell>
          <table:table-cell table:formula="of:=ROUNDUP(MAX((100-MAX([.N$5]+10*MIN([.N$4]-[.$F9];0);0))*INT(([.$J9]-MAX([.N$4]-[.$F9];0))*[.$I9])/100;0);0)" office:value-type="float" office:value="20" calcext:value-type="float">
            <text:p>20</text:p>
          </table:table-cell>
          <table:table-cell table:formula="of:=ROUNDUP(MAX((100-MAX([.O$5]+10*MIN([.O$4]-[.$F9];0);0))*INT(([.$J9]-MAX([.O$4]-[.$F9];0))*[.$I9])/100;0);0)" office:value-type="float" office:value="19" calcext:value-type="float">
            <text:p>19</text:p>
          </table:table-cell>
          <table:table-cell table:formula="of:=ROUNDUP(MAX((100-MAX([.P$5]+10*MIN([.P$4]-[.$F9];0);0))*INT(([.$J9]-MAX([.P$4]-[.$F9];0))*[.$I9])/100;0);0)" office:value-type="float" office:value="18" calcext:value-type="float">
            <text:p>18</text:p>
          </table:table-cell>
          <table:table-cell table:formula="of:=ROUNDUP(MAX((100-MAX([.Q$5]+10*MIN([.Q$4]-[.$F9];0);0))*INT(([.$J9]-MAX([.Q$4]-[.$F9];0))*[.$I9])/100;0);0)" office:value-type="float" office:value="18" calcext:value-type="float">
            <text:p>18</text:p>
          </table:table-cell>
          <table:table-cell table:formula="of:=ROUNDUP(MAX((100-MAX([.R$5]+10*MIN([.R$4]-[.$F9];0);0))*INT(([.$J9]-MAX([.R$4]-[.$F9];0))*[.$I9])/100;0);0)" office:value-type="float" office:value="14" calcext:value-type="float">
            <text:p>14</text:p>
          </table:table-cell>
          <table:table-cell table:formula="of:=ROUNDUP(MAX((100-MAX([.S$5]+10*MIN([.S$4]-[.$F9];0);0))*INT(([.$J9]-MAX([.S$4]-[.$F9];0))*[.$I9])/100;0);0)" office:value-type="float" office:value="13" calcext:value-type="float">
            <text:p>13</text:p>
          </table:table-cell>
          <table:table-cell table:formula="of:=ROUNDUP(MAX((100-MAX([.T$5]+10*MIN([.T$4]-[.$F9];0);0))*INT(([.$J9]-MAX([.T$4]-[.$F9];0))*[.$I9])/100;0);0)" office:value-type="float" office:value="13" calcext:value-type="float">
            <text:p>13</text:p>
          </table:table-cell>
          <table:table-cell table:formula="of:=ROUNDUP(MAX((100-MAX([.U$5]+10*MIN([.U$4]-[.$F9];0);0))*INT(([.$J9]-MAX([.U$4]-[.$F9];0))*[.$I9])/100;0);0)" office:value-type="float" office:value="11" calcext:value-type="float">
            <text:p>11</text:p>
          </table:table-cell>
          <table:table-cell table:formula="of:=ROUNDUP(MAX((100-MAX([.V$5]+10*MIN([.V$4]-[.$F9];0);0))*INT(([.$J9]-MAX([.V$4]-[.$F9];0))*[.$I9])/100;0);0)" office:value-type="float" office:value="10" calcext:value-type="float">
            <text:p>10</text:p>
          </table:table-cell>
          <table:table-cell table:formula="of:=ROUNDUP(MAX((100-MAX([.W$5]+10*MIN([.W$4]-[.$F9];0);0))*INT(([.$J9]-MAX([.W$4]-[.$F9];0))*[.$I9])/100;0);0)" office:value-type="float" office:value="9" calcext:value-type="float">
            <text:p>9</text:p>
          </table:table-cell>
          <table:table-cell table:formula="of:=ROUNDUP(MAX((100-MAX([.X$5]+10*MIN([.X$4]-[.$F9];0);0))*INT(([.$J9]-MAX([.X$4]-[.$F9];0))*[.$I9])/100;0);0)" office:value-type="float" office:value="7" calcext:value-type="float">
            <text:p>7</text:p>
          </table:table-cell>
          <table:table-cell table:formula="of:=ROUNDUP(MAX((100-MAX([.Y$5]+10*MIN([.Y$4]-[.$F9];0);0))*INT(([.$J9]-MAX([.Y$4]-[.$F9];0))*[.$I9])/100;0);0)" office:value-type="float" office:value="6" calcext:value-type="float">
            <text:p>6</text:p>
          </table:table-cell>
          <table:table-cell table:formula="of:=ROUNDUP(MAX((100-MAX([.Z$5]+10*MIN([.Z$4]-[.$F9];0);0))*INT(([.$J9]-MAX([.Z$4]-[.$F9];0))*[.$I9])/100;0);0)" office:value-type="float" office:value="4" calcext:value-type="float">
            <text:p>4</text:p>
          </table:table-cell>
          <table:table-cell table:formula="of:=ROUNDUP(MAX((100-MAX([.AA$5]+10*MIN([.AA$4]-[.$F9];0);0))*INT(([.$J9]-MAX([.AA$4]-[.$F9];0))*[.$I9])/100;0);0)" office:value-type="float" office:value="3" calcext:value-type="float">
            <text:p>3</text:p>
          </table:table-cell>
          <table:table-cell table:formula="of:=ROUNDUP(MAX((100-MAX([.AB$5]+10*MIN([.AB$4]-[.$F9];0);0))*INT(([.$J9]-MAX([.AB$4]-[.$F9];0))*[.$I9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LOOKUP([.$B10];[$'EcCo ammo'.$A$2:$'EcCo ammo'.$A$33];[$'EcCo ammo'.F$2:$'EcCo ammo'.F$33])" office:value-type="float" office:value="-10" calcext:value-type="float">
            <text:p>-10</text:p>
          </table:table-cell>
          <table:table-cell table:formula="of:=LOOKUP([.$B10];[$'EcCo ammo'.$A$2:$'EcCo ammo'.$A$33];[$'EcCo ammo'.G$2:$'EcCo ammo'.G$33])" office:value-type="float" office:value="7" calcext:value-type="float">
            <text:p>7</text:p>
          </table:table-cell>
          <table:table-cell table:formula="of:=LOOKUP([.$B10];[$'EcCo ammo'.$A$2:$'EcCo ammo'.$A$33];[$'EcCo ammo'.H$2:$'EcCo ammo'.H$33])" office:value-type="float" office:value="1" calcext:value-type="float">
            <text:p>1</text:p>
          </table:table-cell>
          <table:table-cell table:formula="of:=LOOKUP([.$B10];[$'EcCo ammo'.$A$2:$'EcCo ammo'.$A$33];[$'EcCo ammo'.I$2:$'EcCo ammo'.I$33])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.00</text:p>
          </table:table-cell>
          <table:table-cell table:formula="of:=ROUND(AVERAGE([.C10];[.D10]))" office:value-type="float" office:value="20" calcext:value-type="float">
            <text:p>20</text:p>
          </table:table-cell>
          <table:table-cell/>
          <table:table-cell table:formula="of:=ROUNDUP(MAX((100-MAX([.L$5]+10*MIN([.L$4]-[.$F10];0);0))*INT(([.$J10]-MAX([.L$4]-[.$F10];0))*[.$I10])/100;0);0)" office:value-type="float" office:value="20" calcext:value-type="float">
            <text:p>20</text:p>
          </table:table-cell>
          <table:table-cell table:formula="of:=ROUNDUP(MAX((100-MAX([.M$5]+10*MIN([.M$4]-[.$F10];0);0))*INT(([.$J10]-MAX([.M$4]-[.$F10];0))*[.$I10])/100;0);0)" office:value-type="float" office:value="20" calcext:value-type="float">
            <text:p>20</text:p>
          </table:table-cell>
          <table:table-cell table:formula="of:=ROUNDUP(MAX((100-MAX([.N$5]+10*MIN([.N$4]-[.$F10];0);0))*INT(([.$J10]-MAX([.N$4]-[.$F10];0))*[.$I10])/100;0);0)" office:value-type="float" office:value="20" calcext:value-type="float">
            <text:p>20</text:p>
          </table:table-cell>
          <table:table-cell table:formula="of:=ROUNDUP(MAX((100-MAX([.O$5]+10*MIN([.O$4]-[.$F10];0);0))*INT(([.$J10]-MAX([.O$4]-[.$F10];0))*[.$I10])/100;0);0)" office:value-type="float" office:value="20" calcext:value-type="float">
            <text:p>20</text:p>
          </table:table-cell>
          <table:table-cell table:formula="of:=ROUNDUP(MAX((100-MAX([.P$5]+10*MIN([.P$4]-[.$F10];0);0))*INT(([.$J10]-MAX([.P$4]-[.$F10];0))*[.$I10])/100;0);0)" office:value-type="float" office:value="20" calcext:value-type="float">
            <text:p>20</text:p>
          </table:table-cell>
          <table:table-cell table:formula="of:=ROUNDUP(MAX((100-MAX([.Q$5]+10*MIN([.Q$4]-[.$F10];0);0))*INT(([.$J10]-MAX([.Q$4]-[.$F10];0))*[.$I10])/100;0);0)" office:value-type="float" office:value="20" calcext:value-type="float">
            <text:p>20</text:p>
          </table:table-cell>
          <table:table-cell table:formula="of:=ROUNDUP(MAX((100-MAX([.R$5]+10*MIN([.R$4]-[.$F10];0);0))*INT(([.$J10]-MAX([.R$4]-[.$F10];0))*[.$I10])/100;0);0)" office:value-type="float" office:value="20" calcext:value-type="float">
            <text:p>20</text:p>
          </table:table-cell>
          <table:table-cell table:formula="of:=ROUNDUP(MAX((100-MAX([.S$5]+10*MIN([.S$4]-[.$F10];0);0))*INT(([.$J10]-MAX([.S$4]-[.$F10];0))*[.$I10])/100;0);0)" office:value-type="float" office:value="19" calcext:value-type="float">
            <text:p>19</text:p>
          </table:table-cell>
          <table:table-cell table:formula="of:=ROUNDUP(MAX((100-MAX([.T$5]+10*MIN([.T$4]-[.$F10];0);0))*INT(([.$J10]-MAX([.T$4]-[.$F10];0))*[.$I10])/100;0);0)" office:value-type="float" office:value="19" calcext:value-type="float">
            <text:p>19</text:p>
          </table:table-cell>
          <table:table-cell table:formula="of:=ROUNDUP(MAX((100-MAX([.U$5]+10*MIN([.U$4]-[.$F10];0);0))*INT(([.$J10]-MAX([.U$4]-[.$F10];0))*[.$I10])/100;0);0)" office:value-type="float" office:value="14" calcext:value-type="float">
            <text:p>14</text:p>
          </table:table-cell>
          <table:table-cell table:formula="of:=ROUNDUP(MAX((100-MAX([.V$5]+10*MIN([.V$4]-[.$F10];0);0))*INT(([.$J10]-MAX([.V$4]-[.$F10];0))*[.$I10])/100;0);0)" office:value-type="float" office:value="13" calcext:value-type="float">
            <text:p>13</text:p>
          </table:table-cell>
          <table:table-cell table:formula="of:=ROUNDUP(MAX((100-MAX([.W$5]+10*MIN([.W$4]-[.$F10];0);0))*INT(([.$J10]-MAX([.W$4]-[.$F10];0))*[.$I10])/100;0);0)" office:value-type="float" office:value="11" calcext:value-type="float">
            <text:p>11</text:p>
          </table:table-cell>
          <table:table-cell table:formula="of:=ROUNDUP(MAX((100-MAX([.X$5]+10*MIN([.X$4]-[.$F10];0);0))*INT(([.$J10]-MAX([.X$4]-[.$F10];0))*[.$I10])/100;0);0)" office:value-type="float" office:value="9" calcext:value-type="float">
            <text:p>9</text:p>
          </table:table-cell>
          <table:table-cell table:formula="of:=ROUNDUP(MAX((100-MAX([.Y$5]+10*MIN([.Y$4]-[.$F10];0);0))*INT(([.$J10]-MAX([.Y$4]-[.$F10];0))*[.$I10])/100;0);0)" office:value-type="float" office:value="8" calcext:value-type="float">
            <text:p>8</text:p>
          </table:table-cell>
          <table:table-cell table:formula="of:=ROUNDUP(MAX((100-MAX([.Z$5]+10*MIN([.Z$4]-[.$F10];0);0))*INT(([.$J10]-MAX([.Z$4]-[.$F10];0))*[.$I10])/100;0);0)" office:value-type="float" office:value="5" calcext:value-type="float">
            <text:p>5</text:p>
          </table:table-cell>
          <table:table-cell table:formula="of:=ROUNDUP(MAX((100-MAX([.AA$5]+10*MIN([.AA$4]-[.$F10];0);0))*INT(([.$J10]-MAX([.AA$4]-[.$F10];0))*[.$I10])/100;0);0)" office:value-type="float" office:value="4" calcext:value-type="float">
            <text:p>4</text:p>
          </table:table-cell>
          <table:table-cell table:formula="of:=ROUNDUP(MAX((100-MAX([.AB$5]+10*MIN([.AB$4]-[.$F10];0);0))*INT(([.$J10]-MAX([.AB$4]-[.$F10];0))*[.$I10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1];[$'EcCo ammo'.$A$2:$'EcCo ammo'.$A$33];[$'EcCo ammo'.F$2:$'EcCo ammo'.F$33])" office:value-type="float" office:value="0" calcext:value-type="float">
            <text:p>0</text:p>
          </table:table-cell>
          <table:table-cell table:formula="of:=LOOKUP([.$B11];[$'EcCo ammo'.$A$2:$'EcCo ammo'.$A$33];[$'EcCo ammo'.G$2:$'EcCo ammo'.G$33])" office:value-type="float" office:value="4" calcext:value-type="float">
            <text:p>4</text:p>
          </table:table-cell>
          <table:table-cell table:formula="of:=LOOKUP([.$B11];[$'EcCo ammo'.$A$2:$'EcCo ammo'.$A$33];[$'EcCo ammo'.H$2:$'EcCo ammo'.H$33])" office:value-type="float" office:value="1" calcext:value-type="float">
            <text:p>1</text:p>
          </table:table-cell>
          <table:table-cell table:formula="of:=LOOKUP([.$B11];[$'EcCo ammo'.$A$2:$'EcCo ammo'.$A$33];[$'EcCo ammo'.I$2:$'EcCo ammo'.I$33])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.00</text:p>
          </table:table-cell>
          <table:table-cell table:formula="of:=ROUND(AVERAGE([.C11];[.D11]))" office:value-type="float" office:value="16" calcext:value-type="float">
            <text:p>16</text:p>
          </table:table-cell>
          <table:table-cell/>
          <table:table-cell table:formula="of:=ROUNDUP(MAX((100-MAX([.L$5]+10*MIN([.L$4]-[.$F11];0);0))*INT(([.$J11]-MAX([.L$4]-[.$F11];0))*[.$I11])/100;0);0)" office:value-type="float" office:value="16" calcext:value-type="float">
            <text:p>16</text:p>
          </table:table-cell>
          <table:table-cell table:formula="of:=ROUNDUP(MAX((100-MAX([.M$5]+10*MIN([.M$4]-[.$F11];0);0))*INT(([.$J11]-MAX([.M$4]-[.$F11];0))*[.$I11])/100;0);0)" office:value-type="float" office:value="16" calcext:value-type="float">
            <text:p>16</text:p>
          </table:table-cell>
          <table:table-cell table:formula="of:=ROUNDUP(MAX((100-MAX([.N$5]+10*MIN([.N$4]-[.$F11];0);0))*INT(([.$J11]-MAX([.N$4]-[.$F11];0))*[.$I11])/100;0);0)" office:value-type="float" office:value="16" calcext:value-type="float">
            <text:p>16</text:p>
          </table:table-cell>
          <table:table-cell table:formula="of:=ROUNDUP(MAX((100-MAX([.O$5]+10*MIN([.O$4]-[.$F11];0);0))*INT(([.$J11]-MAX([.O$4]-[.$F11];0))*[.$I11])/100;0);0)" office:value-type="float" office:value="16" calcext:value-type="float">
            <text:p>16</text:p>
          </table:table-cell>
          <table:table-cell table:formula="of:=ROUNDUP(MAX((100-MAX([.P$5]+10*MIN([.P$4]-[.$F11];0);0))*INT(([.$J11]-MAX([.P$4]-[.$F11];0))*[.$I11])/100;0);0)" office:value-type="float" office:value="15" calcext:value-type="float">
            <text:p>15</text:p>
          </table:table-cell>
          <table:table-cell table:formula="of:=ROUNDUP(MAX((100-MAX([.Q$5]+10*MIN([.Q$4]-[.$F11];0);0))*INT(([.$J11]-MAX([.Q$4]-[.$F11];0))*[.$I11])/100;0);0)" office:value-type="float" office:value="15" calcext:value-type="float">
            <text:p>15</text:p>
          </table:table-cell>
          <table:table-cell table:formula="of:=ROUNDUP(MAX((100-MAX([.R$5]+10*MIN([.R$4]-[.$F11];0);0))*INT(([.$J11]-MAX([.R$4]-[.$F11];0))*[.$I11])/100;0);0)" office:value-type="float" office:value="12" calcext:value-type="float">
            <text:p>12</text:p>
          </table:table-cell>
          <table:table-cell table:formula="of:=ROUNDUP(MAX((100-MAX([.S$5]+10*MIN([.S$4]-[.$F11];0);0))*INT(([.$J11]-MAX([.S$4]-[.$F11];0))*[.$I11])/100;0);0)" office:value-type="float" office:value="11" calcext:value-type="float">
            <text:p>11</text:p>
          </table:table-cell>
          <table:table-cell table:formula="of:=ROUNDUP(MAX((100-MAX([.T$5]+10*MIN([.T$4]-[.$F11];0);0))*INT(([.$J11]-MAX([.T$4]-[.$F11];0))*[.$I11])/100;0);0)" office:value-type="float" office:value="11" calcext:value-type="float">
            <text:p>11</text:p>
          </table:table-cell>
          <table:table-cell table:formula="of:=ROUNDUP(MAX((100-MAX([.U$5]+10*MIN([.U$4]-[.$F11];0);0))*INT(([.$J11]-MAX([.U$4]-[.$F11];0))*[.$I11])/100;0);0)" office:value-type="float" office:value="9" calcext:value-type="float">
            <text:p>9</text:p>
          </table:table-cell>
          <table:table-cell table:formula="of:=ROUNDUP(MAX((100-MAX([.V$5]+10*MIN([.V$4]-[.$F11];0);0))*INT(([.$J11]-MAX([.V$4]-[.$F11];0))*[.$I11])/100;0);0)" office:value-type="float" office:value="8" calcext:value-type="float">
            <text:p>8</text:p>
          </table:table-cell>
          <table:table-cell table:formula="of:=ROUNDUP(MAX((100-MAX([.W$5]+10*MIN([.W$4]-[.$F11];0);0))*INT(([.$J11]-MAX([.W$4]-[.$F11];0))*[.$I11])/100;0);0)" office:value-type="float" office:value="7" calcext:value-type="float">
            <text:p>7</text:p>
          </table:table-cell>
          <table:table-cell table:formula="of:=ROUNDUP(MAX((100-MAX([.X$5]+10*MIN([.X$4]-[.$F11];0);0))*INT(([.$J11]-MAX([.X$4]-[.$F11];0))*[.$I11])/100;0);0)" office:value-type="float" office:value="5" calcext:value-type="float">
            <text:p>5</text:p>
          </table:table-cell>
          <table:table-cell table:formula="of:=ROUNDUP(MAX((100-MAX([.Y$5]+10*MIN([.Y$4]-[.$F11];0);0))*INT(([.$J11]-MAX([.Y$4]-[.$F11];0))*[.$I11])/100;0);0)" office:value-type="float" office:value="4" calcext:value-type="float">
            <text:p>4</text:p>
          </table:table-cell>
          <table:table-cell table:formula="of:=ROUNDUP(MAX((100-MAX([.Z$5]+10*MIN([.Z$4]-[.$F11];0);0))*INT(([.$J11]-MAX([.Z$4]-[.$F11];0))*[.$I11])/100;0);0)" office:value-type="float" office:value="3" calcext:value-type="float">
            <text:p>3</text:p>
          </table:table-cell>
          <table:table-cell table:formula="of:=ROUNDUP(MAX((100-MAX([.AA$5]+10*MIN([.AA$4]-[.$F11];0);0))*INT(([.$J11]-MAX([.AA$4]-[.$F11];0))*[.$I11])/100;0);0)" office:value-type="float" office:value="2" calcext:value-type="float">
            <text:p>2</text:p>
          </table:table-cell>
          <table:table-cell table:formula="of:=ROUNDUP(MAX((100-MAX([.AB$5]+10*MIN([.AB$4]-[.$F11];0);0))*INT(([.$J11]-MAX([.AB$4]-[.$F11];0))*[.$I11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2];[$'EcCo ammo'.$A$2:$'EcCo ammo'.$A$33];[$'EcCo ammo'.F$2:$'EcCo ammo'.F$33])" office:value-type="float" office:value="-10" calcext:value-type="float">
            <text:p>-10</text:p>
          </table:table-cell>
          <table:table-cell table:formula="of:=LOOKUP([.$B12];[$'EcCo ammo'.$A$2:$'EcCo ammo'.$A$33];[$'EcCo ammo'.G$2:$'EcCo ammo'.G$33])" office:value-type="float" office:value="7" calcext:value-type="float">
            <text:p>7</text:p>
          </table:table-cell>
          <table:table-cell table:formula="of:=LOOKUP([.$B12];[$'EcCo ammo'.$A$2:$'EcCo ammo'.$A$33];[$'EcCo ammo'.H$2:$'EcCo ammo'.H$33])" office:value-type="float" office:value="1" calcext:value-type="float">
            <text:p>1</text:p>
          </table:table-cell>
          <table:table-cell table:formula="of:=LOOKUP([.$B12];[$'EcCo ammo'.$A$2:$'EcCo ammo'.$A$33];[$'EcCo ammo'.I$2:$'EcCo ammo'.I$33])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.00</text:p>
          </table:table-cell>
          <table:table-cell table:formula="of:=ROUND(AVERAGE([.C12];[.D12]))" office:value-type="float" office:value="16" calcext:value-type="float">
            <text:p>16</text:p>
          </table:table-cell>
          <table:table-cell/>
          <table:table-cell table:formula="of:=ROUNDUP(MAX((100-MAX([.L$5]+10*MIN([.L$4]-[.$F12];0);0))*INT(([.$J12]-MAX([.L$4]-[.$F12];0))*[.$I12])/100;0);0)" office:value-type="float" office:value="16" calcext:value-type="float">
            <text:p>16</text:p>
          </table:table-cell>
          <table:table-cell table:formula="of:=ROUNDUP(MAX((100-MAX([.M$5]+10*MIN([.M$4]-[.$F12];0);0))*INT(([.$J12]-MAX([.M$4]-[.$F12];0))*[.$I12])/100;0);0)" office:value-type="float" office:value="16" calcext:value-type="float">
            <text:p>16</text:p>
          </table:table-cell>
          <table:table-cell table:formula="of:=ROUNDUP(MAX((100-MAX([.N$5]+10*MIN([.N$4]-[.$F12];0);0))*INT(([.$J12]-MAX([.N$4]-[.$F12];0))*[.$I12])/100;0);0)" office:value-type="float" office:value="16" calcext:value-type="float">
            <text:p>16</text:p>
          </table:table-cell>
          <table:table-cell table:formula="of:=ROUNDUP(MAX((100-MAX([.O$5]+10*MIN([.O$4]-[.$F12];0);0))*INT(([.$J12]-MAX([.O$4]-[.$F12];0))*[.$I12])/100;0);0)" office:value-type="float" office:value="16" calcext:value-type="float">
            <text:p>16</text:p>
          </table:table-cell>
          <table:table-cell table:formula="of:=ROUNDUP(MAX((100-MAX([.P$5]+10*MIN([.P$4]-[.$F12];0);0))*INT(([.$J12]-MAX([.P$4]-[.$F12];0))*[.$I12])/100;0);0)" office:value-type="float" office:value="16" calcext:value-type="float">
            <text:p>16</text:p>
          </table:table-cell>
          <table:table-cell table:formula="of:=ROUNDUP(MAX((100-MAX([.Q$5]+10*MIN([.Q$4]-[.$F12];0);0))*INT(([.$J12]-MAX([.Q$4]-[.$F12];0))*[.$I12])/100;0);0)" office:value-type="float" office:value="16" calcext:value-type="float">
            <text:p>16</text:p>
          </table:table-cell>
          <table:table-cell table:formula="of:=ROUNDUP(MAX((100-MAX([.R$5]+10*MIN([.R$4]-[.$F12];0);0))*INT(([.$J12]-MAX([.R$4]-[.$F12];0))*[.$I12])/100;0);0)" office:value-type="float" office:value="16" calcext:value-type="float">
            <text:p>16</text:p>
          </table:table-cell>
          <table:table-cell table:formula="of:=ROUNDUP(MAX((100-MAX([.S$5]+10*MIN([.S$4]-[.$F12];0);0))*INT(([.$J12]-MAX([.S$4]-[.$F12];0))*[.$I12])/100;0);0)" office:value-type="float" office:value="16" calcext:value-type="float">
            <text:p>16</text:p>
          </table:table-cell>
          <table:table-cell table:formula="of:=ROUNDUP(MAX((100-MAX([.T$5]+10*MIN([.T$4]-[.$F12];0);0))*INT(([.$J12]-MAX([.T$4]-[.$F12];0))*[.$I12])/100;0);0)" office:value-type="float" office:value="16" calcext:value-type="float">
            <text:p>16</text:p>
          </table:table-cell>
          <table:table-cell table:formula="of:=ROUNDUP(MAX((100-MAX([.U$5]+10*MIN([.U$4]-[.$F12];0);0))*INT(([.$J12]-MAX([.U$4]-[.$F12];0))*[.$I12])/100;0);0)" office:value-type="float" office:value="12" calcext:value-type="float">
            <text:p>12</text:p>
          </table:table-cell>
          <table:table-cell table:formula="of:=ROUNDUP(MAX((100-MAX([.V$5]+10*MIN([.V$4]-[.$F12];0);0))*INT(([.$J12]-MAX([.V$4]-[.$F12];0))*[.$I12])/100;0);0)" office:value-type="float" office:value="11" calcext:value-type="float">
            <text:p>11</text:p>
          </table:table-cell>
          <table:table-cell table:formula="of:=ROUNDUP(MAX((100-MAX([.W$5]+10*MIN([.W$4]-[.$F12];0);0))*INT(([.$J12]-MAX([.W$4]-[.$F12];0))*[.$I12])/100;0);0)" office:value-type="float" office:value="9" calcext:value-type="float">
            <text:p>9</text:p>
          </table:table-cell>
          <table:table-cell table:formula="of:=ROUNDUP(MAX((100-MAX([.X$5]+10*MIN([.X$4]-[.$F12];0);0))*INT(([.$J12]-MAX([.X$4]-[.$F12];0))*[.$I12])/100;0);0)" office:value-type="float" office:value="7" calcext:value-type="float">
            <text:p>7</text:p>
          </table:table-cell>
          <table:table-cell table:formula="of:=ROUNDUP(MAX((100-MAX([.Y$5]+10*MIN([.Y$4]-[.$F12];0);0))*INT(([.$J12]-MAX([.Y$4]-[.$F12];0))*[.$I12])/100;0);0)" office:value-type="float" office:value="6" calcext:value-type="float">
            <text:p>6</text:p>
          </table:table-cell>
          <table:table-cell table:formula="of:=ROUNDUP(MAX((100-MAX([.Z$5]+10*MIN([.Z$4]-[.$F12];0);0))*INT(([.$J12]-MAX([.Z$4]-[.$F12];0))*[.$I12])/100;0);0)" office:value-type="float" office:value="4" calcext:value-type="float">
            <text:p>4</text:p>
          </table:table-cell>
          <table:table-cell table:formula="of:=ROUNDUP(MAX((100-MAX([.AA$5]+10*MIN([.AA$4]-[.$F12];0);0))*INT(([.$J12]-MAX([.AA$4]-[.$F12];0))*[.$I12])/100;0);0)" office:value-type="float" office:value="3" calcext:value-type="float">
            <text:p>3</text:p>
          </table:table-cell>
          <table:table-cell table:formula="of:=ROUNDUP(MAX((100-MAX([.AB$5]+10*MIN([.AB$4]-[.$F12];0);0))*INT(([.$J12]-MAX([.AB$4]-[.$F12];0))*[.$I12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LOOKUP([.$B13];[$'EcCo ammo'.$A$2:$'EcCo ammo'.$A$33];[$'EcCo ammo'.F$2:$'EcCo ammo'.F$33])" office:value-type="float" office:value="0" calcext:value-type="float">
            <text:p>0</text:p>
          </table:table-cell>
          <table:table-cell table:formula="of:=LOOKUP([.$B13];[$'EcCo ammo'.$A$2:$'EcCo ammo'.$A$33];[$'EcCo ammo'.G$2:$'EcCo ammo'.G$33])" office:value-type="float" office:value="4" calcext:value-type="float">
            <text:p>4</text:p>
          </table:table-cell>
          <table:table-cell table:formula="of:=LOOKUP([.$B13];[$'EcCo ammo'.$A$2:$'EcCo ammo'.$A$33];[$'EcCo ammo'.H$2:$'EcCo ammo'.H$33])" office:value-type="float" office:value="1" calcext:value-type="float">
            <text:p>1</text:p>
          </table:table-cell>
          <table:table-cell table:formula="of:=LOOKUP([.$B13];[$'EcCo ammo'.$A$2:$'EcCo ammo'.$A$33];[$'EcCo ammo'.I$2:$'EcCo ammo'.I$33])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.00</text:p>
          </table:table-cell>
          <table:table-cell table:formula="of:=ROUND(AVERAGE([.C13];[.D13]))" office:value-type="float" office:value="21" calcext:value-type="float">
            <text:p>21</text:p>
          </table:table-cell>
          <table:table-cell/>
          <table:table-cell table:formula="of:=ROUNDUP(MAX((100-MAX([.L$5]+10*MIN([.L$4]-[.$F13];0);0))*INT(([.$J13]-MAX([.L$4]-[.$F13];0))*[.$I13])/100;0);0)" office:value-type="float" office:value="21" calcext:value-type="float">
            <text:p>21</text:p>
          </table:table-cell>
          <table:table-cell table:formula="of:=ROUNDUP(MAX((100-MAX([.M$5]+10*MIN([.M$4]-[.$F13];0);0))*INT(([.$J13]-MAX([.M$4]-[.$F13];0))*[.$I13])/100;0);0)" office:value-type="float" office:value="21" calcext:value-type="float">
            <text:p>21</text:p>
          </table:table-cell>
          <table:table-cell table:formula="of:=ROUNDUP(MAX((100-MAX([.N$5]+10*MIN([.N$4]-[.$F13];0);0))*INT(([.$J13]-MAX([.N$4]-[.$F13];0))*[.$I13])/100;0);0)" office:value-type="float" office:value="21" calcext:value-type="float">
            <text:p>21</text:p>
          </table:table-cell>
          <table:table-cell table:formula="of:=ROUNDUP(MAX((100-MAX([.O$5]+10*MIN([.O$4]-[.$F13];0);0))*INT(([.$J13]-MAX([.O$4]-[.$F13];0))*[.$I13])/100;0);0)" office:value-type="float" office:value="20" calcext:value-type="float">
            <text:p>20</text:p>
          </table:table-cell>
          <table:table-cell table:formula="of:=ROUNDUP(MAX((100-MAX([.P$5]+10*MIN([.P$4]-[.$F13];0);0))*INT(([.$J13]-MAX([.P$4]-[.$F13];0))*[.$I13])/100;0);0)" office:value-type="float" office:value="19" calcext:value-type="float">
            <text:p>19</text:p>
          </table:table-cell>
          <table:table-cell table:formula="of:=ROUNDUP(MAX((100-MAX([.Q$5]+10*MIN([.Q$4]-[.$F13];0);0))*INT(([.$J13]-MAX([.Q$4]-[.$F13];0))*[.$I13])/100;0);0)" office:value-type="float" office:value="19" calcext:value-type="float">
            <text:p>19</text:p>
          </table:table-cell>
          <table:table-cell table:formula="of:=ROUNDUP(MAX((100-MAX([.R$5]+10*MIN([.R$4]-[.$F13];0);0))*INT(([.$J13]-MAX([.R$4]-[.$F13];0))*[.$I13])/100;0);0)" office:value-type="float" office:value="15" calcext:value-type="float">
            <text:p>15</text:p>
          </table:table-cell>
          <table:table-cell table:formula="of:=ROUNDUP(MAX((100-MAX([.S$5]+10*MIN([.S$4]-[.$F13];0);0))*INT(([.$J13]-MAX([.S$4]-[.$F13];0))*[.$I13])/100;0);0)" office:value-type="float" office:value="14" calcext:value-type="float">
            <text:p>14</text:p>
          </table:table-cell>
          <table:table-cell table:formula="of:=ROUNDUP(MAX((100-MAX([.T$5]+10*MIN([.T$4]-[.$F13];0);0))*INT(([.$J13]-MAX([.T$4]-[.$F13];0))*[.$I13])/100;0);0)" office:value-type="float" office:value="14" calcext:value-type="float">
            <text:p>14</text:p>
          </table:table-cell>
          <table:table-cell table:formula="of:=ROUNDUP(MAX((100-MAX([.U$5]+10*MIN([.U$4]-[.$F13];0);0))*INT(([.$J13]-MAX([.U$4]-[.$F13];0))*[.$I13])/100;0);0)" office:value-type="float" office:value="12" calcext:value-type="float">
            <text:p>12</text:p>
          </table:table-cell>
          <table:table-cell table:formula="of:=ROUNDUP(MAX((100-MAX([.V$5]+10*MIN([.V$4]-[.$F13];0);0))*INT(([.$J13]-MAX([.V$4]-[.$F13];0))*[.$I13])/100;0);0)" office:value-type="float" office:value="11" calcext:value-type="float">
            <text:p>11</text:p>
          </table:table-cell>
          <table:table-cell table:formula="of:=ROUNDUP(MAX((100-MAX([.W$5]+10*MIN([.W$4]-[.$F13];0);0))*INT(([.$J13]-MAX([.W$4]-[.$F13];0))*[.$I13])/100;0);0)" office:value-type="float" office:value="10" calcext:value-type="float">
            <text:p>10</text:p>
          </table:table-cell>
          <table:table-cell table:formula="of:=ROUNDUP(MAX((100-MAX([.X$5]+10*MIN([.X$4]-[.$F13];0);0))*INT(([.$J13]-MAX([.X$4]-[.$F13];0))*[.$I13])/100;0);0)" office:value-type="float" office:value="8" calcext:value-type="float">
            <text:p>8</text:p>
          </table:table-cell>
          <table:table-cell table:formula="of:=ROUNDUP(MAX((100-MAX([.Y$5]+10*MIN([.Y$4]-[.$F13];0);0))*INT(([.$J13]-MAX([.Y$4]-[.$F13];0))*[.$I13])/100;0);0)" office:value-type="float" office:value="7" calcext:value-type="float">
            <text:p>7</text:p>
          </table:table-cell>
          <table:table-cell table:formula="of:=ROUNDUP(MAX((100-MAX([.Z$5]+10*MIN([.Z$4]-[.$F13];0);0))*INT(([.$J13]-MAX([.Z$4]-[.$F13];0))*[.$I13])/100;0);0)" office:value-type="float" office:value="4" calcext:value-type="float">
            <text:p>4</text:p>
          </table:table-cell>
          <table:table-cell table:formula="of:=ROUNDUP(MAX((100-MAX([.AA$5]+10*MIN([.AA$4]-[.$F13];0);0))*INT(([.$J13]-MAX([.AA$4]-[.$F13];0))*[.$I13])/100;0);0)" office:value-type="float" office:value="4" calcext:value-type="float">
            <text:p>4</text:p>
          </table:table-cell>
          <table:table-cell table:formula="of:=ROUNDUP(MAX((100-MAX([.AB$5]+10*MIN([.AB$4]-[.$F13];0);0))*INT(([.$J13]-MAX([.AB$4]-[.$F13];0))*[.$I13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LOOKUP([.$B14];[$'EcCo ammo'.$A$2:$'EcCo ammo'.$A$33];[$'EcCo ammo'.F$2:$'EcCo ammo'.F$33])" office:value-type="float" office:value="-10" calcext:value-type="float">
            <text:p>-10</text:p>
          </table:table-cell>
          <table:table-cell table:formula="of:=LOOKUP([.$B14];[$'EcCo ammo'.$A$2:$'EcCo ammo'.$A$33];[$'EcCo ammo'.G$2:$'EcCo ammo'.G$33])" office:value-type="float" office:value="7" calcext:value-type="float">
            <text:p>7</text:p>
          </table:table-cell>
          <table:table-cell table:formula="of:=LOOKUP([.$B14];[$'EcCo ammo'.$A$2:$'EcCo ammo'.$A$33];[$'EcCo ammo'.H$2:$'EcCo ammo'.H$33])" office:value-type="float" office:value="1" calcext:value-type="float">
            <text:p>1</text:p>
          </table:table-cell>
          <table:table-cell table:formula="of:=LOOKUP([.$B14];[$'EcCo ammo'.$A$2:$'EcCo ammo'.$A$33];[$'EcCo ammo'.I$2:$'EcCo ammo'.I$33])" office:value-type="float" office:value="1" calcext:value-type="float">
            <text:p>1</text:p>
          </table:table-cell>
          <table:table-cell table:formula="of:=[.G14]/[.H14]" office:value-type="float" office:value="1" calcext:value-type="float">
            <text:p>1.00</text:p>
          </table:table-cell>
          <table:table-cell table:formula="of:=ROUND(AVERAGE([.C14];[.D14]))" office:value-type="float" office:value="21" calcext:value-type="float">
            <text:p>21</text:p>
          </table:table-cell>
          <table:table-cell/>
          <table:table-cell table:formula="of:=ROUNDUP(MAX((100-MAX([.L$5]+10*MIN([.L$4]-[.$F14];0);0))*INT(([.$J14]-MAX([.L$4]-[.$F14];0))*[.$I14])/100;0);0)" office:value-type="float" office:value="21" calcext:value-type="float">
            <text:p>21</text:p>
          </table:table-cell>
          <table:table-cell table:formula="of:=ROUNDUP(MAX((100-MAX([.M$5]+10*MIN([.M$4]-[.$F14];0);0))*INT(([.$J14]-MAX([.M$4]-[.$F14];0))*[.$I14])/100;0);0)" office:value-type="float" office:value="21" calcext:value-type="float">
            <text:p>21</text:p>
          </table:table-cell>
          <table:table-cell table:formula="of:=ROUNDUP(MAX((100-MAX([.N$5]+10*MIN([.N$4]-[.$F14];0);0))*INT(([.$J14]-MAX([.N$4]-[.$F14];0))*[.$I14])/100;0);0)" office:value-type="float" office:value="21" calcext:value-type="float">
            <text:p>21</text:p>
          </table:table-cell>
          <table:table-cell table:formula="of:=ROUNDUP(MAX((100-MAX([.O$5]+10*MIN([.O$4]-[.$F14];0);0))*INT(([.$J14]-MAX([.O$4]-[.$F14];0))*[.$I14])/100;0);0)" office:value-type="float" office:value="21" calcext:value-type="float">
            <text:p>21</text:p>
          </table:table-cell>
          <table:table-cell table:formula="of:=ROUNDUP(MAX((100-MAX([.P$5]+10*MIN([.P$4]-[.$F14];0);0))*INT(([.$J14]-MAX([.P$4]-[.$F14];0))*[.$I14])/100;0);0)" office:value-type="float" office:value="21" calcext:value-type="float">
            <text:p>21</text:p>
          </table:table-cell>
          <table:table-cell table:formula="of:=ROUNDUP(MAX((100-MAX([.Q$5]+10*MIN([.Q$4]-[.$F14];0);0))*INT(([.$J14]-MAX([.Q$4]-[.$F14];0))*[.$I14])/100;0);0)" office:value-type="float" office:value="21" calcext:value-type="float">
            <text:p>21</text:p>
          </table:table-cell>
          <table:table-cell table:formula="of:=ROUNDUP(MAX((100-MAX([.R$5]+10*MIN([.R$4]-[.$F14];0);0))*INT(([.$J14]-MAX([.R$4]-[.$F14];0))*[.$I14])/100;0);0)" office:value-type="float" office:value="21" calcext:value-type="float">
            <text:p>21</text:p>
          </table:table-cell>
          <table:table-cell table:formula="of:=ROUNDUP(MAX((100-MAX([.S$5]+10*MIN([.S$4]-[.$F14];0);0))*INT(([.$J14]-MAX([.S$4]-[.$F14];0))*[.$I14])/100;0);0)" office:value-type="float" office:value="20" calcext:value-type="float">
            <text:p>20</text:p>
          </table:table-cell>
          <table:table-cell table:formula="of:=ROUNDUP(MAX((100-MAX([.T$5]+10*MIN([.T$4]-[.$F14];0);0))*INT(([.$J14]-MAX([.T$4]-[.$F14];0))*[.$I14])/100;0);0)" office:value-type="float" office:value="20" calcext:value-type="float">
            <text:p>20</text:p>
          </table:table-cell>
          <table:table-cell table:formula="of:=ROUNDUP(MAX((100-MAX([.U$5]+10*MIN([.U$4]-[.$F14];0);0))*INT(([.$J14]-MAX([.U$4]-[.$F14];0))*[.$I14])/100;0);0)" office:value-type="float" office:value="15" calcext:value-type="float">
            <text:p>15</text:p>
          </table:table-cell>
          <table:table-cell table:formula="of:=ROUNDUP(MAX((100-MAX([.V$5]+10*MIN([.V$4]-[.$F14];0);0))*INT(([.$J14]-MAX([.V$4]-[.$F14];0))*[.$I14])/100;0);0)" office:value-type="float" office:value="14" calcext:value-type="float">
            <text:p>14</text:p>
          </table:table-cell>
          <table:table-cell table:formula="of:=ROUNDUP(MAX((100-MAX([.W$5]+10*MIN([.W$4]-[.$F14];0);0))*INT(([.$J14]-MAX([.W$4]-[.$F14];0))*[.$I14])/100;0);0)" office:value-type="float" office:value="11" calcext:value-type="float">
            <text:p>11</text:p>
          </table:table-cell>
          <table:table-cell table:formula="of:=ROUNDUP(MAX((100-MAX([.X$5]+10*MIN([.X$4]-[.$F14];0);0))*INT(([.$J14]-MAX([.X$4]-[.$F14];0))*[.$I14])/100;0);0)" office:value-type="float" office:value="9" calcext:value-type="float">
            <text:p>9</text:p>
          </table:table-cell>
          <table:table-cell table:formula="of:=ROUNDUP(MAX((100-MAX([.Y$5]+10*MIN([.Y$4]-[.$F14];0);0))*INT(([.$J14]-MAX([.Y$4]-[.$F14];0))*[.$I14])/100;0);0)" office:value-type="float" office:value="8" calcext:value-type="float">
            <text:p>8</text:p>
          </table:table-cell>
          <table:table-cell table:formula="of:=ROUNDUP(MAX((100-MAX([.Z$5]+10*MIN([.Z$4]-[.$F14];0);0))*INT(([.$J14]-MAX([.Z$4]-[.$F14];0))*[.$I14])/100;0);0)" office:value-type="float" office:value="5" calcext:value-type="float">
            <text:p>5</text:p>
          </table:table-cell>
          <table:table-cell table:formula="of:=ROUNDUP(MAX((100-MAX([.AA$5]+10*MIN([.AA$4]-[.$F14];0);0))*INT(([.$J14]-MAX([.AA$4]-[.$F14];0))*[.$I14])/100;0);0)" office:value-type="float" office:value="5" calcext:value-type="float">
            <text:p>5</text:p>
          </table:table-cell>
          <table:table-cell table:formula="of:=ROUNDUP(MAX((100-MAX([.AB$5]+10*MIN([.AB$4]-[.$F14];0);0))*INT(([.$J14]-MAX([.AB$4]-[.$F14];0))*[.$I14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5];[$'EcCo ammo'.$A$2:$'EcCo ammo'.$A$33];[$'EcCo ammo'.F$2:$'EcCo ammo'.F$33])" office:value-type="float" office:value="0" calcext:value-type="float">
            <text:p>0</text:p>
          </table:table-cell>
          <table:table-cell table:formula="of:=LOOKUP([.$B15];[$'EcCo ammo'.$A$2:$'EcCo ammo'.$A$33];[$'EcCo ammo'.G$2:$'EcCo ammo'.G$33])" office:value-type="float" office:value="4" calcext:value-type="float">
            <text:p>4</text:p>
          </table:table-cell>
          <table:table-cell table:formula="of:=LOOKUP([.$B15];[$'EcCo ammo'.$A$2:$'EcCo ammo'.$A$33];[$'EcCo ammo'.H$2:$'EcCo ammo'.H$33])" office:value-type="float" office:value="1" calcext:value-type="float">
            <text:p>1</text:p>
          </table:table-cell>
          <table:table-cell table:formula="of:=LOOKUP([.$B15];[$'EcCo ammo'.$A$2:$'EcCo ammo'.$A$33];[$'EcCo ammo'.I$2:$'EcCo ammo'.I$33])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.00</text:p>
          </table:table-cell>
          <table:table-cell table:formula="of:=ROUND(AVERAGE([.C15];[.D15]))" office:value-type="float" office:value="16" calcext:value-type="float">
            <text:p>16</text:p>
          </table:table-cell>
          <table:table-cell/>
          <table:table-cell table:formula="of:=ROUNDUP(MAX((100-MAX([.L$5]+10*MIN([.L$4]-[.$F15];0);0))*INT(([.$J15]-MAX([.L$4]-[.$F15];0))*[.$I15])/100;0);0)" office:value-type="float" office:value="16" calcext:value-type="float">
            <text:p>16</text:p>
          </table:table-cell>
          <table:table-cell table:formula="of:=ROUNDUP(MAX((100-MAX([.M$5]+10*MIN([.M$4]-[.$F15];0);0))*INT(([.$J15]-MAX([.M$4]-[.$F15];0))*[.$I15])/100;0);0)" office:value-type="float" office:value="16" calcext:value-type="float">
            <text:p>16</text:p>
          </table:table-cell>
          <table:table-cell table:formula="of:=ROUNDUP(MAX((100-MAX([.N$5]+10*MIN([.N$4]-[.$F15];0);0))*INT(([.$J15]-MAX([.N$4]-[.$F15];0))*[.$I15])/100;0);0)" office:value-type="float" office:value="16" calcext:value-type="float">
            <text:p>16</text:p>
          </table:table-cell>
          <table:table-cell table:formula="of:=ROUNDUP(MAX((100-MAX([.O$5]+10*MIN([.O$4]-[.$F15];0);0))*INT(([.$J15]-MAX([.O$4]-[.$F15];0))*[.$I15])/100;0);0)" office:value-type="float" office:value="16" calcext:value-type="float">
            <text:p>16</text:p>
          </table:table-cell>
          <table:table-cell table:formula="of:=ROUNDUP(MAX((100-MAX([.P$5]+10*MIN([.P$4]-[.$F15];0);0))*INT(([.$J15]-MAX([.P$4]-[.$F15];0))*[.$I15])/100;0);0)" office:value-type="float" office:value="15" calcext:value-type="float">
            <text:p>15</text:p>
          </table:table-cell>
          <table:table-cell table:formula="of:=ROUNDUP(MAX((100-MAX([.Q$5]+10*MIN([.Q$4]-[.$F15];0);0))*INT(([.$J15]-MAX([.Q$4]-[.$F15];0))*[.$I15])/100;0);0)" office:value-type="float" office:value="15" calcext:value-type="float">
            <text:p>15</text:p>
          </table:table-cell>
          <table:table-cell table:formula="of:=ROUNDUP(MAX((100-MAX([.R$5]+10*MIN([.R$4]-[.$F15];0);0))*INT(([.$J15]-MAX([.R$4]-[.$F15];0))*[.$I15])/100;0);0)" office:value-type="float" office:value="12" calcext:value-type="float">
            <text:p>12</text:p>
          </table:table-cell>
          <table:table-cell table:formula="of:=ROUNDUP(MAX((100-MAX([.S$5]+10*MIN([.S$4]-[.$F15];0);0))*INT(([.$J15]-MAX([.S$4]-[.$F15];0))*[.$I15])/100;0);0)" office:value-type="float" office:value="11" calcext:value-type="float">
            <text:p>11</text:p>
          </table:table-cell>
          <table:table-cell table:formula="of:=ROUNDUP(MAX((100-MAX([.T$5]+10*MIN([.T$4]-[.$F15];0);0))*INT(([.$J15]-MAX([.T$4]-[.$F15];0))*[.$I15])/100;0);0)" office:value-type="float" office:value="11" calcext:value-type="float">
            <text:p>11</text:p>
          </table:table-cell>
          <table:table-cell table:formula="of:=ROUNDUP(MAX((100-MAX([.U$5]+10*MIN([.U$4]-[.$F15];0);0))*INT(([.$J15]-MAX([.U$4]-[.$F15];0))*[.$I15])/100;0);0)" office:value-type="float" office:value="9" calcext:value-type="float">
            <text:p>9</text:p>
          </table:table-cell>
          <table:table-cell table:formula="of:=ROUNDUP(MAX((100-MAX([.V$5]+10*MIN([.V$4]-[.$F15];0);0))*INT(([.$J15]-MAX([.V$4]-[.$F15];0))*[.$I15])/100;0);0)" office:value-type="float" office:value="8" calcext:value-type="float">
            <text:p>8</text:p>
          </table:table-cell>
          <table:table-cell table:formula="of:=ROUNDUP(MAX((100-MAX([.W$5]+10*MIN([.W$4]-[.$F15];0);0))*INT(([.$J15]-MAX([.W$4]-[.$F15];0))*[.$I15])/100;0);0)" office:value-type="float" office:value="7" calcext:value-type="float">
            <text:p>7</text:p>
          </table:table-cell>
          <table:table-cell table:formula="of:=ROUNDUP(MAX((100-MAX([.X$5]+10*MIN([.X$4]-[.$F15];0);0))*INT(([.$J15]-MAX([.X$4]-[.$F15];0))*[.$I15])/100;0);0)" office:value-type="float" office:value="5" calcext:value-type="float">
            <text:p>5</text:p>
          </table:table-cell>
          <table:table-cell table:formula="of:=ROUNDUP(MAX((100-MAX([.Y$5]+10*MIN([.Y$4]-[.$F15];0);0))*INT(([.$J15]-MAX([.Y$4]-[.$F15];0))*[.$I15])/100;0);0)" office:value-type="float" office:value="4" calcext:value-type="float">
            <text:p>4</text:p>
          </table:table-cell>
          <table:table-cell table:formula="of:=ROUNDUP(MAX((100-MAX([.Z$5]+10*MIN([.Z$4]-[.$F15];0);0))*INT(([.$J15]-MAX([.Z$4]-[.$F15];0))*[.$I15])/100;0);0)" office:value-type="float" office:value="3" calcext:value-type="float">
            <text:p>3</text:p>
          </table:table-cell>
          <table:table-cell table:formula="of:=ROUNDUP(MAX((100-MAX([.AA$5]+10*MIN([.AA$4]-[.$F15];0);0))*INT(([.$J15]-MAX([.AA$4]-[.$F15];0))*[.$I15])/100;0);0)" office:value-type="float" office:value="2" calcext:value-type="float">
            <text:p>2</text:p>
          </table:table-cell>
          <table:table-cell table:formula="of:=ROUNDUP(MAX((100-MAX([.AB$5]+10*MIN([.AB$4]-[.$F15];0);0))*INT(([.$J15]-MAX([.AB$4]-[.$F15];0))*[.$I15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6];[$'EcCo ammo'.$A$2:$'EcCo ammo'.$A$33];[$'EcCo ammo'.F$2:$'EcCo ammo'.F$33])" office:value-type="float" office:value="-10" calcext:value-type="float">
            <text:p>-10</text:p>
          </table:table-cell>
          <table:table-cell table:formula="of:=LOOKUP([.$B16];[$'EcCo ammo'.$A$2:$'EcCo ammo'.$A$33];[$'EcCo ammo'.G$2:$'EcCo ammo'.G$33])" office:value-type="float" office:value="7" calcext:value-type="float">
            <text:p>7</text:p>
          </table:table-cell>
          <table:table-cell table:formula="of:=LOOKUP([.$B16];[$'EcCo ammo'.$A$2:$'EcCo ammo'.$A$33];[$'EcCo ammo'.H$2:$'EcCo ammo'.H$33])" office:value-type="float" office:value="1" calcext:value-type="float">
            <text:p>1</text:p>
          </table:table-cell>
          <table:table-cell table:formula="of:=LOOKUP([.$B16];[$'EcCo ammo'.$A$2:$'EcCo ammo'.$A$33];[$'EcCo ammo'.I$2:$'EcCo ammo'.I$33])" office:value-type="float" office:value="1" calcext:value-type="float">
            <text:p>1</text:p>
          </table:table-cell>
          <table:table-cell table:formula="of:=[.G16]/[.H16]" office:value-type="float" office:value="1" calcext:value-type="float">
            <text:p>1.00</text:p>
          </table:table-cell>
          <table:table-cell table:formula="of:=ROUND(AVERAGE([.C16];[.D16]))" office:value-type="float" office:value="16" calcext:value-type="float">
            <text:p>16</text:p>
          </table:table-cell>
          <table:table-cell/>
          <table:table-cell table:formula="of:=ROUNDUP(MAX((100-MAX([.L$5]+10*MIN([.L$4]-[.$F16];0);0))*INT(([.$J16]-MAX([.L$4]-[.$F16];0))*[.$I16])/100;0);0)" office:value-type="float" office:value="16" calcext:value-type="float">
            <text:p>16</text:p>
          </table:table-cell>
          <table:table-cell table:formula="of:=ROUNDUP(MAX((100-MAX([.M$5]+10*MIN([.M$4]-[.$F16];0);0))*INT(([.$J16]-MAX([.M$4]-[.$F16];0))*[.$I16])/100;0);0)" office:value-type="float" office:value="16" calcext:value-type="float">
            <text:p>16</text:p>
          </table:table-cell>
          <table:table-cell table:formula="of:=ROUNDUP(MAX((100-MAX([.N$5]+10*MIN([.N$4]-[.$F16];0);0))*INT(([.$J16]-MAX([.N$4]-[.$F16];0))*[.$I16])/100;0);0)" office:value-type="float" office:value="16" calcext:value-type="float">
            <text:p>16</text:p>
          </table:table-cell>
          <table:table-cell table:formula="of:=ROUNDUP(MAX((100-MAX([.O$5]+10*MIN([.O$4]-[.$F16];0);0))*INT(([.$J16]-MAX([.O$4]-[.$F16];0))*[.$I16])/100;0);0)" office:value-type="float" office:value="16" calcext:value-type="float">
            <text:p>16</text:p>
          </table:table-cell>
          <table:table-cell table:formula="of:=ROUNDUP(MAX((100-MAX([.P$5]+10*MIN([.P$4]-[.$F16];0);0))*INT(([.$J16]-MAX([.P$4]-[.$F16];0))*[.$I16])/100;0);0)" office:value-type="float" office:value="16" calcext:value-type="float">
            <text:p>16</text:p>
          </table:table-cell>
          <table:table-cell table:formula="of:=ROUNDUP(MAX((100-MAX([.Q$5]+10*MIN([.Q$4]-[.$F16];0);0))*INT(([.$J16]-MAX([.Q$4]-[.$F16];0))*[.$I16])/100;0);0)" office:value-type="float" office:value="16" calcext:value-type="float">
            <text:p>16</text:p>
          </table:table-cell>
          <table:table-cell table:formula="of:=ROUNDUP(MAX((100-MAX([.R$5]+10*MIN([.R$4]-[.$F16];0);0))*INT(([.$J16]-MAX([.R$4]-[.$F16];0))*[.$I16])/100;0);0)" office:value-type="float" office:value="16" calcext:value-type="float">
            <text:p>16</text:p>
          </table:table-cell>
          <table:table-cell table:formula="of:=ROUNDUP(MAX((100-MAX([.S$5]+10*MIN([.S$4]-[.$F16];0);0))*INT(([.$J16]-MAX([.S$4]-[.$F16];0))*[.$I16])/100;0);0)" office:value-type="float" office:value="16" calcext:value-type="float">
            <text:p>16</text:p>
          </table:table-cell>
          <table:table-cell table:formula="of:=ROUNDUP(MAX((100-MAX([.T$5]+10*MIN([.T$4]-[.$F16];0);0))*INT(([.$J16]-MAX([.T$4]-[.$F16];0))*[.$I16])/100;0);0)" office:value-type="float" office:value="16" calcext:value-type="float">
            <text:p>16</text:p>
          </table:table-cell>
          <table:table-cell table:formula="of:=ROUNDUP(MAX((100-MAX([.U$5]+10*MIN([.U$4]-[.$F16];0);0))*INT(([.$J16]-MAX([.U$4]-[.$F16];0))*[.$I16])/100;0);0)" office:value-type="float" office:value="12" calcext:value-type="float">
            <text:p>12</text:p>
          </table:table-cell>
          <table:table-cell table:formula="of:=ROUNDUP(MAX((100-MAX([.V$5]+10*MIN([.V$4]-[.$F16];0);0))*INT(([.$J16]-MAX([.V$4]-[.$F16];0))*[.$I16])/100;0);0)" office:value-type="float" office:value="11" calcext:value-type="float">
            <text:p>11</text:p>
          </table:table-cell>
          <table:table-cell table:formula="of:=ROUNDUP(MAX((100-MAX([.W$5]+10*MIN([.W$4]-[.$F16];0);0))*INT(([.$J16]-MAX([.W$4]-[.$F16];0))*[.$I16])/100;0);0)" office:value-type="float" office:value="9" calcext:value-type="float">
            <text:p>9</text:p>
          </table:table-cell>
          <table:table-cell table:formula="of:=ROUNDUP(MAX((100-MAX([.X$5]+10*MIN([.X$4]-[.$F16];0);0))*INT(([.$J16]-MAX([.X$4]-[.$F16];0))*[.$I16])/100;0);0)" office:value-type="float" office:value="7" calcext:value-type="float">
            <text:p>7</text:p>
          </table:table-cell>
          <table:table-cell table:formula="of:=ROUNDUP(MAX((100-MAX([.Y$5]+10*MIN([.Y$4]-[.$F16];0);0))*INT(([.$J16]-MAX([.Y$4]-[.$F16];0))*[.$I16])/100;0);0)" office:value-type="float" office:value="6" calcext:value-type="float">
            <text:p>6</text:p>
          </table:table-cell>
          <table:table-cell table:formula="of:=ROUNDUP(MAX((100-MAX([.Z$5]+10*MIN([.Z$4]-[.$F16];0);0))*INT(([.$J16]-MAX([.Z$4]-[.$F16];0))*[.$I16])/100;0);0)" office:value-type="float" office:value="4" calcext:value-type="float">
            <text:p>4</text:p>
          </table:table-cell>
          <table:table-cell table:formula="of:=ROUNDUP(MAX((100-MAX([.AA$5]+10*MIN([.AA$4]-[.$F16];0);0))*INT(([.$J16]-MAX([.AA$4]-[.$F16];0))*[.$I16])/100;0);0)" office:value-type="float" office:value="3" calcext:value-type="float">
            <text:p>3</text:p>
          </table:table-cell>
          <table:table-cell table:formula="of:=ROUNDUP(MAX((100-MAX([.AB$5]+10*MIN([.AB$4]-[.$F16];0);0))*INT(([.$J16]-MAX([.AB$4]-[.$F16];0))*[.$I16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OOKUP([.$B17];[$'EcCo ammo'.$A$2:$'EcCo ammo'.$A$33];[$'EcCo ammo'.F$2:$'EcCo ammo'.F$33])" office:value-type="float" office:value="0" calcext:value-type="float">
            <text:p>0</text:p>
          </table:table-cell>
          <table:table-cell table:formula="of:=LOOKUP([.$B17];[$'EcCo ammo'.$A$2:$'EcCo ammo'.$A$33];[$'EcCo ammo'.G$2:$'EcCo ammo'.G$33])" office:value-type="float" office:value="4" calcext:value-type="float">
            <text:p>4</text:p>
          </table:table-cell>
          <table:table-cell table:formula="of:=LOOKUP([.$B17];[$'EcCo ammo'.$A$2:$'EcCo ammo'.$A$33];[$'EcCo ammo'.H$2:$'EcCo ammo'.H$33])" office:value-type="float" office:value="1" calcext:value-type="float">
            <text:p>1</text:p>
          </table:table-cell>
          <table:table-cell table:formula="of:=LOOKUP([.$B17];[$'EcCo ammo'.$A$2:$'EcCo ammo'.$A$33];[$'EcCo ammo'.I$2:$'EcCo ammo'.I$33])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.00</text:p>
          </table:table-cell>
          <table:table-cell table:formula="of:=ROUND(AVERAGE([.C17];[.D17]))" office:value-type="float" office:value="19" calcext:value-type="float">
            <text:p>19</text:p>
          </table:table-cell>
          <table:table-cell/>
          <table:table-cell table:formula="of:=ROUNDUP(MAX((100-MAX([.L$5]+10*MIN([.L$4]-[.$F17];0);0))*INT(([.$J17]-MAX([.L$4]-[.$F17];0))*[.$I17])/100;0);0)" office:value-type="float" office:value="19" calcext:value-type="float">
            <text:p>19</text:p>
          </table:table-cell>
          <table:table-cell table:formula="of:=ROUNDUP(MAX((100-MAX([.M$5]+10*MIN([.M$4]-[.$F17];0);0))*INT(([.$J17]-MAX([.M$4]-[.$F17];0))*[.$I17])/100;0);0)" office:value-type="float" office:value="19" calcext:value-type="float">
            <text:p>19</text:p>
          </table:table-cell>
          <table:table-cell table:formula="of:=ROUNDUP(MAX((100-MAX([.N$5]+10*MIN([.N$4]-[.$F17];0);0))*INT(([.$J17]-MAX([.N$4]-[.$F17];0))*[.$I17])/100;0);0)" office:value-type="float" office:value="19" calcext:value-type="float">
            <text:p>19</text:p>
          </table:table-cell>
          <table:table-cell table:formula="of:=ROUNDUP(MAX((100-MAX([.O$5]+10*MIN([.O$4]-[.$F17];0);0))*INT(([.$J17]-MAX([.O$4]-[.$F17];0))*[.$I17])/100;0);0)" office:value-type="float" office:value="19" calcext:value-type="float">
            <text:p>19</text:p>
          </table:table-cell>
          <table:table-cell table:formula="of:=ROUNDUP(MAX((100-MAX([.P$5]+10*MIN([.P$4]-[.$F17];0);0))*INT(([.$J17]-MAX([.P$4]-[.$F17];0))*[.$I17])/100;0);0)" office:value-type="float" office:value="18" calcext:value-type="float">
            <text:p>18</text:p>
          </table:table-cell>
          <table:table-cell table:formula="of:=ROUNDUP(MAX((100-MAX([.Q$5]+10*MIN([.Q$4]-[.$F17];0);0))*INT(([.$J17]-MAX([.Q$4]-[.$F17];0))*[.$I17])/100;0);0)" office:value-type="float" office:value="18" calcext:value-type="float">
            <text:p>18</text:p>
          </table:table-cell>
          <table:table-cell table:formula="of:=ROUNDUP(MAX((100-MAX([.R$5]+10*MIN([.R$4]-[.$F17];0);0))*INT(([.$J17]-MAX([.R$4]-[.$F17];0))*[.$I17])/100;0);0)" office:value-type="float" office:value="14" calcext:value-type="float">
            <text:p>14</text:p>
          </table:table-cell>
          <table:table-cell table:formula="of:=ROUNDUP(MAX((100-MAX([.S$5]+10*MIN([.S$4]-[.$F17];0);0))*INT(([.$J17]-MAX([.S$4]-[.$F17];0))*[.$I17])/100;0);0)" office:value-type="float" office:value="13" calcext:value-type="float">
            <text:p>13</text:p>
          </table:table-cell>
          <table:table-cell table:formula="of:=ROUNDUP(MAX((100-MAX([.T$5]+10*MIN([.T$4]-[.$F17];0);0))*INT(([.$J17]-MAX([.T$4]-[.$F17];0))*[.$I17])/100;0);0)" office:value-type="float" office:value="13" calcext:value-type="float">
            <text:p>13</text:p>
          </table:table-cell>
          <table:table-cell table:formula="of:=ROUNDUP(MAX((100-MAX([.U$5]+10*MIN([.U$4]-[.$F17];0);0))*INT(([.$J17]-MAX([.U$4]-[.$F17];0))*[.$I17])/100;0);0)" office:value-type="float" office:value="11" calcext:value-type="float">
            <text:p>11</text:p>
          </table:table-cell>
          <table:table-cell table:formula="of:=ROUNDUP(MAX((100-MAX([.V$5]+10*MIN([.V$4]-[.$F17];0);0))*INT(([.$J17]-MAX([.V$4]-[.$F17];0))*[.$I17])/100;0);0)" office:value-type="float" office:value="10" calcext:value-type="float">
            <text:p>10</text:p>
          </table:table-cell>
          <table:table-cell table:formula="of:=ROUNDUP(MAX((100-MAX([.W$5]+10*MIN([.W$4]-[.$F17];0);0))*INT(([.$J17]-MAX([.W$4]-[.$F17];0))*[.$I17])/100;0);0)" office:value-type="float" office:value="9" calcext:value-type="float">
            <text:p>9</text:p>
          </table:table-cell>
          <table:table-cell table:formula="of:=ROUNDUP(MAX((100-MAX([.X$5]+10*MIN([.X$4]-[.$F17];0);0))*INT(([.$J17]-MAX([.X$4]-[.$F17];0))*[.$I17])/100;0);0)" office:value-type="float" office:value="7" calcext:value-type="float">
            <text:p>7</text:p>
          </table:table-cell>
          <table:table-cell table:formula="of:=ROUNDUP(MAX((100-MAX([.Y$5]+10*MIN([.Y$4]-[.$F17];0);0))*INT(([.$J17]-MAX([.Y$4]-[.$F17];0))*[.$I17])/100;0);0)" office:value-type="float" office:value="6" calcext:value-type="float">
            <text:p>6</text:p>
          </table:table-cell>
          <table:table-cell table:formula="of:=ROUNDUP(MAX((100-MAX([.Z$5]+10*MIN([.Z$4]-[.$F17];0);0))*INT(([.$J17]-MAX([.Z$4]-[.$F17];0))*[.$I17])/100;0);0)" office:value-type="float" office:value="4" calcext:value-type="float">
            <text:p>4</text:p>
          </table:table-cell>
          <table:table-cell table:formula="of:=ROUNDUP(MAX((100-MAX([.AA$5]+10*MIN([.AA$4]-[.$F17];0);0))*INT(([.$J17]-MAX([.AA$4]-[.$F17];0))*[.$I17])/100;0);0)" office:value-type="float" office:value="3" calcext:value-type="float">
            <text:p>3</text:p>
          </table:table-cell>
          <table:table-cell table:formula="of:=ROUNDUP(MAX((100-MAX([.AB$5]+10*MIN([.AB$4]-[.$F17];0);0))*INT(([.$J17]-MAX([.AB$4]-[.$F17];0))*[.$I17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OOKUP([.$B18];[$'EcCo ammo'.$A$2:$'EcCo ammo'.$A$33];[$'EcCo ammo'.F$2:$'EcCo ammo'.F$33])" office:value-type="float" office:value="-10" calcext:value-type="float">
            <text:p>-10</text:p>
          </table:table-cell>
          <table:table-cell table:formula="of:=LOOKUP([.$B18];[$'EcCo ammo'.$A$2:$'EcCo ammo'.$A$33];[$'EcCo ammo'.G$2:$'EcCo ammo'.G$33])" office:value-type="float" office:value="7" calcext:value-type="float">
            <text:p>7</text:p>
          </table:table-cell>
          <table:table-cell table:formula="of:=LOOKUP([.$B18];[$'EcCo ammo'.$A$2:$'EcCo ammo'.$A$33];[$'EcCo ammo'.H$2:$'EcCo ammo'.H$33])" office:value-type="float" office:value="1" calcext:value-type="float">
            <text:p>1</text:p>
          </table:table-cell>
          <table:table-cell table:formula="of:=LOOKUP([.$B18];[$'EcCo ammo'.$A$2:$'EcCo ammo'.$A$33];[$'EcCo ammo'.I$2:$'EcCo ammo'.I$33])" office:value-type="float" office:value="1" calcext:value-type="float">
            <text:p>1</text:p>
          </table:table-cell>
          <table:table-cell table:formula="of:=[.G18]/[.H18]" office:value-type="float" office:value="1" calcext:value-type="float">
            <text:p>1.00</text:p>
          </table:table-cell>
          <table:table-cell table:formula="of:=ROUND(AVERAGE([.C18];[.D18]))" office:value-type="float" office:value="19" calcext:value-type="float">
            <text:p>19</text:p>
          </table:table-cell>
          <table:table-cell/>
          <table:table-cell table:formula="of:=ROUNDUP(MAX((100-MAX([.L$5]+10*MIN([.L$4]-[.$F18];0);0))*INT(([.$J18]-MAX([.L$4]-[.$F18];0))*[.$I18])/100;0);0)" office:value-type="float" office:value="19" calcext:value-type="float">
            <text:p>19</text:p>
          </table:table-cell>
          <table:table-cell table:formula="of:=ROUNDUP(MAX((100-MAX([.M$5]+10*MIN([.M$4]-[.$F18];0);0))*INT(([.$J18]-MAX([.M$4]-[.$F18];0))*[.$I18])/100;0);0)" office:value-type="float" office:value="19" calcext:value-type="float">
            <text:p>19</text:p>
          </table:table-cell>
          <table:table-cell table:formula="of:=ROUNDUP(MAX((100-MAX([.N$5]+10*MIN([.N$4]-[.$F18];0);0))*INT(([.$J18]-MAX([.N$4]-[.$F18];0))*[.$I18])/100;0);0)" office:value-type="float" office:value="19" calcext:value-type="float">
            <text:p>19</text:p>
          </table:table-cell>
          <table:table-cell table:formula="of:=ROUNDUP(MAX((100-MAX([.O$5]+10*MIN([.O$4]-[.$F18];0);0))*INT(([.$J18]-MAX([.O$4]-[.$F18];0))*[.$I18])/100;0);0)" office:value-type="float" office:value="19" calcext:value-type="float">
            <text:p>19</text:p>
          </table:table-cell>
          <table:table-cell table:formula="of:=ROUNDUP(MAX((100-MAX([.P$5]+10*MIN([.P$4]-[.$F18];0);0))*INT(([.$J18]-MAX([.P$4]-[.$F18];0))*[.$I18])/100;0);0)" office:value-type="float" office:value="19" calcext:value-type="float">
            <text:p>19</text:p>
          </table:table-cell>
          <table:table-cell table:formula="of:=ROUNDUP(MAX((100-MAX([.Q$5]+10*MIN([.Q$4]-[.$F18];0);0))*INT(([.$J18]-MAX([.Q$4]-[.$F18];0))*[.$I18])/100;0);0)" office:value-type="float" office:value="19" calcext:value-type="float">
            <text:p>19</text:p>
          </table:table-cell>
          <table:table-cell table:formula="of:=ROUNDUP(MAX((100-MAX([.R$5]+10*MIN([.R$4]-[.$F18];0);0))*INT(([.$J18]-MAX([.R$4]-[.$F18];0))*[.$I18])/100;0);0)" office:value-type="float" office:value="19" calcext:value-type="float">
            <text:p>19</text:p>
          </table:table-cell>
          <table:table-cell table:formula="of:=ROUNDUP(MAX((100-MAX([.S$5]+10*MIN([.S$4]-[.$F18];0);0))*INT(([.$J18]-MAX([.S$4]-[.$F18];0))*[.$I18])/100;0);0)" office:value-type="float" office:value="19" calcext:value-type="float">
            <text:p>19</text:p>
          </table:table-cell>
          <table:table-cell table:formula="of:=ROUNDUP(MAX((100-MAX([.T$5]+10*MIN([.T$4]-[.$F18];0);0))*INT(([.$J18]-MAX([.T$4]-[.$F18];0))*[.$I18])/100;0);0)" office:value-type="float" office:value="19" calcext:value-type="float">
            <text:p>19</text:p>
          </table:table-cell>
          <table:table-cell table:formula="of:=ROUNDUP(MAX((100-MAX([.U$5]+10*MIN([.U$4]-[.$F18];0);0))*INT(([.$J18]-MAX([.U$4]-[.$F18];0))*[.$I18])/100;0);0)" office:value-type="float" office:value="14" calcext:value-type="float">
            <text:p>14</text:p>
          </table:table-cell>
          <table:table-cell table:formula="of:=ROUNDUP(MAX((100-MAX([.V$5]+10*MIN([.V$4]-[.$F18];0);0))*INT(([.$J18]-MAX([.V$4]-[.$F18];0))*[.$I18])/100;0);0)" office:value-type="float" office:value="13" calcext:value-type="float">
            <text:p>13</text:p>
          </table:table-cell>
          <table:table-cell table:formula="of:=ROUNDUP(MAX((100-MAX([.W$5]+10*MIN([.W$4]-[.$F18];0);0))*INT(([.$J18]-MAX([.W$4]-[.$F18];0))*[.$I18])/100;0);0)" office:value-type="float" office:value="10" calcext:value-type="float">
            <text:p>10</text:p>
          </table:table-cell>
          <table:table-cell table:formula="of:=ROUNDUP(MAX((100-MAX([.X$5]+10*MIN([.X$4]-[.$F18];0);0))*INT(([.$J18]-MAX([.X$4]-[.$F18];0))*[.$I18])/100;0);0)" office:value-type="float" office:value="8" calcext:value-type="float">
            <text:p>8</text:p>
          </table:table-cell>
          <table:table-cell table:formula="of:=ROUNDUP(MAX((100-MAX([.Y$5]+10*MIN([.Y$4]-[.$F18];0);0))*INT(([.$J18]-MAX([.Y$4]-[.$F18];0))*[.$I18])/100;0);0)" office:value-type="float" office:value="7" calcext:value-type="float">
            <text:p>7</text:p>
          </table:table-cell>
          <table:table-cell table:formula="of:=ROUNDUP(MAX((100-MAX([.Z$5]+10*MIN([.Z$4]-[.$F18];0);0))*INT(([.$J18]-MAX([.Z$4]-[.$F18];0))*[.$I18])/100;0);0)" office:value-type="float" office:value="5" calcext:value-type="float">
            <text:p>5</text:p>
          </table:table-cell>
          <table:table-cell table:formula="of:=ROUNDUP(MAX((100-MAX([.AA$5]+10*MIN([.AA$4]-[.$F18];0);0))*INT(([.$J18]-MAX([.AA$4]-[.$F18];0))*[.$I18])/100;0);0)" office:value-type="float" office:value="4" calcext:value-type="float">
            <text:p>4</text:p>
          </table:table-cell>
          <table:table-cell table:formula="of:=ROUNDUP(MAX((100-MAX([.AB$5]+10*MIN([.AB$4]-[.$F18];0);0))*INT(([.$J18]-MAX([.AB$4]-[.$F18];0))*[.$I18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19];[$'EcCo ammo'.$A$2:$'EcCo ammo'.$A$33];[$'EcCo ammo'.F$2:$'EcCo ammo'.F$33])" office:value-type="float" office:value="10" calcext:value-type="float">
            <text:p>10</text:p>
          </table:table-cell>
          <table:table-cell table:formula="of:=LOOKUP([.$B19];[$'EcCo ammo'.$A$2:$'EcCo ammo'.$A$33];[$'EcCo ammo'.G$2:$'EcCo ammo'.G$33])" office:value-type="float" office:value="0" calcext:value-type="float">
            <text:p>0</text:p>
          </table:table-cell>
          <table:table-cell table:formula="of:=LOOKUP([.$B19];[$'EcCo ammo'.$A$2:$'EcCo ammo'.$A$33];[$'EcCo ammo'.H$2:$'EcCo ammo'.H$33])" office:value-type="float" office:value="4" calcext:value-type="float">
            <text:p>4</text:p>
          </table:table-cell>
          <table:table-cell table:formula="of:=LOOKUP([.$B19];[$'EcCo ammo'.$A$2:$'EcCo ammo'.$A$33];[$'EcCo ammo'.I$2:$'EcCo ammo'.I$33])" office:value-type="float" office:value="3" calcext:value-type="float">
            <text:p>3</text:p>
          </table:table-cell>
          <table:table-cell table:formula="of:=[.G19]/[.H19]" office:value-type="float" office:value="1.33333333333333" calcext:value-type="float">
            <text:p>1.33</text:p>
          </table:table-cell>
          <table:table-cell table:formula="of:=ROUND(AVERAGE([.C19];[.D19]))" office:value-type="float" office:value="17" calcext:value-type="float">
            <text:p>17</text:p>
          </table:table-cell>
          <table:table-cell/>
          <table:table-cell table:formula="of:=ROUNDUP(MAX((100-MAX([.L$5]+10*MIN([.L$4]-[.$F19];0);0))*INT(([.$J19]-MAX([.L$4]-[.$F19];0))*[.$I19])/100;0);0)" office:value-type="float" office:value="22" calcext:value-type="float">
            <text:p>22</text:p>
          </table:table-cell>
          <table:table-cell table:formula="of:=ROUNDUP(MAX((100-MAX([.M$5]+10*MIN([.M$4]-[.$F19];0);0))*INT(([.$J19]-MAX([.M$4]-[.$F19];0))*[.$I19])/100;0);0)" office:value-type="float" office:value="20" calcext:value-type="float">
            <text:p>20</text:p>
          </table:table-cell>
          <table:table-cell table:formula="of:=ROUNDUP(MAX((100-MAX([.N$5]+10*MIN([.N$4]-[.$F19];0);0))*INT(([.$J19]-MAX([.N$4]-[.$F19];0))*[.$I19])/100;0);0)" office:value-type="float" office:value="18" calcext:value-type="float">
            <text:p>18</text:p>
          </table:table-cell>
          <table:table-cell table:formula="of:=ROUNDUP(MAX((100-MAX([.O$5]+10*MIN([.O$4]-[.$F19];0);0))*INT(([.$J19]-MAX([.O$4]-[.$F19];0))*[.$I19])/100;0);0)" office:value-type="float" office:value="15" calcext:value-type="float">
            <text:p>15</text:p>
          </table:table-cell>
          <table:table-cell table:formula="of:=ROUNDUP(MAX((100-MAX([.P$5]+10*MIN([.P$4]-[.$F19];0);0))*INT(([.$J19]-MAX([.P$4]-[.$F19];0))*[.$I19])/100;0);0)" office:value-type="float" office:value="14" calcext:value-type="float">
            <text:p>14</text:p>
          </table:table-cell>
          <table:table-cell table:formula="of:=ROUNDUP(MAX((100-MAX([.Q$5]+10*MIN([.Q$4]-[.$F19];0);0))*INT(([.$J19]-MAX([.Q$4]-[.$F19];0))*[.$I19])/100;0);0)" office:value-type="float" office:value="14" calcext:value-type="float">
            <text:p>14</text:p>
          </table:table-cell>
          <table:table-cell table:formula="of:=ROUNDUP(MAX((100-MAX([.R$5]+10*MIN([.R$4]-[.$F19];0);0))*INT(([.$J19]-MAX([.R$4]-[.$F19];0))*[.$I19])/100;0);0)" office:value-type="float" office:value="12" calcext:value-type="float">
            <text:p>12</text:p>
          </table:table-cell>
          <table:table-cell table:formula="of:=ROUNDUP(MAX((100-MAX([.S$5]+10*MIN([.S$4]-[.$F19];0);0))*INT(([.$J19]-MAX([.S$4]-[.$F19];0))*[.$I19])/100;0);0)" office:value-type="float" office:value="12" calcext:value-type="float">
            <text:p>12</text:p>
          </table:table-cell>
          <table:table-cell table:formula="of:=ROUNDUP(MAX((100-MAX([.T$5]+10*MIN([.T$4]-[.$F19];0);0))*INT(([.$J19]-MAX([.T$4]-[.$F19];0))*[.$I19])/100;0);0)" office:value-type="float" office:value="12" calcext:value-type="float">
            <text:p>12</text:p>
          </table:table-cell>
          <table:table-cell table:formula="of:=ROUNDUP(MAX((100-MAX([.U$5]+10*MIN([.U$4]-[.$F19];0);0))*INT(([.$J19]-MAX([.U$4]-[.$F19];0))*[.$I19])/100;0);0)" office:value-type="float" office:value="9" calcext:value-type="float">
            <text:p>9</text:p>
          </table:table-cell>
          <table:table-cell table:formula="of:=ROUNDUP(MAX((100-MAX([.V$5]+10*MIN([.V$4]-[.$F19];0);0))*INT(([.$J19]-MAX([.V$4]-[.$F19];0))*[.$I19])/100;0);0)" office:value-type="float" office:value="8" calcext:value-type="float">
            <text:p>8</text:p>
          </table:table-cell>
          <table:table-cell table:formula="of:=ROUNDUP(MAX((100-MAX([.W$5]+10*MIN([.W$4]-[.$F19];0);0))*INT(([.$J19]-MAX([.W$4]-[.$F19];0))*[.$I19])/100;0);0)" office:value-type="float" office:value="7" calcext:value-type="float">
            <text:p>7</text:p>
          </table:table-cell>
          <table:table-cell table:formula="of:=ROUNDUP(MAX((100-MAX([.X$5]+10*MIN([.X$4]-[.$F19];0);0))*INT(([.$J19]-MAX([.X$4]-[.$F19];0))*[.$I19])/100;0);0)" office:value-type="float" office:value="5" calcext:value-type="float">
            <text:p>5</text:p>
          </table:table-cell>
          <table:table-cell table:formula="of:=ROUNDUP(MAX((100-MAX([.Y$5]+10*MIN([.Y$4]-[.$F19];0);0))*INT(([.$J19]-MAX([.Y$4]-[.$F19];0))*[.$I19])/100;0);0)" office:value-type="float" office:value="3" calcext:value-type="float">
            <text:p>3</text:p>
          </table:table-cell>
          <table:table-cell table:formula="of:=ROUNDUP(MAX((100-MAX([.Z$5]+10*MIN([.Z$4]-[.$F19];0);0))*INT(([.$J19]-MAX([.Z$4]-[.$F19];0))*[.$I19])/100;0);0)" office:value-type="float" office:value="2" calcext:value-type="float">
            <text:p>2</text:p>
          </table:table-cell>
          <table:table-cell table:formula="of:=ROUNDUP(MAX((100-MAX([.AA$5]+10*MIN([.AA$4]-[.$F19];0);0))*INT(([.$J19]-MAX([.AA$4]-[.$F19];0))*[.$I19])/100;0);0)" office:value-type="float" office:value="2" calcext:value-type="float">
            <text:p>2</text:p>
          </table:table-cell>
          <table:table-cell table:formula="of:=ROUNDUP(MAX((100-MAX([.AB$5]+10*MIN([.AB$4]-[.$F19];0);0))*INT(([.$J19]-MAX([.AB$4]-[.$F19];0))*[.$I19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20];[$'EcCo ammo'.$A$2:$'EcCo ammo'.$A$33];[$'EcCo ammo'.F$2:$'EcCo ammo'.F$33])" office:value-type="float" office:value="0" calcext:value-type="float">
            <text:p>0</text:p>
          </table:table-cell>
          <table:table-cell table:formula="of:=LOOKUP([.$B20];[$'EcCo ammo'.$A$2:$'EcCo ammo'.$A$33];[$'EcCo ammo'.G$2:$'EcCo ammo'.G$33])" office:value-type="float" office:value="5" calcext:value-type="float">
            <text:p>5</text:p>
          </table:table-cell>
          <table:table-cell table:formula="of:=LOOKUP([.$B20];[$'EcCo ammo'.$A$2:$'EcCo ammo'.$A$33];[$'EcCo ammo'.H$2:$'EcCo ammo'.H$33])" office:value-type="float" office:value="1" calcext:value-type="float">
            <text:p>1</text:p>
          </table:table-cell>
          <table:table-cell table:formula="of:=LOOKUP([.$B20];[$'EcCo ammo'.$A$2:$'EcCo ammo'.$A$33];[$'EcCo ammo'.I$2:$'EcCo ammo'.I$33])" office:value-type="float" office:value="1" calcext:value-type="float">
            <text:p>1</text:p>
          </table:table-cell>
          <table:table-cell table:formula="of:=[.G20]/[.H20]" office:value-type="float" office:value="1" calcext:value-type="float">
            <text:p>1.00</text:p>
          </table:table-cell>
          <table:table-cell table:formula="of:=ROUND(AVERAGE([.C20];[.D20]))" office:value-type="float" office:value="17" calcext:value-type="float">
            <text:p>17</text:p>
          </table:table-cell>
          <table:table-cell/>
          <table:table-cell table:formula="of:=ROUNDUP(MAX((100-MAX([.L$5]+10*MIN([.L$4]-[.$F20];0);0))*INT(([.$J20]-MAX([.L$4]-[.$F20];0))*[.$I20])/100;0);0)" office:value-type="float" office:value="17" calcext:value-type="float">
            <text:p>17</text:p>
          </table:table-cell>
          <table:table-cell table:formula="of:=ROUNDUP(MAX((100-MAX([.M$5]+10*MIN([.M$4]-[.$F20];0);0))*INT(([.$J20]-MAX([.M$4]-[.$F20];0))*[.$I20])/100;0);0)" office:value-type="float" office:value="17" calcext:value-type="float">
            <text:p>17</text:p>
          </table:table-cell>
          <table:table-cell table:formula="of:=ROUNDUP(MAX((100-MAX([.N$5]+10*MIN([.N$4]-[.$F20];0);0))*INT(([.$J20]-MAX([.N$4]-[.$F20];0))*[.$I20])/100;0);0)" office:value-type="float" office:value="17" calcext:value-type="float">
            <text:p>17</text:p>
          </table:table-cell>
          <table:table-cell table:formula="of:=ROUNDUP(MAX((100-MAX([.O$5]+10*MIN([.O$4]-[.$F20];0);0))*INT(([.$J20]-MAX([.O$4]-[.$F20];0))*[.$I20])/100;0);0)" office:value-type="float" office:value="17" calcext:value-type="float">
            <text:p>17</text:p>
          </table:table-cell>
          <table:table-cell table:formula="of:=ROUNDUP(MAX((100-MAX([.P$5]+10*MIN([.P$4]-[.$F20];0);0))*INT(([.$J20]-MAX([.P$4]-[.$F20];0))*[.$I20])/100;0);0)" office:value-type="float" office:value="17" calcext:value-type="float">
            <text:p>17</text:p>
          </table:table-cell>
          <table:table-cell table:formula="of:=ROUNDUP(MAX((100-MAX([.Q$5]+10*MIN([.Q$4]-[.$F20];0);0))*INT(([.$J20]-MAX([.Q$4]-[.$F20];0))*[.$I20])/100;0);0)" office:value-type="float" office:value="17" calcext:value-type="float">
            <text:p>17</text:p>
          </table:table-cell>
          <table:table-cell table:formula="of:=ROUNDUP(MAX((100-MAX([.R$5]+10*MIN([.R$4]-[.$F20];0);0))*INT(([.$J20]-MAX([.R$4]-[.$F20];0))*[.$I20])/100;0);0)" office:value-type="float" office:value="14" calcext:value-type="float">
            <text:p>14</text:p>
          </table:table-cell>
          <table:table-cell table:formula="of:=ROUNDUP(MAX((100-MAX([.S$5]+10*MIN([.S$4]-[.$F20];0);0))*INT(([.$J20]-MAX([.S$4]-[.$F20];0))*[.$I20])/100;0);0)" office:value-type="float" office:value="13" calcext:value-type="float">
            <text:p>13</text:p>
          </table:table-cell>
          <table:table-cell table:formula="of:=ROUNDUP(MAX((100-MAX([.T$5]+10*MIN([.T$4]-[.$F20];0);0))*INT(([.$J20]-MAX([.T$4]-[.$F20];0))*[.$I20])/100;0);0)" office:value-type="float" office:value="13" calcext:value-type="float">
            <text:p>13</text:p>
          </table:table-cell>
          <table:table-cell table:formula="of:=ROUNDUP(MAX((100-MAX([.U$5]+10*MIN([.U$4]-[.$F20];0);0))*INT(([.$J20]-MAX([.U$4]-[.$F20];0))*[.$I20])/100;0);0)" office:value-type="float" office:value="10" calcext:value-type="float">
            <text:p>10</text:p>
          </table:table-cell>
          <table:table-cell table:formula="of:=ROUNDUP(MAX((100-MAX([.V$5]+10*MIN([.V$4]-[.$F20];0);0))*INT(([.$J20]-MAX([.V$4]-[.$F20];0))*[.$I20])/100;0);0)" office:value-type="float" office:value="9" calcext:value-type="float">
            <text:p>9</text:p>
          </table:table-cell>
          <table:table-cell table:formula="of:=ROUNDUP(MAX((100-MAX([.W$5]+10*MIN([.W$4]-[.$F20];0);0))*INT(([.$J20]-MAX([.W$4]-[.$F20];0))*[.$I20])/100;0);0)" office:value-type="float" office:value="8" calcext:value-type="float">
            <text:p>8</text:p>
          </table:table-cell>
          <table:table-cell table:formula="of:=ROUNDUP(MAX((100-MAX([.X$5]+10*MIN([.X$4]-[.$F20];0);0))*INT(([.$J20]-MAX([.X$4]-[.$F20];0))*[.$I20])/100;0);0)" office:value-type="float" office:value="6" calcext:value-type="float">
            <text:p>6</text:p>
          </table:table-cell>
          <table:table-cell table:formula="of:=ROUNDUP(MAX((100-MAX([.Y$5]+10*MIN([.Y$4]-[.$F20];0);0))*INT(([.$J20]-MAX([.Y$4]-[.$F20];0))*[.$I20])/100;0);0)" office:value-type="float" office:value="5" calcext:value-type="float">
            <text:p>5</text:p>
          </table:table-cell>
          <table:table-cell table:formula="of:=ROUNDUP(MAX((100-MAX([.Z$5]+10*MIN([.Z$4]-[.$F20];0);0))*INT(([.$J20]-MAX([.Z$4]-[.$F20];0))*[.$I20])/100;0);0)" office:value-type="float" office:value="3" calcext:value-type="float">
            <text:p>3</text:p>
          </table:table-cell>
          <table:table-cell table:formula="of:=ROUNDUP(MAX((100-MAX([.AA$5]+10*MIN([.AA$4]-[.$F20];0);0))*INT(([.$J20]-MAX([.AA$4]-[.$F20];0))*[.$I20])/100;0);0)" office:value-type="float" office:value="3" calcext:value-type="float">
            <text:p>3</text:p>
          </table:table-cell>
          <table:table-cell table:formula="of:=ROUNDUP(MAX((100-MAX([.AB$5]+10*MIN([.AB$4]-[.$F20];0);0))*INT(([.$J20]-MAX([.AB$4]-[.$F20];0))*[.$I20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21];[$'EcCo ammo'.$A$2:$'EcCo ammo'.$A$33];[$'EcCo ammo'.F$2:$'EcCo ammo'.F$33])" office:value-type="float" office:value="10" calcext:value-type="float">
            <text:p>10</text:p>
          </table:table-cell>
          <table:table-cell table:formula="of:=LOOKUP([.$B21];[$'EcCo ammo'.$A$2:$'EcCo ammo'.$A$33];[$'EcCo ammo'.G$2:$'EcCo ammo'.G$33])" office:value-type="float" office:value="0" calcext:value-type="float">
            <text:p>0</text:p>
          </table:table-cell>
          <table:table-cell table:formula="of:=LOOKUP([.$B21];[$'EcCo ammo'.$A$2:$'EcCo ammo'.$A$33];[$'EcCo ammo'.H$2:$'EcCo ammo'.H$33])" office:value-type="float" office:value="4" calcext:value-type="float">
            <text:p>4</text:p>
          </table:table-cell>
          <table:table-cell table:formula="of:=LOOKUP([.$B21];[$'EcCo ammo'.$A$2:$'EcCo ammo'.$A$33];[$'EcCo ammo'.I$2:$'EcCo ammo'.I$33])" office:value-type="float" office:value="3" calcext:value-type="float">
            <text:p>3</text:p>
          </table:table-cell>
          <table:table-cell table:formula="of:=[.G21]/[.H21]" office:value-type="float" office:value="1.33333333333333" calcext:value-type="float">
            <text:p>1.33</text:p>
          </table:table-cell>
          <table:table-cell table:formula="of:=ROUND(AVERAGE([.C21];[.D21]))" office:value-type="float" office:value="17" calcext:value-type="float">
            <text:p>17</text:p>
          </table:table-cell>
          <table:table-cell/>
          <table:table-cell table:formula="of:=ROUNDUP(MAX((100-MAX([.L$5]+10*MIN([.L$4]-[.$F21];0);0))*INT(([.$J21]-MAX([.L$4]-[.$F21];0))*[.$I21])/100;0);0)" office:value-type="float" office:value="22" calcext:value-type="float">
            <text:p>22</text:p>
          </table:table-cell>
          <table:table-cell table:formula="of:=ROUNDUP(MAX((100-MAX([.M$5]+10*MIN([.M$4]-[.$F21];0);0))*INT(([.$J21]-MAX([.M$4]-[.$F21];0))*[.$I21])/100;0);0)" office:value-type="float" office:value="20" calcext:value-type="float">
            <text:p>20</text:p>
          </table:table-cell>
          <table:table-cell table:formula="of:=ROUNDUP(MAX((100-MAX([.N$5]+10*MIN([.N$4]-[.$F21];0);0))*INT(([.$J21]-MAX([.N$4]-[.$F21];0))*[.$I21])/100;0);0)" office:value-type="float" office:value="18" calcext:value-type="float">
            <text:p>18</text:p>
          </table:table-cell>
          <table:table-cell table:formula="of:=ROUNDUP(MAX((100-MAX([.O$5]+10*MIN([.O$4]-[.$F21];0);0))*INT(([.$J21]-MAX([.O$4]-[.$F21];0))*[.$I21])/100;0);0)" office:value-type="float" office:value="15" calcext:value-type="float">
            <text:p>15</text:p>
          </table:table-cell>
          <table:table-cell table:formula="of:=ROUNDUP(MAX((100-MAX([.P$5]+10*MIN([.P$4]-[.$F21];0);0))*INT(([.$J21]-MAX([.P$4]-[.$F21];0))*[.$I21])/100;0);0)" office:value-type="float" office:value="14" calcext:value-type="float">
            <text:p>14</text:p>
          </table:table-cell>
          <table:table-cell table:formula="of:=ROUNDUP(MAX((100-MAX([.Q$5]+10*MIN([.Q$4]-[.$F21];0);0))*INT(([.$J21]-MAX([.Q$4]-[.$F21];0))*[.$I21])/100;0);0)" office:value-type="float" office:value="14" calcext:value-type="float">
            <text:p>14</text:p>
          </table:table-cell>
          <table:table-cell table:formula="of:=ROUNDUP(MAX((100-MAX([.R$5]+10*MIN([.R$4]-[.$F21];0);0))*INT(([.$J21]-MAX([.R$4]-[.$F21];0))*[.$I21])/100;0);0)" office:value-type="float" office:value="12" calcext:value-type="float">
            <text:p>12</text:p>
          </table:table-cell>
          <table:table-cell table:formula="of:=ROUNDUP(MAX((100-MAX([.S$5]+10*MIN([.S$4]-[.$F21];0);0))*INT(([.$J21]-MAX([.S$4]-[.$F21];0))*[.$I21])/100;0);0)" office:value-type="float" office:value="12" calcext:value-type="float">
            <text:p>12</text:p>
          </table:table-cell>
          <table:table-cell table:formula="of:=ROUNDUP(MAX((100-MAX([.T$5]+10*MIN([.T$4]-[.$F21];0);0))*INT(([.$J21]-MAX([.T$4]-[.$F21];0))*[.$I21])/100;0);0)" office:value-type="float" office:value="12" calcext:value-type="float">
            <text:p>12</text:p>
          </table:table-cell>
          <table:table-cell table:formula="of:=ROUNDUP(MAX((100-MAX([.U$5]+10*MIN([.U$4]-[.$F21];0);0))*INT(([.$J21]-MAX([.U$4]-[.$F21];0))*[.$I21])/100;0);0)" office:value-type="float" office:value="9" calcext:value-type="float">
            <text:p>9</text:p>
          </table:table-cell>
          <table:table-cell table:formula="of:=ROUNDUP(MAX((100-MAX([.V$5]+10*MIN([.V$4]-[.$F21];0);0))*INT(([.$J21]-MAX([.V$4]-[.$F21];0))*[.$I21])/100;0);0)" office:value-type="float" office:value="8" calcext:value-type="float">
            <text:p>8</text:p>
          </table:table-cell>
          <table:table-cell table:formula="of:=ROUNDUP(MAX((100-MAX([.W$5]+10*MIN([.W$4]-[.$F21];0);0))*INT(([.$J21]-MAX([.W$4]-[.$F21];0))*[.$I21])/100;0);0)" office:value-type="float" office:value="7" calcext:value-type="float">
            <text:p>7</text:p>
          </table:table-cell>
          <table:table-cell table:formula="of:=ROUNDUP(MAX((100-MAX([.X$5]+10*MIN([.X$4]-[.$F21];0);0))*INT(([.$J21]-MAX([.X$4]-[.$F21];0))*[.$I21])/100;0);0)" office:value-type="float" office:value="5" calcext:value-type="float">
            <text:p>5</text:p>
          </table:table-cell>
          <table:table-cell table:formula="of:=ROUNDUP(MAX((100-MAX([.Y$5]+10*MIN([.Y$4]-[.$F21];0);0))*INT(([.$J21]-MAX([.Y$4]-[.$F21];0))*[.$I21])/100;0);0)" office:value-type="float" office:value="3" calcext:value-type="float">
            <text:p>3</text:p>
          </table:table-cell>
          <table:table-cell table:formula="of:=ROUNDUP(MAX((100-MAX([.Z$5]+10*MIN([.Z$4]-[.$F21];0);0))*INT(([.$J21]-MAX([.Z$4]-[.$F21];0))*[.$I21])/100;0);0)" office:value-type="float" office:value="2" calcext:value-type="float">
            <text:p>2</text:p>
          </table:table-cell>
          <table:table-cell table:formula="of:=ROUNDUP(MAX((100-MAX([.AA$5]+10*MIN([.AA$4]-[.$F21];0);0))*INT(([.$J21]-MAX([.AA$4]-[.$F21];0))*[.$I21])/100;0);0)" office:value-type="float" office:value="2" calcext:value-type="float">
            <text:p>2</text:p>
          </table:table-cell>
          <table:table-cell table:formula="of:=ROUNDUP(MAX((100-MAX([.AB$5]+10*MIN([.AB$4]-[.$F21];0);0))*INT(([.$J21]-MAX([.AB$4]-[.$F21];0))*[.$I21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LOOKUP([.$B22];[$'EcCo ammo'.$A$2:$'EcCo ammo'.$A$33];[$'EcCo ammo'.F$2:$'EcCo ammo'.F$33])" office:value-type="float" office:value="0" calcext:value-type="float">
            <text:p>0</text:p>
          </table:table-cell>
          <table:table-cell table:formula="of:=LOOKUP([.$B22];[$'EcCo ammo'.$A$2:$'EcCo ammo'.$A$33];[$'EcCo ammo'.G$2:$'EcCo ammo'.G$33])" office:value-type="float" office:value="5" calcext:value-type="float">
            <text:p>5</text:p>
          </table:table-cell>
          <table:table-cell table:formula="of:=LOOKUP([.$B22];[$'EcCo ammo'.$A$2:$'EcCo ammo'.$A$33];[$'EcCo ammo'.H$2:$'EcCo ammo'.H$33])" office:value-type="float" office:value="1" calcext:value-type="float">
            <text:p>1</text:p>
          </table:table-cell>
          <table:table-cell table:formula="of:=LOOKUP([.$B22];[$'EcCo ammo'.$A$2:$'EcCo ammo'.$A$33];[$'EcCo ammo'.I$2:$'EcCo ammo'.I$33])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.00</text:p>
          </table:table-cell>
          <table:table-cell table:formula="of:=ROUND(AVERAGE([.C22];[.D22]))" office:value-type="float" office:value="17" calcext:value-type="float">
            <text:p>17</text:p>
          </table:table-cell>
          <table:table-cell/>
          <table:table-cell table:formula="of:=ROUNDUP(MAX((100-MAX([.L$5]+10*MIN([.L$4]-[.$F22];0);0))*INT(([.$J22]-MAX([.L$4]-[.$F22];0))*[.$I22])/100;0);0)" office:value-type="float" office:value="17" calcext:value-type="float">
            <text:p>17</text:p>
          </table:table-cell>
          <table:table-cell table:formula="of:=ROUNDUP(MAX((100-MAX([.M$5]+10*MIN([.M$4]-[.$F22];0);0))*INT(([.$J22]-MAX([.M$4]-[.$F22];0))*[.$I22])/100;0);0)" office:value-type="float" office:value="17" calcext:value-type="float">
            <text:p>17</text:p>
          </table:table-cell>
          <table:table-cell table:formula="of:=ROUNDUP(MAX((100-MAX([.N$5]+10*MIN([.N$4]-[.$F22];0);0))*INT(([.$J22]-MAX([.N$4]-[.$F22];0))*[.$I22])/100;0);0)" office:value-type="float" office:value="17" calcext:value-type="float">
            <text:p>17</text:p>
          </table:table-cell>
          <table:table-cell table:formula="of:=ROUNDUP(MAX((100-MAX([.O$5]+10*MIN([.O$4]-[.$F22];0);0))*INT(([.$J22]-MAX([.O$4]-[.$F22];0))*[.$I22])/100;0);0)" office:value-type="float" office:value="17" calcext:value-type="float">
            <text:p>17</text:p>
          </table:table-cell>
          <table:table-cell table:formula="of:=ROUNDUP(MAX((100-MAX([.P$5]+10*MIN([.P$4]-[.$F22];0);0))*INT(([.$J22]-MAX([.P$4]-[.$F22];0))*[.$I22])/100;0);0)" office:value-type="float" office:value="17" calcext:value-type="float">
            <text:p>17</text:p>
          </table:table-cell>
          <table:table-cell table:formula="of:=ROUNDUP(MAX((100-MAX([.Q$5]+10*MIN([.Q$4]-[.$F22];0);0))*INT(([.$J22]-MAX([.Q$4]-[.$F22];0))*[.$I22])/100;0);0)" office:value-type="float" office:value="17" calcext:value-type="float">
            <text:p>17</text:p>
          </table:table-cell>
          <table:table-cell table:formula="of:=ROUNDUP(MAX((100-MAX([.R$5]+10*MIN([.R$4]-[.$F22];0);0))*INT(([.$J22]-MAX([.R$4]-[.$F22];0))*[.$I22])/100;0);0)" office:value-type="float" office:value="14" calcext:value-type="float">
            <text:p>14</text:p>
          </table:table-cell>
          <table:table-cell table:formula="of:=ROUNDUP(MAX((100-MAX([.S$5]+10*MIN([.S$4]-[.$F22];0);0))*INT(([.$J22]-MAX([.S$4]-[.$F22];0))*[.$I22])/100;0);0)" office:value-type="float" office:value="13" calcext:value-type="float">
            <text:p>13</text:p>
          </table:table-cell>
          <table:table-cell table:formula="of:=ROUNDUP(MAX((100-MAX([.T$5]+10*MIN([.T$4]-[.$F22];0);0))*INT(([.$J22]-MAX([.T$4]-[.$F22];0))*[.$I22])/100;0);0)" office:value-type="float" office:value="13" calcext:value-type="float">
            <text:p>13</text:p>
          </table:table-cell>
          <table:table-cell table:formula="of:=ROUNDUP(MAX((100-MAX([.U$5]+10*MIN([.U$4]-[.$F22];0);0))*INT(([.$J22]-MAX([.U$4]-[.$F22];0))*[.$I22])/100;0);0)" office:value-type="float" office:value="10" calcext:value-type="float">
            <text:p>10</text:p>
          </table:table-cell>
          <table:table-cell table:formula="of:=ROUNDUP(MAX((100-MAX([.V$5]+10*MIN([.V$4]-[.$F22];0);0))*INT(([.$J22]-MAX([.V$4]-[.$F22];0))*[.$I22])/100;0);0)" office:value-type="float" office:value="9" calcext:value-type="float">
            <text:p>9</text:p>
          </table:table-cell>
          <table:table-cell table:formula="of:=ROUNDUP(MAX((100-MAX([.W$5]+10*MIN([.W$4]-[.$F22];0);0))*INT(([.$J22]-MAX([.W$4]-[.$F22];0))*[.$I22])/100;0);0)" office:value-type="float" office:value="8" calcext:value-type="float">
            <text:p>8</text:p>
          </table:table-cell>
          <table:table-cell table:formula="of:=ROUNDUP(MAX((100-MAX([.X$5]+10*MIN([.X$4]-[.$F22];0);0))*INT(([.$J22]-MAX([.X$4]-[.$F22];0))*[.$I22])/100;0);0)" office:value-type="float" office:value="6" calcext:value-type="float">
            <text:p>6</text:p>
          </table:table-cell>
          <table:table-cell table:formula="of:=ROUNDUP(MAX((100-MAX([.Y$5]+10*MIN([.Y$4]-[.$F22];0);0))*INT(([.$J22]-MAX([.Y$4]-[.$F22];0))*[.$I22])/100;0);0)" office:value-type="float" office:value="5" calcext:value-type="float">
            <text:p>5</text:p>
          </table:table-cell>
          <table:table-cell table:formula="of:=ROUNDUP(MAX((100-MAX([.Z$5]+10*MIN([.Z$4]-[.$F22];0);0))*INT(([.$J22]-MAX([.Z$4]-[.$F22];0))*[.$I22])/100;0);0)" office:value-type="float" office:value="3" calcext:value-type="float">
            <text:p>3</text:p>
          </table:table-cell>
          <table:table-cell table:formula="of:=ROUNDUP(MAX((100-MAX([.AA$5]+10*MIN([.AA$4]-[.$F22];0);0))*INT(([.$J22]-MAX([.AA$4]-[.$F22];0))*[.$I22])/100;0);0)" office:value-type="float" office:value="3" calcext:value-type="float">
            <text:p>3</text:p>
          </table:table-cell>
          <table:table-cell table:formula="of:=ROUNDUP(MAX((100-MAX([.AB$5]+10*MIN([.AB$4]-[.$F22];0);0))*INT(([.$J22]-MAX([.AB$4]-[.$F22];0))*[.$I22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3];[$'EcCo ammo'.$A$2:$'EcCo ammo'.$A$33];[$'EcCo ammo'.F$2:$'EcCo ammo'.F$33])" office:value-type="float" office:value="10" calcext:value-type="float">
            <text:p>10</text:p>
          </table:table-cell>
          <table:table-cell table:formula="of:=LOOKUP([.$B23];[$'EcCo ammo'.$A$2:$'EcCo ammo'.$A$33];[$'EcCo ammo'.G$2:$'EcCo ammo'.G$33])" office:value-type="float" office:value="0" calcext:value-type="float">
            <text:p>0</text:p>
          </table:table-cell>
          <table:table-cell table:formula="of:=LOOKUP([.$B23];[$'EcCo ammo'.$A$2:$'EcCo ammo'.$A$33];[$'EcCo ammo'.H$2:$'EcCo ammo'.H$33])" office:value-type="float" office:value="4" calcext:value-type="float">
            <text:p>4</text:p>
          </table:table-cell>
          <table:table-cell table:formula="of:=LOOKUP([.$B23];[$'EcCo ammo'.$A$2:$'EcCo ammo'.$A$33];[$'EcCo ammo'.I$2:$'EcCo ammo'.I$33])" office:value-type="float" office:value="3" calcext:value-type="float">
            <text:p>3</text:p>
          </table:table-cell>
          <table:table-cell table:formula="of:=[.G23]/[.H23]" office:value-type="float" office:value="1.33333333333333" calcext:value-type="float">
            <text:p>1.33</text:p>
          </table:table-cell>
          <table:table-cell table:formula="of:=ROUND(AVERAGE([.C23];[.D23]))" office:value-type="float" office:value="13" calcext:value-type="float">
            <text:p>13</text:p>
          </table:table-cell>
          <table:table-cell/>
          <table:table-cell table:formula="of:=ROUNDUP(MAX((100-MAX([.L$5]+10*MIN([.L$4]-[.$F23];0);0))*INT(([.$J23]-MAX([.L$4]-[.$F23];0))*[.$I23])/100;0);0)" office:value-type="float" office:value="17" calcext:value-type="float">
            <text:p>17</text:p>
          </table:table-cell>
          <table:table-cell table:formula="of:=ROUNDUP(MAX((100-MAX([.M$5]+10*MIN([.M$4]-[.$F23];0);0))*INT(([.$J23]-MAX([.M$4]-[.$F23];0))*[.$I23])/100;0);0)" office:value-type="float" office:value="16" calcext:value-type="float">
            <text:p>16</text:p>
          </table:table-cell>
          <table:table-cell table:formula="of:=ROUNDUP(MAX((100-MAX([.N$5]+10*MIN([.N$4]-[.$F23];0);0))*INT(([.$J23]-MAX([.N$4]-[.$F23];0))*[.$I23])/100;0);0)" office:value-type="float" office:value="14" calcext:value-type="float">
            <text:p>14</text:p>
          </table:table-cell>
          <table:table-cell table:formula="of:=ROUNDUP(MAX((100-MAX([.O$5]+10*MIN([.O$4]-[.$F23];0);0))*INT(([.$J23]-MAX([.O$4]-[.$F23];0))*[.$I23])/100;0);0)" office:value-type="float" office:value="11" calcext:value-type="float">
            <text:p>11</text:p>
          </table:table-cell>
          <table:table-cell table:formula="of:=ROUNDUP(MAX((100-MAX([.P$5]+10*MIN([.P$4]-[.$F23];0);0))*INT(([.$J23]-MAX([.P$4]-[.$F23];0))*[.$I23])/100;0);0)" office:value-type="float" office:value="10" calcext:value-type="float">
            <text:p>10</text:p>
          </table:table-cell>
          <table:table-cell table:formula="of:=ROUNDUP(MAX((100-MAX([.Q$5]+10*MIN([.Q$4]-[.$F23];0);0))*INT(([.$J23]-MAX([.Q$4]-[.$F23];0))*[.$I23])/100;0);0)" office:value-type="float" office:value="10" calcext:value-type="float">
            <text:p>10</text:p>
          </table:table-cell>
          <table:table-cell table:formula="of:=ROUNDUP(MAX((100-MAX([.R$5]+10*MIN([.R$4]-[.$F23];0);0))*INT(([.$J23]-MAX([.R$4]-[.$F23];0))*[.$I23])/100;0);0)" office:value-type="float" office:value="9" calcext:value-type="float">
            <text:p>9</text:p>
          </table:table-cell>
          <table:table-cell table:formula="of:=ROUNDUP(MAX((100-MAX([.S$5]+10*MIN([.S$4]-[.$F23];0);0))*INT(([.$J23]-MAX([.S$4]-[.$F23];0))*[.$I23])/100;0);0)" office:value-type="float" office:value="8" calcext:value-type="float">
            <text:p>8</text:p>
          </table:table-cell>
          <table:table-cell table:formula="of:=ROUNDUP(MAX((100-MAX([.T$5]+10*MIN([.T$4]-[.$F23];0);0))*INT(([.$J23]-MAX([.T$4]-[.$F23];0))*[.$I23])/100;0);0)" office:value-type="float" office:value="8" calcext:value-type="float">
            <text:p>8</text:p>
          </table:table-cell>
          <table:table-cell table:formula="of:=ROUNDUP(MAX((100-MAX([.U$5]+10*MIN([.U$4]-[.$F23];0);0))*INT(([.$J23]-MAX([.U$4]-[.$F23];0))*[.$I23])/100;0);0)" office:value-type="float" office:value="6" calcext:value-type="float">
            <text:p>6</text:p>
          </table:table-cell>
          <table:table-cell table:formula="of:=ROUNDUP(MAX((100-MAX([.V$5]+10*MIN([.V$4]-[.$F23];0);0))*INT(([.$J23]-MAX([.V$4]-[.$F23];0))*[.$I23])/100;0);0)" office:value-type="float" office:value="5" calcext:value-type="float">
            <text:p>5</text:p>
          </table:table-cell>
          <table:table-cell table:formula="of:=ROUNDUP(MAX((100-MAX([.W$5]+10*MIN([.W$4]-[.$F23];0);0))*INT(([.$J23]-MAX([.W$4]-[.$F23];0))*[.$I23])/100;0);0)" office:value-type="float" office:value="4" calcext:value-type="float">
            <text:p>4</text:p>
          </table:table-cell>
          <table:table-cell table:formula="of:=ROUNDUP(MAX((100-MAX([.X$5]+10*MIN([.X$4]-[.$F23];0);0))*INT(([.$J23]-MAX([.X$4]-[.$F23];0))*[.$I23])/100;0);0)" office:value-type="float" office:value="2" calcext:value-type="float">
            <text:p>2</text:p>
          </table:table-cell>
          <table:table-cell table:formula="of:=ROUNDUP(MAX((100-MAX([.Y$5]+10*MIN([.Y$4]-[.$F23];0);0))*INT(([.$J23]-MAX([.Y$4]-[.$F23];0))*[.$I23])/100;0);0)" office:value-type="float" office:value="1" calcext:value-type="float">
            <text:p>1</text:p>
          </table:table-cell>
          <table:table-cell table:formula="of:=ROUNDUP(MAX((100-MAX([.Z$5]+10*MIN([.Z$4]-[.$F23];0);0))*INT(([.$J23]-MAX([.Z$4]-[.$F23];0))*[.$I23])/100;0);0)" office:value-type="float" office:value="0" calcext:value-type="float">
            <text:p>0</text:p>
          </table:table-cell>
          <table:table-cell table:formula="of:=ROUNDUP(MAX((100-MAX([.AA$5]+10*MIN([.AA$4]-[.$F23];0);0))*INT(([.$J23]-MAX([.AA$4]-[.$F23];0))*[.$I23])/100;0);0)" office:value-type="float" office:value="0" calcext:value-type="float">
            <text:p>0</text:p>
          </table:table-cell>
          <table:table-cell table:formula="of:=ROUNDUP(MAX((100-MAX([.AB$5]+10*MIN([.AB$4]-[.$F23];0);0))*INT(([.$J23]-MAX([.AB$4]-[.$F23];0))*[.$I23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4];[$'EcCo ammo'.$A$2:$'EcCo ammo'.$A$33];[$'EcCo ammo'.F$2:$'EcCo ammo'.F$33])" office:value-type="float" office:value="0" calcext:value-type="float">
            <text:p>0</text:p>
          </table:table-cell>
          <table:table-cell table:formula="of:=LOOKUP([.$B24];[$'EcCo ammo'.$A$2:$'EcCo ammo'.$A$33];[$'EcCo ammo'.G$2:$'EcCo ammo'.G$33])" office:value-type="float" office:value="5" calcext:value-type="float">
            <text:p>5</text:p>
          </table:table-cell>
          <table:table-cell table:formula="of:=LOOKUP([.$B24];[$'EcCo ammo'.$A$2:$'EcCo ammo'.$A$33];[$'EcCo ammo'.H$2:$'EcCo ammo'.H$33])" office:value-type="float" office:value="1" calcext:value-type="float">
            <text:p>1</text:p>
          </table:table-cell>
          <table:table-cell table:formula="of:=LOOKUP([.$B24];[$'EcCo ammo'.$A$2:$'EcCo ammo'.$A$33];[$'EcCo ammo'.I$2:$'EcCo ammo'.I$33])" office:value-type="float" office:value="1" calcext:value-type="float">
            <text:p>1</text:p>
          </table:table-cell>
          <table:table-cell table:formula="of:=[.G24]/[.H24]" office:value-type="float" office:value="1" calcext:value-type="float">
            <text:p>1.00</text:p>
          </table:table-cell>
          <table:table-cell table:formula="of:=ROUND(AVERAGE([.C24];[.D24]))" office:value-type="float" office:value="13" calcext:value-type="float">
            <text:p>13</text:p>
          </table:table-cell>
          <table:table-cell/>
          <table:table-cell table:formula="of:=ROUNDUP(MAX((100-MAX([.L$5]+10*MIN([.L$4]-[.$F24];0);0))*INT(([.$J24]-MAX([.L$4]-[.$F24];0))*[.$I24])/100;0);0)" office:value-type="float" office:value="13" calcext:value-type="float">
            <text:p>13</text:p>
          </table:table-cell>
          <table:table-cell table:formula="of:=ROUNDUP(MAX((100-MAX([.M$5]+10*MIN([.M$4]-[.$F24];0);0))*INT(([.$J24]-MAX([.M$4]-[.$F24];0))*[.$I24])/100;0);0)" office:value-type="float" office:value="13" calcext:value-type="float">
            <text:p>13</text:p>
          </table:table-cell>
          <table:table-cell table:formula="of:=ROUNDUP(MAX((100-MAX([.N$5]+10*MIN([.N$4]-[.$F24];0);0))*INT(([.$J24]-MAX([.N$4]-[.$F24];0))*[.$I24])/100;0);0)" office:value-type="float" office:value="13" calcext:value-type="float">
            <text:p>13</text:p>
          </table:table-cell>
          <table:table-cell table:formula="of:=ROUNDUP(MAX((100-MAX([.O$5]+10*MIN([.O$4]-[.$F24];0);0))*INT(([.$J24]-MAX([.O$4]-[.$F24];0))*[.$I24])/100;0);0)" office:value-type="float" office:value="13" calcext:value-type="float">
            <text:p>13</text:p>
          </table:table-cell>
          <table:table-cell table:formula="of:=ROUNDUP(MAX((100-MAX([.P$5]+10*MIN([.P$4]-[.$F24];0);0))*INT(([.$J24]-MAX([.P$4]-[.$F24];0))*[.$I24])/100;0);0)" office:value-type="float" office:value="13" calcext:value-type="float">
            <text:p>13</text:p>
          </table:table-cell>
          <table:table-cell table:formula="of:=ROUNDUP(MAX((100-MAX([.Q$5]+10*MIN([.Q$4]-[.$F24];0);0))*INT(([.$J24]-MAX([.Q$4]-[.$F24];0))*[.$I24])/100;0);0)" office:value-type="float" office:value="13" calcext:value-type="float">
            <text:p>13</text:p>
          </table:table-cell>
          <table:table-cell table:formula="of:=ROUNDUP(MAX((100-MAX([.R$5]+10*MIN([.R$4]-[.$F24];0);0))*INT(([.$J24]-MAX([.R$4]-[.$F24];0))*[.$I24])/100;0);0)" office:value-type="float" office:value="11" calcext:value-type="float">
            <text:p>11</text:p>
          </table:table-cell>
          <table:table-cell table:formula="of:=ROUNDUP(MAX((100-MAX([.S$5]+10*MIN([.S$4]-[.$F24];0);0))*INT(([.$J24]-MAX([.S$4]-[.$F24];0))*[.$I24])/100;0);0)" office:value-type="float" office:value="10" calcext:value-type="float">
            <text:p>10</text:p>
          </table:table-cell>
          <table:table-cell table:formula="of:=ROUNDUP(MAX((100-MAX([.T$5]+10*MIN([.T$4]-[.$F24];0);0))*INT(([.$J24]-MAX([.T$4]-[.$F24];0))*[.$I24])/100;0);0)" office:value-type="float" office:value="10" calcext:value-type="float">
            <text:p>10</text:p>
          </table:table-cell>
          <table:table-cell table:formula="of:=ROUNDUP(MAX((100-MAX([.U$5]+10*MIN([.U$4]-[.$F24];0);0))*INT(([.$J24]-MAX([.U$4]-[.$F24];0))*[.$I24])/100;0);0)" office:value-type="float" office:value="8" calcext:value-type="float">
            <text:p>8</text:p>
          </table:table-cell>
          <table:table-cell table:formula="of:=ROUNDUP(MAX((100-MAX([.V$5]+10*MIN([.V$4]-[.$F24];0);0))*INT(([.$J24]-MAX([.V$4]-[.$F24];0))*[.$I24])/100;0);0)" office:value-type="float" office:value="7" calcext:value-type="float">
            <text:p>7</text:p>
          </table:table-cell>
          <table:table-cell table:formula="of:=ROUNDUP(MAX((100-MAX([.W$5]+10*MIN([.W$4]-[.$F24];0);0))*INT(([.$J24]-MAX([.W$4]-[.$F24];0))*[.$I24])/100;0);0)" office:value-type="float" office:value="6" calcext:value-type="float">
            <text:p>6</text:p>
          </table:table-cell>
          <table:table-cell table:formula="of:=ROUNDUP(MAX((100-MAX([.X$5]+10*MIN([.X$4]-[.$F24];0);0))*INT(([.$J24]-MAX([.X$4]-[.$F24];0))*[.$I24])/100;0);0)" office:value-type="float" office:value="4" calcext:value-type="float">
            <text:p>4</text:p>
          </table:table-cell>
          <table:table-cell table:formula="of:=ROUNDUP(MAX((100-MAX([.Y$5]+10*MIN([.Y$4]-[.$F24];0);0))*INT(([.$J24]-MAX([.Y$4]-[.$F24];0))*[.$I24])/100;0);0)" office:value-type="float" office:value="3" calcext:value-type="float">
            <text:p>3</text:p>
          </table:table-cell>
          <table:table-cell table:formula="of:=ROUNDUP(MAX((100-MAX([.Z$5]+10*MIN([.Z$4]-[.$F24];0);0))*INT(([.$J24]-MAX([.Z$4]-[.$F24];0))*[.$I24])/100;0);0)" office:value-type="float" office:value="2" calcext:value-type="float">
            <text:p>2</text:p>
          </table:table-cell>
          <table:table-cell table:formula="of:=ROUNDUP(MAX((100-MAX([.AA$5]+10*MIN([.AA$4]-[.$F24];0);0))*INT(([.$J24]-MAX([.AA$4]-[.$F24];0))*[.$I24])/100;0);0)" office:value-type="float" office:value="2" calcext:value-type="float">
            <text:p>2</text:p>
          </table:table-cell>
          <table:table-cell table:formula="of:=ROUNDUP(MAX((100-MAX([.AB$5]+10*MIN([.AB$4]-[.$F24];0);0))*INT(([.$J24]-MAX([.AB$4]-[.$F24];0))*[.$I24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5];[$'EcCo ammo'.$A$2:$'EcCo ammo'.$A$33];[$'EcCo ammo'.F$2:$'EcCo ammo'.F$33])" office:value-type="float" office:value="10" calcext:value-type="float">
            <text:p>10</text:p>
          </table:table-cell>
          <table:table-cell table:formula="of:=LOOKUP([.$B25];[$'EcCo ammo'.$A$2:$'EcCo ammo'.$A$33];[$'EcCo ammo'.G$2:$'EcCo ammo'.G$33])" office:value-type="float" office:value="0" calcext:value-type="float">
            <text:p>0</text:p>
          </table:table-cell>
          <table:table-cell table:formula="of:=LOOKUP([.$B25];[$'EcCo ammo'.$A$2:$'EcCo ammo'.$A$33];[$'EcCo ammo'.H$2:$'EcCo ammo'.H$33])" office:value-type="float" office:value="4" calcext:value-type="float">
            <text:p>4</text:p>
          </table:table-cell>
          <table:table-cell table:formula="of:=LOOKUP([.$B25];[$'EcCo ammo'.$A$2:$'EcCo ammo'.$A$33];[$'EcCo ammo'.I$2:$'EcCo ammo'.I$33])" office:value-type="float" office:value="3" calcext:value-type="float">
            <text:p>3</text:p>
          </table:table-cell>
          <table:table-cell table:formula="of:=[.G25]/[.H25]" office:value-type="float" office:value="1.33333333333333" calcext:value-type="float">
            <text:p>1.33</text:p>
          </table:table-cell>
          <table:table-cell table:formula="of:=ROUND(AVERAGE([.C25];[.D25]))" office:value-type="float" office:value="13" calcext:value-type="float">
            <text:p>13</text:p>
          </table:table-cell>
          <table:table-cell/>
          <table:table-cell table:formula="of:=ROUNDUP(MAX((100-MAX([.L$5]+10*MIN([.L$4]-[.$F25];0);0))*INT(([.$J25]-MAX([.L$4]-[.$F25];0))*[.$I25])/100;0);0)" office:value-type="float" office:value="17" calcext:value-type="float">
            <text:p>17</text:p>
          </table:table-cell>
          <table:table-cell table:formula="of:=ROUNDUP(MAX((100-MAX([.M$5]+10*MIN([.M$4]-[.$F25];0);0))*INT(([.$J25]-MAX([.M$4]-[.$F25];0))*[.$I25])/100;0);0)" office:value-type="float" office:value="16" calcext:value-type="float">
            <text:p>16</text:p>
          </table:table-cell>
          <table:table-cell table:formula="of:=ROUNDUP(MAX((100-MAX([.N$5]+10*MIN([.N$4]-[.$F25];0);0))*INT(([.$J25]-MAX([.N$4]-[.$F25];0))*[.$I25])/100;0);0)" office:value-type="float" office:value="14" calcext:value-type="float">
            <text:p>14</text:p>
          </table:table-cell>
          <table:table-cell table:formula="of:=ROUNDUP(MAX((100-MAX([.O$5]+10*MIN([.O$4]-[.$F25];0);0))*INT(([.$J25]-MAX([.O$4]-[.$F25];0))*[.$I25])/100;0);0)" office:value-type="float" office:value="11" calcext:value-type="float">
            <text:p>11</text:p>
          </table:table-cell>
          <table:table-cell table:formula="of:=ROUNDUP(MAX((100-MAX([.P$5]+10*MIN([.P$4]-[.$F25];0);0))*INT(([.$J25]-MAX([.P$4]-[.$F25];0))*[.$I25])/100;0);0)" office:value-type="float" office:value="10" calcext:value-type="float">
            <text:p>10</text:p>
          </table:table-cell>
          <table:table-cell table:formula="of:=ROUNDUP(MAX((100-MAX([.Q$5]+10*MIN([.Q$4]-[.$F25];0);0))*INT(([.$J25]-MAX([.Q$4]-[.$F25];0))*[.$I25])/100;0);0)" office:value-type="float" office:value="10" calcext:value-type="float">
            <text:p>10</text:p>
          </table:table-cell>
          <table:table-cell table:formula="of:=ROUNDUP(MAX((100-MAX([.R$5]+10*MIN([.R$4]-[.$F25];0);0))*INT(([.$J25]-MAX([.R$4]-[.$F25];0))*[.$I25])/100;0);0)" office:value-type="float" office:value="9" calcext:value-type="float">
            <text:p>9</text:p>
          </table:table-cell>
          <table:table-cell table:formula="of:=ROUNDUP(MAX((100-MAX([.S$5]+10*MIN([.S$4]-[.$F25];0);0))*INT(([.$J25]-MAX([.S$4]-[.$F25];0))*[.$I25])/100;0);0)" office:value-type="float" office:value="8" calcext:value-type="float">
            <text:p>8</text:p>
          </table:table-cell>
          <table:table-cell table:formula="of:=ROUNDUP(MAX((100-MAX([.T$5]+10*MIN([.T$4]-[.$F25];0);0))*INT(([.$J25]-MAX([.T$4]-[.$F25];0))*[.$I25])/100;0);0)" office:value-type="float" office:value="8" calcext:value-type="float">
            <text:p>8</text:p>
          </table:table-cell>
          <table:table-cell table:formula="of:=ROUNDUP(MAX((100-MAX([.U$5]+10*MIN([.U$4]-[.$F25];0);0))*INT(([.$J25]-MAX([.U$4]-[.$F25];0))*[.$I25])/100;0);0)" office:value-type="float" office:value="6" calcext:value-type="float">
            <text:p>6</text:p>
          </table:table-cell>
          <table:table-cell table:formula="of:=ROUNDUP(MAX((100-MAX([.V$5]+10*MIN([.V$4]-[.$F25];0);0))*INT(([.$J25]-MAX([.V$4]-[.$F25];0))*[.$I25])/100;0);0)" office:value-type="float" office:value="5" calcext:value-type="float">
            <text:p>5</text:p>
          </table:table-cell>
          <table:table-cell table:formula="of:=ROUNDUP(MAX((100-MAX([.W$5]+10*MIN([.W$4]-[.$F25];0);0))*INT(([.$J25]-MAX([.W$4]-[.$F25];0))*[.$I25])/100;0);0)" office:value-type="float" office:value="4" calcext:value-type="float">
            <text:p>4</text:p>
          </table:table-cell>
          <table:table-cell table:formula="of:=ROUNDUP(MAX((100-MAX([.X$5]+10*MIN([.X$4]-[.$F25];0);0))*INT(([.$J25]-MAX([.X$4]-[.$F25];0))*[.$I25])/100;0);0)" office:value-type="float" office:value="2" calcext:value-type="float">
            <text:p>2</text:p>
          </table:table-cell>
          <table:table-cell table:formula="of:=ROUNDUP(MAX((100-MAX([.Y$5]+10*MIN([.Y$4]-[.$F25];0);0))*INT(([.$J25]-MAX([.Y$4]-[.$F25];0))*[.$I25])/100;0);0)" office:value-type="float" office:value="1" calcext:value-type="float">
            <text:p>1</text:p>
          </table:table-cell>
          <table:table-cell table:formula="of:=ROUNDUP(MAX((100-MAX([.Z$5]+10*MIN([.Z$4]-[.$F25];0);0))*INT(([.$J25]-MAX([.Z$4]-[.$F25];0))*[.$I25])/100;0);0)" office:value-type="float" office:value="0" calcext:value-type="float">
            <text:p>0</text:p>
          </table:table-cell>
          <table:table-cell table:formula="of:=ROUNDUP(MAX((100-MAX([.AA$5]+10*MIN([.AA$4]-[.$F25];0);0))*INT(([.$J25]-MAX([.AA$4]-[.$F25];0))*[.$I25])/100;0);0)" office:value-type="float" office:value="0" calcext:value-type="float">
            <text:p>0</text:p>
          </table:table-cell>
          <table:table-cell table:formula="of:=ROUNDUP(MAX((100-MAX([.AB$5]+10*MIN([.AB$4]-[.$F25];0);0))*INT(([.$J25]-MAX([.AB$4]-[.$F25];0))*[.$I25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26];[$'EcCo ammo'.$A$2:$'EcCo ammo'.$A$33];[$'EcCo ammo'.F$2:$'EcCo ammo'.F$33])" office:value-type="float" office:value="0" calcext:value-type="float">
            <text:p>0</text:p>
          </table:table-cell>
          <table:table-cell table:formula="of:=LOOKUP([.$B26];[$'EcCo ammo'.$A$2:$'EcCo ammo'.$A$33];[$'EcCo ammo'.G$2:$'EcCo ammo'.G$33])" office:value-type="float" office:value="5" calcext:value-type="float">
            <text:p>5</text:p>
          </table:table-cell>
          <table:table-cell table:formula="of:=LOOKUP([.$B26];[$'EcCo ammo'.$A$2:$'EcCo ammo'.$A$33];[$'EcCo ammo'.H$2:$'EcCo ammo'.H$33])" office:value-type="float" office:value="1" calcext:value-type="float">
            <text:p>1</text:p>
          </table:table-cell>
          <table:table-cell table:formula="of:=LOOKUP([.$B26];[$'EcCo ammo'.$A$2:$'EcCo ammo'.$A$33];[$'EcCo ammo'.I$2:$'EcCo ammo'.I$33])" office:value-type="float" office:value="1" calcext:value-type="float">
            <text:p>1</text:p>
          </table:table-cell>
          <table:table-cell table:formula="of:=[.G26]/[.H26]" office:value-type="float" office:value="1" calcext:value-type="float">
            <text:p>1.00</text:p>
          </table:table-cell>
          <table:table-cell table:formula="of:=ROUND(AVERAGE([.C26];[.D26]))" office:value-type="float" office:value="13" calcext:value-type="float">
            <text:p>13</text:p>
          </table:table-cell>
          <table:table-cell/>
          <table:table-cell table:formula="of:=ROUNDUP(MAX((100-MAX([.L$5]+10*MIN([.L$4]-[.$F26];0);0))*INT(([.$J26]-MAX([.L$4]-[.$F26];0))*[.$I26])/100;0);0)" office:value-type="float" office:value="13" calcext:value-type="float">
            <text:p>13</text:p>
          </table:table-cell>
          <table:table-cell table:formula="of:=ROUNDUP(MAX((100-MAX([.M$5]+10*MIN([.M$4]-[.$F26];0);0))*INT(([.$J26]-MAX([.M$4]-[.$F26];0))*[.$I26])/100;0);0)" office:value-type="float" office:value="13" calcext:value-type="float">
            <text:p>13</text:p>
          </table:table-cell>
          <table:table-cell table:formula="of:=ROUNDUP(MAX((100-MAX([.N$5]+10*MIN([.N$4]-[.$F26];0);0))*INT(([.$J26]-MAX([.N$4]-[.$F26];0))*[.$I26])/100;0);0)" office:value-type="float" office:value="13" calcext:value-type="float">
            <text:p>13</text:p>
          </table:table-cell>
          <table:table-cell table:formula="of:=ROUNDUP(MAX((100-MAX([.O$5]+10*MIN([.O$4]-[.$F26];0);0))*INT(([.$J26]-MAX([.O$4]-[.$F26];0))*[.$I26])/100;0);0)" office:value-type="float" office:value="13" calcext:value-type="float">
            <text:p>13</text:p>
          </table:table-cell>
          <table:table-cell table:formula="of:=ROUNDUP(MAX((100-MAX([.P$5]+10*MIN([.P$4]-[.$F26];0);0))*INT(([.$J26]-MAX([.P$4]-[.$F26];0))*[.$I26])/100;0);0)" office:value-type="float" office:value="13" calcext:value-type="float">
            <text:p>13</text:p>
          </table:table-cell>
          <table:table-cell table:formula="of:=ROUNDUP(MAX((100-MAX([.Q$5]+10*MIN([.Q$4]-[.$F26];0);0))*INT(([.$J26]-MAX([.Q$4]-[.$F26];0))*[.$I26])/100;0);0)" office:value-type="float" office:value="13" calcext:value-type="float">
            <text:p>13</text:p>
          </table:table-cell>
          <table:table-cell table:formula="of:=ROUNDUP(MAX((100-MAX([.R$5]+10*MIN([.R$4]-[.$F26];0);0))*INT(([.$J26]-MAX([.R$4]-[.$F26];0))*[.$I26])/100;0);0)" office:value-type="float" office:value="11" calcext:value-type="float">
            <text:p>11</text:p>
          </table:table-cell>
          <table:table-cell table:formula="of:=ROUNDUP(MAX((100-MAX([.S$5]+10*MIN([.S$4]-[.$F26];0);0))*INT(([.$J26]-MAX([.S$4]-[.$F26];0))*[.$I26])/100;0);0)" office:value-type="float" office:value="10" calcext:value-type="float">
            <text:p>10</text:p>
          </table:table-cell>
          <table:table-cell table:formula="of:=ROUNDUP(MAX((100-MAX([.T$5]+10*MIN([.T$4]-[.$F26];0);0))*INT(([.$J26]-MAX([.T$4]-[.$F26];0))*[.$I26])/100;0);0)" office:value-type="float" office:value="10" calcext:value-type="float">
            <text:p>10</text:p>
          </table:table-cell>
          <table:table-cell table:formula="of:=ROUNDUP(MAX((100-MAX([.U$5]+10*MIN([.U$4]-[.$F26];0);0))*INT(([.$J26]-MAX([.U$4]-[.$F26];0))*[.$I26])/100;0);0)" office:value-type="float" office:value="8" calcext:value-type="float">
            <text:p>8</text:p>
          </table:table-cell>
          <table:table-cell table:formula="of:=ROUNDUP(MAX((100-MAX([.V$5]+10*MIN([.V$4]-[.$F26];0);0))*INT(([.$J26]-MAX([.V$4]-[.$F26];0))*[.$I26])/100;0);0)" office:value-type="float" office:value="7" calcext:value-type="float">
            <text:p>7</text:p>
          </table:table-cell>
          <table:table-cell table:formula="of:=ROUNDUP(MAX((100-MAX([.W$5]+10*MIN([.W$4]-[.$F26];0);0))*INT(([.$J26]-MAX([.W$4]-[.$F26];0))*[.$I26])/100;0);0)" office:value-type="float" office:value="6" calcext:value-type="float">
            <text:p>6</text:p>
          </table:table-cell>
          <table:table-cell table:formula="of:=ROUNDUP(MAX((100-MAX([.X$5]+10*MIN([.X$4]-[.$F26];0);0))*INT(([.$J26]-MAX([.X$4]-[.$F26];0))*[.$I26])/100;0);0)" office:value-type="float" office:value="4" calcext:value-type="float">
            <text:p>4</text:p>
          </table:table-cell>
          <table:table-cell table:formula="of:=ROUNDUP(MAX((100-MAX([.Y$5]+10*MIN([.Y$4]-[.$F26];0);0))*INT(([.$J26]-MAX([.Y$4]-[.$F26];0))*[.$I26])/100;0);0)" office:value-type="float" office:value="3" calcext:value-type="float">
            <text:p>3</text:p>
          </table:table-cell>
          <table:table-cell table:formula="of:=ROUNDUP(MAX((100-MAX([.Z$5]+10*MIN([.Z$4]-[.$F26];0);0))*INT(([.$J26]-MAX([.Z$4]-[.$F26];0))*[.$I26])/100;0);0)" office:value-type="float" office:value="2" calcext:value-type="float">
            <text:p>2</text:p>
          </table:table-cell>
          <table:table-cell table:formula="of:=ROUNDUP(MAX((100-MAX([.AA$5]+10*MIN([.AA$4]-[.$F26];0);0))*INT(([.$J26]-MAX([.AA$4]-[.$F26];0))*[.$I26])/100;0);0)" office:value-type="float" office:value="2" calcext:value-type="float">
            <text:p>2</text:p>
          </table:table-cell>
          <table:table-cell table:formula="of:=ROUNDUP(MAX((100-MAX([.AB$5]+10*MIN([.AB$4]-[.$F26];0);0))*INT(([.$J26]-MAX([.AB$4]-[.$F26];0))*[.$I26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LOOKUP([.$B27];[$'EcCo ammo'.$A$2:$'EcCo ammo'.$A$33];[$'EcCo ammo'.F$2:$'EcCo ammo'.F$33])" office:value-type="float" office:value="0" calcext:value-type="float">
            <text:p>0</text:p>
          </table:table-cell>
          <table:table-cell table:formula="of:=LOOKUP([.$B27];[$'EcCo ammo'.$A$2:$'EcCo ammo'.$A$33];[$'EcCo ammo'.G$2:$'EcCo ammo'.G$33])" office:value-type="float" office:value="3" calcext:value-type="float">
            <text:p>3</text:p>
          </table:table-cell>
          <table:table-cell table:formula="of:=LOOKUP([.$B27];[$'EcCo ammo'.$A$2:$'EcCo ammo'.$A$33];[$'EcCo ammo'.H$2:$'EcCo ammo'.H$33])" office:value-type="float" office:value="1" calcext:value-type="float">
            <text:p>1</text:p>
          </table:table-cell>
          <table:table-cell table:formula="of:=LOOKUP([.$B27];[$'EcCo ammo'.$A$2:$'EcCo ammo'.$A$33];[$'EcCo ammo'.I$2:$'EcCo ammo'.I$33])" office:value-type="float" office:value="1" calcext:value-type="float">
            <text:p>1</text:p>
          </table:table-cell>
          <table:table-cell table:formula="of:=[.G27]/[.H27]" office:value-type="float" office:value="1" calcext:value-type="float">
            <text:p>1.00</text:p>
          </table:table-cell>
          <table:table-cell table:formula="of:=ROUND(AVERAGE([.C27];[.D27]))" office:value-type="float" office:value="18" calcext:value-type="float">
            <text:p>18</text:p>
          </table:table-cell>
          <table:table-cell/>
          <table:table-cell table:formula="of:=ROUNDUP(MAX((100-MAX([.L$5]+10*MIN([.L$4]-[.$F27];0);0))*INT(([.$J27]-MAX([.L$4]-[.$F27];0))*[.$I27])/100;0);0)" office:value-type="float" office:value="18" calcext:value-type="float">
            <text:p>18</text:p>
          </table:table-cell>
          <table:table-cell table:formula="of:=ROUNDUP(MAX((100-MAX([.M$5]+10*MIN([.M$4]-[.$F27];0);0))*INT(([.$J27]-MAX([.M$4]-[.$F27];0))*[.$I27])/100;0);0)" office:value-type="float" office:value="18" calcext:value-type="float">
            <text:p>18</text:p>
          </table:table-cell>
          <table:table-cell table:formula="of:=ROUNDUP(MAX((100-MAX([.N$5]+10*MIN([.N$4]-[.$F27];0);0))*INT(([.$J27]-MAX([.N$4]-[.$F27];0))*[.$I27])/100;0);0)" office:value-type="float" office:value="18" calcext:value-type="float">
            <text:p>18</text:p>
          </table:table-cell>
          <table:table-cell table:formula="of:=ROUNDUP(MAX((100-MAX([.O$5]+10*MIN([.O$4]-[.$F27];0);0))*INT(([.$J27]-MAX([.O$4]-[.$F27];0))*[.$I27])/100;0);0)" office:value-type="float" office:value="16" calcext:value-type="float">
            <text:p>16</text:p>
          </table:table-cell>
          <table:table-cell table:formula="of:=ROUNDUP(MAX((100-MAX([.P$5]+10*MIN([.P$4]-[.$F27];0);0))*INT(([.$J27]-MAX([.P$4]-[.$F27];0))*[.$I27])/100;0);0)" office:value-type="float" office:value="15" calcext:value-type="float">
            <text:p>15</text:p>
          </table:table-cell>
          <table:table-cell table:formula="of:=ROUNDUP(MAX((100-MAX([.Q$5]+10*MIN([.Q$4]-[.$F27];0);0))*INT(([.$J27]-MAX([.Q$4]-[.$F27];0))*[.$I27])/100;0);0)" office:value-type="float" office:value="15" calcext:value-type="float">
            <text:p>15</text:p>
          </table:table-cell>
          <table:table-cell table:formula="of:=ROUNDUP(MAX((100-MAX([.R$5]+10*MIN([.R$4]-[.$F27];0);0))*INT(([.$J27]-MAX([.R$4]-[.$F27];0))*[.$I27])/100;0);0)" office:value-type="float" office:value="12" calcext:value-type="float">
            <text:p>12</text:p>
          </table:table-cell>
          <table:table-cell table:formula="of:=ROUNDUP(MAX((100-MAX([.S$5]+10*MIN([.S$4]-[.$F27];0);0))*INT(([.$J27]-MAX([.S$4]-[.$F27];0))*[.$I27])/100;0);0)" office:value-type="float" office:value="12" calcext:value-type="float">
            <text:p>12</text:p>
          </table:table-cell>
          <table:table-cell table:formula="of:=ROUNDUP(MAX((100-MAX([.T$5]+10*MIN([.T$4]-[.$F27];0);0))*INT(([.$J27]-MAX([.T$4]-[.$F27];0))*[.$I27])/100;0);0)" office:value-type="float" office:value="12" calcext:value-type="float">
            <text:p>12</text:p>
          </table:table-cell>
          <table:table-cell table:formula="of:=ROUNDUP(MAX((100-MAX([.U$5]+10*MIN([.U$4]-[.$F27];0);0))*INT(([.$J27]-MAX([.U$4]-[.$F27];0))*[.$I27])/100;0);0)" office:value-type="float" office:value="9" calcext:value-type="float">
            <text:p>9</text:p>
          </table:table-cell>
          <table:table-cell table:formula="of:=ROUNDUP(MAX((100-MAX([.V$5]+10*MIN([.V$4]-[.$F27];0);0))*INT(([.$J27]-MAX([.V$4]-[.$F27];0))*[.$I27])/100;0);0)" office:value-type="float" office:value="9" calcext:value-type="float">
            <text:p>9</text:p>
          </table:table-cell>
          <table:table-cell table:formula="of:=ROUNDUP(MAX((100-MAX([.W$5]+10*MIN([.W$4]-[.$F27];0);0))*INT(([.$J27]-MAX([.W$4]-[.$F27];0))*[.$I27])/100;0);0)" office:value-type="float" office:value="8" calcext:value-type="float">
            <text:p>8</text:p>
          </table:table-cell>
          <table:table-cell table:formula="of:=ROUNDUP(MAX((100-MAX([.X$5]+10*MIN([.X$4]-[.$F27];0);0))*INT(([.$J27]-MAX([.X$4]-[.$F27];0))*[.$I27])/100;0);0)" office:value-type="float" office:value="6" calcext:value-type="float">
            <text:p>6</text:p>
          </table:table-cell>
          <table:table-cell table:formula="of:=ROUNDUP(MAX((100-MAX([.Y$5]+10*MIN([.Y$4]-[.$F27];0);0))*INT(([.$J27]-MAX([.Y$4]-[.$F27];0))*[.$I27])/100;0);0)" office:value-type="float" office:value="5" calcext:value-type="float">
            <text:p>5</text:p>
          </table:table-cell>
          <table:table-cell table:formula="of:=ROUNDUP(MAX((100-MAX([.Z$5]+10*MIN([.Z$4]-[.$F27];0);0))*INT(([.$J27]-MAX([.Z$4]-[.$F27];0))*[.$I27])/100;0);0)" office:value-type="float" office:value="3" calcext:value-type="float">
            <text:p>3</text:p>
          </table:table-cell>
          <table:table-cell table:formula="of:=ROUNDUP(MAX((100-MAX([.AA$5]+10*MIN([.AA$4]-[.$F27];0);0))*INT(([.$J27]-MAX([.AA$4]-[.$F27];0))*[.$I27])/100;0);0)" office:value-type="float" office:value="3" calcext:value-type="float">
            <text:p>3</text:p>
          </table:table-cell>
          <table:table-cell table:formula="of:=ROUNDUP(MAX((100-MAX([.AB$5]+10*MIN([.AB$4]-[.$F27];0);0))*INT(([.$J27]-MAX([.AB$4]-[.$F27];0))*[.$I27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$B28];[$'EcCo ammo'.$A$2:$'EcCo ammo'.$A$33];[$'EcCo ammo'.F$2:$'EcCo ammo'.F$33])" office:value-type="float" office:value="0" calcext:value-type="float">
            <text:p>0</text:p>
          </table:table-cell>
          <table:table-cell table:formula="of:=LOOKUP([.$B28];[$'EcCo ammo'.$A$2:$'EcCo ammo'.$A$33];[$'EcCo ammo'.G$2:$'EcCo ammo'.G$33])" office:value-type="float" office:value="3" calcext:value-type="float">
            <text:p>3</text:p>
          </table:table-cell>
          <table:table-cell table:formula="of:=LOOKUP([.$B28];[$'EcCo ammo'.$A$2:$'EcCo ammo'.$A$33];[$'EcCo ammo'.H$2:$'EcCo ammo'.H$33])" office:value-type="float" office:value="1" calcext:value-type="float">
            <text:p>1</text:p>
          </table:table-cell>
          <table:table-cell table:formula="of:=LOOKUP([.$B28];[$'EcCo ammo'.$A$2:$'EcCo ammo'.$A$33];[$'EcCo ammo'.I$2:$'EcCo ammo'.I$33])" office:value-type="float" office:value="1" calcext:value-type="float">
            <text:p>1</text:p>
          </table:table-cell>
          <table:table-cell table:formula="of:=[.G28]/[.H28]" office:value-type="float" office:value="1" calcext:value-type="float">
            <text:p>1.00</text:p>
          </table:table-cell>
          <table:table-cell table:formula="of:=ROUND(AVERAGE([.C28];[.D28]))" office:value-type="float" office:value="15" calcext:value-type="float">
            <text:p>15</text:p>
          </table:table-cell>
          <table:table-cell/>
          <table:table-cell table:formula="of:=ROUNDUP(MAX((100-MAX([.L$5]+10*MIN([.L$4]-[.$F28];0);0))*INT(([.$J28]-MAX([.L$4]-[.$F28];0))*[.$I28])/100;0);0)" office:value-type="float" office:value="15" calcext:value-type="float">
            <text:p>15</text:p>
          </table:table-cell>
          <table:table-cell table:formula="of:=ROUNDUP(MAX((100-MAX([.M$5]+10*MIN([.M$4]-[.$F28];0);0))*INT(([.$J28]-MAX([.M$4]-[.$F28];0))*[.$I28])/100;0);0)" office:value-type="float" office:value="15" calcext:value-type="float">
            <text:p>15</text:p>
          </table:table-cell>
          <table:table-cell table:formula="of:=ROUNDUP(MAX((100-MAX([.N$5]+10*MIN([.N$4]-[.$F28];0);0))*INT(([.$J28]-MAX([.N$4]-[.$F28];0))*[.$I28])/100;0);0)" office:value-type="float" office:value="15" calcext:value-type="float">
            <text:p>15</text:p>
          </table:table-cell>
          <table:table-cell table:formula="of:=ROUNDUP(MAX((100-MAX([.O$5]+10*MIN([.O$4]-[.$F28];0);0))*INT(([.$J28]-MAX([.O$4]-[.$F28];0))*[.$I28])/100;0);0)" office:value-type="float" office:value="13" calcext:value-type="float">
            <text:p>13</text:p>
          </table:table-cell>
          <table:table-cell table:formula="of:=ROUNDUP(MAX((100-MAX([.P$5]+10*MIN([.P$4]-[.$F28];0);0))*INT(([.$J28]-MAX([.P$4]-[.$F28];0))*[.$I28])/100;0);0)" office:value-type="float" office:value="12" calcext:value-type="float">
            <text:p>12</text:p>
          </table:table-cell>
          <table:table-cell table:formula="of:=ROUNDUP(MAX((100-MAX([.Q$5]+10*MIN([.Q$4]-[.$F28];0);0))*INT(([.$J28]-MAX([.Q$4]-[.$F28];0))*[.$I28])/100;0);0)" office:value-type="float" office:value="12" calcext:value-type="float">
            <text:p>12</text:p>
          </table:table-cell>
          <table:table-cell table:formula="of:=ROUNDUP(MAX((100-MAX([.R$5]+10*MIN([.R$4]-[.$F28];0);0))*INT(([.$J28]-MAX([.R$4]-[.$F28];0))*[.$I28])/100;0);0)" office:value-type="float" office:value="10" calcext:value-type="float">
            <text:p>10</text:p>
          </table:table-cell>
          <table:table-cell table:formula="of:=ROUNDUP(MAX((100-MAX([.S$5]+10*MIN([.S$4]-[.$F28];0);0))*INT(([.$J28]-MAX([.S$4]-[.$F28];0))*[.$I28])/100;0);0)" office:value-type="float" office:value="10" calcext:value-type="float">
            <text:p>10</text:p>
          </table:table-cell>
          <table:table-cell table:formula="of:=ROUNDUP(MAX((100-MAX([.T$5]+10*MIN([.T$4]-[.$F28];0);0))*INT(([.$J28]-MAX([.T$4]-[.$F28];0))*[.$I28])/100;0);0)" office:value-type="float" office:value="10" calcext:value-type="float">
            <text:p>10</text:p>
          </table:table-cell>
          <table:table-cell table:formula="of:=ROUNDUP(MAX((100-MAX([.U$5]+10*MIN([.U$4]-[.$F28];0);0))*INT(([.$J28]-MAX([.U$4]-[.$F28];0))*[.$I28])/100;0);0)" office:value-type="float" office:value="8" calcext:value-type="float">
            <text:p>8</text:p>
          </table:table-cell>
          <table:table-cell table:formula="of:=ROUNDUP(MAX((100-MAX([.V$5]+10*MIN([.V$4]-[.$F28];0);0))*INT(([.$J28]-MAX([.V$4]-[.$F28];0))*[.$I28])/100;0);0)" office:value-type="float" office:value="7" calcext:value-type="float">
            <text:p>7</text:p>
          </table:table-cell>
          <table:table-cell table:formula="of:=ROUNDUP(MAX((100-MAX([.W$5]+10*MIN([.W$4]-[.$F28];0);0))*INT(([.$J28]-MAX([.W$4]-[.$F28];0))*[.$I28])/100;0);0)" office:value-type="float" office:value="6" calcext:value-type="float">
            <text:p>6</text:p>
          </table:table-cell>
          <table:table-cell table:formula="of:=ROUNDUP(MAX((100-MAX([.X$5]+10*MIN([.X$4]-[.$F28];0);0))*INT(([.$J28]-MAX([.X$4]-[.$F28];0))*[.$I28])/100;0);0)" office:value-type="float" office:value="4" calcext:value-type="float">
            <text:p>4</text:p>
          </table:table-cell>
          <table:table-cell table:formula="of:=ROUNDUP(MAX((100-MAX([.Y$5]+10*MIN([.Y$4]-[.$F28];0);0))*INT(([.$J28]-MAX([.Y$4]-[.$F28];0))*[.$I28])/100;0);0)" office:value-type="float" office:value="3" calcext:value-type="float">
            <text:p>3</text:p>
          </table:table-cell>
          <table:table-cell table:formula="of:=ROUNDUP(MAX((100-MAX([.Z$5]+10*MIN([.Z$4]-[.$F28];0);0))*INT(([.$J28]-MAX([.Z$4]-[.$F28];0))*[.$I28])/100;0);0)" office:value-type="float" office:value="2" calcext:value-type="float">
            <text:p>2</text:p>
          </table:table-cell>
          <table:table-cell table:formula="of:=ROUNDUP(MAX((100-MAX([.AA$5]+10*MIN([.AA$4]-[.$F28];0);0))*INT(([.$J28]-MAX([.AA$4]-[.$F28];0))*[.$I28])/100;0);0)" office:value-type="float" office:value="2" calcext:value-type="float">
            <text:p>2</text:p>
          </table:table-cell>
          <table:table-cell table:formula="of:=ROUNDUP(MAX((100-MAX([.AB$5]+10*MIN([.AB$4]-[.$F28];0);0))*INT(([.$J28]-MAX([.AB$4]-[.$F28];0))*[.$I28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LOOKUP([.$B29];[$'EcCo ammo'.$A$2:$'EcCo ammo'.$A$33];[$'EcCo ammo'.F$2:$'EcCo ammo'.F$33])" office:value-type="float" office:value="-10" calcext:value-type="float">
            <text:p>-10</text:p>
          </table:table-cell>
          <table:table-cell table:formula="of:=LOOKUP([.$B29];[$'EcCo ammo'.$A$2:$'EcCo ammo'.$A$33];[$'EcCo ammo'.G$2:$'EcCo ammo'.G$33])" office:value-type="float" office:value="18" calcext:value-type="float">
            <text:p>18</text:p>
          </table:table-cell>
          <table:table-cell table:formula="of:=LOOKUP([.$B29];[$'EcCo ammo'.$A$2:$'EcCo ammo'.$A$33];[$'EcCo ammo'.H$2:$'EcCo ammo'.H$33])" office:value-type="float" office:value="1" calcext:value-type="float">
            <text:p>1</text:p>
          </table:table-cell>
          <table:table-cell table:formula="of:=LOOKUP([.$B29];[$'EcCo ammo'.$A$2:$'EcCo ammo'.$A$33];[$'EcCo ammo'.I$2:$'EcCo ammo'.I$33])" office:value-type="float" office:value="1" calcext:value-type="float">
            <text:p>1</text:p>
          </table:table-cell>
          <table:table-cell table:formula="of:=[.G29]/[.H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ROUNDUP(MAX((100-MAX([.L$5]+10*MIN([.L$4]-[.$F29];0);0))*INT(([.$J29]-MAX([.L$4]-[.$F29];0))*[.$I29])/100;0);0)" office:value-type="float" office:value="73" calcext:value-type="float">
            <text:p>73</text:p>
          </table:table-cell>
          <table:table-cell table:formula="of:=ROUNDUP(MAX((100-MAX([.M$5]+10*MIN([.M$4]-[.$F29];0);0))*INT(([.$J29]-MAX([.M$4]-[.$F29];0))*[.$I29])/100;0);0)" office:value-type="float" office:value="73" calcext:value-type="float">
            <text:p>73</text:p>
          </table:table-cell>
          <table:table-cell table:formula="of:=ROUNDUP(MAX((100-MAX([.N$5]+10*MIN([.N$4]-[.$F29];0);0))*INT(([.$J29]-MAX([.N$4]-[.$F29];0))*[.$I29])/100;0);0)" office:value-type="float" office:value="73" calcext:value-type="float">
            <text:p>73</text:p>
          </table:table-cell>
          <table:table-cell table:formula="of:=ROUNDUP(MAX((100-MAX([.O$5]+10*MIN([.O$4]-[.$F29];0);0))*INT(([.$J29]-MAX([.O$4]-[.$F29];0))*[.$I29])/100;0);0)" office:value-type="float" office:value="73" calcext:value-type="float">
            <text:p>73</text:p>
          </table:table-cell>
          <table:table-cell table:formula="of:=ROUNDUP(MAX((100-MAX([.P$5]+10*MIN([.P$4]-[.$F29];0);0))*INT(([.$J29]-MAX([.P$4]-[.$F29];0))*[.$I29])/100;0);0)" office:value-type="float" office:value="73" calcext:value-type="float">
            <text:p>73</text:p>
          </table:table-cell>
          <table:table-cell table:formula="of:=ROUNDUP(MAX((100-MAX([.Q$5]+10*MIN([.Q$4]-[.$F29];0);0))*INT(([.$J29]-MAX([.Q$4]-[.$F29];0))*[.$I29])/100;0);0)" office:value-type="float" office:value="73" calcext:value-type="float">
            <text:p>73</text:p>
          </table:table-cell>
          <table:table-cell table:formula="of:=ROUNDUP(MAX((100-MAX([.R$5]+10*MIN([.R$4]-[.$F29];0);0))*INT(([.$J29]-MAX([.R$4]-[.$F29];0))*[.$I29])/100;0);0)" office:value-type="float" office:value="73" calcext:value-type="float">
            <text:p>73</text:p>
          </table:table-cell>
          <table:table-cell table:formula="of:=ROUNDUP(MAX((100-MAX([.S$5]+10*MIN([.S$4]-[.$F29];0);0))*INT(([.$J29]-MAX([.S$4]-[.$F29];0))*[.$I29])/100;0);0)" office:value-type="float" office:value="73" calcext:value-type="float">
            <text:p>73</text:p>
          </table:table-cell>
          <table:table-cell table:formula="of:=ROUNDUP(MAX((100-MAX([.T$5]+10*MIN([.T$4]-[.$F29];0);0))*INT(([.$J29]-MAX([.T$4]-[.$F29];0))*[.$I29])/100;0);0)" office:value-type="float" office:value="73" calcext:value-type="float">
            <text:p>73</text:p>
          </table:table-cell>
          <table:table-cell table:formula="of:=ROUNDUP(MAX((100-MAX([.U$5]+10*MIN([.U$4]-[.$F29];0);0))*INT(([.$J29]-MAX([.U$4]-[.$F29];0))*[.$I29])/100;0);0)" office:value-type="float" office:value="73" calcext:value-type="float">
            <text:p>73</text:p>
          </table:table-cell>
          <table:table-cell table:formula="of:=ROUNDUP(MAX((100-MAX([.V$5]+10*MIN([.V$4]-[.$F29];0);0))*INT(([.$J29]-MAX([.V$4]-[.$F29];0))*[.$I29])/100;0);0)" office:value-type="float" office:value="73" calcext:value-type="float">
            <text:p>73</text:p>
          </table:table-cell>
          <table:table-cell table:formula="of:=ROUNDUP(MAX((100-MAX([.W$5]+10*MIN([.W$4]-[.$F29];0);0))*INT(([.$J29]-MAX([.W$4]-[.$F29];0))*[.$I29])/100;0);0)" office:value-type="float" office:value="73" calcext:value-type="float">
            <text:p>73</text:p>
          </table:table-cell>
          <table:table-cell table:formula="of:=ROUNDUP(MAX((100-MAX([.X$5]+10*MIN([.X$4]-[.$F29];0);0))*INT(([.$J29]-MAX([.X$4]-[.$F29];0))*[.$I29])/100;0);0)" office:value-type="float" office:value="73" calcext:value-type="float">
            <text:p>73</text:p>
          </table:table-cell>
          <table:table-cell table:formula="of:=ROUNDUP(MAX((100-MAX([.Y$5]+10*MIN([.Y$4]-[.$F29];0);0))*INT(([.$J29]-MAX([.Y$4]-[.$F29];0))*[.$I29])/100;0);0)" office:value-type="float" office:value="73" calcext:value-type="float">
            <text:p>73</text:p>
          </table:table-cell>
          <table:table-cell table:formula="of:=ROUNDUP(MAX((100-MAX([.Z$5]+10*MIN([.Z$4]-[.$F29];0);0))*INT(([.$J29]-MAX([.Z$4]-[.$F29];0))*[.$I29])/100;0);0)" office:value-type="float" office:value="55" calcext:value-type="float">
            <text:p>55</text:p>
          </table:table-cell>
          <table:table-cell table:formula="of:=ROUNDUP(MAX((100-MAX([.AA$5]+10*MIN([.AA$4]-[.$F29];0);0))*INT(([.$J29]-MAX([.AA$4]-[.$F29];0))*[.$I29])/100;0);0)" office:value-type="float" office:value="52" calcext:value-type="float">
            <text:p>52</text:p>
          </table:table-cell>
          <table:table-cell table:formula="of:=ROUNDUP(MAX((100-MAX([.AB$5]+10*MIN([.AB$4]-[.$F29];0);0))*INT(([.$J29]-MAX([.AB$4]-[.$F29];0))*[.$I29])/100;0)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LOOKUP([.$B30];[$'EcCo ammo'.$A$2:$'EcCo ammo'.$A$33];[$'EcCo ammo'.F$2:$'EcCo ammo'.F$33])" office:value-type="float" office:value="10" calcext:value-type="float">
            <text:p>10</text:p>
          </table:table-cell>
          <table:table-cell table:formula="of:=LOOKUP([.$B30];[$'EcCo ammo'.$A$2:$'EcCo ammo'.$A$33];[$'EcCo ammo'.G$2:$'EcCo ammo'.G$33])" office:value-type="float" office:value="0" calcext:value-type="float">
            <text:p>0</text:p>
          </table:table-cell>
          <table:table-cell table:formula="of:=LOOKUP([.$B30];[$'EcCo ammo'.$A$2:$'EcCo ammo'.$A$33];[$'EcCo ammo'.H$2:$'EcCo ammo'.H$33])" office:value-type="float" office:value="4" calcext:value-type="float">
            <text:p>4</text:p>
          </table:table-cell>
          <table:table-cell table:formula="of:=LOOKUP([.$B30];[$'EcCo ammo'.$A$2:$'EcCo ammo'.$A$33];[$'EcCo ammo'.I$2:$'EcCo ammo'.I$33])" office:value-type="float" office:value="3" calcext:value-type="float">
            <text:p>3</text:p>
          </table:table-cell>
          <table:table-cell table:formula="of:=[.G30]/[.H30]" office:value-type="float" office:value="1.33333333333333" calcext:value-type="float">
            <text:p>1.33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10*MIN([.L$4]-[.$F30];0);0))*INT(([.$J30]-MAX([.L$4]-[.$F30];0))*[.$I30])/100;0);0)" office:value-type="float" office:value="12" calcext:value-type="float">
            <text:p>12</text:p>
          </table:table-cell>
          <table:table-cell table:formula="of:=ROUNDUP(MAX((100-MAX([.M$5]+10*MIN([.M$4]-[.$F30];0);0))*INT(([.$J30]-MAX([.M$4]-[.$F30];0))*[.$I30])/100;0);0)" office:value-type="float" office:value="11" calcext:value-type="float">
            <text:p>11</text:p>
          </table:table-cell>
          <table:table-cell table:formula="of:=ROUNDUP(MAX((100-MAX([.N$5]+10*MIN([.N$4]-[.$F30];0);0))*INT(([.$J30]-MAX([.N$4]-[.$F30];0))*[.$I30])/100;0);0)" office:value-type="float" office:value="10" calcext:value-type="float">
            <text:p>10</text:p>
          </table:table-cell>
          <table:table-cell table:formula="of:=ROUNDUP(MAX((100-MAX([.O$5]+10*MIN([.O$4]-[.$F30];0);0))*INT(([.$J30]-MAX([.O$4]-[.$F30];0))*[.$I30])/100;0);0)" office:value-type="float" office:value="7" calcext:value-type="float">
            <text:p>7</text:p>
          </table:table-cell>
          <table:table-cell table:formula="of:=ROUNDUP(MAX((100-MAX([.P$5]+10*MIN([.P$4]-[.$F30];0);0))*INT(([.$J30]-MAX([.P$4]-[.$F30];0))*[.$I30])/100;0);0)" office:value-type="float" office:value="7" calcext:value-type="float">
            <text:p>7</text:p>
          </table:table-cell>
          <table:table-cell table:formula="of:=ROUNDUP(MAX((100-MAX([.Q$5]+10*MIN([.Q$4]-[.$F30];0);0))*INT(([.$J30]-MAX([.Q$4]-[.$F30];0))*[.$I30])/100;0);0)" office:value-type="float" office:value="7" calcext:value-type="float">
            <text:p>7</text:p>
          </table:table-cell>
          <table:table-cell table:formula="of:=ROUNDUP(MAX((100-MAX([.R$5]+10*MIN([.R$4]-[.$F30];0);0))*INT(([.$J30]-MAX([.R$4]-[.$F30];0))*[.$I30])/100;0);0)" office:value-type="float" office:value="5" calcext:value-type="float">
            <text:p>5</text:p>
          </table:table-cell>
          <table:table-cell table:formula="of:=ROUNDUP(MAX((100-MAX([.S$5]+10*MIN([.S$4]-[.$F30];0);0))*INT(([.$J30]-MAX([.S$4]-[.$F30];0))*[.$I30])/100;0);0)" office:value-type="float" office:value="4" calcext:value-type="float">
            <text:p>4</text:p>
          </table:table-cell>
          <table:table-cell table:formula="of:=ROUNDUP(MAX((100-MAX([.T$5]+10*MIN([.T$4]-[.$F30];0);0))*INT(([.$J30]-MAX([.T$4]-[.$F30];0))*[.$I30])/100;0);0)" office:value-type="float" office:value="4" calcext:value-type="float">
            <text:p>4</text:p>
          </table:table-cell>
          <table:table-cell table:formula="of:=ROUNDUP(MAX((100-MAX([.U$5]+10*MIN([.U$4]-[.$F30];0);0))*INT(([.$J30]-MAX([.U$4]-[.$F30];0))*[.$I30])/100;0);0)" office:value-type="float" office:value="3" calcext:value-type="float">
            <text:p>3</text:p>
          </table:table-cell>
          <table:table-cell table:formula="of:=ROUNDUP(MAX((100-MAX([.V$5]+10*MIN([.V$4]-[.$F30];0);0))*INT(([.$J30]-MAX([.V$4]-[.$F30];0))*[.$I30])/100;0);0)" office:value-type="float" office:value="3" calcext:value-type="float">
            <text:p>3</text:p>
          </table:table-cell>
          <table:table-cell table:formula="of:=ROUNDUP(MAX((100-MAX([.W$5]+10*MIN([.W$4]-[.$F30];0);0))*INT(([.$J30]-MAX([.W$4]-[.$F30];0))*[.$I30])/100;0);0)" office:value-type="float" office:value="1" calcext:value-type="float">
            <text:p>1</text:p>
          </table:table-cell>
          <table:table-cell table:formula="of:=ROUNDUP(MAX((100-MAX([.X$5]+10*MIN([.X$4]-[.$F30];0);0))*INT(([.$J30]-MAX([.X$4]-[.$F30];0))*[.$I30])/100;0);0)" office:value-type="float" office:value="0" calcext:value-type="float">
            <text:p>0</text:p>
          </table:table-cell>
          <table:table-cell table:formula="of:=ROUNDUP(MAX((100-MAX([.Y$5]+10*MIN([.Y$4]-[.$F30];0);0))*INT(([.$J30]-MAX([.Y$4]-[.$F30];0))*[.$I30])/100;0);0)" office:value-type="float" office:value="0" calcext:value-type="float">
            <text:p>0</text:p>
          </table:table-cell>
          <table:table-cell table:formula="of:=ROUNDUP(MAX((100-MAX([.Z$5]+10*MIN([.Z$4]-[.$F30];0);0))*INT(([.$J30]-MAX([.Z$4]-[.$F30];0))*[.$I30])/100;0);0)" office:value-type="float" office:value="0" calcext:value-type="float">
            <text:p>0</text:p>
          </table:table-cell>
          <table:table-cell table:formula="of:=ROUNDUP(MAX((100-MAX([.AA$5]+10*MIN([.AA$4]-[.$F30];0);0))*INT(([.$J30]-MAX([.AA$4]-[.$F30];0))*[.$I30])/100;0);0)" office:value-type="float" office:value="0" calcext:value-type="float">
            <text:p>0</text:p>
          </table:table-cell>
          <table:table-cell table:formula="of:=ROUNDUP(MAX((100-MAX([.AB$5]+10*MIN([.AB$4]-[.$F30];0);0))*INT(([.$J30]-MAX([.AB$4]-[.$F30];0))*[.$I30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LOOKUP([.$B31];[$'EcCo ammo'.$A$2:$'EcCo ammo'.$A$33];[$'EcCo ammo'.F$2:$'EcCo ammo'.F$33])" office:value-type="float" office:value="-10" calcext:value-type="float">
            <text:p>-10</text:p>
          </table:table-cell>
          <table:table-cell table:formula="of:=LOOKUP([.$B31];[$'EcCo ammo'.$A$2:$'EcCo ammo'.$A$33];[$'EcCo ammo'.G$2:$'EcCo ammo'.G$33])" office:value-type="float" office:value="5" calcext:value-type="float">
            <text:p>5</text:p>
          </table:table-cell>
          <table:table-cell table:formula="of:=LOOKUP([.$B31];[$'EcCo ammo'.$A$2:$'EcCo ammo'.$A$33];[$'EcCo ammo'.H$2:$'EcCo ammo'.H$33])" office:value-type="float" office:value="1" calcext:value-type="float">
            <text:p>1</text:p>
          </table:table-cell>
          <table:table-cell table:formula="of:=LOOKUP([.$B31];[$'EcCo ammo'.$A$2:$'EcCo ammo'.$A$33];[$'EcCo ammo'.I$2:$'EcCo ammo'.I$33])" office:value-type="float" office:value="1" calcext:value-type="float">
            <text:p>1</text:p>
          </table:table-cell>
          <table:table-cell table:formula="of:=[.G31]/[.H31]" office:value-type="float" office:value="1" calcext:value-type="float">
            <text:p>1.00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10*MIN([.L$4]-[.$F31];0);0))*INT(([.$J31]-MAX([.L$4]-[.$F31];0))*[.$I31])/100;0);0)" office:value-type="float" office:value="9" calcext:value-type="float">
            <text:p>9</text:p>
          </table:table-cell>
          <table:table-cell table:formula="of:=ROUNDUP(MAX((100-MAX([.M$5]+10*MIN([.M$4]-[.$F31];0);0))*INT(([.$J31]-MAX([.M$4]-[.$F31];0))*[.$I31])/100;0);0)" office:value-type="float" office:value="9" calcext:value-type="float">
            <text:p>9</text:p>
          </table:table-cell>
          <table:table-cell table:formula="of:=ROUNDUP(MAX((100-MAX([.N$5]+10*MIN([.N$4]-[.$F31];0);0))*INT(([.$J31]-MAX([.N$4]-[.$F31];0))*[.$I31])/100;0);0)" office:value-type="float" office:value="9" calcext:value-type="float">
            <text:p>9</text:p>
          </table:table-cell>
          <table:table-cell table:formula="of:=ROUNDUP(MAX((100-MAX([.O$5]+10*MIN([.O$4]-[.$F31];0);0))*INT(([.$J31]-MAX([.O$4]-[.$F31];0))*[.$I31])/100;0);0)" office:value-type="float" office:value="9" calcext:value-type="float">
            <text:p>9</text:p>
          </table:table-cell>
          <table:table-cell table:formula="of:=ROUNDUP(MAX((100-MAX([.P$5]+10*MIN([.P$4]-[.$F31];0);0))*INT(([.$J31]-MAX([.P$4]-[.$F31];0))*[.$I31])/100;0);0)" office:value-type="float" office:value="9" calcext:value-type="float">
            <text:p>9</text:p>
          </table:table-cell>
          <table:table-cell table:formula="of:=ROUNDUP(MAX((100-MAX([.Q$5]+10*MIN([.Q$4]-[.$F31];0);0))*INT(([.$J31]-MAX([.Q$4]-[.$F31];0))*[.$I31])/100;0);0)" office:value-type="float" office:value="9" calcext:value-type="float">
            <text:p>9</text:p>
          </table:table-cell>
          <table:table-cell table:formula="of:=ROUNDUP(MAX((100-MAX([.R$5]+10*MIN([.R$4]-[.$F31];0);0))*INT(([.$J31]-MAX([.R$4]-[.$F31];0))*[.$I31])/100;0);0)" office:value-type="float" office:value="8" calcext:value-type="float">
            <text:p>8</text:p>
          </table:table-cell>
          <table:table-cell table:formula="of:=ROUNDUP(MAX((100-MAX([.S$5]+10*MIN([.S$4]-[.$F31];0);0))*INT(([.$J31]-MAX([.S$4]-[.$F31];0))*[.$I31])/100;0);0)" office:value-type="float" office:value="7" calcext:value-type="float">
            <text:p>7</text:p>
          </table:table-cell>
          <table:table-cell table:formula="of:=ROUNDUP(MAX((100-MAX([.T$5]+10*MIN([.T$4]-[.$F31];0);0))*INT(([.$J31]-MAX([.T$4]-[.$F31];0))*[.$I31])/100;0);0)" office:value-type="float" office:value="7" calcext:value-type="float">
            <text:p>7</text:p>
          </table:table-cell>
          <table:table-cell table:formula="of:=ROUNDUP(MAX((100-MAX([.U$5]+10*MIN([.U$4]-[.$F31];0);0))*INT(([.$J31]-MAX([.U$4]-[.$F31];0))*[.$I31])/100;0);0)" office:value-type="float" office:value="5" calcext:value-type="float">
            <text:p>5</text:p>
          </table:table-cell>
          <table:table-cell table:formula="of:=ROUNDUP(MAX((100-MAX([.V$5]+10*MIN([.V$4]-[.$F31];0);0))*INT(([.$J31]-MAX([.V$4]-[.$F31];0))*[.$I31])/100;0);0)" office:value-type="float" office:value="5" calcext:value-type="float">
            <text:p>5</text:p>
          </table:table-cell>
          <table:table-cell table:formula="of:=ROUNDUP(MAX((100-MAX([.W$5]+10*MIN([.W$4]-[.$F31];0);0))*INT(([.$J31]-MAX([.W$4]-[.$F31];0))*[.$I31])/100;0);0)" office:value-type="float" office:value="4" calcext:value-type="float">
            <text:p>4</text:p>
          </table:table-cell>
          <table:table-cell table:formula="of:=ROUNDUP(MAX((100-MAX([.X$5]+10*MIN([.X$4]-[.$F31];0);0))*INT(([.$J31]-MAX([.X$4]-[.$F31];0))*[.$I31])/100;0);0)" office:value-type="float" office:value="2" calcext:value-type="float">
            <text:p>2</text:p>
          </table:table-cell>
          <table:table-cell table:formula="of:=ROUNDUP(MAX((100-MAX([.Y$5]+10*MIN([.Y$4]-[.$F31];0);0))*INT(([.$J31]-MAX([.Y$4]-[.$F31];0))*[.$I31])/100;0);0)" office:value-type="float" office:value="1" calcext:value-type="float">
            <text:p>1</text:p>
          </table:table-cell>
          <table:table-cell table:formula="of:=ROUNDUP(MAX((100-MAX([.Z$5]+10*MIN([.Z$4]-[.$F31];0);0))*INT(([.$J31]-MAX([.Z$4]-[.$F31];0))*[.$I31])/100;0);0)" office:value-type="float" office:value="0" calcext:value-type="float">
            <text:p>0</text:p>
          </table:table-cell>
          <table:table-cell table:formula="of:=ROUNDUP(MAX((100-MAX([.AA$5]+10*MIN([.AA$4]-[.$F31];0);0))*INT(([.$J31]-MAX([.AA$4]-[.$F31];0))*[.$I31])/100;0);0)" office:value-type="float" office:value="0" calcext:value-type="float">
            <text:p>0</text:p>
          </table:table-cell>
          <table:table-cell table:formula="of:=ROUNDUP(MAX((100-MAX([.AB$5]+10*MIN([.AB$4]-[.$F31];0);0))*INT(([.$J31]-MAX([.AB$4]-[.$F31];0))*[.$I31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$B32];[$'EcCo ammo'.$A$2:$'EcCo ammo'.$A$33];[$'EcCo ammo'.F$2:$'EcCo ammo'.F$33])" office:value-type="float" office:value="10" calcext:value-type="float">
            <text:p>10</text:p>
          </table:table-cell>
          <table:table-cell table:formula="of:=LOOKUP([.$B32];[$'EcCo ammo'.$A$2:$'EcCo ammo'.$A$33];[$'EcCo ammo'.G$2:$'EcCo ammo'.G$33])" office:value-type="float" office:value="0" calcext:value-type="float">
            <text:p>0</text:p>
          </table:table-cell>
          <table:table-cell table:formula="of:=LOOKUP([.$B32];[$'EcCo ammo'.$A$2:$'EcCo ammo'.$A$33];[$'EcCo ammo'.H$2:$'EcCo ammo'.H$33])" office:value-type="float" office:value="4" calcext:value-type="float">
            <text:p>4</text:p>
          </table:table-cell>
          <table:table-cell table:formula="of:=LOOKUP([.$B32];[$'EcCo ammo'.$A$2:$'EcCo ammo'.$A$33];[$'EcCo ammo'.I$2:$'EcCo ammo'.I$33])" office:value-type="float" office:value="3" calcext:value-type="float">
            <text:p>3</text:p>
          </table:table-cell>
          <table:table-cell table:formula="of:=[.G32]/[.H32]" office:value-type="float" office:value="1.33333333333333" calcext:value-type="float">
            <text:p>1.33</text:p>
          </table:table-cell>
          <table:table-cell table:formula="of:=ROUND(AVERAGE([.C32];[.D32]))" office:value-type="float" office:value="10" calcext:value-type="float">
            <text:p>10</text:p>
          </table:table-cell>
          <table:table-cell/>
          <table:table-cell table:formula="of:=ROUNDUP(MAX((100-MAX([.L$5]+10*MIN([.L$4]-[.$F32];0);0))*INT(([.$J32]-MAX([.L$4]-[.$F32];0))*[.$I32])/100;0);0)" office:value-type="float" office:value="13" calcext:value-type="float">
            <text:p>13</text:p>
          </table:table-cell>
          <table:table-cell table:formula="of:=ROUNDUP(MAX((100-MAX([.M$5]+10*MIN([.M$4]-[.$F32];0);0))*INT(([.$J32]-MAX([.M$4]-[.$F32];0))*[.$I32])/100;0);0)" office:value-type="float" office:value="12" calcext:value-type="float">
            <text:p>12</text:p>
          </table:table-cell>
          <table:table-cell table:formula="of:=ROUNDUP(MAX((100-MAX([.N$5]+10*MIN([.N$4]-[.$F32];0);0))*INT(([.$J32]-MAX([.N$4]-[.$F32];0))*[.$I32])/100;0);0)" office:value-type="float" office:value="11" calcext:value-type="float">
            <text:p>11</text:p>
          </table:table-cell>
          <table:table-cell table:formula="of:=ROUNDUP(MAX((100-MAX([.O$5]+10*MIN([.O$4]-[.$F32];0);0))*INT(([.$J32]-MAX([.O$4]-[.$F32];0))*[.$I32])/100;0);0)" office:value-type="float" office:value="8" calcext:value-type="float">
            <text:p>8</text:p>
          </table:table-cell>
          <table:table-cell table:formula="of:=ROUNDUP(MAX((100-MAX([.P$5]+10*MIN([.P$4]-[.$F32];0);0))*INT(([.$J32]-MAX([.P$4]-[.$F32];0))*[.$I32])/100;0);0)" office:value-type="float" office:value="7" calcext:value-type="float">
            <text:p>7</text:p>
          </table:table-cell>
          <table:table-cell table:formula="of:=ROUNDUP(MAX((100-MAX([.Q$5]+10*MIN([.Q$4]-[.$F32];0);0))*INT(([.$J32]-MAX([.Q$4]-[.$F32];0))*[.$I32])/100;0);0)" office:value-type="float" office:value="7" calcext:value-type="float">
            <text:p>7</text:p>
          </table:table-cell>
          <table:table-cell table:formula="of:=ROUNDUP(MAX((100-MAX([.R$5]+10*MIN([.R$4]-[.$F32];0);0))*INT(([.$J32]-MAX([.R$4]-[.$F32];0))*[.$I32])/100;0);0)" office:value-type="float" office:value="6" calcext:value-type="float">
            <text:p>6</text:p>
          </table:table-cell>
          <table:table-cell table:formula="of:=ROUNDUP(MAX((100-MAX([.S$5]+10*MIN([.S$4]-[.$F32];0);0))*INT(([.$J32]-MAX([.S$4]-[.$F32];0))*[.$I32])/100;0);0)" office:value-type="float" office:value="6" calcext:value-type="float">
            <text:p>6</text:p>
          </table:table-cell>
          <table:table-cell table:formula="of:=ROUNDUP(MAX((100-MAX([.T$5]+10*MIN([.T$4]-[.$F32];0);0))*INT(([.$J32]-MAX([.T$4]-[.$F32];0))*[.$I32])/100;0);0)" office:value-type="float" office:value="6" calcext:value-type="float">
            <text:p>6</text:p>
          </table:table-cell>
          <table:table-cell table:formula="of:=ROUNDUP(MAX((100-MAX([.U$5]+10*MIN([.U$4]-[.$F32];0);0))*INT(([.$J32]-MAX([.U$4]-[.$F32];0))*[.$I32])/100;0);0)" office:value-type="float" office:value="3" calcext:value-type="float">
            <text:p>3</text:p>
          </table:table-cell>
          <table:table-cell table:formula="of:=ROUNDUP(MAX((100-MAX([.V$5]+10*MIN([.V$4]-[.$F32];0);0))*INT(([.$J32]-MAX([.V$4]-[.$F32];0))*[.$I32])/100;0);0)" office:value-type="float" office:value="3" calcext:value-type="float">
            <text:p>3</text:p>
          </table:table-cell>
          <table:table-cell table:formula="of:=ROUNDUP(MAX((100-MAX([.W$5]+10*MIN([.W$4]-[.$F32];0);0))*INT(([.$J32]-MAX([.W$4]-[.$F32];0))*[.$I32])/100;0);0)" office:value-type="float" office:value="2" calcext:value-type="float">
            <text:p>2</text:p>
          </table:table-cell>
          <table:table-cell table:formula="of:=ROUNDUP(MAX((100-MAX([.X$5]+10*MIN([.X$4]-[.$F32];0);0))*INT(([.$J32]-MAX([.X$4]-[.$F32];0))*[.$I32])/100;0);0)" office:value-type="float" office:value="0" calcext:value-type="float">
            <text:p>0</text:p>
          </table:table-cell>
          <table:table-cell table:formula="of:=ROUNDUP(MAX((100-MAX([.Y$5]+10*MIN([.Y$4]-[.$F32];0);0))*INT(([.$J32]-MAX([.Y$4]-[.$F32];0))*[.$I32])/100;0);0)" office:value-type="float" office:value="0" calcext:value-type="float">
            <text:p>0</text:p>
          </table:table-cell>
          <table:table-cell table:formula="of:=ROUNDUP(MAX((100-MAX([.Z$5]+10*MIN([.Z$4]-[.$F32];0);0))*INT(([.$J32]-MAX([.Z$4]-[.$F32];0))*[.$I32])/100;0);0)" office:value-type="float" office:value="0" calcext:value-type="float">
            <text:p>0</text:p>
          </table:table-cell>
          <table:table-cell table:formula="of:=ROUNDUP(MAX((100-MAX([.AA$5]+10*MIN([.AA$4]-[.$F32];0);0))*INT(([.$J32]-MAX([.AA$4]-[.$F32];0))*[.$I32])/100;0);0)" office:value-type="float" office:value="0" calcext:value-type="float">
            <text:p>0</text:p>
          </table:table-cell>
          <table:table-cell table:formula="of:=ROUNDUP(MAX((100-MAX([.AB$5]+10*MIN([.AB$4]-[.$F32];0);0))*INT(([.$J32]-MAX([.AB$4]-[.$F32];0))*[.$I32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LOOKUP([.$B33];[$'EcCo ammo'.$A$2:$'EcCo ammo'.$A$33];[$'EcCo ammo'.F$2:$'EcCo ammo'.F$33])" office:value-type="float" office:value="-10" calcext:value-type="float">
            <text:p>-10</text:p>
          </table:table-cell>
          <table:table-cell table:formula="of:=LOOKUP([.$B33];[$'EcCo ammo'.$A$2:$'EcCo ammo'.$A$33];[$'EcCo ammo'.G$2:$'EcCo ammo'.G$33])" office:value-type="float" office:value="5" calcext:value-type="float">
            <text:p>5</text:p>
          </table:table-cell>
          <table:table-cell table:formula="of:=LOOKUP([.$B33];[$'EcCo ammo'.$A$2:$'EcCo ammo'.$A$33];[$'EcCo ammo'.H$2:$'EcCo ammo'.H$33])" office:value-type="float" office:value="1" calcext:value-type="float">
            <text:p>1</text:p>
          </table:table-cell>
          <table:table-cell table:formula="of:=LOOKUP([.$B33];[$'EcCo ammo'.$A$2:$'EcCo ammo'.$A$33];[$'EcCo ammo'.I$2:$'EcCo ammo'.I$33])" office:value-type="float" office:value="1" calcext:value-type="float">
            <text:p>1</text:p>
          </table:table-cell>
          <table:table-cell table:formula="of:=[.G33]/[.H33]" office:value-type="float" office:value="1" calcext:value-type="float">
            <text:p>1.00</text:p>
          </table:table-cell>
          <table:table-cell table:formula="of:=ROUND(AVERAGE([.C33];[.D33]))" office:value-type="float" office:value="10" calcext:value-type="float">
            <text:p>10</text:p>
          </table:table-cell>
          <table:table-cell/>
          <table:table-cell table:formula="of:=ROUNDUP(MAX((100-MAX([.L$5]+10*MIN([.L$4]-[.$F33];0);0))*INT(([.$J33]-MAX([.L$4]-[.$F33];0))*[.$I33])/100;0);0)" office:value-type="float" office:value="10" calcext:value-type="float">
            <text:p>10</text:p>
          </table:table-cell>
          <table:table-cell table:formula="of:=ROUNDUP(MAX((100-MAX([.M$5]+10*MIN([.M$4]-[.$F33];0);0))*INT(([.$J33]-MAX([.M$4]-[.$F33];0))*[.$I33])/100;0);0)" office:value-type="float" office:value="10" calcext:value-type="float">
            <text:p>10</text:p>
          </table:table-cell>
          <table:table-cell table:formula="of:=ROUNDUP(MAX((100-MAX([.N$5]+10*MIN([.N$4]-[.$F33];0);0))*INT(([.$J33]-MAX([.N$4]-[.$F33];0))*[.$I33])/100;0);0)" office:value-type="float" office:value="10" calcext:value-type="float">
            <text:p>10</text:p>
          </table:table-cell>
          <table:table-cell table:formula="of:=ROUNDUP(MAX((100-MAX([.O$5]+10*MIN([.O$4]-[.$F33];0);0))*INT(([.$J33]-MAX([.O$4]-[.$F33];0))*[.$I33])/100;0);0)" office:value-type="float" office:value="10" calcext:value-type="float">
            <text:p>10</text:p>
          </table:table-cell>
          <table:table-cell table:formula="of:=ROUNDUP(MAX((100-MAX([.P$5]+10*MIN([.P$4]-[.$F33];0);0))*INT(([.$J33]-MAX([.P$4]-[.$F33];0))*[.$I33])/100;0);0)" office:value-type="float" office:value="10" calcext:value-type="float">
            <text:p>10</text:p>
          </table:table-cell>
          <table:table-cell table:formula="of:=ROUNDUP(MAX((100-MAX([.Q$5]+10*MIN([.Q$4]-[.$F33];0);0))*INT(([.$J33]-MAX([.Q$4]-[.$F33];0))*[.$I33])/100;0);0)" office:value-type="float" office:value="10" calcext:value-type="float">
            <text:p>10</text:p>
          </table:table-cell>
          <table:table-cell table:formula="of:=ROUNDUP(MAX((100-MAX([.R$5]+10*MIN([.R$4]-[.$F33];0);0))*INT(([.$J33]-MAX([.R$4]-[.$F33];0))*[.$I33])/100;0);0)" office:value-type="float" office:value="8" calcext:value-type="float">
            <text:p>8</text:p>
          </table:table-cell>
          <table:table-cell table:formula="of:=ROUNDUP(MAX((100-MAX([.S$5]+10*MIN([.S$4]-[.$F33];0);0))*INT(([.$J33]-MAX([.S$4]-[.$F33];0))*[.$I33])/100;0);0)" office:value-type="float" office:value="8" calcext:value-type="float">
            <text:p>8</text:p>
          </table:table-cell>
          <table:table-cell table:formula="of:=ROUNDUP(MAX((100-MAX([.T$5]+10*MIN([.T$4]-[.$F33];0);0))*INT(([.$J33]-MAX([.T$4]-[.$F33];0))*[.$I33])/100;0);0)" office:value-type="float" office:value="8" calcext:value-type="float">
            <text:p>8</text:p>
          </table:table-cell>
          <table:table-cell table:formula="of:=ROUNDUP(MAX((100-MAX([.U$5]+10*MIN([.U$4]-[.$F33];0);0))*INT(([.$J33]-MAX([.U$4]-[.$F33];0))*[.$I33])/100;0);0)" office:value-type="float" office:value="6" calcext:value-type="float">
            <text:p>6</text:p>
          </table:table-cell>
          <table:table-cell table:formula="of:=ROUNDUP(MAX((100-MAX([.V$5]+10*MIN([.V$4]-[.$F33];0);0))*INT(([.$J33]-MAX([.V$4]-[.$F33];0))*[.$I33])/100;0);0)" office:value-type="float" office:value="5" calcext:value-type="float">
            <text:p>5</text:p>
          </table:table-cell>
          <table:table-cell table:formula="of:=ROUNDUP(MAX((100-MAX([.W$5]+10*MIN([.W$4]-[.$F33];0);0))*INT(([.$J33]-MAX([.W$4]-[.$F33];0))*[.$I33])/100;0);0)" office:value-type="float" office:value="4" calcext:value-type="float">
            <text:p>4</text:p>
          </table:table-cell>
          <table:table-cell table:formula="of:=ROUNDUP(MAX((100-MAX([.X$5]+10*MIN([.X$4]-[.$F33];0);0))*INT(([.$J33]-MAX([.X$4]-[.$F33];0))*[.$I33])/100;0);0)" office:value-type="float" office:value="3" calcext:value-type="float">
            <text:p>3</text:p>
          </table:table-cell>
          <table:table-cell table:formula="of:=ROUNDUP(MAX((100-MAX([.Y$5]+10*MIN([.Y$4]-[.$F33];0);0))*INT(([.$J33]-MAX([.Y$4]-[.$F33];0))*[.$I33])/100;0);0)" office:value-type="float" office:value="2" calcext:value-type="float">
            <text:p>2</text:p>
          </table:table-cell>
          <table:table-cell table:formula="of:=ROUNDUP(MAX((100-MAX([.Z$5]+10*MIN([.Z$4]-[.$F33];0);0))*INT(([.$J33]-MAX([.Z$4]-[.$F33];0))*[.$I33])/100;0);0)" office:value-type="float" office:value="1" calcext:value-type="float">
            <text:p>1</text:p>
          </table:table-cell>
          <table:table-cell table:formula="of:=ROUNDUP(MAX((100-MAX([.AA$5]+10*MIN([.AA$4]-[.$F33];0);0))*INT(([.$J33]-MAX([.AA$4]-[.$F33];0))*[.$I33])/100;0);0)" office:value-type="float" office:value="1" calcext:value-type="float">
            <text:p>1</text:p>
          </table:table-cell>
          <table:table-cell table:formula="of:=ROUNDUP(MAX((100-MAX([.AB$5]+10*MIN([.AB$4]-[.$F33];0);0))*INT(([.$J33]-MAX([.AB$4]-[.$F33];0))*[.$I33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34];[$'EcCo ammo'.$A$2:$'EcCo ammo'.$A$33];[$'EcCo ammo'.F$2:$'EcCo ammo'.F$33])" office:value-type="float" office:value="10" calcext:value-type="float">
            <text:p>10</text:p>
          </table:table-cell>
          <table:table-cell table:formula="of:=LOOKUP([.$B34];[$'EcCo ammo'.$A$2:$'EcCo ammo'.$A$33];[$'EcCo ammo'.G$2:$'EcCo ammo'.G$33])" office:value-type="float" office:value="0" calcext:value-type="float">
            <text:p>0</text:p>
          </table:table-cell>
          <table:table-cell table:formula="of:=LOOKUP([.$B34];[$'EcCo ammo'.$A$2:$'EcCo ammo'.$A$33];[$'EcCo ammo'.H$2:$'EcCo ammo'.H$33])" office:value-type="float" office:value="4" calcext:value-type="float">
            <text:p>4</text:p>
          </table:table-cell>
          <table:table-cell table:formula="of:=LOOKUP([.$B34];[$'EcCo ammo'.$A$2:$'EcCo ammo'.$A$33];[$'EcCo ammo'.I$2:$'EcCo ammo'.I$33])" office:value-type="float" office:value="3" calcext:value-type="float">
            <text:p>3</text:p>
          </table:table-cell>
          <table:table-cell table:formula="of:=[.G34]/[.H34]" office:value-type="float" office:value="1.33333333333333" calcext:value-type="float">
            <text:p>1.33</text:p>
          </table:table-cell>
          <table:table-cell table:formula="of:=ROUND(AVERAGE([.C34];[.D34]))" office:value-type="float" office:value="14" calcext:value-type="float">
            <text:p>14</text:p>
          </table:table-cell>
          <table:table-cell/>
          <table:table-cell table:formula="of:=ROUNDUP(MAX((100-MAX([.L$5]+10*MIN([.L$4]-[.$F34];0);0))*INT(([.$J34]-MAX([.L$4]-[.$F34];0))*[.$I34])/100;0);0)" office:value-type="float" office:value="18" calcext:value-type="float">
            <text:p>18</text:p>
          </table:table-cell>
          <table:table-cell table:formula="of:=ROUNDUP(MAX((100-MAX([.M$5]+10*MIN([.M$4]-[.$F34];0);0))*INT(([.$J34]-MAX([.M$4]-[.$F34];0))*[.$I34])/100;0);0)" office:value-type="float" office:value="17" calcext:value-type="float">
            <text:p>17</text:p>
          </table:table-cell>
          <table:table-cell table:formula="of:=ROUNDUP(MAX((100-MAX([.N$5]+10*MIN([.N$4]-[.$F34];0);0))*INT(([.$J34]-MAX([.N$4]-[.$F34];0))*[.$I34])/100;0);0)" office:value-type="float" office:value="15" calcext:value-type="float">
            <text:p>15</text:p>
          </table:table-cell>
          <table:table-cell table:formula="of:=ROUNDUP(MAX((100-MAX([.O$5]+10*MIN([.O$4]-[.$F34];0);0))*INT(([.$J34]-MAX([.O$4]-[.$F34];0))*[.$I34])/100;0);0)" office:value-type="float" office:value="12" calcext:value-type="float">
            <text:p>12</text:p>
          </table:table-cell>
          <table:table-cell table:formula="of:=ROUNDUP(MAX((100-MAX([.P$5]+10*MIN([.P$4]-[.$F34];0);0))*INT(([.$J34]-MAX([.P$4]-[.$F34];0))*[.$I34])/100;0);0)" office:value-type="float" office:value="12" calcext:value-type="float">
            <text:p>12</text:p>
          </table:table-cell>
          <table:table-cell table:formula="of:=ROUNDUP(MAX((100-MAX([.Q$5]+10*MIN([.Q$4]-[.$F34];0);0))*INT(([.$J34]-MAX([.Q$4]-[.$F34];0))*[.$I34])/100;0);0)" office:value-type="float" office:value="12" calcext:value-type="float">
            <text:p>12</text:p>
          </table:table-cell>
          <table:table-cell table:formula="of:=ROUNDUP(MAX((100-MAX([.R$5]+10*MIN([.R$4]-[.$F34];0);0))*INT(([.$J34]-MAX([.R$4]-[.$F34];0))*[.$I34])/100;0);0)" office:value-type="float" office:value="10" calcext:value-type="float">
            <text:p>10</text:p>
          </table:table-cell>
          <table:table-cell table:formula="of:=ROUNDUP(MAX((100-MAX([.S$5]+10*MIN([.S$4]-[.$F34];0);0))*INT(([.$J34]-MAX([.S$4]-[.$F34];0))*[.$I34])/100;0);0)" office:value-type="float" office:value="9" calcext:value-type="float">
            <text:p>9</text:p>
          </table:table-cell>
          <table:table-cell table:formula="of:=ROUNDUP(MAX((100-MAX([.T$5]+10*MIN([.T$4]-[.$F34];0);0))*INT(([.$J34]-MAX([.T$4]-[.$F34];0))*[.$I34])/100;0);0)" office:value-type="float" office:value="9" calcext:value-type="float">
            <text:p>9</text:p>
          </table:table-cell>
          <table:table-cell table:formula="of:=ROUNDUP(MAX((100-MAX([.U$5]+10*MIN([.U$4]-[.$F34];0);0))*INT(([.$J34]-MAX([.U$4]-[.$F34];0))*[.$I34])/100;0);0)" office:value-type="float" office:value="6" calcext:value-type="float">
            <text:p>6</text:p>
          </table:table-cell>
          <table:table-cell table:formula="of:=ROUNDUP(MAX((100-MAX([.V$5]+10*MIN([.V$4]-[.$F34];0);0))*INT(([.$J34]-MAX([.V$4]-[.$F34];0))*[.$I34])/100;0);0)" office:value-type="float" office:value="6" calcext:value-type="float">
            <text:p>6</text:p>
          </table:table-cell>
          <table:table-cell table:formula="of:=ROUNDUP(MAX((100-MAX([.W$5]+10*MIN([.W$4]-[.$F34];0);0))*INT(([.$J34]-MAX([.W$4]-[.$F34];0))*[.$I34])/100;0);0)" office:value-type="float" office:value="5" calcext:value-type="float">
            <text:p>5</text:p>
          </table:table-cell>
          <table:table-cell table:formula="of:=ROUNDUP(MAX((100-MAX([.X$5]+10*MIN([.X$4]-[.$F34];0);0))*INT(([.$J34]-MAX([.X$4]-[.$F34];0))*[.$I34])/100;0);0)" office:value-type="float" office:value="3" calcext:value-type="float">
            <text:p>3</text:p>
          </table:table-cell>
          <table:table-cell table:formula="of:=ROUNDUP(MAX((100-MAX([.Y$5]+10*MIN([.Y$4]-[.$F34];0);0))*INT(([.$J34]-MAX([.Y$4]-[.$F34];0))*[.$I34])/100;0);0)" office:value-type="float" office:value="1" calcext:value-type="float">
            <text:p>1</text:p>
          </table:table-cell>
          <table:table-cell table:formula="of:=ROUNDUP(MAX((100-MAX([.Z$5]+10*MIN([.Z$4]-[.$F34];0);0))*INT(([.$J34]-MAX([.Z$4]-[.$F34];0))*[.$I34])/100;0);0)" office:value-type="float" office:value="0" calcext:value-type="float">
            <text:p>0</text:p>
          </table:table-cell>
          <table:table-cell table:formula="of:=ROUNDUP(MAX((100-MAX([.AA$5]+10*MIN([.AA$4]-[.$F34];0);0))*INT(([.$J34]-MAX([.AA$4]-[.$F34];0))*[.$I34])/100;0);0)" office:value-type="float" office:value="0" calcext:value-type="float">
            <text:p>0</text:p>
          </table:table-cell>
          <table:table-cell table:formula="of:=ROUNDUP(MAX((100-MAX([.AB$5]+10*MIN([.AB$4]-[.$F34];0);0))*INT(([.$J34]-MAX([.AB$4]-[.$F34];0))*[.$I34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35];[$'EcCo ammo'.$A$2:$'EcCo ammo'.$A$33];[$'EcCo ammo'.F$2:$'EcCo ammo'.F$33])" office:value-type="float" office:value="-10" calcext:value-type="float">
            <text:p>-10</text:p>
          </table:table-cell>
          <table:table-cell table:formula="of:=LOOKUP([.$B35];[$'EcCo ammo'.$A$2:$'EcCo ammo'.$A$33];[$'EcCo ammo'.G$2:$'EcCo ammo'.G$33])" office:value-type="float" office:value="5" calcext:value-type="float">
            <text:p>5</text:p>
          </table:table-cell>
          <table:table-cell table:formula="of:=LOOKUP([.$B35];[$'EcCo ammo'.$A$2:$'EcCo ammo'.$A$33];[$'EcCo ammo'.H$2:$'EcCo ammo'.H$33])" office:value-type="float" office:value="1" calcext:value-type="float">
            <text:p>1</text:p>
          </table:table-cell>
          <table:table-cell table:formula="of:=LOOKUP([.$B35];[$'EcCo ammo'.$A$2:$'EcCo ammo'.$A$33];[$'EcCo ammo'.I$2:$'EcCo ammo'.I$33])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.00</text:p>
          </table:table-cell>
          <table:table-cell table:formula="of:=ROUND(AVERAGE([.C35];[.D35]))" office:value-type="float" office:value="14" calcext:value-type="float">
            <text:p>14</text:p>
          </table:table-cell>
          <table:table-cell/>
          <table:table-cell table:formula="of:=ROUNDUP(MAX((100-MAX([.L$5]+10*MIN([.L$4]-[.$F35];0);0))*INT(([.$J35]-MAX([.L$4]-[.$F35];0))*[.$I35])/100;0);0)" office:value-type="float" office:value="14" calcext:value-type="float">
            <text:p>14</text:p>
          </table:table-cell>
          <table:table-cell table:formula="of:=ROUNDUP(MAX((100-MAX([.M$5]+10*MIN([.M$4]-[.$F35];0);0))*INT(([.$J35]-MAX([.M$4]-[.$F35];0))*[.$I35])/100;0);0)" office:value-type="float" office:value="14" calcext:value-type="float">
            <text:p>14</text:p>
          </table:table-cell>
          <table:table-cell table:formula="of:=ROUNDUP(MAX((100-MAX([.N$5]+10*MIN([.N$4]-[.$F35];0);0))*INT(([.$J35]-MAX([.N$4]-[.$F35];0))*[.$I35])/100;0);0)" office:value-type="float" office:value="14" calcext:value-type="float">
            <text:p>14</text:p>
          </table:table-cell>
          <table:table-cell table:formula="of:=ROUNDUP(MAX((100-MAX([.O$5]+10*MIN([.O$4]-[.$F35];0);0))*INT(([.$J35]-MAX([.O$4]-[.$F35];0))*[.$I35])/100;0);0)" office:value-type="float" office:value="14" calcext:value-type="float">
            <text:p>14</text:p>
          </table:table-cell>
          <table:table-cell table:formula="of:=ROUNDUP(MAX((100-MAX([.P$5]+10*MIN([.P$4]-[.$F35];0);0))*INT(([.$J35]-MAX([.P$4]-[.$F35];0))*[.$I35])/100;0);0)" office:value-type="float" office:value="14" calcext:value-type="float">
            <text:p>14</text:p>
          </table:table-cell>
          <table:table-cell table:formula="of:=ROUNDUP(MAX((100-MAX([.Q$5]+10*MIN([.Q$4]-[.$F35];0);0))*INT(([.$J35]-MAX([.Q$4]-[.$F35];0))*[.$I35])/100;0);0)" office:value-type="float" office:value="14" calcext:value-type="float">
            <text:p>14</text:p>
          </table:table-cell>
          <table:table-cell table:formula="of:=ROUNDUP(MAX((100-MAX([.R$5]+10*MIN([.R$4]-[.$F35];0);0))*INT(([.$J35]-MAX([.R$4]-[.$F35];0))*[.$I35])/100;0);0)" office:value-type="float" office:value="12" calcext:value-type="float">
            <text:p>12</text:p>
          </table:table-cell>
          <table:table-cell table:formula="of:=ROUNDUP(MAX((100-MAX([.S$5]+10*MIN([.S$4]-[.$F35];0);0))*INT(([.$J35]-MAX([.S$4]-[.$F35];0))*[.$I35])/100;0);0)" office:value-type="float" office:value="11" calcext:value-type="float">
            <text:p>11</text:p>
          </table:table-cell>
          <table:table-cell table:formula="of:=ROUNDUP(MAX((100-MAX([.T$5]+10*MIN([.T$4]-[.$F35];0);0))*INT(([.$J35]-MAX([.T$4]-[.$F35];0))*[.$I35])/100;0);0)" office:value-type="float" office:value="11" calcext:value-type="float">
            <text:p>11</text:p>
          </table:table-cell>
          <table:table-cell table:formula="of:=ROUNDUP(MAX((100-MAX([.U$5]+10*MIN([.U$4]-[.$F35];0);0))*INT(([.$J35]-MAX([.U$4]-[.$F35];0))*[.$I35])/100;0);0)" office:value-type="float" office:value="8" calcext:value-type="float">
            <text:p>8</text:p>
          </table:table-cell>
          <table:table-cell table:formula="of:=ROUNDUP(MAX((100-MAX([.V$5]+10*MIN([.V$4]-[.$F35];0);0))*INT(([.$J35]-MAX([.V$4]-[.$F35];0))*[.$I35])/100;0);0)" office:value-type="float" office:value="8" calcext:value-type="float">
            <text:p>8</text:p>
          </table:table-cell>
          <table:table-cell table:formula="of:=ROUNDUP(MAX((100-MAX([.W$5]+10*MIN([.W$4]-[.$F35];0);0))*INT(([.$J35]-MAX([.W$4]-[.$F35];0))*[.$I35])/100;0);0)" office:value-type="float" office:value="7" calcext:value-type="float">
            <text:p>7</text:p>
          </table:table-cell>
          <table:table-cell table:formula="of:=ROUNDUP(MAX((100-MAX([.X$5]+10*MIN([.X$4]-[.$F35];0);0))*INT(([.$J35]-MAX([.X$4]-[.$F35];0))*[.$I35])/100;0);0)" office:value-type="float" office:value="5" calcext:value-type="float">
            <text:p>5</text:p>
          </table:table-cell>
          <table:table-cell table:formula="of:=ROUNDUP(MAX((100-MAX([.Y$5]+10*MIN([.Y$4]-[.$F35];0);0))*INT(([.$J35]-MAX([.Y$4]-[.$F35];0))*[.$I35])/100;0);0)" office:value-type="float" office:value="4" calcext:value-type="float">
            <text:p>4</text:p>
          </table:table-cell>
          <table:table-cell table:formula="of:=ROUNDUP(MAX((100-MAX([.Z$5]+10*MIN([.Z$4]-[.$F35];0);0))*INT(([.$J35]-MAX([.Z$4]-[.$F35];0))*[.$I35])/100;0);0)" office:value-type="float" office:value="2" calcext:value-type="float">
            <text:p>2</text:p>
          </table:table-cell>
          <table:table-cell table:formula="of:=ROUNDUP(MAX((100-MAX([.AA$5]+10*MIN([.AA$4]-[.$F35];0);0))*INT(([.$J35]-MAX([.AA$4]-[.$F35];0))*[.$I35])/100;0);0)" office:value-type="float" office:value="2" calcext:value-type="float">
            <text:p>2</text:p>
          </table:table-cell>
          <table:table-cell table:formula="of:=ROUNDUP(MAX((100-MAX([.AB$5]+10*MIN([.AB$4]-[.$F35];0);0))*INT(([.$J35]-MAX([.AB$4]-[.$F35];0))*[.$I35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$B36];[$'EcCo ammo'.$A$2:$'EcCo ammo'.$A$33];[$'EcCo ammo'.F$2:$'EcCo ammo'.F$33])" office:value-type="float" office:value="10" calcext:value-type="float">
            <text:p>10</text:p>
          </table:table-cell>
          <table:table-cell table:formula="of:=LOOKUP([.$B36];[$'EcCo ammo'.$A$2:$'EcCo ammo'.$A$33];[$'EcCo ammo'.G$2:$'EcCo ammo'.G$33])" office:value-type="float" office:value="0" calcext:value-type="float">
            <text:p>0</text:p>
          </table:table-cell>
          <table:table-cell table:formula="of:=LOOKUP([.$B36];[$'EcCo ammo'.$A$2:$'EcCo ammo'.$A$33];[$'EcCo ammo'.H$2:$'EcCo ammo'.H$33])" office:value-type="float" office:value="4" calcext:value-type="float">
            <text:p>4</text:p>
          </table:table-cell>
          <table:table-cell table:formula="of:=LOOKUP([.$B36];[$'EcCo ammo'.$A$2:$'EcCo ammo'.$A$33];[$'EcCo ammo'.I$2:$'EcCo ammo'.I$33])" office:value-type="float" office:value="3" calcext:value-type="float">
            <text:p>3</text:p>
          </table:table-cell>
          <table:table-cell table:formula="of:=[.G36]/[.H36]" office:value-type="float" office:value="1.33333333333333" calcext:value-type="float">
            <text:p>1.33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ROUNDUP(MAX((100-MAX([.L$5]+10*MIN([.L$4]-[.$F36];0);0))*INT(([.$J36]-MAX([.L$4]-[.$F36];0))*[.$I36])/100;0);0)" office:value-type="float" office:value="14" calcext:value-type="float">
            <text:p>14</text:p>
          </table:table-cell>
          <table:table-cell table:formula="of:=ROUNDUP(MAX((100-MAX([.M$5]+10*MIN([.M$4]-[.$F36];0);0))*INT(([.$J36]-MAX([.M$4]-[.$F36];0))*[.$I36])/100;0);0)" office:value-type="float" office:value="13" calcext:value-type="float">
            <text:p>13</text:p>
          </table:table-cell>
          <table:table-cell table:formula="of:=ROUNDUP(MAX((100-MAX([.N$5]+10*MIN([.N$4]-[.$F36];0);0))*INT(([.$J36]-MAX([.N$4]-[.$F36];0))*[.$I36])/100;0);0)" office:value-type="float" office:value="12" calcext:value-type="float">
            <text:p>12</text:p>
          </table:table-cell>
          <table:table-cell table:formula="of:=ROUNDUP(MAX((100-MAX([.O$5]+10*MIN([.O$4]-[.$F36];0);0))*INT(([.$J36]-MAX([.O$4]-[.$F36];0))*[.$I36])/100;0);0)" office:value-type="float" office:value="9" calcext:value-type="float">
            <text:p>9</text:p>
          </table:table-cell>
          <table:table-cell table:formula="of:=ROUNDUP(MAX((100-MAX([.P$5]+10*MIN([.P$4]-[.$F36];0);0))*INT(([.$J36]-MAX([.P$4]-[.$F36];0))*[.$I36])/100;0);0)" office:value-type="float" office:value="9" calcext:value-type="float">
            <text:p>9</text:p>
          </table:table-cell>
          <table:table-cell table:formula="of:=ROUNDUP(MAX((100-MAX([.Q$5]+10*MIN([.Q$4]-[.$F36];0);0))*INT(([.$J36]-MAX([.Q$4]-[.$F36];0))*[.$I36])/100;0);0)" office:value-type="float" office:value="9" calcext:value-type="float">
            <text:p>9</text:p>
          </table:table-cell>
          <table:table-cell table:formula="of:=ROUNDUP(MAX((100-MAX([.R$5]+10*MIN([.R$4]-[.$F36];0);0))*INT(([.$J36]-MAX([.R$4]-[.$F36];0))*[.$I36])/100;0);0)" office:value-type="float" office:value="7" calcext:value-type="float">
            <text:p>7</text:p>
          </table:table-cell>
          <table:table-cell table:formula="of:=ROUNDUP(MAX((100-MAX([.S$5]+10*MIN([.S$4]-[.$F36];0);0))*INT(([.$J36]-MAX([.S$4]-[.$F36];0))*[.$I36])/100;0);0)" office:value-type="float" office:value="6" calcext:value-type="float">
            <text:p>6</text:p>
          </table:table-cell>
          <table:table-cell table:formula="of:=ROUNDUP(MAX((100-MAX([.T$5]+10*MIN([.T$4]-[.$F36];0);0))*INT(([.$J36]-MAX([.T$4]-[.$F36];0))*[.$I36])/100;0);0)" office:value-type="float" office:value="6" calcext:value-type="float">
            <text:p>6</text:p>
          </table:table-cell>
          <table:table-cell table:formula="of:=ROUNDUP(MAX((100-MAX([.U$5]+10*MIN([.U$4]-[.$F36];0);0))*INT(([.$J36]-MAX([.U$4]-[.$F36];0))*[.$I36])/100;0);0)" office:value-type="float" office:value="4" calcext:value-type="float">
            <text:p>4</text:p>
          </table:table-cell>
          <table:table-cell table:formula="of:=ROUNDUP(MAX((100-MAX([.V$5]+10*MIN([.V$4]-[.$F36];0);0))*INT(([.$J36]-MAX([.V$4]-[.$F36];0))*[.$I36])/100;0);0)" office:value-type="float" office:value="4" calcext:value-type="float">
            <text:p>4</text:p>
          </table:table-cell>
          <table:table-cell table:formula="of:=ROUNDUP(MAX((100-MAX([.W$5]+10*MIN([.W$4]-[.$F36];0);0))*INT(([.$J36]-MAX([.W$4]-[.$F36];0))*[.$I36])/100;0);0)" office:value-type="float" office:value="3" calcext:value-type="float">
            <text:p>3</text:p>
          </table:table-cell>
          <table:table-cell table:formula="of:=ROUNDUP(MAX((100-MAX([.X$5]+10*MIN([.X$4]-[.$F36];0);0))*INT(([.$J36]-MAX([.X$4]-[.$F36];0))*[.$I36])/100;0);0)" office:value-type="float" office:value="1" calcext:value-type="float">
            <text:p>1</text:p>
          </table:table-cell>
          <table:table-cell table:formula="of:=ROUNDUP(MAX((100-MAX([.Y$5]+10*MIN([.Y$4]-[.$F36];0);0))*INT(([.$J36]-MAX([.Y$4]-[.$F36];0))*[.$I36])/100;0);0)" office:value-type="float" office:value="0" calcext:value-type="float">
            <text:p>0</text:p>
          </table:table-cell>
          <table:table-cell table:formula="of:=ROUNDUP(MAX((100-MAX([.Z$5]+10*MIN([.Z$4]-[.$F36];0);0))*INT(([.$J36]-MAX([.Z$4]-[.$F36];0))*[.$I36])/100;0);0)" office:value-type="float" office:value="0" calcext:value-type="float">
            <text:p>0</text:p>
          </table:table-cell>
          <table:table-cell table:formula="of:=ROUNDUP(MAX((100-MAX([.AA$5]+10*MIN([.AA$4]-[.$F36];0);0))*INT(([.$J36]-MAX([.AA$4]-[.$F36];0))*[.$I36])/100;0);0)" office:value-type="float" office:value="0" calcext:value-type="float">
            <text:p>0</text:p>
          </table:table-cell>
          <table:table-cell table:formula="of:=ROUNDUP(MAX((100-MAX([.AB$5]+10*MIN([.AB$4]-[.$F36];0);0))*INT(([.$J36]-MAX([.AB$4]-[.$F36];0))*[.$I36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$B37];[$'EcCo ammo'.$A$2:$'EcCo ammo'.$A$33];[$'EcCo ammo'.F$2:$'EcCo ammo'.F$33])" office:value-type="float" office:value="-10" calcext:value-type="float">
            <text:p>-10</text:p>
          </table:table-cell>
          <table:table-cell table:formula="of:=LOOKUP([.$B37];[$'EcCo ammo'.$A$2:$'EcCo ammo'.$A$33];[$'EcCo ammo'.G$2:$'EcCo ammo'.G$33])" office:value-type="float" office:value="5" calcext:value-type="float">
            <text:p>5</text:p>
          </table:table-cell>
          <table:table-cell table:formula="of:=LOOKUP([.$B37];[$'EcCo ammo'.$A$2:$'EcCo ammo'.$A$33];[$'EcCo ammo'.H$2:$'EcCo ammo'.H$33])" office:value-type="float" office:value="1" calcext:value-type="float">
            <text:p>1</text:p>
          </table:table-cell>
          <table:table-cell table:formula="of:=LOOKUP([.$B37];[$'EcCo ammo'.$A$2:$'EcCo ammo'.$A$33];[$'EcCo ammo'.I$2:$'EcCo ammo'.I$33])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ROUNDUP(MAX((100-MAX([.L$5]+10*MIN([.L$4]-[.$F37];0);0))*INT(([.$J37]-MAX([.L$4]-[.$F37];0))*[.$I37])/100;0);0)" office:value-type="float" office:value="11" calcext:value-type="float">
            <text:p>11</text:p>
          </table:table-cell>
          <table:table-cell table:formula="of:=ROUNDUP(MAX((100-MAX([.M$5]+10*MIN([.M$4]-[.$F37];0);0))*INT(([.$J37]-MAX([.M$4]-[.$F37];0))*[.$I37])/100;0);0)" office:value-type="float" office:value="11" calcext:value-type="float">
            <text:p>11</text:p>
          </table:table-cell>
          <table:table-cell table:formula="of:=ROUNDUP(MAX((100-MAX([.N$5]+10*MIN([.N$4]-[.$F37];0);0))*INT(([.$J37]-MAX([.N$4]-[.$F37];0))*[.$I37])/100;0);0)" office:value-type="float" office:value="11" calcext:value-type="float">
            <text:p>11</text:p>
          </table:table-cell>
          <table:table-cell table:formula="of:=ROUNDUP(MAX((100-MAX([.O$5]+10*MIN([.O$4]-[.$F37];0);0))*INT(([.$J37]-MAX([.O$4]-[.$F37];0))*[.$I37])/100;0);0)" office:value-type="float" office:value="11" calcext:value-type="float">
            <text:p>11</text:p>
          </table:table-cell>
          <table:table-cell table:formula="of:=ROUNDUP(MAX((100-MAX([.P$5]+10*MIN([.P$4]-[.$F37];0);0))*INT(([.$J37]-MAX([.P$4]-[.$F37];0))*[.$I37])/100;0);0)" office:value-type="float" office:value="11" calcext:value-type="float">
            <text:p>11</text:p>
          </table:table-cell>
          <table:table-cell table:formula="of:=ROUNDUP(MAX((100-MAX([.Q$5]+10*MIN([.Q$4]-[.$F37];0);0))*INT(([.$J37]-MAX([.Q$4]-[.$F37];0))*[.$I37])/100;0);0)" office:value-type="float" office:value="11" calcext:value-type="float">
            <text:p>11</text:p>
          </table:table-cell>
          <table:table-cell table:formula="of:=ROUNDUP(MAX((100-MAX([.R$5]+10*MIN([.R$4]-[.$F37];0);0))*INT(([.$J37]-MAX([.R$4]-[.$F37];0))*[.$I37])/100;0);0)" office:value-type="float" office:value="9" calcext:value-type="float">
            <text:p>9</text:p>
          </table:table-cell>
          <table:table-cell table:formula="of:=ROUNDUP(MAX((100-MAX([.S$5]+10*MIN([.S$4]-[.$F37];0);0))*INT(([.$J37]-MAX([.S$4]-[.$F37];0))*[.$I37])/100;0);0)" office:value-type="float" office:value="9" calcext:value-type="float">
            <text:p>9</text:p>
          </table:table-cell>
          <table:table-cell table:formula="of:=ROUNDUP(MAX((100-MAX([.T$5]+10*MIN([.T$4]-[.$F37];0);0))*INT(([.$J37]-MAX([.T$4]-[.$F37];0))*[.$I37])/100;0);0)" office:value-type="float" office:value="9" calcext:value-type="float">
            <text:p>9</text:p>
          </table:table-cell>
          <table:table-cell table:formula="of:=ROUNDUP(MAX((100-MAX([.U$5]+10*MIN([.U$4]-[.$F37];0);0))*INT(([.$J37]-MAX([.U$4]-[.$F37];0))*[.$I37])/100;0);0)" office:value-type="float" office:value="6" calcext:value-type="float">
            <text:p>6</text:p>
          </table:table-cell>
          <table:table-cell table:formula="of:=ROUNDUP(MAX((100-MAX([.V$5]+10*MIN([.V$4]-[.$F37];0);0))*INT(([.$J37]-MAX([.V$4]-[.$F37];0))*[.$I37])/100;0);0)" office:value-type="float" office:value="6" calcext:value-type="float">
            <text:p>6</text:p>
          </table:table-cell>
          <table:table-cell table:formula="of:=ROUNDUP(MAX((100-MAX([.W$5]+10*MIN([.W$4]-[.$F37];0);0))*INT(([.$J37]-MAX([.W$4]-[.$F37];0))*[.$I37])/100;0);0)" office:value-type="float" office:value="5" calcext:value-type="float">
            <text:p>5</text:p>
          </table:table-cell>
          <table:table-cell table:formula="of:=ROUNDUP(MAX((100-MAX([.X$5]+10*MIN([.X$4]-[.$F37];0);0))*INT(([.$J37]-MAX([.X$4]-[.$F37];0))*[.$I37])/100;0);0)" office:value-type="float" office:value="3" calcext:value-type="float">
            <text:p>3</text:p>
          </table:table-cell>
          <table:table-cell table:formula="of:=ROUNDUP(MAX((100-MAX([.Y$5]+10*MIN([.Y$4]-[.$F37];0);0))*INT(([.$J37]-MAX([.Y$4]-[.$F37];0))*[.$I37])/100;0);0)" office:value-type="float" office:value="2" calcext:value-type="float">
            <text:p>2</text:p>
          </table:table-cell>
          <table:table-cell table:formula="of:=ROUNDUP(MAX((100-MAX([.Z$5]+10*MIN([.Z$4]-[.$F37];0);0))*INT(([.$J37]-MAX([.Z$4]-[.$F37];0))*[.$I37])/100;0);0)" office:value-type="float" office:value="1" calcext:value-type="float">
            <text:p>1</text:p>
          </table:table-cell>
          <table:table-cell table:formula="of:=ROUNDUP(MAX((100-MAX([.AA$5]+10*MIN([.AA$4]-[.$F37];0);0))*INT(([.$J37]-MAX([.AA$4]-[.$F37];0))*[.$I37])/100;0);0)" office:value-type="float" office:value="1" calcext:value-type="float">
            <text:p>1</text:p>
          </table:table-cell>
          <table:table-cell table:formula="of:=ROUNDUP(MAX((100-MAX([.AB$5]+10*MIN([.AB$4]-[.$F37];0);0))*INT(([.$J37]-MAX([.AB$4]-[.$F37];0))*[.$I37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LOOKUP([.$B38];[$'EcCo ammo'.$A$2:$'EcCo ammo'.$A$33];[$'EcCo ammo'.F$2:$'EcCo ammo'.F$33])" office:value-type="float" office:value="10" calcext:value-type="float">
            <text:p>10</text:p>
          </table:table-cell>
          <table:table-cell table:formula="of:=LOOKUP([.$B38];[$'EcCo ammo'.$A$2:$'EcCo ammo'.$A$33];[$'EcCo ammo'.G$2:$'EcCo ammo'.G$33])" office:value-type="float" office:value="0" calcext:value-type="float">
            <text:p>0</text:p>
          </table:table-cell>
          <table:table-cell table:formula="of:=LOOKUP([.$B38];[$'EcCo ammo'.$A$2:$'EcCo ammo'.$A$33];[$'EcCo ammo'.H$2:$'EcCo ammo'.H$33])" office:value-type="float" office:value="4" calcext:value-type="float">
            <text:p>4</text:p>
          </table:table-cell>
          <table:table-cell table:formula="of:=LOOKUP([.$B38];[$'EcCo ammo'.$A$2:$'EcCo ammo'.$A$33];[$'EcCo ammo'.I$2:$'EcCo ammo'.I$33])" office:value-type="float" office:value="3" calcext:value-type="float">
            <text:p>3</text:p>
          </table:table-cell>
          <table:table-cell table:formula="of:=[.G38]/[.H38]" office:value-type="float" office:value="1.33333333333333" calcext:value-type="float">
            <text:p>1.33</text:p>
          </table:table-cell>
          <table:table-cell table:formula="of:=ROUND(AVERAGE([.C38];[.D38]))" office:value-type="float" office:value="7" calcext:value-type="float">
            <text:p>7</text:p>
          </table:table-cell>
          <table:table-cell/>
          <table:table-cell table:formula="of:=ROUNDUP(MAX((100-MAX([.L$5]+10*MIN([.L$4]-[.$F38];0);0))*INT(([.$J38]-MAX([.L$4]-[.$F38];0))*[.$I38])/100;0);0)" office:value-type="float" office:value="9" calcext:value-type="float">
            <text:p>9</text:p>
          </table:table-cell>
          <table:table-cell table:formula="of:=ROUNDUP(MAX((100-MAX([.M$5]+10*MIN([.M$4]-[.$F38];0);0))*INT(([.$J38]-MAX([.M$4]-[.$F38];0))*[.$I38])/100;0);0)" office:value-type="float" office:value="9" calcext:value-type="float">
            <text:p>9</text:p>
          </table:table-cell>
          <table:table-cell table:formula="of:=ROUNDUP(MAX((100-MAX([.N$5]+10*MIN([.N$4]-[.$F38];0);0))*INT(([.$J38]-MAX([.N$4]-[.$F38];0))*[.$I38])/100;0);0)" office:value-type="float" office:value="8" calcext:value-type="float">
            <text:p>8</text:p>
          </table:table-cell>
          <table:table-cell table:formula="of:=ROUNDUP(MAX((100-MAX([.O$5]+10*MIN([.O$4]-[.$F38];0);0))*INT(([.$J38]-MAX([.O$4]-[.$F38];0))*[.$I38])/100;0);0)" office:value-type="float" office:value="5" calcext:value-type="float">
            <text:p>5</text:p>
          </table:table-cell>
          <table:table-cell table:formula="of:=ROUNDUP(MAX((100-MAX([.P$5]+10*MIN([.P$4]-[.$F38];0);0))*INT(([.$J38]-MAX([.P$4]-[.$F38];0))*[.$I38])/100;0);0)" office:value-type="float" office:value="5" calcext:value-type="float">
            <text:p>5</text:p>
          </table:table-cell>
          <table:table-cell table:formula="of:=ROUNDUP(MAX((100-MAX([.Q$5]+10*MIN([.Q$4]-[.$F38];0);0))*INT(([.$J38]-MAX([.Q$4]-[.$F38];0))*[.$I38])/100;0);0)" office:value-type="float" office:value="5" calcext:value-type="float">
            <text:p>5</text:p>
          </table:table-cell>
          <table:table-cell table:formula="of:=ROUNDUP(MAX((100-MAX([.R$5]+10*MIN([.R$4]-[.$F38];0);0))*INT(([.$J38]-MAX([.R$4]-[.$F38];0))*[.$I38])/100;0);0)" office:value-type="float" office:value="3" calcext:value-type="float">
            <text:p>3</text:p>
          </table:table-cell>
          <table:table-cell table:formula="of:=ROUNDUP(MAX((100-MAX([.S$5]+10*MIN([.S$4]-[.$F38];0);0))*INT(([.$J38]-MAX([.S$4]-[.$F38];0))*[.$I38])/100;0);0)" office:value-type="float" office:value="3" calcext:value-type="float">
            <text:p>3</text:p>
          </table:table-cell>
          <table:table-cell table:formula="of:=ROUNDUP(MAX((100-MAX([.T$5]+10*MIN([.T$4]-[.$F38];0);0))*INT(([.$J38]-MAX([.T$4]-[.$F38];0))*[.$I38])/100;0);0)" office:value-type="float" office:value="3" calcext:value-type="float">
            <text:p>3</text:p>
          </table:table-cell>
          <table:table-cell table:formula="of:=ROUNDUP(MAX((100-MAX([.U$5]+10*MIN([.U$4]-[.$F38];0);0))*INT(([.$J38]-MAX([.U$4]-[.$F38];0))*[.$I38])/100;0);0)" office:value-type="float" office:value="1" calcext:value-type="float">
            <text:p>1</text:p>
          </table:table-cell>
          <table:table-cell table:formula="of:=ROUNDUP(MAX((100-MAX([.V$5]+10*MIN([.V$4]-[.$F38];0);0))*INT(([.$J38]-MAX([.V$4]-[.$F38];0))*[.$I38])/100;0);0)" office:value-type="float" office:value="1" calcext:value-type="float">
            <text:p>1</text:p>
          </table:table-cell>
          <table:table-cell table:formula="of:=ROUNDUP(MAX((100-MAX([.W$5]+10*MIN([.W$4]-[.$F38];0);0))*INT(([.$J38]-MAX([.W$4]-[.$F38];0))*[.$I38])/100;0);0)" office:value-type="float" office:value="0" calcext:value-type="float">
            <text:p>0</text:p>
          </table:table-cell>
          <table:table-cell table:formula="of:=ROUNDUP(MAX((100-MAX([.X$5]+10*MIN([.X$4]-[.$F38];0);0))*INT(([.$J38]-MAX([.X$4]-[.$F38];0))*[.$I38])/100;0);0)" office:value-type="float" office:value="0" calcext:value-type="float">
            <text:p>0</text:p>
          </table:table-cell>
          <table:table-cell table:formula="of:=ROUNDUP(MAX((100-MAX([.Y$5]+10*MIN([.Y$4]-[.$F38];0);0))*INT(([.$J38]-MAX([.Y$4]-[.$F38];0))*[.$I38])/100;0);0)" office:value-type="float" office:value="0" calcext:value-type="float">
            <text:p>0</text:p>
          </table:table-cell>
          <table:table-cell table:formula="of:=ROUNDUP(MAX((100-MAX([.Z$5]+10*MIN([.Z$4]-[.$F38];0);0))*INT(([.$J38]-MAX([.Z$4]-[.$F38];0))*[.$I38])/100;0);0)" office:value-type="float" office:value="0" calcext:value-type="float">
            <text:p>0</text:p>
          </table:table-cell>
          <table:table-cell table:formula="of:=ROUNDUP(MAX((100-MAX([.AA$5]+10*MIN([.AA$4]-[.$F38];0);0))*INT(([.$J38]-MAX([.AA$4]-[.$F38];0))*[.$I38])/100;0);0)" office:value-type="float" office:value="0" calcext:value-type="float">
            <text:p>0</text:p>
          </table:table-cell>
          <table:table-cell table:formula="of:=ROUNDUP(MAX((100-MAX([.AB$5]+10*MIN([.AB$4]-[.$F38];0);0))*INT(([.$J38]-MAX([.AB$4]-[.$F38];0))*[.$I38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LOOKUP([.$B39];[$'EcCo ammo'.$A$2:$'EcCo ammo'.$A$33];[$'EcCo ammo'.F$2:$'EcCo ammo'.F$33])" office:value-type="float" office:value="-10" calcext:value-type="float">
            <text:p>-10</text:p>
          </table:table-cell>
          <table:table-cell table:formula="of:=LOOKUP([.$B39];[$'EcCo ammo'.$A$2:$'EcCo ammo'.$A$33];[$'EcCo ammo'.G$2:$'EcCo ammo'.G$33])" office:value-type="float" office:value="5" calcext:value-type="float">
            <text:p>5</text:p>
          </table:table-cell>
          <table:table-cell table:formula="of:=LOOKUP([.$B39];[$'EcCo ammo'.$A$2:$'EcCo ammo'.$A$33];[$'EcCo ammo'.H$2:$'EcCo ammo'.H$33])" office:value-type="float" office:value="1" calcext:value-type="float">
            <text:p>1</text:p>
          </table:table-cell>
          <table:table-cell table:formula="of:=LOOKUP([.$B39];[$'EcCo ammo'.$A$2:$'EcCo ammo'.$A$33];[$'EcCo ammo'.I$2:$'EcCo ammo'.I$33])" office:value-type="float" office:value="1" calcext:value-type="float">
            <text:p>1</text:p>
          </table:table-cell>
          <table:table-cell table:formula="of:=[.G39]/[.H39]" office:value-type="float" office:value="1" calcext:value-type="float">
            <text:p>1.00</text:p>
          </table:table-cell>
          <table:table-cell table:formula="of:=ROUND(AVERAGE([.C39];[.D39]))" office:value-type="float" office:value="7" calcext:value-type="float">
            <text:p>7</text:p>
          </table:table-cell>
          <table:table-cell/>
          <table:table-cell table:formula="of:=ROUNDUP(MAX((100-MAX([.L$5]+10*MIN([.L$4]-[.$F39];0);0))*INT(([.$J39]-MAX([.L$4]-[.$F39];0))*[.$I39])/100;0);0)" office:value-type="float" office:value="7" calcext:value-type="float">
            <text:p>7</text:p>
          </table:table-cell>
          <table:table-cell table:formula="of:=ROUNDUP(MAX((100-MAX([.M$5]+10*MIN([.M$4]-[.$F39];0);0))*INT(([.$J39]-MAX([.M$4]-[.$F39];0))*[.$I39])/100;0);0)" office:value-type="float" office:value="7" calcext:value-type="float">
            <text:p>7</text:p>
          </table:table-cell>
          <table:table-cell table:formula="of:=ROUNDUP(MAX((100-MAX([.N$5]+10*MIN([.N$4]-[.$F39];0);0))*INT(([.$J39]-MAX([.N$4]-[.$F39];0))*[.$I39])/100;0);0)" office:value-type="float" office:value="7" calcext:value-type="float">
            <text:p>7</text:p>
          </table:table-cell>
          <table:table-cell table:formula="of:=ROUNDUP(MAX((100-MAX([.O$5]+10*MIN([.O$4]-[.$F39];0);0))*INT(([.$J39]-MAX([.O$4]-[.$F39];0))*[.$I39])/100;0);0)" office:value-type="float" office:value="7" calcext:value-type="float">
            <text:p>7</text:p>
          </table:table-cell>
          <table:table-cell table:formula="of:=ROUNDUP(MAX((100-MAX([.P$5]+10*MIN([.P$4]-[.$F39];0);0))*INT(([.$J39]-MAX([.P$4]-[.$F39];0))*[.$I39])/100;0);0)" office:value-type="float" office:value="7" calcext:value-type="float">
            <text:p>7</text:p>
          </table:table-cell>
          <table:table-cell table:formula="of:=ROUNDUP(MAX((100-MAX([.Q$5]+10*MIN([.Q$4]-[.$F39];0);0))*INT(([.$J39]-MAX([.Q$4]-[.$F39];0))*[.$I39])/100;0);0)" office:value-type="float" office:value="7" calcext:value-type="float">
            <text:p>7</text:p>
          </table:table-cell>
          <table:table-cell table:formula="of:=ROUNDUP(MAX((100-MAX([.R$5]+10*MIN([.R$4]-[.$F39];0);0))*INT(([.$J39]-MAX([.R$4]-[.$F39];0))*[.$I39])/100;0);0)" office:value-type="float" office:value="6" calcext:value-type="float">
            <text:p>6</text:p>
          </table:table-cell>
          <table:table-cell table:formula="of:=ROUNDUP(MAX((100-MAX([.S$5]+10*MIN([.S$4]-[.$F39];0);0))*INT(([.$J39]-MAX([.S$4]-[.$F39];0))*[.$I39])/100;0);0)" office:value-type="float" office:value="6" calcext:value-type="float">
            <text:p>6</text:p>
          </table:table-cell>
          <table:table-cell table:formula="of:=ROUNDUP(MAX((100-MAX([.T$5]+10*MIN([.T$4]-[.$F39];0);0))*INT(([.$J39]-MAX([.T$4]-[.$F39];0))*[.$I39])/100;0);0)" office:value-type="float" office:value="6" calcext:value-type="float">
            <text:p>6</text:p>
          </table:table-cell>
          <table:table-cell table:formula="of:=ROUNDUP(MAX((100-MAX([.U$5]+10*MIN([.U$4]-[.$F39];0);0))*INT(([.$J39]-MAX([.U$4]-[.$F39];0))*[.$I39])/100;0);0)" office:value-type="float" office:value="4" calcext:value-type="float">
            <text:p>4</text:p>
          </table:table-cell>
          <table:table-cell table:formula="of:=ROUNDUP(MAX((100-MAX([.V$5]+10*MIN([.V$4]-[.$F39];0);0))*INT(([.$J39]-MAX([.V$4]-[.$F39];0))*[.$I39])/100;0);0)" office:value-type="float" office:value="4" calcext:value-type="float">
            <text:p>4</text:p>
          </table:table-cell>
          <table:table-cell table:formula="of:=ROUNDUP(MAX((100-MAX([.W$5]+10*MIN([.W$4]-[.$F39];0);0))*INT(([.$J39]-MAX([.W$4]-[.$F39];0))*[.$I39])/100;0);0)" office:value-type="float" office:value="3" calcext:value-type="float">
            <text:p>3</text:p>
          </table:table-cell>
          <table:table-cell table:formula="of:=ROUNDUP(MAX((100-MAX([.X$5]+10*MIN([.X$4]-[.$F39];0);0))*INT(([.$J39]-MAX([.X$4]-[.$F39];0))*[.$I39])/100;0);0)" office:value-type="float" office:value="1" calcext:value-type="float">
            <text:p>1</text:p>
          </table:table-cell>
          <table:table-cell table:formula="of:=ROUNDUP(MAX((100-MAX([.Y$5]+10*MIN([.Y$4]-[.$F39];0);0))*INT(([.$J39]-MAX([.Y$4]-[.$F39];0))*[.$I39])/100;0);0)" office:value-type="float" office:value="0" calcext:value-type="float">
            <text:p>0</text:p>
          </table:table-cell>
          <table:table-cell table:formula="of:=ROUNDUP(MAX((100-MAX([.Z$5]+10*MIN([.Z$4]-[.$F39];0);0))*INT(([.$J39]-MAX([.Z$4]-[.$F39];0))*[.$I39])/100;0);0)" office:value-type="float" office:value="0" calcext:value-type="float">
            <text:p>0</text:p>
          </table:table-cell>
          <table:table-cell table:formula="of:=ROUNDUP(MAX((100-MAX([.AA$5]+10*MIN([.AA$4]-[.$F39];0);0))*INT(([.$J39]-MAX([.AA$4]-[.$F39];0))*[.$I39])/100;0);0)" office:value-type="float" office:value="0" calcext:value-type="float">
            <text:p>0</text:p>
          </table:table-cell>
          <table:table-cell table:formula="of:=ROUNDUP(MAX((100-MAX([.AB$5]+10*MIN([.AB$4]-[.$F39];0);0))*INT(([.$J39]-MAX([.AB$4]-[.$F39];0))*[.$I39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LOOKUP([.$B40];[$'EcCo ammo'.$A$2:$'EcCo ammo'.$A$33];[$'EcCo ammo'.F$2:$'EcCo ammo'.F$33])" office:value-type="float" office:value="-20" calcext:value-type="float">
            <text:p>-20</text:p>
          </table:table-cell>
          <table:table-cell table:formula="of:=LOOKUP([.$B40];[$'EcCo ammo'.$A$2:$'EcCo ammo'.$A$33];[$'EcCo ammo'.G$2:$'EcCo ammo'.G$33])" office:value-type="float" office:value="0" calcext:value-type="float">
            <text:p>0</text:p>
          </table:table-cell>
          <table:table-cell table:formula="of:=LOOKUP([.$B40];[$'EcCo ammo'.$A$2:$'EcCo ammo'.$A$33];[$'EcCo ammo'.H$2:$'EcCo ammo'.H$33])" office:value-type="float" office:value="1" calcext:value-type="float">
            <text:p>1</text:p>
          </table:table-cell>
          <table:table-cell table:formula="of:=LOOKUP([.$B40];[$'EcCo ammo'.$A$2:$'EcCo ammo'.$A$33];[$'EcCo ammo'.I$2:$'EcCo ammo'.I$33])" office:value-type="float" office:value="1" calcext:value-type="float">
            <text:p>1</text:p>
          </table:table-cell>
          <table:table-cell table:formula="of:=[.G40]/[.H40]" office:value-type="float" office:value="1" calcext:value-type="float">
            <text:p>1.00</text:p>
          </table:table-cell>
          <table:table-cell table:formula="of:=ROUND(AVERAGE([.C40];[.D40]))" office:value-type="float" office:value="23" calcext:value-type="float">
            <text:p>23</text:p>
          </table:table-cell>
          <table:table-cell/>
          <table:table-cell table:formula="of:=ROUNDUP(MAX((100-MAX([.L$5]+10*MIN([.L$4]-[.$F40];0);0))*INT(([.$J40]-MAX([.L$4]-[.$F40];0))*[.$I40])/100;0);0)" office:value-type="float" office:value="23" calcext:value-type="float">
            <text:p>23</text:p>
          </table:table-cell>
          <table:table-cell table:formula="of:=ROUNDUP(MAX((100-MAX([.M$5]+10*MIN([.M$4]-[.$F40];0);0))*INT(([.$J40]-MAX([.M$4]-[.$F40];0))*[.$I40])/100;0);0)" office:value-type="float" office:value="21" calcext:value-type="float">
            <text:p>21</text:p>
          </table:table-cell>
          <table:table-cell table:formula="of:=ROUNDUP(MAX((100-MAX([.N$5]+10*MIN([.N$4]-[.$F40];0);0))*INT(([.$J40]-MAX([.N$4]-[.$F40];0))*[.$I40])/100;0);0)" office:value-type="float" office:value="19" calcext:value-type="float">
            <text:p>19</text:p>
          </table:table-cell>
          <table:table-cell table:formula="of:=ROUNDUP(MAX((100-MAX([.O$5]+10*MIN([.O$4]-[.$F40];0);0))*INT(([.$J40]-MAX([.O$4]-[.$F40];0))*[.$I40])/100;0);0)" office:value-type="float" office:value="16" calcext:value-type="float">
            <text:p>16</text:p>
          </table:table-cell>
          <table:table-cell table:formula="of:=ROUNDUP(MAX((100-MAX([.P$5]+10*MIN([.P$4]-[.$F40];0);0))*INT(([.$J40]-MAX([.P$4]-[.$F40];0))*[.$I40])/100;0);0)" office:value-type="float" office:value="15" calcext:value-type="float">
            <text:p>15</text:p>
          </table:table-cell>
          <table:table-cell table:formula="of:=ROUNDUP(MAX((100-MAX([.Q$5]+10*MIN([.Q$4]-[.$F40];0);0))*INT(([.$J40]-MAX([.Q$4]-[.$F40];0))*[.$I40])/100;0);0)" office:value-type="float" office:value="15" calcext:value-type="float">
            <text:p>15</text:p>
          </table:table-cell>
          <table:table-cell table:formula="of:=ROUNDUP(MAX((100-MAX([.R$5]+10*MIN([.R$4]-[.$F40];0);0))*INT(([.$J40]-MAX([.R$4]-[.$F40];0))*[.$I40])/100;0);0)" office:value-type="float" office:value="14" calcext:value-type="float">
            <text:p>14</text:p>
          </table:table-cell>
          <table:table-cell table:formula="of:=ROUNDUP(MAX((100-MAX([.S$5]+10*MIN([.S$4]-[.$F40];0);0))*INT(([.$J40]-MAX([.S$4]-[.$F40];0))*[.$I40])/100;0);0)" office:value-type="float" office:value="13" calcext:value-type="float">
            <text:p>13</text:p>
          </table:table-cell>
          <table:table-cell table:formula="of:=ROUNDUP(MAX((100-MAX([.T$5]+10*MIN([.T$4]-[.$F40];0);0))*INT(([.$J40]-MAX([.T$4]-[.$F40];0))*[.$I40])/100;0);0)" office:value-type="float" office:value="13" calcext:value-type="float">
            <text:p>13</text:p>
          </table:table-cell>
          <table:table-cell table:formula="of:=ROUNDUP(MAX((100-MAX([.U$5]+10*MIN([.U$4]-[.$F40];0);0))*INT(([.$J40]-MAX([.U$4]-[.$F40];0))*[.$I40])/100;0);0)" office:value-type="float" office:value="11" calcext:value-type="float">
            <text:p>11</text:p>
          </table:table-cell>
          <table:table-cell table:formula="of:=ROUNDUP(MAX((100-MAX([.V$5]+10*MIN([.V$4]-[.$F40];0);0))*INT(([.$J40]-MAX([.V$4]-[.$F40];0))*[.$I40])/100;0);0)" office:value-type="float" office:value="10" calcext:value-type="float">
            <text:p>10</text:p>
          </table:table-cell>
          <table:table-cell table:formula="of:=ROUNDUP(MAX((100-MAX([.W$5]+10*MIN([.W$4]-[.$F40];0);0))*INT(([.$J40]-MAX([.W$4]-[.$F40];0))*[.$I40])/100;0);0)" office:value-type="float" office:value="9" calcext:value-type="float">
            <text:p>9</text:p>
          </table:table-cell>
          <table:table-cell table:formula="of:=ROUNDUP(MAX((100-MAX([.X$5]+10*MIN([.X$4]-[.$F40];0);0))*INT(([.$J40]-MAX([.X$4]-[.$F40];0))*[.$I40])/100;0);0)" office:value-type="float" office:value="7" calcext:value-type="float">
            <text:p>7</text:p>
          </table:table-cell>
          <table:table-cell table:formula="of:=ROUNDUP(MAX((100-MAX([.Y$5]+10*MIN([.Y$4]-[.$F40];0);0))*INT(([.$J40]-MAX([.Y$4]-[.$F40];0))*[.$I40])/100;0);0)" office:value-type="float" office:value="6" calcext:value-type="float">
            <text:p>6</text:p>
          </table:table-cell>
          <table:table-cell table:formula="of:=ROUNDUP(MAX((100-MAX([.Z$5]+10*MIN([.Z$4]-[.$F40];0);0))*INT(([.$J40]-MAX([.Z$4]-[.$F40];0))*[.$I40])/100;0);0)" office:value-type="float" office:value="4" calcext:value-type="float">
            <text:p>4</text:p>
          </table:table-cell>
          <table:table-cell table:formula="of:=ROUNDUP(MAX((100-MAX([.AA$5]+10*MIN([.AA$4]-[.$F40];0);0))*INT(([.$J40]-MAX([.AA$4]-[.$F40];0))*[.$I40])/100;0);0)" office:value-type="float" office:value="3" calcext:value-type="float">
            <text:p>3</text:p>
          </table:table-cell>
          <table:table-cell table:formula="of:=ROUNDUP(MAX((100-MAX([.AB$5]+10*MIN([.AB$4]-[.$F40];0);0))*INT(([.$J40]-MAX([.AB$4]-[.$F40];0))*[.$I40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LOOKUP([.$B41];[$'EcCo ammo'.$A$2:$'EcCo ammo'.$A$33];[$'EcCo ammo'.F$2:$'EcCo ammo'.F$33])" office:value-type="float" office:value="0" calcext:value-type="float">
            <text:p>0</text:p>
          </table:table-cell>
          <table:table-cell table:formula="of:=LOOKUP([.$B41];[$'EcCo ammo'.$A$2:$'EcCo ammo'.$A$33];[$'EcCo ammo'.G$2:$'EcCo ammo'.G$33])" office:value-type="float" office:value="8" calcext:value-type="float">
            <text:p>8</text:p>
          </table:table-cell>
          <table:table-cell table:formula="of:=LOOKUP([.$B41];[$'EcCo ammo'.$A$2:$'EcCo ammo'.$A$33];[$'EcCo ammo'.H$2:$'EcCo ammo'.H$33])" office:value-type="float" office:value="1" calcext:value-type="float">
            <text:p>1</text:p>
          </table:table-cell>
          <table:table-cell table:formula="of:=LOOKUP([.$B41];[$'EcCo ammo'.$A$2:$'EcCo ammo'.$A$33];[$'EcCo ammo'.I$2:$'EcCo ammo'.I$33])" office:value-type="float" office:value="1" calcext:value-type="float">
            <text:p>1</text:p>
          </table:table-cell>
          <table:table-cell table:formula="of:=[.G41]/[.H41]" office:value-type="float" office:value="1" calcext:value-type="float">
            <text:p>1.00</text:p>
          </table:table-cell>
          <table:table-cell table:formula="of:=ROUND(AVERAGE([.C41];[.D41]))" office:value-type="float" office:value="23" calcext:value-type="float">
            <text:p>23</text:p>
          </table:table-cell>
          <table:table-cell/>
          <table:table-cell table:formula="of:=ROUNDUP(MAX((100-MAX([.L$5]+10*MIN([.L$4]-[.$F41];0);0))*INT(([.$J41]-MAX([.L$4]-[.$F41];0))*[.$I41])/100;0);0)" office:value-type="float" office:value="23" calcext:value-type="float">
            <text:p>23</text:p>
          </table:table-cell>
          <table:table-cell table:formula="of:=ROUNDUP(MAX((100-MAX([.M$5]+10*MIN([.M$4]-[.$F41];0);0))*INT(([.$J41]-MAX([.M$4]-[.$F41];0))*[.$I41])/100;0);0)" office:value-type="float" office:value="23" calcext:value-type="float">
            <text:p>23</text:p>
          </table:table-cell>
          <table:table-cell table:formula="of:=ROUNDUP(MAX((100-MAX([.N$5]+10*MIN([.N$4]-[.$F41];0);0))*INT(([.$J41]-MAX([.N$4]-[.$F41];0))*[.$I41])/100;0);0)" office:value-type="float" office:value="23" calcext:value-type="float">
            <text:p>23</text:p>
          </table:table-cell>
          <table:table-cell table:formula="of:=ROUNDUP(MAX((100-MAX([.O$5]+10*MIN([.O$4]-[.$F41];0);0))*INT(([.$J41]-MAX([.O$4]-[.$F41];0))*[.$I41])/100;0);0)" office:value-type="float" office:value="23" calcext:value-type="float">
            <text:p>23</text:p>
          </table:table-cell>
          <table:table-cell table:formula="of:=ROUNDUP(MAX((100-MAX([.P$5]+10*MIN([.P$4]-[.$F41];0);0))*INT(([.$J41]-MAX([.P$4]-[.$F41];0))*[.$I41])/100;0);0)" office:value-type="float" office:value="23" calcext:value-type="float">
            <text:p>23</text:p>
          </table:table-cell>
          <table:table-cell table:formula="of:=ROUNDUP(MAX((100-MAX([.Q$5]+10*MIN([.Q$4]-[.$F41];0);0))*INT(([.$J41]-MAX([.Q$4]-[.$F41];0))*[.$I41])/100;0);0)" office:value-type="float" office:value="23" calcext:value-type="float">
            <text:p>23</text:p>
          </table:table-cell>
          <table:table-cell table:formula="of:=ROUNDUP(MAX((100-MAX([.R$5]+10*MIN([.R$4]-[.$F41];0);0))*INT(([.$J41]-MAX([.R$4]-[.$F41];0))*[.$I41])/100;0);0)" office:value-type="float" office:value="23" calcext:value-type="float">
            <text:p>23</text:p>
          </table:table-cell>
          <table:table-cell table:formula="of:=ROUNDUP(MAX((100-MAX([.S$5]+10*MIN([.S$4]-[.$F41];0);0))*INT(([.$J41]-MAX([.S$4]-[.$F41];0))*[.$I41])/100;0);0)" office:value-type="float" office:value="23" calcext:value-type="float">
            <text:p>23</text:p>
          </table:table-cell>
          <table:table-cell table:formula="of:=ROUNDUP(MAX((100-MAX([.T$5]+10*MIN([.T$4]-[.$F41];0);0))*INT(([.$J41]-MAX([.T$4]-[.$F41];0))*[.$I41])/100;0);0)" office:value-type="float" office:value="23" calcext:value-type="float">
            <text:p>23</text:p>
          </table:table-cell>
          <table:table-cell table:formula="of:=ROUNDUP(MAX((100-MAX([.U$5]+10*MIN([.U$4]-[.$F41];0);0))*INT(([.$J41]-MAX([.U$4]-[.$F41];0))*[.$I41])/100;0);0)" office:value-type="float" office:value="19" calcext:value-type="float">
            <text:p>19</text:p>
          </table:table-cell>
          <table:table-cell table:formula="of:=ROUNDUP(MAX((100-MAX([.V$5]+10*MIN([.V$4]-[.$F41];0);0))*INT(([.$J41]-MAX([.V$4]-[.$F41];0))*[.$I41])/100;0);0)" office:value-type="float" office:value="18" calcext:value-type="float">
            <text:p>18</text:p>
          </table:table-cell>
          <table:table-cell table:formula="of:=ROUNDUP(MAX((100-MAX([.W$5]+10*MIN([.W$4]-[.$F41];0);0))*INT(([.$J41]-MAX([.W$4]-[.$F41];0))*[.$I41])/100;0);0)" office:value-type="float" office:value="13" calcext:value-type="float">
            <text:p>13</text:p>
          </table:table-cell>
          <table:table-cell table:formula="of:=ROUNDUP(MAX((100-MAX([.X$5]+10*MIN([.X$4]-[.$F41];0);0))*INT(([.$J41]-MAX([.X$4]-[.$F41];0))*[.$I41])/100;0);0)" office:value-type="float" office:value="11" calcext:value-type="float">
            <text:p>11</text:p>
          </table:table-cell>
          <table:table-cell table:formula="of:=ROUNDUP(MAX((100-MAX([.Y$5]+10*MIN([.Y$4]-[.$F41];0);0))*INT(([.$J41]-MAX([.Y$4]-[.$F41];0))*[.$I41])/100;0);0)" office:value-type="float" office:value="10" calcext:value-type="float">
            <text:p>10</text:p>
          </table:table-cell>
          <table:table-cell table:formula="of:=ROUNDUP(MAX((100-MAX([.Z$5]+10*MIN([.Z$4]-[.$F41];0);0))*INT(([.$J41]-MAX([.Z$4]-[.$F41];0))*[.$I41])/100;0);0)" office:value-type="float" office:value="6" calcext:value-type="float">
            <text:p>6</text:p>
          </table:table-cell>
          <table:table-cell table:formula="of:=ROUNDUP(MAX((100-MAX([.AA$5]+10*MIN([.AA$4]-[.$F41];0);0))*INT(([.$J41]-MAX([.AA$4]-[.$F41];0))*[.$I41])/100;0);0)" office:value-type="float" office:value="6" calcext:value-type="float">
            <text:p>6</text:p>
          </table:table-cell>
          <table:table-cell table:formula="of:=ROUNDUP(MAX((100-MAX([.AB$5]+10*MIN([.AB$4]-[.$F41];0);0))*INT(([.$J41]-MAX([.AB$4]-[.$F41];0))*[.$I41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LOOKUP([.$B42];[$'EcCo ammo'.$A$2:$'EcCo ammo'.$A$33];[$'EcCo ammo'.F$2:$'EcCo ammo'.F$33])" office:value-type="float" office:value="-20" calcext:value-type="float">
            <text:p>-20</text:p>
          </table:table-cell>
          <table:table-cell table:formula="of:=LOOKUP([.$B42];[$'EcCo ammo'.$A$2:$'EcCo ammo'.$A$33];[$'EcCo ammo'.G$2:$'EcCo ammo'.G$33])" office:value-type="float" office:value="2" calcext:value-type="float">
            <text:p>2</text:p>
          </table:table-cell>
          <table:table-cell table:formula="of:=LOOKUP([.$B42];[$'EcCo ammo'.$A$2:$'EcCo ammo'.$A$33];[$'EcCo ammo'.H$2:$'EcCo ammo'.H$33])" office:value-type="float" office:value="5" calcext:value-type="float">
            <text:p>5</text:p>
          </table:table-cell>
          <table:table-cell table:formula="of:=LOOKUP([.$B42];[$'EcCo ammo'.$A$2:$'EcCo ammo'.$A$33];[$'EcCo ammo'.I$2:$'EcCo ammo'.I$33])" office:value-type="float" office:value="4" calcext:value-type="float">
            <text:p>4</text:p>
          </table:table-cell>
          <table:table-cell table:formula="of:=[.G42]/[.H42]" office:value-type="float" office:value="1.25" calcext:value-type="float">
            <text:p>1.25</text:p>
          </table:table-cell>
          <table:table-cell table:formula="of:=ROUND(AVERAGE([.C42];[.D42]))" office:value-type="float" office:value="23" calcext:value-type="float">
            <text:p>23</text:p>
          </table:table-cell>
          <table:table-cell/>
          <table:table-cell table:formula="of:=ROUNDUP(MAX((100-MAX([.L$5]+10*MIN([.L$4]-[.$F42];0);0))*INT(([.$J42]-MAX([.L$4]-[.$F42];0))*[.$I42])/100;0);0)" office:value-type="float" office:value="28" calcext:value-type="float">
            <text:p>28</text:p>
          </table:table-cell>
          <table:table-cell table:formula="of:=ROUNDUP(MAX((100-MAX([.M$5]+10*MIN([.M$4]-[.$F42];0);0))*INT(([.$J42]-MAX([.M$4]-[.$F42];0))*[.$I42])/100;0);0)" office:value-type="float" office:value="28" calcext:value-type="float">
            <text:p>28</text:p>
          </table:table-cell>
          <table:table-cell table:formula="of:=ROUNDUP(MAX((100-MAX([.N$5]+10*MIN([.N$4]-[.$F42];0);0))*INT(([.$J42]-MAX([.N$4]-[.$F42];0))*[.$I42])/100;0);0)" office:value-type="float" office:value="28" calcext:value-type="float">
            <text:p>28</text:p>
          </table:table-cell>
          <table:table-cell table:formula="of:=ROUNDUP(MAX((100-MAX([.O$5]+10*MIN([.O$4]-[.$F42];0);0))*INT(([.$J42]-MAX([.O$4]-[.$F42];0))*[.$I42])/100;0);0)" office:value-type="float" office:value="21" calcext:value-type="float">
            <text:p>21</text:p>
          </table:table-cell>
          <table:table-cell table:formula="of:=ROUNDUP(MAX((100-MAX([.P$5]+10*MIN([.P$4]-[.$F42];0);0))*INT(([.$J42]-MAX([.P$4]-[.$F42];0))*[.$I42])/100;0);0)" office:value-type="float" office:value="20" calcext:value-type="float">
            <text:p>20</text:p>
          </table:table-cell>
          <table:table-cell table:formula="of:=ROUNDUP(MAX((100-MAX([.Q$5]+10*MIN([.Q$4]-[.$F42];0);0))*INT(([.$J42]-MAX([.Q$4]-[.$F42];0))*[.$I42])/100;0);0)" office:value-type="float" office:value="20" calcext:value-type="float">
            <text:p>20</text:p>
          </table:table-cell>
          <table:table-cell table:formula="of:=ROUNDUP(MAX((100-MAX([.R$5]+10*MIN([.R$4]-[.$F42];0);0))*INT(([.$J42]-MAX([.R$4]-[.$F42];0))*[.$I42])/100;0);0)" office:value-type="float" office:value="19" calcext:value-type="float">
            <text:p>19</text:p>
          </table:table-cell>
          <table:table-cell table:formula="of:=ROUNDUP(MAX((100-MAX([.S$5]+10*MIN([.S$4]-[.$F42];0);0))*INT(([.$J42]-MAX([.S$4]-[.$F42];0))*[.$I42])/100;0);0)" office:value-type="float" office:value="17" calcext:value-type="float">
            <text:p>17</text:p>
          </table:table-cell>
          <table:table-cell table:formula="of:=ROUNDUP(MAX((100-MAX([.T$5]+10*MIN([.T$4]-[.$F42];0);0))*INT(([.$J42]-MAX([.T$4]-[.$F42];0))*[.$I42])/100;0);0)" office:value-type="float" office:value="17" calcext:value-type="float">
            <text:p>17</text:p>
          </table:table-cell>
          <table:table-cell table:formula="of:=ROUNDUP(MAX((100-MAX([.U$5]+10*MIN([.U$4]-[.$F42];0);0))*INT(([.$J42]-MAX([.U$4]-[.$F42];0))*[.$I42])/100;0);0)" office:value-type="float" office:value="14" calcext:value-type="float">
            <text:p>14</text:p>
          </table:table-cell>
          <table:table-cell table:formula="of:=ROUNDUP(MAX((100-MAX([.V$5]+10*MIN([.V$4]-[.$F42];0);0))*INT(([.$J42]-MAX([.V$4]-[.$F42];0))*[.$I42])/100;0);0)" office:value-type="float" office:value="13" calcext:value-type="float">
            <text:p>13</text:p>
          </table:table-cell>
          <table:table-cell table:formula="of:=ROUNDUP(MAX((100-MAX([.W$5]+10*MIN([.W$4]-[.$F42];0);0))*INT(([.$J42]-MAX([.W$4]-[.$F42];0))*[.$I42])/100;0);0)" office:value-type="float" office:value="12" calcext:value-type="float">
            <text:p>12</text:p>
          </table:table-cell>
          <table:table-cell table:formula="of:=ROUNDUP(MAX((100-MAX([.X$5]+10*MIN([.X$4]-[.$F42];0);0))*INT(([.$J42]-MAX([.X$4]-[.$F42];0))*[.$I42])/100;0);0)" office:value-type="float" office:value="9" calcext:value-type="float">
            <text:p>9</text:p>
          </table:table-cell>
          <table:table-cell table:formula="of:=ROUNDUP(MAX((100-MAX([.Y$5]+10*MIN([.Y$4]-[.$F42];0);0))*INT(([.$J42]-MAX([.Y$4]-[.$F42];0))*[.$I42])/100;0);0)" office:value-type="float" office:value="8" calcext:value-type="float">
            <text:p>8</text:p>
          </table:table-cell>
          <table:table-cell table:formula="of:=ROUNDUP(MAX((100-MAX([.Z$5]+10*MIN([.Z$4]-[.$F42];0);0))*INT(([.$J42]-MAX([.Z$4]-[.$F42];0))*[.$I42])/100;0);0)" office:value-type="float" office:value="5" calcext:value-type="float">
            <text:p>5</text:p>
          </table:table-cell>
          <table:table-cell table:formula="of:=ROUNDUP(MAX((100-MAX([.AA$5]+10*MIN([.AA$4]-[.$F42];0);0))*INT(([.$J42]-MAX([.AA$4]-[.$F42];0))*[.$I42])/100;0);0)" office:value-type="float" office:value="4" calcext:value-type="float">
            <text:p>4</text:p>
          </table:table-cell>
          <table:table-cell table:formula="of:=ROUNDUP(MAX((100-MAX([.AB$5]+10*MIN([.AB$4]-[.$F42];0);0))*INT(([.$J42]-MAX([.AB$4]-[.$F42];0))*[.$I42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LOOKUP([.$B43];[$'EcCo ammo'.$A$2:$'EcCo ammo'.$A$33];[$'EcCo ammo'.F$2:$'EcCo ammo'.F$33])" office:value-type="float" office:value="-20" calcext:value-type="float">
            <text:p>-20</text:p>
          </table:table-cell>
          <table:table-cell table:formula="of:=LOOKUP([.$B43];[$'EcCo ammo'.$A$2:$'EcCo ammo'.$A$33];[$'EcCo ammo'.G$2:$'EcCo ammo'.G$33])" office:value-type="float" office:value="0" calcext:value-type="float">
            <text:p>0</text:p>
          </table:table-cell>
          <table:table-cell table:formula="of:=LOOKUP([.$B43];[$'EcCo ammo'.$A$2:$'EcCo ammo'.$A$33];[$'EcCo ammo'.H$2:$'EcCo ammo'.H$33])" office:value-type="float" office:value="1" calcext:value-type="float">
            <text:p>1</text:p>
          </table:table-cell>
          <table:table-cell table:formula="of:=LOOKUP([.$B43];[$'EcCo ammo'.$A$2:$'EcCo ammo'.$A$33];[$'EcCo ammo'.I$2:$'EcCo ammo'.I$33])" office:value-type="float" office:value="1" calcext:value-type="float">
            <text:p>1</text:p>
          </table:table-cell>
          <table:table-cell table:formula="of:=[.G43]/[.H43]" office:value-type="float" office:value="1" calcext:value-type="float">
            <text:p>1.00</text:p>
          </table:table-cell>
          <table:table-cell table:formula="of:=ROUND(AVERAGE([.C43];[.D43]))" office:value-type="float" office:value="29" calcext:value-type="float">
            <text:p>29</text:p>
          </table:table-cell>
          <table:table-cell/>
          <table:table-cell table:formula="of:=ROUNDUP(MAX((100-MAX([.L$5]+10*MIN([.L$4]-[.$F43];0);0))*INT(([.$J43]-MAX([.L$4]-[.$F43];0))*[.$I43])/100;0);0)" office:value-type="float" office:value="29" calcext:value-type="float">
            <text:p>29</text:p>
          </table:table-cell>
          <table:table-cell table:formula="of:=ROUNDUP(MAX((100-MAX([.M$5]+10*MIN([.M$4]-[.$F43];0);0))*INT(([.$J43]-MAX([.M$4]-[.$F43];0))*[.$I43])/100;0);0)" office:value-type="float" office:value="27" calcext:value-type="float">
            <text:p>27</text:p>
          </table:table-cell>
          <table:table-cell table:formula="of:=ROUNDUP(MAX((100-MAX([.N$5]+10*MIN([.N$4]-[.$F43];0);0))*INT(([.$J43]-MAX([.N$4]-[.$F43];0))*[.$I43])/100;0);0)" office:value-type="float" office:value="24" calcext:value-type="float">
            <text:p>24</text:p>
          </table:table-cell>
          <table:table-cell table:formula="of:=ROUNDUP(MAX((100-MAX([.O$5]+10*MIN([.O$4]-[.$F43];0);0))*INT(([.$J43]-MAX([.O$4]-[.$F43];0))*[.$I43])/100;0);0)" office:value-type="float" office:value="21" calcext:value-type="float">
            <text:p>21</text:p>
          </table:table-cell>
          <table:table-cell table:formula="of:=ROUNDUP(MAX((100-MAX([.P$5]+10*MIN([.P$4]-[.$F43];0);0))*INT(([.$J43]-MAX([.P$4]-[.$F43];0))*[.$I43])/100;0);0)" office:value-type="float" office:value="19" calcext:value-type="float">
            <text:p>19</text:p>
          </table:table-cell>
          <table:table-cell table:formula="of:=ROUNDUP(MAX((100-MAX([.Q$5]+10*MIN([.Q$4]-[.$F43];0);0))*INT(([.$J43]-MAX([.Q$4]-[.$F43];0))*[.$I43])/100;0);0)" office:value-type="float" office:value="19" calcext:value-type="float">
            <text:p>19</text:p>
          </table:table-cell>
          <table:table-cell table:formula="of:=ROUNDUP(MAX((100-MAX([.R$5]+10*MIN([.R$4]-[.$F43];0);0))*INT(([.$J43]-MAX([.R$4]-[.$F43];0))*[.$I43])/100;0);0)" office:value-type="float" office:value="18" calcext:value-type="float">
            <text:p>18</text:p>
          </table:table-cell>
          <table:table-cell table:formula="of:=ROUNDUP(MAX((100-MAX([.S$5]+10*MIN([.S$4]-[.$F43];0);0))*INT(([.$J43]-MAX([.S$4]-[.$F43];0))*[.$I43])/100;0);0)" office:value-type="float" office:value="17" calcext:value-type="float">
            <text:p>17</text:p>
          </table:table-cell>
          <table:table-cell table:formula="of:=ROUNDUP(MAX((100-MAX([.T$5]+10*MIN([.T$4]-[.$F43];0);0))*INT(([.$J43]-MAX([.T$4]-[.$F43];0))*[.$I43])/100;0);0)" office:value-type="float" office:value="17" calcext:value-type="float">
            <text:p>17</text:p>
          </table:table-cell>
          <table:table-cell table:formula="of:=ROUNDUP(MAX((100-MAX([.U$5]+10*MIN([.U$4]-[.$F43];0);0))*INT(([.$J43]-MAX([.U$4]-[.$F43];0))*[.$I43])/100;0);0)" office:value-type="float" office:value="14" calcext:value-type="float">
            <text:p>14</text:p>
          </table:table-cell>
          <table:table-cell table:formula="of:=ROUNDUP(MAX((100-MAX([.V$5]+10*MIN([.V$4]-[.$F43];0);0))*INT(([.$J43]-MAX([.V$4]-[.$F43];0))*[.$I43])/100;0);0)" office:value-type="float" office:value="13" calcext:value-type="float">
            <text:p>13</text:p>
          </table:table-cell>
          <table:table-cell table:formula="of:=ROUNDUP(MAX((100-MAX([.W$5]+10*MIN([.W$4]-[.$F43];0);0))*INT(([.$J43]-MAX([.W$4]-[.$F43];0))*[.$I43])/100;0);0)" office:value-type="float" office:value="12" calcext:value-type="float">
            <text:p>12</text:p>
          </table:table-cell>
          <table:table-cell table:formula="of:=ROUNDUP(MAX((100-MAX([.X$5]+10*MIN([.X$4]-[.$F43];0);0))*INT(([.$J43]-MAX([.X$4]-[.$F43];0))*[.$I43])/100;0);0)" office:value-type="float" office:value="10" calcext:value-type="float">
            <text:p>10</text:p>
          </table:table-cell>
          <table:table-cell table:formula="of:=ROUNDUP(MAX((100-MAX([.Y$5]+10*MIN([.Y$4]-[.$F43];0);0))*INT(([.$J43]-MAX([.Y$4]-[.$F43];0))*[.$I43])/100;0);0)" office:value-type="float" office:value="9" calcext:value-type="float">
            <text:p>9</text:p>
          </table:table-cell>
          <table:table-cell table:formula="of:=ROUNDUP(MAX((100-MAX([.Z$5]+10*MIN([.Z$4]-[.$F43];0);0))*INT(([.$J43]-MAX([.Z$4]-[.$F43];0))*[.$I43])/100;0);0)" office:value-type="float" office:value="6" calcext:value-type="float">
            <text:p>6</text:p>
          </table:table-cell>
          <table:table-cell table:formula="of:=ROUNDUP(MAX((100-MAX([.AA$5]+10*MIN([.AA$4]-[.$F43];0);0))*INT(([.$J43]-MAX([.AA$4]-[.$F43];0))*[.$I43])/100;0);0)" office:value-type="float" office:value="5" calcext:value-type="float">
            <text:p>5</text:p>
          </table:table-cell>
          <table:table-cell table:formula="of:=ROUNDUP(MAX((100-MAX([.AB$5]+10*MIN([.AB$4]-[.$F43];0);0))*INT(([.$J43]-MAX([.AB$4]-[.$F43];0))*[.$I43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LOOKUP([.$B44];[$'EcCo ammo'.$A$2:$'EcCo ammo'.$A$33];[$'EcCo ammo'.F$2:$'EcCo ammo'.F$33])" office:value-type="float" office:value="0" calcext:value-type="float">
            <text:p>0</text:p>
          </table:table-cell>
          <table:table-cell table:formula="of:=LOOKUP([.$B44];[$'EcCo ammo'.$A$2:$'EcCo ammo'.$A$33];[$'EcCo ammo'.G$2:$'EcCo ammo'.G$33])" office:value-type="float" office:value="8" calcext:value-type="float">
            <text:p>8</text:p>
          </table:table-cell>
          <table:table-cell table:formula="of:=LOOKUP([.$B44];[$'EcCo ammo'.$A$2:$'EcCo ammo'.$A$33];[$'EcCo ammo'.H$2:$'EcCo ammo'.H$33])" office:value-type="float" office:value="1" calcext:value-type="float">
            <text:p>1</text:p>
          </table:table-cell>
          <table:table-cell table:formula="of:=LOOKUP([.$B44];[$'EcCo ammo'.$A$2:$'EcCo ammo'.$A$33];[$'EcCo ammo'.I$2:$'EcCo ammo'.I$33])" office:value-type="float" office:value="1" calcext:value-type="float">
            <text:p>1</text:p>
          </table:table-cell>
          <table:table-cell table:formula="of:=[.G44]/[.H44]" office:value-type="float" office:value="1" calcext:value-type="float">
            <text:p>1.00</text:p>
          </table:table-cell>
          <table:table-cell table:formula="of:=ROUND(AVERAGE([.C44];[.D44]))" office:value-type="float" office:value="29" calcext:value-type="float">
            <text:p>29</text:p>
          </table:table-cell>
          <table:table-cell/>
          <table:table-cell table:formula="of:=ROUNDUP(MAX((100-MAX([.L$5]+10*MIN([.L$4]-[.$F44];0);0))*INT(([.$J44]-MAX([.L$4]-[.$F44];0))*[.$I44])/100;0);0)" office:value-type="float" office:value="29" calcext:value-type="float">
            <text:p>29</text:p>
          </table:table-cell>
          <table:table-cell table:formula="of:=ROUNDUP(MAX((100-MAX([.M$5]+10*MIN([.M$4]-[.$F44];0);0))*INT(([.$J44]-MAX([.M$4]-[.$F44];0))*[.$I44])/100;0);0)" office:value-type="float" office:value="29" calcext:value-type="float">
            <text:p>29</text:p>
          </table:table-cell>
          <table:table-cell table:formula="of:=ROUNDUP(MAX((100-MAX([.N$5]+10*MIN([.N$4]-[.$F44];0);0))*INT(([.$J44]-MAX([.N$4]-[.$F44];0))*[.$I44])/100;0);0)" office:value-type="float" office:value="29" calcext:value-type="float">
            <text:p>29</text:p>
          </table:table-cell>
          <table:table-cell table:formula="of:=ROUNDUP(MAX((100-MAX([.O$5]+10*MIN([.O$4]-[.$F44];0);0))*INT(([.$J44]-MAX([.O$4]-[.$F44];0))*[.$I44])/100;0);0)" office:value-type="float" office:value="29" calcext:value-type="float">
            <text:p>29</text:p>
          </table:table-cell>
          <table:table-cell table:formula="of:=ROUNDUP(MAX((100-MAX([.P$5]+10*MIN([.P$4]-[.$F44];0);0))*INT(([.$J44]-MAX([.P$4]-[.$F44];0))*[.$I44])/100;0);0)" office:value-type="float" office:value="29" calcext:value-type="float">
            <text:p>29</text:p>
          </table:table-cell>
          <table:table-cell table:formula="of:=ROUNDUP(MAX((100-MAX([.Q$5]+10*MIN([.Q$4]-[.$F44];0);0))*INT(([.$J44]-MAX([.Q$4]-[.$F44];0))*[.$I44])/100;0);0)" office:value-type="float" office:value="29" calcext:value-type="float">
            <text:p>29</text:p>
          </table:table-cell>
          <table:table-cell table:formula="of:=ROUNDUP(MAX((100-MAX([.R$5]+10*MIN([.R$4]-[.$F44];0);0))*INT(([.$J44]-MAX([.R$4]-[.$F44];0))*[.$I44])/100;0);0)" office:value-type="float" office:value="29" calcext:value-type="float">
            <text:p>29</text:p>
          </table:table-cell>
          <table:table-cell table:formula="of:=ROUNDUP(MAX((100-MAX([.S$5]+10*MIN([.S$4]-[.$F44];0);0))*INT(([.$J44]-MAX([.S$4]-[.$F44];0))*[.$I44])/100;0);0)" office:value-type="float" office:value="29" calcext:value-type="float">
            <text:p>29</text:p>
          </table:table-cell>
          <table:table-cell table:formula="of:=ROUNDUP(MAX((100-MAX([.T$5]+10*MIN([.T$4]-[.$F44];0);0))*INT(([.$J44]-MAX([.T$4]-[.$F44];0))*[.$I44])/100;0);0)" office:value-type="float" office:value="29" calcext:value-type="float">
            <text:p>29</text:p>
          </table:table-cell>
          <table:table-cell table:formula="of:=ROUNDUP(MAX((100-MAX([.U$5]+10*MIN([.U$4]-[.$F44];0);0))*INT(([.$J44]-MAX([.U$4]-[.$F44];0))*[.$I44])/100;0);0)" office:value-type="float" office:value="24" calcext:value-type="float">
            <text:p>24</text:p>
          </table:table-cell>
          <table:table-cell table:formula="of:=ROUNDUP(MAX((100-MAX([.V$5]+10*MIN([.V$4]-[.$F44];0);0))*INT(([.$J44]-MAX([.V$4]-[.$F44];0))*[.$I44])/100;0);0)" office:value-type="float" office:value="22" calcext:value-type="float">
            <text:p>22</text:p>
          </table:table-cell>
          <table:table-cell table:formula="of:=ROUNDUP(MAX((100-MAX([.W$5]+10*MIN([.W$4]-[.$F44];0);0))*INT(([.$J44]-MAX([.W$4]-[.$F44];0))*[.$I44])/100;0);0)" office:value-type="float" office:value="16" calcext:value-type="float">
            <text:p>16</text:p>
          </table:table-cell>
          <table:table-cell table:formula="of:=ROUNDUP(MAX((100-MAX([.X$5]+10*MIN([.X$4]-[.$F44];0);0))*INT(([.$J44]-MAX([.X$4]-[.$F44];0))*[.$I44])/100;0);0)" office:value-type="float" office:value="14" calcext:value-type="float">
            <text:p>14</text:p>
          </table:table-cell>
          <table:table-cell table:formula="of:=ROUNDUP(MAX((100-MAX([.Y$5]+10*MIN([.Y$4]-[.$F44];0);0))*INT(([.$J44]-MAX([.Y$4]-[.$F44];0))*[.$I44])/100;0);0)" office:value-type="float" office:value="13" calcext:value-type="float">
            <text:p>13</text:p>
          </table:table-cell>
          <table:table-cell table:formula="of:=ROUNDUP(MAX((100-MAX([.Z$5]+10*MIN([.Z$4]-[.$F44];0);0))*INT(([.$J44]-MAX([.Z$4]-[.$F44];0))*[.$I44])/100;0);0)" office:value-type="float" office:value="9" calcext:value-type="float">
            <text:p>9</text:p>
          </table:table-cell>
          <table:table-cell table:formula="of:=ROUNDUP(MAX((100-MAX([.AA$5]+10*MIN([.AA$4]-[.$F44];0);0))*INT(([.$J44]-MAX([.AA$4]-[.$F44];0))*[.$I44])/100;0);0)" office:value-type="float" office:value="7" calcext:value-type="float">
            <text:p>7</text:p>
          </table:table-cell>
          <table:table-cell table:formula="of:=ROUNDUP(MAX((100-MAX([.AB$5]+10*MIN([.AB$4]-[.$F44];0);0))*INT(([.$J44]-MAX([.AB$4]-[.$F44];0))*[.$I44])/100;0)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LOOKUP([.$B45];[$'EcCo ammo'.$A$2:$'EcCo ammo'.$A$33];[$'EcCo ammo'.F$2:$'EcCo ammo'.F$33])" office:value-type="float" office:value="-20" calcext:value-type="float">
            <text:p>-20</text:p>
          </table:table-cell>
          <table:table-cell table:formula="of:=LOOKUP([.$B45];[$'EcCo ammo'.$A$2:$'EcCo ammo'.$A$33];[$'EcCo ammo'.G$2:$'EcCo ammo'.G$33])" office:value-type="float" office:value="2" calcext:value-type="float">
            <text:p>2</text:p>
          </table:table-cell>
          <table:table-cell table:formula="of:=LOOKUP([.$B45];[$'EcCo ammo'.$A$2:$'EcCo ammo'.$A$33];[$'EcCo ammo'.H$2:$'EcCo ammo'.H$33])" office:value-type="float" office:value="5" calcext:value-type="float">
            <text:p>5</text:p>
          </table:table-cell>
          <table:table-cell table:formula="of:=LOOKUP([.$B45];[$'EcCo ammo'.$A$2:$'EcCo ammo'.$A$33];[$'EcCo ammo'.I$2:$'EcCo ammo'.I$33])" office:value-type="float" office:value="4" calcext:value-type="float">
            <text:p>4</text:p>
          </table:table-cell>
          <table:table-cell table:formula="of:=[.G45]/[.H45]" office:value-type="float" office:value="1.25" calcext:value-type="float">
            <text:p>1.25</text:p>
          </table:table-cell>
          <table:table-cell table:formula="of:=ROUND(AVERAGE([.C45];[.D45]))" office:value-type="float" office:value="29" calcext:value-type="float">
            <text:p>29</text:p>
          </table:table-cell>
          <table:table-cell/>
          <table:table-cell table:formula="of:=ROUNDUP(MAX((100-MAX([.L$5]+10*MIN([.L$4]-[.$F45];0);0))*INT(([.$J45]-MAX([.L$4]-[.$F45];0))*[.$I45])/100;0);0)" office:value-type="float" office:value="36" calcext:value-type="float">
            <text:p>36</text:p>
          </table:table-cell>
          <table:table-cell table:formula="of:=ROUNDUP(MAX((100-MAX([.M$5]+10*MIN([.M$4]-[.$F45];0);0))*INT(([.$J45]-MAX([.M$4]-[.$F45];0))*[.$I45])/100;0);0)" office:value-type="float" office:value="36" calcext:value-type="float">
            <text:p>36</text:p>
          </table:table-cell>
          <table:table-cell table:formula="of:=ROUNDUP(MAX((100-MAX([.N$5]+10*MIN([.N$4]-[.$F45];0);0))*INT(([.$J45]-MAX([.N$4]-[.$F45];0))*[.$I45])/100;0);0)" office:value-type="float" office:value="36" calcext:value-type="float">
            <text:p>36</text:p>
          </table:table-cell>
          <table:table-cell table:formula="of:=ROUNDUP(MAX((100-MAX([.O$5]+10*MIN([.O$4]-[.$F45];0);0))*INT(([.$J45]-MAX([.O$4]-[.$F45];0))*[.$I45])/100;0);0)" office:value-type="float" office:value="27" calcext:value-type="float">
            <text:p>27</text:p>
          </table:table-cell>
          <table:table-cell table:formula="of:=ROUNDUP(MAX((100-MAX([.P$5]+10*MIN([.P$4]-[.$F45];0);0))*INT(([.$J45]-MAX([.P$4]-[.$F45];0))*[.$I45])/100;0);0)" office:value-type="float" office:value="26" calcext:value-type="float">
            <text:p>26</text:p>
          </table:table-cell>
          <table:table-cell table:formula="of:=ROUNDUP(MAX((100-MAX([.Q$5]+10*MIN([.Q$4]-[.$F45];0);0))*INT(([.$J45]-MAX([.Q$4]-[.$F45];0))*[.$I45])/100;0);0)" office:value-type="float" office:value="26" calcext:value-type="float">
            <text:p>26</text:p>
          </table:table-cell>
          <table:table-cell table:formula="of:=ROUNDUP(MAX((100-MAX([.R$5]+10*MIN([.R$4]-[.$F45];0);0))*INT(([.$J45]-MAX([.R$4]-[.$F45];0))*[.$I45])/100;0);0)" office:value-type="float" office:value="24" calcext:value-type="float">
            <text:p>24</text:p>
          </table:table-cell>
          <table:table-cell table:formula="of:=ROUNDUP(MAX((100-MAX([.S$5]+10*MIN([.S$4]-[.$F45];0);0))*INT(([.$J45]-MAX([.S$4]-[.$F45];0))*[.$I45])/100;0);0)" office:value-type="float" office:value="22" calcext:value-type="float">
            <text:p>22</text:p>
          </table:table-cell>
          <table:table-cell table:formula="of:=ROUNDUP(MAX((100-MAX([.T$5]+10*MIN([.T$4]-[.$F45];0);0))*INT(([.$J45]-MAX([.T$4]-[.$F45];0))*[.$I45])/100;0);0)" office:value-type="float" office:value="22" calcext:value-type="float">
            <text:p>22</text:p>
          </table:table-cell>
          <table:table-cell table:formula="of:=ROUNDUP(MAX((100-MAX([.U$5]+10*MIN([.U$4]-[.$F45];0);0))*INT(([.$J45]-MAX([.U$4]-[.$F45];0))*[.$I45])/100;0);0)" office:value-type="float" office:value="19" calcext:value-type="float">
            <text:p>19</text:p>
          </table:table-cell>
          <table:table-cell table:formula="of:=ROUNDUP(MAX((100-MAX([.V$5]+10*MIN([.V$4]-[.$F45];0);0))*INT(([.$J45]-MAX([.V$4]-[.$F45];0))*[.$I45])/100;0);0)" office:value-type="float" office:value="18" calcext:value-type="float">
            <text:p>18</text:p>
          </table:table-cell>
          <table:table-cell table:formula="of:=ROUNDUP(MAX((100-MAX([.W$5]+10*MIN([.W$4]-[.$F45];0);0))*INT(([.$J45]-MAX([.W$4]-[.$F45];0))*[.$I45])/100;0);0)" office:value-type="float" office:value="16" calcext:value-type="float">
            <text:p>16</text:p>
          </table:table-cell>
          <table:table-cell table:formula="of:=ROUNDUP(MAX((100-MAX([.X$5]+10*MIN([.X$4]-[.$F45];0);0))*INT(([.$J45]-MAX([.X$4]-[.$F45];0))*[.$I45])/100;0);0)" office:value-type="float" office:value="13" calcext:value-type="float">
            <text:p>13</text:p>
          </table:table-cell>
          <table:table-cell table:formula="of:=ROUNDUP(MAX((100-MAX([.Y$5]+10*MIN([.Y$4]-[.$F45];0);0))*INT(([.$J45]-MAX([.Y$4]-[.$F45];0))*[.$I45])/100;0);0)" office:value-type="float" office:value="12" calcext:value-type="float">
            <text:p>12</text:p>
          </table:table-cell>
          <table:table-cell table:formula="of:=ROUNDUP(MAX((100-MAX([.Z$5]+10*MIN([.Z$4]-[.$F45];0);0))*INT(([.$J45]-MAX([.Z$4]-[.$F45];0))*[.$I45])/100;0);0)" office:value-type="float" office:value="8" calcext:value-type="float">
            <text:p>8</text:p>
          </table:table-cell>
          <table:table-cell table:formula="of:=ROUNDUP(MAX((100-MAX([.AA$5]+10*MIN([.AA$4]-[.$F45];0);0))*INT(([.$J45]-MAX([.AA$4]-[.$F45];0))*[.$I45])/100;0);0)" office:value-type="float" office:value="7" calcext:value-type="float">
            <text:p>7</text:p>
          </table:table-cell>
          <table:table-cell table:formula="of:=ROUNDUP(MAX((100-MAX([.AB$5]+10*MIN([.AB$4]-[.$F45];0);0))*INT(([.$J45]-MAX([.AB$4]-[.$F45];0))*[.$I45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LOOKUP([.$B46];[$'EcCo ammo'.$A$2:$'EcCo ammo'.$A$33];[$'EcCo ammo'.F$2:$'EcCo ammo'.F$33])" office:value-type="float" office:value="-20" calcext:value-type="float">
            <text:p>-20</text:p>
          </table:table-cell>
          <table:table-cell table:formula="of:=LOOKUP([.$B46];[$'EcCo ammo'.$A$2:$'EcCo ammo'.$A$33];[$'EcCo ammo'.G$2:$'EcCo ammo'.G$33])" office:value-type="float" office:value="0" calcext:value-type="float">
            <text:p>0</text:p>
          </table:table-cell>
          <table:table-cell table:formula="of:=LOOKUP([.$B46];[$'EcCo ammo'.$A$2:$'EcCo ammo'.$A$33];[$'EcCo ammo'.H$2:$'EcCo ammo'.H$33])" office:value-type="float" office:value="1" calcext:value-type="float">
            <text:p>1</text:p>
          </table:table-cell>
          <table:table-cell table:formula="of:=LOOKUP([.$B46];[$'EcCo ammo'.$A$2:$'EcCo ammo'.$A$33];[$'EcCo ammo'.I$2:$'EcCo ammo'.I$33])" office:value-type="float" office:value="1" calcext:value-type="float">
            <text:p>1</text:p>
          </table:table-cell>
          <table:table-cell table:formula="of:=[.G46]/[.H46]" office:value-type="float" office:value="1" calcext:value-type="float">
            <text:p>1.00</text:p>
          </table:table-cell>
          <table:table-cell table:formula="of:=ROUND(AVERAGE([.C46];[.D46]))" office:value-type="float" office:value="31" calcext:value-type="float">
            <text:p>31</text:p>
          </table:table-cell>
          <table:table-cell/>
          <table:table-cell table:formula="of:=ROUNDUP(MAX((100-MAX([.L$5]+10*MIN([.L$4]-[.$F46];0);0))*INT(([.$J46]-MAX([.L$4]-[.$F46];0))*[.$I46])/100;0);0)" office:value-type="float" office:value="31" calcext:value-type="float">
            <text:p>31</text:p>
          </table:table-cell>
          <table:table-cell table:formula="of:=ROUNDUP(MAX((100-MAX([.M$5]+10*MIN([.M$4]-[.$F46];0);0))*INT(([.$J46]-MAX([.M$4]-[.$F46];0))*[.$I46])/100;0);0)" office:value-type="float" office:value="28" calcext:value-type="float">
            <text:p>28</text:p>
          </table:table-cell>
          <table:table-cell table:formula="of:=ROUNDUP(MAX((100-MAX([.N$5]+10*MIN([.N$4]-[.$F46];0);0))*INT(([.$J46]-MAX([.N$4]-[.$F46];0))*[.$I46])/100;0);0)" office:value-type="float" office:value="25" calcext:value-type="float">
            <text:p>25</text:p>
          </table:table-cell>
          <table:table-cell table:formula="of:=ROUNDUP(MAX((100-MAX([.O$5]+10*MIN([.O$4]-[.$F46];0);0))*INT(([.$J46]-MAX([.O$4]-[.$F46];0))*[.$I46])/100;0);0)" office:value-type="float" office:value="22" calcext:value-type="float">
            <text:p>22</text:p>
          </table:table-cell>
          <table:table-cell table:formula="of:=ROUNDUP(MAX((100-MAX([.P$5]+10*MIN([.P$4]-[.$F46];0);0))*INT(([.$J46]-MAX([.P$4]-[.$F46];0))*[.$I46])/100;0);0)" office:value-type="float" office:value="21" calcext:value-type="float">
            <text:p>21</text:p>
          </table:table-cell>
          <table:table-cell table:formula="of:=ROUNDUP(MAX((100-MAX([.Q$5]+10*MIN([.Q$4]-[.$F46];0);0))*INT(([.$J46]-MAX([.Q$4]-[.$F46];0))*[.$I46])/100;0);0)" office:value-type="float" office:value="21" calcext:value-type="float">
            <text:p>21</text:p>
          </table:table-cell>
          <table:table-cell table:formula="of:=ROUNDUP(MAX((100-MAX([.R$5]+10*MIN([.R$4]-[.$F46];0);0))*INT(([.$J46]-MAX([.R$4]-[.$F46];0))*[.$I46])/100;0);0)" office:value-type="float" office:value="19" calcext:value-type="float">
            <text:p>19</text:p>
          </table:table-cell>
          <table:table-cell table:formula="of:=ROUNDUP(MAX((100-MAX([.S$5]+10*MIN([.S$4]-[.$F46];0);0))*INT(([.$J46]-MAX([.S$4]-[.$F46];0))*[.$I46])/100;0);0)" office:value-type="float" office:value="18" calcext:value-type="float">
            <text:p>18</text:p>
          </table:table-cell>
          <table:table-cell table:formula="of:=ROUNDUP(MAX((100-MAX([.T$5]+10*MIN([.T$4]-[.$F46];0);0))*INT(([.$J46]-MAX([.T$4]-[.$F46];0))*[.$I46])/100;0);0)" office:value-type="float" office:value="18" calcext:value-type="float">
            <text:p>18</text:p>
          </table:table-cell>
          <table:table-cell table:formula="of:=ROUNDUP(MAX((100-MAX([.U$5]+10*MIN([.U$4]-[.$F46];0);0))*INT(([.$J46]-MAX([.U$4]-[.$F46];0))*[.$I46])/100;0);0)" office:value-type="float" office:value="15" calcext:value-type="float">
            <text:p>15</text:p>
          </table:table-cell>
          <table:table-cell table:formula="of:=ROUNDUP(MAX((100-MAX([.V$5]+10*MIN([.V$4]-[.$F46];0);0))*INT(([.$J46]-MAX([.V$4]-[.$F46];0))*[.$I46])/100;0);0)" office:value-type="float" office:value="14" calcext:value-type="float">
            <text:p>14</text:p>
          </table:table-cell>
          <table:table-cell table:formula="of:=ROUNDUP(MAX((100-MAX([.W$5]+10*MIN([.W$4]-[.$F46];0);0))*INT(([.$J46]-MAX([.W$4]-[.$F46];0))*[.$I46])/100;0);0)" office:value-type="float" office:value="13" calcext:value-type="float">
            <text:p>13</text:p>
          </table:table-cell>
          <table:table-cell table:formula="of:=ROUNDUP(MAX((100-MAX([.X$5]+10*MIN([.X$4]-[.$F46];0);0))*INT(([.$J46]-MAX([.X$4]-[.$F46];0))*[.$I46])/100;0);0)" office:value-type="float" office:value="11" calcext:value-type="float">
            <text:p>11</text:p>
          </table:table-cell>
          <table:table-cell table:formula="of:=ROUNDUP(MAX((100-MAX([.Y$5]+10*MIN([.Y$4]-[.$F46];0);0))*INT(([.$J46]-MAX([.Y$4]-[.$F46];0))*[.$I46])/100;0);0)" office:value-type="float" office:value="10" calcext:value-type="float">
            <text:p>10</text:p>
          </table:table-cell>
          <table:table-cell table:formula="of:=ROUNDUP(MAX((100-MAX([.Z$5]+10*MIN([.Z$4]-[.$F46];0);0))*INT(([.$J46]-MAX([.Z$4]-[.$F46];0))*[.$I46])/100;0);0)" office:value-type="float" office:value="6" calcext:value-type="float">
            <text:p>6</text:p>
          </table:table-cell>
          <table:table-cell table:formula="of:=ROUNDUP(MAX((100-MAX([.AA$5]+10*MIN([.AA$4]-[.$F46];0);0))*INT(([.$J46]-MAX([.AA$4]-[.$F46];0))*[.$I46])/100;0);0)" office:value-type="float" office:value="6" calcext:value-type="float">
            <text:p>6</text:p>
          </table:table-cell>
          <table:table-cell table:formula="of:=ROUNDUP(MAX((100-MAX([.AB$5]+10*MIN([.AB$4]-[.$F46];0);0))*INT(([.$J46]-MAX([.AB$4]-[.$F46];0))*[.$I46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LOOKUP([.$B47];[$'EcCo ammo'.$A$2:$'EcCo ammo'.$A$33];[$'EcCo ammo'.F$2:$'EcCo ammo'.F$33])" office:value-type="float" office:value="0" calcext:value-type="float">
            <text:p>0</text:p>
          </table:table-cell>
          <table:table-cell table:formula="of:=LOOKUP([.$B47];[$'EcCo ammo'.$A$2:$'EcCo ammo'.$A$33];[$'EcCo ammo'.G$2:$'EcCo ammo'.G$33])" office:value-type="float" office:value="8" calcext:value-type="float">
            <text:p>8</text:p>
          </table:table-cell>
          <table:table-cell table:formula="of:=LOOKUP([.$B47];[$'EcCo ammo'.$A$2:$'EcCo ammo'.$A$33];[$'EcCo ammo'.H$2:$'EcCo ammo'.H$33])" office:value-type="float" office:value="1" calcext:value-type="float">
            <text:p>1</text:p>
          </table:table-cell>
          <table:table-cell table:formula="of:=LOOKUP([.$B47];[$'EcCo ammo'.$A$2:$'EcCo ammo'.$A$33];[$'EcCo ammo'.I$2:$'EcCo ammo'.I$33])" office:value-type="float" office:value="1" calcext:value-type="float">
            <text:p>1</text:p>
          </table:table-cell>
          <table:table-cell table:formula="of:=[.G47]/[.H47]" office:value-type="float" office:value="1" calcext:value-type="float">
            <text:p>1.00</text:p>
          </table:table-cell>
          <table:table-cell table:formula="of:=ROUND(AVERAGE([.C47];[.D47]))" office:value-type="float" office:value="31" calcext:value-type="float">
            <text:p>31</text:p>
          </table:table-cell>
          <table:table-cell/>
          <table:table-cell table:formula="of:=ROUNDUP(MAX((100-MAX([.L$5]+10*MIN([.L$4]-[.$F47];0);0))*INT(([.$J47]-MAX([.L$4]-[.$F47];0))*[.$I47])/100;0);0)" office:value-type="float" office:value="31" calcext:value-type="float">
            <text:p>31</text:p>
          </table:table-cell>
          <table:table-cell table:formula="of:=ROUNDUP(MAX((100-MAX([.M$5]+10*MIN([.M$4]-[.$F47];0);0))*INT(([.$J47]-MAX([.M$4]-[.$F47];0))*[.$I47])/100;0);0)" office:value-type="float" office:value="31" calcext:value-type="float">
            <text:p>31</text:p>
          </table:table-cell>
          <table:table-cell table:formula="of:=ROUNDUP(MAX((100-MAX([.N$5]+10*MIN([.N$4]-[.$F47];0);0))*INT(([.$J47]-MAX([.N$4]-[.$F47];0))*[.$I47])/100;0);0)" office:value-type="float" office:value="31" calcext:value-type="float">
            <text:p>31</text:p>
          </table:table-cell>
          <table:table-cell table:formula="of:=ROUNDUP(MAX((100-MAX([.O$5]+10*MIN([.O$4]-[.$F47];0);0))*INT(([.$J47]-MAX([.O$4]-[.$F47];0))*[.$I47])/100;0);0)" office:value-type="float" office:value="31" calcext:value-type="float">
            <text:p>31</text:p>
          </table:table-cell>
          <table:table-cell table:formula="of:=ROUNDUP(MAX((100-MAX([.P$5]+10*MIN([.P$4]-[.$F47];0);0))*INT(([.$J47]-MAX([.P$4]-[.$F47];0))*[.$I47])/100;0);0)" office:value-type="float" office:value="31" calcext:value-type="float">
            <text:p>31</text:p>
          </table:table-cell>
          <table:table-cell table:formula="of:=ROUNDUP(MAX((100-MAX([.Q$5]+10*MIN([.Q$4]-[.$F47];0);0))*INT(([.$J47]-MAX([.Q$4]-[.$F47];0))*[.$I47])/100;0);0)" office:value-type="float" office:value="31" calcext:value-type="float">
            <text:p>31</text:p>
          </table:table-cell>
          <table:table-cell table:formula="of:=ROUNDUP(MAX((100-MAX([.R$5]+10*MIN([.R$4]-[.$F47];0);0))*INT(([.$J47]-MAX([.R$4]-[.$F47];0))*[.$I47])/100;0);0)" office:value-type="float" office:value="31" calcext:value-type="float">
            <text:p>31</text:p>
          </table:table-cell>
          <table:table-cell table:formula="of:=ROUNDUP(MAX((100-MAX([.S$5]+10*MIN([.S$4]-[.$F47];0);0))*INT(([.$J47]-MAX([.S$4]-[.$F47];0))*[.$I47])/100;0);0)" office:value-type="float" office:value="31" calcext:value-type="float">
            <text:p>31</text:p>
          </table:table-cell>
          <table:table-cell table:formula="of:=ROUNDUP(MAX((100-MAX([.T$5]+10*MIN([.T$4]-[.$F47];0);0))*INT(([.$J47]-MAX([.T$4]-[.$F47];0))*[.$I47])/100;0);0)" office:value-type="float" office:value="31" calcext:value-type="float">
            <text:p>31</text:p>
          </table:table-cell>
          <table:table-cell table:formula="of:=ROUNDUP(MAX((100-MAX([.U$5]+10*MIN([.U$4]-[.$F47];0);0))*INT(([.$J47]-MAX([.U$4]-[.$F47];0))*[.$I47])/100;0);0)" office:value-type="float" office:value="25" calcext:value-type="float">
            <text:p>25</text:p>
          </table:table-cell>
          <table:table-cell table:formula="of:=ROUNDUP(MAX((100-MAX([.V$5]+10*MIN([.V$4]-[.$F47];0);0))*INT(([.$J47]-MAX([.V$4]-[.$F47];0))*[.$I47])/100;0);0)" office:value-type="float" office:value="24" calcext:value-type="float">
            <text:p>24</text:p>
          </table:table-cell>
          <table:table-cell table:formula="of:=ROUNDUP(MAX((100-MAX([.W$5]+10*MIN([.W$4]-[.$F47];0);0))*INT(([.$J47]-MAX([.W$4]-[.$F47];0))*[.$I47])/100;0);0)" office:value-type="float" office:value="18" calcext:value-type="float">
            <text:p>18</text:p>
          </table:table-cell>
          <table:table-cell table:formula="of:=ROUNDUP(MAX((100-MAX([.X$5]+10*MIN([.X$4]-[.$F47];0);0))*INT(([.$J47]-MAX([.X$4]-[.$F47];0))*[.$I47])/100;0);0)" office:value-type="float" office:value="15" calcext:value-type="float">
            <text:p>15</text:p>
          </table:table-cell>
          <table:table-cell table:formula="of:=ROUNDUP(MAX((100-MAX([.Y$5]+10*MIN([.Y$4]-[.$F47];0);0))*INT(([.$J47]-MAX([.Y$4]-[.$F47];0))*[.$I47])/100;0);0)" office:value-type="float" office:value="14" calcext:value-type="float">
            <text:p>14</text:p>
          </table:table-cell>
          <table:table-cell table:formula="of:=ROUNDUP(MAX((100-MAX([.Z$5]+10*MIN([.Z$4]-[.$F47];0);0))*INT(([.$J47]-MAX([.Z$4]-[.$F47];0))*[.$I47])/100;0);0)" office:value-type="float" office:value="9" calcext:value-type="float">
            <text:p>9</text:p>
          </table:table-cell>
          <table:table-cell table:formula="of:=ROUNDUP(MAX((100-MAX([.AA$5]+10*MIN([.AA$4]-[.$F47];0);0))*INT(([.$J47]-MAX([.AA$4]-[.$F47];0))*[.$I47])/100;0);0)" office:value-type="float" office:value="8" calcext:value-type="float">
            <text:p>8</text:p>
          </table:table-cell>
          <table:table-cell table:formula="of:=ROUNDUP(MAX((100-MAX([.AB$5]+10*MIN([.AB$4]-[.$F47];0);0))*INT(([.$J47]-MAX([.AB$4]-[.$F47];0))*[.$I47])/100;0)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LOOKUP([.$B48];[$'EcCo ammo'.$A$2:$'EcCo ammo'.$A$33];[$'EcCo ammo'.F$2:$'EcCo ammo'.F$33])" office:value-type="float" office:value="-20" calcext:value-type="float">
            <text:p>-20</text:p>
          </table:table-cell>
          <table:table-cell table:formula="of:=LOOKUP([.$B48];[$'EcCo ammo'.$A$2:$'EcCo ammo'.$A$33];[$'EcCo ammo'.G$2:$'EcCo ammo'.G$33])" office:value-type="float" office:value="2" calcext:value-type="float">
            <text:p>2</text:p>
          </table:table-cell>
          <table:table-cell table:formula="of:=LOOKUP([.$B48];[$'EcCo ammo'.$A$2:$'EcCo ammo'.$A$33];[$'EcCo ammo'.H$2:$'EcCo ammo'.H$33])" office:value-type="float" office:value="5" calcext:value-type="float">
            <text:p>5</text:p>
          </table:table-cell>
          <table:table-cell table:formula="of:=LOOKUP([.$B48];[$'EcCo ammo'.$A$2:$'EcCo ammo'.$A$33];[$'EcCo ammo'.I$2:$'EcCo ammo'.I$33])" office:value-type="float" office:value="4" calcext:value-type="float">
            <text:p>4</text:p>
          </table:table-cell>
          <table:table-cell table:formula="of:=[.G48]/[.H48]" office:value-type="float" office:value="1.25" calcext:value-type="float">
            <text:p>1.25</text:p>
          </table:table-cell>
          <table:table-cell table:formula="of:=ROUND(AVERAGE([.C48];[.D48]))" office:value-type="float" office:value="31" calcext:value-type="float">
            <text:p>31</text:p>
          </table:table-cell>
          <table:table-cell/>
          <table:table-cell table:formula="of:=ROUNDUP(MAX((100-MAX([.L$5]+10*MIN([.L$4]-[.$F48];0);0))*INT(([.$J48]-MAX([.L$4]-[.$F48];0))*[.$I48])/100;0);0)" office:value-type="float" office:value="38" calcext:value-type="float">
            <text:p>38</text:p>
          </table:table-cell>
          <table:table-cell table:formula="of:=ROUNDUP(MAX((100-MAX([.M$5]+10*MIN([.M$4]-[.$F48];0);0))*INT(([.$J48]-MAX([.M$4]-[.$F48];0))*[.$I48])/100;0);0)" office:value-type="float" office:value="38" calcext:value-type="float">
            <text:p>38</text:p>
          </table:table-cell>
          <table:table-cell table:formula="of:=ROUNDUP(MAX((100-MAX([.N$5]+10*MIN([.N$4]-[.$F48];0);0))*INT(([.$J48]-MAX([.N$4]-[.$F48];0))*[.$I48])/100;0);0)" office:value-type="float" office:value="38" calcext:value-type="float">
            <text:p>38</text:p>
          </table:table-cell>
          <table:table-cell table:formula="of:=ROUNDUP(MAX((100-MAX([.O$5]+10*MIN([.O$4]-[.$F48];0);0))*INT(([.$J48]-MAX([.O$4]-[.$F48];0))*[.$I48])/100;0);0)" office:value-type="float" office:value="29" calcext:value-type="float">
            <text:p>29</text:p>
          </table:table-cell>
          <table:table-cell table:formula="of:=ROUNDUP(MAX((100-MAX([.P$5]+10*MIN([.P$4]-[.$F48];0);0))*INT(([.$J48]-MAX([.P$4]-[.$F48];0))*[.$I48])/100;0);0)" office:value-type="float" office:value="27" calcext:value-type="float">
            <text:p>27</text:p>
          </table:table-cell>
          <table:table-cell table:formula="of:=ROUNDUP(MAX((100-MAX([.Q$5]+10*MIN([.Q$4]-[.$F48];0);0))*INT(([.$J48]-MAX([.Q$4]-[.$F48];0))*[.$I48])/100;0);0)" office:value-type="float" office:value="27" calcext:value-type="float">
            <text:p>27</text:p>
          </table:table-cell>
          <table:table-cell table:formula="of:=ROUNDUP(MAX((100-MAX([.R$5]+10*MIN([.R$4]-[.$F48];0);0))*INT(([.$J48]-MAX([.R$4]-[.$F48];0))*[.$I48])/100;0);0)" office:value-type="float" office:value="26" calcext:value-type="float">
            <text:p>26</text:p>
          </table:table-cell>
          <table:table-cell table:formula="of:=ROUNDUP(MAX((100-MAX([.S$5]+10*MIN([.S$4]-[.$F48];0);0))*INT(([.$J48]-MAX([.S$4]-[.$F48];0))*[.$I48])/100;0);0)" office:value-type="float" office:value="24" calcext:value-type="float">
            <text:p>24</text:p>
          </table:table-cell>
          <table:table-cell table:formula="of:=ROUNDUP(MAX((100-MAX([.T$5]+10*MIN([.T$4]-[.$F48];0);0))*INT(([.$J48]-MAX([.T$4]-[.$F48];0))*[.$I48])/100;0);0)" office:value-type="float" office:value="24" calcext:value-type="float">
            <text:p>24</text:p>
          </table:table-cell>
          <table:table-cell table:formula="of:=ROUNDUP(MAX((100-MAX([.U$5]+10*MIN([.U$4]-[.$F48];0);0))*INT(([.$J48]-MAX([.U$4]-[.$F48];0))*[.$I48])/100;0);0)" office:value-type="float" office:value="20" calcext:value-type="float">
            <text:p>20</text:p>
          </table:table-cell>
          <table:table-cell table:formula="of:=ROUNDUP(MAX((100-MAX([.V$5]+10*MIN([.V$4]-[.$F48];0);0))*INT(([.$J48]-MAX([.V$4]-[.$F48];0))*[.$I48])/100;0);0)" office:value-type="float" office:value="19" calcext:value-type="float">
            <text:p>19</text:p>
          </table:table-cell>
          <table:table-cell table:formula="of:=ROUNDUP(MAX((100-MAX([.W$5]+10*MIN([.W$4]-[.$F48];0);0))*INT(([.$J48]-MAX([.W$4]-[.$F48];0))*[.$I48])/100;0);0)" office:value-type="float" office:value="18" calcext:value-type="float">
            <text:p>18</text:p>
          </table:table-cell>
          <table:table-cell table:formula="of:=ROUNDUP(MAX((100-MAX([.X$5]+10*MIN([.X$4]-[.$F48];0);0))*INT(([.$J48]-MAX([.X$4]-[.$F48];0))*[.$I48])/100;0);0)" office:value-type="float" office:value="14" calcext:value-type="float">
            <text:p>14</text:p>
          </table:table-cell>
          <table:table-cell table:formula="of:=ROUNDUP(MAX((100-MAX([.Y$5]+10*MIN([.Y$4]-[.$F48];0);0))*INT(([.$J48]-MAX([.Y$4]-[.$F48];0))*[.$I48])/100;0);0)" office:value-type="float" office:value="13" calcext:value-type="float">
            <text:p>13</text:p>
          </table:table-cell>
          <table:table-cell table:formula="of:=ROUNDUP(MAX((100-MAX([.Z$5]+10*MIN([.Z$4]-[.$F48];0);0))*INT(([.$J48]-MAX([.Z$4]-[.$F48];0))*[.$I48])/100;0);0)" office:value-type="float" office:value="9" calcext:value-type="float">
            <text:p>9</text:p>
          </table:table-cell>
          <table:table-cell table:formula="of:=ROUNDUP(MAX((100-MAX([.AA$5]+10*MIN([.AA$4]-[.$F48];0);0))*INT(([.$J48]-MAX([.AA$4]-[.$F48];0))*[.$I48])/100;0);0)" office:value-type="float" office:value="7" calcext:value-type="float">
            <text:p>7</text:p>
          </table:table-cell>
          <table:table-cell table:formula="of:=ROUNDUP(MAX((100-MAX([.AB$5]+10*MIN([.AB$4]-[.$F48];0);0))*INT(([.$J48]-MAX([.AB$4]-[.$F48];0))*[.$I48])/100;0)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LOOKUP([.$B49];[$'EcCo ammo'.$A$2:$'EcCo ammo'.$A$33];[$'EcCo ammo'.F$2:$'EcCo ammo'.F$33])" office:value-type="float" office:value="-20" calcext:value-type="float">
            <text:p>-20</text:p>
          </table:table-cell>
          <table:table-cell table:formula="of:=LOOKUP([.$B49];[$'EcCo ammo'.$A$2:$'EcCo ammo'.$A$33];[$'EcCo ammo'.G$2:$'EcCo ammo'.G$33])" office:value-type="float" office:value="0" calcext:value-type="float">
            <text:p>0</text:p>
          </table:table-cell>
          <table:table-cell table:formula="of:=LOOKUP([.$B49];[$'EcCo ammo'.$A$2:$'EcCo ammo'.$A$33];[$'EcCo ammo'.H$2:$'EcCo ammo'.H$33])" office:value-type="float" office:value="1" calcext:value-type="float">
            <text:p>1</text:p>
          </table:table-cell>
          <table:table-cell table:formula="of:=LOOKUP([.$B49];[$'EcCo ammo'.$A$2:$'EcCo ammo'.$A$33];[$'EcCo ammo'.I$2:$'EcCo ammo'.I$33])" office:value-type="float" office:value="1" calcext:value-type="float">
            <text:p>1</text:p>
          </table:table-cell>
          <table:table-cell table:formula="of:=[.G49]/[.H49]" office:value-type="float" office:value="1" calcext:value-type="float">
            <text:p>1.00</text:p>
          </table:table-cell>
          <table:table-cell table:formula="of:=ROUND(AVERAGE([.C49];[.D49]))" office:value-type="float" office:value="20" calcext:value-type="float">
            <text:p>20</text:p>
          </table:table-cell>
          <table:table-cell/>
          <table:table-cell table:formula="of:=ROUNDUP(MAX((100-MAX([.L$5]+10*MIN([.L$4]-[.$F49];0);0))*INT(([.$J49]-MAX([.L$4]-[.$F49];0))*[.$I49])/100;0);0)" office:value-type="float" office:value="20" calcext:value-type="float">
            <text:p>20</text:p>
          </table:table-cell>
          <table:table-cell table:formula="of:=ROUNDUP(MAX((100-MAX([.M$5]+10*MIN([.M$4]-[.$F49];0);0))*INT(([.$J49]-MAX([.M$4]-[.$F49];0))*[.$I49])/100;0);0)" office:value-type="float" office:value="18" calcext:value-type="float">
            <text:p>18</text:p>
          </table:table-cell>
          <table:table-cell table:formula="of:=ROUNDUP(MAX((100-MAX([.N$5]+10*MIN([.N$4]-[.$F49];0);0))*INT(([.$J49]-MAX([.N$4]-[.$F49];0))*[.$I49])/100;0);0)" office:value-type="float" office:value="16" calcext:value-type="float">
            <text:p>16</text:p>
          </table:table-cell>
          <table:table-cell table:formula="of:=ROUNDUP(MAX((100-MAX([.O$5]+10*MIN([.O$4]-[.$F49];0);0))*INT(([.$J49]-MAX([.O$4]-[.$F49];0))*[.$I49])/100;0);0)" office:value-type="float" office:value="14" calcext:value-type="float">
            <text:p>14</text:p>
          </table:table-cell>
          <table:table-cell table:formula="of:=ROUNDUP(MAX((100-MAX([.P$5]+10*MIN([.P$4]-[.$F49];0);0))*INT(([.$J49]-MAX([.P$4]-[.$F49];0))*[.$I49])/100;0);0)" office:value-type="float" office:value="13" calcext:value-type="float">
            <text:p>13</text:p>
          </table:table-cell>
          <table:table-cell table:formula="of:=ROUNDUP(MAX((100-MAX([.Q$5]+10*MIN([.Q$4]-[.$F49];0);0))*INT(([.$J49]-MAX([.Q$4]-[.$F49];0))*[.$I49])/100;0);0)" office:value-type="float" office:value="13" calcext:value-type="float">
            <text:p>13</text:p>
          </table:table-cell>
          <table:table-cell table:formula="of:=ROUNDUP(MAX((100-MAX([.R$5]+10*MIN([.R$4]-[.$F49];0);0))*INT(([.$J49]-MAX([.R$4]-[.$F49];0))*[.$I49])/100;0);0)" office:value-type="float" office:value="12" calcext:value-type="float">
            <text:p>12</text:p>
          </table:table-cell>
          <table:table-cell table:formula="of:=ROUNDUP(MAX((100-MAX([.S$5]+10*MIN([.S$4]-[.$F49];0);0))*INT(([.$J49]-MAX([.S$4]-[.$F49];0))*[.$I49])/100;0);0)" office:value-type="float" office:value="11" calcext:value-type="float">
            <text:p>11</text:p>
          </table:table-cell>
          <table:table-cell table:formula="of:=ROUNDUP(MAX((100-MAX([.T$5]+10*MIN([.T$4]-[.$F49];0);0))*INT(([.$J49]-MAX([.T$4]-[.$F49];0))*[.$I49])/100;0);0)" office:value-type="float" office:value="11" calcext:value-type="float">
            <text:p>11</text:p>
          </table:table-cell>
          <table:table-cell table:formula="of:=ROUNDUP(MAX((100-MAX([.U$5]+10*MIN([.U$4]-[.$F49];0);0))*INT(([.$J49]-MAX([.U$4]-[.$F49];0))*[.$I49])/100;0);0)" office:value-type="float" office:value="9" calcext:value-type="float">
            <text:p>9</text:p>
          </table:table-cell>
          <table:table-cell table:formula="of:=ROUNDUP(MAX((100-MAX([.V$5]+10*MIN([.V$4]-[.$F49];0);0))*INT(([.$J49]-MAX([.V$4]-[.$F49];0))*[.$I49])/100;0);0)" office:value-type="float" office:value="8" calcext:value-type="float">
            <text:p>8</text:p>
          </table:table-cell>
          <table:table-cell table:formula="of:=ROUNDUP(MAX((100-MAX([.W$5]+10*MIN([.W$4]-[.$F49];0);0))*INT(([.$J49]-MAX([.W$4]-[.$F49];0))*[.$I49])/100;0);0)" office:value-type="float" office:value="7" calcext:value-type="float">
            <text:p>7</text:p>
          </table:table-cell>
          <table:table-cell table:formula="of:=ROUNDUP(MAX((100-MAX([.X$5]+10*MIN([.X$4]-[.$F49];0);0))*INT(([.$J49]-MAX([.X$4]-[.$F49];0))*[.$I49])/100;0);0)" office:value-type="float" office:value="5" calcext:value-type="float">
            <text:p>5</text:p>
          </table:table-cell>
          <table:table-cell table:formula="of:=ROUNDUP(MAX((100-MAX([.Y$5]+10*MIN([.Y$4]-[.$F49];0);0))*INT(([.$J49]-MAX([.Y$4]-[.$F49];0))*[.$I49])/100;0);0)" office:value-type="float" office:value="4" calcext:value-type="float">
            <text:p>4</text:p>
          </table:table-cell>
          <table:table-cell table:formula="of:=ROUNDUP(MAX((100-MAX([.Z$5]+10*MIN([.Z$4]-[.$F49];0);0))*INT(([.$J49]-MAX([.Z$4]-[.$F49];0))*[.$I49])/100;0);0)" office:value-type="float" office:value="3" calcext:value-type="float">
            <text:p>3</text:p>
          </table:table-cell>
          <table:table-cell table:formula="of:=ROUNDUP(MAX((100-MAX([.AA$5]+10*MIN([.AA$4]-[.$F49];0);0))*INT(([.$J49]-MAX([.AA$4]-[.$F49];0))*[.$I49])/100;0);0)" office:value-type="float" office:value="2" calcext:value-type="float">
            <text:p>2</text:p>
          </table:table-cell>
          <table:table-cell table:formula="of:=ROUNDUP(MAX((100-MAX([.AB$5]+10*MIN([.AB$4]-[.$F49];0);0))*INT(([.$J49]-MAX([.AB$4]-[.$F49];0))*[.$I49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LOOKUP([.$B50];[$'EcCo ammo'.$A$2:$'EcCo ammo'.$A$33];[$'EcCo ammo'.F$2:$'EcCo ammo'.F$33])" office:value-type="float" office:value="0" calcext:value-type="float">
            <text:p>0</text:p>
          </table:table-cell>
          <table:table-cell table:formula="of:=LOOKUP([.$B50];[$'EcCo ammo'.$A$2:$'EcCo ammo'.$A$33];[$'EcCo ammo'.G$2:$'EcCo ammo'.G$33])" office:value-type="float" office:value="8" calcext:value-type="float">
            <text:p>8</text:p>
          </table:table-cell>
          <table:table-cell table:formula="of:=LOOKUP([.$B50];[$'EcCo ammo'.$A$2:$'EcCo ammo'.$A$33];[$'EcCo ammo'.H$2:$'EcCo ammo'.H$33])" office:value-type="float" office:value="1" calcext:value-type="float">
            <text:p>1</text:p>
          </table:table-cell>
          <table:table-cell table:formula="of:=LOOKUP([.$B50];[$'EcCo ammo'.$A$2:$'EcCo ammo'.$A$33];[$'EcCo ammo'.I$2:$'EcCo ammo'.I$33])" office:value-type="float" office:value="1" calcext:value-type="float">
            <text:p>1</text:p>
          </table:table-cell>
          <table:table-cell table:formula="of:=[.G50]/[.H50]" office:value-type="float" office:value="1" calcext:value-type="float">
            <text:p>1.00</text:p>
          </table:table-cell>
          <table:table-cell table:formula="of:=ROUND(AVERAGE([.C50];[.D50]))" office:value-type="float" office:value="20" calcext:value-type="float">
            <text:p>20</text:p>
          </table:table-cell>
          <table:table-cell/>
          <table:table-cell table:formula="of:=ROUNDUP(MAX((100-MAX([.L$5]+10*MIN([.L$4]-[.$F50];0);0))*INT(([.$J50]-MAX([.L$4]-[.$F50];0))*[.$I50])/100;0);0)" office:value-type="float" office:value="20" calcext:value-type="float">
            <text:p>20</text:p>
          </table:table-cell>
          <table:table-cell table:formula="of:=ROUNDUP(MAX((100-MAX([.M$5]+10*MIN([.M$4]-[.$F50];0);0))*INT(([.$J50]-MAX([.M$4]-[.$F50];0))*[.$I50])/100;0);0)" office:value-type="float" office:value="20" calcext:value-type="float">
            <text:p>20</text:p>
          </table:table-cell>
          <table:table-cell table:formula="of:=ROUNDUP(MAX((100-MAX([.N$5]+10*MIN([.N$4]-[.$F50];0);0))*INT(([.$J50]-MAX([.N$4]-[.$F50];0))*[.$I50])/100;0);0)" office:value-type="float" office:value="20" calcext:value-type="float">
            <text:p>20</text:p>
          </table:table-cell>
          <table:table-cell table:formula="of:=ROUNDUP(MAX((100-MAX([.O$5]+10*MIN([.O$4]-[.$F50];0);0))*INT(([.$J50]-MAX([.O$4]-[.$F50];0))*[.$I50])/100;0);0)" office:value-type="float" office:value="20" calcext:value-type="float">
            <text:p>20</text:p>
          </table:table-cell>
          <table:table-cell table:formula="of:=ROUNDUP(MAX((100-MAX([.P$5]+10*MIN([.P$4]-[.$F50];0);0))*INT(([.$J50]-MAX([.P$4]-[.$F50];0))*[.$I50])/100;0);0)" office:value-type="float" office:value="20" calcext:value-type="float">
            <text:p>20</text:p>
          </table:table-cell>
          <table:table-cell table:formula="of:=ROUNDUP(MAX((100-MAX([.Q$5]+10*MIN([.Q$4]-[.$F50];0);0))*INT(([.$J50]-MAX([.Q$4]-[.$F50];0))*[.$I50])/100;0);0)" office:value-type="float" office:value="20" calcext:value-type="float">
            <text:p>20</text:p>
          </table:table-cell>
          <table:table-cell table:formula="of:=ROUNDUP(MAX((100-MAX([.R$5]+10*MIN([.R$4]-[.$F50];0);0))*INT(([.$J50]-MAX([.R$4]-[.$F50];0))*[.$I50])/100;0);0)" office:value-type="float" office:value="20" calcext:value-type="float">
            <text:p>20</text:p>
          </table:table-cell>
          <table:table-cell table:formula="of:=ROUNDUP(MAX((100-MAX([.S$5]+10*MIN([.S$4]-[.$F50];0);0))*INT(([.$J50]-MAX([.S$4]-[.$F50];0))*[.$I50])/100;0);0)" office:value-type="float" office:value="20" calcext:value-type="float">
            <text:p>20</text:p>
          </table:table-cell>
          <table:table-cell table:formula="of:=ROUNDUP(MAX((100-MAX([.T$5]+10*MIN([.T$4]-[.$F50];0);0))*INT(([.$J50]-MAX([.T$4]-[.$F50];0))*[.$I50])/100;0);0)" office:value-type="float" office:value="20" calcext:value-type="float">
            <text:p>20</text:p>
          </table:table-cell>
          <table:table-cell table:formula="of:=ROUNDUP(MAX((100-MAX([.U$5]+10*MIN([.U$4]-[.$F50];0);0))*INT(([.$J50]-MAX([.U$4]-[.$F50];0))*[.$I50])/100;0);0)" office:value-type="float" office:value="16" calcext:value-type="float">
            <text:p>16</text:p>
          </table:table-cell>
          <table:table-cell table:formula="of:=ROUNDUP(MAX((100-MAX([.V$5]+10*MIN([.V$4]-[.$F50];0);0))*INT(([.$J50]-MAX([.V$4]-[.$F50];0))*[.$I50])/100;0);0)" office:value-type="float" office:value="15" calcext:value-type="float">
            <text:p>15</text:p>
          </table:table-cell>
          <table:table-cell table:formula="of:=ROUNDUP(MAX((100-MAX([.W$5]+10*MIN([.W$4]-[.$F50];0);0))*INT(([.$J50]-MAX([.W$4]-[.$F50];0))*[.$I50])/100;0);0)" office:value-type="float" office:value="11" calcext:value-type="float">
            <text:p>11</text:p>
          </table:table-cell>
          <table:table-cell table:formula="of:=ROUNDUP(MAX((100-MAX([.X$5]+10*MIN([.X$4]-[.$F50];0);0))*INT(([.$J50]-MAX([.X$4]-[.$F50];0))*[.$I50])/100;0);0)" office:value-type="float" office:value="9" calcext:value-type="float">
            <text:p>9</text:p>
          </table:table-cell>
          <table:table-cell table:formula="of:=ROUNDUP(MAX((100-MAX([.Y$5]+10*MIN([.Y$4]-[.$F50];0);0))*INT(([.$J50]-MAX([.Y$4]-[.$F50];0))*[.$I50])/100;0);0)" office:value-type="float" office:value="8" calcext:value-type="float">
            <text:p>8</text:p>
          </table:table-cell>
          <table:table-cell table:formula="of:=ROUNDUP(MAX((100-MAX([.Z$5]+10*MIN([.Z$4]-[.$F50];0);0))*INT(([.$J50]-MAX([.Z$4]-[.$F50];0))*[.$I50])/100;0);0)" office:value-type="float" office:value="5" calcext:value-type="float">
            <text:p>5</text:p>
          </table:table-cell>
          <table:table-cell table:formula="of:=ROUNDUP(MAX((100-MAX([.AA$5]+10*MIN([.AA$4]-[.$F50];0);0))*INT(([.$J50]-MAX([.AA$4]-[.$F50];0))*[.$I50])/100;0);0)" office:value-type="float" office:value="5" calcext:value-type="float">
            <text:p>5</text:p>
          </table:table-cell>
          <table:table-cell table:formula="of:=ROUNDUP(MAX((100-MAX([.AB$5]+10*MIN([.AB$4]-[.$F50];0);0))*INT(([.$J50]-MAX([.AB$4]-[.$F50];0))*[.$I50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LOOKUP([.$B51];[$'EcCo ammo'.$A$2:$'EcCo ammo'.$A$33];[$'EcCo ammo'.F$2:$'EcCo ammo'.F$33])" office:value-type="float" office:value="-20" calcext:value-type="float">
            <text:p>-20</text:p>
          </table:table-cell>
          <table:table-cell table:formula="of:=LOOKUP([.$B51];[$'EcCo ammo'.$A$2:$'EcCo ammo'.$A$33];[$'EcCo ammo'.G$2:$'EcCo ammo'.G$33])" office:value-type="float" office:value="2" calcext:value-type="float">
            <text:p>2</text:p>
          </table:table-cell>
          <table:table-cell table:formula="of:=LOOKUP([.$B51];[$'EcCo ammo'.$A$2:$'EcCo ammo'.$A$33];[$'EcCo ammo'.H$2:$'EcCo ammo'.H$33])" office:value-type="float" office:value="5" calcext:value-type="float">
            <text:p>5</text:p>
          </table:table-cell>
          <table:table-cell table:formula="of:=LOOKUP([.$B51];[$'EcCo ammo'.$A$2:$'EcCo ammo'.$A$33];[$'EcCo ammo'.I$2:$'EcCo ammo'.I$33])" office:value-type="float" office:value="4" calcext:value-type="float">
            <text:p>4</text:p>
          </table:table-cell>
          <table:table-cell table:formula="of:=[.G51]/[.H51]" office:value-type="float" office:value="1.25" calcext:value-type="float">
            <text:p>1.25</text:p>
          </table:table-cell>
          <table:table-cell table:formula="of:=ROUND(AVERAGE([.C51];[.D51]))" office:value-type="float" office:value="20" calcext:value-type="float">
            <text:p>20</text:p>
          </table:table-cell>
          <table:table-cell/>
          <table:table-cell table:formula="of:=ROUNDUP(MAX((100-MAX([.L$5]+10*MIN([.L$4]-[.$F51];0);0))*INT(([.$J51]-MAX([.L$4]-[.$F51];0))*[.$I51])/100;0);0)" office:value-type="float" office:value="25" calcext:value-type="float">
            <text:p>25</text:p>
          </table:table-cell>
          <table:table-cell table:formula="of:=ROUNDUP(MAX((100-MAX([.M$5]+10*MIN([.M$4]-[.$F51];0);0))*INT(([.$J51]-MAX([.M$4]-[.$F51];0))*[.$I51])/100;0);0)" office:value-type="float" office:value="25" calcext:value-type="float">
            <text:p>25</text:p>
          </table:table-cell>
          <table:table-cell table:formula="of:=ROUNDUP(MAX((100-MAX([.N$5]+10*MIN([.N$4]-[.$F51];0);0))*INT(([.$J51]-MAX([.N$4]-[.$F51];0))*[.$I51])/100;0);0)" office:value-type="float" office:value="25" calcext:value-type="float">
            <text:p>25</text:p>
          </table:table-cell>
          <table:table-cell table:formula="of:=ROUNDUP(MAX((100-MAX([.O$5]+10*MIN([.O$4]-[.$F51];0);0))*INT(([.$J51]-MAX([.O$4]-[.$F51];0))*[.$I51])/100;0);0)" office:value-type="float" office:value="19" calcext:value-type="float">
            <text:p>19</text:p>
          </table:table-cell>
          <table:table-cell table:formula="of:=ROUNDUP(MAX((100-MAX([.P$5]+10*MIN([.P$4]-[.$F51];0);0))*INT(([.$J51]-MAX([.P$4]-[.$F51];0))*[.$I51])/100;0);0)" office:value-type="float" office:value="18" calcext:value-type="float">
            <text:p>18</text:p>
          </table:table-cell>
          <table:table-cell table:formula="of:=ROUNDUP(MAX((100-MAX([.Q$5]+10*MIN([.Q$4]-[.$F51];0);0))*INT(([.$J51]-MAX([.Q$4]-[.$F51];0))*[.$I51])/100;0);0)" office:value-type="float" office:value="18" calcext:value-type="float">
            <text:p>18</text:p>
          </table:table-cell>
          <table:table-cell table:formula="of:=ROUNDUP(MAX((100-MAX([.R$5]+10*MIN([.R$4]-[.$F51];0);0))*INT(([.$J51]-MAX([.R$4]-[.$F51];0))*[.$I51])/100;0);0)" office:value-type="float" office:value="16" calcext:value-type="float">
            <text:p>16</text:p>
          </table:table-cell>
          <table:table-cell table:formula="of:=ROUNDUP(MAX((100-MAX([.S$5]+10*MIN([.S$4]-[.$F51];0);0))*INT(([.$J51]-MAX([.S$4]-[.$F51];0))*[.$I51])/100;0);0)" office:value-type="float" office:value="15" calcext:value-type="float">
            <text:p>15</text:p>
          </table:table-cell>
          <table:table-cell table:formula="of:=ROUNDUP(MAX((100-MAX([.T$5]+10*MIN([.T$4]-[.$F51];0);0))*INT(([.$J51]-MAX([.T$4]-[.$F51];0))*[.$I51])/100;0);0)" office:value-type="float" office:value="15" calcext:value-type="float">
            <text:p>15</text:p>
          </table:table-cell>
          <table:table-cell table:formula="of:=ROUNDUP(MAX((100-MAX([.U$5]+10*MIN([.U$4]-[.$F51];0);0))*INT(([.$J51]-MAX([.U$4]-[.$F51];0))*[.$I51])/100;0);0)" office:value-type="float" office:value="12" calcext:value-type="float">
            <text:p>12</text:p>
          </table:table-cell>
          <table:table-cell table:formula="of:=ROUNDUP(MAX((100-MAX([.V$5]+10*MIN([.V$4]-[.$F51];0);0))*INT(([.$J51]-MAX([.V$4]-[.$F51];0))*[.$I51])/100;0);0)" office:value-type="float" office:value="11" calcext:value-type="float">
            <text:p>11</text:p>
          </table:table-cell>
          <table:table-cell table:formula="of:=ROUNDUP(MAX((100-MAX([.W$5]+10*MIN([.W$4]-[.$F51];0);0))*INT(([.$J51]-MAX([.W$4]-[.$F51];0))*[.$I51])/100;0);0)" office:value-type="float" office:value="10" calcext:value-type="float">
            <text:p>10</text:p>
          </table:table-cell>
          <table:table-cell table:formula="of:=ROUNDUP(MAX((100-MAX([.X$5]+10*MIN([.X$4]-[.$F51];0);0))*INT(([.$J51]-MAX([.X$4]-[.$F51];0))*[.$I51])/100;0);0)" office:value-type="float" office:value="8" calcext:value-type="float">
            <text:p>8</text:p>
          </table:table-cell>
          <table:table-cell table:formula="of:=ROUNDUP(MAX((100-MAX([.Y$5]+10*MIN([.Y$4]-[.$F51];0);0))*INT(([.$J51]-MAX([.Y$4]-[.$F51];0))*[.$I51])/100;0);0)" office:value-type="float" office:value="6" calcext:value-type="float">
            <text:p>6</text:p>
          </table:table-cell>
          <table:table-cell table:formula="of:=ROUNDUP(MAX((100-MAX([.Z$5]+10*MIN([.Z$4]-[.$F51];0);0))*INT(([.$J51]-MAX([.Z$4]-[.$F51];0))*[.$I51])/100;0);0)" office:value-type="float" office:value="4" calcext:value-type="float">
            <text:p>4</text:p>
          </table:table-cell>
          <table:table-cell table:formula="of:=ROUNDUP(MAX((100-MAX([.AA$5]+10*MIN([.AA$4]-[.$F51];0);0))*INT(([.$J51]-MAX([.AA$4]-[.$F51];0))*[.$I51])/100;0);0)" office:value-type="float" office:value="3" calcext:value-type="float">
            <text:p>3</text:p>
          </table:table-cell>
          <table:table-cell table:formula="of:=ROUNDUP(MAX((100-MAX([.AB$5]+10*MIN([.AB$4]-[.$F51];0);0))*INT(([.$J51]-MAX([.AB$4]-[.$F51];0))*[.$I51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shell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LOOKUP([.$B52];[$'EcCo ammo'.$A$2:$'EcCo ammo'.$A$33];[$'EcCo ammo'.F$2:$'EcCo ammo'.F$33])" office:value-type="float" office:value="-20" calcext:value-type="float">
            <text:p>-20</text:p>
          </table:table-cell>
          <table:table-cell table:formula="of:=LOOKUP([.$B52];[$'EcCo ammo'.$A$2:$'EcCo ammo'.$A$33];[$'EcCo ammo'.G$2:$'EcCo ammo'.G$33])" office:value-type="float" office:value="0" calcext:value-type="float">
            <text:p>0</text:p>
          </table:table-cell>
          <table:table-cell table:formula="of:=LOOKUP([.$B52];[$'EcCo ammo'.$A$2:$'EcCo ammo'.$A$33];[$'EcCo ammo'.H$2:$'EcCo ammo'.H$33])" office:value-type="float" office:value="1" calcext:value-type="float">
            <text:p>1</text:p>
          </table:table-cell>
          <table:table-cell table:formula="of:=LOOKUP([.$B52];[$'EcCo ammo'.$A$2:$'EcCo ammo'.$A$33];[$'EcCo ammo'.I$2:$'EcCo ammo'.I$33])" office:value-type="float" office:value="1" calcext:value-type="float">
            <text:p>1</text:p>
          </table:table-cell>
          <table:table-cell table:formula="of:=[.G52]/[.H52]" office:value-type="float" office:value="1" calcext:value-type="float">
            <text:p>1.00</text:p>
          </table:table-cell>
          <table:table-cell table:formula="of:=ROUND(AVERAGE([.C52];[.D52]))" office:value-type="float" office:value="20" calcext:value-type="float">
            <text:p>20</text:p>
          </table:table-cell>
          <table:table-cell/>
          <table:table-cell table:formula="of:=ROUNDUP(MAX((100-MAX([.L$5]+10*MIN([.L$4]-[.$F52];0);0))*INT(([.$J52]-MAX([.L$4]-[.$F52];0))*[.$I52])/100;0);0)" office:value-type="float" office:value="20" calcext:value-type="float">
            <text:p>20</text:p>
          </table:table-cell>
          <table:table-cell table:formula="of:=ROUNDUP(MAX((100-MAX([.M$5]+10*MIN([.M$4]-[.$F52];0);0))*INT(([.$J52]-MAX([.M$4]-[.$F52];0))*[.$I52])/100;0);0)" office:value-type="float" office:value="18" calcext:value-type="float">
            <text:p>18</text:p>
          </table:table-cell>
          <table:table-cell table:formula="of:=ROUNDUP(MAX((100-MAX([.N$5]+10*MIN([.N$4]-[.$F52];0);0))*INT(([.$J52]-MAX([.N$4]-[.$F52];0))*[.$I52])/100;0);0)" office:value-type="float" office:value="16" calcext:value-type="float">
            <text:p>16</text:p>
          </table:table-cell>
          <table:table-cell table:formula="of:=ROUNDUP(MAX((100-MAX([.O$5]+10*MIN([.O$4]-[.$F52];0);0))*INT(([.$J52]-MAX([.O$4]-[.$F52];0))*[.$I52])/100;0);0)" office:value-type="float" office:value="14" calcext:value-type="float">
            <text:p>14</text:p>
          </table:table-cell>
          <table:table-cell table:formula="of:=ROUNDUP(MAX((100-MAX([.P$5]+10*MIN([.P$4]-[.$F52];0);0))*INT(([.$J52]-MAX([.P$4]-[.$F52];0))*[.$I52])/100;0);0)" office:value-type="float" office:value="13" calcext:value-type="float">
            <text:p>13</text:p>
          </table:table-cell>
          <table:table-cell table:formula="of:=ROUNDUP(MAX((100-MAX([.Q$5]+10*MIN([.Q$4]-[.$F52];0);0))*INT(([.$J52]-MAX([.Q$4]-[.$F52];0))*[.$I52])/100;0);0)" office:value-type="float" office:value="13" calcext:value-type="float">
            <text:p>13</text:p>
          </table:table-cell>
          <table:table-cell table:formula="of:=ROUNDUP(MAX((100-MAX([.R$5]+10*MIN([.R$4]-[.$F52];0);0))*INT(([.$J52]-MAX([.R$4]-[.$F52];0))*[.$I52])/100;0);0)" office:value-type="float" office:value="12" calcext:value-type="float">
            <text:p>12</text:p>
          </table:table-cell>
          <table:table-cell table:formula="of:=ROUNDUP(MAX((100-MAX([.S$5]+10*MIN([.S$4]-[.$F52];0);0))*INT(([.$J52]-MAX([.S$4]-[.$F52];0))*[.$I52])/100;0);0)" office:value-type="float" office:value="11" calcext:value-type="float">
            <text:p>11</text:p>
          </table:table-cell>
          <table:table-cell table:formula="of:=ROUNDUP(MAX((100-MAX([.T$5]+10*MIN([.T$4]-[.$F52];0);0))*INT(([.$J52]-MAX([.T$4]-[.$F52];0))*[.$I52])/100;0);0)" office:value-type="float" office:value="11" calcext:value-type="float">
            <text:p>11</text:p>
          </table:table-cell>
          <table:table-cell table:formula="of:=ROUNDUP(MAX((100-MAX([.U$5]+10*MIN([.U$4]-[.$F52];0);0))*INT(([.$J52]-MAX([.U$4]-[.$F52];0))*[.$I52])/100;0);0)" office:value-type="float" office:value="9" calcext:value-type="float">
            <text:p>9</text:p>
          </table:table-cell>
          <table:table-cell table:formula="of:=ROUNDUP(MAX((100-MAX([.V$5]+10*MIN([.V$4]-[.$F52];0);0))*INT(([.$J52]-MAX([.V$4]-[.$F52];0))*[.$I52])/100;0);0)" office:value-type="float" office:value="8" calcext:value-type="float">
            <text:p>8</text:p>
          </table:table-cell>
          <table:table-cell table:formula="of:=ROUNDUP(MAX((100-MAX([.W$5]+10*MIN([.W$4]-[.$F52];0);0))*INT(([.$J52]-MAX([.W$4]-[.$F52];0))*[.$I52])/100;0);0)" office:value-type="float" office:value="7" calcext:value-type="float">
            <text:p>7</text:p>
          </table:table-cell>
          <table:table-cell table:formula="of:=ROUNDUP(MAX((100-MAX([.X$5]+10*MIN([.X$4]-[.$F52];0);0))*INT(([.$J52]-MAX([.X$4]-[.$F52];0))*[.$I52])/100;0);0)" office:value-type="float" office:value="5" calcext:value-type="float">
            <text:p>5</text:p>
          </table:table-cell>
          <table:table-cell table:formula="of:=ROUNDUP(MAX((100-MAX([.Y$5]+10*MIN([.Y$4]-[.$F52];0);0))*INT(([.$J52]-MAX([.Y$4]-[.$F52];0))*[.$I52])/100;0);0)" office:value-type="float" office:value="4" calcext:value-type="float">
            <text:p>4</text:p>
          </table:table-cell>
          <table:table-cell table:formula="of:=ROUNDUP(MAX((100-MAX([.Z$5]+10*MIN([.Z$4]-[.$F52];0);0))*INT(([.$J52]-MAX([.Z$4]-[.$F52];0))*[.$I52])/100;0);0)" office:value-type="float" office:value="3" calcext:value-type="float">
            <text:p>3</text:p>
          </table:table-cell>
          <table:table-cell table:formula="of:=ROUNDUP(MAX((100-MAX([.AA$5]+10*MIN([.AA$4]-[.$F52];0);0))*INT(([.$J52]-MAX([.AA$4]-[.$F52];0))*[.$I52])/100;0);0)" office:value-type="float" office:value="2" calcext:value-type="float">
            <text:p>2</text:p>
          </table:table-cell>
          <table:table-cell table:formula="of:=ROUNDUP(MAX((100-MAX([.AB$5]+10*MIN([.AB$4]-[.$F52];0);0))*INT(([.$J52]-MAX([.AB$4]-[.$F52];0))*[.$I52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lug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LOOKUP([.$B53];[$'EcCo ammo'.$A$2:$'EcCo ammo'.$A$33];[$'EcCo ammo'.F$2:$'EcCo ammo'.F$33])" office:value-type="float" office:value="0" calcext:value-type="float">
            <text:p>0</text:p>
          </table:table-cell>
          <table:table-cell table:formula="of:=LOOKUP([.$B53];[$'EcCo ammo'.$A$2:$'EcCo ammo'.$A$33];[$'EcCo ammo'.G$2:$'EcCo ammo'.G$33])" office:value-type="float" office:value="8" calcext:value-type="float">
            <text:p>8</text:p>
          </table:table-cell>
          <table:table-cell table:formula="of:=LOOKUP([.$B53];[$'EcCo ammo'.$A$2:$'EcCo ammo'.$A$33];[$'EcCo ammo'.H$2:$'EcCo ammo'.H$33])" office:value-type="float" office:value="1" calcext:value-type="float">
            <text:p>1</text:p>
          </table:table-cell>
          <table:table-cell table:formula="of:=LOOKUP([.$B53];[$'EcCo ammo'.$A$2:$'EcCo ammo'.$A$33];[$'EcCo ammo'.I$2:$'EcCo ammo'.I$33])" office:value-type="float" office:value="1" calcext:value-type="float">
            <text:p>1</text:p>
          </table:table-cell>
          <table:table-cell table:formula="of:=[.G53]/[.H53]" office:value-type="float" office:value="1" calcext:value-type="float">
            <text:p>1.00</text:p>
          </table:table-cell>
          <table:table-cell table:formula="of:=ROUND(AVERAGE([.C53];[.D53]))" office:value-type="float" office:value="20" calcext:value-type="float">
            <text:p>20</text:p>
          </table:table-cell>
          <table:table-cell/>
          <table:table-cell table:formula="of:=ROUNDUP(MAX((100-MAX([.L$5]+10*MIN([.L$4]-[.$F53];0);0))*INT(([.$J53]-MAX([.L$4]-[.$F53];0))*[.$I53])/100;0);0)" office:value-type="float" office:value="20" calcext:value-type="float">
            <text:p>20</text:p>
          </table:table-cell>
          <table:table-cell table:formula="of:=ROUNDUP(MAX((100-MAX([.M$5]+10*MIN([.M$4]-[.$F53];0);0))*INT(([.$J53]-MAX([.M$4]-[.$F53];0))*[.$I53])/100;0);0)" office:value-type="float" office:value="20" calcext:value-type="float">
            <text:p>20</text:p>
          </table:table-cell>
          <table:table-cell table:formula="of:=ROUNDUP(MAX((100-MAX([.N$5]+10*MIN([.N$4]-[.$F53];0);0))*INT(([.$J53]-MAX([.N$4]-[.$F53];0))*[.$I53])/100;0);0)" office:value-type="float" office:value="20" calcext:value-type="float">
            <text:p>20</text:p>
          </table:table-cell>
          <table:table-cell table:formula="of:=ROUNDUP(MAX((100-MAX([.O$5]+10*MIN([.O$4]-[.$F53];0);0))*INT(([.$J53]-MAX([.O$4]-[.$F53];0))*[.$I53])/100;0);0)" office:value-type="float" office:value="20" calcext:value-type="float">
            <text:p>20</text:p>
          </table:table-cell>
          <table:table-cell table:formula="of:=ROUNDUP(MAX((100-MAX([.P$5]+10*MIN([.P$4]-[.$F53];0);0))*INT(([.$J53]-MAX([.P$4]-[.$F53];0))*[.$I53])/100;0);0)" office:value-type="float" office:value="20" calcext:value-type="float">
            <text:p>20</text:p>
          </table:table-cell>
          <table:table-cell table:formula="of:=ROUNDUP(MAX((100-MAX([.Q$5]+10*MIN([.Q$4]-[.$F53];0);0))*INT(([.$J53]-MAX([.Q$4]-[.$F53];0))*[.$I53])/100;0);0)" office:value-type="float" office:value="20" calcext:value-type="float">
            <text:p>20</text:p>
          </table:table-cell>
          <table:table-cell table:formula="of:=ROUNDUP(MAX((100-MAX([.R$5]+10*MIN([.R$4]-[.$F53];0);0))*INT(([.$J53]-MAX([.R$4]-[.$F53];0))*[.$I53])/100;0);0)" office:value-type="float" office:value="20" calcext:value-type="float">
            <text:p>20</text:p>
          </table:table-cell>
          <table:table-cell table:formula="of:=ROUNDUP(MAX((100-MAX([.S$5]+10*MIN([.S$4]-[.$F53];0);0))*INT(([.$J53]-MAX([.S$4]-[.$F53];0))*[.$I53])/100;0);0)" office:value-type="float" office:value="20" calcext:value-type="float">
            <text:p>20</text:p>
          </table:table-cell>
          <table:table-cell table:formula="of:=ROUNDUP(MAX((100-MAX([.T$5]+10*MIN([.T$4]-[.$F53];0);0))*INT(([.$J53]-MAX([.T$4]-[.$F53];0))*[.$I53])/100;0);0)" office:value-type="float" office:value="20" calcext:value-type="float">
            <text:p>20</text:p>
          </table:table-cell>
          <table:table-cell table:formula="of:=ROUNDUP(MAX((100-MAX([.U$5]+10*MIN([.U$4]-[.$F53];0);0))*INT(([.$J53]-MAX([.U$4]-[.$F53];0))*[.$I53])/100;0);0)" office:value-type="float" office:value="16" calcext:value-type="float">
            <text:p>16</text:p>
          </table:table-cell>
          <table:table-cell table:formula="of:=ROUNDUP(MAX((100-MAX([.V$5]+10*MIN([.V$4]-[.$F53];0);0))*INT(([.$J53]-MAX([.V$4]-[.$F53];0))*[.$I53])/100;0);0)" office:value-type="float" office:value="15" calcext:value-type="float">
            <text:p>15</text:p>
          </table:table-cell>
          <table:table-cell table:formula="of:=ROUNDUP(MAX((100-MAX([.W$5]+10*MIN([.W$4]-[.$F53];0);0))*INT(([.$J53]-MAX([.W$4]-[.$F53];0))*[.$I53])/100;0);0)" office:value-type="float" office:value="11" calcext:value-type="float">
            <text:p>11</text:p>
          </table:table-cell>
          <table:table-cell table:formula="of:=ROUNDUP(MAX((100-MAX([.X$5]+10*MIN([.X$4]-[.$F53];0);0))*INT(([.$J53]-MAX([.X$4]-[.$F53];0))*[.$I53])/100;0);0)" office:value-type="float" office:value="9" calcext:value-type="float">
            <text:p>9</text:p>
          </table:table-cell>
          <table:table-cell table:formula="of:=ROUNDUP(MAX((100-MAX([.Y$5]+10*MIN([.Y$4]-[.$F53];0);0))*INT(([.$J53]-MAX([.Y$4]-[.$F53];0))*[.$I53])/100;0);0)" office:value-type="float" office:value="8" calcext:value-type="float">
            <text:p>8</text:p>
          </table:table-cell>
          <table:table-cell table:formula="of:=ROUNDUP(MAX((100-MAX([.Z$5]+10*MIN([.Z$4]-[.$F53];0);0))*INT(([.$J53]-MAX([.Z$4]-[.$F53];0))*[.$I53])/100;0);0)" office:value-type="float" office:value="5" calcext:value-type="float">
            <text:p>5</text:p>
          </table:table-cell>
          <table:table-cell table:formula="of:=ROUNDUP(MAX((100-MAX([.AA$5]+10*MIN([.AA$4]-[.$F53];0);0))*INT(([.$J53]-MAX([.AA$4]-[.$F53];0))*[.$I53])/100;0);0)" office:value-type="float" office:value="5" calcext:value-type="float">
            <text:p>5</text:p>
          </table:table-cell>
          <table:table-cell table:formula="of:=ROUNDUP(MAX((100-MAX([.AB$5]+10*MIN([.AB$4]-[.$F53];0);0))*INT(([.$J53]-MAX([.AB$4]-[.$F53];0))*[.$I53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LOOKUP([.$B54];[$'EcCo ammo'.$A$2:$'EcCo ammo'.$A$33];[$'EcCo ammo'.F$2:$'EcCo ammo'.F$33])" office:value-type="float" office:value="-20" calcext:value-type="float">
            <text:p>-20</text:p>
          </table:table-cell>
          <table:table-cell table:formula="of:=LOOKUP([.$B54];[$'EcCo ammo'.$A$2:$'EcCo ammo'.$A$33];[$'EcCo ammo'.G$2:$'EcCo ammo'.G$33])" office:value-type="float" office:value="2" calcext:value-type="float">
            <text:p>2</text:p>
          </table:table-cell>
          <table:table-cell table:formula="of:=LOOKUP([.$B54];[$'EcCo ammo'.$A$2:$'EcCo ammo'.$A$33];[$'EcCo ammo'.H$2:$'EcCo ammo'.H$33])" office:value-type="float" office:value="5" calcext:value-type="float">
            <text:p>5</text:p>
          </table:table-cell>
          <table:table-cell table:formula="of:=LOOKUP([.$B54];[$'EcCo ammo'.$A$2:$'EcCo ammo'.$A$33];[$'EcCo ammo'.I$2:$'EcCo ammo'.I$33])" office:value-type="float" office:value="4" calcext:value-type="float">
            <text:p>4</text:p>
          </table:table-cell>
          <table:table-cell table:formula="of:=[.G54]/[.H54]" office:value-type="float" office:value="1.25" calcext:value-type="float">
            <text:p>1.25</text:p>
          </table:table-cell>
          <table:table-cell table:formula="of:=ROUND(AVERAGE([.C54];[.D54]))" office:value-type="float" office:value="20" calcext:value-type="float">
            <text:p>20</text:p>
          </table:table-cell>
          <table:table-cell/>
          <table:table-cell table:formula="of:=ROUNDUP(MAX((100-MAX([.L$5]+10*MIN([.L$4]-[.$F54];0);0))*INT(([.$J54]-MAX([.L$4]-[.$F54];0))*[.$I54])/100;0);0)" office:value-type="float" office:value="25" calcext:value-type="float">
            <text:p>25</text:p>
          </table:table-cell>
          <table:table-cell table:formula="of:=ROUNDUP(MAX((100-MAX([.M$5]+10*MIN([.M$4]-[.$F54];0);0))*INT(([.$J54]-MAX([.M$4]-[.$F54];0))*[.$I54])/100;0);0)" office:value-type="float" office:value="25" calcext:value-type="float">
            <text:p>25</text:p>
          </table:table-cell>
          <table:table-cell table:formula="of:=ROUNDUP(MAX((100-MAX([.N$5]+10*MIN([.N$4]-[.$F54];0);0))*INT(([.$J54]-MAX([.N$4]-[.$F54];0))*[.$I54])/100;0);0)" office:value-type="float" office:value="25" calcext:value-type="float">
            <text:p>25</text:p>
          </table:table-cell>
          <table:table-cell table:formula="of:=ROUNDUP(MAX((100-MAX([.O$5]+10*MIN([.O$4]-[.$F54];0);0))*INT(([.$J54]-MAX([.O$4]-[.$F54];0))*[.$I54])/100;0);0)" office:value-type="float" office:value="19" calcext:value-type="float">
            <text:p>19</text:p>
          </table:table-cell>
          <table:table-cell table:formula="of:=ROUNDUP(MAX((100-MAX([.P$5]+10*MIN([.P$4]-[.$F54];0);0))*INT(([.$J54]-MAX([.P$4]-[.$F54];0))*[.$I54])/100;0);0)" office:value-type="float" office:value="18" calcext:value-type="float">
            <text:p>18</text:p>
          </table:table-cell>
          <table:table-cell table:formula="of:=ROUNDUP(MAX((100-MAX([.Q$5]+10*MIN([.Q$4]-[.$F54];0);0))*INT(([.$J54]-MAX([.Q$4]-[.$F54];0))*[.$I54])/100;0);0)" office:value-type="float" office:value="18" calcext:value-type="float">
            <text:p>18</text:p>
          </table:table-cell>
          <table:table-cell table:formula="of:=ROUNDUP(MAX((100-MAX([.R$5]+10*MIN([.R$4]-[.$F54];0);0))*INT(([.$J54]-MAX([.R$4]-[.$F54];0))*[.$I54])/100;0);0)" office:value-type="float" office:value="16" calcext:value-type="float">
            <text:p>16</text:p>
          </table:table-cell>
          <table:table-cell table:formula="of:=ROUNDUP(MAX((100-MAX([.S$5]+10*MIN([.S$4]-[.$F54];0);0))*INT(([.$J54]-MAX([.S$4]-[.$F54];0))*[.$I54])/100;0);0)" office:value-type="float" office:value="15" calcext:value-type="float">
            <text:p>15</text:p>
          </table:table-cell>
          <table:table-cell table:formula="of:=ROUNDUP(MAX((100-MAX([.T$5]+10*MIN([.T$4]-[.$F54];0);0))*INT(([.$J54]-MAX([.T$4]-[.$F54];0))*[.$I54])/100;0);0)" office:value-type="float" office:value="15" calcext:value-type="float">
            <text:p>15</text:p>
          </table:table-cell>
          <table:table-cell table:formula="of:=ROUNDUP(MAX((100-MAX([.U$5]+10*MIN([.U$4]-[.$F54];0);0))*INT(([.$J54]-MAX([.U$4]-[.$F54];0))*[.$I54])/100;0);0)" office:value-type="float" office:value="12" calcext:value-type="float">
            <text:p>12</text:p>
          </table:table-cell>
          <table:table-cell table:formula="of:=ROUNDUP(MAX((100-MAX([.V$5]+10*MIN([.V$4]-[.$F54];0);0))*INT(([.$J54]-MAX([.V$4]-[.$F54];0))*[.$I54])/100;0);0)" office:value-type="float" office:value="11" calcext:value-type="float">
            <text:p>11</text:p>
          </table:table-cell>
          <table:table-cell table:formula="of:=ROUNDUP(MAX((100-MAX([.W$5]+10*MIN([.W$4]-[.$F54];0);0))*INT(([.$J54]-MAX([.W$4]-[.$F54];0))*[.$I54])/100;0);0)" office:value-type="float" office:value="10" calcext:value-type="float">
            <text:p>10</text:p>
          </table:table-cell>
          <table:table-cell table:formula="of:=ROUNDUP(MAX((100-MAX([.X$5]+10*MIN([.X$4]-[.$F54];0);0))*INT(([.$J54]-MAX([.X$4]-[.$F54];0))*[.$I54])/100;0);0)" office:value-type="float" office:value="8" calcext:value-type="float">
            <text:p>8</text:p>
          </table:table-cell>
          <table:table-cell table:formula="of:=ROUNDUP(MAX((100-MAX([.Y$5]+10*MIN([.Y$4]-[.$F54];0);0))*INT(([.$J54]-MAX([.Y$4]-[.$F54];0))*[.$I54])/100;0);0)" office:value-type="float" office:value="6" calcext:value-type="float">
            <text:p>6</text:p>
          </table:table-cell>
          <table:table-cell table:formula="of:=ROUNDUP(MAX((100-MAX([.Z$5]+10*MIN([.Z$4]-[.$F54];0);0))*INT(([.$J54]-MAX([.Z$4]-[.$F54];0))*[.$I54])/100;0);0)" office:value-type="float" office:value="4" calcext:value-type="float">
            <text:p>4</text:p>
          </table:table-cell>
          <table:table-cell table:formula="of:=ROUNDUP(MAX((100-MAX([.AA$5]+10*MIN([.AA$4]-[.$F54];0);0))*INT(([.$J54]-MAX([.AA$4]-[.$F54];0))*[.$I54])/100;0);0)" office:value-type="float" office:value="3" calcext:value-type="float">
            <text:p>3</text:p>
          </table:table-cell>
          <table:table-cell table:formula="of:=ROUNDUP(MAX((100-MAX([.AB$5]+10*MIN([.AB$4]-[.$F54];0);0))*INT(([.$J54]-MAX([.AB$4]-[.$F54];0))*[.$I54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LOOKUP([.$B55];[$'EcCo ammo'.$A$2:$'EcCo ammo'.$A$33];[$'EcCo ammo'.F$2:$'EcCo ammo'.F$33])" office:value-type="float" office:value="-20" calcext:value-type="float">
            <text:p>-20</text:p>
          </table:table-cell>
          <table:table-cell table:formula="of:=LOOKUP([.$B55];[$'EcCo ammo'.$A$2:$'EcCo ammo'.$A$33];[$'EcCo ammo'.G$2:$'EcCo ammo'.G$33])" office:value-type="float" office:value="10" calcext:value-type="float">
            <text:p>10</text:p>
          </table:table-cell>
          <table:table-cell table:formula="of:=LOOKUP([.$B55];[$'EcCo ammo'.$A$2:$'EcCo ammo'.$A$33];[$'EcCo ammo'.H$2:$'EcCo ammo'.H$33])" office:value-type="float" office:value="1" calcext:value-type="float">
            <text:p>1</text:p>
          </table:table-cell>
          <table:table-cell table:formula="of:=LOOKUP([.$B55];[$'EcCo ammo'.$A$2:$'EcCo ammo'.$A$33];[$'EcCo ammo'.I$2:$'EcCo ammo'.I$33])" office:value-type="float" office:value="1" calcext:value-type="float">
            <text:p>1</text:p>
          </table:table-cell>
          <table:table-cell table:formula="of:=[.G55]/[.H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ROUNDUP(MAX((100-MAX([.L$5]+10*MIN([.L$4]-[.$F55];0);0))*INT(([.$J55]-MAX([.L$4]-[.$F55];0))*[.$I55])/100;0);0)" office:value-type="float" office:value="17" calcext:value-type="float">
            <text:p>17</text:p>
          </table:table-cell>
          <table:table-cell table:formula="of:=ROUNDUP(MAX((100-MAX([.M$5]+10*MIN([.M$4]-[.$F55];0);0))*INT(([.$J55]-MAX([.M$4]-[.$F55];0))*[.$I55])/100;0);0)" office:value-type="float" office:value="17" calcext:value-type="float">
            <text:p>17</text:p>
          </table:table-cell>
          <table:table-cell table:formula="of:=ROUNDUP(MAX((100-MAX([.N$5]+10*MIN([.N$4]-[.$F55];0);0))*INT(([.$J55]-MAX([.N$4]-[.$F55];0))*[.$I55])/100;0);0)" office:value-type="float" office:value="17" calcext:value-type="float">
            <text:p>17</text:p>
          </table:table-cell>
          <table:table-cell table:formula="of:=ROUNDUP(MAX((100-MAX([.O$5]+10*MIN([.O$4]-[.$F55];0);0))*INT(([.$J55]-MAX([.O$4]-[.$F55];0))*[.$I55])/100;0);0)" office:value-type="float" office:value="17" calcext:value-type="float">
            <text:p>17</text:p>
          </table:table-cell>
          <table:table-cell table:formula="of:=ROUNDUP(MAX((100-MAX([.P$5]+10*MIN([.P$4]-[.$F55];0);0))*INT(([.$J55]-MAX([.P$4]-[.$F55];0))*[.$I55])/100;0);0)" office:value-type="float" office:value="17" calcext:value-type="float">
            <text:p>17</text:p>
          </table:table-cell>
          <table:table-cell table:formula="of:=ROUNDUP(MAX((100-MAX([.Q$5]+10*MIN([.Q$4]-[.$F55];0);0))*INT(([.$J55]-MAX([.Q$4]-[.$F55];0))*[.$I55])/100;0);0)" office:value-type="float" office:value="17" calcext:value-type="float">
            <text:p>17</text:p>
          </table:table-cell>
          <table:table-cell table:formula="of:=ROUNDUP(MAX((100-MAX([.R$5]+10*MIN([.R$4]-[.$F55];0);0))*INT(([.$J55]-MAX([.R$4]-[.$F55];0))*[.$I55])/100;0);0)" office:value-type="float" office:value="17" calcext:value-type="float">
            <text:p>17</text:p>
          </table:table-cell>
          <table:table-cell table:formula="of:=ROUNDUP(MAX((100-MAX([.S$5]+10*MIN([.S$4]-[.$F55];0);0))*INT(([.$J55]-MAX([.S$4]-[.$F55];0))*[.$I55])/100;0);0)" office:value-type="float" office:value="17" calcext:value-type="float">
            <text:p>17</text:p>
          </table:table-cell>
          <table:table-cell table:formula="of:=ROUNDUP(MAX((100-MAX([.T$5]+10*MIN([.T$4]-[.$F55];0);0))*INT(([.$J55]-MAX([.T$4]-[.$F55];0))*[.$I55])/100;0);0)" office:value-type="float" office:value="17" calcext:value-type="float">
            <text:p>17</text:p>
          </table:table-cell>
          <table:table-cell table:formula="of:=ROUNDUP(MAX((100-MAX([.U$5]+10*MIN([.U$4]-[.$F55];0);0))*INT(([.$J55]-MAX([.U$4]-[.$F55];0))*[.$I55])/100;0);0)" office:value-type="float" office:value="17" calcext:value-type="float">
            <text:p>17</text:p>
          </table:table-cell>
          <table:table-cell table:formula="of:=ROUNDUP(MAX((100-MAX([.V$5]+10*MIN([.V$4]-[.$F55];0);0))*INT(([.$J55]-MAX([.V$4]-[.$F55];0))*[.$I55])/100;0);0)" office:value-type="float" office:value="17" calcext:value-type="float">
            <text:p>17</text:p>
          </table:table-cell>
          <table:table-cell table:formula="of:=ROUNDUP(MAX((100-MAX([.W$5]+10*MIN([.W$4]-[.$F55];0);0))*INT(([.$J55]-MAX([.W$4]-[.$F55];0))*[.$I55])/100;0);0)" office:value-type="float" office:value="13" calcext:value-type="float">
            <text:p>13</text:p>
          </table:table-cell>
          <table:table-cell table:formula="of:=ROUNDUP(MAX((100-MAX([.X$5]+10*MIN([.X$4]-[.$F55];0);0))*INT(([.$J55]-MAX([.X$4]-[.$F55];0))*[.$I55])/100;0);0)" office:value-type="float" office:value="9" calcext:value-type="float">
            <text:p>9</text:p>
          </table:table-cell>
          <table:table-cell table:formula="of:=ROUNDUP(MAX((100-MAX([.Y$5]+10*MIN([.Y$4]-[.$F55];0);0))*INT(([.$J55]-MAX([.Y$4]-[.$F55];0))*[.$I55])/100;0);0)" office:value-type="float" office:value="8" calcext:value-type="float">
            <text:p>8</text:p>
          </table:table-cell>
          <table:table-cell table:formula="of:=ROUNDUP(MAX((100-MAX([.Z$5]+10*MIN([.Z$4]-[.$F55];0);0))*INT(([.$J55]-MAX([.Z$4]-[.$F55];0))*[.$I55])/100;0);0)" office:value-type="float" office:value="5" calcext:value-type="float">
            <text:p>5</text:p>
          </table:table-cell>
          <table:table-cell table:formula="of:=ROUNDUP(MAX((100-MAX([.AA$5]+10*MIN([.AA$4]-[.$F55];0);0))*INT(([.$J55]-MAX([.AA$4]-[.$F55];0))*[.$I55])/100;0);0)" office:value-type="float" office:value="4" calcext:value-type="float">
            <text:p>4</text:p>
          </table:table-cell>
          <table:table-cell table:formula="of:=ROUNDUP(MAX((100-MAX([.AB$5]+10*MIN([.AB$4]-[.$F55];0);0))*INT(([.$J55]-MAX([.AB$4]-[.$F55];0))*[.$I55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LOOKUP([.$B56];[$'EcCo ammo'.$A$2:$'EcCo ammo'.$A$33];[$'EcCo ammo'.F$2:$'EcCo ammo'.F$33])" office:value-type="float" office:value="10" calcext:value-type="float">
            <text:p>10</text:p>
          </table:table-cell>
          <table:table-cell table:formula="of:=LOOKUP([.$B56];[$'EcCo ammo'.$A$2:$'EcCo ammo'.$A$33];[$'EcCo ammo'.G$2:$'EcCo ammo'.G$33])" office:value-type="float" office:value="3" calcext:value-type="float">
            <text:p>3</text:p>
          </table:table-cell>
          <table:table-cell table:formula="of:=LOOKUP([.$B56];[$'EcCo ammo'.$A$2:$'EcCo ammo'.$A$33];[$'EcCo ammo'.H$2:$'EcCo ammo'.H$33])" office:value-type="float" office:value="4" calcext:value-type="float">
            <text:p>4</text:p>
          </table:table-cell>
          <table:table-cell table:formula="of:=LOOKUP([.$B56];[$'EcCo ammo'.$A$2:$'EcCo ammo'.$A$33];[$'EcCo ammo'.I$2:$'EcCo ammo'.I$33])" office:value-type="float" office:value="3" calcext:value-type="float">
            <text:p>3</text:p>
          </table:table-cell>
          <table:table-cell table:formula="of:=[.G56]/[.H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ROUNDUP(MAX((100-MAX([.L$5]+10*MIN([.L$4]-[.$F56];0);0))*INT(([.$J56]-MAX([.L$4]-[.$F56];0))*[.$I56])/100;0);0)" office:value-type="float" office:value="22" calcext:value-type="float">
            <text:p>22</text:p>
          </table:table-cell>
          <table:table-cell table:formula="of:=ROUNDUP(MAX((100-MAX([.M$5]+10*MIN([.M$4]-[.$F56];0);0))*INT(([.$J56]-MAX([.M$4]-[.$F56];0))*[.$I56])/100;0);0)" office:value-type="float" office:value="22" calcext:value-type="float">
            <text:p>22</text:p>
          </table:table-cell>
          <table:table-cell table:formula="of:=ROUNDUP(MAX((100-MAX([.N$5]+10*MIN([.N$4]-[.$F56];0);0))*INT(([.$J56]-MAX([.N$4]-[.$F56];0))*[.$I56])/100;0);0)" office:value-type="float" office:value="22" calcext:value-type="float">
            <text:p>22</text:p>
          </table:table-cell>
          <table:table-cell table:formula="of:=ROUNDUP(MAX((100-MAX([.O$5]+10*MIN([.O$4]-[.$F56];0);0))*INT(([.$J56]-MAX([.O$4]-[.$F56];0))*[.$I56])/100;0);0)" office:value-type="float" office:value="19" calcext:value-type="float">
            <text:p>19</text:p>
          </table:table-cell>
          <table:table-cell table:formula="of:=ROUNDUP(MAX((100-MAX([.P$5]+10*MIN([.P$4]-[.$F56];0);0))*INT(([.$J56]-MAX([.P$4]-[.$F56];0))*[.$I56])/100;0);0)" office:value-type="float" office:value="18" calcext:value-type="float">
            <text:p>18</text:p>
          </table:table-cell>
          <table:table-cell table:formula="of:=ROUNDUP(MAX((100-MAX([.Q$5]+10*MIN([.Q$4]-[.$F56];0);0))*INT(([.$J56]-MAX([.Q$4]-[.$F56];0))*[.$I56])/100;0);0)" office:value-type="float" office:value="18" calcext:value-type="float">
            <text:p>18</text:p>
          </table:table-cell>
          <table:table-cell table:formula="of:=ROUNDUP(MAX((100-MAX([.R$5]+10*MIN([.R$4]-[.$F56];0);0))*INT(([.$J56]-MAX([.R$4]-[.$F56];0))*[.$I56])/100;0);0)" office:value-type="float" office:value="15" calcext:value-type="float">
            <text:p>15</text:p>
          </table:table-cell>
          <table:table-cell table:formula="of:=ROUNDUP(MAX((100-MAX([.S$5]+10*MIN([.S$4]-[.$F56];0);0))*INT(([.$J56]-MAX([.S$4]-[.$F56];0))*[.$I56])/100;0);0)" office:value-type="float" office:value="14" calcext:value-type="float">
            <text:p>14</text:p>
          </table:table-cell>
          <table:table-cell table:formula="of:=ROUNDUP(MAX((100-MAX([.T$5]+10*MIN([.T$4]-[.$F56];0);0))*INT(([.$J56]-MAX([.T$4]-[.$F56];0))*[.$I56])/100;0);0)" office:value-type="float" office:value="14" calcext:value-type="float">
            <text:p>14</text:p>
          </table:table-cell>
          <table:table-cell table:formula="of:=ROUNDUP(MAX((100-MAX([.U$5]+10*MIN([.U$4]-[.$F56];0);0))*INT(([.$J56]-MAX([.U$4]-[.$F56];0))*[.$I56])/100;0);0)" office:value-type="float" office:value="11" calcext:value-type="float">
            <text:p>11</text:p>
          </table:table-cell>
          <table:table-cell table:formula="of:=ROUNDUP(MAX((100-MAX([.V$5]+10*MIN([.V$4]-[.$F56];0);0))*INT(([.$J56]-MAX([.V$4]-[.$F56];0))*[.$I56])/100;0);0)" office:value-type="float" office:value="10" calcext:value-type="float">
            <text:p>10</text:p>
          </table:table-cell>
          <table:table-cell table:formula="of:=ROUNDUP(MAX((100-MAX([.W$5]+10*MIN([.W$4]-[.$F56];0);0))*INT(([.$J56]-MAX([.W$4]-[.$F56];0))*[.$I56])/100;0);0)" office:value-type="float" office:value="9" calcext:value-type="float">
            <text:p>9</text:p>
          </table:table-cell>
          <table:table-cell table:formula="of:=ROUNDUP(MAX((100-MAX([.X$5]+10*MIN([.X$4]-[.$F56];0);0))*INT(([.$J56]-MAX([.X$4]-[.$F56];0))*[.$I56])/100;0);0)" office:value-type="float" office:value="7" calcext:value-type="float">
            <text:p>7</text:p>
          </table:table-cell>
          <table:table-cell table:formula="of:=ROUNDUP(MAX((100-MAX([.Y$5]+10*MIN([.Y$4]-[.$F56];0);0))*INT(([.$J56]-MAX([.Y$4]-[.$F56];0))*[.$I56])/100;0);0)" office:value-type="float" office:value="5" calcext:value-type="float">
            <text:p>5</text:p>
          </table:table-cell>
          <table:table-cell table:formula="of:=ROUNDUP(MAX((100-MAX([.Z$5]+10*MIN([.Z$4]-[.$F56];0);0))*INT(([.$J56]-MAX([.Z$4]-[.$F56];0))*[.$I56])/100;0);0)" office:value-type="float" office:value="3" calcext:value-type="float">
            <text:p>3</text:p>
          </table:table-cell>
          <table:table-cell table:formula="of:=ROUNDUP(MAX((100-MAX([.AA$5]+10*MIN([.AA$4]-[.$F56];0);0))*INT(([.$J56]-MAX([.AA$4]-[.$F56];0))*[.$I56])/100;0);0)" office:value-type="float" office:value="3" calcext:value-type="float">
            <text:p>3</text:p>
          </table:table-cell>
          <table:table-cell table:formula="of:=ROUNDUP(MAX((100-MAX([.AB$5]+10*MIN([.AB$4]-[.$F56];0);0))*INT(([.$J56]-MAX([.AB$4]-[.$F56];0))*[.$I56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LOOKUP([.$B57];[$'EcCo ammo'.$A$2:$'EcCo ammo'.$A$33];[$'EcCo ammo'.F$2:$'EcCo ammo'.F$33])" office:value-type="float" office:value="-30" calcext:value-type="float">
            <text:p>-30</text:p>
          </table:table-cell>
          <table:table-cell table:formula="of:=LOOKUP([.$B57];[$'EcCo ammo'.$A$2:$'EcCo ammo'.$A$33];[$'EcCo ammo'.G$2:$'EcCo ammo'.G$33])" office:value-type="float" office:value="20" calcext:value-type="float">
            <text:p>20</text:p>
          </table:table-cell>
          <table:table-cell table:formula="of:=LOOKUP([.$B57];[$'EcCo ammo'.$A$2:$'EcCo ammo'.$A$33];[$'EcCo ammo'.H$2:$'EcCo ammo'.H$33])" office:value-type="float" office:value="1" calcext:value-type="float">
            <text:p>1</text:p>
          </table:table-cell>
          <table:table-cell table:formula="of:=LOOKUP([.$B57];[$'EcCo ammo'.$A$2:$'EcCo ammo'.$A$33];[$'EcCo ammo'.I$2:$'EcCo ammo'.I$33])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.00</text:p>
          </table:table-cell>
          <table:table-cell table:formula="of:=ROUND(AVERAGE([.C57];[.D57]))" office:value-type="float" office:value="40" calcext:value-type="float">
            <text:p>40</text:p>
          </table:table-cell>
          <table:table-cell/>
          <table:table-cell table:formula="of:=ROUNDUP(MAX((100-MAX([.L$5]+10*MIN([.L$4]-[.$F57];0);0))*INT(([.$J57]-MAX([.L$4]-[.$F57];0))*[.$I57])/100;0);0)" office:value-type="float" office:value="40" calcext:value-type="float">
            <text:p>40</text:p>
          </table:table-cell>
          <table:table-cell table:formula="of:=ROUNDUP(MAX((100-MAX([.M$5]+10*MIN([.M$4]-[.$F57];0);0))*INT(([.$J57]-MAX([.M$4]-[.$F57];0))*[.$I57])/100;0);0)" office:value-type="float" office:value="40" calcext:value-type="float">
            <text:p>40</text:p>
          </table:table-cell>
          <table:table-cell table:formula="of:=ROUNDUP(MAX((100-MAX([.N$5]+10*MIN([.N$4]-[.$F57];0);0))*INT(([.$J57]-MAX([.N$4]-[.$F57];0))*[.$I57])/100;0);0)" office:value-type="float" office:value="40" calcext:value-type="float">
            <text:p>40</text:p>
          </table:table-cell>
          <table:table-cell table:formula="of:=ROUNDUP(MAX((100-MAX([.O$5]+10*MIN([.O$4]-[.$F57];0);0))*INT(([.$J57]-MAX([.O$4]-[.$F57];0))*[.$I57])/100;0);0)" office:value-type="float" office:value="40" calcext:value-type="float">
            <text:p>40</text:p>
          </table:table-cell>
          <table:table-cell table:formula="of:=ROUNDUP(MAX((100-MAX([.P$5]+10*MIN([.P$4]-[.$F57];0);0))*INT(([.$J57]-MAX([.P$4]-[.$F57];0))*[.$I57])/100;0);0)" office:value-type="float" office:value="40" calcext:value-type="float">
            <text:p>40</text:p>
          </table:table-cell>
          <table:table-cell table:formula="of:=ROUNDUP(MAX((100-MAX([.Q$5]+10*MIN([.Q$4]-[.$F57];0);0))*INT(([.$J57]-MAX([.Q$4]-[.$F57];0))*[.$I57])/100;0);0)" office:value-type="float" office:value="40" calcext:value-type="float">
            <text:p>40</text:p>
          </table:table-cell>
          <table:table-cell table:formula="of:=ROUNDUP(MAX((100-MAX([.R$5]+10*MIN([.R$4]-[.$F57];0);0))*INT(([.$J57]-MAX([.R$4]-[.$F57];0))*[.$I57])/100;0);0)" office:value-type="float" office:value="40" calcext:value-type="float">
            <text:p>40</text:p>
          </table:table-cell>
          <table:table-cell table:formula="of:=ROUNDUP(MAX((100-MAX([.S$5]+10*MIN([.S$4]-[.$F57];0);0))*INT(([.$J57]-MAX([.S$4]-[.$F57];0))*[.$I57])/100;0);0)" office:value-type="float" office:value="40" calcext:value-type="float">
            <text:p>40</text:p>
          </table:table-cell>
          <table:table-cell table:formula="of:=ROUNDUP(MAX((100-MAX([.T$5]+10*MIN([.T$4]-[.$F57];0);0))*INT(([.$J57]-MAX([.T$4]-[.$F57];0))*[.$I57])/100;0);0)" office:value-type="float" office:value="40" calcext:value-type="float">
            <text:p>40</text:p>
          </table:table-cell>
          <table:table-cell table:formula="of:=ROUNDUP(MAX((100-MAX([.U$5]+10*MIN([.U$4]-[.$F57];0);0))*INT(([.$J57]-MAX([.U$4]-[.$F57];0))*[.$I57])/100;0);0)" office:value-type="float" office:value="40" calcext:value-type="float">
            <text:p>40</text:p>
          </table:table-cell>
          <table:table-cell table:formula="of:=ROUNDUP(MAX((100-MAX([.V$5]+10*MIN([.V$4]-[.$F57];0);0))*INT(([.$J57]-MAX([.V$4]-[.$F57];0))*[.$I57])/100;0);0)" office:value-type="float" office:value="40" calcext:value-type="float">
            <text:p>40</text:p>
          </table:table-cell>
          <table:table-cell table:formula="of:=ROUNDUP(MAX((100-MAX([.W$5]+10*MIN([.W$4]-[.$F57];0);0))*INT(([.$J57]-MAX([.W$4]-[.$F57];0))*[.$I57])/100;0);0)" office:value-type="float" office:value="40" calcext:value-type="float">
            <text:p>40</text:p>
          </table:table-cell>
          <table:table-cell table:formula="of:=ROUNDUP(MAX((100-MAX([.X$5]+10*MIN([.X$4]-[.$F57];0);0))*INT(([.$J57]-MAX([.X$4]-[.$F57];0))*[.$I57])/100;0);0)" office:value-type="float" office:value="40" calcext:value-type="float">
            <text:p>40</text:p>
          </table:table-cell>
          <table:table-cell table:formula="of:=ROUNDUP(MAX((100-MAX([.Y$5]+10*MIN([.Y$4]-[.$F57];0);0))*INT(([.$J57]-MAX([.Y$4]-[.$F57];0))*[.$I57])/100;0);0)" office:value-type="float" office:value="40" calcext:value-type="float">
            <text:p>40</text:p>
          </table:table-cell>
          <table:table-cell table:formula="of:=ROUNDUP(MAX((100-MAX([.Z$5]+10*MIN([.Z$4]-[.$F57];0);0))*INT(([.$J57]-MAX([.Z$4]-[.$F57];0))*[.$I57])/100;0);0)" office:value-type="float" office:value="38" calcext:value-type="float">
            <text:p>38</text:p>
          </table:table-cell>
          <table:table-cell table:formula="of:=ROUNDUP(MAX((100-MAX([.AA$5]+10*MIN([.AA$4]-[.$F57];0);0))*INT(([.$J57]-MAX([.AA$4]-[.$F57];0))*[.$I57])/100;0);0)" office:value-type="float" office:value="36" calcext:value-type="float">
            <text:p>36</text:p>
          </table:table-cell>
          <table:table-cell table:formula="of:=ROUNDUP(MAX((100-MAX([.AB$5]+10*MIN([.AB$4]-[.$F57];0);0))*INT(([.$J57]-MAX([.AB$4]-[.$F57];0))*[.$I57])/100;0)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LOOKUP([.$B58];[$'EcCo ammo'.$A$2:$'EcCo ammo'.$A$33];[$'EcCo ammo'.F$2:$'EcCo ammo'.F$33])" office:value-type="float" office:value="-30" calcext:value-type="float">
            <text:p>-30</text:p>
          </table:table-cell>
          <table:table-cell table:formula="of:=LOOKUP([.$B58];[$'EcCo ammo'.$A$2:$'EcCo ammo'.$A$33];[$'EcCo ammo'.G$2:$'EcCo ammo'.G$33])" office:value-type="float" office:value="20" calcext:value-type="float">
            <text:p>20</text:p>
          </table:table-cell>
          <table:table-cell table:formula="of:=LOOKUP([.$B58];[$'EcCo ammo'.$A$2:$'EcCo ammo'.$A$33];[$'EcCo ammo'.H$2:$'EcCo ammo'.H$33])" office:value-type="float" office:value="1" calcext:value-type="float">
            <text:p>1</text:p>
          </table:table-cell>
          <table:table-cell table:formula="of:=LOOKUP([.$B58];[$'EcCo ammo'.$A$2:$'EcCo ammo'.$A$33];[$'EcCo ammo'.I$2:$'EcCo ammo'.I$33])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.00</text:p>
          </table:table-cell>
          <table:table-cell table:formula="of:=ROUND(AVERAGE([.C58];[.D58]))" office:value-type="float" office:value="27" calcext:value-type="float">
            <text:p>27</text:p>
          </table:table-cell>
          <table:table-cell/>
          <table:table-cell table:formula="of:=ROUNDUP(MAX((100-MAX([.L$5]+10*MIN([.L$4]-[.$F58];0);0))*INT(([.$J58]-MAX([.L$4]-[.$F58];0))*[.$I58])/100;0);0)" office:value-type="float" office:value="27" calcext:value-type="float">
            <text:p>27</text:p>
          </table:table-cell>
          <table:table-cell table:formula="of:=ROUNDUP(MAX((100-MAX([.M$5]+10*MIN([.M$4]-[.$F58];0);0))*INT(([.$J58]-MAX([.M$4]-[.$F58];0))*[.$I58])/100;0);0)" office:value-type="float" office:value="27" calcext:value-type="float">
            <text:p>27</text:p>
          </table:table-cell>
          <table:table-cell table:formula="of:=ROUNDUP(MAX((100-MAX([.N$5]+10*MIN([.N$4]-[.$F58];0);0))*INT(([.$J58]-MAX([.N$4]-[.$F58];0))*[.$I58])/100;0);0)" office:value-type="float" office:value="27" calcext:value-type="float">
            <text:p>27</text:p>
          </table:table-cell>
          <table:table-cell table:formula="of:=ROUNDUP(MAX((100-MAX([.O$5]+10*MIN([.O$4]-[.$F58];0);0))*INT(([.$J58]-MAX([.O$4]-[.$F58];0))*[.$I58])/100;0);0)" office:value-type="float" office:value="27" calcext:value-type="float">
            <text:p>27</text:p>
          </table:table-cell>
          <table:table-cell table:formula="of:=ROUNDUP(MAX((100-MAX([.P$5]+10*MIN([.P$4]-[.$F58];0);0))*INT(([.$J58]-MAX([.P$4]-[.$F58];0))*[.$I58])/100;0);0)" office:value-type="float" office:value="27" calcext:value-type="float">
            <text:p>27</text:p>
          </table:table-cell>
          <table:table-cell table:formula="of:=ROUNDUP(MAX((100-MAX([.Q$5]+10*MIN([.Q$4]-[.$F58];0);0))*INT(([.$J58]-MAX([.Q$4]-[.$F58];0))*[.$I58])/100;0);0)" office:value-type="float" office:value="27" calcext:value-type="float">
            <text:p>27</text:p>
          </table:table-cell>
          <table:table-cell table:formula="of:=ROUNDUP(MAX((100-MAX([.R$5]+10*MIN([.R$4]-[.$F58];0);0))*INT(([.$J58]-MAX([.R$4]-[.$F58];0))*[.$I58])/100;0);0)" office:value-type="float" office:value="27" calcext:value-type="float">
            <text:p>27</text:p>
          </table:table-cell>
          <table:table-cell table:formula="of:=ROUNDUP(MAX((100-MAX([.S$5]+10*MIN([.S$4]-[.$F58];0);0))*INT(([.$J58]-MAX([.S$4]-[.$F58];0))*[.$I58])/100;0);0)" office:value-type="float" office:value="27" calcext:value-type="float">
            <text:p>27</text:p>
          </table:table-cell>
          <table:table-cell table:formula="of:=ROUNDUP(MAX((100-MAX([.T$5]+10*MIN([.T$4]-[.$F58];0);0))*INT(([.$J58]-MAX([.T$4]-[.$F58];0))*[.$I58])/100;0);0)" office:value-type="float" office:value="27" calcext:value-type="float">
            <text:p>27</text:p>
          </table:table-cell>
          <table:table-cell table:formula="of:=ROUNDUP(MAX((100-MAX([.U$5]+10*MIN([.U$4]-[.$F58];0);0))*INT(([.$J58]-MAX([.U$4]-[.$F58];0))*[.$I58])/100;0);0)" office:value-type="float" office:value="27" calcext:value-type="float">
            <text:p>27</text:p>
          </table:table-cell>
          <table:table-cell table:formula="of:=ROUNDUP(MAX((100-MAX([.V$5]+10*MIN([.V$4]-[.$F58];0);0))*INT(([.$J58]-MAX([.V$4]-[.$F58];0))*[.$I58])/100;0);0)" office:value-type="float" office:value="27" calcext:value-type="float">
            <text:p>27</text:p>
          </table:table-cell>
          <table:table-cell table:formula="of:=ROUNDUP(MAX((100-MAX([.W$5]+10*MIN([.W$4]-[.$F58];0);0))*INT(([.$J58]-MAX([.W$4]-[.$F58];0))*[.$I58])/100;0);0)" office:value-type="float" office:value="27" calcext:value-type="float">
            <text:p>27</text:p>
          </table:table-cell>
          <table:table-cell table:formula="of:=ROUNDUP(MAX((100-MAX([.X$5]+10*MIN([.X$4]-[.$F58];0);0))*INT(([.$J58]-MAX([.X$4]-[.$F58];0))*[.$I58])/100;0);0)" office:value-type="float" office:value="27" calcext:value-type="float">
            <text:p>27</text:p>
          </table:table-cell>
          <table:table-cell table:formula="of:=ROUNDUP(MAX((100-MAX([.Y$5]+10*MIN([.Y$4]-[.$F58];0);0))*INT(([.$J58]-MAX([.Y$4]-[.$F58];0))*[.$I58])/100;0);0)" office:value-type="float" office:value="27" calcext:value-type="float">
            <text:p>27</text:p>
          </table:table-cell>
          <table:table-cell table:formula="of:=ROUNDUP(MAX((100-MAX([.Z$5]+10*MIN([.Z$4]-[.$F58];0);0))*INT(([.$J58]-MAX([.Z$4]-[.$F58];0))*[.$I58])/100;0);0)" office:value-type="float" office:value="26" calcext:value-type="float">
            <text:p>26</text:p>
          </table:table-cell>
          <table:table-cell table:formula="of:=ROUNDUP(MAX((100-MAX([.AA$5]+10*MIN([.AA$4]-[.$F58];0);0))*INT(([.$J58]-MAX([.AA$4]-[.$F58];0))*[.$I58])/100;0);0)" office:value-type="float" office:value="25" calcext:value-type="float">
            <text:p>25</text:p>
          </table:table-cell>
          <table:table-cell table:formula="of:=ROUNDUP(MAX((100-MAX([.AB$5]+10*MIN([.AB$4]-[.$F58];0);0))*INT(([.$J58]-MAX([.AB$4]-[.$F58];0))*[.$I58])/100;0)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LOOKUP([.$B59];[$'EcCo ammo'.$A$2:$'EcCo ammo'.$A$33];[$'EcCo ammo'.F$2:$'EcCo ammo'.F$33])" office:value-type="float" office:value="-5" calcext:value-type="float">
            <text:p>-5</text:p>
          </table:table-cell>
          <table:table-cell table:formula="of:=LOOKUP([.$B59];[$'EcCo ammo'.$A$2:$'EcCo ammo'.$A$33];[$'EcCo ammo'.G$2:$'EcCo ammo'.G$33])" office:value-type="float" office:value="8" calcext:value-type="float">
            <text:p>8</text:p>
          </table:table-cell>
          <table:table-cell table:formula="of:=LOOKUP([.$B59];[$'EcCo ammo'.$A$2:$'EcCo ammo'.$A$33];[$'EcCo ammo'.H$2:$'EcCo ammo'.H$33])" office:value-type="float" office:value="1" calcext:value-type="float">
            <text:p>1</text:p>
          </table:table-cell>
          <table:table-cell table:formula="of:=LOOKUP([.$B59];[$'EcCo ammo'.$A$2:$'EcCo ammo'.$A$33];[$'EcCo ammo'.I$2:$'EcCo ammo'.I$33])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ROUNDUP(MAX((100-MAX([.L$5]+10*MIN([.L$4]-[.$F59];0);0))*INT(([.$J59]-MAX([.L$4]-[.$F59];0))*[.$I59])/100;0);0)" office:value-type="float" office:value="15" calcext:value-type="float">
            <text:p>15</text:p>
          </table:table-cell>
          <table:table-cell table:formula="of:=ROUNDUP(MAX((100-MAX([.M$5]+10*MIN([.M$4]-[.$F59];0);0))*INT(([.$J59]-MAX([.M$4]-[.$F59];0))*[.$I59])/100;0);0)" office:value-type="float" office:value="15" calcext:value-type="float">
            <text:p>15</text:p>
          </table:table-cell>
          <table:table-cell table:formula="of:=ROUNDUP(MAX((100-MAX([.N$5]+10*MIN([.N$4]-[.$F59];0);0))*INT(([.$J59]-MAX([.N$4]-[.$F59];0))*[.$I59])/100;0);0)" office:value-type="float" office:value="15" calcext:value-type="float">
            <text:p>15</text:p>
          </table:table-cell>
          <table:table-cell table:formula="of:=ROUNDUP(MAX((100-MAX([.O$5]+10*MIN([.O$4]-[.$F59];0);0))*INT(([.$J59]-MAX([.O$4]-[.$F59];0))*[.$I59])/100;0);0)" office:value-type="float" office:value="15" calcext:value-type="float">
            <text:p>15</text:p>
          </table:table-cell>
          <table:table-cell table:formula="of:=ROUNDUP(MAX((100-MAX([.P$5]+10*MIN([.P$4]-[.$F59];0);0))*INT(([.$J59]-MAX([.P$4]-[.$F59];0))*[.$I59])/100;0);0)" office:value-type="float" office:value="15" calcext:value-type="float">
            <text:p>15</text:p>
          </table:table-cell>
          <table:table-cell table:formula="of:=ROUNDUP(MAX((100-MAX([.Q$5]+10*MIN([.Q$4]-[.$F59];0);0))*INT(([.$J59]-MAX([.Q$4]-[.$F59];0))*[.$I59])/100;0);0)" office:value-type="float" office:value="15" calcext:value-type="float">
            <text:p>15</text:p>
          </table:table-cell>
          <table:table-cell table:formula="of:=ROUNDUP(MAX((100-MAX([.R$5]+10*MIN([.R$4]-[.$F59];0);0))*INT(([.$J59]-MAX([.R$4]-[.$F59];0))*[.$I59])/100;0);0)" office:value-type="float" office:value="15" calcext:value-type="float">
            <text:p>15</text:p>
          </table:table-cell>
          <table:table-cell table:formula="of:=ROUNDUP(MAX((100-MAX([.S$5]+10*MIN([.S$4]-[.$F59];0);0))*INT(([.$J59]-MAX([.S$4]-[.$F59];0))*[.$I59])/100;0);0)" office:value-type="float" office:value="15" calcext:value-type="float">
            <text:p>15</text:p>
          </table:table-cell>
          <table:table-cell table:formula="of:=ROUNDUP(MAX((100-MAX([.T$5]+10*MIN([.T$4]-[.$F59];0);0))*INT(([.$J59]-MAX([.T$4]-[.$F59];0))*[.$I59])/100;0);0)" office:value-type="float" office:value="15" calcext:value-type="float">
            <text:p>15</text:p>
          </table:table-cell>
          <table:table-cell table:formula="of:=ROUNDUP(MAX((100-MAX([.U$5]+10*MIN([.U$4]-[.$F59];0);0))*INT(([.$J59]-MAX([.U$4]-[.$F59];0))*[.$I59])/100;0);0)" office:value-type="float" office:value="12" calcext:value-type="float">
            <text:p>12</text:p>
          </table:table-cell>
          <table:table-cell table:formula="of:=ROUNDUP(MAX((100-MAX([.V$5]+10*MIN([.V$4]-[.$F59];0);0))*INT(([.$J59]-MAX([.V$4]-[.$F59];0))*[.$I59])/100;0);0)" office:value-type="float" office:value="12" calcext:value-type="float">
            <text:p>12</text:p>
          </table:table-cell>
          <table:table-cell table:formula="of:=ROUNDUP(MAX((100-MAX([.W$5]+10*MIN([.W$4]-[.$F59];0);0))*INT(([.$J59]-MAX([.W$4]-[.$F59];0))*[.$I59])/100;0);0)" office:value-type="float" office:value="9" calcext:value-type="float">
            <text:p>9</text:p>
          </table:table-cell>
          <table:table-cell table:formula="of:=ROUNDUP(MAX((100-MAX([.X$5]+10*MIN([.X$4]-[.$F59];0);0))*INT(([.$J59]-MAX([.X$4]-[.$F59];0))*[.$I59])/100;0);0)" office:value-type="float" office:value="7" calcext:value-type="float">
            <text:p>7</text:p>
          </table:table-cell>
          <table:table-cell table:formula="of:=ROUNDUP(MAX((100-MAX([.Y$5]+10*MIN([.Y$4]-[.$F59];0);0))*INT(([.$J59]-MAX([.Y$4]-[.$F59];0))*[.$I59])/100;0);0)" office:value-type="float" office:value="6" calcext:value-type="float">
            <text:p>6</text:p>
          </table:table-cell>
          <table:table-cell table:formula="of:=ROUNDUP(MAX((100-MAX([.Z$5]+10*MIN([.Z$4]-[.$F59];0);0))*INT(([.$J59]-MAX([.Z$4]-[.$F59];0))*[.$I59])/100;0);0)" office:value-type="float" office:value="4" calcext:value-type="float">
            <text:p>4</text:p>
          </table:table-cell>
          <table:table-cell table:formula="of:=ROUNDUP(MAX((100-MAX([.AA$5]+10*MIN([.AA$4]-[.$F59];0);0))*INT(([.$J59]-MAX([.AA$4]-[.$F59];0))*[.$I59])/100;0);0)" office:value-type="float" office:value="3" calcext:value-type="float">
            <text:p>3</text:p>
          </table:table-cell>
          <table:table-cell table:formula="of:=ROUNDUP(MAX((100-MAX([.AB$5]+10*MIN([.AB$4]-[.$F59];0);0))*INT(([.$J59]-MAX([.AB$4]-[.$F59];0))*[.$I59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LOOKUP([.$B60];[$'EcCo ammo'.$A$2:$'EcCo ammo'.$A$33];[$'EcCo ammo'.F$2:$'EcCo ammo'.F$33])" office:value-type="float" office:value="-5" calcext:value-type="float">
            <text:p>-5</text:p>
          </table:table-cell>
          <table:table-cell table:formula="of:=LOOKUP([.$B60];[$'EcCo ammo'.$A$2:$'EcCo ammo'.$A$33];[$'EcCo ammo'.G$2:$'EcCo ammo'.G$33])" office:value-type="float" office:value="8" calcext:value-type="float">
            <text:p>8</text:p>
          </table:table-cell>
          <table:table-cell table:formula="of:=LOOKUP([.$B60];[$'EcCo ammo'.$A$2:$'EcCo ammo'.$A$33];[$'EcCo ammo'.H$2:$'EcCo ammo'.H$33])" office:value-type="float" office:value="1" calcext:value-type="float">
            <text:p>1</text:p>
          </table:table-cell>
          <table:table-cell table:formula="of:=LOOKUP([.$B60];[$'EcCo ammo'.$A$2:$'EcCo ammo'.$A$33];[$'EcCo ammo'.I$2:$'EcCo ammo'.I$33])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ROUNDUP(MAX((100-MAX([.L$5]+10*MIN([.L$4]-[.$F60];0);0))*INT(([.$J60]-MAX([.L$4]-[.$F60];0))*[.$I60])/100;0);0)" office:value-type="float" office:value="18" calcext:value-type="float">
            <text:p>18</text:p>
          </table:table-cell>
          <table:table-cell table:formula="of:=ROUNDUP(MAX((100-MAX([.M$5]+10*MIN([.M$4]-[.$F60];0);0))*INT(([.$J60]-MAX([.M$4]-[.$F60];0))*[.$I60])/100;0);0)" office:value-type="float" office:value="18" calcext:value-type="float">
            <text:p>18</text:p>
          </table:table-cell>
          <table:table-cell table:formula="of:=ROUNDUP(MAX((100-MAX([.N$5]+10*MIN([.N$4]-[.$F60];0);0))*INT(([.$J60]-MAX([.N$4]-[.$F60];0))*[.$I60])/100;0);0)" office:value-type="float" office:value="18" calcext:value-type="float">
            <text:p>18</text:p>
          </table:table-cell>
          <table:table-cell table:formula="of:=ROUNDUP(MAX((100-MAX([.O$5]+10*MIN([.O$4]-[.$F60];0);0))*INT(([.$J60]-MAX([.O$4]-[.$F60];0))*[.$I60])/100;0);0)" office:value-type="float" office:value="18" calcext:value-type="float">
            <text:p>18</text:p>
          </table:table-cell>
          <table:table-cell table:formula="of:=ROUNDUP(MAX((100-MAX([.P$5]+10*MIN([.P$4]-[.$F60];0);0))*INT(([.$J60]-MAX([.P$4]-[.$F60];0))*[.$I60])/100;0);0)" office:value-type="float" office:value="18" calcext:value-type="float">
            <text:p>18</text:p>
          </table:table-cell>
          <table:table-cell table:formula="of:=ROUNDUP(MAX((100-MAX([.Q$5]+10*MIN([.Q$4]-[.$F60];0);0))*INT(([.$J60]-MAX([.Q$4]-[.$F60];0))*[.$I60])/100;0);0)" office:value-type="float" office:value="18" calcext:value-type="float">
            <text:p>18</text:p>
          </table:table-cell>
          <table:table-cell table:formula="of:=ROUNDUP(MAX((100-MAX([.R$5]+10*MIN([.R$4]-[.$F60];0);0))*INT(([.$J60]-MAX([.R$4]-[.$F60];0))*[.$I60])/100;0);0)" office:value-type="float" office:value="18" calcext:value-type="float">
            <text:p>18</text:p>
          </table:table-cell>
          <table:table-cell table:formula="of:=ROUNDUP(MAX((100-MAX([.S$5]+10*MIN([.S$4]-[.$F60];0);0))*INT(([.$J60]-MAX([.S$4]-[.$F60];0))*[.$I60])/100;0);0)" office:value-type="float" office:value="18" calcext:value-type="float">
            <text:p>18</text:p>
          </table:table-cell>
          <table:table-cell table:formula="of:=ROUNDUP(MAX((100-MAX([.T$5]+10*MIN([.T$4]-[.$F60];0);0))*INT(([.$J60]-MAX([.T$4]-[.$F60];0))*[.$I60])/100;0);0)" office:value-type="float" office:value="18" calcext:value-type="float">
            <text:p>18</text:p>
          </table:table-cell>
          <table:table-cell table:formula="of:=ROUNDUP(MAX((100-MAX([.U$5]+10*MIN([.U$4]-[.$F60];0);0))*INT(([.$J60]-MAX([.U$4]-[.$F60];0))*[.$I60])/100;0);0)" office:value-type="float" office:value="15" calcext:value-type="float">
            <text:p>15</text:p>
          </table:table-cell>
          <table:table-cell table:formula="of:=ROUNDUP(MAX((100-MAX([.V$5]+10*MIN([.V$4]-[.$F60];0);0))*INT(([.$J60]-MAX([.V$4]-[.$F60];0))*[.$I60])/100;0);0)" office:value-type="float" office:value="14" calcext:value-type="float">
            <text:p>14</text:p>
          </table:table-cell>
          <table:table-cell table:formula="of:=ROUNDUP(MAX((100-MAX([.W$5]+10*MIN([.W$4]-[.$F60];0);0))*INT(([.$J60]-MAX([.W$4]-[.$F60];0))*[.$I60])/100;0);0)" office:value-type="float" office:value="10" calcext:value-type="float">
            <text:p>10</text:p>
          </table:table-cell>
          <table:table-cell table:formula="of:=ROUNDUP(MAX((100-MAX([.X$5]+10*MIN([.X$4]-[.$F60];0);0))*INT(([.$J60]-MAX([.X$4]-[.$F60];0))*[.$I60])/100;0);0)" office:value-type="float" office:value="8" calcext:value-type="float">
            <text:p>8</text:p>
          </table:table-cell>
          <table:table-cell table:formula="of:=ROUNDUP(MAX((100-MAX([.Y$5]+10*MIN([.Y$4]-[.$F60];0);0))*INT(([.$J60]-MAX([.Y$4]-[.$F60];0))*[.$I60])/100;0);0)" office:value-type="float" office:value="7" calcext:value-type="float">
            <text:p>7</text:p>
          </table:table-cell>
          <table:table-cell table:formula="of:=ROUNDUP(MAX((100-MAX([.Z$5]+10*MIN([.Z$4]-[.$F60];0);0))*INT(([.$J60]-MAX([.Z$4]-[.$F60];0))*[.$I60])/100;0);0)" office:value-type="float" office:value="5" calcext:value-type="float">
            <text:p>5</text:p>
          </table:table-cell>
          <table:table-cell table:formula="of:=ROUNDUP(MAX((100-MAX([.AA$5]+10*MIN([.AA$4]-[.$F60];0);0))*INT(([.$J60]-MAX([.AA$4]-[.$F60];0))*[.$I60])/100;0);0)" office:value-type="float" office:value="4" calcext:value-type="float">
            <text:p>4</text:p>
          </table:table-cell>
          <table:table-cell table:formula="of:=ROUNDUP(MAX((100-MAX([.AB$5]+10*MIN([.AB$4]-[.$F60];0);0))*INT(([.$J60]-MAX([.AB$4]-[.$F60];0))*[.$I60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LOOKUP([.$B61];[$'EcCo ammo'.$A$2:$'EcCo ammo'.$A$33];[$'EcCo ammo'.F$2:$'EcCo ammo'.F$33])" office:value-type="float" office:value="-5" calcext:value-type="float">
            <text:p>-5</text:p>
          </table:table-cell>
          <table:table-cell table:formula="of:=LOOKUP([.$B61];[$'EcCo ammo'.$A$2:$'EcCo ammo'.$A$33];[$'EcCo ammo'.G$2:$'EcCo ammo'.G$33])" office:value-type="float" office:value="8" calcext:value-type="float">
            <text:p>8</text:p>
          </table:table-cell>
          <table:table-cell table:formula="of:=LOOKUP([.$B61];[$'EcCo ammo'.$A$2:$'EcCo ammo'.$A$33];[$'EcCo ammo'.H$2:$'EcCo ammo'.H$33])" office:value-type="float" office:value="1" calcext:value-type="float">
            <text:p>1</text:p>
          </table:table-cell>
          <table:table-cell table:formula="of:=LOOKUP([.$B61];[$'EcCo ammo'.$A$2:$'EcCo ammo'.$A$33];[$'EcCo ammo'.I$2:$'EcCo ammo'.I$33])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.00</text:p>
          </table:table-cell>
          <table:table-cell table:formula="of:=ROUND(AVERAGE([.C61];[.D61]))" office:value-type="float" office:value="19" calcext:value-type="float">
            <text:p>19</text:p>
          </table:table-cell>
          <table:table-cell/>
          <table:table-cell table:formula="of:=ROUNDUP(MAX((100-MAX([.L$5]+10*MIN([.L$4]-[.$F61];0);0))*INT(([.$J61]-MAX([.L$4]-[.$F61];0))*[.$I61])/100;0);0)" office:value-type="float" office:value="19" calcext:value-type="float">
            <text:p>19</text:p>
          </table:table-cell>
          <table:table-cell table:formula="of:=ROUNDUP(MAX((100-MAX([.M$5]+10*MIN([.M$4]-[.$F61];0);0))*INT(([.$J61]-MAX([.M$4]-[.$F61];0))*[.$I61])/100;0);0)" office:value-type="float" office:value="19" calcext:value-type="float">
            <text:p>19</text:p>
          </table:table-cell>
          <table:table-cell table:formula="of:=ROUNDUP(MAX((100-MAX([.N$5]+10*MIN([.N$4]-[.$F61];0);0))*INT(([.$J61]-MAX([.N$4]-[.$F61];0))*[.$I61])/100;0);0)" office:value-type="float" office:value="19" calcext:value-type="float">
            <text:p>19</text:p>
          </table:table-cell>
          <table:table-cell table:formula="of:=ROUNDUP(MAX((100-MAX([.O$5]+10*MIN([.O$4]-[.$F61];0);0))*INT(([.$J61]-MAX([.O$4]-[.$F61];0))*[.$I61])/100;0);0)" office:value-type="float" office:value="19" calcext:value-type="float">
            <text:p>19</text:p>
          </table:table-cell>
          <table:table-cell table:formula="of:=ROUNDUP(MAX((100-MAX([.P$5]+10*MIN([.P$4]-[.$F61];0);0))*INT(([.$J61]-MAX([.P$4]-[.$F61];0))*[.$I61])/100;0);0)" office:value-type="float" office:value="19" calcext:value-type="float">
            <text:p>19</text:p>
          </table:table-cell>
          <table:table-cell table:formula="of:=ROUNDUP(MAX((100-MAX([.Q$5]+10*MIN([.Q$4]-[.$F61];0);0))*INT(([.$J61]-MAX([.Q$4]-[.$F61];0))*[.$I61])/100;0);0)" office:value-type="float" office:value="19" calcext:value-type="float">
            <text:p>19</text:p>
          </table:table-cell>
          <table:table-cell table:formula="of:=ROUNDUP(MAX((100-MAX([.R$5]+10*MIN([.R$4]-[.$F61];0);0))*INT(([.$J61]-MAX([.R$4]-[.$F61];0))*[.$I61])/100;0);0)" office:value-type="float" office:value="19" calcext:value-type="float">
            <text:p>19</text:p>
          </table:table-cell>
          <table:table-cell table:formula="of:=ROUNDUP(MAX((100-MAX([.S$5]+10*MIN([.S$4]-[.$F61];0);0))*INT(([.$J61]-MAX([.S$4]-[.$F61];0))*[.$I61])/100;0);0)" office:value-type="float" office:value="19" calcext:value-type="float">
            <text:p>19</text:p>
          </table:table-cell>
          <table:table-cell table:formula="of:=ROUNDUP(MAX((100-MAX([.T$5]+10*MIN([.T$4]-[.$F61];0);0))*INT(([.$J61]-MAX([.T$4]-[.$F61];0))*[.$I61])/100;0);0)" office:value-type="float" office:value="19" calcext:value-type="float">
            <text:p>19</text:p>
          </table:table-cell>
          <table:table-cell table:formula="of:=ROUNDUP(MAX((100-MAX([.U$5]+10*MIN([.U$4]-[.$F61];0);0))*INT(([.$J61]-MAX([.U$4]-[.$F61];0))*[.$I61])/100;0);0)" office:value-type="float" office:value="16" calcext:value-type="float">
            <text:p>16</text:p>
          </table:table-cell>
          <table:table-cell table:formula="of:=ROUNDUP(MAX((100-MAX([.V$5]+10*MIN([.V$4]-[.$F61];0);0))*INT(([.$J61]-MAX([.V$4]-[.$F61];0))*[.$I61])/100;0);0)" office:value-type="float" office:value="15" calcext:value-type="float">
            <text:p>15</text:p>
          </table:table-cell>
          <table:table-cell table:formula="of:=ROUNDUP(MAX((100-MAX([.W$5]+10*MIN([.W$4]-[.$F61];0);0))*INT(([.$J61]-MAX([.W$4]-[.$F61];0))*[.$I61])/100;0);0)" office:value-type="float" office:value="11" calcext:value-type="float">
            <text:p>11</text:p>
          </table:table-cell>
          <table:table-cell table:formula="of:=ROUNDUP(MAX((100-MAX([.X$5]+10*MIN([.X$4]-[.$F61];0);0))*INT(([.$J61]-MAX([.X$4]-[.$F61];0))*[.$I61])/100;0);0)" office:value-type="float" office:value="9" calcext:value-type="float">
            <text:p>9</text:p>
          </table:table-cell>
          <table:table-cell table:formula="of:=ROUNDUP(MAX((100-MAX([.Y$5]+10*MIN([.Y$4]-[.$F61];0);0))*INT(([.$J61]-MAX([.Y$4]-[.$F61];0))*[.$I61])/100;0);0)" office:value-type="float" office:value="8" calcext:value-type="float">
            <text:p>8</text:p>
          </table:table-cell>
          <table:table-cell table:formula="of:=ROUNDUP(MAX((100-MAX([.Z$5]+10*MIN([.Z$4]-[.$F61];0);0))*INT(([.$J61]-MAX([.Z$4]-[.$F61];0))*[.$I61])/100;0);0)" office:value-type="float" office:value="5" calcext:value-type="float">
            <text:p>5</text:p>
          </table:table-cell>
          <table:table-cell table:formula="of:=ROUNDUP(MAX((100-MAX([.AA$5]+10*MIN([.AA$4]-[.$F61];0);0))*INT(([.$J61]-MAX([.AA$4]-[.$F61];0))*[.$I61])/100;0);0)" office:value-type="float" office:value="4" calcext:value-type="float">
            <text:p>4</text:p>
          </table:table-cell>
          <table:table-cell table:formula="of:=ROUNDUP(MAX((100-MAX([.AB$5]+10*MIN([.AB$4]-[.$F61];0);0))*INT(([.$J61]-MAX([.AB$4]-[.$F61];0))*[.$I61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2];[$'EcCo ammo'.$A$2:$'EcCo ammo'.$A$33];[$'EcCo ammo'.F$2:$'EcCo ammo'.F$33])" office:value-type="float" office:value="10" calcext:value-type="float">
            <text:p>10</text:p>
          </table:table-cell>
          <table:table-cell table:formula="of:=LOOKUP([.$B62];[$'EcCo ammo'.$A$2:$'EcCo ammo'.$A$33];[$'EcCo ammo'.G$2:$'EcCo ammo'.G$33])" office:value-type="float" office:value="0" calcext:value-type="float">
            <text:p>0</text:p>
          </table:table-cell>
          <table:table-cell table:formula="of:=LOOKUP([.$B62];[$'EcCo ammo'.$A$2:$'EcCo ammo'.$A$33];[$'EcCo ammo'.H$2:$'EcCo ammo'.H$33])" office:value-type="float" office:value="4" calcext:value-type="float">
            <text:p>4</text:p>
          </table:table-cell>
          <table:table-cell table:formula="of:=LOOKUP([.$B62];[$'EcCo ammo'.$A$2:$'EcCo ammo'.$A$33];[$'EcCo ammo'.I$2:$'EcCo ammo'.I$33])" office:value-type="float" office:value="3" calcext:value-type="float">
            <text:p>3</text:p>
          </table:table-cell>
          <table:table-cell table:formula="of:=[.G62]/[.H62]" office:value-type="float" office:value="1.33333333333333" calcext:value-type="float">
            <text:p>1.33</text:p>
          </table:table-cell>
          <table:table-cell table:formula="of:=ROUND(AVERAGE([.C62];[.D62]))" office:value-type="float" office:value="13" calcext:value-type="float">
            <text:p>13</text:p>
          </table:table-cell>
          <table:table-cell/>
          <table:table-cell table:formula="of:=ROUNDUP(MAX((100-MAX([.L$5]+10*MIN([.L$4]-[.$F62];0);0))*INT(([.$J62]-MAX([.L$4]-[.$F62];0))*[.$I62])/100;0);0)" office:value-type="float" office:value="17" calcext:value-type="float">
            <text:p>17</text:p>
          </table:table-cell>
          <table:table-cell table:formula="of:=ROUNDUP(MAX((100-MAX([.M$5]+10*MIN([.M$4]-[.$F62];0);0))*INT(([.$J62]-MAX([.M$4]-[.$F62];0))*[.$I62])/100;0);0)" office:value-type="float" office:value="16" calcext:value-type="float">
            <text:p>16</text:p>
          </table:table-cell>
          <table:table-cell table:formula="of:=ROUNDUP(MAX((100-MAX([.N$5]+10*MIN([.N$4]-[.$F62];0);0))*INT(([.$J62]-MAX([.N$4]-[.$F62];0))*[.$I62])/100;0);0)" office:value-type="float" office:value="14" calcext:value-type="float">
            <text:p>14</text:p>
          </table:table-cell>
          <table:table-cell table:formula="of:=ROUNDUP(MAX((100-MAX([.O$5]+10*MIN([.O$4]-[.$F62];0);0))*INT(([.$J62]-MAX([.O$4]-[.$F62];0))*[.$I62])/100;0);0)" office:value-type="float" office:value="11" calcext:value-type="float">
            <text:p>11</text:p>
          </table:table-cell>
          <table:table-cell table:formula="of:=ROUNDUP(MAX((100-MAX([.P$5]+10*MIN([.P$4]-[.$F62];0);0))*INT(([.$J62]-MAX([.P$4]-[.$F62];0))*[.$I62])/100;0);0)" office:value-type="float" office:value="10" calcext:value-type="float">
            <text:p>10</text:p>
          </table:table-cell>
          <table:table-cell table:formula="of:=ROUNDUP(MAX((100-MAX([.Q$5]+10*MIN([.Q$4]-[.$F62];0);0))*INT(([.$J62]-MAX([.Q$4]-[.$F62];0))*[.$I62])/100;0);0)" office:value-type="float" office:value="10" calcext:value-type="float">
            <text:p>10</text:p>
          </table:table-cell>
          <table:table-cell table:formula="of:=ROUNDUP(MAX((100-MAX([.R$5]+10*MIN([.R$4]-[.$F62];0);0))*INT(([.$J62]-MAX([.R$4]-[.$F62];0))*[.$I62])/100;0);0)" office:value-type="float" office:value="9" calcext:value-type="float">
            <text:p>9</text:p>
          </table:table-cell>
          <table:table-cell table:formula="of:=ROUNDUP(MAX((100-MAX([.S$5]+10*MIN([.S$4]-[.$F62];0);0))*INT(([.$J62]-MAX([.S$4]-[.$F62];0))*[.$I62])/100;0);0)" office:value-type="float" office:value="8" calcext:value-type="float">
            <text:p>8</text:p>
          </table:table-cell>
          <table:table-cell table:formula="of:=ROUNDUP(MAX((100-MAX([.T$5]+10*MIN([.T$4]-[.$F62];0);0))*INT(([.$J62]-MAX([.T$4]-[.$F62];0))*[.$I62])/100;0);0)" office:value-type="float" office:value="8" calcext:value-type="float">
            <text:p>8</text:p>
          </table:table-cell>
          <table:table-cell table:formula="of:=ROUNDUP(MAX((100-MAX([.U$5]+10*MIN([.U$4]-[.$F62];0);0))*INT(([.$J62]-MAX([.U$4]-[.$F62];0))*[.$I62])/100;0);0)" office:value-type="float" office:value="6" calcext:value-type="float">
            <text:p>6</text:p>
          </table:table-cell>
          <table:table-cell table:formula="of:=ROUNDUP(MAX((100-MAX([.V$5]+10*MIN([.V$4]-[.$F62];0);0))*INT(([.$J62]-MAX([.V$4]-[.$F62];0))*[.$I62])/100;0);0)" office:value-type="float" office:value="5" calcext:value-type="float">
            <text:p>5</text:p>
          </table:table-cell>
          <table:table-cell table:formula="of:=ROUNDUP(MAX((100-MAX([.W$5]+10*MIN([.W$4]-[.$F62];0);0))*INT(([.$J62]-MAX([.W$4]-[.$F62];0))*[.$I62])/100;0);0)" office:value-type="float" office:value="4" calcext:value-type="float">
            <text:p>4</text:p>
          </table:table-cell>
          <table:table-cell table:formula="of:=ROUNDUP(MAX((100-MAX([.X$5]+10*MIN([.X$4]-[.$F62];0);0))*INT(([.$J62]-MAX([.X$4]-[.$F62];0))*[.$I62])/100;0);0)" office:value-type="float" office:value="2" calcext:value-type="float">
            <text:p>2</text:p>
          </table:table-cell>
          <table:table-cell table:formula="of:=ROUNDUP(MAX((100-MAX([.Y$5]+10*MIN([.Y$4]-[.$F62];0);0))*INT(([.$J62]-MAX([.Y$4]-[.$F62];0))*[.$I62])/100;0);0)" office:value-type="float" office:value="1" calcext:value-type="float">
            <text:p>1</text:p>
          </table:table-cell>
          <table:table-cell table:formula="of:=ROUNDUP(MAX((100-MAX([.Z$5]+10*MIN([.Z$4]-[.$F62];0);0))*INT(([.$J62]-MAX([.Z$4]-[.$F62];0))*[.$I62])/100;0);0)" office:value-type="float" office:value="0" calcext:value-type="float">
            <text:p>0</text:p>
          </table:table-cell>
          <table:table-cell table:formula="of:=ROUNDUP(MAX((100-MAX([.AA$5]+10*MIN([.AA$4]-[.$F62];0);0))*INT(([.$J62]-MAX([.AA$4]-[.$F62];0))*[.$I62])/100;0);0)" office:value-type="float" office:value="0" calcext:value-type="float">
            <text:p>0</text:p>
          </table:table-cell>
          <table:table-cell table:formula="of:=ROUNDUP(MAX((100-MAX([.AB$5]+10*MIN([.AB$4]-[.$F62];0);0))*INT(([.$J62]-MAX([.AB$4]-[.$F62];0))*[.$I62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3];[$'EcCo ammo'.$A$2:$'EcCo ammo'.$A$33];[$'EcCo ammo'.F$2:$'EcCo ammo'.F$33])" office:value-type="float" office:value="-10" calcext:value-type="float">
            <text:p>-10</text:p>
          </table:table-cell>
          <table:table-cell table:formula="of:=LOOKUP([.$B63];[$'EcCo ammo'.$A$2:$'EcCo ammo'.$A$33];[$'EcCo ammo'.G$2:$'EcCo ammo'.G$33])" office:value-type="float" office:value="6" calcext:value-type="float">
            <text:p>6</text:p>
          </table:table-cell>
          <table:table-cell table:formula="of:=LOOKUP([.$B63];[$'EcCo ammo'.$A$2:$'EcCo ammo'.$A$33];[$'EcCo ammo'.H$2:$'EcCo ammo'.H$33])" office:value-type="float" office:value="1" calcext:value-type="float">
            <text:p>1</text:p>
          </table:table-cell>
          <table:table-cell table:formula="of:=LOOKUP([.$B63];[$'EcCo ammo'.$A$2:$'EcCo ammo'.$A$33];[$'EcCo ammo'.I$2:$'EcCo ammo'.I$33])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.00</text:p>
          </table:table-cell>
          <table:table-cell table:formula="of:=ROUND(AVERAGE([.C63];[.D63]))" office:value-type="float" office:value="13" calcext:value-type="float">
            <text:p>13</text:p>
          </table:table-cell>
          <table:table-cell/>
          <table:table-cell table:formula="of:=ROUNDUP(MAX((100-MAX([.L$5]+10*MIN([.L$4]-[.$F63];0);0))*INT(([.$J63]-MAX([.L$4]-[.$F63];0))*[.$I63])/100;0);0)" office:value-type="float" office:value="13" calcext:value-type="float">
            <text:p>13</text:p>
          </table:table-cell>
          <table:table-cell table:formula="of:=ROUNDUP(MAX((100-MAX([.M$5]+10*MIN([.M$4]-[.$F63];0);0))*INT(([.$J63]-MAX([.M$4]-[.$F63];0))*[.$I63])/100;0);0)" office:value-type="float" office:value="13" calcext:value-type="float">
            <text:p>13</text:p>
          </table:table-cell>
          <table:table-cell table:formula="of:=ROUNDUP(MAX((100-MAX([.N$5]+10*MIN([.N$4]-[.$F63];0);0))*INT(([.$J63]-MAX([.N$4]-[.$F63];0))*[.$I63])/100;0);0)" office:value-type="float" office:value="13" calcext:value-type="float">
            <text:p>13</text:p>
          </table:table-cell>
          <table:table-cell table:formula="of:=ROUNDUP(MAX((100-MAX([.O$5]+10*MIN([.O$4]-[.$F63];0);0))*INT(([.$J63]-MAX([.O$4]-[.$F63];0))*[.$I63])/100;0);0)" office:value-type="float" office:value="13" calcext:value-type="float">
            <text:p>13</text:p>
          </table:table-cell>
          <table:table-cell table:formula="of:=ROUNDUP(MAX((100-MAX([.P$5]+10*MIN([.P$4]-[.$F63];0);0))*INT(([.$J63]-MAX([.P$4]-[.$F63];0))*[.$I63])/100;0);0)" office:value-type="float" office:value="13" calcext:value-type="float">
            <text:p>13</text:p>
          </table:table-cell>
          <table:table-cell table:formula="of:=ROUNDUP(MAX((100-MAX([.Q$5]+10*MIN([.Q$4]-[.$F63];0);0))*INT(([.$J63]-MAX([.Q$4]-[.$F63];0))*[.$I63])/100;0);0)" office:value-type="float" office:value="13" calcext:value-type="float">
            <text:p>13</text:p>
          </table:table-cell>
          <table:table-cell table:formula="of:=ROUNDUP(MAX((100-MAX([.R$5]+10*MIN([.R$4]-[.$F63];0);0))*INT(([.$J63]-MAX([.R$4]-[.$F63];0))*[.$I63])/100;0);0)" office:value-type="float" office:value="12" calcext:value-type="float">
            <text:p>12</text:p>
          </table:table-cell>
          <table:table-cell table:formula="of:=ROUNDUP(MAX((100-MAX([.S$5]+10*MIN([.S$4]-[.$F63];0);0))*INT(([.$J63]-MAX([.S$4]-[.$F63];0))*[.$I63])/100;0);0)" office:value-type="float" office:value="12" calcext:value-type="float">
            <text:p>12</text:p>
          </table:table-cell>
          <table:table-cell table:formula="of:=ROUNDUP(MAX((100-MAX([.T$5]+10*MIN([.T$4]-[.$F63];0);0))*INT(([.$J63]-MAX([.T$4]-[.$F63];0))*[.$I63])/100;0);0)" office:value-type="float" office:value="12" calcext:value-type="float">
            <text:p>12</text:p>
          </table:table-cell>
          <table:table-cell table:formula="of:=ROUNDUP(MAX((100-MAX([.U$5]+10*MIN([.U$4]-[.$F63];0);0))*INT(([.$J63]-MAX([.U$4]-[.$F63];0))*[.$I63])/100;0);0)" office:value-type="float" office:value="8" calcext:value-type="float">
            <text:p>8</text:p>
          </table:table-cell>
          <table:table-cell table:formula="of:=ROUNDUP(MAX((100-MAX([.V$5]+10*MIN([.V$4]-[.$F63];0);0))*INT(([.$J63]-MAX([.V$4]-[.$F63];0))*[.$I63])/100;0);0)" office:value-type="float" office:value="8" calcext:value-type="float">
            <text:p>8</text:p>
          </table:table-cell>
          <table:table-cell table:formula="of:=ROUNDUP(MAX((100-MAX([.W$5]+10*MIN([.W$4]-[.$F63];0);0))*INT(([.$J63]-MAX([.W$4]-[.$F63];0))*[.$I63])/100;0);0)" office:value-type="float" office:value="7" calcext:value-type="float">
            <text:p>7</text:p>
          </table:table-cell>
          <table:table-cell table:formula="of:=ROUNDUP(MAX((100-MAX([.X$5]+10*MIN([.X$4]-[.$F63];0);0))*INT(([.$J63]-MAX([.X$4]-[.$F63];0))*[.$I63])/100;0);0)" office:value-type="float" office:value="5" calcext:value-type="float">
            <text:p>5</text:p>
          </table:table-cell>
          <table:table-cell table:formula="of:=ROUNDUP(MAX((100-MAX([.Y$5]+10*MIN([.Y$4]-[.$F63];0);0))*INT(([.$J63]-MAX([.Y$4]-[.$F63];0))*[.$I63])/100;0);0)" office:value-type="float" office:value="4" calcext:value-type="float">
            <text:p>4</text:p>
          </table:table-cell>
          <table:table-cell table:formula="of:=ROUNDUP(MAX((100-MAX([.Z$5]+10*MIN([.Z$4]-[.$F63];0);0))*INT(([.$J63]-MAX([.Z$4]-[.$F63];0))*[.$I63])/100;0);0)" office:value-type="float" office:value="2" calcext:value-type="float">
            <text:p>2</text:p>
          </table:table-cell>
          <table:table-cell table:formula="of:=ROUNDUP(MAX((100-MAX([.AA$5]+10*MIN([.AA$4]-[.$F63];0);0))*INT(([.$J63]-MAX([.AA$4]-[.$F63];0))*[.$I63])/100;0);0)" office:value-type="float" office:value="2" calcext:value-type="float">
            <text:p>2</text:p>
          </table:table-cell>
          <table:table-cell table:formula="of:=ROUNDUP(MAX((100-MAX([.AB$5]+10*MIN([.AB$4]-[.$F63];0);0))*INT(([.$J63]-MAX([.AB$4]-[.$F63];0))*[.$I63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4];[$'EcCo ammo'.$A$2:$'EcCo ammo'.$A$33];[$'EcCo ammo'.F$2:$'EcCo ammo'.F$33])" office:value-type="float" office:value="10" calcext:value-type="float">
            <text:p>10</text:p>
          </table:table-cell>
          <table:table-cell table:formula="of:=LOOKUP([.$B64];[$'EcCo ammo'.$A$2:$'EcCo ammo'.$A$33];[$'EcCo ammo'.G$2:$'EcCo ammo'.G$33])" office:value-type="float" office:value="0" calcext:value-type="float">
            <text:p>0</text:p>
          </table:table-cell>
          <table:table-cell table:formula="of:=LOOKUP([.$B64];[$'EcCo ammo'.$A$2:$'EcCo ammo'.$A$33];[$'EcCo ammo'.H$2:$'EcCo ammo'.H$33])" office:value-type="float" office:value="4" calcext:value-type="float">
            <text:p>4</text:p>
          </table:table-cell>
          <table:table-cell table:formula="of:=LOOKUP([.$B64];[$'EcCo ammo'.$A$2:$'EcCo ammo'.$A$33];[$'EcCo ammo'.I$2:$'EcCo ammo'.I$33])" office:value-type="float" office:value="3" calcext:value-type="float">
            <text:p>3</text:p>
          </table:table-cell>
          <table:table-cell table:formula="of:=[.G64]/[.H64]" office:value-type="float" office:value="1.33333333333333" calcext:value-type="float">
            <text:p>1.33</text:p>
          </table:table-cell>
          <table:table-cell table:formula="of:=ROUND(AVERAGE([.C64];[.D64]))" office:value-type="float" office:value="13" calcext:value-type="float">
            <text:p>13</text:p>
          </table:table-cell>
          <table:table-cell/>
          <table:table-cell table:formula="of:=ROUNDUP(MAX((100-MAX([.L$5]+10*MIN([.L$4]-[.$F64];0);0))*INT(([.$J64]-MAX([.L$4]-[.$F64];0))*[.$I64])/100;0);0)" office:value-type="float" office:value="17" calcext:value-type="float">
            <text:p>17</text:p>
          </table:table-cell>
          <table:table-cell table:formula="of:=ROUNDUP(MAX((100-MAX([.M$5]+10*MIN([.M$4]-[.$F64];0);0))*INT(([.$J64]-MAX([.M$4]-[.$F64];0))*[.$I64])/100;0);0)" office:value-type="float" office:value="16" calcext:value-type="float">
            <text:p>16</text:p>
          </table:table-cell>
          <table:table-cell table:formula="of:=ROUNDUP(MAX((100-MAX([.N$5]+10*MIN([.N$4]-[.$F64];0);0))*INT(([.$J64]-MAX([.N$4]-[.$F64];0))*[.$I64])/100;0);0)" office:value-type="float" office:value="14" calcext:value-type="float">
            <text:p>14</text:p>
          </table:table-cell>
          <table:table-cell table:formula="of:=ROUNDUP(MAX((100-MAX([.O$5]+10*MIN([.O$4]-[.$F64];0);0))*INT(([.$J64]-MAX([.O$4]-[.$F64];0))*[.$I64])/100;0);0)" office:value-type="float" office:value="11" calcext:value-type="float">
            <text:p>11</text:p>
          </table:table-cell>
          <table:table-cell table:formula="of:=ROUNDUP(MAX((100-MAX([.P$5]+10*MIN([.P$4]-[.$F64];0);0))*INT(([.$J64]-MAX([.P$4]-[.$F64];0))*[.$I64])/100;0);0)" office:value-type="float" office:value="10" calcext:value-type="float">
            <text:p>10</text:p>
          </table:table-cell>
          <table:table-cell table:formula="of:=ROUNDUP(MAX((100-MAX([.Q$5]+10*MIN([.Q$4]-[.$F64];0);0))*INT(([.$J64]-MAX([.Q$4]-[.$F64];0))*[.$I64])/100;0);0)" office:value-type="float" office:value="10" calcext:value-type="float">
            <text:p>10</text:p>
          </table:table-cell>
          <table:table-cell table:formula="of:=ROUNDUP(MAX((100-MAX([.R$5]+10*MIN([.R$4]-[.$F64];0);0))*INT(([.$J64]-MAX([.R$4]-[.$F64];0))*[.$I64])/100;0);0)" office:value-type="float" office:value="9" calcext:value-type="float">
            <text:p>9</text:p>
          </table:table-cell>
          <table:table-cell table:formula="of:=ROUNDUP(MAX((100-MAX([.S$5]+10*MIN([.S$4]-[.$F64];0);0))*INT(([.$J64]-MAX([.S$4]-[.$F64];0))*[.$I64])/100;0);0)" office:value-type="float" office:value="8" calcext:value-type="float">
            <text:p>8</text:p>
          </table:table-cell>
          <table:table-cell table:formula="of:=ROUNDUP(MAX((100-MAX([.T$5]+10*MIN([.T$4]-[.$F64];0);0))*INT(([.$J64]-MAX([.T$4]-[.$F64];0))*[.$I64])/100;0);0)" office:value-type="float" office:value="8" calcext:value-type="float">
            <text:p>8</text:p>
          </table:table-cell>
          <table:table-cell table:formula="of:=ROUNDUP(MAX((100-MAX([.U$5]+10*MIN([.U$4]-[.$F64];0);0))*INT(([.$J64]-MAX([.U$4]-[.$F64];0))*[.$I64])/100;0);0)" office:value-type="float" office:value="6" calcext:value-type="float">
            <text:p>6</text:p>
          </table:table-cell>
          <table:table-cell table:formula="of:=ROUNDUP(MAX((100-MAX([.V$5]+10*MIN([.V$4]-[.$F64];0);0))*INT(([.$J64]-MAX([.V$4]-[.$F64];0))*[.$I64])/100;0);0)" office:value-type="float" office:value="5" calcext:value-type="float">
            <text:p>5</text:p>
          </table:table-cell>
          <table:table-cell table:formula="of:=ROUNDUP(MAX((100-MAX([.W$5]+10*MIN([.W$4]-[.$F64];0);0))*INT(([.$J64]-MAX([.W$4]-[.$F64];0))*[.$I64])/100;0);0)" office:value-type="float" office:value="4" calcext:value-type="float">
            <text:p>4</text:p>
          </table:table-cell>
          <table:table-cell table:formula="of:=ROUNDUP(MAX((100-MAX([.X$5]+10*MIN([.X$4]-[.$F64];0);0))*INT(([.$J64]-MAX([.X$4]-[.$F64];0))*[.$I64])/100;0);0)" office:value-type="float" office:value="2" calcext:value-type="float">
            <text:p>2</text:p>
          </table:table-cell>
          <table:table-cell table:formula="of:=ROUNDUP(MAX((100-MAX([.Y$5]+10*MIN([.Y$4]-[.$F64];0);0))*INT(([.$J64]-MAX([.Y$4]-[.$F64];0))*[.$I64])/100;0);0)" office:value-type="float" office:value="1" calcext:value-type="float">
            <text:p>1</text:p>
          </table:table-cell>
          <table:table-cell table:formula="of:=ROUNDUP(MAX((100-MAX([.Z$5]+10*MIN([.Z$4]-[.$F64];0);0))*INT(([.$J64]-MAX([.Z$4]-[.$F64];0))*[.$I64])/100;0);0)" office:value-type="float" office:value="0" calcext:value-type="float">
            <text:p>0</text:p>
          </table:table-cell>
          <table:table-cell table:formula="of:=ROUNDUP(MAX((100-MAX([.AA$5]+10*MIN([.AA$4]-[.$F64];0);0))*INT(([.$J64]-MAX([.AA$4]-[.$F64];0))*[.$I64])/100;0);0)" office:value-type="float" office:value="0" calcext:value-type="float">
            <text:p>0</text:p>
          </table:table-cell>
          <table:table-cell table:formula="of:=ROUNDUP(MAX((100-MAX([.AB$5]+10*MIN([.AB$4]-[.$F64];0);0))*INT(([.$J64]-MAX([.AB$4]-[.$F64];0))*[.$I64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65];[$'EcCo ammo'.$A$2:$'EcCo ammo'.$A$33];[$'EcCo ammo'.F$2:$'EcCo ammo'.F$33])" office:value-type="float" office:value="-10" calcext:value-type="float">
            <text:p>-10</text:p>
          </table:table-cell>
          <table:table-cell table:formula="of:=LOOKUP([.$B65];[$'EcCo ammo'.$A$2:$'EcCo ammo'.$A$33];[$'EcCo ammo'.G$2:$'EcCo ammo'.G$33])" office:value-type="float" office:value="6" calcext:value-type="float">
            <text:p>6</text:p>
          </table:table-cell>
          <table:table-cell table:formula="of:=LOOKUP([.$B65];[$'EcCo ammo'.$A$2:$'EcCo ammo'.$A$33];[$'EcCo ammo'.H$2:$'EcCo ammo'.H$33])" office:value-type="float" office:value="1" calcext:value-type="float">
            <text:p>1</text:p>
          </table:table-cell>
          <table:table-cell table:formula="of:=LOOKUP([.$B65];[$'EcCo ammo'.$A$2:$'EcCo ammo'.$A$33];[$'EcCo ammo'.I$2:$'EcCo ammo'.I$33])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.00</text:p>
          </table:table-cell>
          <table:table-cell table:formula="of:=ROUND(AVERAGE([.C65];[.D65]))" office:value-type="float" office:value="13" calcext:value-type="float">
            <text:p>13</text:p>
          </table:table-cell>
          <table:table-cell/>
          <table:table-cell table:formula="of:=ROUNDUP(MAX((100-MAX([.L$5]+10*MIN([.L$4]-[.$F65];0);0))*INT(([.$J65]-MAX([.L$4]-[.$F65];0))*[.$I65])/100;0);0)" office:value-type="float" office:value="13" calcext:value-type="float">
            <text:p>13</text:p>
          </table:table-cell>
          <table:table-cell table:formula="of:=ROUNDUP(MAX((100-MAX([.M$5]+10*MIN([.M$4]-[.$F65];0);0))*INT(([.$J65]-MAX([.M$4]-[.$F65];0))*[.$I65])/100;0);0)" office:value-type="float" office:value="13" calcext:value-type="float">
            <text:p>13</text:p>
          </table:table-cell>
          <table:table-cell table:formula="of:=ROUNDUP(MAX((100-MAX([.N$5]+10*MIN([.N$4]-[.$F65];0);0))*INT(([.$J65]-MAX([.N$4]-[.$F65];0))*[.$I65])/100;0);0)" office:value-type="float" office:value="13" calcext:value-type="float">
            <text:p>13</text:p>
          </table:table-cell>
          <table:table-cell table:formula="of:=ROUNDUP(MAX((100-MAX([.O$5]+10*MIN([.O$4]-[.$F65];0);0))*INT(([.$J65]-MAX([.O$4]-[.$F65];0))*[.$I65])/100;0);0)" office:value-type="float" office:value="13" calcext:value-type="float">
            <text:p>13</text:p>
          </table:table-cell>
          <table:table-cell table:formula="of:=ROUNDUP(MAX((100-MAX([.P$5]+10*MIN([.P$4]-[.$F65];0);0))*INT(([.$J65]-MAX([.P$4]-[.$F65];0))*[.$I65])/100;0);0)" office:value-type="float" office:value="13" calcext:value-type="float">
            <text:p>13</text:p>
          </table:table-cell>
          <table:table-cell table:formula="of:=ROUNDUP(MAX((100-MAX([.Q$5]+10*MIN([.Q$4]-[.$F65];0);0))*INT(([.$J65]-MAX([.Q$4]-[.$F65];0))*[.$I65])/100;0);0)" office:value-type="float" office:value="13" calcext:value-type="float">
            <text:p>13</text:p>
          </table:table-cell>
          <table:table-cell table:formula="of:=ROUNDUP(MAX((100-MAX([.R$5]+10*MIN([.R$4]-[.$F65];0);0))*INT(([.$J65]-MAX([.R$4]-[.$F65];0))*[.$I65])/100;0);0)" office:value-type="float" office:value="12" calcext:value-type="float">
            <text:p>12</text:p>
          </table:table-cell>
          <table:table-cell table:formula="of:=ROUNDUP(MAX((100-MAX([.S$5]+10*MIN([.S$4]-[.$F65];0);0))*INT(([.$J65]-MAX([.S$4]-[.$F65];0))*[.$I65])/100;0);0)" office:value-type="float" office:value="12" calcext:value-type="float">
            <text:p>12</text:p>
          </table:table-cell>
          <table:table-cell table:formula="of:=ROUNDUP(MAX((100-MAX([.T$5]+10*MIN([.T$4]-[.$F65];0);0))*INT(([.$J65]-MAX([.T$4]-[.$F65];0))*[.$I65])/100;0);0)" office:value-type="float" office:value="12" calcext:value-type="float">
            <text:p>12</text:p>
          </table:table-cell>
          <table:table-cell table:formula="of:=ROUNDUP(MAX((100-MAX([.U$5]+10*MIN([.U$4]-[.$F65];0);0))*INT(([.$J65]-MAX([.U$4]-[.$F65];0))*[.$I65])/100;0);0)" office:value-type="float" office:value="8" calcext:value-type="float">
            <text:p>8</text:p>
          </table:table-cell>
          <table:table-cell table:formula="of:=ROUNDUP(MAX((100-MAX([.V$5]+10*MIN([.V$4]-[.$F65];0);0))*INT(([.$J65]-MAX([.V$4]-[.$F65];0))*[.$I65])/100;0);0)" office:value-type="float" office:value="8" calcext:value-type="float">
            <text:p>8</text:p>
          </table:table-cell>
          <table:table-cell table:formula="of:=ROUNDUP(MAX((100-MAX([.W$5]+10*MIN([.W$4]-[.$F65];0);0))*INT(([.$J65]-MAX([.W$4]-[.$F65];0))*[.$I65])/100;0);0)" office:value-type="float" office:value="7" calcext:value-type="float">
            <text:p>7</text:p>
          </table:table-cell>
          <table:table-cell table:formula="of:=ROUNDUP(MAX((100-MAX([.X$5]+10*MIN([.X$4]-[.$F65];0);0))*INT(([.$J65]-MAX([.X$4]-[.$F65];0))*[.$I65])/100;0);0)" office:value-type="float" office:value="5" calcext:value-type="float">
            <text:p>5</text:p>
          </table:table-cell>
          <table:table-cell table:formula="of:=ROUNDUP(MAX((100-MAX([.Y$5]+10*MIN([.Y$4]-[.$F65];0);0))*INT(([.$J65]-MAX([.Y$4]-[.$F65];0))*[.$I65])/100;0);0)" office:value-type="float" office:value="4" calcext:value-type="float">
            <text:p>4</text:p>
          </table:table-cell>
          <table:table-cell table:formula="of:=ROUNDUP(MAX((100-MAX([.Z$5]+10*MIN([.Z$4]-[.$F65];0);0))*INT(([.$J65]-MAX([.Z$4]-[.$F65];0))*[.$I65])/100;0);0)" office:value-type="float" office:value="2" calcext:value-type="float">
            <text:p>2</text:p>
          </table:table-cell>
          <table:table-cell table:formula="of:=ROUNDUP(MAX((100-MAX([.AA$5]+10*MIN([.AA$4]-[.$F65];0);0))*INT(([.$J65]-MAX([.AA$4]-[.$F65];0))*[.$I65])/100;0);0)" office:value-type="float" office:value="2" calcext:value-type="float">
            <text:p>2</text:p>
          </table:table-cell>
          <table:table-cell table:formula="of:=ROUNDUP(MAX((100-MAX([.AB$5]+10*MIN([.AB$4]-[.$F65];0);0))*INT(([.$J65]-MAX([.AB$4]-[.$F65];0))*[.$I65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66];[$'EcCo ammo'.$A$2:$'EcCo ammo'.$A$33];[$'EcCo ammo'.F$2:$'EcCo ammo'.F$33])" office:value-type="float" office:value="10" calcext:value-type="float">
            <text:p>10</text:p>
          </table:table-cell>
          <table:table-cell table:formula="of:=LOOKUP([.$B66];[$'EcCo ammo'.$A$2:$'EcCo ammo'.$A$33];[$'EcCo ammo'.G$2:$'EcCo ammo'.G$33])" office:value-type="float" office:value="0" calcext:value-type="float">
            <text:p>0</text:p>
          </table:table-cell>
          <table:table-cell table:formula="of:=LOOKUP([.$B66];[$'EcCo ammo'.$A$2:$'EcCo ammo'.$A$33];[$'EcCo ammo'.H$2:$'EcCo ammo'.H$33])" office:value-type="float" office:value="4" calcext:value-type="float">
            <text:p>4</text:p>
          </table:table-cell>
          <table:table-cell table:formula="of:=LOOKUP([.$B66];[$'EcCo ammo'.$A$2:$'EcCo ammo'.$A$33];[$'EcCo ammo'.I$2:$'EcCo ammo'.I$33])" office:value-type="float" office:value="3" calcext:value-type="float">
            <text:p>3</text:p>
          </table:table-cell>
          <table:table-cell table:formula="of:=[.G66]/[.H66]" office:value-type="float" office:value="1.33333333333333" calcext:value-type="float">
            <text:p>1.33</text:p>
          </table:table-cell>
          <table:table-cell table:formula="of:=ROUND(AVERAGE([.C66];[.D66]))" office:value-type="float" office:value="14" calcext:value-type="float">
            <text:p>14</text:p>
          </table:table-cell>
          <table:table-cell/>
          <table:table-cell table:formula="of:=ROUNDUP(MAX((100-MAX([.L$5]+10*MIN([.L$4]-[.$F66];0);0))*INT(([.$J66]-MAX([.L$4]-[.$F66];0))*[.$I66])/100;0);0)" office:value-type="float" office:value="18" calcext:value-type="float">
            <text:p>18</text:p>
          </table:table-cell>
          <table:table-cell table:formula="of:=ROUNDUP(MAX((100-MAX([.M$5]+10*MIN([.M$4]-[.$F66];0);0))*INT(([.$J66]-MAX([.M$4]-[.$F66];0))*[.$I66])/100;0);0)" office:value-type="float" office:value="17" calcext:value-type="float">
            <text:p>17</text:p>
          </table:table-cell>
          <table:table-cell table:formula="of:=ROUNDUP(MAX((100-MAX([.N$5]+10*MIN([.N$4]-[.$F66];0);0))*INT(([.$J66]-MAX([.N$4]-[.$F66];0))*[.$I66])/100;0);0)" office:value-type="float" office:value="15" calcext:value-type="float">
            <text:p>15</text:p>
          </table:table-cell>
          <table:table-cell table:formula="of:=ROUNDUP(MAX((100-MAX([.O$5]+10*MIN([.O$4]-[.$F66];0);0))*INT(([.$J66]-MAX([.O$4]-[.$F66];0))*[.$I66])/100;0);0)" office:value-type="float" office:value="12" calcext:value-type="float">
            <text:p>12</text:p>
          </table:table-cell>
          <table:table-cell table:formula="of:=ROUNDUP(MAX((100-MAX([.P$5]+10*MIN([.P$4]-[.$F66];0);0))*INT(([.$J66]-MAX([.P$4]-[.$F66];0))*[.$I66])/100;0);0)" office:value-type="float" office:value="12" calcext:value-type="float">
            <text:p>12</text:p>
          </table:table-cell>
          <table:table-cell table:formula="of:=ROUNDUP(MAX((100-MAX([.Q$5]+10*MIN([.Q$4]-[.$F66];0);0))*INT(([.$J66]-MAX([.Q$4]-[.$F66];0))*[.$I66])/100;0);0)" office:value-type="float" office:value="12" calcext:value-type="float">
            <text:p>12</text:p>
          </table:table-cell>
          <table:table-cell table:formula="of:=ROUNDUP(MAX((100-MAX([.R$5]+10*MIN([.R$4]-[.$F66];0);0))*INT(([.$J66]-MAX([.R$4]-[.$F66];0))*[.$I66])/100;0);0)" office:value-type="float" office:value="10" calcext:value-type="float">
            <text:p>10</text:p>
          </table:table-cell>
          <table:table-cell table:formula="of:=ROUNDUP(MAX((100-MAX([.S$5]+10*MIN([.S$4]-[.$F66];0);0))*INT(([.$J66]-MAX([.S$4]-[.$F66];0))*[.$I66])/100;0);0)" office:value-type="float" office:value="9" calcext:value-type="float">
            <text:p>9</text:p>
          </table:table-cell>
          <table:table-cell table:formula="of:=ROUNDUP(MAX((100-MAX([.T$5]+10*MIN([.T$4]-[.$F66];0);0))*INT(([.$J66]-MAX([.T$4]-[.$F66];0))*[.$I66])/100;0);0)" office:value-type="float" office:value="9" calcext:value-type="float">
            <text:p>9</text:p>
          </table:table-cell>
          <table:table-cell table:formula="of:=ROUNDUP(MAX((100-MAX([.U$5]+10*MIN([.U$4]-[.$F66];0);0))*INT(([.$J66]-MAX([.U$4]-[.$F66];0))*[.$I66])/100;0);0)" office:value-type="float" office:value="6" calcext:value-type="float">
            <text:p>6</text:p>
          </table:table-cell>
          <table:table-cell table:formula="of:=ROUNDUP(MAX((100-MAX([.V$5]+10*MIN([.V$4]-[.$F66];0);0))*INT(([.$J66]-MAX([.V$4]-[.$F66];0))*[.$I66])/100;0);0)" office:value-type="float" office:value="6" calcext:value-type="float">
            <text:p>6</text:p>
          </table:table-cell>
          <table:table-cell table:formula="of:=ROUNDUP(MAX((100-MAX([.W$5]+10*MIN([.W$4]-[.$F66];0);0))*INT(([.$J66]-MAX([.W$4]-[.$F66];0))*[.$I66])/100;0);0)" office:value-type="float" office:value="5" calcext:value-type="float">
            <text:p>5</text:p>
          </table:table-cell>
          <table:table-cell table:formula="of:=ROUNDUP(MAX((100-MAX([.X$5]+10*MIN([.X$4]-[.$F66];0);0))*INT(([.$J66]-MAX([.X$4]-[.$F66];0))*[.$I66])/100;0);0)" office:value-type="float" office:value="3" calcext:value-type="float">
            <text:p>3</text:p>
          </table:table-cell>
          <table:table-cell table:formula="of:=ROUNDUP(MAX((100-MAX([.Y$5]+10*MIN([.Y$4]-[.$F66];0);0))*INT(([.$J66]-MAX([.Y$4]-[.$F66];0))*[.$I66])/100;0);0)" office:value-type="float" office:value="1" calcext:value-type="float">
            <text:p>1</text:p>
          </table:table-cell>
          <table:table-cell table:formula="of:=ROUNDUP(MAX((100-MAX([.Z$5]+10*MIN([.Z$4]-[.$F66];0);0))*INT(([.$J66]-MAX([.Z$4]-[.$F66];0))*[.$I66])/100;0);0)" office:value-type="float" office:value="0" calcext:value-type="float">
            <text:p>0</text:p>
          </table:table-cell>
          <table:table-cell table:formula="of:=ROUNDUP(MAX((100-MAX([.AA$5]+10*MIN([.AA$4]-[.$F66];0);0))*INT(([.$J66]-MAX([.AA$4]-[.$F66];0))*[.$I66])/100;0);0)" office:value-type="float" office:value="0" calcext:value-type="float">
            <text:p>0</text:p>
          </table:table-cell>
          <table:table-cell table:formula="of:=ROUNDUP(MAX((100-MAX([.AB$5]+10*MIN([.AB$4]-[.$F66];0);0))*INT(([.$J66]-MAX([.AB$4]-[.$F66];0))*[.$I66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LOOKUP([.$B67];[$'EcCo ammo'.$A$2:$'EcCo ammo'.$A$33];[$'EcCo ammo'.F$2:$'EcCo ammo'.F$33])" office:value-type="float" office:value="-10" calcext:value-type="float">
            <text:p>-10</text:p>
          </table:table-cell>
          <table:table-cell table:formula="of:=LOOKUP([.$B67];[$'EcCo ammo'.$A$2:$'EcCo ammo'.$A$33];[$'EcCo ammo'.G$2:$'EcCo ammo'.G$33])" office:value-type="float" office:value="6" calcext:value-type="float">
            <text:p>6</text:p>
          </table:table-cell>
          <table:table-cell table:formula="of:=LOOKUP([.$B67];[$'EcCo ammo'.$A$2:$'EcCo ammo'.$A$33];[$'EcCo ammo'.H$2:$'EcCo ammo'.H$33])" office:value-type="float" office:value="1" calcext:value-type="float">
            <text:p>1</text:p>
          </table:table-cell>
          <table:table-cell table:formula="of:=LOOKUP([.$B67];[$'EcCo ammo'.$A$2:$'EcCo ammo'.$A$33];[$'EcCo ammo'.I$2:$'EcCo ammo'.I$33])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.00</text:p>
          </table:table-cell>
          <table:table-cell table:formula="of:=ROUND(AVERAGE([.C67];[.D67]))" office:value-type="float" office:value="14" calcext:value-type="float">
            <text:p>14</text:p>
          </table:table-cell>
          <table:table-cell/>
          <table:table-cell table:formula="of:=ROUNDUP(MAX((100-MAX([.L$5]+10*MIN([.L$4]-[.$F67];0);0))*INT(([.$J67]-MAX([.L$4]-[.$F67];0))*[.$I67])/100;0);0)" office:value-type="float" office:value="14" calcext:value-type="float">
            <text:p>14</text:p>
          </table:table-cell>
          <table:table-cell table:formula="of:=ROUNDUP(MAX((100-MAX([.M$5]+10*MIN([.M$4]-[.$F67];0);0))*INT(([.$J67]-MAX([.M$4]-[.$F67];0))*[.$I67])/100;0);0)" office:value-type="float" office:value="14" calcext:value-type="float">
            <text:p>14</text:p>
          </table:table-cell>
          <table:table-cell table:formula="of:=ROUNDUP(MAX((100-MAX([.N$5]+10*MIN([.N$4]-[.$F67];0);0))*INT(([.$J67]-MAX([.N$4]-[.$F67];0))*[.$I67])/100;0);0)" office:value-type="float" office:value="14" calcext:value-type="float">
            <text:p>14</text:p>
          </table:table-cell>
          <table:table-cell table:formula="of:=ROUNDUP(MAX((100-MAX([.O$5]+10*MIN([.O$4]-[.$F67];0);0))*INT(([.$J67]-MAX([.O$4]-[.$F67];0))*[.$I67])/100;0);0)" office:value-type="float" office:value="14" calcext:value-type="float">
            <text:p>14</text:p>
          </table:table-cell>
          <table:table-cell table:formula="of:=ROUNDUP(MAX((100-MAX([.P$5]+10*MIN([.P$4]-[.$F67];0);0))*INT(([.$J67]-MAX([.P$4]-[.$F67];0))*[.$I67])/100;0);0)" office:value-type="float" office:value="14" calcext:value-type="float">
            <text:p>14</text:p>
          </table:table-cell>
          <table:table-cell table:formula="of:=ROUNDUP(MAX((100-MAX([.Q$5]+10*MIN([.Q$4]-[.$F67];0);0))*INT(([.$J67]-MAX([.Q$4]-[.$F67];0))*[.$I67])/100;0);0)" office:value-type="float" office:value="14" calcext:value-type="float">
            <text:p>14</text:p>
          </table:table-cell>
          <table:table-cell table:formula="of:=ROUNDUP(MAX((100-MAX([.R$5]+10*MIN([.R$4]-[.$F67];0);0))*INT(([.$J67]-MAX([.R$4]-[.$F67];0))*[.$I67])/100;0);0)" office:value-type="float" office:value="13" calcext:value-type="float">
            <text:p>13</text:p>
          </table:table-cell>
          <table:table-cell table:formula="of:=ROUNDUP(MAX((100-MAX([.S$5]+10*MIN([.S$4]-[.$F67];0);0))*INT(([.$J67]-MAX([.S$4]-[.$F67];0))*[.$I67])/100;0);0)" office:value-type="float" office:value="12" calcext:value-type="float">
            <text:p>12</text:p>
          </table:table-cell>
          <table:table-cell table:formula="of:=ROUNDUP(MAX((100-MAX([.T$5]+10*MIN([.T$4]-[.$F67];0);0))*INT(([.$J67]-MAX([.T$4]-[.$F67];0))*[.$I67])/100;0);0)" office:value-type="float" office:value="12" calcext:value-type="float">
            <text:p>12</text:p>
          </table:table-cell>
          <table:table-cell table:formula="of:=ROUNDUP(MAX((100-MAX([.U$5]+10*MIN([.U$4]-[.$F67];0);0))*INT(([.$J67]-MAX([.U$4]-[.$F67];0))*[.$I67])/100;0);0)" office:value-type="float" office:value="9" calcext:value-type="float">
            <text:p>9</text:p>
          </table:table-cell>
          <table:table-cell table:formula="of:=ROUNDUP(MAX((100-MAX([.V$5]+10*MIN([.V$4]-[.$F67];0);0))*INT(([.$J67]-MAX([.V$4]-[.$F67];0))*[.$I67])/100;0);0)" office:value-type="float" office:value="8" calcext:value-type="float">
            <text:p>8</text:p>
          </table:table-cell>
          <table:table-cell table:formula="of:=ROUNDUP(MAX((100-MAX([.W$5]+10*MIN([.W$4]-[.$F67];0);0))*INT(([.$J67]-MAX([.W$4]-[.$F67];0))*[.$I67])/100;0);0)" office:value-type="float" office:value="7" calcext:value-type="float">
            <text:p>7</text:p>
          </table:table-cell>
          <table:table-cell table:formula="of:=ROUNDUP(MAX((100-MAX([.X$5]+10*MIN([.X$4]-[.$F67];0);0))*INT(([.$J67]-MAX([.X$4]-[.$F67];0))*[.$I67])/100;0);0)" office:value-type="float" office:value="5" calcext:value-type="float">
            <text:p>5</text:p>
          </table:table-cell>
          <table:table-cell table:formula="of:=ROUNDUP(MAX((100-MAX([.Y$5]+10*MIN([.Y$4]-[.$F67];0);0))*INT(([.$J67]-MAX([.Y$4]-[.$F67];0))*[.$I67])/100;0);0)" office:value-type="float" office:value="4" calcext:value-type="float">
            <text:p>4</text:p>
          </table:table-cell>
          <table:table-cell table:formula="of:=ROUNDUP(MAX((100-MAX([.Z$5]+10*MIN([.Z$4]-[.$F67];0);0))*INT(([.$J67]-MAX([.Z$4]-[.$F67];0))*[.$I67])/100;0);0)" office:value-type="float" office:value="3" calcext:value-type="float">
            <text:p>3</text:p>
          </table:table-cell>
          <table:table-cell table:formula="of:=ROUNDUP(MAX((100-MAX([.AA$5]+10*MIN([.AA$4]-[.$F67];0);0))*INT(([.$J67]-MAX([.AA$4]-[.$F67];0))*[.$I67])/100;0);0)" office:value-type="float" office:value="2" calcext:value-type="float">
            <text:p>2</text:p>
          </table:table-cell>
          <table:table-cell table:formula="of:=ROUNDUP(MAX((100-MAX([.AB$5]+10*MIN([.AB$4]-[.$F67];0);0))*INT(([.$J67]-MAX([.AB$4]-[.$F67];0))*[.$I67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$B68];[$'EcCo ammo'.$A$2:$'EcCo ammo'.$A$33];[$'EcCo ammo'.F$2:$'EcCo ammo'.F$33])" office:value-type="float" office:value="10" calcext:value-type="float">
            <text:p>10</text:p>
          </table:table-cell>
          <table:table-cell table:formula="of:=LOOKUP([.$B68];[$'EcCo ammo'.$A$2:$'EcCo ammo'.$A$33];[$'EcCo ammo'.G$2:$'EcCo ammo'.G$33])" office:value-type="float" office:value="0" calcext:value-type="float">
            <text:p>0</text:p>
          </table:table-cell>
          <table:table-cell table:formula="of:=LOOKUP([.$B68];[$'EcCo ammo'.$A$2:$'EcCo ammo'.$A$33];[$'EcCo ammo'.H$2:$'EcCo ammo'.H$33])" office:value-type="float" office:value="4" calcext:value-type="float">
            <text:p>4</text:p>
          </table:table-cell>
          <table:table-cell table:formula="of:=LOOKUP([.$B68];[$'EcCo ammo'.$A$2:$'EcCo ammo'.$A$33];[$'EcCo ammo'.I$2:$'EcCo ammo'.I$33])" office:value-type="float" office:value="3" calcext:value-type="float">
            <text:p>3</text:p>
          </table:table-cell>
          <table:table-cell table:formula="of:=[.G68]/[.H68]" office:value-type="float" office:value="1.33333333333333" calcext:value-type="float">
            <text:p>1.33</text:p>
          </table:table-cell>
          <table:table-cell table:formula="of:=ROUND(AVERAGE([.C68];[.D68]))" office:value-type="float" office:value="12" calcext:value-type="float">
            <text:p>12</text:p>
          </table:table-cell>
          <table:table-cell/>
          <table:table-cell table:formula="of:=ROUNDUP(MAX((100-MAX([.L$5]+10*MIN([.L$4]-[.$F68];0);0))*INT(([.$J68]-MAX([.L$4]-[.$F68];0))*[.$I68])/100;0);0)" office:value-type="float" office:value="16" calcext:value-type="float">
            <text:p>16</text:p>
          </table:table-cell>
          <table:table-cell table:formula="of:=ROUNDUP(MAX((100-MAX([.M$5]+10*MIN([.M$4]-[.$F68];0);0))*INT(([.$J68]-MAX([.M$4]-[.$F68];0))*[.$I68])/100;0);0)" office:value-type="float" office:value="15" calcext:value-type="float">
            <text:p>15</text:p>
          </table:table-cell>
          <table:table-cell table:formula="of:=ROUNDUP(MAX((100-MAX([.N$5]+10*MIN([.N$4]-[.$F68];0);0))*INT(([.$J68]-MAX([.N$4]-[.$F68];0))*[.$I68])/100;0);0)" office:value-type="float" office:value="13" calcext:value-type="float">
            <text:p>13</text:p>
          </table:table-cell>
          <table:table-cell table:formula="of:=ROUNDUP(MAX((100-MAX([.O$5]+10*MIN([.O$4]-[.$F68];0);0))*INT(([.$J68]-MAX([.O$4]-[.$F68];0))*[.$I68])/100;0);0)" office:value-type="float" office:value="10" calcext:value-type="float">
            <text:p>10</text:p>
          </table:table-cell>
          <table:table-cell table:formula="of:=ROUNDUP(MAX((100-MAX([.P$5]+10*MIN([.P$4]-[.$F68];0);0))*INT(([.$J68]-MAX([.P$4]-[.$F68];0))*[.$I68])/100;0);0)" office:value-type="float" office:value="10" calcext:value-type="float">
            <text:p>10</text:p>
          </table:table-cell>
          <table:table-cell table:formula="of:=ROUNDUP(MAX((100-MAX([.Q$5]+10*MIN([.Q$4]-[.$F68];0);0))*INT(([.$J68]-MAX([.Q$4]-[.$F68];0))*[.$I68])/100;0);0)" office:value-type="float" office:value="10" calcext:value-type="float">
            <text:p>10</text:p>
          </table:table-cell>
          <table:table-cell table:formula="of:=ROUNDUP(MAX((100-MAX([.R$5]+10*MIN([.R$4]-[.$F68];0);0))*INT(([.$J68]-MAX([.R$4]-[.$F68];0))*[.$I68])/100;0);0)" office:value-type="float" office:value="7" calcext:value-type="float">
            <text:p>7</text:p>
          </table:table-cell>
          <table:table-cell table:formula="of:=ROUNDUP(MAX((100-MAX([.S$5]+10*MIN([.S$4]-[.$F68];0);0))*INT(([.$J68]-MAX([.S$4]-[.$F68];0))*[.$I68])/100;0);0)" office:value-type="float" office:value="7" calcext:value-type="float">
            <text:p>7</text:p>
          </table:table-cell>
          <table:table-cell table:formula="of:=ROUNDUP(MAX((100-MAX([.T$5]+10*MIN([.T$4]-[.$F68];0);0))*INT(([.$J68]-MAX([.T$4]-[.$F68];0))*[.$I68])/100;0);0)" office:value-type="float" office:value="7" calcext:value-type="float">
            <text:p>7</text:p>
          </table:table-cell>
          <table:table-cell table:formula="of:=ROUNDUP(MAX((100-MAX([.U$5]+10*MIN([.U$4]-[.$F68];0);0))*INT(([.$J68]-MAX([.U$4]-[.$F68];0))*[.$I68])/100;0);0)" office:value-type="float" office:value="5" calcext:value-type="float">
            <text:p>5</text:p>
          </table:table-cell>
          <table:table-cell table:formula="of:=ROUNDUP(MAX((100-MAX([.V$5]+10*MIN([.V$4]-[.$F68];0);0))*INT(([.$J68]-MAX([.V$4]-[.$F68];0))*[.$I68])/100;0);0)" office:value-type="float" office:value="5" calcext:value-type="float">
            <text:p>5</text:p>
          </table:table-cell>
          <table:table-cell table:formula="of:=ROUNDUP(MAX((100-MAX([.W$5]+10*MIN([.W$4]-[.$F68];0);0))*INT(([.$J68]-MAX([.W$4]-[.$F68];0))*[.$I68])/100;0);0)" office:value-type="float" office:value="3" calcext:value-type="float">
            <text:p>3</text:p>
          </table:table-cell>
          <table:table-cell table:formula="of:=ROUNDUP(MAX((100-MAX([.X$5]+10*MIN([.X$4]-[.$F68];0);0))*INT(([.$J68]-MAX([.X$4]-[.$F68];0))*[.$I68])/100;0);0)" office:value-type="float" office:value="1" calcext:value-type="float">
            <text:p>1</text:p>
          </table:table-cell>
          <table:table-cell table:formula="of:=ROUNDUP(MAX((100-MAX([.Y$5]+10*MIN([.Y$4]-[.$F68];0);0))*INT(([.$J68]-MAX([.Y$4]-[.$F68];0))*[.$I68])/100;0);0)" office:value-type="float" office:value="0" calcext:value-type="float">
            <text:p>0</text:p>
          </table:table-cell>
          <table:table-cell table:formula="of:=ROUNDUP(MAX((100-MAX([.Z$5]+10*MIN([.Z$4]-[.$F68];0);0))*INT(([.$J68]-MAX([.Z$4]-[.$F68];0))*[.$I68])/100;0);0)" office:value-type="float" office:value="0" calcext:value-type="float">
            <text:p>0</text:p>
          </table:table-cell>
          <table:table-cell table:formula="of:=ROUNDUP(MAX((100-MAX([.AA$5]+10*MIN([.AA$4]-[.$F68];0);0))*INT(([.$J68]-MAX([.AA$4]-[.$F68];0))*[.$I68])/100;0);0)" office:value-type="float" office:value="0" calcext:value-type="float">
            <text:p>0</text:p>
          </table:table-cell>
          <table:table-cell table:formula="of:=ROUNDUP(MAX((100-MAX([.AB$5]+10*MIN([.AB$4]-[.$F68];0);0))*INT(([.$J68]-MAX([.AB$4]-[.$F68];0))*[.$I68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LOOKUP([.$B69];[$'EcCo ammo'.$A$2:$'EcCo ammo'.$A$33];[$'EcCo ammo'.F$2:$'EcCo ammo'.F$33])" office:value-type="float" office:value="-10" calcext:value-type="float">
            <text:p>-10</text:p>
          </table:table-cell>
          <table:table-cell table:formula="of:=LOOKUP([.$B69];[$'EcCo ammo'.$A$2:$'EcCo ammo'.$A$33];[$'EcCo ammo'.G$2:$'EcCo ammo'.G$33])" office:value-type="float" office:value="6" calcext:value-type="float">
            <text:p>6</text:p>
          </table:table-cell>
          <table:table-cell table:formula="of:=LOOKUP([.$B69];[$'EcCo ammo'.$A$2:$'EcCo ammo'.$A$33];[$'EcCo ammo'.H$2:$'EcCo ammo'.H$33])" office:value-type="float" office:value="1" calcext:value-type="float">
            <text:p>1</text:p>
          </table:table-cell>
          <table:table-cell table:formula="of:=LOOKUP([.$B69];[$'EcCo ammo'.$A$2:$'EcCo ammo'.$A$33];[$'EcCo ammo'.I$2:$'EcCo ammo'.I$33])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.00</text:p>
          </table:table-cell>
          <table:table-cell table:formula="of:=ROUND(AVERAGE([.C69];[.D69]))" office:value-type="float" office:value="12" calcext:value-type="float">
            <text:p>12</text:p>
          </table:table-cell>
          <table:table-cell/>
          <table:table-cell table:formula="of:=ROUNDUP(MAX((100-MAX([.L$5]+10*MIN([.L$4]-[.$F69];0);0))*INT(([.$J69]-MAX([.L$4]-[.$F69];0))*[.$I69])/100;0);0)" office:value-type="float" office:value="12" calcext:value-type="float">
            <text:p>12</text:p>
          </table:table-cell>
          <table:table-cell table:formula="of:=ROUNDUP(MAX((100-MAX([.M$5]+10*MIN([.M$4]-[.$F69];0);0))*INT(([.$J69]-MAX([.M$4]-[.$F69];0))*[.$I69])/100;0);0)" office:value-type="float" office:value="12" calcext:value-type="float">
            <text:p>12</text:p>
          </table:table-cell>
          <table:table-cell table:formula="of:=ROUNDUP(MAX((100-MAX([.N$5]+10*MIN([.N$4]-[.$F69];0);0))*INT(([.$J69]-MAX([.N$4]-[.$F69];0))*[.$I69])/100;0);0)" office:value-type="float" office:value="12" calcext:value-type="float">
            <text:p>12</text:p>
          </table:table-cell>
          <table:table-cell table:formula="of:=ROUNDUP(MAX((100-MAX([.O$5]+10*MIN([.O$4]-[.$F69];0);0))*INT(([.$J69]-MAX([.O$4]-[.$F69];0))*[.$I69])/100;0);0)" office:value-type="float" office:value="12" calcext:value-type="float">
            <text:p>12</text:p>
          </table:table-cell>
          <table:table-cell table:formula="of:=ROUNDUP(MAX((100-MAX([.P$5]+10*MIN([.P$4]-[.$F69];0);0))*INT(([.$J69]-MAX([.P$4]-[.$F69];0))*[.$I69])/100;0);0)" office:value-type="float" office:value="12" calcext:value-type="float">
            <text:p>12</text:p>
          </table:table-cell>
          <table:table-cell table:formula="of:=ROUNDUP(MAX((100-MAX([.Q$5]+10*MIN([.Q$4]-[.$F69];0);0))*INT(([.$J69]-MAX([.Q$4]-[.$F69];0))*[.$I69])/100;0);0)" office:value-type="float" office:value="12" calcext:value-type="float">
            <text:p>12</text:p>
          </table:table-cell>
          <table:table-cell table:formula="of:=ROUNDUP(MAX((100-MAX([.R$5]+10*MIN([.R$4]-[.$F69];0);0))*INT(([.$J69]-MAX([.R$4]-[.$F69];0))*[.$I69])/100;0);0)" office:value-type="float" office:value="11" calcext:value-type="float">
            <text:p>11</text:p>
          </table:table-cell>
          <table:table-cell table:formula="of:=ROUNDUP(MAX((100-MAX([.S$5]+10*MIN([.S$4]-[.$F69];0);0))*INT(([.$J69]-MAX([.S$4]-[.$F69];0))*[.$I69])/100;0);0)" office:value-type="float" office:value="11" calcext:value-type="float">
            <text:p>11</text:p>
          </table:table-cell>
          <table:table-cell table:formula="of:=ROUNDUP(MAX((100-MAX([.T$5]+10*MIN([.T$4]-[.$F69];0);0))*INT(([.$J69]-MAX([.T$4]-[.$F69];0))*[.$I69])/100;0);0)" office:value-type="float" office:value="11" calcext:value-type="float">
            <text:p>11</text:p>
          </table:table-cell>
          <table:table-cell table:formula="of:=ROUNDUP(MAX((100-MAX([.U$5]+10*MIN([.U$4]-[.$F69];0);0))*INT(([.$J69]-MAX([.U$4]-[.$F69];0))*[.$I69])/100;0);0)" office:value-type="float" office:value="8" calcext:value-type="float">
            <text:p>8</text:p>
          </table:table-cell>
          <table:table-cell table:formula="of:=ROUNDUP(MAX((100-MAX([.V$5]+10*MIN([.V$4]-[.$F69];0);0))*INT(([.$J69]-MAX([.V$4]-[.$F69];0))*[.$I69])/100;0);0)" office:value-type="float" office:value="7" calcext:value-type="float">
            <text:p>7</text:p>
          </table:table-cell>
          <table:table-cell table:formula="of:=ROUNDUP(MAX((100-MAX([.W$5]+10*MIN([.W$4]-[.$F69];0);0))*INT(([.$J69]-MAX([.W$4]-[.$F69];0))*[.$I69])/100;0);0)" office:value-type="float" office:value="6" calcext:value-type="float">
            <text:p>6</text:p>
          </table:table-cell>
          <table:table-cell table:formula="of:=ROUNDUP(MAX((100-MAX([.X$5]+10*MIN([.X$4]-[.$F69];0);0))*INT(([.$J69]-MAX([.X$4]-[.$F69];0))*[.$I69])/100;0);0)" office:value-type="float" office:value="4" calcext:value-type="float">
            <text:p>4</text:p>
          </table:table-cell>
          <table:table-cell table:formula="of:=ROUNDUP(MAX((100-MAX([.Y$5]+10*MIN([.Y$4]-[.$F69];0);0))*INT(([.$J69]-MAX([.Y$4]-[.$F69];0))*[.$I69])/100;0);0)" office:value-type="float" office:value="3" calcext:value-type="float">
            <text:p>3</text:p>
          </table:table-cell>
          <table:table-cell table:formula="of:=ROUNDUP(MAX((100-MAX([.Z$5]+10*MIN([.Z$4]-[.$F69];0);0))*INT(([.$J69]-MAX([.Z$4]-[.$F69];0))*[.$I69])/100;0);0)" office:value-type="float" office:value="2" calcext:value-type="float">
            <text:p>2</text:p>
          </table:table-cell>
          <table:table-cell table:formula="of:=ROUNDUP(MAX((100-MAX([.AA$5]+10*MIN([.AA$4]-[.$F69];0);0))*INT(([.$J69]-MAX([.AA$4]-[.$F69];0))*[.$I69])/100;0);0)" office:value-type="float" office:value="2" calcext:value-type="float">
            <text:p>2</text:p>
          </table:table-cell>
          <table:table-cell table:formula="of:=ROUNDUP(MAX((100-MAX([.AB$5]+10*MIN([.AB$4]-[.$F69];0);0))*INT(([.$J69]-MAX([.AB$4]-[.$F69];0))*[.$I69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$B70];[$'EcCo ammo'.$A$2:$'EcCo ammo'.$A$33];[$'EcCo ammo'.F$2:$'EcCo ammo'.F$33])" office:value-type="float" office:value="10" calcext:value-type="float">
            <text:p>10</text:p>
          </table:table-cell>
          <table:table-cell table:formula="of:=LOOKUP([.$B70];[$'EcCo ammo'.$A$2:$'EcCo ammo'.$A$33];[$'EcCo ammo'.G$2:$'EcCo ammo'.G$33])" office:value-type="float" office:value="0" calcext:value-type="float">
            <text:p>0</text:p>
          </table:table-cell>
          <table:table-cell table:formula="of:=LOOKUP([.$B70];[$'EcCo ammo'.$A$2:$'EcCo ammo'.$A$33];[$'EcCo ammo'.H$2:$'EcCo ammo'.H$33])" office:value-type="float" office:value="4" calcext:value-type="float">
            <text:p>4</text:p>
          </table:table-cell>
          <table:table-cell table:formula="of:=LOOKUP([.$B70];[$'EcCo ammo'.$A$2:$'EcCo ammo'.$A$33];[$'EcCo ammo'.I$2:$'EcCo ammo'.I$33])" office:value-type="float" office:value="3" calcext:value-type="float">
            <text:p>3</text:p>
          </table:table-cell>
          <table:table-cell table:formula="of:=[.G70]/[.H70]" office:value-type="float" office:value="1.33333333333333" calcext:value-type="float">
            <text:p>1.33</text:p>
          </table:table-cell>
          <table:table-cell table:formula="of:=ROUND(AVERAGE([.C70];[.D70]))" office:value-type="float" office:value="11" calcext:value-type="float">
            <text:p>11</text:p>
          </table:table-cell>
          <table:table-cell/>
          <table:table-cell table:formula="of:=ROUNDUP(MAX((100-MAX([.L$5]+10*MIN([.L$4]-[.$F70];0);0))*INT(([.$J70]-MAX([.L$4]-[.$F70];0))*[.$I70])/100;0);0)" office:value-type="float" office:value="14" calcext:value-type="float">
            <text:p>14</text:p>
          </table:table-cell>
          <table:table-cell table:formula="of:=ROUNDUP(MAX((100-MAX([.M$5]+10*MIN([.M$4]-[.$F70];0);0))*INT(([.$J70]-MAX([.M$4]-[.$F70];0))*[.$I70])/100;0);0)" office:value-type="float" office:value="13" calcext:value-type="float">
            <text:p>13</text:p>
          </table:table-cell>
          <table:table-cell table:formula="of:=ROUNDUP(MAX((100-MAX([.N$5]+10*MIN([.N$4]-[.$F70];0);0))*INT(([.$J70]-MAX([.N$4]-[.$F70];0))*[.$I70])/100;0);0)" office:value-type="float" office:value="12" calcext:value-type="float">
            <text:p>12</text:p>
          </table:table-cell>
          <table:table-cell table:formula="of:=ROUNDUP(MAX((100-MAX([.O$5]+10*MIN([.O$4]-[.$F70];0);0))*INT(([.$J70]-MAX([.O$4]-[.$F70];0))*[.$I70])/100;0);0)" office:value-type="float" office:value="9" calcext:value-type="float">
            <text:p>9</text:p>
          </table:table-cell>
          <table:table-cell table:formula="of:=ROUNDUP(MAX((100-MAX([.P$5]+10*MIN([.P$4]-[.$F70];0);0))*INT(([.$J70]-MAX([.P$4]-[.$F70];0))*[.$I70])/100;0);0)" office:value-type="float" office:value="9" calcext:value-type="float">
            <text:p>9</text:p>
          </table:table-cell>
          <table:table-cell table:formula="of:=ROUNDUP(MAX((100-MAX([.Q$5]+10*MIN([.Q$4]-[.$F70];0);0))*INT(([.$J70]-MAX([.Q$4]-[.$F70];0))*[.$I70])/100;0);0)" office:value-type="float" office:value="9" calcext:value-type="float">
            <text:p>9</text:p>
          </table:table-cell>
          <table:table-cell table:formula="of:=ROUNDUP(MAX((100-MAX([.R$5]+10*MIN([.R$4]-[.$F70];0);0))*INT(([.$J70]-MAX([.R$4]-[.$F70];0))*[.$I70])/100;0);0)" office:value-type="float" office:value="7" calcext:value-type="float">
            <text:p>7</text:p>
          </table:table-cell>
          <table:table-cell table:formula="of:=ROUNDUP(MAX((100-MAX([.S$5]+10*MIN([.S$4]-[.$F70];0);0))*INT(([.$J70]-MAX([.S$4]-[.$F70];0))*[.$I70])/100;0);0)" office:value-type="float" office:value="6" calcext:value-type="float">
            <text:p>6</text:p>
          </table:table-cell>
          <table:table-cell table:formula="of:=ROUNDUP(MAX((100-MAX([.T$5]+10*MIN([.T$4]-[.$F70];0);0))*INT(([.$J70]-MAX([.T$4]-[.$F70];0))*[.$I70])/100;0);0)" office:value-type="float" office:value="6" calcext:value-type="float">
            <text:p>6</text:p>
          </table:table-cell>
          <table:table-cell table:formula="of:=ROUNDUP(MAX((100-MAX([.U$5]+10*MIN([.U$4]-[.$F70];0);0))*INT(([.$J70]-MAX([.U$4]-[.$F70];0))*[.$I70])/100;0);0)" office:value-type="float" office:value="4" calcext:value-type="float">
            <text:p>4</text:p>
          </table:table-cell>
          <table:table-cell table:formula="of:=ROUNDUP(MAX((100-MAX([.V$5]+10*MIN([.V$4]-[.$F70];0);0))*INT(([.$J70]-MAX([.V$4]-[.$F70];0))*[.$I70])/100;0);0)" office:value-type="float" office:value="4" calcext:value-type="float">
            <text:p>4</text:p>
          </table:table-cell>
          <table:table-cell table:formula="of:=ROUNDUP(MAX((100-MAX([.W$5]+10*MIN([.W$4]-[.$F70];0);0))*INT(([.$J70]-MAX([.W$4]-[.$F70];0))*[.$I70])/100;0);0)" office:value-type="float" office:value="3" calcext:value-type="float">
            <text:p>3</text:p>
          </table:table-cell>
          <table:table-cell table:formula="of:=ROUNDUP(MAX((100-MAX([.X$5]+10*MIN([.X$4]-[.$F70];0);0))*INT(([.$J70]-MAX([.X$4]-[.$F70];0))*[.$I70])/100;0);0)" office:value-type="float" office:value="1" calcext:value-type="float">
            <text:p>1</text:p>
          </table:table-cell>
          <table:table-cell table:formula="of:=ROUNDUP(MAX((100-MAX([.Y$5]+10*MIN([.Y$4]-[.$F70];0);0))*INT(([.$J70]-MAX([.Y$4]-[.$F70];0))*[.$I70])/100;0);0)" office:value-type="float" office:value="0" calcext:value-type="float">
            <text:p>0</text:p>
          </table:table-cell>
          <table:table-cell table:formula="of:=ROUNDUP(MAX((100-MAX([.Z$5]+10*MIN([.Z$4]-[.$F70];0);0))*INT(([.$J70]-MAX([.Z$4]-[.$F70];0))*[.$I70])/100;0);0)" office:value-type="float" office:value="0" calcext:value-type="float">
            <text:p>0</text:p>
          </table:table-cell>
          <table:table-cell table:formula="of:=ROUNDUP(MAX((100-MAX([.AA$5]+10*MIN([.AA$4]-[.$F70];0);0))*INT(([.$J70]-MAX([.AA$4]-[.$F70];0))*[.$I70])/100;0);0)" office:value-type="float" office:value="0" calcext:value-type="float">
            <text:p>0</text:p>
          </table:table-cell>
          <table:table-cell table:formula="of:=ROUNDUP(MAX((100-MAX([.AB$5]+10*MIN([.AB$4]-[.$F70];0);0))*INT(([.$J70]-MAX([.AB$4]-[.$F70];0))*[.$I70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$B71];[$'EcCo ammo'.$A$2:$'EcCo ammo'.$A$33];[$'EcCo ammo'.F$2:$'EcCo ammo'.F$33])" office:value-type="float" office:value="-10" calcext:value-type="float">
            <text:p>-10</text:p>
          </table:table-cell>
          <table:table-cell table:formula="of:=LOOKUP([.$B71];[$'EcCo ammo'.$A$2:$'EcCo ammo'.$A$33];[$'EcCo ammo'.G$2:$'EcCo ammo'.G$33])" office:value-type="float" office:value="6" calcext:value-type="float">
            <text:p>6</text:p>
          </table:table-cell>
          <table:table-cell table:formula="of:=LOOKUP([.$B71];[$'EcCo ammo'.$A$2:$'EcCo ammo'.$A$33];[$'EcCo ammo'.H$2:$'EcCo ammo'.H$33])" office:value-type="float" office:value="1" calcext:value-type="float">
            <text:p>1</text:p>
          </table:table-cell>
          <table:table-cell table:formula="of:=LOOKUP([.$B71];[$'EcCo ammo'.$A$2:$'EcCo ammo'.$A$33];[$'EcCo ammo'.I$2:$'EcCo ammo'.I$33])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.00</text:p>
          </table:table-cell>
          <table:table-cell table:formula="of:=ROUND(AVERAGE([.C71];[.D71]))" office:value-type="float" office:value="11" calcext:value-type="float">
            <text:p>11</text:p>
          </table:table-cell>
          <table:table-cell/>
          <table:table-cell table:formula="of:=ROUNDUP(MAX((100-MAX([.L$5]+10*MIN([.L$4]-[.$F71];0);0))*INT(([.$J71]-MAX([.L$4]-[.$F71];0))*[.$I71])/100;0);0)" office:value-type="float" office:value="11" calcext:value-type="float">
            <text:p>11</text:p>
          </table:table-cell>
          <table:table-cell table:formula="of:=ROUNDUP(MAX((100-MAX([.M$5]+10*MIN([.M$4]-[.$F71];0);0))*INT(([.$J71]-MAX([.M$4]-[.$F71];0))*[.$I71])/100;0);0)" office:value-type="float" office:value="11" calcext:value-type="float">
            <text:p>11</text:p>
          </table:table-cell>
          <table:table-cell table:formula="of:=ROUNDUP(MAX((100-MAX([.N$5]+10*MIN([.N$4]-[.$F71];0);0))*INT(([.$J71]-MAX([.N$4]-[.$F71];0))*[.$I71])/100;0);0)" office:value-type="float" office:value="11" calcext:value-type="float">
            <text:p>11</text:p>
          </table:table-cell>
          <table:table-cell table:formula="of:=ROUNDUP(MAX((100-MAX([.O$5]+10*MIN([.O$4]-[.$F71];0);0))*INT(([.$J71]-MAX([.O$4]-[.$F71];0))*[.$I71])/100;0);0)" office:value-type="float" office:value="11" calcext:value-type="float">
            <text:p>11</text:p>
          </table:table-cell>
          <table:table-cell table:formula="of:=ROUNDUP(MAX((100-MAX([.P$5]+10*MIN([.P$4]-[.$F71];0);0))*INT(([.$J71]-MAX([.P$4]-[.$F71];0))*[.$I71])/100;0);0)" office:value-type="float" office:value="11" calcext:value-type="float">
            <text:p>11</text:p>
          </table:table-cell>
          <table:table-cell table:formula="of:=ROUNDUP(MAX((100-MAX([.Q$5]+10*MIN([.Q$4]-[.$F71];0);0))*INT(([.$J71]-MAX([.Q$4]-[.$F71];0))*[.$I71])/100;0);0)" office:value-type="float" office:value="11" calcext:value-type="float">
            <text:p>11</text:p>
          </table:table-cell>
          <table:table-cell table:formula="of:=ROUNDUP(MAX((100-MAX([.R$5]+10*MIN([.R$4]-[.$F71];0);0))*INT(([.$J71]-MAX([.R$4]-[.$F71];0))*[.$I71])/100;0);0)" office:value-type="float" office:value="10" calcext:value-type="float">
            <text:p>10</text:p>
          </table:table-cell>
          <table:table-cell table:formula="of:=ROUNDUP(MAX((100-MAX([.S$5]+10*MIN([.S$4]-[.$F71];0);0))*INT(([.$J71]-MAX([.S$4]-[.$F71];0))*[.$I71])/100;0);0)" office:value-type="float" office:value="10" calcext:value-type="float">
            <text:p>10</text:p>
          </table:table-cell>
          <table:table-cell table:formula="of:=ROUNDUP(MAX((100-MAX([.T$5]+10*MIN([.T$4]-[.$F71];0);0))*INT(([.$J71]-MAX([.T$4]-[.$F71];0))*[.$I71])/100;0);0)" office:value-type="float" office:value="10" calcext:value-type="float">
            <text:p>10</text:p>
          </table:table-cell>
          <table:table-cell table:formula="of:=ROUNDUP(MAX((100-MAX([.U$5]+10*MIN([.U$4]-[.$F71];0);0))*INT(([.$J71]-MAX([.U$4]-[.$F71];0))*[.$I71])/100;0);0)" office:value-type="float" office:value="7" calcext:value-type="float">
            <text:p>7</text:p>
          </table:table-cell>
          <table:table-cell table:formula="of:=ROUNDUP(MAX((100-MAX([.V$5]+10*MIN([.V$4]-[.$F71];0);0))*INT(([.$J71]-MAX([.V$4]-[.$F71];0))*[.$I71])/100;0);0)" office:value-type="float" office:value="7" calcext:value-type="float">
            <text:p>7</text:p>
          </table:table-cell>
          <table:table-cell table:formula="of:=ROUNDUP(MAX((100-MAX([.W$5]+10*MIN([.W$4]-[.$F71];0);0))*INT(([.$J71]-MAX([.W$4]-[.$F71];0))*[.$I71])/100;0);0)" office:value-type="float" office:value="5" calcext:value-type="float">
            <text:p>5</text:p>
          </table:table-cell>
          <table:table-cell table:formula="of:=ROUNDUP(MAX((100-MAX([.X$5]+10*MIN([.X$4]-[.$F71];0);0))*INT(([.$J71]-MAX([.X$4]-[.$F71];0))*[.$I71])/100;0);0)" office:value-type="float" office:value="4" calcext:value-type="float">
            <text:p>4</text:p>
          </table:table-cell>
          <table:table-cell table:formula="of:=ROUNDUP(MAX((100-MAX([.Y$5]+10*MIN([.Y$4]-[.$F71];0);0))*INT(([.$J71]-MAX([.Y$4]-[.$F71];0))*[.$I71])/100;0);0)" office:value-type="float" office:value="3" calcext:value-type="float">
            <text:p>3</text:p>
          </table:table-cell>
          <table:table-cell table:formula="of:=ROUNDUP(MAX((100-MAX([.Z$5]+10*MIN([.Z$4]-[.$F71];0);0))*INT(([.$J71]-MAX([.Z$4]-[.$F71];0))*[.$I71])/100;0);0)" office:value-type="float" office:value="2" calcext:value-type="float">
            <text:p>2</text:p>
          </table:table-cell>
          <table:table-cell table:formula="of:=ROUNDUP(MAX((100-MAX([.AA$5]+10*MIN([.AA$4]-[.$F71];0);0))*INT(([.$J71]-MAX([.AA$4]-[.$F71];0))*[.$I71])/100;0);0)" office:value-type="float" office:value="1" calcext:value-type="float">
            <text:p>1</text:p>
          </table:table-cell>
          <table:table-cell table:formula="of:=ROUNDUP(MAX((100-MAX([.AB$5]+10*MIN([.AB$4]-[.$F71];0);0))*INT(([.$J71]-MAX([.AB$4]-[.$F71];0))*[.$I71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LOOKUP([.$B72];[$'EcCo ammo'.$A$2:$'EcCo ammo'.$A$33];[$'EcCo ammo'.F$2:$'EcCo ammo'.F$33])" office:value-type="float" office:value="-10" calcext:value-type="float">
            <text:p>-10</text:p>
          </table:table-cell>
          <table:table-cell table:formula="of:=LOOKUP([.$B72];[$'EcCo ammo'.$A$2:$'EcCo ammo'.$A$33];[$'EcCo ammo'.G$2:$'EcCo ammo'.G$33])" office:value-type="float" office:value="7" calcext:value-type="float">
            <text:p>7</text:p>
          </table:table-cell>
          <table:table-cell table:formula="of:=LOOKUP([.$B72];[$'EcCo ammo'.$A$2:$'EcCo ammo'.$A$33];[$'EcCo ammo'.H$2:$'EcCo ammo'.H$33])" office:value-type="float" office:value="1" calcext:value-type="float">
            <text:p>1</text:p>
          </table:table-cell>
          <table:table-cell table:formula="of:=LOOKUP([.$B72];[$'EcCo ammo'.$A$2:$'EcCo ammo'.$A$33];[$'EcCo ammo'.I$2:$'EcCo ammo'.I$33])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ROUNDUP(MAX((100-MAX([.L$5]+10*MIN([.L$4]-[.$F72];0);0))*INT(([.$J72]-MAX([.L$4]-[.$F72];0))*[.$I72])/100;0);0)" office:value-type="float" office:value="24" calcext:value-type="float">
            <text:p>24</text:p>
          </table:table-cell>
          <table:table-cell table:formula="of:=ROUNDUP(MAX((100-MAX([.M$5]+10*MIN([.M$4]-[.$F72];0);0))*INT(([.$J72]-MAX([.M$4]-[.$F72];0))*[.$I72])/100;0);0)" office:value-type="float" office:value="24" calcext:value-type="float">
            <text:p>24</text:p>
          </table:table-cell>
          <table:table-cell table:formula="of:=ROUNDUP(MAX((100-MAX([.N$5]+10*MIN([.N$4]-[.$F72];0);0))*INT(([.$J72]-MAX([.N$4]-[.$F72];0))*[.$I72])/100;0);0)" office:value-type="float" office:value="24" calcext:value-type="float">
            <text:p>24</text:p>
          </table:table-cell>
          <table:table-cell table:formula="of:=ROUNDUP(MAX((100-MAX([.O$5]+10*MIN([.O$4]-[.$F72];0);0))*INT(([.$J72]-MAX([.O$4]-[.$F72];0))*[.$I72])/100;0);0)" office:value-type="float" office:value="24" calcext:value-type="float">
            <text:p>24</text:p>
          </table:table-cell>
          <table:table-cell table:formula="of:=ROUNDUP(MAX((100-MAX([.P$5]+10*MIN([.P$4]-[.$F72];0);0))*INT(([.$J72]-MAX([.P$4]-[.$F72];0))*[.$I72])/100;0);0)" office:value-type="float" office:value="24" calcext:value-type="float">
            <text:p>24</text:p>
          </table:table-cell>
          <table:table-cell table:formula="of:=ROUNDUP(MAX((100-MAX([.Q$5]+10*MIN([.Q$4]-[.$F72];0);0))*INT(([.$J72]-MAX([.Q$4]-[.$F72];0))*[.$I72])/100;0);0)" office:value-type="float" office:value="24" calcext:value-type="float">
            <text:p>24</text:p>
          </table:table-cell>
          <table:table-cell table:formula="of:=ROUNDUP(MAX((100-MAX([.R$5]+10*MIN([.R$4]-[.$F72];0);0))*INT(([.$J72]-MAX([.R$4]-[.$F72];0))*[.$I72])/100;0);0)" office:value-type="float" office:value="24" calcext:value-type="float">
            <text:p>24</text:p>
          </table:table-cell>
          <table:table-cell table:formula="of:=ROUNDUP(MAX((100-MAX([.S$5]+10*MIN([.S$4]-[.$F72];0);0))*INT(([.$J72]-MAX([.S$4]-[.$F72];0))*[.$I72])/100;0);0)" office:value-type="float" office:value="23" calcext:value-type="float">
            <text:p>23</text:p>
          </table:table-cell>
          <table:table-cell table:formula="of:=ROUNDUP(MAX((100-MAX([.T$5]+10*MIN([.T$4]-[.$F72];0);0))*INT(([.$J72]-MAX([.T$4]-[.$F72];0))*[.$I72])/100;0);0)" office:value-type="float" office:value="23" calcext:value-type="float">
            <text:p>23</text:p>
          </table:table-cell>
          <table:table-cell table:formula="of:=ROUNDUP(MAX((100-MAX([.U$5]+10*MIN([.U$4]-[.$F72];0);0))*INT(([.$J72]-MAX([.U$4]-[.$F72];0))*[.$I72])/100;0);0)" office:value-type="float" office:value="17" calcext:value-type="float">
            <text:p>17</text:p>
          </table:table-cell>
          <table:table-cell table:formula="of:=ROUNDUP(MAX((100-MAX([.V$5]+10*MIN([.V$4]-[.$F72];0);0))*INT(([.$J72]-MAX([.V$4]-[.$F72];0))*[.$I72])/100;0);0)" office:value-type="float" office:value="16" calcext:value-type="float">
            <text:p>16</text:p>
          </table:table-cell>
          <table:table-cell table:formula="of:=ROUNDUP(MAX((100-MAX([.W$5]+10*MIN([.W$4]-[.$F72];0);0))*INT(([.$J72]-MAX([.W$4]-[.$F72];0))*[.$I72])/100;0);0)" office:value-type="float" office:value="13" calcext:value-type="float">
            <text:p>13</text:p>
          </table:table-cell>
          <table:table-cell table:formula="of:=ROUNDUP(MAX((100-MAX([.X$5]+10*MIN([.X$4]-[.$F72];0);0))*INT(([.$J72]-MAX([.X$4]-[.$F72];0))*[.$I72])/100;0);0)" office:value-type="float" office:value="11" calcext:value-type="float">
            <text:p>11</text:p>
          </table:table-cell>
          <table:table-cell table:formula="of:=ROUNDUP(MAX((100-MAX([.Y$5]+10*MIN([.Y$4]-[.$F72];0);0))*INT(([.$J72]-MAX([.Y$4]-[.$F72];0))*[.$I72])/100;0);0)" office:value-type="float" office:value="10" calcext:value-type="float">
            <text:p>10</text:p>
          </table:table-cell>
          <table:table-cell table:formula="of:=ROUNDUP(MAX((100-MAX([.Z$5]+10*MIN([.Z$4]-[.$F72];0);0))*INT(([.$J72]-MAX([.Z$4]-[.$F72];0))*[.$I72])/100;0);0)" office:value-type="float" office:value="6" calcext:value-type="float">
            <text:p>6</text:p>
          </table:table-cell>
          <table:table-cell table:formula="of:=ROUNDUP(MAX((100-MAX([.AA$5]+10*MIN([.AA$4]-[.$F72];0);0))*INT(([.$J72]-MAX([.AA$4]-[.$F72];0))*[.$I72])/100;0);0)" office:value-type="float" office:value="6" calcext:value-type="float">
            <text:p>6</text:p>
          </table:table-cell>
          <table:table-cell table:formula="of:=ROUNDUP(MAX((100-MAX([.AB$5]+10*MIN([.AB$4]-[.$F72];0);0))*INT(([.$J72]-MAX([.AB$4]-[.$F72];0))*[.$I72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LOOKUP([.$B73];[$'EcCo ammo'.$A$2:$'EcCo ammo'.$A$33];[$'EcCo ammo'.F$2:$'EcCo ammo'.F$33])" office:value-type="float" office:value="-10" calcext:value-type="float">
            <text:p>-10</text:p>
          </table:table-cell>
          <table:table-cell table:formula="of:=LOOKUP([.$B73];[$'EcCo ammo'.$A$2:$'EcCo ammo'.$A$33];[$'EcCo ammo'.G$2:$'EcCo ammo'.G$33])" office:value-type="float" office:value="7" calcext:value-type="float">
            <text:p>7</text:p>
          </table:table-cell>
          <table:table-cell table:formula="of:=LOOKUP([.$B73];[$'EcCo ammo'.$A$2:$'EcCo ammo'.$A$33];[$'EcCo ammo'.H$2:$'EcCo ammo'.H$33])" office:value-type="float" office:value="1" calcext:value-type="float">
            <text:p>1</text:p>
          </table:table-cell>
          <table:table-cell table:formula="of:=LOOKUP([.$B73];[$'EcCo ammo'.$A$2:$'EcCo ammo'.$A$33];[$'EcCo ammo'.I$2:$'EcCo ammo'.I$33])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10*MIN([.L$4]-[.$F73];0);0))*INT(([.$J73]-MAX([.L$4]-[.$F73];0))*[.$I73])/100;0);0)" office:value-type="float" office:value="24" calcext:value-type="float">
            <text:p>24</text:p>
          </table:table-cell>
          <table:table-cell table:formula="of:=ROUNDUP(MAX((100-MAX([.M$5]+10*MIN([.M$4]-[.$F73];0);0))*INT(([.$J73]-MAX([.M$4]-[.$F73];0))*[.$I73])/100;0);0)" office:value-type="float" office:value="24" calcext:value-type="float">
            <text:p>24</text:p>
          </table:table-cell>
          <table:table-cell table:formula="of:=ROUNDUP(MAX((100-MAX([.N$5]+10*MIN([.N$4]-[.$F73];0);0))*INT(([.$J73]-MAX([.N$4]-[.$F73];0))*[.$I73])/100;0);0)" office:value-type="float" office:value="24" calcext:value-type="float">
            <text:p>24</text:p>
          </table:table-cell>
          <table:table-cell table:formula="of:=ROUNDUP(MAX((100-MAX([.O$5]+10*MIN([.O$4]-[.$F73];0);0))*INT(([.$J73]-MAX([.O$4]-[.$F73];0))*[.$I73])/100;0);0)" office:value-type="float" office:value="24" calcext:value-type="float">
            <text:p>24</text:p>
          </table:table-cell>
          <table:table-cell table:formula="of:=ROUNDUP(MAX((100-MAX([.P$5]+10*MIN([.P$4]-[.$F73];0);0))*INT(([.$J73]-MAX([.P$4]-[.$F73];0))*[.$I73])/100;0);0)" office:value-type="float" office:value="24" calcext:value-type="float">
            <text:p>24</text:p>
          </table:table-cell>
          <table:table-cell table:formula="of:=ROUNDUP(MAX((100-MAX([.Q$5]+10*MIN([.Q$4]-[.$F73];0);0))*INT(([.$J73]-MAX([.Q$4]-[.$F73];0))*[.$I73])/100;0);0)" office:value-type="float" office:value="24" calcext:value-type="float">
            <text:p>24</text:p>
          </table:table-cell>
          <table:table-cell table:formula="of:=ROUNDUP(MAX((100-MAX([.R$5]+10*MIN([.R$4]-[.$F73];0);0))*INT(([.$J73]-MAX([.R$4]-[.$F73];0))*[.$I73])/100;0);0)" office:value-type="float" office:value="24" calcext:value-type="float">
            <text:p>24</text:p>
          </table:table-cell>
          <table:table-cell table:formula="of:=ROUNDUP(MAX((100-MAX([.S$5]+10*MIN([.S$4]-[.$F73];0);0))*INT(([.$J73]-MAX([.S$4]-[.$F73];0))*[.$I73])/100;0);0)" office:value-type="float" office:value="23" calcext:value-type="float">
            <text:p>23</text:p>
          </table:table-cell>
          <table:table-cell table:formula="of:=ROUNDUP(MAX((100-MAX([.T$5]+10*MIN([.T$4]-[.$F73];0);0))*INT(([.$J73]-MAX([.T$4]-[.$F73];0))*[.$I73])/100;0);0)" office:value-type="float" office:value="23" calcext:value-type="float">
            <text:p>23</text:p>
          </table:table-cell>
          <table:table-cell table:formula="of:=ROUNDUP(MAX((100-MAX([.U$5]+10*MIN([.U$4]-[.$F73];0);0))*INT(([.$J73]-MAX([.U$4]-[.$F73];0))*[.$I73])/100;0);0)" office:value-type="float" office:value="17" calcext:value-type="float">
            <text:p>17</text:p>
          </table:table-cell>
          <table:table-cell table:formula="of:=ROUNDUP(MAX((100-MAX([.V$5]+10*MIN([.V$4]-[.$F73];0);0))*INT(([.$J73]-MAX([.V$4]-[.$F73];0))*[.$I73])/100;0);0)" office:value-type="float" office:value="16" calcext:value-type="float">
            <text:p>16</text:p>
          </table:table-cell>
          <table:table-cell table:formula="of:=ROUNDUP(MAX((100-MAX([.W$5]+10*MIN([.W$4]-[.$F73];0);0))*INT(([.$J73]-MAX([.W$4]-[.$F73];0))*[.$I73])/100;0);0)" office:value-type="float" office:value="13" calcext:value-type="float">
            <text:p>13</text:p>
          </table:table-cell>
          <table:table-cell table:formula="of:=ROUNDUP(MAX((100-MAX([.X$5]+10*MIN([.X$4]-[.$F73];0);0))*INT(([.$J73]-MAX([.X$4]-[.$F73];0))*[.$I73])/100;0);0)" office:value-type="float" office:value="11" calcext:value-type="float">
            <text:p>11</text:p>
          </table:table-cell>
          <table:table-cell table:formula="of:=ROUNDUP(MAX((100-MAX([.Y$5]+10*MIN([.Y$4]-[.$F73];0);0))*INT(([.$J73]-MAX([.Y$4]-[.$F73];0))*[.$I73])/100;0);0)" office:value-type="float" office:value="10" calcext:value-type="float">
            <text:p>10</text:p>
          </table:table-cell>
          <table:table-cell table:formula="of:=ROUNDUP(MAX((100-MAX([.Z$5]+10*MIN([.Z$4]-[.$F73];0);0))*INT(([.$J73]-MAX([.Z$4]-[.$F73];0))*[.$I73])/100;0);0)" office:value-type="float" office:value="6" calcext:value-type="float">
            <text:p>6</text:p>
          </table:table-cell>
          <table:table-cell table:formula="of:=ROUNDUP(MAX((100-MAX([.AA$5]+10*MIN([.AA$4]-[.$F73];0);0))*INT(([.$J73]-MAX([.AA$4]-[.$F73];0))*[.$I73])/100;0);0)" office:value-type="float" office:value="6" calcext:value-type="float">
            <text:p>6</text:p>
          </table:table-cell>
          <table:table-cell table:formula="of:=ROUNDUP(MAX((100-MAX([.AB$5]+10*MIN([.AB$4]-[.$F73];0);0))*INT(([.$J73]-MAX([.AB$4]-[.$F73];0))*[.$I73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LOOKUP([.$B74];[$'EcCo ammo'.$A$2:$'EcCo ammo'.$A$33];[$'EcCo ammo'.F$2:$'EcCo ammo'.F$33])" office:value-type="float" office:value="-10" calcext:value-type="float">
            <text:p>-10</text:p>
          </table:table-cell>
          <table:table-cell table:formula="of:=LOOKUP([.$B74];[$'EcCo ammo'.$A$2:$'EcCo ammo'.$A$33];[$'EcCo ammo'.G$2:$'EcCo ammo'.G$33])" office:value-type="float" office:value="7" calcext:value-type="float">
            <text:p>7</text:p>
          </table:table-cell>
          <table:table-cell table:formula="of:=LOOKUP([.$B74];[$'EcCo ammo'.$A$2:$'EcCo ammo'.$A$33];[$'EcCo ammo'.H$2:$'EcCo ammo'.H$33])" office:value-type="float" office:value="1" calcext:value-type="float">
            <text:p>1</text:p>
          </table:table-cell>
          <table:table-cell table:formula="of:=LOOKUP([.$B74];[$'EcCo ammo'.$A$2:$'EcCo ammo'.$A$33];[$'EcCo ammo'.I$2:$'EcCo ammo'.I$33])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ROUNDUP(MAX((100-MAX([.L$5]+10*MIN([.L$4]-[.$F74];0);0))*INT(([.$J74]-MAX([.L$4]-[.$F74];0))*[.$I74])/100;0);0)" office:value-type="float" office:value="24" calcext:value-type="float">
            <text:p>24</text:p>
          </table:table-cell>
          <table:table-cell table:formula="of:=ROUNDUP(MAX((100-MAX([.M$5]+10*MIN([.M$4]-[.$F74];0);0))*INT(([.$J74]-MAX([.M$4]-[.$F74];0))*[.$I74])/100;0);0)" office:value-type="float" office:value="24" calcext:value-type="float">
            <text:p>24</text:p>
          </table:table-cell>
          <table:table-cell table:formula="of:=ROUNDUP(MAX((100-MAX([.N$5]+10*MIN([.N$4]-[.$F74];0);0))*INT(([.$J74]-MAX([.N$4]-[.$F74];0))*[.$I74])/100;0);0)" office:value-type="float" office:value="24" calcext:value-type="float">
            <text:p>24</text:p>
          </table:table-cell>
          <table:table-cell table:formula="of:=ROUNDUP(MAX((100-MAX([.O$5]+10*MIN([.O$4]-[.$F74];0);0))*INT(([.$J74]-MAX([.O$4]-[.$F74];0))*[.$I74])/100;0);0)" office:value-type="float" office:value="24" calcext:value-type="float">
            <text:p>24</text:p>
          </table:table-cell>
          <table:table-cell table:formula="of:=ROUNDUP(MAX((100-MAX([.P$5]+10*MIN([.P$4]-[.$F74];0);0))*INT(([.$J74]-MAX([.P$4]-[.$F74];0))*[.$I74])/100;0);0)" office:value-type="float" office:value="24" calcext:value-type="float">
            <text:p>24</text:p>
          </table:table-cell>
          <table:table-cell table:formula="of:=ROUNDUP(MAX((100-MAX([.Q$5]+10*MIN([.Q$4]-[.$F74];0);0))*INT(([.$J74]-MAX([.Q$4]-[.$F74];0))*[.$I74])/100;0);0)" office:value-type="float" office:value="24" calcext:value-type="float">
            <text:p>24</text:p>
          </table:table-cell>
          <table:table-cell table:formula="of:=ROUNDUP(MAX((100-MAX([.R$5]+10*MIN([.R$4]-[.$F74];0);0))*INT(([.$J74]-MAX([.R$4]-[.$F74];0))*[.$I74])/100;0);0)" office:value-type="float" office:value="24" calcext:value-type="float">
            <text:p>24</text:p>
          </table:table-cell>
          <table:table-cell table:formula="of:=ROUNDUP(MAX((100-MAX([.S$5]+10*MIN([.S$4]-[.$F74];0);0))*INT(([.$J74]-MAX([.S$4]-[.$F74];0))*[.$I74])/100;0);0)" office:value-type="float" office:value="23" calcext:value-type="float">
            <text:p>23</text:p>
          </table:table-cell>
          <table:table-cell table:formula="of:=ROUNDUP(MAX((100-MAX([.T$5]+10*MIN([.T$4]-[.$F74];0);0))*INT(([.$J74]-MAX([.T$4]-[.$F74];0))*[.$I74])/100;0);0)" office:value-type="float" office:value="23" calcext:value-type="float">
            <text:p>23</text:p>
          </table:table-cell>
          <table:table-cell table:formula="of:=ROUNDUP(MAX((100-MAX([.U$5]+10*MIN([.U$4]-[.$F74];0);0))*INT(([.$J74]-MAX([.U$4]-[.$F74];0))*[.$I74])/100;0);0)" office:value-type="float" office:value="17" calcext:value-type="float">
            <text:p>17</text:p>
          </table:table-cell>
          <table:table-cell table:formula="of:=ROUNDUP(MAX((100-MAX([.V$5]+10*MIN([.V$4]-[.$F74];0);0))*INT(([.$J74]-MAX([.V$4]-[.$F74];0))*[.$I74])/100;0);0)" office:value-type="float" office:value="16" calcext:value-type="float">
            <text:p>16</text:p>
          </table:table-cell>
          <table:table-cell table:formula="of:=ROUNDUP(MAX((100-MAX([.W$5]+10*MIN([.W$4]-[.$F74];0);0))*INT(([.$J74]-MAX([.W$4]-[.$F74];0))*[.$I74])/100;0);0)" office:value-type="float" office:value="13" calcext:value-type="float">
            <text:p>13</text:p>
          </table:table-cell>
          <table:table-cell table:formula="of:=ROUNDUP(MAX((100-MAX([.X$5]+10*MIN([.X$4]-[.$F74];0);0))*INT(([.$J74]-MAX([.X$4]-[.$F74];0))*[.$I74])/100;0);0)" office:value-type="float" office:value="11" calcext:value-type="float">
            <text:p>11</text:p>
          </table:table-cell>
          <table:table-cell table:formula="of:=ROUNDUP(MAX((100-MAX([.Y$5]+10*MIN([.Y$4]-[.$F74];0);0))*INT(([.$J74]-MAX([.Y$4]-[.$F74];0))*[.$I74])/100;0);0)" office:value-type="float" office:value="10" calcext:value-type="float">
            <text:p>10</text:p>
          </table:table-cell>
          <table:table-cell table:formula="of:=ROUNDUP(MAX((100-MAX([.Z$5]+10*MIN([.Z$4]-[.$F74];0);0))*INT(([.$J74]-MAX([.Z$4]-[.$F74];0))*[.$I74])/100;0);0)" office:value-type="float" office:value="6" calcext:value-type="float">
            <text:p>6</text:p>
          </table:table-cell>
          <table:table-cell table:formula="of:=ROUNDUP(MAX((100-MAX([.AA$5]+10*MIN([.AA$4]-[.$F74];0);0))*INT(([.$J74]-MAX([.AA$4]-[.$F74];0))*[.$I74])/100;0);0)" office:value-type="float" office:value="6" calcext:value-type="float">
            <text:p>6</text:p>
          </table:table-cell>
          <table:table-cell table:formula="of:=ROUNDUP(MAX((100-MAX([.AB$5]+10*MIN([.AB$4]-[.$F74];0);0))*INT(([.$J74]-MAX([.AB$4]-[.$F74];0))*[.$I74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LOOKUP([.$B75];[$'EcCo ammo'.$A$2:$'EcCo ammo'.$A$33];[$'EcCo ammo'.F$2:$'EcCo ammo'.F$33])" office:value-type="float" office:value="-10" calcext:value-type="float">
            <text:p>-10</text:p>
          </table:table-cell>
          <table:table-cell table:formula="of:=LOOKUP([.$B75];[$'EcCo ammo'.$A$2:$'EcCo ammo'.$A$33];[$'EcCo ammo'.G$2:$'EcCo ammo'.G$33])" office:value-type="float" office:value="7" calcext:value-type="float">
            <text:p>7</text:p>
          </table:table-cell>
          <table:table-cell table:formula="of:=LOOKUP([.$B75];[$'EcCo ammo'.$A$2:$'EcCo ammo'.$A$33];[$'EcCo ammo'.H$2:$'EcCo ammo'.H$33])" office:value-type="float" office:value="1" calcext:value-type="float">
            <text:p>1</text:p>
          </table:table-cell>
          <table:table-cell table:formula="of:=LOOKUP([.$B75];[$'EcCo ammo'.$A$2:$'EcCo ammo'.$A$33];[$'EcCo ammo'.I$2:$'EcCo ammo'.I$33])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ROUNDUP(MAX((100-MAX([.L$5]+10*MIN([.L$4]-[.$F75];0);0))*INT(([.$J75]-MAX([.L$4]-[.$F75];0))*[.$I75])/100;0);0)" office:value-type="float" office:value="26" calcext:value-type="float">
            <text:p>26</text:p>
          </table:table-cell>
          <table:table-cell table:formula="of:=ROUNDUP(MAX((100-MAX([.M$5]+10*MIN([.M$4]-[.$F75];0);0))*INT(([.$J75]-MAX([.M$4]-[.$F75];0))*[.$I75])/100;0);0)" office:value-type="float" office:value="26" calcext:value-type="float">
            <text:p>26</text:p>
          </table:table-cell>
          <table:table-cell table:formula="of:=ROUNDUP(MAX((100-MAX([.N$5]+10*MIN([.N$4]-[.$F75];0);0))*INT(([.$J75]-MAX([.N$4]-[.$F75];0))*[.$I75])/100;0);0)" office:value-type="float" office:value="26" calcext:value-type="float">
            <text:p>26</text:p>
          </table:table-cell>
          <table:table-cell table:formula="of:=ROUNDUP(MAX((100-MAX([.O$5]+10*MIN([.O$4]-[.$F75];0);0))*INT(([.$J75]-MAX([.O$4]-[.$F75];0))*[.$I75])/100;0);0)" office:value-type="float" office:value="26" calcext:value-type="float">
            <text:p>26</text:p>
          </table:table-cell>
          <table:table-cell table:formula="of:=ROUNDUP(MAX((100-MAX([.P$5]+10*MIN([.P$4]-[.$F75];0);0))*INT(([.$J75]-MAX([.P$4]-[.$F75];0))*[.$I75])/100;0);0)" office:value-type="float" office:value="26" calcext:value-type="float">
            <text:p>26</text:p>
          </table:table-cell>
          <table:table-cell table:formula="of:=ROUNDUP(MAX((100-MAX([.Q$5]+10*MIN([.Q$4]-[.$F75];0);0))*INT(([.$J75]-MAX([.Q$4]-[.$F75];0))*[.$I75])/100;0);0)" office:value-type="float" office:value="26" calcext:value-type="float">
            <text:p>26</text:p>
          </table:table-cell>
          <table:table-cell table:formula="of:=ROUNDUP(MAX((100-MAX([.R$5]+10*MIN([.R$4]-[.$F75];0);0))*INT(([.$J75]-MAX([.R$4]-[.$F75];0))*[.$I75])/100;0);0)" office:value-type="float" office:value="26" calcext:value-type="float">
            <text:p>26</text:p>
          </table:table-cell>
          <table:table-cell table:formula="of:=ROUNDUP(MAX((100-MAX([.S$5]+10*MIN([.S$4]-[.$F75];0);0))*INT(([.$J75]-MAX([.S$4]-[.$F75];0))*[.$I75])/100;0);0)" office:value-type="float" office:value="25" calcext:value-type="float">
            <text:p>25</text:p>
          </table:table-cell>
          <table:table-cell table:formula="of:=ROUNDUP(MAX((100-MAX([.T$5]+10*MIN([.T$4]-[.$F75];0);0))*INT(([.$J75]-MAX([.T$4]-[.$F75];0))*[.$I75])/100;0);0)" office:value-type="float" office:value="25" calcext:value-type="float">
            <text:p>25</text:p>
          </table:table-cell>
          <table:table-cell table:formula="of:=ROUNDUP(MAX((100-MAX([.U$5]+10*MIN([.U$4]-[.$F75];0);0))*INT(([.$J75]-MAX([.U$4]-[.$F75];0))*[.$I75])/100;0);0)" office:value-type="float" office:value="19" calcext:value-type="float">
            <text:p>19</text:p>
          </table:table-cell>
          <table:table-cell table:formula="of:=ROUNDUP(MAX((100-MAX([.V$5]+10*MIN([.V$4]-[.$F75];0);0))*INT(([.$J75]-MAX([.V$4]-[.$F75];0))*[.$I75])/100;0);0)" office:value-type="float" office:value="17" calcext:value-type="float">
            <text:p>17</text:p>
          </table:table-cell>
          <table:table-cell table:formula="of:=ROUNDUP(MAX((100-MAX([.W$5]+10*MIN([.W$4]-[.$F75];0);0))*INT(([.$J75]-MAX([.W$4]-[.$F75];0))*[.$I75])/100;0);0)" office:value-type="float" office:value="14" calcext:value-type="float">
            <text:p>14</text:p>
          </table:table-cell>
          <table:table-cell table:formula="of:=ROUNDUP(MAX((100-MAX([.X$5]+10*MIN([.X$4]-[.$F75];0);0))*INT(([.$J75]-MAX([.X$4]-[.$F75];0))*[.$I75])/100;0);0)" office:value-type="float" office:value="12" calcext:value-type="float">
            <text:p>12</text:p>
          </table:table-cell>
          <table:table-cell table:formula="of:=ROUNDUP(MAX((100-MAX([.Y$5]+10*MIN([.Y$4]-[.$F75];0);0))*INT(([.$J75]-MAX([.Y$4]-[.$F75];0))*[.$I75])/100;0);0)" office:value-type="float" office:value="11" calcext:value-type="float">
            <text:p>11</text:p>
          </table:table-cell>
          <table:table-cell table:formula="of:=ROUNDUP(MAX((100-MAX([.Z$5]+10*MIN([.Z$4]-[.$F75];0);0))*INT(([.$J75]-MAX([.Z$4]-[.$F75];0))*[.$I75])/100;0);0)" office:value-type="float" office:value="7" calcext:value-type="float">
            <text:p>7</text:p>
          </table:table-cell>
          <table:table-cell table:formula="of:=ROUNDUP(MAX((100-MAX([.AA$5]+10*MIN([.AA$4]-[.$F75];0);0))*INT(([.$J75]-MAX([.AA$4]-[.$F75];0))*[.$I75])/100;0);0)" office:value-type="float" office:value="6" calcext:value-type="float">
            <text:p>6</text:p>
          </table:table-cell>
          <table:table-cell table:formula="of:=ROUNDUP(MAX((100-MAX([.AB$5]+10*MIN([.AB$4]-[.$F75];0);0))*INT(([.$J75]-MAX([.AB$4]-[.$F75];0))*[.$I75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LOOKUP([.$B76];[$'EcCo ammo'.$A$2:$'EcCo ammo'.$A$33];[$'EcCo ammo'.F$2:$'EcCo ammo'.F$33])" office:value-type="float" office:value="-10" calcext:value-type="float">
            <text:p>-10</text:p>
          </table:table-cell>
          <table:table-cell table:formula="of:=LOOKUP([.$B76];[$'EcCo ammo'.$A$2:$'EcCo ammo'.$A$33];[$'EcCo ammo'.G$2:$'EcCo ammo'.G$33])" office:value-type="float" office:value="7" calcext:value-type="float">
            <text:p>7</text:p>
          </table:table-cell>
          <table:table-cell table:formula="of:=LOOKUP([.$B76];[$'EcCo ammo'.$A$2:$'EcCo ammo'.$A$33];[$'EcCo ammo'.H$2:$'EcCo ammo'.H$33])" office:value-type="float" office:value="1" calcext:value-type="float">
            <text:p>1</text:p>
          </table:table-cell>
          <table:table-cell table:formula="of:=LOOKUP([.$B76];[$'EcCo ammo'.$A$2:$'EcCo ammo'.$A$33];[$'EcCo ammo'.I$2:$'EcCo ammo'.I$33])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ROUNDUP(MAX((100-MAX([.L$5]+10*MIN([.L$4]-[.$F76];0);0))*INT(([.$J76]-MAX([.L$4]-[.$F76];0))*[.$I76])/100;0);0)" office:value-type="float" office:value="33" calcext:value-type="float">
            <text:p>33</text:p>
          </table:table-cell>
          <table:table-cell table:formula="of:=ROUNDUP(MAX((100-MAX([.M$5]+10*MIN([.M$4]-[.$F76];0);0))*INT(([.$J76]-MAX([.M$4]-[.$F76];0))*[.$I76])/100;0);0)" office:value-type="float" office:value="33" calcext:value-type="float">
            <text:p>33</text:p>
          </table:table-cell>
          <table:table-cell table:formula="of:=ROUNDUP(MAX((100-MAX([.N$5]+10*MIN([.N$4]-[.$F76];0);0))*INT(([.$J76]-MAX([.N$4]-[.$F76];0))*[.$I76])/100;0);0)" office:value-type="float" office:value="33" calcext:value-type="float">
            <text:p>33</text:p>
          </table:table-cell>
          <table:table-cell table:formula="of:=ROUNDUP(MAX((100-MAX([.O$5]+10*MIN([.O$4]-[.$F76];0);0))*INT(([.$J76]-MAX([.O$4]-[.$F76];0))*[.$I76])/100;0);0)" office:value-type="float" office:value="33" calcext:value-type="float">
            <text:p>33</text:p>
          </table:table-cell>
          <table:table-cell table:formula="of:=ROUNDUP(MAX((100-MAX([.P$5]+10*MIN([.P$4]-[.$F76];0);0))*INT(([.$J76]-MAX([.P$4]-[.$F76];0))*[.$I76])/100;0);0)" office:value-type="float" office:value="33" calcext:value-type="float">
            <text:p>33</text:p>
          </table:table-cell>
          <table:table-cell table:formula="of:=ROUNDUP(MAX((100-MAX([.Q$5]+10*MIN([.Q$4]-[.$F76];0);0))*INT(([.$J76]-MAX([.Q$4]-[.$F76];0))*[.$I76])/100;0);0)" office:value-type="float" office:value="33" calcext:value-type="float">
            <text:p>33</text:p>
          </table:table-cell>
          <table:table-cell table:formula="of:=ROUNDUP(MAX((100-MAX([.R$5]+10*MIN([.R$4]-[.$F76];0);0))*INT(([.$J76]-MAX([.R$4]-[.$F76];0))*[.$I76])/100;0);0)" office:value-type="float" office:value="33" calcext:value-type="float">
            <text:p>33</text:p>
          </table:table-cell>
          <table:table-cell table:formula="of:=ROUNDUP(MAX((100-MAX([.S$5]+10*MIN([.S$4]-[.$F76];0);0))*INT(([.$J76]-MAX([.S$4]-[.$F76];0))*[.$I76])/100;0);0)" office:value-type="float" office:value="32" calcext:value-type="float">
            <text:p>32</text:p>
          </table:table-cell>
          <table:table-cell table:formula="of:=ROUNDUP(MAX((100-MAX([.T$5]+10*MIN([.T$4]-[.$F76];0);0))*INT(([.$J76]-MAX([.T$4]-[.$F76];0))*[.$I76])/100;0);0)" office:value-type="float" office:value="32" calcext:value-type="float">
            <text:p>32</text:p>
          </table:table-cell>
          <table:table-cell table:formula="of:=ROUNDUP(MAX((100-MAX([.U$5]+10*MIN([.U$4]-[.$F76];0);0))*INT(([.$J76]-MAX([.U$4]-[.$F76];0))*[.$I76])/100;0);0)" office:value-type="float" office:value="24" calcext:value-type="float">
            <text:p>24</text:p>
          </table:table-cell>
          <table:table-cell table:formula="of:=ROUNDUP(MAX((100-MAX([.V$5]+10*MIN([.V$4]-[.$F76];0);0))*INT(([.$J76]-MAX([.V$4]-[.$F76];0))*[.$I76])/100;0);0)" office:value-type="float" office:value="22" calcext:value-type="float">
            <text:p>22</text:p>
          </table:table-cell>
          <table:table-cell table:formula="of:=ROUNDUP(MAX((100-MAX([.W$5]+10*MIN([.W$4]-[.$F76];0);0))*INT(([.$J76]-MAX([.W$4]-[.$F76];0))*[.$I76])/100;0);0)" office:value-type="float" office:value="18" calcext:value-type="float">
            <text:p>18</text:p>
          </table:table-cell>
          <table:table-cell table:formula="of:=ROUNDUP(MAX((100-MAX([.X$5]+10*MIN([.X$4]-[.$F76];0);0))*INT(([.$J76]-MAX([.X$4]-[.$F76];0))*[.$I76])/100;0);0)" office:value-type="float" office:value="15" calcext:value-type="float">
            <text:p>15</text:p>
          </table:table-cell>
          <table:table-cell table:formula="of:=ROUNDUP(MAX((100-MAX([.Y$5]+10*MIN([.Y$4]-[.$F76];0);0))*INT(([.$J76]-MAX([.Y$4]-[.$F76];0))*[.$I76])/100;0);0)" office:value-type="float" office:value="14" calcext:value-type="float">
            <text:p>14</text:p>
          </table:table-cell>
          <table:table-cell table:formula="of:=ROUNDUP(MAX((100-MAX([.Z$5]+10*MIN([.Z$4]-[.$F76];0);0))*INT(([.$J76]-MAX([.Z$4]-[.$F76];0))*[.$I76])/100;0);0)" office:value-type="float" office:value="10" calcext:value-type="float">
            <text:p>10</text:p>
          </table:table-cell>
          <table:table-cell table:formula="of:=ROUNDUP(MAX((100-MAX([.AA$5]+10*MIN([.AA$4]-[.$F76];0);0))*INT(([.$J76]-MAX([.AA$4]-[.$F76];0))*[.$I76])/100;0);0)" office:value-type="float" office:value="8" calcext:value-type="float">
            <text:p>8</text:p>
          </table:table-cell>
          <table:table-cell table:formula="of:=ROUNDUP(MAX((100-MAX([.AB$5]+10*MIN([.AB$4]-[.$F76];0);0))*INT(([.$J76]-MAX([.AB$4]-[.$F76];0))*[.$I76])/100;0)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77];[$'EcCo ammo'.$A$2:$'EcCo ammo'.$A$33];[$'EcCo ammo'.F$2:$'EcCo ammo'.F$33])" office:value-type="float" office:value="0" calcext:value-type="float">
            <text:p>0</text:p>
          </table:table-cell>
          <table:table-cell table:formula="of:=LOOKUP([.$B77];[$'EcCo ammo'.$A$2:$'EcCo ammo'.$A$33];[$'EcCo ammo'.G$2:$'EcCo ammo'.G$33])" office:value-type="float" office:value="2" calcext:value-type="float">
            <text:p>2</text:p>
          </table:table-cell>
          <table:table-cell table:formula="of:=LOOKUP([.$B77];[$'EcCo ammo'.$A$2:$'EcCo ammo'.$A$33];[$'EcCo ammo'.H$2:$'EcCo ammo'.H$33])" office:value-type="float" office:value="1" calcext:value-type="float">
            <text:p>1</text:p>
          </table:table-cell>
          <table:table-cell table:formula="of:=LOOKUP([.$B77];[$'EcCo ammo'.$A$2:$'EcCo ammo'.$A$33];[$'EcCo ammo'.I$2:$'EcCo ammo'.I$33])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.00</text:p>
          </table:table-cell>
          <table:table-cell table:formula="of:=ROUND(AVERAGE([.C77];[.D77]))" office:value-type="float" office:value="13" calcext:value-type="float">
            <text:p>13</text:p>
          </table:table-cell>
          <table:table-cell/>
          <table:table-cell table:formula="of:=ROUNDUP(MAX((100-MAX([.L$5]+10*MIN([.L$4]-[.$F77];0);0))*INT(([.$J77]-MAX([.L$4]-[.$F77];0))*[.$I77])/100;0);0)" office:value-type="float" office:value="13" calcext:value-type="float">
            <text:p>13</text:p>
          </table:table-cell>
          <table:table-cell table:formula="of:=ROUNDUP(MAX((100-MAX([.M$5]+10*MIN([.M$4]-[.$F77];0);0))*INT(([.$J77]-MAX([.M$4]-[.$F77];0))*[.$I77])/100;0);0)" office:value-type="float" office:value="13" calcext:value-type="float">
            <text:p>13</text:p>
          </table:table-cell>
          <table:table-cell table:formula="of:=ROUNDUP(MAX((100-MAX([.N$5]+10*MIN([.N$4]-[.$F77];0);0))*INT(([.$J77]-MAX([.N$4]-[.$F77];0))*[.$I77])/100;0);0)" office:value-type="float" office:value="13" calcext:value-type="float">
            <text:p>13</text:p>
          </table:table-cell>
          <table:table-cell table:formula="of:=ROUNDUP(MAX((100-MAX([.O$5]+10*MIN([.O$4]-[.$F77];0);0))*INT(([.$J77]-MAX([.O$4]-[.$F77];0))*[.$I77])/100;0);0)" office:value-type="float" office:value="10" calcext:value-type="float">
            <text:p>10</text:p>
          </table:table-cell>
          <table:table-cell table:formula="of:=ROUNDUP(MAX((100-MAX([.P$5]+10*MIN([.P$4]-[.$F77];0);0))*INT(([.$J77]-MAX([.P$4]-[.$F77];0))*[.$I77])/100;0);0)" office:value-type="float" office:value="10" calcext:value-type="float">
            <text:p>10</text:p>
          </table:table-cell>
          <table:table-cell table:formula="of:=ROUNDUP(MAX((100-MAX([.Q$5]+10*MIN([.Q$4]-[.$F77];0);0))*INT(([.$J77]-MAX([.Q$4]-[.$F77];0))*[.$I77])/100;0);0)" office:value-type="float" office:value="10" calcext:value-type="float">
            <text:p>10</text:p>
          </table:table-cell>
          <table:table-cell table:formula="of:=ROUNDUP(MAX((100-MAX([.R$5]+10*MIN([.R$4]-[.$F77];0);0))*INT(([.$J77]-MAX([.R$4]-[.$F77];0))*[.$I77])/100;0);0)" office:value-type="float" office:value="8" calcext:value-type="float">
            <text:p>8</text:p>
          </table:table-cell>
          <table:table-cell table:formula="of:=ROUNDUP(MAX((100-MAX([.S$5]+10*MIN([.S$4]-[.$F77];0);0))*INT(([.$J77]-MAX([.S$4]-[.$F77];0))*[.$I77])/100;0);0)" office:value-type="float" office:value="8" calcext:value-type="float">
            <text:p>8</text:p>
          </table:table-cell>
          <table:table-cell table:formula="of:=ROUNDUP(MAX((100-MAX([.T$5]+10*MIN([.T$4]-[.$F77];0);0))*INT(([.$J77]-MAX([.T$4]-[.$F77];0))*[.$I77])/100;0);0)" office:value-type="float" office:value="8" calcext:value-type="float">
            <text:p>8</text:p>
          </table:table-cell>
          <table:table-cell table:formula="of:=ROUNDUP(MAX((100-MAX([.U$5]+10*MIN([.U$4]-[.$F77];0);0))*INT(([.$J77]-MAX([.U$4]-[.$F77];0))*[.$I77])/100;0);0)" office:value-type="float" office:value="6" calcext:value-type="float">
            <text:p>6</text:p>
          </table:table-cell>
          <table:table-cell table:formula="of:=ROUNDUP(MAX((100-MAX([.V$5]+10*MIN([.V$4]-[.$F77];0);0))*INT(([.$J77]-MAX([.V$4]-[.$F77];0))*[.$I77])/100;0);0)" office:value-type="float" office:value="5" calcext:value-type="float">
            <text:p>5</text:p>
          </table:table-cell>
          <table:table-cell table:formula="of:=ROUNDUP(MAX((100-MAX([.W$5]+10*MIN([.W$4]-[.$F77];0);0))*INT(([.$J77]-MAX([.W$4]-[.$F77];0))*[.$I77])/100;0);0)" office:value-type="float" office:value="4" calcext:value-type="float">
            <text:p>4</text:p>
          </table:table-cell>
          <table:table-cell table:formula="of:=ROUNDUP(MAX((100-MAX([.X$5]+10*MIN([.X$4]-[.$F77];0);0))*INT(([.$J77]-MAX([.X$4]-[.$F77];0))*[.$I77])/100;0);0)" office:value-type="float" office:value="3" calcext:value-type="float">
            <text:p>3</text:p>
          </table:table-cell>
          <table:table-cell table:formula="of:=ROUNDUP(MAX((100-MAX([.Y$5]+10*MIN([.Y$4]-[.$F77];0);0))*INT(([.$J77]-MAX([.Y$4]-[.$F77];0))*[.$I77])/100;0);0)" office:value-type="float" office:value="2" calcext:value-type="float">
            <text:p>2</text:p>
          </table:table-cell>
          <table:table-cell table:formula="of:=ROUNDUP(MAX((100-MAX([.Z$5]+10*MIN([.Z$4]-[.$F77];0);0))*INT(([.$J77]-MAX([.Z$4]-[.$F77];0))*[.$I77])/100;0);0)" office:value-type="float" office:value="1" calcext:value-type="float">
            <text:p>1</text:p>
          </table:table-cell>
          <table:table-cell table:formula="of:=ROUNDUP(MAX((100-MAX([.AA$5]+10*MIN([.AA$4]-[.$F77];0);0))*INT(([.$J77]-MAX([.AA$4]-[.$F77];0))*[.$I77])/100;0);0)" office:value-type="float" office:value="1" calcext:value-type="float">
            <text:p>1</text:p>
          </table:table-cell>
          <table:table-cell table:formula="of:=ROUNDUP(MAX((100-MAX([.AB$5]+10*MIN([.AB$4]-[.$F77];0);0))*INT(([.$J77]-MAX([.AB$4]-[.$F77];0))*[.$I77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LOOKUP([.$B78];[$'EcCo ammo'.$A$2:$'EcCo ammo'.$A$33];[$'EcCo ammo'.F$2:$'EcCo ammo'.F$33])" office:value-type="float" office:value="0" calcext:value-type="float">
            <text:p>0</text:p>
          </table:table-cell>
          <table:table-cell table:formula="of:=LOOKUP([.$B78];[$'EcCo ammo'.$A$2:$'EcCo ammo'.$A$33];[$'EcCo ammo'.G$2:$'EcCo ammo'.G$33])" office:value-type="float" office:value="5" calcext:value-type="float">
            <text:p>5</text:p>
          </table:table-cell>
          <table:table-cell table:formula="of:=LOOKUP([.$B78];[$'EcCo ammo'.$A$2:$'EcCo ammo'.$A$33];[$'EcCo ammo'.H$2:$'EcCo ammo'.H$33])" office:value-type="float" office:value="1" calcext:value-type="float">
            <text:p>1</text:p>
          </table:table-cell>
          <table:table-cell table:formula="of:=LOOKUP([.$B78];[$'EcCo ammo'.$A$2:$'EcCo ammo'.$A$33];[$'EcCo ammo'.I$2:$'EcCo ammo'.I$33])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.00</text:p>
          </table:table-cell>
          <table:table-cell table:formula="of:=ROUND(AVERAGE([.C78];[.D78]))" office:value-type="float" office:value="13" calcext:value-type="float">
            <text:p>13</text:p>
          </table:table-cell>
          <table:table-cell/>
          <table:table-cell table:formula="of:=ROUNDUP(MAX((100-MAX([.L$5]+10*MIN([.L$4]-[.$F78];0);0))*INT(([.$J78]-MAX([.L$4]-[.$F78];0))*[.$I78])/100;0);0)" office:value-type="float" office:value="13" calcext:value-type="float">
            <text:p>13</text:p>
          </table:table-cell>
          <table:table-cell table:formula="of:=ROUNDUP(MAX((100-MAX([.M$5]+10*MIN([.M$4]-[.$F78];0);0))*INT(([.$J78]-MAX([.M$4]-[.$F78];0))*[.$I78])/100;0);0)" office:value-type="float" office:value="13" calcext:value-type="float">
            <text:p>13</text:p>
          </table:table-cell>
          <table:table-cell table:formula="of:=ROUNDUP(MAX((100-MAX([.N$5]+10*MIN([.N$4]-[.$F78];0);0))*INT(([.$J78]-MAX([.N$4]-[.$F78];0))*[.$I78])/100;0);0)" office:value-type="float" office:value="13" calcext:value-type="float">
            <text:p>13</text:p>
          </table:table-cell>
          <table:table-cell table:formula="of:=ROUNDUP(MAX((100-MAX([.O$5]+10*MIN([.O$4]-[.$F78];0);0))*INT(([.$J78]-MAX([.O$4]-[.$F78];0))*[.$I78])/100;0);0)" office:value-type="float" office:value="13" calcext:value-type="float">
            <text:p>13</text:p>
          </table:table-cell>
          <table:table-cell table:formula="of:=ROUNDUP(MAX((100-MAX([.P$5]+10*MIN([.P$4]-[.$F78];0);0))*INT(([.$J78]-MAX([.P$4]-[.$F78];0))*[.$I78])/100;0);0)" office:value-type="float" office:value="13" calcext:value-type="float">
            <text:p>13</text:p>
          </table:table-cell>
          <table:table-cell table:formula="of:=ROUNDUP(MAX((100-MAX([.Q$5]+10*MIN([.Q$4]-[.$F78];0);0))*INT(([.$J78]-MAX([.Q$4]-[.$F78];0))*[.$I78])/100;0);0)" office:value-type="float" office:value="13" calcext:value-type="float">
            <text:p>13</text:p>
          </table:table-cell>
          <table:table-cell table:formula="of:=ROUNDUP(MAX((100-MAX([.R$5]+10*MIN([.R$4]-[.$F78];0);0))*INT(([.$J78]-MAX([.R$4]-[.$F78];0))*[.$I78])/100;0);0)" office:value-type="float" office:value="11" calcext:value-type="float">
            <text:p>11</text:p>
          </table:table-cell>
          <table:table-cell table:formula="of:=ROUNDUP(MAX((100-MAX([.S$5]+10*MIN([.S$4]-[.$F78];0);0))*INT(([.$J78]-MAX([.S$4]-[.$F78];0))*[.$I78])/100;0);0)" office:value-type="float" office:value="10" calcext:value-type="float">
            <text:p>10</text:p>
          </table:table-cell>
          <table:table-cell table:formula="of:=ROUNDUP(MAX((100-MAX([.T$5]+10*MIN([.T$4]-[.$F78];0);0))*INT(([.$J78]-MAX([.T$4]-[.$F78];0))*[.$I78])/100;0);0)" office:value-type="float" office:value="10" calcext:value-type="float">
            <text:p>10</text:p>
          </table:table-cell>
          <table:table-cell table:formula="of:=ROUNDUP(MAX((100-MAX([.U$5]+10*MIN([.U$4]-[.$F78];0);0))*INT(([.$J78]-MAX([.U$4]-[.$F78];0))*[.$I78])/100;0);0)" office:value-type="float" office:value="8" calcext:value-type="float">
            <text:p>8</text:p>
          </table:table-cell>
          <table:table-cell table:formula="of:=ROUNDUP(MAX((100-MAX([.V$5]+10*MIN([.V$4]-[.$F78];0);0))*INT(([.$J78]-MAX([.V$4]-[.$F78];0))*[.$I78])/100;0);0)" office:value-type="float" office:value="7" calcext:value-type="float">
            <text:p>7</text:p>
          </table:table-cell>
          <table:table-cell table:formula="of:=ROUNDUP(MAX((100-MAX([.W$5]+10*MIN([.W$4]-[.$F78];0);0))*INT(([.$J78]-MAX([.W$4]-[.$F78];0))*[.$I78])/100;0);0)" office:value-type="float" office:value="6" calcext:value-type="float">
            <text:p>6</text:p>
          </table:table-cell>
          <table:table-cell table:formula="of:=ROUNDUP(MAX((100-MAX([.X$5]+10*MIN([.X$4]-[.$F78];0);0))*INT(([.$J78]-MAX([.X$4]-[.$F78];0))*[.$I78])/100;0);0)" office:value-type="float" office:value="4" calcext:value-type="float">
            <text:p>4</text:p>
          </table:table-cell>
          <table:table-cell table:formula="of:=ROUNDUP(MAX((100-MAX([.Y$5]+10*MIN([.Y$4]-[.$F78];0);0))*INT(([.$J78]-MAX([.Y$4]-[.$F78];0))*[.$I78])/100;0);0)" office:value-type="float" office:value="3" calcext:value-type="float">
            <text:p>3</text:p>
          </table:table-cell>
          <table:table-cell table:formula="of:=ROUNDUP(MAX((100-MAX([.Z$5]+10*MIN([.Z$4]-[.$F78];0);0))*INT(([.$J78]-MAX([.Z$4]-[.$F78];0))*[.$I78])/100;0);0)" office:value-type="float" office:value="2" calcext:value-type="float">
            <text:p>2</text:p>
          </table:table-cell>
          <table:table-cell table:formula="of:=ROUNDUP(MAX((100-MAX([.AA$5]+10*MIN([.AA$4]-[.$F78];0);0))*INT(([.$J78]-MAX([.AA$4]-[.$F78];0))*[.$I78])/100;0);0)" office:value-type="float" office:value="2" calcext:value-type="float">
            <text:p>2</text:p>
          </table:table-cell>
          <table:table-cell table:formula="of:=ROUNDUP(MAX((100-MAX([.AB$5]+10*MIN([.AB$4]-[.$F78];0);0))*INT(([.$J78]-MAX([.AB$4]-[.$F78];0))*[.$I78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LOOKUP([.$B79];[$'EcCo ammo'.$A$2:$'EcCo ammo'.$A$33];[$'EcCo ammo'.F$2:$'EcCo ammo'.F$33])" office:value-type="float" office:value="0" calcext:value-type="float">
            <text:p>0</text:p>
          </table:table-cell>
          <table:table-cell table:formula="of:=LOOKUP([.$B79];[$'EcCo ammo'.$A$2:$'EcCo ammo'.$A$33];[$'EcCo ammo'.G$2:$'EcCo ammo'.G$33])" office:value-type="float" office:value="2" calcext:value-type="float">
            <text:p>2</text:p>
          </table:table-cell>
          <table:table-cell table:formula="of:=LOOKUP([.$B79];[$'EcCo ammo'.$A$2:$'EcCo ammo'.$A$33];[$'EcCo ammo'.H$2:$'EcCo ammo'.H$33])" office:value-type="float" office:value="1" calcext:value-type="float">
            <text:p>1</text:p>
          </table:table-cell>
          <table:table-cell table:formula="of:=LOOKUP([.$B79];[$'EcCo ammo'.$A$2:$'EcCo ammo'.$A$33];[$'EcCo ammo'.I$2:$'EcCo ammo'.I$33])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.00</text:p>
          </table:table-cell>
          <table:table-cell table:formula="of:=ROUND(AVERAGE([.C79];[.D79]))" office:value-type="float" office:value="8" calcext:value-type="float">
            <text:p>8</text:p>
          </table:table-cell>
          <table:table-cell/>
          <table:table-cell table:formula="of:=ROUNDUP(MAX((100-MAX([.L$5]+10*MIN([.L$4]-[.$F79];0);0))*INT(([.$J79]-MAX([.L$4]-[.$F79];0))*[.$I79])/100;0);0)" office:value-type="float" office:value="8" calcext:value-type="float">
            <text:p>8</text:p>
          </table:table-cell>
          <table:table-cell table:formula="of:=ROUNDUP(MAX((100-MAX([.M$5]+10*MIN([.M$4]-[.$F79];0);0))*INT(([.$J79]-MAX([.M$4]-[.$F79];0))*[.$I79])/100;0);0)" office:value-type="float" office:value="8" calcext:value-type="float">
            <text:p>8</text:p>
          </table:table-cell>
          <table:table-cell table:formula="of:=ROUNDUP(MAX((100-MAX([.N$5]+10*MIN([.N$4]-[.$F79];0);0))*INT(([.$J79]-MAX([.N$4]-[.$F79];0))*[.$I79])/100;0);0)" office:value-type="float" office:value="8" calcext:value-type="float">
            <text:p>8</text:p>
          </table:table-cell>
          <table:table-cell table:formula="of:=ROUNDUP(MAX((100-MAX([.O$5]+10*MIN([.O$4]-[.$F79];0);0))*INT(([.$J79]-MAX([.O$4]-[.$F79];0))*[.$I79])/100;0);0)" office:value-type="float" office:value="6" calcext:value-type="float">
            <text:p>6</text:p>
          </table:table-cell>
          <table:table-cell table:formula="of:=ROUNDUP(MAX((100-MAX([.P$5]+10*MIN([.P$4]-[.$F79];0);0))*INT(([.$J79]-MAX([.P$4]-[.$F79];0))*[.$I79])/100;0);0)" office:value-type="float" office:value="6" calcext:value-type="float">
            <text:p>6</text:p>
          </table:table-cell>
          <table:table-cell table:formula="of:=ROUNDUP(MAX((100-MAX([.Q$5]+10*MIN([.Q$4]-[.$F79];0);0))*INT(([.$J79]-MAX([.Q$4]-[.$F79];0))*[.$I79])/100;0);0)" office:value-type="float" office:value="6" calcext:value-type="float">
            <text:p>6</text:p>
          </table:table-cell>
          <table:table-cell table:formula="of:=ROUNDUP(MAX((100-MAX([.R$5]+10*MIN([.R$4]-[.$F79];0);0))*INT(([.$J79]-MAX([.R$4]-[.$F79];0))*[.$I79])/100;0);0)" office:value-type="float" office:value="5" calcext:value-type="float">
            <text:p>5</text:p>
          </table:table-cell>
          <table:table-cell table:formula="of:=ROUNDUP(MAX((100-MAX([.S$5]+10*MIN([.S$4]-[.$F79];0);0))*INT(([.$J79]-MAX([.S$4]-[.$F79];0))*[.$I79])/100;0);0)" office:value-type="float" office:value="4" calcext:value-type="float">
            <text:p>4</text:p>
          </table:table-cell>
          <table:table-cell table:formula="of:=ROUNDUP(MAX((100-MAX([.T$5]+10*MIN([.T$4]-[.$F79];0);0))*INT(([.$J79]-MAX([.T$4]-[.$F79];0))*[.$I79])/100;0);0)" office:value-type="float" office:value="4" calcext:value-type="float">
            <text:p>4</text:p>
          </table:table-cell>
          <table:table-cell table:formula="of:=ROUNDUP(MAX((100-MAX([.U$5]+10*MIN([.U$4]-[.$F79];0);0))*INT(([.$J79]-MAX([.U$4]-[.$F79];0))*[.$I79])/100;0);0)" office:value-type="float" office:value="3" calcext:value-type="float">
            <text:p>3</text:p>
          </table:table-cell>
          <table:table-cell table:formula="of:=ROUNDUP(MAX((100-MAX([.V$5]+10*MIN([.V$4]-[.$F79];0);0))*INT(([.$J79]-MAX([.V$4]-[.$F79];0))*[.$I79])/100;0);0)" office:value-type="float" office:value="3" calcext:value-type="float">
            <text:p>3</text:p>
          </table:table-cell>
          <table:table-cell table:formula="of:=ROUNDUP(MAX((100-MAX([.W$5]+10*MIN([.W$4]-[.$F79];0);0))*INT(([.$J79]-MAX([.W$4]-[.$F79];0))*[.$I79])/100;0);0)" office:value-type="float" office:value="2" calcext:value-type="float">
            <text:p>2</text:p>
          </table:table-cell>
          <table:table-cell table:formula="of:=ROUNDUP(MAX((100-MAX([.X$5]+10*MIN([.X$4]-[.$F79];0);0))*INT(([.$J79]-MAX([.X$4]-[.$F79];0))*[.$I79])/100;0);0)" office:value-type="float" office:value="0" calcext:value-type="float">
            <text:p>0</text:p>
          </table:table-cell>
          <table:table-cell table:formula="of:=ROUNDUP(MAX((100-MAX([.Y$5]+10*MIN([.Y$4]-[.$F79];0);0))*INT(([.$J79]-MAX([.Y$4]-[.$F79];0))*[.$I79])/100;0);0)" office:value-type="float" office:value="0" calcext:value-type="float">
            <text:p>0</text:p>
          </table:table-cell>
          <table:table-cell table:formula="of:=ROUNDUP(MAX((100-MAX([.Z$5]+10*MIN([.Z$4]-[.$F79];0);0))*INT(([.$J79]-MAX([.Z$4]-[.$F79];0))*[.$I79])/100;0);0)" office:value-type="float" office:value="0" calcext:value-type="float">
            <text:p>0</text:p>
          </table:table-cell>
          <table:table-cell table:formula="of:=ROUNDUP(MAX((100-MAX([.AA$5]+10*MIN([.AA$4]-[.$F79];0);0))*INT(([.$J79]-MAX([.AA$4]-[.$F79];0))*[.$I79])/100;0);0)" office:value-type="float" office:value="0" calcext:value-type="float">
            <text:p>0</text:p>
          </table:table-cell>
          <table:table-cell table:formula="of:=ROUNDUP(MAX((100-MAX([.AB$5]+10*MIN([.AB$4]-[.$F79];0);0))*INT(([.$J79]-MAX([.AB$4]-[.$F79];0))*[.$I79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LOOKUP([.$B80];[$'EcCo ammo'.$A$2:$'EcCo ammo'.$A$33];[$'EcCo ammo'.F$2:$'EcCo ammo'.F$33])" office:value-type="float" office:value="0" calcext:value-type="float">
            <text:p>0</text:p>
          </table:table-cell>
          <table:table-cell table:formula="of:=LOOKUP([.$B80];[$'EcCo ammo'.$A$2:$'EcCo ammo'.$A$33];[$'EcCo ammo'.G$2:$'EcCo ammo'.G$33])" office:value-type="float" office:value="5" calcext:value-type="float">
            <text:p>5</text:p>
          </table:table-cell>
          <table:table-cell table:formula="of:=LOOKUP([.$B80];[$'EcCo ammo'.$A$2:$'EcCo ammo'.$A$33];[$'EcCo ammo'.H$2:$'EcCo ammo'.H$33])" office:value-type="float" office:value="1" calcext:value-type="float">
            <text:p>1</text:p>
          </table:table-cell>
          <table:table-cell table:formula="of:=LOOKUP([.$B80];[$'EcCo ammo'.$A$2:$'EcCo ammo'.$A$33];[$'EcCo ammo'.I$2:$'EcCo ammo'.I$33])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.00</text:p>
          </table:table-cell>
          <table:table-cell table:formula="of:=ROUND(AVERAGE([.C80];[.D80]))" office:value-type="float" office:value="8" calcext:value-type="float">
            <text:p>8</text:p>
          </table:table-cell>
          <table:table-cell/>
          <table:table-cell table:formula="of:=ROUNDUP(MAX((100-MAX([.L$5]+10*MIN([.L$4]-[.$F80];0);0))*INT(([.$J80]-MAX([.L$4]-[.$F80];0))*[.$I80])/100;0);0)" office:value-type="float" office:value="8" calcext:value-type="float">
            <text:p>8</text:p>
          </table:table-cell>
          <table:table-cell table:formula="of:=ROUNDUP(MAX((100-MAX([.M$5]+10*MIN([.M$4]-[.$F80];0);0))*INT(([.$J80]-MAX([.M$4]-[.$F80];0))*[.$I80])/100;0);0)" office:value-type="float" office:value="8" calcext:value-type="float">
            <text:p>8</text:p>
          </table:table-cell>
          <table:table-cell table:formula="of:=ROUNDUP(MAX((100-MAX([.N$5]+10*MIN([.N$4]-[.$F80];0);0))*INT(([.$J80]-MAX([.N$4]-[.$F80];0))*[.$I80])/100;0);0)" office:value-type="float" office:value="8" calcext:value-type="float">
            <text:p>8</text:p>
          </table:table-cell>
          <table:table-cell table:formula="of:=ROUNDUP(MAX((100-MAX([.O$5]+10*MIN([.O$4]-[.$F80];0);0))*INT(([.$J80]-MAX([.O$4]-[.$F80];0))*[.$I80])/100;0);0)" office:value-type="float" office:value="8" calcext:value-type="float">
            <text:p>8</text:p>
          </table:table-cell>
          <table:table-cell table:formula="of:=ROUNDUP(MAX((100-MAX([.P$5]+10*MIN([.P$4]-[.$F80];0);0))*INT(([.$J80]-MAX([.P$4]-[.$F80];0))*[.$I80])/100;0);0)" office:value-type="float" office:value="8" calcext:value-type="float">
            <text:p>8</text:p>
          </table:table-cell>
          <table:table-cell table:formula="of:=ROUNDUP(MAX((100-MAX([.Q$5]+10*MIN([.Q$4]-[.$F80];0);0))*INT(([.$J80]-MAX([.Q$4]-[.$F80];0))*[.$I80])/100;0);0)" office:value-type="float" office:value="8" calcext:value-type="float">
            <text:p>8</text:p>
          </table:table-cell>
          <table:table-cell table:formula="of:=ROUNDUP(MAX((100-MAX([.R$5]+10*MIN([.R$4]-[.$F80];0);0))*INT(([.$J80]-MAX([.R$4]-[.$F80];0))*[.$I80])/100;0);0)" office:value-type="float" office:value="7" calcext:value-type="float">
            <text:p>7</text:p>
          </table:table-cell>
          <table:table-cell table:formula="of:=ROUNDUP(MAX((100-MAX([.S$5]+10*MIN([.S$4]-[.$F80];0);0))*INT(([.$J80]-MAX([.S$4]-[.$F80];0))*[.$I80])/100;0);0)" office:value-type="float" office:value="6" calcext:value-type="float">
            <text:p>6</text:p>
          </table:table-cell>
          <table:table-cell table:formula="of:=ROUNDUP(MAX((100-MAX([.T$5]+10*MIN([.T$4]-[.$F80];0);0))*INT(([.$J80]-MAX([.T$4]-[.$F80];0))*[.$I80])/100;0);0)" office:value-type="float" office:value="6" calcext:value-type="float">
            <text:p>6</text:p>
          </table:table-cell>
          <table:table-cell table:formula="of:=ROUNDUP(MAX((100-MAX([.U$5]+10*MIN([.U$4]-[.$F80];0);0))*INT(([.$J80]-MAX([.U$4]-[.$F80];0))*[.$I80])/100;0);0)" office:value-type="float" office:value="5" calcext:value-type="float">
            <text:p>5</text:p>
          </table:table-cell>
          <table:table-cell table:formula="of:=ROUNDUP(MAX((100-MAX([.V$5]+10*MIN([.V$4]-[.$F80];0);0))*INT(([.$J80]-MAX([.V$4]-[.$F80];0))*[.$I80])/100;0);0)" office:value-type="float" office:value="4" calcext:value-type="float">
            <text:p>4</text:p>
          </table:table-cell>
          <table:table-cell table:formula="of:=ROUNDUP(MAX((100-MAX([.W$5]+10*MIN([.W$4]-[.$F80];0);0))*INT(([.$J80]-MAX([.W$4]-[.$F80];0))*[.$I80])/100;0);0)" office:value-type="float" office:value="3" calcext:value-type="float">
            <text:p>3</text:p>
          </table:table-cell>
          <table:table-cell table:formula="of:=ROUNDUP(MAX((100-MAX([.X$5]+10*MIN([.X$4]-[.$F80];0);0))*INT(([.$J80]-MAX([.X$4]-[.$F80];0))*[.$I80])/100;0);0)" office:value-type="float" office:value="2" calcext:value-type="float">
            <text:p>2</text:p>
          </table:table-cell>
          <table:table-cell table:formula="of:=ROUNDUP(MAX((100-MAX([.Y$5]+10*MIN([.Y$4]-[.$F80];0);0))*INT(([.$J80]-MAX([.Y$4]-[.$F80];0))*[.$I80])/100;0);0)" office:value-type="float" office:value="1" calcext:value-type="float">
            <text:p>1</text:p>
          </table:table-cell>
          <table:table-cell table:formula="of:=ROUNDUP(MAX((100-MAX([.Z$5]+10*MIN([.Z$4]-[.$F80];0);0))*INT(([.$J80]-MAX([.Z$4]-[.$F80];0))*[.$I80])/100;0);0)" office:value-type="float" office:value="0" calcext:value-type="float">
            <text:p>0</text:p>
          </table:table-cell>
          <table:table-cell table:formula="of:=ROUNDUP(MAX((100-MAX([.AA$5]+10*MIN([.AA$4]-[.$F80];0);0))*INT(([.$J80]-MAX([.AA$4]-[.$F80];0))*[.$I80])/100;0);0)" office:value-type="float" office:value="0" calcext:value-type="float">
            <text:p>0</text:p>
          </table:table-cell>
          <table:table-cell table:formula="of:=ROUNDUP(MAX((100-MAX([.AB$5]+10*MIN([.AB$4]-[.$F80];0);0))*INT(([.$J80]-MAX([.AB$4]-[.$F80];0))*[.$I80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81];[$'EcCo ammo'.$A$2:$'EcCo ammo'.$A$33];[$'EcCo ammo'.F$2:$'EcCo ammo'.F$33])" office:value-type="float" office:value="0" calcext:value-type="float">
            <text:p>0</text:p>
          </table:table-cell>
          <table:table-cell table:formula="of:=LOOKUP([.$B81];[$'EcCo ammo'.$A$2:$'EcCo ammo'.$A$33];[$'EcCo ammo'.G$2:$'EcCo ammo'.G$33])" office:value-type="float" office:value="3" calcext:value-type="float">
            <text:p>3</text:p>
          </table:table-cell>
          <table:table-cell table:formula="of:=LOOKUP([.$B81];[$'EcCo ammo'.$A$2:$'EcCo ammo'.$A$33];[$'EcCo ammo'.H$2:$'EcCo ammo'.H$33])" office:value-type="float" office:value="1" calcext:value-type="float">
            <text:p>1</text:p>
          </table:table-cell>
          <table:table-cell table:formula="of:=LOOKUP([.$B81];[$'EcCo ammo'.$A$2:$'EcCo ammo'.$A$33];[$'EcCo ammo'.I$2:$'EcCo ammo'.I$33])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.00</text:p>
          </table:table-cell>
          <table:table-cell table:formula="of:=ROUND(AVERAGE([.C81];[.D81]))" office:value-type="float" office:value="30" calcext:value-type="float">
            <text:p>30</text:p>
          </table:table-cell>
          <table:table-cell/>
          <table:table-cell table:formula="of:=ROUNDUP(MAX((100-MAX([.L$5]+10*MIN([.L$4]-[.$F81];0);0))*INT(([.$J81]-MAX([.L$4]-[.$F81];0))*[.$I81])/100;0);0)" office:value-type="float" office:value="30" calcext:value-type="float">
            <text:p>30</text:p>
          </table:table-cell>
          <table:table-cell table:formula="of:=ROUNDUP(MAX((100-MAX([.M$5]+10*MIN([.M$4]-[.$F81];0);0))*INT(([.$J81]-MAX([.M$4]-[.$F81];0))*[.$I81])/100;0);0)" office:value-type="float" office:value="30" calcext:value-type="float">
            <text:p>30</text:p>
          </table:table-cell>
          <table:table-cell table:formula="of:=ROUNDUP(MAX((100-MAX([.N$5]+10*MIN([.N$4]-[.$F81];0);0))*INT(([.$J81]-MAX([.N$4]-[.$F81];0))*[.$I81])/100;0);0)" office:value-type="float" office:value="30" calcext:value-type="float">
            <text:p>30</text:p>
          </table:table-cell>
          <table:table-cell table:formula="of:=ROUNDUP(MAX((100-MAX([.O$5]+10*MIN([.O$4]-[.$F81];0);0))*INT(([.$J81]-MAX([.O$4]-[.$F81];0))*[.$I81])/100;0);0)" office:value-type="float" office:value="26" calcext:value-type="float">
            <text:p>26</text:p>
          </table:table-cell>
          <table:table-cell table:formula="of:=ROUNDUP(MAX((100-MAX([.P$5]+10*MIN([.P$4]-[.$F81];0);0))*INT(([.$J81]-MAX([.P$4]-[.$F81];0))*[.$I81])/100;0);0)" office:value-type="float" office:value="24" calcext:value-type="float">
            <text:p>24</text:p>
          </table:table-cell>
          <table:table-cell table:formula="of:=ROUNDUP(MAX((100-MAX([.Q$5]+10*MIN([.Q$4]-[.$F81];0);0))*INT(([.$J81]-MAX([.Q$4]-[.$F81];0))*[.$I81])/100;0);0)" office:value-type="float" office:value="24" calcext:value-type="float">
            <text:p>24</text:p>
          </table:table-cell>
          <table:table-cell table:formula="of:=ROUNDUP(MAX((100-MAX([.R$5]+10*MIN([.R$4]-[.$F81];0);0))*INT(([.$J81]-MAX([.R$4]-[.$F81];0))*[.$I81])/100;0);0)" office:value-type="float" office:value="21" calcext:value-type="float">
            <text:p>21</text:p>
          </table:table-cell>
          <table:table-cell table:formula="of:=ROUNDUP(MAX((100-MAX([.S$5]+10*MIN([.S$4]-[.$F81];0);0))*INT(([.$J81]-MAX([.S$4]-[.$F81];0))*[.$I81])/100;0);0)" office:value-type="float" office:value="19" calcext:value-type="float">
            <text:p>19</text:p>
          </table:table-cell>
          <table:table-cell table:formula="of:=ROUNDUP(MAX((100-MAX([.T$5]+10*MIN([.T$4]-[.$F81];0);0))*INT(([.$J81]-MAX([.T$4]-[.$F81];0))*[.$I81])/100;0);0)" office:value-type="float" office:value="19" calcext:value-type="float">
            <text:p>19</text:p>
          </table:table-cell>
          <table:table-cell table:formula="of:=ROUNDUP(MAX((100-MAX([.U$5]+10*MIN([.U$4]-[.$F81];0);0))*INT(([.$J81]-MAX([.U$4]-[.$F81];0))*[.$I81])/100;0);0)" office:value-type="float" office:value="17" calcext:value-type="float">
            <text:p>17</text:p>
          </table:table-cell>
          <table:table-cell table:formula="of:=ROUNDUP(MAX((100-MAX([.V$5]+10*MIN([.V$4]-[.$F81];0);0))*INT(([.$J81]-MAX([.V$4]-[.$F81];0))*[.$I81])/100;0);0)" office:value-type="float" office:value="15" calcext:value-type="float">
            <text:p>15</text:p>
          </table:table-cell>
          <table:table-cell table:formula="of:=ROUNDUP(MAX((100-MAX([.W$5]+10*MIN([.W$4]-[.$F81];0);0))*INT(([.$J81]-MAX([.W$4]-[.$F81];0))*[.$I81])/100;0);0)" office:value-type="float" office:value="14" calcext:value-type="float">
            <text:p>14</text:p>
          </table:table-cell>
          <table:table-cell table:formula="of:=ROUNDUP(MAX((100-MAX([.X$5]+10*MIN([.X$4]-[.$F81];0);0))*INT(([.$J81]-MAX([.X$4]-[.$F81];0))*[.$I81])/100;0);0)" office:value-type="float" office:value="12" calcext:value-type="float">
            <text:p>12</text:p>
          </table:table-cell>
          <table:table-cell table:formula="of:=ROUNDUP(MAX((100-MAX([.Y$5]+10*MIN([.Y$4]-[.$F81];0);0))*INT(([.$J81]-MAX([.Y$4]-[.$F81];0))*[.$I81])/100;0);0)" office:value-type="float" office:value="11" calcext:value-type="float">
            <text:p>11</text:p>
          </table:table-cell>
          <table:table-cell table:formula="of:=ROUNDUP(MAX((100-MAX([.Z$5]+10*MIN([.Z$4]-[.$F81];0);0))*INT(([.$J81]-MAX([.Z$4]-[.$F81];0))*[.$I81])/100;0);0)" office:value-type="float" office:value="7" calcext:value-type="float">
            <text:p>7</text:p>
          </table:table-cell>
          <table:table-cell table:formula="of:=ROUNDUP(MAX((100-MAX([.AA$5]+10*MIN([.AA$4]-[.$F81];0);0))*INT(([.$J81]-MAX([.AA$4]-[.$F81];0))*[.$I81])/100;0);0)" office:value-type="float" office:value="6" calcext:value-type="float">
            <text:p>6</text:p>
          </table:table-cell>
          <table:table-cell table:formula="of:=ROUNDUP(MAX((100-MAX([.AB$5]+10*MIN([.AB$4]-[.$F81];0);0))*INT(([.$J81]-MAX([.AB$4]-[.$F81];0))*[.$I81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LOOKUP([.$B82];[$'EcCo ammo'.$A$2:$'EcCo ammo'.$A$33];[$'EcCo ammo'.F$2:$'EcCo ammo'.F$33])" office:value-type="float" office:value="0" calcext:value-type="float">
            <text:p>0</text:p>
          </table:table-cell>
          <table:table-cell table:formula="of:=LOOKUP([.$B82];[$'EcCo ammo'.$A$2:$'EcCo ammo'.$A$33];[$'EcCo ammo'.G$2:$'EcCo ammo'.G$33])" office:value-type="float" office:value="3" calcext:value-type="float">
            <text:p>3</text:p>
          </table:table-cell>
          <table:table-cell table:formula="of:=LOOKUP([.$B82];[$'EcCo ammo'.$A$2:$'EcCo ammo'.$A$33];[$'EcCo ammo'.H$2:$'EcCo ammo'.H$33])" office:value-type="float" office:value="1" calcext:value-type="float">
            <text:p>1</text:p>
          </table:table-cell>
          <table:table-cell table:formula="of:=LOOKUP([.$B82];[$'EcCo ammo'.$A$2:$'EcCo ammo'.$A$33];[$'EcCo ammo'.I$2:$'EcCo ammo'.I$33])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.00</text:p>
          </table:table-cell>
          <table:table-cell table:formula="of:=ROUND(AVERAGE([.C82];[.D82]))" office:value-type="float" office:value="18" calcext:value-type="float">
            <text:p>18</text:p>
          </table:table-cell>
          <table:table-cell/>
          <table:table-cell table:formula="of:=ROUNDUP(MAX((100-MAX([.L$5]+10*MIN([.L$4]-[.$F82];0);0))*INT(([.$J82]-MAX([.L$4]-[.$F82];0))*[.$I82])/100;0);0)" office:value-type="float" office:value="18" calcext:value-type="float">
            <text:p>18</text:p>
          </table:table-cell>
          <table:table-cell table:formula="of:=ROUNDUP(MAX((100-MAX([.M$5]+10*MIN([.M$4]-[.$F82];0);0))*INT(([.$J82]-MAX([.M$4]-[.$F82];0))*[.$I82])/100;0);0)" office:value-type="float" office:value="18" calcext:value-type="float">
            <text:p>18</text:p>
          </table:table-cell>
          <table:table-cell table:formula="of:=ROUNDUP(MAX((100-MAX([.N$5]+10*MIN([.N$4]-[.$F82];0);0))*INT(([.$J82]-MAX([.N$4]-[.$F82];0))*[.$I82])/100;0);0)" office:value-type="float" office:value="18" calcext:value-type="float">
            <text:p>18</text:p>
          </table:table-cell>
          <table:table-cell table:formula="of:=ROUNDUP(MAX((100-MAX([.O$5]+10*MIN([.O$4]-[.$F82];0);0))*INT(([.$J82]-MAX([.O$4]-[.$F82];0))*[.$I82])/100;0);0)" office:value-type="float" office:value="16" calcext:value-type="float">
            <text:p>16</text:p>
          </table:table-cell>
          <table:table-cell table:formula="of:=ROUNDUP(MAX((100-MAX([.P$5]+10*MIN([.P$4]-[.$F82];0);0))*INT(([.$J82]-MAX([.P$4]-[.$F82];0))*[.$I82])/100;0);0)" office:value-type="float" office:value="15" calcext:value-type="float">
            <text:p>15</text:p>
          </table:table-cell>
          <table:table-cell table:formula="of:=ROUNDUP(MAX((100-MAX([.Q$5]+10*MIN([.Q$4]-[.$F82];0);0))*INT(([.$J82]-MAX([.Q$4]-[.$F82];0))*[.$I82])/100;0);0)" office:value-type="float" office:value="15" calcext:value-type="float">
            <text:p>15</text:p>
          </table:table-cell>
          <table:table-cell table:formula="of:=ROUNDUP(MAX((100-MAX([.R$5]+10*MIN([.R$4]-[.$F82];0);0))*INT(([.$J82]-MAX([.R$4]-[.$F82];0))*[.$I82])/100;0);0)" office:value-type="float" office:value="12" calcext:value-type="float">
            <text:p>12</text:p>
          </table:table-cell>
          <table:table-cell table:formula="of:=ROUNDUP(MAX((100-MAX([.S$5]+10*MIN([.S$4]-[.$F82];0);0))*INT(([.$J82]-MAX([.S$4]-[.$F82];0))*[.$I82])/100;0);0)" office:value-type="float" office:value="12" calcext:value-type="float">
            <text:p>12</text:p>
          </table:table-cell>
          <table:table-cell table:formula="of:=ROUNDUP(MAX((100-MAX([.T$5]+10*MIN([.T$4]-[.$F82];0);0))*INT(([.$J82]-MAX([.T$4]-[.$F82];0))*[.$I82])/100;0);0)" office:value-type="float" office:value="12" calcext:value-type="float">
            <text:p>12</text:p>
          </table:table-cell>
          <table:table-cell table:formula="of:=ROUNDUP(MAX((100-MAX([.U$5]+10*MIN([.U$4]-[.$F82];0);0))*INT(([.$J82]-MAX([.U$4]-[.$F82];0))*[.$I82])/100;0);0)" office:value-type="float" office:value="9" calcext:value-type="float">
            <text:p>9</text:p>
          </table:table-cell>
          <table:table-cell table:formula="of:=ROUNDUP(MAX((100-MAX([.V$5]+10*MIN([.V$4]-[.$F82];0);0))*INT(([.$J82]-MAX([.V$4]-[.$F82];0))*[.$I82])/100;0);0)" office:value-type="float" office:value="9" calcext:value-type="float">
            <text:p>9</text:p>
          </table:table-cell>
          <table:table-cell table:formula="of:=ROUNDUP(MAX((100-MAX([.W$5]+10*MIN([.W$4]-[.$F82];0);0))*INT(([.$J82]-MAX([.W$4]-[.$F82];0))*[.$I82])/100;0);0)" office:value-type="float" office:value="8" calcext:value-type="float">
            <text:p>8</text:p>
          </table:table-cell>
          <table:table-cell table:formula="of:=ROUNDUP(MAX((100-MAX([.X$5]+10*MIN([.X$4]-[.$F82];0);0))*INT(([.$J82]-MAX([.X$4]-[.$F82];0))*[.$I82])/100;0);0)" office:value-type="float" office:value="6" calcext:value-type="float">
            <text:p>6</text:p>
          </table:table-cell>
          <table:table-cell table:formula="of:=ROUNDUP(MAX((100-MAX([.Y$5]+10*MIN([.Y$4]-[.$F82];0);0))*INT(([.$J82]-MAX([.Y$4]-[.$F82];0))*[.$I82])/100;0);0)" office:value-type="float" office:value="5" calcext:value-type="float">
            <text:p>5</text:p>
          </table:table-cell>
          <table:table-cell table:formula="of:=ROUNDUP(MAX((100-MAX([.Z$5]+10*MIN([.Z$4]-[.$F82];0);0))*INT(([.$J82]-MAX([.Z$4]-[.$F82];0))*[.$I82])/100;0);0)" office:value-type="float" office:value="3" calcext:value-type="float">
            <text:p>3</text:p>
          </table:table-cell>
          <table:table-cell table:formula="of:=ROUNDUP(MAX((100-MAX([.AA$5]+10*MIN([.AA$4]-[.$F82];0);0))*INT(([.$J82]-MAX([.AA$4]-[.$F82];0))*[.$I82])/100;0);0)" office:value-type="float" office:value="3" calcext:value-type="float">
            <text:p>3</text:p>
          </table:table-cell>
          <table:table-cell table:formula="of:=ROUNDUP(MAX((100-MAX([.AB$5]+10*MIN([.AB$4]-[.$F82];0);0))*INT(([.$J82]-MAX([.AB$4]-[.$F82];0))*[.$I82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LOOKUP([.$B83];[$'EcCo ammo'.$A$2:$'EcCo ammo'.$A$33];[$'EcCo ammo'.F$2:$'EcCo ammo'.F$33])" office:value-type="float" office:value="0" calcext:value-type="float">
            <text:p>0</text:p>
          </table:table-cell>
          <table:table-cell table:formula="of:=LOOKUP([.$B83];[$'EcCo ammo'.$A$2:$'EcCo ammo'.$A$33];[$'EcCo ammo'.G$2:$'EcCo ammo'.G$33])" office:value-type="float" office:value="3" calcext:value-type="float">
            <text:p>3</text:p>
          </table:table-cell>
          <table:table-cell table:formula="of:=LOOKUP([.$B83];[$'EcCo ammo'.$A$2:$'EcCo ammo'.$A$33];[$'EcCo ammo'.H$2:$'EcCo ammo'.H$33])" office:value-type="float" office:value="1" calcext:value-type="float">
            <text:p>1</text:p>
          </table:table-cell>
          <table:table-cell table:formula="of:=LOOKUP([.$B83];[$'EcCo ammo'.$A$2:$'EcCo ammo'.$A$33];[$'EcCo ammo'.I$2:$'EcCo ammo'.I$33])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.00</text:p>
          </table:table-cell>
          <table:table-cell table:formula="of:=ROUND(AVERAGE([.C83];[.D83]))" office:value-type="float" office:value="24" calcext:value-type="float">
            <text:p>24</text:p>
          </table:table-cell>
          <table:table-cell/>
          <table:table-cell table:formula="of:=ROUNDUP(MAX((100-MAX([.L$5]+10*MIN([.L$4]-[.$F83];0);0))*INT(([.$J83]-MAX([.L$4]-[.$F83];0))*[.$I83])/100;0);0)" office:value-type="float" office:value="24" calcext:value-type="float">
            <text:p>24</text:p>
          </table:table-cell>
          <table:table-cell table:formula="of:=ROUNDUP(MAX((100-MAX([.M$5]+10*MIN([.M$4]-[.$F83];0);0))*INT(([.$J83]-MAX([.M$4]-[.$F83];0))*[.$I83])/100;0);0)" office:value-type="float" office:value="24" calcext:value-type="float">
            <text:p>24</text:p>
          </table:table-cell>
          <table:table-cell table:formula="of:=ROUNDUP(MAX((100-MAX([.N$5]+10*MIN([.N$4]-[.$F83];0);0))*INT(([.$J83]-MAX([.N$4]-[.$F83];0))*[.$I83])/100;0);0)" office:value-type="float" office:value="24" calcext:value-type="float">
            <text:p>24</text:p>
          </table:table-cell>
          <table:table-cell table:formula="of:=ROUNDUP(MAX((100-MAX([.O$5]+10*MIN([.O$4]-[.$F83];0);0))*INT(([.$J83]-MAX([.O$4]-[.$F83];0))*[.$I83])/100;0);0)" office:value-type="float" office:value="21" calcext:value-type="float">
            <text:p>21</text:p>
          </table:table-cell>
          <table:table-cell table:formula="of:=ROUNDUP(MAX((100-MAX([.P$5]+10*MIN([.P$4]-[.$F83];0);0))*INT(([.$J83]-MAX([.P$4]-[.$F83];0))*[.$I83])/100;0);0)" office:value-type="float" office:value="20" calcext:value-type="float">
            <text:p>20</text:p>
          </table:table-cell>
          <table:table-cell table:formula="of:=ROUNDUP(MAX((100-MAX([.Q$5]+10*MIN([.Q$4]-[.$F83];0);0))*INT(([.$J83]-MAX([.Q$4]-[.$F83];0))*[.$I83])/100;0);0)" office:value-type="float" office:value="20" calcext:value-type="float">
            <text:p>20</text:p>
          </table:table-cell>
          <table:table-cell table:formula="of:=ROUNDUP(MAX((100-MAX([.R$5]+10*MIN([.R$4]-[.$F83];0);0))*INT(([.$J83]-MAX([.R$4]-[.$F83];0))*[.$I83])/100;0);0)" office:value-type="float" office:value="17" calcext:value-type="float">
            <text:p>17</text:p>
          </table:table-cell>
          <table:table-cell table:formula="of:=ROUNDUP(MAX((100-MAX([.S$5]+10*MIN([.S$4]-[.$F83];0);0))*INT(([.$J83]-MAX([.S$4]-[.$F83];0))*[.$I83])/100;0);0)" office:value-type="float" office:value="15" calcext:value-type="float">
            <text:p>15</text:p>
          </table:table-cell>
          <table:table-cell table:formula="of:=ROUNDUP(MAX((100-MAX([.T$5]+10*MIN([.T$4]-[.$F83];0);0))*INT(([.$J83]-MAX([.T$4]-[.$F83];0))*[.$I83])/100;0);0)" office:value-type="float" office:value="15" calcext:value-type="float">
            <text:p>15</text:p>
          </table:table-cell>
          <table:table-cell table:formula="of:=ROUNDUP(MAX((100-MAX([.U$5]+10*MIN([.U$4]-[.$F83];0);0))*INT(([.$J83]-MAX([.U$4]-[.$F83];0))*[.$I83])/100;0);0)" office:value-type="float" office:value="13" calcext:value-type="float">
            <text:p>13</text:p>
          </table:table-cell>
          <table:table-cell table:formula="of:=ROUNDUP(MAX((100-MAX([.V$5]+10*MIN([.V$4]-[.$F83];0);0))*INT(([.$J83]-MAX([.V$4]-[.$F83];0))*[.$I83])/100;0);0)" office:value-type="float" office:value="12" calcext:value-type="float">
            <text:p>12</text:p>
          </table:table-cell>
          <table:table-cell table:formula="of:=ROUNDUP(MAX((100-MAX([.W$5]+10*MIN([.W$4]-[.$F83];0);0))*INT(([.$J83]-MAX([.W$4]-[.$F83];0))*[.$I83])/100;0);0)" office:value-type="float" office:value="11" calcext:value-type="float">
            <text:p>11</text:p>
          </table:table-cell>
          <table:table-cell table:formula="of:=ROUNDUP(MAX((100-MAX([.X$5]+10*MIN([.X$4]-[.$F83];0);0))*INT(([.$J83]-MAX([.X$4]-[.$F83];0))*[.$I83])/100;0);0)" office:value-type="float" office:value="9" calcext:value-type="float">
            <text:p>9</text:p>
          </table:table-cell>
          <table:table-cell table:formula="of:=ROUNDUP(MAX((100-MAX([.Y$5]+10*MIN([.Y$4]-[.$F83];0);0))*INT(([.$J83]-MAX([.Y$4]-[.$F83];0))*[.$I83])/100;0);0)" office:value-type="float" office:value="8" calcext:value-type="float">
            <text:p>8</text:p>
          </table:table-cell>
          <table:table-cell table:formula="of:=ROUNDUP(MAX((100-MAX([.Z$5]+10*MIN([.Z$4]-[.$F83];0);0))*INT(([.$J83]-MAX([.Z$4]-[.$F83];0))*[.$I83])/100;0);0)" office:value-type="float" office:value="5" calcext:value-type="float">
            <text:p>5</text:p>
          </table:table-cell>
          <table:table-cell table:formula="of:=ROUNDUP(MAX((100-MAX([.AA$5]+10*MIN([.AA$4]-[.$F83];0);0))*INT(([.$J83]-MAX([.AA$4]-[.$F83];0))*[.$I83])/100;0);0)" office:value-type="float" office:value="4" calcext:value-type="float">
            <text:p>4</text:p>
          </table:table-cell>
          <table:table-cell table:formula="of:=ROUNDUP(MAX((100-MAX([.AB$5]+10*MIN([.AB$4]-[.$F83];0);0))*INT(([.$J83]-MAX([.AB$4]-[.$F83];0))*[.$I83])/100;0)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84];[$'EcCo ammo'.$A$2:$'EcCo ammo'.$A$33];[$'EcCo ammo'.F$2:$'EcCo ammo'.F$33])" office:value-type="float" office:value="-10" calcext:value-type="float">
            <text:p>-10</text:p>
          </table:table-cell>
          <table:table-cell table:formula="of:=LOOKUP([.$B84];[$'EcCo ammo'.$A$2:$'EcCo ammo'.$A$33];[$'EcCo ammo'.G$2:$'EcCo ammo'.G$33])" office:value-type="float" office:value="2" calcext:value-type="float">
            <text:p>2</text:p>
          </table:table-cell>
          <table:table-cell table:formula="of:=LOOKUP([.$B84];[$'EcCo ammo'.$A$2:$'EcCo ammo'.$A$33];[$'EcCo ammo'.H$2:$'EcCo ammo'.H$33])" office:value-type="float" office:value="1" calcext:value-type="float">
            <text:p>1</text:p>
          </table:table-cell>
          <table:table-cell table:formula="of:=LOOKUP([.$B84];[$'EcCo ammo'.$A$2:$'EcCo ammo'.$A$33];[$'EcCo ammo'.I$2:$'EcCo ammo'.I$33])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ROUNDUP(MAX((100-MAX([.L$5]+10*MIN([.L$4]-[.$F84];0);0))*INT(([.$J84]-MAX([.L$4]-[.$F84];0))*[.$I84])/100;0);0)" office:value-type="float" office:value="16" calcext:value-type="float">
            <text:p>16</text:p>
          </table:table-cell>
          <table:table-cell table:formula="of:=ROUNDUP(MAX((100-MAX([.M$5]+10*MIN([.M$4]-[.$F84];0);0))*INT(([.$J84]-MAX([.M$4]-[.$F84];0))*[.$I84])/100;0);0)" office:value-type="float" office:value="16" calcext:value-type="float">
            <text:p>16</text:p>
          </table:table-cell>
          <table:table-cell table:formula="of:=ROUNDUP(MAX((100-MAX([.N$5]+10*MIN([.N$4]-[.$F84];0);0))*INT(([.$J84]-MAX([.N$4]-[.$F84];0))*[.$I84])/100;0);0)" office:value-type="float" office:value="16" calcext:value-type="float">
            <text:p>16</text:p>
          </table:table-cell>
          <table:table-cell table:formula="of:=ROUNDUP(MAX((100-MAX([.O$5]+10*MIN([.O$4]-[.$F84];0);0))*INT(([.$J84]-MAX([.O$4]-[.$F84];0))*[.$I84])/100;0);0)" office:value-type="float" office:value="12" calcext:value-type="float">
            <text:p>12</text:p>
          </table:table-cell>
          <table:table-cell table:formula="of:=ROUNDUP(MAX((100-MAX([.P$5]+10*MIN([.P$4]-[.$F84];0);0))*INT(([.$J84]-MAX([.P$4]-[.$F84];0))*[.$I84])/100;0);0)" office:value-type="float" office:value="12" calcext:value-type="float">
            <text:p>12</text:p>
          </table:table-cell>
          <table:table-cell table:formula="of:=ROUNDUP(MAX((100-MAX([.Q$5]+10*MIN([.Q$4]-[.$F84];0);0))*INT(([.$J84]-MAX([.Q$4]-[.$F84];0))*[.$I84])/100;0);0)" office:value-type="float" office:value="12" calcext:value-type="float">
            <text:p>12</text:p>
          </table:table-cell>
          <table:table-cell table:formula="of:=ROUNDUP(MAX((100-MAX([.R$5]+10*MIN([.R$4]-[.$F84];0);0))*INT(([.$J84]-MAX([.R$4]-[.$F84];0))*[.$I84])/100;0);0)" office:value-type="float" office:value="10" calcext:value-type="float">
            <text:p>10</text:p>
          </table:table-cell>
          <table:table-cell table:formula="of:=ROUNDUP(MAX((100-MAX([.S$5]+10*MIN([.S$4]-[.$F84];0);0))*INT(([.$J84]-MAX([.S$4]-[.$F84];0))*[.$I84])/100;0);0)" office:value-type="float" office:value="10" calcext:value-type="float">
            <text:p>10</text:p>
          </table:table-cell>
          <table:table-cell table:formula="of:=ROUNDUP(MAX((100-MAX([.T$5]+10*MIN([.T$4]-[.$F84];0);0))*INT(([.$J84]-MAX([.T$4]-[.$F84];0))*[.$I84])/100;0);0)" office:value-type="float" office:value="10" calcext:value-type="float">
            <text:p>10</text:p>
          </table:table-cell>
          <table:table-cell table:formula="of:=ROUNDUP(MAX((100-MAX([.U$5]+10*MIN([.U$4]-[.$F84];0);0))*INT(([.$J84]-MAX([.U$4]-[.$F84];0))*[.$I84])/100;0);0)" office:value-type="float" office:value="8" calcext:value-type="float">
            <text:p>8</text:p>
          </table:table-cell>
          <table:table-cell table:formula="of:=ROUNDUP(MAX((100-MAX([.V$5]+10*MIN([.V$4]-[.$F84];0);0))*INT(([.$J84]-MAX([.V$4]-[.$F84];0))*[.$I84])/100;0);0)" office:value-type="float" office:value="7" calcext:value-type="float">
            <text:p>7</text:p>
          </table:table-cell>
          <table:table-cell table:formula="of:=ROUNDUP(MAX((100-MAX([.W$5]+10*MIN([.W$4]-[.$F84];0);0))*INT(([.$J84]-MAX([.W$4]-[.$F84];0))*[.$I84])/100;0);0)" office:value-type="float" office:value="6" calcext:value-type="float">
            <text:p>6</text:p>
          </table:table-cell>
          <table:table-cell table:formula="of:=ROUNDUP(MAX((100-MAX([.X$5]+10*MIN([.X$4]-[.$F84];0);0))*INT(([.$J84]-MAX([.X$4]-[.$F84];0))*[.$I84])/100;0);0)" office:value-type="float" office:value="4" calcext:value-type="float">
            <text:p>4</text:p>
          </table:table-cell>
          <table:table-cell table:formula="of:=ROUNDUP(MAX((100-MAX([.Y$5]+10*MIN([.Y$4]-[.$F84];0);0))*INT(([.$J84]-MAX([.Y$4]-[.$F84];0))*[.$I84])/100;0);0)" office:value-type="float" office:value="3" calcext:value-type="float">
            <text:p>3</text:p>
          </table:table-cell>
          <table:table-cell table:formula="of:=ROUNDUP(MAX((100-MAX([.Z$5]+10*MIN([.Z$4]-[.$F84];0);0))*INT(([.$J84]-MAX([.Z$4]-[.$F84];0))*[.$I84])/100;0);0)" office:value-type="float" office:value="2" calcext:value-type="float">
            <text:p>2</text:p>
          </table:table-cell>
          <table:table-cell table:formula="of:=ROUNDUP(MAX((100-MAX([.AA$5]+10*MIN([.AA$4]-[.$F84];0);0))*INT(([.$J84]-MAX([.AA$4]-[.$F84];0))*[.$I84])/100;0);0)" office:value-type="float" office:value="2" calcext:value-type="float">
            <text:p>2</text:p>
          </table:table-cell>
          <table:table-cell table:formula="of:=ROUNDUP(MAX((100-MAX([.AB$5]+10*MIN([.AB$4]-[.$F84];0);0))*INT(([.$J84]-MAX([.AB$4]-[.$F84];0))*[.$I84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85];[$'EcCo ammo'.$A$2:$'EcCo ammo'.$A$33];[$'EcCo ammo'.F$2:$'EcCo ammo'.F$33])" office:value-type="float" office:value="-10" calcext:value-type="float">
            <text:p>-10</text:p>
          </table:table-cell>
          <table:table-cell table:formula="of:=LOOKUP([.$B85];[$'EcCo ammo'.$A$2:$'EcCo ammo'.$A$33];[$'EcCo ammo'.G$2:$'EcCo ammo'.G$33])" office:value-type="float" office:value="9" calcext:value-type="float">
            <text:p>9</text:p>
          </table:table-cell>
          <table:table-cell table:formula="of:=LOOKUP([.$B85];[$'EcCo ammo'.$A$2:$'EcCo ammo'.$A$33];[$'EcCo ammo'.H$2:$'EcCo ammo'.H$33])" office:value-type="float" office:value="1" calcext:value-type="float">
            <text:p>1</text:p>
          </table:table-cell>
          <table:table-cell table:formula="of:=LOOKUP([.$B85];[$'EcCo ammo'.$A$2:$'EcCo ammo'.$A$33];[$'EcCo ammo'.I$2:$'EcCo ammo'.I$33])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ROUNDUP(MAX((100-MAX([.L$5]+10*MIN([.L$4]-[.$F85];0);0))*INT(([.$J85]-MAX([.L$4]-[.$F85];0))*[.$I85])/100;0);0)" office:value-type="float" office:value="16" calcext:value-type="float">
            <text:p>16</text:p>
          </table:table-cell>
          <table:table-cell table:formula="of:=ROUNDUP(MAX((100-MAX([.M$5]+10*MIN([.M$4]-[.$F85];0);0))*INT(([.$J85]-MAX([.M$4]-[.$F85];0))*[.$I85])/100;0);0)" office:value-type="float" office:value="16" calcext:value-type="float">
            <text:p>16</text:p>
          </table:table-cell>
          <table:table-cell table:formula="of:=ROUNDUP(MAX((100-MAX([.N$5]+10*MIN([.N$4]-[.$F85];0);0))*INT(([.$J85]-MAX([.N$4]-[.$F85];0))*[.$I85])/100;0);0)" office:value-type="float" office:value="16" calcext:value-type="float">
            <text:p>16</text:p>
          </table:table-cell>
          <table:table-cell table:formula="of:=ROUNDUP(MAX((100-MAX([.O$5]+10*MIN([.O$4]-[.$F85];0);0))*INT(([.$J85]-MAX([.O$4]-[.$F85];0))*[.$I85])/100;0);0)" office:value-type="float" office:value="16" calcext:value-type="float">
            <text:p>16</text:p>
          </table:table-cell>
          <table:table-cell table:formula="of:=ROUNDUP(MAX((100-MAX([.P$5]+10*MIN([.P$4]-[.$F85];0);0))*INT(([.$J85]-MAX([.P$4]-[.$F85];0))*[.$I85])/100;0);0)" office:value-type="float" office:value="16" calcext:value-type="float">
            <text:p>16</text:p>
          </table:table-cell>
          <table:table-cell table:formula="of:=ROUNDUP(MAX((100-MAX([.Q$5]+10*MIN([.Q$4]-[.$F85];0);0))*INT(([.$J85]-MAX([.Q$4]-[.$F85];0))*[.$I85])/100;0);0)" office:value-type="float" office:value="16" calcext:value-type="float">
            <text:p>16</text:p>
          </table:table-cell>
          <table:table-cell table:formula="of:=ROUNDUP(MAX((100-MAX([.R$5]+10*MIN([.R$4]-[.$F85];0);0))*INT(([.$J85]-MAX([.R$4]-[.$F85];0))*[.$I85])/100;0);0)" office:value-type="float" office:value="16" calcext:value-type="float">
            <text:p>16</text:p>
          </table:table-cell>
          <table:table-cell table:formula="of:=ROUNDUP(MAX((100-MAX([.S$5]+10*MIN([.S$4]-[.$F85];0);0))*INT(([.$J85]-MAX([.S$4]-[.$F85];0))*[.$I85])/100;0);0)" office:value-type="float" office:value="16" calcext:value-type="float">
            <text:p>16</text:p>
          </table:table-cell>
          <table:table-cell table:formula="of:=ROUNDUP(MAX((100-MAX([.T$5]+10*MIN([.T$4]-[.$F85];0);0))*INT(([.$J85]-MAX([.T$4]-[.$F85];0))*[.$I85])/100;0);0)" office:value-type="float" office:value="16" calcext:value-type="float">
            <text:p>16</text:p>
          </table:table-cell>
          <table:table-cell table:formula="of:=ROUNDUP(MAX((100-MAX([.U$5]+10*MIN([.U$4]-[.$F85];0);0))*INT(([.$J85]-MAX([.U$4]-[.$F85];0))*[.$I85])/100;0);0)" office:value-type="float" office:value="15" calcext:value-type="float">
            <text:p>15</text:p>
          </table:table-cell>
          <table:table-cell table:formula="of:=ROUNDUP(MAX((100-MAX([.V$5]+10*MIN([.V$4]-[.$F85];0);0))*INT(([.$J85]-MAX([.V$4]-[.$F85];0))*[.$I85])/100;0);0)" office:value-type="float" office:value="14" calcext:value-type="float">
            <text:p>14</text:p>
          </table:table-cell>
          <table:table-cell table:formula="of:=ROUNDUP(MAX((100-MAX([.W$5]+10*MIN([.W$4]-[.$F85];0);0))*INT(([.$J85]-MAX([.W$4]-[.$F85];0))*[.$I85])/100;0);0)" office:value-type="float" office:value="11" calcext:value-type="float">
            <text:p>11</text:p>
          </table:table-cell>
          <table:table-cell table:formula="of:=ROUNDUP(MAX((100-MAX([.X$5]+10*MIN([.X$4]-[.$F85];0);0))*INT(([.$J85]-MAX([.X$4]-[.$F85];0))*[.$I85])/100;0);0)" office:value-type="float" office:value="8" calcext:value-type="float">
            <text:p>8</text:p>
          </table:table-cell>
          <table:table-cell table:formula="of:=ROUNDUP(MAX((100-MAX([.Y$5]+10*MIN([.Y$4]-[.$F85];0);0))*INT(([.$J85]-MAX([.Y$4]-[.$F85];0))*[.$I85])/100;0);0)" office:value-type="float" office:value="7" calcext:value-type="float">
            <text:p>7</text:p>
          </table:table-cell>
          <table:table-cell table:formula="of:=ROUNDUP(MAX((100-MAX([.Z$5]+10*MIN([.Z$4]-[.$F85];0);0))*INT(([.$J85]-MAX([.Z$4]-[.$F85];0))*[.$I85])/100;0);0)" office:value-type="float" office:value="4" calcext:value-type="float">
            <text:p>4</text:p>
          </table:table-cell>
          <table:table-cell table:formula="of:=ROUNDUP(MAX((100-MAX([.AA$5]+10*MIN([.AA$4]-[.$F85];0);0))*INT(([.$J85]-MAX([.AA$4]-[.$F85];0))*[.$I85])/100;0);0)" office:value-type="float" office:value="4" calcext:value-type="float">
            <text:p>4</text:p>
          </table:table-cell>
          <table:table-cell table:formula="of:=ROUNDUP(MAX((100-MAX([.AB$5]+10*MIN([.AB$4]-[.$F85];0);0))*INT(([.$J85]-MAX([.AB$4]-[.$F85];0))*[.$I85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8" table:formula="of:=OFFSET([$'EcCo Armor'.$A$2];[.L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M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N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O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P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Q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R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S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T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U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V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W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X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Y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Z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A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B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</table:table-row>
        <table:table-row table:style-name="ro4">
          <table:table-cell table:number-columns-repeated="8"/>
          <table:table-cell table:style-name="Default"/>
          <table:table-cell table:number-columns-repeated="2"/>
          <table:covered-table-cell/>
          <table:covered-table-cell table:number-columns-repeated="19" table:style-name="ce10"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O$2];[.L$90];0)" office:value-type="float" office:value="0" calcext:value-type="float">
            <text:p>0</text:p>
          </table:table-cell>
          <table:table-cell table:style-name="ce3" table:formula="of:=OFFSET([$'EcCo Armor'.$O$2];[.M$90];0)" office:value-type="float" office:value="0" calcext:value-type="float">
            <text:p>0</text:p>
          </table:table-cell>
          <table:table-cell table:style-name="ce3" table:formula="of:=OFFSET([$'EcCo Armor'.$O$2];[.N$90];0)" office:value-type="float" office:value="0" calcext:value-type="float">
            <text:p>0</text:p>
          </table:table-cell>
          <table:table-cell table:style-name="ce3" table:formula="of:=OFFSET([$'EcCo Armor'.$O$2];[.O$90];0)" office:value-type="float" office:value="1" calcext:value-type="float">
            <text:p>1</text:p>
          </table:table-cell>
          <table:table-cell table:style-name="ce3" table:formula="of:=OFFSET([$'EcCo Armor'.$O$2];[.P$90];0)" office:value-type="float" office:value="0" calcext:value-type="float">
            <text:p>0</text:p>
          </table:table-cell>
          <table:table-cell table:style-name="ce3" table:formula="of:=OFFSET([$'EcCo Armor'.$O$2];[.Q$90];0)" office:value-type="float" office:value="1" calcext:value-type="float">
            <text:p>1</text:p>
          </table:table-cell>
          <table:table-cell table:style-name="ce3" table:formula="of:=OFFSET([$'EcCo Armor'.$O$2];[.R$90];0)" office:value-type="float" office:value="4" calcext:value-type="float">
            <text:p>4</text:p>
          </table:table-cell>
          <table:table-cell table:style-name="ce3" table:formula="of:=OFFSET([$'EcCo Armor'.$O$2];[.S$90];0)" office:value-type="float" office:value="4" calcext:value-type="float">
            <text:p>4</text:p>
          </table:table-cell>
          <table:table-cell table:style-name="ce3" table:formula="of:=OFFSET([$'EcCo Armor'.$O$2];[.T$90];0)" office:value-type="float" office:value="4" calcext:value-type="float">
            <text:p>4</text:p>
          </table:table-cell>
          <table:table-cell table:style-name="ce3" table:formula="of:=OFFSET([$'EcCo Armor'.$O$2];[.U$90];0)" office:value-type="float" office:value="6" calcext:value-type="float">
            <text:p>6</text:p>
          </table:table-cell>
          <table:table-cell table:style-name="ce3" table:formula="of:=OFFSET([$'EcCo Armor'.$O$2];[.V$90];0)" office:value-type="float" office:value="8" calcext:value-type="float">
            <text:p>8</text:p>
          </table:table-cell>
          <table:table-cell table:style-name="ce3" table:formula="of:=OFFSET([$'EcCo Armor'.$O$2];[.W$90];0)" office:value-type="float" office:value="9" calcext:value-type="float">
            <text:p>9</text:p>
          </table:table-cell>
          <table:table-cell table:style-name="ce3" table:formula="of:=OFFSET([$'EcCo Armor'.$O$2];[.X$90];0)" office:value-type="float" office:value="16" calcext:value-type="float">
            <text:p>16</text:p>
          </table:table-cell>
          <table:table-cell table:style-name="ce3" table:formula="of:=OFFSET([$'EcCo Armor'.$O$2];[.Y$90];0)" office:value-type="float" office:value="18" calcext:value-type="float">
            <text:p>18</text:p>
          </table:table-cell>
          <table:table-cell table:style-name="ce3" table:formula="of:=OFFSET([$'EcCo Armor'.$O$2];[.Z$90];0)" office:value-type="float" office:value="20" calcext:value-type="float">
            <text:p>20</text:p>
          </table:table-cell>
          <table:table-cell table:style-name="ce3" table:formula="of:=OFFSET([$'EcCo Armor'.$O$2];[.AA$90];0)" office:value-type="float" office:value="20" calcext:value-type="float">
            <text:p>20</text:p>
          </table:table-cell>
          <table:table-cell table:style-name="ce3" table:formula="of:=OFFSET([$'EcCo Armor'.$O$2];[.AB$90];0)" office:value-type="float" office:value="20" calcext:value-type="float">
            <text:p>20</text:p>
          </table:table-cell>
          <table:table-cell table:style-name="ce3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P$2];[.L$90];0)" office:value-type="float" office:value="0" calcext:value-type="float">
            <text:p>0</text:p>
          </table:table-cell>
          <table:table-cell table:style-name="ce3" table:formula="of:=OFFSET([$'EcCo Armor'.$P$2];[.M$90];0)" office:value-type="float" office:value="20" calcext:value-type="float">
            <text:p>20</text:p>
          </table:table-cell>
          <table:table-cell table:style-name="ce3" table:formula="of:=OFFSET([$'EcCo Armor'.$P$2];[.N$90];0)" office:value-type="float" office:value="20" calcext:value-type="float">
            <text:p>20</text:p>
          </table:table-cell>
          <table:table-cell table:style-name="ce3" table:formula="of:=OFFSET([$'EcCo Armor'.$P$2];[.O$90];0)" office:value-type="float" office:value="20" calcext:value-type="float">
            <text:p>20</text:p>
          </table:table-cell>
          <table:table-cell table:style-name="ce3" table:formula="of:=OFFSET([$'EcCo Armor'.$P$2];[.P$90];0)" office:value-type="float" office:value="20" calcext:value-type="float">
            <text:p>20</text:p>
          </table:table-cell>
          <table:table-cell table:style-name="ce3" table:formula="of:=OFFSET([$'EcCo Armor'.$P$2];[.Q$90];0)" office:value-type="float" office:value="25" calcext:value-type="float">
            <text:p>25</text:p>
          </table:table-cell>
          <table:table-cell table:style-name="ce3" table:formula="of:=OFFSET([$'EcCo Armor'.$P$2];[.R$90];0)" office:value-type="float" office:value="25" calcext:value-type="float">
            <text:p>25</text:p>
          </table:table-cell>
          <table:table-cell table:style-name="ce3" table:formula="of:=OFFSET([$'EcCo Armor'.$P$2];[.S$90];0)" office:value-type="float" office:value="30" calcext:value-type="float">
            <text:p>30</text:p>
          </table:table-cell>
          <table:table-cell table:style-name="ce3" table:formula="of:=OFFSET([$'EcCo Armor'.$P$2];[.T$90];0)" office:value-type="float" office:value="30" calcext:value-type="float">
            <text:p>30</text:p>
          </table:table-cell>
          <table:table-cell table:style-name="ce3" table:formula="of:=OFFSET([$'EcCo Armor'.$P$2];[.U$90];0)" office:value-type="float" office:value="40" calcext:value-type="float">
            <text:p>40</text:p>
          </table:table-cell>
          <table:table-cell table:style-name="ce3" table:formula="of:=OFFSET([$'EcCo Armor'.$P$2];[.V$90];0)" office:value-type="float" office:value="40" calcext:value-type="float">
            <text:p>40</text:p>
          </table:table-cell>
          <table:table-cell table:style-name="ce3" table:formula="of:=OFFSET([$'EcCo Armor'.$P$2];[.W$90];0)" office:value-type="float" office:value="45" calcext:value-type="float">
            <text:p>45</text:p>
          </table:table-cell>
          <table:table-cell table:style-name="ce3" table:formula="of:=OFFSET([$'EcCo Armor'.$P$2];[.X$90];0)" office:value-type="float" office:value="50" calcext:value-type="float">
            <text:p>50</text:p>
          </table:table-cell>
          <table:table-cell table:style-name="ce3" table:formula="of:=OFFSET([$'EcCo Armor'.$P$2];[.Y$90];0)" office:value-type="float" office:value="50" calcext:value-type="float">
            <text:p>50</text:p>
          </table:table-cell>
          <table:table-cell table:style-name="ce3" table:formula="of:=OFFSET([$'EcCo Armor'.$P$2];[.Z$90];0)" office:value-type="float" office:value="65" calcext:value-type="float">
            <text:p>65</text:p>
          </table:table-cell>
          <table:table-cell table:style-name="ce3" table:formula="of:=OFFSET([$'EcCo Armor'.$P$2];[.AA$90];0)" office:value-type="float" office:value="70" calcext:value-type="float">
            <text:p>70</text:p>
          </table:table-cell>
          <table:table-cell table:style-name="ce3" table:formula="of:=OFFSET([$'EcCo Armor'.$P$2];[.AB$90];0)" office:value-type="float" office:value="70" calcext:value-type="float">
            <text:p>7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97];[$'EcCo ammo'.$A$2:$'EcCo ammo'.$A$33];[$'EcCo ammo'.F$2:$'EcCo ammo'.F$33])" office:value-type="float" office:value="0" calcext:value-type="float">
            <text:p>0</text:p>
          </table:table-cell>
          <table:table-cell table:formula="of:=LOOKUP([.$B97];[$'EcCo ammo'.$A$2:$'EcCo ammo'.$A$33];[$'EcCo ammo'.G$2:$'EcCo ammo'.G$33])" office:value-type="float" office:value="4" calcext:value-type="float">
            <text:p>4</text:p>
          </table:table-cell>
          <table:table-cell table:formula="of:=LOOKUP([.$B97];[$'EcCo ammo'.$A$2:$'EcCo ammo'.$A$33];[$'EcCo ammo'.H$2:$'EcCo ammo'.H$33])" office:value-type="float" office:value="1" calcext:value-type="float">
            <text:p>1</text:p>
          </table:table-cell>
          <table:table-cell table:formula="of:=LOOKUP([.$B97];[$'EcCo ammo'.$A$2:$'EcCo ammo'.$A$33];[$'EcCo ammo'.I$2:$'EcCo ammo'.I$33])" office:value-type="float" office:value="1" calcext:value-type="float">
            <text:p>1</text:p>
          </table:table-cell>
          <table:table-cell table:formula="of:=[.G97]/[.H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L$95]+10*MIN([.L$94]-[.$F97];0);0))*INT(([.$J97]-MAX([.L$94]-[.$F97];0))*[.$I97])/100;0);0)" office:value-type="float" office:value="30" calcext:value-type="float">
            <text:p>30</text:p>
          </table:table-cell>
          <table:table-cell table:formula="of:=ROUNDUP(MAX((100-MAX([.M$95]+10*MIN([.M$94]-[.$F97];0);0))*INT(([.$J97]-MAX([.M$94]-[.$F97];0))*[.$I97])/100;0);0)" office:value-type="float" office:value="30" calcext:value-type="float">
            <text:p>30</text:p>
          </table:table-cell>
          <table:table-cell table:formula="of:=ROUNDUP(MAX((100-MAX([.N$95]+10*MIN([.N$94]-[.$F97];0);0))*INT(([.$J97]-MAX([.N$94]-[.$F97];0))*[.$I97])/100;0);0)" office:value-type="float" office:value="30" calcext:value-type="float">
            <text:p>30</text:p>
          </table:table-cell>
          <table:table-cell table:formula="of:=ROUNDUP(MAX((100-MAX([.O$95]+10*MIN([.O$94]-[.$F97];0);0))*INT(([.$J97]-MAX([.O$94]-[.$F97];0))*[.$I97])/100;0);0)" office:value-type="float" office:value="30" calcext:value-type="float">
            <text:p>30</text:p>
          </table:table-cell>
          <table:table-cell table:formula="of:=ROUNDUP(MAX((100-MAX([.P$95]+10*MIN([.P$94]-[.$F97];0);0))*INT(([.$J97]-MAX([.P$94]-[.$F97];0))*[.$I97])/100;0);0)" office:value-type="float" office:value="30" calcext:value-type="float">
            <text:p>30</text:p>
          </table:table-cell>
          <table:table-cell table:formula="of:=ROUNDUP(MAX((100-MAX([.Q$95]+10*MIN([.Q$94]-[.$F97];0);0))*INT(([.$J97]-MAX([.Q$94]-[.$F97];0))*[.$I97])/100;0);0)" office:value-type="float" office:value="30" calcext:value-type="float">
            <text:p>30</text:p>
          </table:table-cell>
          <table:table-cell table:formula="of:=ROUNDUP(MAX((100-MAX([.R$95]+10*MIN([.R$94]-[.$F97];0);0))*INT(([.$J97]-MAX([.R$94]-[.$F97];0))*[.$I97])/100;0);0)" office:value-type="float" office:value="23" calcext:value-type="float">
            <text:p>23</text:p>
          </table:table-cell>
          <table:table-cell table:formula="of:=ROUNDUP(MAX((100-MAX([.S$95]+10*MIN([.S$94]-[.$F97];0);0))*INT(([.$J97]-MAX([.S$94]-[.$F97];0))*[.$I97])/100;0);0)" office:value-type="float" office:value="21" calcext:value-type="float">
            <text:p>21</text:p>
          </table:table-cell>
          <table:table-cell table:formula="of:=ROUNDUP(MAX((100-MAX([.T$95]+10*MIN([.T$94]-[.$F97];0);0))*INT(([.$J97]-MAX([.T$94]-[.$F97];0))*[.$I97])/100;0);0)" office:value-type="float" office:value="21" calcext:value-type="float">
            <text:p>21</text:p>
          </table:table-cell>
          <table:table-cell table:formula="of:=ROUNDUP(MAX((100-MAX([.U$95]+10*MIN([.U$94]-[.$F97];0);0))*INT(([.$J97]-MAX([.U$94]-[.$F97];0))*[.$I97])/100;0);0)" office:value-type="float" office:value="17" calcext:value-type="float">
            <text:p>17</text:p>
          </table:table-cell>
          <table:table-cell table:formula="of:=ROUNDUP(MAX((100-MAX([.V$95]+10*MIN([.V$94]-[.$F97];0);0))*INT(([.$J97]-MAX([.V$94]-[.$F97];0))*[.$I97])/100;0);0)" office:value-type="float" office:value="16" calcext:value-type="float">
            <text:p>16</text:p>
          </table:table-cell>
          <table:table-cell table:formula="of:=ROUNDUP(MAX((100-MAX([.W$95]+10*MIN([.W$94]-[.$F97];0);0))*INT(([.$J97]-MAX([.W$94]-[.$F97];0))*[.$I97])/100;0);0)" office:value-type="float" office:value="14" calcext:value-type="float">
            <text:p>14</text:p>
          </table:table-cell>
          <table:table-cell table:formula="of:=ROUNDUP(MAX((100-MAX([.X$95]+10*MIN([.X$94]-[.$F97];0);0))*INT(([.$J97]-MAX([.X$94]-[.$F97];0))*[.$I97])/100;0);0)" office:value-type="float" office:value="9" calcext:value-type="float">
            <text:p>9</text:p>
          </table:table-cell>
          <table:table-cell table:formula="of:=ROUNDUP(MAX((100-MAX([.Y$95]+10*MIN([.Y$94]-[.$F97];0);0))*INT(([.$J97]-MAX([.Y$94]-[.$F97];0))*[.$I97])/100;0);0)" office:value-type="float" office:value="8" calcext:value-type="float">
            <text:p>8</text:p>
          </table:table-cell>
          <table:table-cell table:formula="of:=ROUNDUP(MAX((100-MAX([.Z$95]+10*MIN([.Z$94]-[.$F97];0);0))*INT(([.$J97]-MAX([.Z$94]-[.$F97];0))*[.$I97])/100;0);0)" office:value-type="float" office:value="5" calcext:value-type="float">
            <text:p>5</text:p>
          </table:table-cell>
          <table:table-cell table:formula="of:=ROUNDUP(MAX((100-MAX([.AA$95]+10*MIN([.AA$94]-[.$F97];0);0))*INT(([.$J97]-MAX([.AA$94]-[.$F97];0))*[.$I97])/100;0);0)" office:value-type="float" office:value="5" calcext:value-type="float">
            <text:p>5</text:p>
          </table:table-cell>
          <table:table-cell table:formula="of:=ROUNDUP(MAX((100-MAX([.AB$95]+10*MIN([.AB$94]-[.$F97];0);0))*INT(([.$J97]-MAX([.AB$94]-[.$F97];0))*[.$I97])/100;0)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98];[$'EcCo ammo'.$A$2:$'EcCo ammo'.$A$33];[$'EcCo ammo'.F$2:$'EcCo ammo'.F$33])" office:value-type="float" office:value="0" calcext:value-type="float">
            <text:p>0</text:p>
          </table:table-cell>
          <table:table-cell table:formula="of:=LOOKUP([.$B98];[$'EcCo ammo'.$A$2:$'EcCo ammo'.$A$33];[$'EcCo ammo'.G$2:$'EcCo ammo'.G$33])" office:value-type="float" office:value="0" calcext:value-type="float">
            <text:p>0</text:p>
          </table:table-cell>
          <table:table-cell table:formula="of:=LOOKUP([.$B98];[$'EcCo ammo'.$A$2:$'EcCo ammo'.$A$33];[$'EcCo ammo'.H$2:$'EcCo ammo'.H$33])" office:value-type="float" office:value="4" calcext:value-type="float">
            <text:p>4</text:p>
          </table:table-cell>
          <table:table-cell table:formula="of:=LOOKUP([.$B98];[$'EcCo ammo'.$A$2:$'EcCo ammo'.$A$33];[$'EcCo ammo'.I$2:$'EcCo ammo'.I$33])" office:value-type="float" office:value="3" calcext:value-type="float">
            <text:p>3</text:p>
          </table:table-cell>
          <table:table-cell table:formula="of:=[.G98]/[.H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L$95]+10*MIN([.L$94]-[.$F98];0);0))*INT(([.$J98]-MAX([.L$94]-[.$F98];0))*[.$I98])/100;0);0)" office:value-type="float" office:value="40" calcext:value-type="float">
            <text:p>40</text:p>
          </table:table-cell>
          <table:table-cell table:formula="of:=ROUNDUP(MAX((100-MAX([.M$95]+10*MIN([.M$94]-[.$F98];0);0))*INT(([.$J98]-MAX([.M$94]-[.$F98];0))*[.$I98])/100;0);0)" office:value-type="float" office:value="32" calcext:value-type="float">
            <text:p>32</text:p>
          </table:table-cell>
          <table:table-cell table:formula="of:=ROUNDUP(MAX((100-MAX([.N$95]+10*MIN([.N$94]-[.$F98];0);0))*INT(([.$J98]-MAX([.N$94]-[.$F98];0))*[.$I98])/100;0);0)" office:value-type="float" office:value="32" calcext:value-type="float">
            <text:p>32</text:p>
          </table:table-cell>
          <table:table-cell table:formula="of:=ROUNDUP(MAX((100-MAX([.O$95]+10*MIN([.O$94]-[.$F98];0);0))*INT(([.$J98]-MAX([.O$94]-[.$F98];0))*[.$I98])/100;0);0)" office:value-type="float" office:value="31" calcext:value-type="float">
            <text:p>31</text:p>
          </table:table-cell>
          <table:table-cell table:formula="of:=ROUNDUP(MAX((100-MAX([.P$95]+10*MIN([.P$94]-[.$F98];0);0))*INT(([.$J98]-MAX([.P$94]-[.$F98];0))*[.$I98])/100;0);0)" office:value-type="float" office:value="32" calcext:value-type="float">
            <text:p>32</text:p>
          </table:table-cell>
          <table:table-cell table:formula="of:=ROUNDUP(MAX((100-MAX([.Q$95]+10*MIN([.Q$94]-[.$F98];0);0))*INT(([.$J98]-MAX([.Q$94]-[.$F98];0))*[.$I98])/100;0);0)" office:value-type="float" office:value="29" calcext:value-type="float">
            <text:p>29</text:p>
          </table:table-cell>
          <table:table-cell table:formula="of:=ROUNDUP(MAX((100-MAX([.R$95]+10*MIN([.R$94]-[.$F98];0);0))*INT(([.$J98]-MAX([.R$94]-[.$F98];0))*[.$I98])/100;0);0)" office:value-type="float" office:value="26" calcext:value-type="float">
            <text:p>26</text:p>
          </table:table-cell>
          <table:table-cell table:formula="of:=ROUNDUP(MAX((100-MAX([.S$95]+10*MIN([.S$94]-[.$F98];0);0))*INT(([.$J98]-MAX([.S$94]-[.$F98];0))*[.$I98])/100;0);0)" office:value-type="float" office:value="24" calcext:value-type="float">
            <text:p>24</text:p>
          </table:table-cell>
          <table:table-cell table:formula="of:=ROUNDUP(MAX((100-MAX([.T$95]+10*MIN([.T$94]-[.$F98];0);0))*INT(([.$J98]-MAX([.T$94]-[.$F98];0))*[.$I98])/100;0);0)" office:value-type="float" office:value="24" calcext:value-type="float">
            <text:p>24</text:p>
          </table:table-cell>
          <table:table-cell table:formula="of:=ROUNDUP(MAX((100-MAX([.U$95]+10*MIN([.U$94]-[.$F98];0);0))*INT(([.$J98]-MAX([.U$94]-[.$F98];0))*[.$I98])/100;0);0)" office:value-type="float" office:value="20" calcext:value-type="float">
            <text:p>20</text:p>
          </table:table-cell>
          <table:table-cell table:formula="of:=ROUNDUP(MAX((100-MAX([.V$95]+10*MIN([.V$94]-[.$F98];0);0))*INT(([.$J98]-MAX([.V$94]-[.$F98];0))*[.$I98])/100;0);0)" office:value-type="float" office:value="18" calcext:value-type="float">
            <text:p>18</text:p>
          </table:table-cell>
          <table:table-cell table:formula="of:=ROUNDUP(MAX((100-MAX([.W$95]+10*MIN([.W$94]-[.$F98];0);0))*INT(([.$J98]-MAX([.W$94]-[.$F98];0))*[.$I98])/100;0);0)" office:value-type="float" office:value="16" calcext:value-type="float">
            <text:p>16</text:p>
          </table:table-cell>
          <table:table-cell table:formula="of:=ROUNDUP(MAX((100-MAX([.X$95]+10*MIN([.X$94]-[.$F98];0);0))*INT(([.$J98]-MAX([.X$94]-[.$F98];0))*[.$I98])/100;0);0)" office:value-type="float" office:value="9" calcext:value-type="float">
            <text:p>9</text:p>
          </table:table-cell>
          <table:table-cell table:formula="of:=ROUNDUP(MAX((100-MAX([.Y$95]+10*MIN([.Y$94]-[.$F98];0);0))*INT(([.$J98]-MAX([.Y$94]-[.$F98];0))*[.$I98])/100;0);0)" office:value-type="float" office:value="8" calcext:value-type="float">
            <text:p>8</text:p>
          </table:table-cell>
          <table:table-cell table:formula="of:=ROUNDUP(MAX((100-MAX([.Z$95]+10*MIN([.Z$94]-[.$F98];0);0))*INT(([.$J98]-MAX([.Z$94]-[.$F98];0))*[.$I98])/100;0);0)" office:value-type="float" office:value="5" calcext:value-type="float">
            <text:p>5</text:p>
          </table:table-cell>
          <table:table-cell table:formula="of:=ROUNDUP(MAX((100-MAX([.AA$95]+10*MIN([.AA$94]-[.$F98];0);0))*INT(([.$J98]-MAX([.AA$94]-[.$F98];0))*[.$I98])/100;0);0)" office:value-type="float" office:value="4" calcext:value-type="float">
            <text:p>4</text:p>
          </table:table-cell>
          <table:table-cell table:formula="of:=ROUNDUP(MAX((100-MAX([.AB$95]+10*MIN([.AB$94]-[.$F98];0);0))*INT(([.$J98]-MAX([.AB$94]-[.$F98];0))*[.$I98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LOOKUP([.$B99];[$'EcCo ammo'.$A$2:$'EcCo ammo'.$A$33];[$'EcCo ammo'.F$2:$'EcCo ammo'.F$33])" office:value-type="float" office:value="0" calcext:value-type="float">
            <text:p>0</text:p>
          </table:table-cell>
          <table:table-cell table:formula="of:=LOOKUP([.$B99];[$'EcCo ammo'.$A$2:$'EcCo ammo'.$A$33];[$'EcCo ammo'.G$2:$'EcCo ammo'.G$33])" office:value-type="float" office:value="4" calcext:value-type="float">
            <text:p>4</text:p>
          </table:table-cell>
          <table:table-cell table:formula="of:=LOOKUP([.$B99];[$'EcCo ammo'.$A$2:$'EcCo ammo'.$A$33];[$'EcCo ammo'.H$2:$'EcCo ammo'.H$33])" office:value-type="float" office:value="1" calcext:value-type="float">
            <text:p>1</text:p>
          </table:table-cell>
          <table:table-cell table:formula="of:=LOOKUP([.$B99];[$'EcCo ammo'.$A$2:$'EcCo ammo'.$A$33];[$'EcCo ammo'.I$2:$'EcCo ammo'.I$33])" office:value-type="float" office:value="1" calcext:value-type="float">
            <text:p>1</text:p>
          </table:table-cell>
          <table:table-cell table:formula="of:=[.G99]/[.H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L$95]+10*MIN([.L$94]-[.$F99];0);0))*INT(([.$J99]-MAX([.L$94]-[.$F99];0))*[.$I99])/100;0);0)" office:value-type="float" office:value="35" calcext:value-type="float">
            <text:p>35</text:p>
          </table:table-cell>
          <table:table-cell table:formula="of:=ROUNDUP(MAX((100-MAX([.M$95]+10*MIN([.M$94]-[.$F99];0);0))*INT(([.$J99]-MAX([.M$94]-[.$F99];0))*[.$I99])/100;0);0)" office:value-type="float" office:value="35" calcext:value-type="float">
            <text:p>35</text:p>
          </table:table-cell>
          <table:table-cell table:formula="of:=ROUNDUP(MAX((100-MAX([.N$95]+10*MIN([.N$94]-[.$F99];0);0))*INT(([.$J99]-MAX([.N$94]-[.$F99];0))*[.$I99])/100;0);0)" office:value-type="float" office:value="35" calcext:value-type="float">
            <text:p>35</text:p>
          </table:table-cell>
          <table:table-cell table:formula="of:=ROUNDUP(MAX((100-MAX([.O$95]+10*MIN([.O$94]-[.$F99];0);0))*INT(([.$J99]-MAX([.O$94]-[.$F99];0))*[.$I99])/100;0);0)" office:value-type="float" office:value="35" calcext:value-type="float">
            <text:p>35</text:p>
          </table:table-cell>
          <table:table-cell table:formula="of:=ROUNDUP(MAX((100-MAX([.P$95]+10*MIN([.P$94]-[.$F99];0);0))*INT(([.$J99]-MAX([.P$94]-[.$F99];0))*[.$I99])/100;0);0)" office:value-type="float" office:value="35" calcext:value-type="float">
            <text:p>35</text:p>
          </table:table-cell>
          <table:table-cell table:formula="of:=ROUNDUP(MAX((100-MAX([.Q$95]+10*MIN([.Q$94]-[.$F99];0);0))*INT(([.$J99]-MAX([.Q$94]-[.$F99];0))*[.$I99])/100;0);0)" office:value-type="float" office:value="35" calcext:value-type="float">
            <text:p>35</text:p>
          </table:table-cell>
          <table:table-cell table:formula="of:=ROUNDUP(MAX((100-MAX([.R$95]+10*MIN([.R$94]-[.$F99];0);0))*INT(([.$J99]-MAX([.R$94]-[.$F99];0))*[.$I99])/100;0);0)" office:value-type="float" office:value="27" calcext:value-type="float">
            <text:p>27</text:p>
          </table:table-cell>
          <table:table-cell table:formula="of:=ROUNDUP(MAX((100-MAX([.S$95]+10*MIN([.S$94]-[.$F99];0);0))*INT(([.$J99]-MAX([.S$94]-[.$F99];0))*[.$I99])/100;0);0)" office:value-type="float" office:value="25" calcext:value-type="float">
            <text:p>25</text:p>
          </table:table-cell>
          <table:table-cell table:formula="of:=ROUNDUP(MAX((100-MAX([.T$95]+10*MIN([.T$94]-[.$F99];0);0))*INT(([.$J99]-MAX([.T$94]-[.$F99];0))*[.$I99])/100;0);0)" office:value-type="float" office:value="25" calcext:value-type="float">
            <text:p>25</text:p>
          </table:table-cell>
          <table:table-cell table:formula="of:=ROUNDUP(MAX((100-MAX([.U$95]+10*MIN([.U$94]-[.$F99];0);0))*INT(([.$J99]-MAX([.U$94]-[.$F99];0))*[.$I99])/100;0);0)" office:value-type="float" office:value="20" calcext:value-type="float">
            <text:p>20</text:p>
          </table:table-cell>
          <table:table-cell table:formula="of:=ROUNDUP(MAX((100-MAX([.V$95]+10*MIN([.V$94]-[.$F99];0);0))*INT(([.$J99]-MAX([.V$94]-[.$F99];0))*[.$I99])/100;0);0)" office:value-type="float" office:value="19" calcext:value-type="float">
            <text:p>19</text:p>
          </table:table-cell>
          <table:table-cell table:formula="of:=ROUNDUP(MAX((100-MAX([.W$95]+10*MIN([.W$94]-[.$F99];0);0))*INT(([.$J99]-MAX([.W$94]-[.$F99];0))*[.$I99])/100;0);0)" office:value-type="float" office:value="17" calcext:value-type="float">
            <text:p>17</text:p>
          </table:table-cell>
          <table:table-cell table:formula="of:=ROUNDUP(MAX((100-MAX([.X$95]+10*MIN([.X$94]-[.$F99];0);0))*INT(([.$J99]-MAX([.X$94]-[.$F99];0))*[.$I99])/100;0);0)" office:value-type="float" office:value="12" calcext:value-type="float">
            <text:p>12</text:p>
          </table:table-cell>
          <table:table-cell table:formula="of:=ROUNDUP(MAX((100-MAX([.Y$95]+10*MIN([.Y$94]-[.$F99];0);0))*INT(([.$J99]-MAX([.Y$94]-[.$F99];0))*[.$I99])/100;0);0)" office:value-type="float" office:value="11" calcext:value-type="float">
            <text:p>11</text:p>
          </table:table-cell>
          <table:table-cell table:formula="of:=ROUNDUP(MAX((100-MAX([.Z$95]+10*MIN([.Z$94]-[.$F99];0);0))*INT(([.$J99]-MAX([.Z$94]-[.$F99];0))*[.$I99])/100;0);0)" office:value-type="float" office:value="7" calcext:value-type="float">
            <text:p>7</text:p>
          </table:table-cell>
          <table:table-cell table:formula="of:=ROUNDUP(MAX((100-MAX([.AA$95]+10*MIN([.AA$94]-[.$F99];0);0))*INT(([.$J99]-MAX([.AA$94]-[.$F99];0))*[.$I99])/100;0);0)" office:value-type="float" office:value="6" calcext:value-type="float">
            <text:p>6</text:p>
          </table:table-cell>
          <table:table-cell table:formula="of:=ROUNDUP(MAX((100-MAX([.AB$95]+10*MIN([.AB$94]-[.$F99];0);0))*INT(([.$J99]-MAX([.AB$94]-[.$F99];0))*[.$I99])/100;0)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LOOKUP([.$B100];[$'EcCo ammo'.$A$2:$'EcCo ammo'.$A$33];[$'EcCo ammo'.F$2:$'EcCo ammo'.F$33])" office:value-type="float" office:value="0" calcext:value-type="float">
            <text:p>0</text:p>
          </table:table-cell>
          <table:table-cell table:formula="of:=LOOKUP([.$B100];[$'EcCo ammo'.$A$2:$'EcCo ammo'.$A$33];[$'EcCo ammo'.G$2:$'EcCo ammo'.G$33])" office:value-type="float" office:value="0" calcext:value-type="float">
            <text:p>0</text:p>
          </table:table-cell>
          <table:table-cell table:formula="of:=LOOKUP([.$B100];[$'EcCo ammo'.$A$2:$'EcCo ammo'.$A$33];[$'EcCo ammo'.H$2:$'EcCo ammo'.H$33])" office:value-type="float" office:value="4" calcext:value-type="float">
            <text:p>4</text:p>
          </table:table-cell>
          <table:table-cell table:formula="of:=LOOKUP([.$B100];[$'EcCo ammo'.$A$2:$'EcCo ammo'.$A$33];[$'EcCo ammo'.I$2:$'EcCo ammo'.I$33])" office:value-type="float" office:value="3" calcext:value-type="float">
            <text:p>3</text:p>
          </table:table-cell>
          <table:table-cell table:formula="of:=[.G100]/[.H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L$95]+10*MIN([.L$94]-[.$F100];0);0))*INT(([.$J100]-MAX([.L$94]-[.$F100];0))*[.$I100])/100;0);0)" office:value-type="float" office:value="46" calcext:value-type="float">
            <text:p>46</text:p>
          </table:table-cell>
          <table:table-cell table:formula="of:=ROUNDUP(MAX((100-MAX([.M$95]+10*MIN([.M$94]-[.$F100];0);0))*INT(([.$J100]-MAX([.M$94]-[.$F100];0))*[.$I100])/100;0);0)" office:value-type="float" office:value="37" calcext:value-type="float">
            <text:p>37</text:p>
          </table:table-cell>
          <table:table-cell table:formula="of:=ROUNDUP(MAX((100-MAX([.N$95]+10*MIN([.N$94]-[.$F100];0);0))*INT(([.$J100]-MAX([.N$94]-[.$F100];0))*[.$I100])/100;0);0)" office:value-type="float" office:value="37" calcext:value-type="float">
            <text:p>37</text:p>
          </table:table-cell>
          <table:table-cell table:formula="of:=ROUNDUP(MAX((100-MAX([.O$95]+10*MIN([.O$94]-[.$F100];0);0))*INT(([.$J100]-MAX([.O$94]-[.$F100];0))*[.$I100])/100;0);0)" office:value-type="float" office:value="36" calcext:value-type="float">
            <text:p>36</text:p>
          </table:table-cell>
          <table:table-cell table:formula="of:=ROUNDUP(MAX((100-MAX([.P$95]+10*MIN([.P$94]-[.$F100];0);0))*INT(([.$J100]-MAX([.P$94]-[.$F100];0))*[.$I100])/100;0);0)" office:value-type="float" office:value="37" calcext:value-type="float">
            <text:p>37</text:p>
          </table:table-cell>
          <table:table-cell table:formula="of:=ROUNDUP(MAX((100-MAX([.Q$95]+10*MIN([.Q$94]-[.$F100];0);0))*INT(([.$J100]-MAX([.Q$94]-[.$F100];0))*[.$I100])/100;0);0)" office:value-type="float" office:value="34" calcext:value-type="float">
            <text:p>34</text:p>
          </table:table-cell>
          <table:table-cell table:formula="of:=ROUNDUP(MAX((100-MAX([.R$95]+10*MIN([.R$94]-[.$F100];0);0))*INT(([.$J100]-MAX([.R$94]-[.$F100];0))*[.$I100])/100;0);0)" office:value-type="float" office:value="31" calcext:value-type="float">
            <text:p>31</text:p>
          </table:table-cell>
          <table:table-cell table:formula="of:=ROUNDUP(MAX((100-MAX([.S$95]+10*MIN([.S$94]-[.$F100];0);0))*INT(([.$J100]-MAX([.S$94]-[.$F100];0))*[.$I100])/100;0);0)" office:value-type="float" office:value="29" calcext:value-type="float">
            <text:p>29</text:p>
          </table:table-cell>
          <table:table-cell table:formula="of:=ROUNDUP(MAX((100-MAX([.T$95]+10*MIN([.T$94]-[.$F100];0);0))*INT(([.$J100]-MAX([.T$94]-[.$F100];0))*[.$I100])/100;0);0)" office:value-type="float" office:value="29" calcext:value-type="float">
            <text:p>29</text:p>
          </table:table-cell>
          <table:table-cell table:formula="of:=ROUNDUP(MAX((100-MAX([.U$95]+10*MIN([.U$94]-[.$F100];0);0))*INT(([.$J100]-MAX([.U$94]-[.$F100];0))*[.$I100])/100;0);0)" office:value-type="float" office:value="23" calcext:value-type="float">
            <text:p>23</text:p>
          </table:table-cell>
          <table:table-cell table:formula="of:=ROUNDUP(MAX((100-MAX([.V$95]+10*MIN([.V$94]-[.$F100];0);0))*INT(([.$J100]-MAX([.V$94]-[.$F100];0))*[.$I100])/100;0);0)" office:value-type="float" office:value="22" calcext:value-type="float">
            <text:p>22</text:p>
          </table:table-cell>
          <table:table-cell table:formula="of:=ROUNDUP(MAX((100-MAX([.W$95]+10*MIN([.W$94]-[.$F100];0);0))*INT(([.$J100]-MAX([.W$94]-[.$F100];0))*[.$I100])/100;0);0)" office:value-type="float" office:value="19" calcext:value-type="float">
            <text:p>19</text:p>
          </table:table-cell>
          <table:table-cell table:formula="of:=ROUNDUP(MAX((100-MAX([.X$95]+10*MIN([.X$94]-[.$F100];0);0))*INT(([.$J100]-MAX([.X$94]-[.$F100];0))*[.$I100])/100;0);0)" office:value-type="float" office:value="13" calcext:value-type="float">
            <text:p>13</text:p>
          </table:table-cell>
          <table:table-cell table:formula="of:=ROUNDUP(MAX((100-MAX([.Y$95]+10*MIN([.Y$94]-[.$F100];0);0))*INT(([.$J100]-MAX([.Y$94]-[.$F100];0))*[.$I100])/100;0);0)" office:value-type="float" office:value="11" calcext:value-type="float">
            <text:p>11</text:p>
          </table:table-cell>
          <table:table-cell table:formula="of:=ROUNDUP(MAX((100-MAX([.Z$95]+10*MIN([.Z$94]-[.$F100];0);0))*INT(([.$J100]-MAX([.Z$94]-[.$F100];0))*[.$I100])/100;0);0)" office:value-type="float" office:value="7" calcext:value-type="float">
            <text:p>7</text:p>
          </table:table-cell>
          <table:table-cell table:formula="of:=ROUNDUP(MAX((100-MAX([.AA$95]+10*MIN([.AA$94]-[.$F100];0);0))*INT(([.$J100]-MAX([.AA$94]-[.$F100];0))*[.$I100])/100;0);0)" office:value-type="float" office:value="6" calcext:value-type="float">
            <text:p>6</text:p>
          </table:table-cell>
          <table:table-cell table:formula="of:=ROUNDUP(MAX((100-MAX([.AB$95]+10*MIN([.AB$94]-[.$F100];0);0))*INT(([.$J100]-MAX([.AB$94]-[.$F100];0))*[.$I100])/100;0)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OOKUP([.$B101];[$'EcCo ammo'.$A$2:$'EcCo ammo'.$A$33];[$'EcCo ammo'.F$2:$'EcCo ammo'.F$33])" office:value-type="float" office:value="0" calcext:value-type="float">
            <text:p>0</text:p>
          </table:table-cell>
          <table:table-cell table:formula="of:=LOOKUP([.$B101];[$'EcCo ammo'.$A$2:$'EcCo ammo'.$A$33];[$'EcCo ammo'.G$2:$'EcCo ammo'.G$33])" office:value-type="float" office:value="4" calcext:value-type="float">
            <text:p>4</text:p>
          </table:table-cell>
          <table:table-cell table:formula="of:=LOOKUP([.$B101];[$'EcCo ammo'.$A$2:$'EcCo ammo'.$A$33];[$'EcCo ammo'.H$2:$'EcCo ammo'.H$33])" office:value-type="float" office:value="4" calcext:value-type="float">
            <text:p>4</text:p>
          </table:table-cell>
          <table:table-cell table:formula="of:=LOOKUP([.$B101];[$'EcCo ammo'.$A$2:$'EcCo ammo'.$A$33];[$'EcCo ammo'.I$2:$'EcCo ammo'.I$33])" office:value-type="float" office:value="3" calcext:value-type="float">
            <text:p>3</text:p>
          </table:table-cell>
          <table:table-cell table:formula="of:=[.G101]/[.H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L$95]+10*MIN([.L$94]-[.$F101];0);0))*INT(([.$J101]-MAX([.L$94]-[.$F101];0))*[.$I101])/100;0);0)" office:value-type="float" office:value="26" calcext:value-type="float">
            <text:p>26</text:p>
          </table:table-cell>
          <table:table-cell table:formula="of:=ROUNDUP(MAX((100-MAX([.M$95]+10*MIN([.M$94]-[.$F101];0);0))*INT(([.$J101]-MAX([.M$94]-[.$F101];0))*[.$I101])/100;0);0)" office:value-type="float" office:value="26" calcext:value-type="float">
            <text:p>26</text:p>
          </table:table-cell>
          <table:table-cell table:formula="of:=ROUNDUP(MAX((100-MAX([.N$95]+10*MIN([.N$94]-[.$F101];0);0))*INT(([.$J101]-MAX([.N$94]-[.$F101];0))*[.$I101])/100;0);0)" office:value-type="float" office:value="26" calcext:value-type="float">
            <text:p>26</text:p>
          </table:table-cell>
          <table:table-cell table:formula="of:=ROUNDUP(MAX((100-MAX([.O$95]+10*MIN([.O$94]-[.$F101];0);0))*INT(([.$J101]-MAX([.O$94]-[.$F101];0))*[.$I101])/100;0);0)" office:value-type="float" office:value="26" calcext:value-type="float">
            <text:p>26</text:p>
          </table:table-cell>
          <table:table-cell table:formula="of:=ROUNDUP(MAX((100-MAX([.P$95]+10*MIN([.P$94]-[.$F101];0);0))*INT(([.$J101]-MAX([.P$94]-[.$F101];0))*[.$I101])/100;0);0)" office:value-type="float" office:value="26" calcext:value-type="float">
            <text:p>26</text:p>
          </table:table-cell>
          <table:table-cell table:formula="of:=ROUNDUP(MAX((100-MAX([.Q$95]+10*MIN([.Q$94]-[.$F101];0);0))*INT(([.$J101]-MAX([.Q$94]-[.$F101];0))*[.$I101])/100;0);0)" office:value-type="float" office:value="26" calcext:value-type="float">
            <text:p>26</text:p>
          </table:table-cell>
          <table:table-cell table:formula="of:=ROUNDUP(MAX((100-MAX([.R$95]+10*MIN([.R$94]-[.$F101];0);0))*INT(([.$J101]-MAX([.R$94]-[.$F101];0))*[.$I101])/100;0);0)" office:value-type="float" office:value="20" calcext:value-type="float">
            <text:p>20</text:p>
          </table:table-cell>
          <table:table-cell table:formula="of:=ROUNDUP(MAX((100-MAX([.S$95]+10*MIN([.S$94]-[.$F101];0);0))*INT(([.$J101]-MAX([.S$94]-[.$F101];0))*[.$I101])/100;0);0)" office:value-type="float" office:value="19" calcext:value-type="float">
            <text:p>19</text:p>
          </table:table-cell>
          <table:table-cell table:formula="of:=ROUNDUP(MAX((100-MAX([.T$95]+10*MIN([.T$94]-[.$F101];0);0))*INT(([.$J101]-MAX([.T$94]-[.$F101];0))*[.$I101])/100;0);0)" office:value-type="float" office:value="19" calcext:value-type="float">
            <text:p>19</text:p>
          </table:table-cell>
          <table:table-cell table:formula="of:=ROUNDUP(MAX((100-MAX([.U$95]+10*MIN([.U$94]-[.$F101];0);0))*INT(([.$J101]-MAX([.U$94]-[.$F101];0))*[.$I101])/100;0);0)" office:value-type="float" office:value="15" calcext:value-type="float">
            <text:p>15</text:p>
          </table:table-cell>
          <table:table-cell table:formula="of:=ROUNDUP(MAX((100-MAX([.V$95]+10*MIN([.V$94]-[.$F101];0);0))*INT(([.$J101]-MAX([.V$94]-[.$F101];0))*[.$I101])/100;0);0)" office:value-type="float" office:value="13" calcext:value-type="float">
            <text:p>13</text:p>
          </table:table-cell>
          <table:table-cell table:formula="of:=ROUNDUP(MAX((100-MAX([.W$95]+10*MIN([.W$94]-[.$F101];0);0))*INT(([.$J101]-MAX([.W$94]-[.$F101];0))*[.$I101])/100;0);0)" office:value-type="float" office:value="11" calcext:value-type="float">
            <text:p>11</text:p>
          </table:table-cell>
          <table:table-cell table:formula="of:=ROUNDUP(MAX((100-MAX([.X$95]+10*MIN([.X$94]-[.$F101];0);0))*INT(([.$J101]-MAX([.X$94]-[.$F101];0))*[.$I101])/100;0);0)" office:value-type="float" office:value="5" calcext:value-type="float">
            <text:p>5</text:p>
          </table:table-cell>
          <table:table-cell table:formula="of:=ROUNDUP(MAX((100-MAX([.Y$95]+10*MIN([.Y$94]-[.$F101];0);0))*INT(([.$J101]-MAX([.Y$94]-[.$F101];0))*[.$I101])/100;0);0)" office:value-type="float" office:value="4" calcext:value-type="float">
            <text:p>4</text:p>
          </table:table-cell>
          <table:table-cell table:formula="of:=ROUNDUP(MAX((100-MAX([.Z$95]+10*MIN([.Z$94]-[.$F101];0);0))*INT(([.$J101]-MAX([.Z$94]-[.$F101];0))*[.$I101])/100;0);0)" office:value-type="float" office:value="2" calcext:value-type="float">
            <text:p>2</text:p>
          </table:table-cell>
          <table:table-cell table:formula="of:=ROUNDUP(MAX((100-MAX([.AA$95]+10*MIN([.AA$94]-[.$F101];0);0))*INT(([.$J101]-MAX([.AA$94]-[.$F101];0))*[.$I101])/100;0);0)" office:value-type="float" office:value="2" calcext:value-type="float">
            <text:p>2</text:p>
          </table:table-cell>
          <table:table-cell table:formula="of:=ROUNDUP(MAX((100-MAX([.AB$95]+10*MIN([.AB$94]-[.$F101];0);0))*INT(([.$J101]-MAX([.AB$94]-[.$F101];0))*[.$I101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OOKUP([.$B102];[$'EcCo ammo'.$A$2:$'EcCo ammo'.$A$33];[$'EcCo ammo'.F$2:$'EcCo ammo'.F$33])" office:value-type="float" office:value="-15" calcext:value-type="float">
            <text:p>-15</text:p>
          </table:table-cell>
          <table:table-cell table:formula="of:=LOOKUP([.$B102];[$'EcCo ammo'.$A$2:$'EcCo ammo'.$A$33];[$'EcCo ammo'.G$2:$'EcCo ammo'.G$33])" office:value-type="float" office:value="20" calcext:value-type="float">
            <text:p>20</text:p>
          </table:table-cell>
          <table:table-cell table:formula="of:=LOOKUP([.$B102];[$'EcCo ammo'.$A$2:$'EcCo ammo'.$A$33];[$'EcCo ammo'.H$2:$'EcCo ammo'.H$33])" office:value-type="float" office:value="1" calcext:value-type="float">
            <text:p>1</text:p>
          </table:table-cell>
          <table:table-cell table:formula="of:=LOOKUP([.$B102];[$'EcCo ammo'.$A$2:$'EcCo ammo'.$A$33];[$'EcCo ammo'.I$2:$'EcCo ammo'.I$33])" office:value-type="float" office:value="1" calcext:value-type="float">
            <text:p>1</text:p>
          </table:table-cell>
          <table:table-cell table:formula="of:=[.G102]/[.H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L$95]+10*MIN([.L$94]-[.$F102];0);0))*INT(([.$J102]-MAX([.L$94]-[.$F102];0))*[.$I102])/100;0);0)" office:value-type="float" office:value="20" calcext:value-type="float">
            <text:p>20</text:p>
          </table:table-cell>
          <table:table-cell table:formula="of:=ROUNDUP(MAX((100-MAX([.M$95]+10*MIN([.M$94]-[.$F102];0);0))*INT(([.$J102]-MAX([.M$94]-[.$F102];0))*[.$I102])/100;0);0)" office:value-type="float" office:value="20" calcext:value-type="float">
            <text:p>20</text:p>
          </table:table-cell>
          <table:table-cell table:formula="of:=ROUNDUP(MAX((100-MAX([.N$95]+10*MIN([.N$94]-[.$F102];0);0))*INT(([.$J102]-MAX([.N$94]-[.$F102];0))*[.$I102])/100;0);0)" office:value-type="float" office:value="20" calcext:value-type="float">
            <text:p>20</text:p>
          </table:table-cell>
          <table:table-cell table:formula="of:=ROUNDUP(MAX((100-MAX([.O$95]+10*MIN([.O$94]-[.$F102];0);0))*INT(([.$J102]-MAX([.O$94]-[.$F102];0))*[.$I102])/100;0);0)" office:value-type="float" office:value="20" calcext:value-type="float">
            <text:p>20</text:p>
          </table:table-cell>
          <table:table-cell table:formula="of:=ROUNDUP(MAX((100-MAX([.P$95]+10*MIN([.P$94]-[.$F102];0);0))*INT(([.$J102]-MAX([.P$94]-[.$F102];0))*[.$I102])/100;0);0)" office:value-type="float" office:value="20" calcext:value-type="float">
            <text:p>20</text:p>
          </table:table-cell>
          <table:table-cell table:formula="of:=ROUNDUP(MAX((100-MAX([.Q$95]+10*MIN([.Q$94]-[.$F102];0);0))*INT(([.$J102]-MAX([.Q$94]-[.$F102];0))*[.$I102])/100;0);0)" office:value-type="float" office:value="20" calcext:value-type="float">
            <text:p>20</text:p>
          </table:table-cell>
          <table:table-cell table:formula="of:=ROUNDUP(MAX((100-MAX([.R$95]+10*MIN([.R$94]-[.$F102];0);0))*INT(([.$J102]-MAX([.R$94]-[.$F102];0))*[.$I102])/100;0);0)" office:value-type="float" office:value="20" calcext:value-type="float">
            <text:p>20</text:p>
          </table:table-cell>
          <table:table-cell table:formula="of:=ROUNDUP(MAX((100-MAX([.S$95]+10*MIN([.S$94]-[.$F102];0);0))*INT(([.$J102]-MAX([.S$94]-[.$F102];0))*[.$I102])/100;0);0)" office:value-type="float" office:value="20" calcext:value-type="float">
            <text:p>20</text:p>
          </table:table-cell>
          <table:table-cell table:formula="of:=ROUNDUP(MAX((100-MAX([.T$95]+10*MIN([.T$94]-[.$F102];0);0))*INT(([.$J102]-MAX([.T$94]-[.$F102];0))*[.$I102])/100;0);0)" office:value-type="float" office:value="20" calcext:value-type="float">
            <text:p>20</text:p>
          </table:table-cell>
          <table:table-cell table:formula="of:=ROUNDUP(MAX((100-MAX([.U$95]+10*MIN([.U$94]-[.$F102];0);0))*INT(([.$J102]-MAX([.U$94]-[.$F102];0))*[.$I102])/100;0);0)" office:value-type="float" office:value="20" calcext:value-type="float">
            <text:p>20</text:p>
          </table:table-cell>
          <table:table-cell table:formula="of:=ROUNDUP(MAX((100-MAX([.V$95]+10*MIN([.V$94]-[.$F102];0);0))*INT(([.$J102]-MAX([.V$94]-[.$F102];0))*[.$I102])/100;0);0)" office:value-type="float" office:value="20" calcext:value-type="float">
            <text:p>20</text:p>
          </table:table-cell>
          <table:table-cell table:formula="of:=ROUNDUP(MAX((100-MAX([.W$95]+10*MIN([.W$94]-[.$F102];0);0))*INT(([.$J102]-MAX([.W$94]-[.$F102];0))*[.$I102])/100;0);0)" office:value-type="float" office:value="20" calcext:value-type="float">
            <text:p>20</text:p>
          </table:table-cell>
          <table:table-cell table:formula="of:=ROUNDUP(MAX((100-MAX([.X$95]+10*MIN([.X$94]-[.$F102];0);0))*INT(([.$J102]-MAX([.X$94]-[.$F102];0))*[.$I102])/100;0);0)" office:value-type="float" office:value="18" calcext:value-type="float">
            <text:p>18</text:p>
          </table:table-cell>
          <table:table-cell table:formula="of:=ROUNDUP(MAX((100-MAX([.Y$95]+10*MIN([.Y$94]-[.$F102];0);0))*INT(([.$J102]-MAX([.Y$94]-[.$F102];0))*[.$I102])/100;0);0)" office:value-type="float" office:value="14" calcext:value-type="float">
            <text:p>14</text:p>
          </table:table-cell>
          <table:table-cell table:formula="of:=ROUNDUP(MAX((100-MAX([.Z$95]+10*MIN([.Z$94]-[.$F102];0);0))*INT(([.$J102]-MAX([.Z$94]-[.$F102];0))*[.$I102])/100;0);0)" office:value-type="float" office:value="7" calcext:value-type="float">
            <text:p>7</text:p>
          </table:table-cell>
          <table:table-cell table:formula="of:=ROUNDUP(MAX((100-MAX([.AA$95]+10*MIN([.AA$94]-[.$F102];0);0))*INT(([.$J102]-MAX([.AA$94]-[.$F102];0))*[.$I102])/100;0);0)" office:value-type="float" office:value="6" calcext:value-type="float">
            <text:p>6</text:p>
          </table:table-cell>
          <table:table-cell table:formula="of:=ROUNDUP(MAX((100-MAX([.AB$95]+10*MIN([.AB$94]-[.$F102];0);0))*INT(([.$J102]-MAX([.AB$94]-[.$F102];0))*[.$I102])/100;0)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LOOKUP([.$B103];[$'EcCo ammo'.$A$2:$'EcCo ammo'.$A$33];[$'EcCo ammo'.F$2:$'EcCo ammo'.F$33])" office:value-type="float" office:value="0" calcext:value-type="float">
            <text:p>0</text:p>
          </table:table-cell>
          <table:table-cell table:formula="of:=LOOKUP([.$B103];[$'EcCo ammo'.$A$2:$'EcCo ammo'.$A$33];[$'EcCo ammo'.G$2:$'EcCo ammo'.G$33])" office:value-type="float" office:value="4" calcext:value-type="float">
            <text:p>4</text:p>
          </table:table-cell>
          <table:table-cell table:formula="of:=LOOKUP([.$B103];[$'EcCo ammo'.$A$2:$'EcCo ammo'.$A$33];[$'EcCo ammo'.H$2:$'EcCo ammo'.H$33])" office:value-type="float" office:value="1" calcext:value-type="float">
            <text:p>1</text:p>
          </table:table-cell>
          <table:table-cell table:formula="of:=LOOKUP([.$B103];[$'EcCo ammo'.$A$2:$'EcCo ammo'.$A$33];[$'EcCo ammo'.I$2:$'EcCo ammo'.I$33])" office:value-type="float" office:value="1" calcext:value-type="float">
            <text:p>1</text:p>
          </table:table-cell>
          <table:table-cell table:formula="of:=[.G103]/[.H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L$95]+10*MIN([.L$94]-[.$F103];0);0))*INT(([.$J103]-MAX([.L$94]-[.$F103];0))*[.$I103])/100;0);0)" office:value-type="float" office:value="20" calcext:value-type="float">
            <text:p>20</text:p>
          </table:table-cell>
          <table:table-cell table:formula="of:=ROUNDUP(MAX((100-MAX([.M$95]+10*MIN([.M$94]-[.$F103];0);0))*INT(([.$J103]-MAX([.M$94]-[.$F103];0))*[.$I103])/100;0);0)" office:value-type="float" office:value="20" calcext:value-type="float">
            <text:p>20</text:p>
          </table:table-cell>
          <table:table-cell table:formula="of:=ROUNDUP(MAX((100-MAX([.N$95]+10*MIN([.N$94]-[.$F103];0);0))*INT(([.$J103]-MAX([.N$94]-[.$F103];0))*[.$I103])/100;0);0)" office:value-type="float" office:value="20" calcext:value-type="float">
            <text:p>20</text:p>
          </table:table-cell>
          <table:table-cell table:formula="of:=ROUNDUP(MAX((100-MAX([.O$95]+10*MIN([.O$94]-[.$F103];0);0))*INT(([.$J103]-MAX([.O$94]-[.$F103];0))*[.$I103])/100;0);0)" office:value-type="float" office:value="20" calcext:value-type="float">
            <text:p>20</text:p>
          </table:table-cell>
          <table:table-cell table:formula="of:=ROUNDUP(MAX((100-MAX([.P$95]+10*MIN([.P$94]-[.$F103];0);0))*INT(([.$J103]-MAX([.P$94]-[.$F103];0))*[.$I103])/100;0);0)" office:value-type="float" office:value="20" calcext:value-type="float">
            <text:p>20</text:p>
          </table:table-cell>
          <table:table-cell table:formula="of:=ROUNDUP(MAX((100-MAX([.Q$95]+10*MIN([.Q$94]-[.$F103];0);0))*INT(([.$J103]-MAX([.Q$94]-[.$F103];0))*[.$I103])/100;0);0)" office:value-type="float" office:value="20" calcext:value-type="float">
            <text:p>20</text:p>
          </table:table-cell>
          <table:table-cell table:formula="of:=ROUNDUP(MAX((100-MAX([.R$95]+10*MIN([.R$94]-[.$F103];0);0))*INT(([.$J103]-MAX([.R$94]-[.$F103];0))*[.$I103])/100;0);0)" office:value-type="float" office:value="15" calcext:value-type="float">
            <text:p>15</text:p>
          </table:table-cell>
          <table:table-cell table:formula="of:=ROUNDUP(MAX((100-MAX([.S$95]+10*MIN([.S$94]-[.$F103];0);0))*INT(([.$J103]-MAX([.S$94]-[.$F103];0))*[.$I103])/100;0);0)" office:value-type="float" office:value="14" calcext:value-type="float">
            <text:p>14</text:p>
          </table:table-cell>
          <table:table-cell table:formula="of:=ROUNDUP(MAX((100-MAX([.T$95]+10*MIN([.T$94]-[.$F103];0);0))*INT(([.$J103]-MAX([.T$94]-[.$F103];0))*[.$I103])/100;0);0)" office:value-type="float" office:value="14" calcext:value-type="float">
            <text:p>14</text:p>
          </table:table-cell>
          <table:table-cell table:formula="of:=ROUNDUP(MAX((100-MAX([.U$95]+10*MIN([.U$94]-[.$F103];0);0))*INT(([.$J103]-MAX([.U$94]-[.$F103];0))*[.$I103])/100;0);0)" office:value-type="float" office:value="11" calcext:value-type="float">
            <text:p>11</text:p>
          </table:table-cell>
          <table:table-cell table:formula="of:=ROUNDUP(MAX((100-MAX([.V$95]+10*MIN([.V$94]-[.$F103];0);0))*INT(([.$J103]-MAX([.V$94]-[.$F103];0))*[.$I103])/100;0);0)" office:value-type="float" office:value="10" calcext:value-type="float">
            <text:p>10</text:p>
          </table:table-cell>
          <table:table-cell table:formula="of:=ROUNDUP(MAX((100-MAX([.W$95]+10*MIN([.W$94]-[.$F103];0);0))*INT(([.$J103]-MAX([.W$94]-[.$F103];0))*[.$I103])/100;0);0)" office:value-type="float" office:value="9" calcext:value-type="float">
            <text:p>9</text:p>
          </table:table-cell>
          <table:table-cell table:formula="of:=ROUNDUP(MAX((100-MAX([.X$95]+10*MIN([.X$94]-[.$F103];0);0))*INT(([.$J103]-MAX([.X$94]-[.$F103];0))*[.$I103])/100;0);0)" office:value-type="float" office:value="4" calcext:value-type="float">
            <text:p>4</text:p>
          </table:table-cell>
          <table:table-cell table:formula="of:=ROUNDUP(MAX((100-MAX([.Y$95]+10*MIN([.Y$94]-[.$F103];0);0))*INT(([.$J103]-MAX([.Y$94]-[.$F103];0))*[.$I103])/100;0);0)" office:value-type="float" office:value="3" calcext:value-type="float">
            <text:p>3</text:p>
          </table:table-cell>
          <table:table-cell table:formula="of:=ROUNDUP(MAX((100-MAX([.Z$95]+10*MIN([.Z$94]-[.$F103];0);0))*INT(([.$J103]-MAX([.Z$94]-[.$F103];0))*[.$I103])/100;0);0)" office:value-type="float" office:value="2" calcext:value-type="float">
            <text:p>2</text:p>
          </table:table-cell>
          <table:table-cell table:formula="of:=ROUNDUP(MAX((100-MAX([.AA$95]+10*MIN([.AA$94]-[.$F103];0);0))*INT(([.$J103]-MAX([.AA$94]-[.$F103];0))*[.$I103])/100;0);0)" office:value-type="float" office:value="2" calcext:value-type="float">
            <text:p>2</text:p>
          </table:table-cell>
          <table:table-cell table:formula="of:=ROUNDUP(MAX((100-MAX([.AB$95]+10*MIN([.AB$94]-[.$F103];0);0))*INT(([.$J103]-MAX([.AB$94]-[.$F103];0))*[.$I103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LOOKUP([.$B104];[$'EcCo ammo'.$A$2:$'EcCo ammo'.$A$33];[$'EcCo ammo'.F$2:$'EcCo ammo'.F$33])" office:value-type="float" office:value="0" calcext:value-type="float">
            <text:p>0</text:p>
          </table:table-cell>
          <table:table-cell table:formula="of:=LOOKUP([.$B104];[$'EcCo ammo'.$A$2:$'EcCo ammo'.$A$33];[$'EcCo ammo'.G$2:$'EcCo ammo'.G$33])" office:value-type="float" office:value="4" calcext:value-type="float">
            <text:p>4</text:p>
          </table:table-cell>
          <table:table-cell table:formula="of:=LOOKUP([.$B104];[$'EcCo ammo'.$A$2:$'EcCo ammo'.$A$33];[$'EcCo ammo'.H$2:$'EcCo ammo'.H$33])" office:value-type="float" office:value="4" calcext:value-type="float">
            <text:p>4</text:p>
          </table:table-cell>
          <table:table-cell table:formula="of:=LOOKUP([.$B104];[$'EcCo ammo'.$A$2:$'EcCo ammo'.$A$33];[$'EcCo ammo'.I$2:$'EcCo ammo'.I$33])" office:value-type="float" office:value="3" calcext:value-type="float">
            <text:p>3</text:p>
          </table:table-cell>
          <table:table-cell table:formula="of:=[.G104]/[.H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L$95]+10*MIN([.L$94]-[.$F104];0);0))*INT(([.$J104]-MAX([.L$94]-[.$F104];0))*[.$I104])/100;0);0)" office:value-type="float" office:value="90" calcext:value-type="float">
            <text:p>90</text:p>
          </table:table-cell>
          <table:table-cell table:formula="of:=ROUNDUP(MAX((100-MAX([.M$95]+10*MIN([.M$94]-[.$F104];0);0))*INT(([.$J104]-MAX([.M$94]-[.$F104];0))*[.$I104])/100;0);0)" office:value-type="float" office:value="90" calcext:value-type="float">
            <text:p>90</text:p>
          </table:table-cell>
          <table:table-cell table:formula="of:=ROUNDUP(MAX((100-MAX([.N$95]+10*MIN([.N$94]-[.$F104];0);0))*INT(([.$J104]-MAX([.N$94]-[.$F104];0))*[.$I104])/100;0);0)" office:value-type="float" office:value="90" calcext:value-type="float">
            <text:p>90</text:p>
          </table:table-cell>
          <table:table-cell table:formula="of:=ROUNDUP(MAX((100-MAX([.O$95]+10*MIN([.O$94]-[.$F104];0);0))*INT(([.$J104]-MAX([.O$94]-[.$F104];0))*[.$I104])/100;0);0)" office:value-type="float" office:value="90" calcext:value-type="float">
            <text:p>90</text:p>
          </table:table-cell>
          <table:table-cell table:formula="of:=ROUNDUP(MAX((100-MAX([.P$95]+10*MIN([.P$94]-[.$F104];0);0))*INT(([.$J104]-MAX([.P$94]-[.$F104];0))*[.$I104])/100;0);0)" office:value-type="float" office:value="90" calcext:value-type="float">
            <text:p>90</text:p>
          </table:table-cell>
          <table:table-cell table:formula="of:=ROUNDUP(MAX((100-MAX([.Q$95]+10*MIN([.Q$94]-[.$F104];0);0))*INT(([.$J104]-MAX([.Q$94]-[.$F104];0))*[.$I104])/100;0);0)" office:value-type="float" office:value="90" calcext:value-type="float">
            <text:p>90</text:p>
          </table:table-cell>
          <table:table-cell table:formula="of:=ROUNDUP(MAX((100-MAX([.R$95]+10*MIN([.R$94]-[.$F104];0);0))*INT(([.$J104]-MAX([.R$94]-[.$F104];0))*[.$I104])/100;0);0)" office:value-type="float" office:value="68" calcext:value-type="float">
            <text:p>68</text:p>
          </table:table-cell>
          <table:table-cell table:formula="of:=ROUNDUP(MAX((100-MAX([.S$95]+10*MIN([.S$94]-[.$F104];0);0))*INT(([.$J104]-MAX([.S$94]-[.$F104];0))*[.$I104])/100;0);0)" office:value-type="float" office:value="63" calcext:value-type="float">
            <text:p>63</text:p>
          </table:table-cell>
          <table:table-cell table:formula="of:=ROUNDUP(MAX((100-MAX([.T$95]+10*MIN([.T$94]-[.$F104];0);0))*INT(([.$J104]-MAX([.T$94]-[.$F104];0))*[.$I104])/100;0);0)" office:value-type="float" office:value="63" calcext:value-type="float">
            <text:p>63</text:p>
          </table:table-cell>
          <table:table-cell table:formula="of:=ROUNDUP(MAX((100-MAX([.U$95]+10*MIN([.U$94]-[.$F104];0);0))*INT(([.$J104]-MAX([.U$94]-[.$F104];0))*[.$I104])/100;0);0)" office:value-type="float" office:value="53" calcext:value-type="float">
            <text:p>53</text:p>
          </table:table-cell>
          <table:table-cell table:formula="of:=ROUNDUP(MAX((100-MAX([.V$95]+10*MIN([.V$94]-[.$F104];0);0))*INT(([.$J104]-MAX([.V$94]-[.$F104];0))*[.$I104])/100;0);0)" office:value-type="float" office:value="51" calcext:value-type="float">
            <text:p>51</text:p>
          </table:table-cell>
          <table:table-cell table:formula="of:=ROUNDUP(MAX((100-MAX([.W$95]+10*MIN([.W$94]-[.$F104];0);0))*INT(([.$J104]-MAX([.W$94]-[.$F104];0))*[.$I104])/100;0);0)" office:value-type="float" office:value="47" calcext:value-type="float">
            <text:p>47</text:p>
          </table:table-cell>
          <table:table-cell table:formula="of:=ROUNDUP(MAX((100-MAX([.X$95]+10*MIN([.X$94]-[.$F104];0);0))*INT(([.$J104]-MAX([.X$94]-[.$F104];0))*[.$I104])/100;0);0)" office:value-type="float" office:value="37" calcext:value-type="float">
            <text:p>37</text:p>
          </table:table-cell>
          <table:table-cell table:formula="of:=ROUNDUP(MAX((100-MAX([.Y$95]+10*MIN([.Y$94]-[.$F104];0);0))*INT(([.$J104]-MAX([.Y$94]-[.$F104];0))*[.$I104])/100;0);0)" office:value-type="float" office:value="36" calcext:value-type="float">
            <text:p>36</text:p>
          </table:table-cell>
          <table:table-cell table:formula="of:=ROUNDUP(MAX((100-MAX([.Z$95]+10*MIN([.Z$94]-[.$F104];0);0))*INT(([.$J104]-MAX([.Z$94]-[.$F104];0))*[.$I104])/100;0);0)" office:value-type="float" office:value="25" calcext:value-type="float">
            <text:p>25</text:p>
          </table:table-cell>
          <table:table-cell table:formula="of:=ROUNDUP(MAX((100-MAX([.AA$95]+10*MIN([.AA$94]-[.$F104];0);0))*INT(([.$J104]-MAX([.AA$94]-[.$F104];0))*[.$I104])/100;0);0)" office:value-type="float" office:value="21" calcext:value-type="float">
            <text:p>21</text:p>
          </table:table-cell>
          <table:table-cell table:formula="of:=ROUNDUP(MAX((100-MAX([.AB$95]+10*MIN([.AB$94]-[.$F104];0);0))*INT(([.$J104]-MAX([.AB$94]-[.$F104];0))*[.$I104])/100;0)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LOOKUP([.$B105];[$'EcCo ammo'.$A$2:$'EcCo ammo'.$A$33];[$'EcCo ammo'.F$2:$'EcCo ammo'.F$33])" office:value-type="float" office:value="-15" calcext:value-type="float">
            <text:p>-15</text:p>
          </table:table-cell>
          <table:table-cell table:formula="of:=LOOKUP([.$B105];[$'EcCo ammo'.$A$2:$'EcCo ammo'.$A$33];[$'EcCo ammo'.G$2:$'EcCo ammo'.G$33])" office:value-type="float" office:value="20" calcext:value-type="float">
            <text:p>20</text:p>
          </table:table-cell>
          <table:table-cell table:formula="of:=LOOKUP([.$B105];[$'EcCo ammo'.$A$2:$'EcCo ammo'.$A$33];[$'EcCo ammo'.H$2:$'EcCo ammo'.H$33])" office:value-type="float" office:value="1" calcext:value-type="float">
            <text:p>1</text:p>
          </table:table-cell>
          <table:table-cell table:formula="of:=LOOKUP([.$B105];[$'EcCo ammo'.$A$2:$'EcCo ammo'.$A$33];[$'EcCo ammo'.I$2:$'EcCo ammo'.I$33])" office:value-type="float" office:value="1" calcext:value-type="float">
            <text:p>1</text:p>
          </table:table-cell>
          <table:table-cell table:formula="of:=[.G105]/[.H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L$95]+10*MIN([.L$94]-[.$F105];0);0))*INT(([.$J105]-MAX([.L$94]-[.$F105];0))*[.$I105])/100;0);0)" office:value-type="float" office:value="68" calcext:value-type="float">
            <text:p>68</text:p>
          </table:table-cell>
          <table:table-cell table:formula="of:=ROUNDUP(MAX((100-MAX([.M$95]+10*MIN([.M$94]-[.$F105];0);0))*INT(([.$J105]-MAX([.M$94]-[.$F105];0))*[.$I105])/100;0);0)" office:value-type="float" office:value="68" calcext:value-type="float">
            <text:p>68</text:p>
          </table:table-cell>
          <table:table-cell table:formula="of:=ROUNDUP(MAX((100-MAX([.N$95]+10*MIN([.N$94]-[.$F105];0);0))*INT(([.$J105]-MAX([.N$94]-[.$F105];0))*[.$I105])/100;0);0)" office:value-type="float" office:value="68" calcext:value-type="float">
            <text:p>68</text:p>
          </table:table-cell>
          <table:table-cell table:formula="of:=ROUNDUP(MAX((100-MAX([.O$95]+10*MIN([.O$94]-[.$F105];0);0))*INT(([.$J105]-MAX([.O$94]-[.$F105];0))*[.$I105])/100;0);0)" office:value-type="float" office:value="68" calcext:value-type="float">
            <text:p>68</text:p>
          </table:table-cell>
          <table:table-cell table:formula="of:=ROUNDUP(MAX((100-MAX([.P$95]+10*MIN([.P$94]-[.$F105];0);0))*INT(([.$J105]-MAX([.P$94]-[.$F105];0))*[.$I105])/100;0);0)" office:value-type="float" office:value="68" calcext:value-type="float">
            <text:p>68</text:p>
          </table:table-cell>
          <table:table-cell table:formula="of:=ROUNDUP(MAX((100-MAX([.Q$95]+10*MIN([.Q$94]-[.$F105];0);0))*INT(([.$J105]-MAX([.Q$94]-[.$F105];0))*[.$I105])/100;0);0)" office:value-type="float" office:value="68" calcext:value-type="float">
            <text:p>68</text:p>
          </table:table-cell>
          <table:table-cell table:formula="of:=ROUNDUP(MAX((100-MAX([.R$95]+10*MIN([.R$94]-[.$F105];0);0))*INT(([.$J105]-MAX([.R$94]-[.$F105];0))*[.$I105])/100;0);0)" office:value-type="float" office:value="68" calcext:value-type="float">
            <text:p>68</text:p>
          </table:table-cell>
          <table:table-cell table:formula="of:=ROUNDUP(MAX((100-MAX([.S$95]+10*MIN([.S$94]-[.$F105];0);0))*INT(([.$J105]-MAX([.S$94]-[.$F105];0))*[.$I105])/100;0);0)" office:value-type="float" office:value="68" calcext:value-type="float">
            <text:p>68</text:p>
          </table:table-cell>
          <table:table-cell table:formula="of:=ROUNDUP(MAX((100-MAX([.T$95]+10*MIN([.T$94]-[.$F105];0);0))*INT(([.$J105]-MAX([.T$94]-[.$F105];0))*[.$I105])/100;0);0)" office:value-type="float" office:value="68" calcext:value-type="float">
            <text:p>68</text:p>
          </table:table-cell>
          <table:table-cell table:formula="of:=ROUNDUP(MAX((100-MAX([.U$95]+10*MIN([.U$94]-[.$F105];0);0))*INT(([.$J105]-MAX([.U$94]-[.$F105];0))*[.$I105])/100;0);0)" office:value-type="float" office:value="68" calcext:value-type="float">
            <text:p>68</text:p>
          </table:table-cell>
          <table:table-cell table:formula="of:=ROUNDUP(MAX((100-MAX([.V$95]+10*MIN([.V$94]-[.$F105];0);0))*INT(([.$J105]-MAX([.V$94]-[.$F105];0))*[.$I105])/100;0);0)" office:value-type="float" office:value="68" calcext:value-type="float">
            <text:p>68</text:p>
          </table:table-cell>
          <table:table-cell table:formula="of:=ROUNDUP(MAX((100-MAX([.W$95]+10*MIN([.W$94]-[.$F105];0);0))*INT(([.$J105]-MAX([.W$94]-[.$F105];0))*[.$I105])/100;0);0)" office:value-type="float" office:value="68" calcext:value-type="float">
            <text:p>68</text:p>
          </table:table-cell>
          <table:table-cell table:formula="of:=ROUNDUP(MAX((100-MAX([.X$95]+10*MIN([.X$94]-[.$F105];0);0))*INT(([.$J105]-MAX([.X$94]-[.$F105];0))*[.$I105])/100;0);0)" office:value-type="float" office:value="62" calcext:value-type="float">
            <text:p>62</text:p>
          </table:table-cell>
          <table:table-cell table:formula="of:=ROUNDUP(MAX((100-MAX([.Y$95]+10*MIN([.Y$94]-[.$F105];0);0))*INT(([.$J105]-MAX([.Y$94]-[.$F105];0))*[.$I105])/100;0);0)" office:value-type="float" office:value="48" calcext:value-type="float">
            <text:p>48</text:p>
          </table:table-cell>
          <table:table-cell table:formula="of:=ROUNDUP(MAX((100-MAX([.Z$95]+10*MIN([.Z$94]-[.$F105];0);0))*INT(([.$J105]-MAX([.Z$94]-[.$F105];0))*[.$I105])/100;0);0)" office:value-type="float" office:value="24" calcext:value-type="float">
            <text:p>24</text:p>
          </table:table-cell>
          <table:table-cell table:formula="of:=ROUNDUP(MAX((100-MAX([.AA$95]+10*MIN([.AA$94]-[.$F105];0);0))*INT(([.$J105]-MAX([.AA$94]-[.$F105];0))*[.$I105])/100;0);0)" office:value-type="float" office:value="21" calcext:value-type="float">
            <text:p>21</text:p>
          </table:table-cell>
          <table:table-cell table:formula="of:=ROUNDUP(MAX((100-MAX([.AB$95]+10*MIN([.AB$94]-[.$F105];0);0))*INT(([.$J105]-MAX([.AB$94]-[.$F105];0))*[.$I105])/100;0)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LOOKUP([.$B106];[$'EcCo ammo'.$A$2:$'EcCo ammo'.$A$33];[$'EcCo ammo'.F$2:$'EcCo ammo'.F$33])" office:value-type="float" office:value="0" calcext:value-type="float">
            <text:p>0</text:p>
          </table:table-cell>
          <table:table-cell table:formula="of:=LOOKUP([.$B106];[$'EcCo ammo'.$A$2:$'EcCo ammo'.$A$33];[$'EcCo ammo'.G$2:$'EcCo ammo'.G$33])" office:value-type="float" office:value="4" calcext:value-type="float">
            <text:p>4</text:p>
          </table:table-cell>
          <table:table-cell table:formula="of:=LOOKUP([.$B106];[$'EcCo ammo'.$A$2:$'EcCo ammo'.$A$33];[$'EcCo ammo'.H$2:$'EcCo ammo'.H$33])" office:value-type="float" office:value="1" calcext:value-type="float">
            <text:p>1</text:p>
          </table:table-cell>
          <table:table-cell table:formula="of:=LOOKUP([.$B106];[$'EcCo ammo'.$A$2:$'EcCo ammo'.$A$33];[$'EcCo ammo'.I$2:$'EcCo ammo'.I$33])" office:value-type="float" office:value="1" calcext:value-type="float">
            <text:p>1</text:p>
          </table:table-cell>
          <table:table-cell table:formula="of:=[.G106]/[.H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L$95]+10*MIN([.L$94]-[.$F106];0);0))*INT(([.$J106]-MAX([.L$94]-[.$F106];0))*[.$I106])/100;0);0)" office:value-type="float" office:value="68" calcext:value-type="float">
            <text:p>68</text:p>
          </table:table-cell>
          <table:table-cell table:formula="of:=ROUNDUP(MAX((100-MAX([.M$95]+10*MIN([.M$94]-[.$F106];0);0))*INT(([.$J106]-MAX([.M$94]-[.$F106];0))*[.$I106])/100;0);0)" office:value-type="float" office:value="68" calcext:value-type="float">
            <text:p>68</text:p>
          </table:table-cell>
          <table:table-cell table:formula="of:=ROUNDUP(MAX((100-MAX([.N$95]+10*MIN([.N$94]-[.$F106];0);0))*INT(([.$J106]-MAX([.N$94]-[.$F106];0))*[.$I106])/100;0);0)" office:value-type="float" office:value="68" calcext:value-type="float">
            <text:p>68</text:p>
          </table:table-cell>
          <table:table-cell table:formula="of:=ROUNDUP(MAX((100-MAX([.O$95]+10*MIN([.O$94]-[.$F106];0);0))*INT(([.$J106]-MAX([.O$94]-[.$F106];0))*[.$I106])/100;0);0)" office:value-type="float" office:value="68" calcext:value-type="float">
            <text:p>68</text:p>
          </table:table-cell>
          <table:table-cell table:formula="of:=ROUNDUP(MAX((100-MAX([.P$95]+10*MIN([.P$94]-[.$F106];0);0))*INT(([.$J106]-MAX([.P$94]-[.$F106];0))*[.$I106])/100;0);0)" office:value-type="float" office:value="68" calcext:value-type="float">
            <text:p>68</text:p>
          </table:table-cell>
          <table:table-cell table:formula="of:=ROUNDUP(MAX((100-MAX([.Q$95]+10*MIN([.Q$94]-[.$F106];0);0))*INT(([.$J106]-MAX([.Q$94]-[.$F106];0))*[.$I106])/100;0);0)" office:value-type="float" office:value="68" calcext:value-type="float">
            <text:p>68</text:p>
          </table:table-cell>
          <table:table-cell table:formula="of:=ROUNDUP(MAX((100-MAX([.R$95]+10*MIN([.R$94]-[.$F106];0);0))*INT(([.$J106]-MAX([.R$94]-[.$F106];0))*[.$I106])/100;0);0)" office:value-type="float" office:value="51" calcext:value-type="float">
            <text:p>51</text:p>
          </table:table-cell>
          <table:table-cell table:formula="of:=ROUNDUP(MAX((100-MAX([.S$95]+10*MIN([.S$94]-[.$F106];0);0))*INT(([.$J106]-MAX([.S$94]-[.$F106];0))*[.$I106])/100;0);0)" office:value-type="float" office:value="48" calcext:value-type="float">
            <text:p>48</text:p>
          </table:table-cell>
          <table:table-cell table:formula="of:=ROUNDUP(MAX((100-MAX([.T$95]+10*MIN([.T$94]-[.$F106];0);0))*INT(([.$J106]-MAX([.T$94]-[.$F106];0))*[.$I106])/100;0);0)" office:value-type="float" office:value="48" calcext:value-type="float">
            <text:p>48</text:p>
          </table:table-cell>
          <table:table-cell table:formula="of:=ROUNDUP(MAX((100-MAX([.U$95]+10*MIN([.U$94]-[.$F106];0);0))*INT(([.$J106]-MAX([.U$94]-[.$F106];0))*[.$I106])/100;0);0)" office:value-type="float" office:value="40" calcext:value-type="float">
            <text:p>40</text:p>
          </table:table-cell>
          <table:table-cell table:formula="of:=ROUNDUP(MAX((100-MAX([.V$95]+10*MIN([.V$94]-[.$F106];0);0))*INT(([.$J106]-MAX([.V$94]-[.$F106];0))*[.$I106])/100;0);0)" office:value-type="float" office:value="39" calcext:value-type="float">
            <text:p>39</text:p>
          </table:table-cell>
          <table:table-cell table:formula="of:=ROUNDUP(MAX((100-MAX([.W$95]+10*MIN([.W$94]-[.$F106];0);0))*INT(([.$J106]-MAX([.W$94]-[.$F106];0))*[.$I106])/100;0);0)" office:value-type="float" office:value="35" calcext:value-type="float">
            <text:p>35</text:p>
          </table:table-cell>
          <table:table-cell table:formula="of:=ROUNDUP(MAX((100-MAX([.X$95]+10*MIN([.X$94]-[.$F106];0);0))*INT(([.$J106]-MAX([.X$94]-[.$F106];0))*[.$I106])/100;0);0)" office:value-type="float" office:value="28" calcext:value-type="float">
            <text:p>28</text:p>
          </table:table-cell>
          <table:table-cell table:formula="of:=ROUNDUP(MAX((100-MAX([.Y$95]+10*MIN([.Y$94]-[.$F106];0);0))*INT(([.$J106]-MAX([.Y$94]-[.$F106];0))*[.$I106])/100;0);0)" office:value-type="float" office:value="27" calcext:value-type="float">
            <text:p>27</text:p>
          </table:table-cell>
          <table:table-cell table:formula="of:=ROUNDUP(MAX((100-MAX([.Z$95]+10*MIN([.Z$94]-[.$F106];0);0))*INT(([.$J106]-MAX([.Z$94]-[.$F106];0))*[.$I106])/100;0);0)" office:value-type="float" office:value="19" calcext:value-type="float">
            <text:p>19</text:p>
          </table:table-cell>
          <table:table-cell table:formula="of:=ROUNDUP(MAX((100-MAX([.AA$95]+10*MIN([.AA$94]-[.$F106];0);0))*INT(([.$J106]-MAX([.AA$94]-[.$F106];0))*[.$I106])/100;0);0)" office:value-type="float" office:value="16" calcext:value-type="float">
            <text:p>16</text:p>
          </table:table-cell>
          <table:table-cell table:formula="of:=ROUNDUP(MAX((100-MAX([.AB$95]+10*MIN([.AB$94]-[.$F106];0);0))*INT(([.$J106]-MAX([.AB$94]-[.$F106];0))*[.$I106])/100;0);0)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9" table:formula="of:=OFFSET([$'EcCo Armor'.$A$2];[.L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'.$A$2];[.M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'.$A$2];[.N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'.$A$2];[.O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'.$A$2];[.P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'.$A$2];[.Q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'.$A$2];[.R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'.$A$2];[.S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'.$A$2];[.T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'.$A$2];[.U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'.$A$2];[.V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'.$A$2];[.W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'.$A$2];[.X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'.$A$2];[.Y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'.$A$2];[.Z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'.$A$2];[.AA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'.$A$2];[.AB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</table:table-row>
        <table:table-row table:style-name="ro5">
          <table:table-cell table:number-columns-repeated="8"/>
          <table:table-cell table:style-name="Default"/>
          <table:table-cell table:number-columns-repeated="2"/>
          <table:covered-table-cell table:number-columns-repeated="20" table:style-name="ce10"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G$2];[.L$2];0)" office:value-type="float" office:value="0" calcext:value-type="float">
            <text:p>0</text:p>
          </table:table-cell>
          <table:table-cell table:style-name="ce3" table:formula="of:=OFFSET([$'EcCo Armor'.$G$2];[.M$2];0)" office:value-type="float" office:value="0" calcext:value-type="float">
            <text:p>0</text:p>
          </table:table-cell>
          <table:table-cell table:style-name="ce3" table:formula="of:=OFFSET([$'EcCo Armor'.$G$2];[.N$2];0)" office:value-type="float" office:value="0" calcext:value-type="float">
            <text:p>0</text:p>
          </table:table-cell>
          <table:table-cell table:style-name="ce3" table:formula="of:=OFFSET([$'EcCo Armor'.$G$2];[.O$2];0)" office:value-type="float" office:value="2" calcext:value-type="float">
            <text:p>2</text:p>
          </table:table-cell>
          <table:table-cell table:style-name="ce3" table:formula="of:=OFFSET([$'EcCo Armor'.$G$2];[.P$2];0)" office:value-type="float" office:value="2" calcext:value-type="float">
            <text:p>2</text:p>
          </table:table-cell>
          <table:table-cell table:style-name="ce3" table:formula="of:=OFFSET([$'EcCo Armor'.$G$2];[.Q$2];0)" office:value-type="float" office:value="2" calcext:value-type="float">
            <text:p>2</text:p>
          </table:table-cell>
          <table:table-cell table:style-name="ce3" table:formula="of:=OFFSET([$'EcCo Armor'.$G$2];[.R$2];0)" office:value-type="float" office:value="3" calcext:value-type="float">
            <text:p>3</text:p>
          </table:table-cell>
          <table:table-cell table:style-name="ce3" table:formula="of:=OFFSET([$'EcCo Armor'.$G$2];[.S$2];0)" office:value-type="float" office:value="3" calcext:value-type="float">
            <text:p>3</text:p>
          </table:table-cell>
          <table:table-cell table:style-name="ce3" table:formula="of:=OFFSET([$'EcCo Armor'.$G$2];[.T$2];0)" office:value-type="float" office:value="3" calcext:value-type="float">
            <text:p>3</text:p>
          </table:table-cell>
          <table:table-cell table:style-name="ce3" table:formula="of:=OFFSET([$'EcCo Armor'.$G$2];[.U$2];0)" office:value-type="float" office:value="4" calcext:value-type="float">
            <text:p>4</text:p>
          </table:table-cell>
          <table:table-cell table:style-name="ce3" table:formula="of:=OFFSET([$'EcCo Armor'.$G$2];[.V$2];0)" office:value-type="float" office:value="5" calcext:value-type="float">
            <text:p>5</text:p>
          </table:table-cell>
          <table:table-cell table:style-name="ce3" table:formula="of:=OFFSET([$'EcCo Armor'.$G$2];[.W$2];0)" office:value-type="float" office:value="6" calcext:value-type="float">
            <text:p>6</text:p>
          </table:table-cell>
          <table:table-cell table:style-name="ce3" table:formula="of:=OFFSET([$'EcCo Armor'.$G$2];[.X$2];0)" office:value-type="float" office:value="7" calcext:value-type="float">
            <text:p>7</text:p>
          </table:table-cell>
          <table:table-cell table:style-name="ce3" table:formula="of:=OFFSET([$'EcCo Armor'.$G$2];[.Y$2];0)" office:value-type="float" office:value="8" calcext:value-type="float">
            <text:p>8</text:p>
          </table:table-cell>
          <table:table-cell table:style-name="ce3" table:formula="of:=OFFSET([$'EcCo Armor'.$G$2];[.Z$2];0)" office:value-type="float" office:value="20" calcext:value-type="float">
            <text:p>20</text:p>
          </table:table-cell>
          <table:table-cell table:style-name="ce3" table:formula="of:=OFFSET([$'EcCo Armor'.$G$2];[.AA$2];0)" office:value-type="float" office:value="25" calcext:value-type="float">
            <text:p>25</text:p>
          </table:table-cell>
          <table:table-cell table:style-name="ce3" table:formula="of:=OFFSET([$'EcCo Armor'.$G$2];[.AB$2];0)" office:value-type="float" office:value="20" calcext:value-type="float">
            <text:p>20</text:p>
          </table:table-cell>
          <table:table-cell table:style-name="ce3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H$2];[.L$2];0)" office:value-type="float" office:value="0" calcext:value-type="float">
            <text:p>0</text:p>
          </table:table-cell>
          <table:table-cell table:style-name="ce3" table:formula="of:=OFFSET([$'EcCo Armor'.$H$2];[.M$2];0)" office:value-type="float" office:value="0" calcext:value-type="float">
            <text:p>0</text:p>
          </table:table-cell>
          <table:table-cell table:style-name="ce3" table:formula="of:=OFFSET([$'EcCo Armor'.$H$2];[.N$2];0)" office:value-type="float" office:value="0" calcext:value-type="float">
            <text:p>0</text:p>
          </table:table-cell>
          <table:table-cell table:style-name="ce3" table:formula="of:=OFFSET([$'EcCo Armor'.$H$2];[.O$2];0)" office:value-type="float" office:value="0" calcext:value-type="float">
            <text:p>0</text:p>
          </table:table-cell>
          <table:table-cell table:style-name="ce3" table:formula="of:=OFFSET([$'EcCo Armor'.$H$2];[.P$2];0)" office:value-type="float" office:value="0" calcext:value-type="float">
            <text:p>0</text:p>
          </table:table-cell>
          <table:table-cell table:style-name="ce3" table:formula="of:=OFFSET([$'EcCo Armor'.$H$2];[.Q$2];0)" office:value-type="float" office:value="10" calcext:value-type="float">
            <text:p>10</text:p>
          </table:table-cell>
          <table:table-cell table:style-name="ce3" table:formula="of:=OFFSET([$'EcCo Armor'.$H$2];[.R$2];0)" office:value-type="float" office:value="40" calcext:value-type="float">
            <text:p>40</text:p>
          </table:table-cell>
          <table:table-cell table:style-name="ce3" table:formula="of:=OFFSET([$'EcCo Armor'.$H$2];[.S$2];0)" office:value-type="float" office:value="90" calcext:value-type="float">
            <text:p>90</text:p>
          </table:table-cell>
          <table:table-cell table:style-name="ce3" table:formula="of:=OFFSET([$'EcCo Armor'.$H$2];[.T$2];0)" office:value-type="float" office:value="65" calcext:value-type="float">
            <text:p>65</text:p>
          </table:table-cell>
          <table:table-cell table:style-name="ce3" table:formula="of:=OFFSET([$'EcCo Armor'.$H$2];[.U$2];0)" office:value-type="float" office:value="25" calcext:value-type="float">
            <text:p>25</text:p>
          </table:table-cell>
          <table:table-cell table:style-name="ce3" table:formula="of:=OFFSET([$'EcCo Armor'.$H$2];[.V$2];0)" office:value-type="float" office:value="30" calcext:value-type="float">
            <text:p>30</text:p>
          </table:table-cell>
          <table:table-cell table:style-name="ce3" table:formula="of:=OFFSET([$'EcCo Armor'.$H$2];[.W$2];0)" office:value-type="float" office:value="65" calcext:value-type="float">
            <text:p>65</text:p>
          </table:table-cell>
          <table:table-cell table:style-name="ce3" table:formula="of:=OFFSET([$'EcCo Armor'.$H$2];[.X$2];0)" office:value-type="float" office:value="70" calcext:value-type="float">
            <text:p>70</text:p>
          </table:table-cell>
          <table:table-cell table:style-name="ce3" table:formula="of:=OFFSET([$'EcCo Armor'.$H$2];[.Y$2];0)" office:value-type="float" office:value="70" calcext:value-type="float">
            <text:p>70</text:p>
          </table:table-cell>
          <table:table-cell table:style-name="ce3" table:formula="of:=OFFSET([$'EcCo Armor'.$H$2];[.Z$2];0)" office:value-type="float" office:value="60" calcext:value-type="float">
            <text:p>60</text:p>
          </table:table-cell>
          <table:table-cell table:style-name="ce3" table:formula="of:=OFFSET([$'EcCo Armor'.$H$2];[.AA$2];0)" office:value-type="float" office:value="70" calcext:value-type="float">
            <text:p>70</text:p>
          </table:table-cell>
          <table:table-cell table:style-name="ce3" table:formula="of:=OFFSET([$'EcCo Armor'.$H$2];[.AB$2];0)" office:value-type="float" office:value="80" calcext:value-type="float">
            <text:p>8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LOOKUP([.$B117];[$'EcCo ammo'.$A$2:$'EcCo ammo'.$A$33];[$'EcCo ammo'.F$2:$'EcCo ammo'.F$33])" office:value-type="float" office:value="0" calcext:value-type="float">
            <text:p>0</text:p>
          </table:table-cell>
          <table:table-cell table:formula="of:=LOOKUP([.$B117];[$'EcCo ammo'.$A$2:$'EcCo ammo'.$A$33];[$'EcCo ammo'.G$2:$'EcCo ammo'.G$33])" office:value-type="float" office:value="3" calcext:value-type="float">
            <text:p>3</text:p>
          </table:table-cell>
          <table:table-cell table:formula="of:=LOOKUP([.$B117];[$'EcCo ammo'.$A$2:$'EcCo ammo'.$A$33];[$'EcCo ammo'.H$2:$'EcCo ammo'.H$33])" office:value-type="float" office:value="1" calcext:value-type="float">
            <text:p>1</text:p>
          </table:table-cell>
          <table:table-cell table:formula="of:=LOOKUP([.$B117];[$'EcCo ammo'.$A$2:$'EcCo ammo'.$A$33];[$'EcCo ammo'.I$2:$'EcCo ammo'.I$33])" office:value-type="float" office:value="1" calcext:value-type="float">
            <text:p>1</text:p>
          </table:table-cell>
          <table:table-cell table:formula="of:=[.G117]/[.H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L$115]+10*MIN([.L$114]-[.$F117];0);0))*INT(([.$J117]-MAX([.L$114]-[.$F117];0))*[.$I117])/100;0);0)" office:value-type="float" office:value="19" calcext:value-type="float">
            <text:p>19</text:p>
          </table:table-cell>
          <table:table-cell table:formula="of:=ROUNDUP(MAX((100-MAX([.M$115]+10*MIN([.M$114]-[.$F117];0);0))*INT(([.$J117]-MAX([.M$114]-[.$F117];0))*[.$I117])/100;0);0)" office:value-type="float" office:value="19" calcext:value-type="float">
            <text:p>19</text:p>
          </table:table-cell>
          <table:table-cell table:formula="of:=ROUNDUP(MAX((100-MAX([.N$115]+10*MIN([.N$114]-[.$F117];0);0))*INT(([.$J117]-MAX([.N$114]-[.$F117];0))*[.$I117])/100;0);0)" office:value-type="float" office:value="19" calcext:value-type="float">
            <text:p>19</text:p>
          </table:table-cell>
          <table:table-cell table:formula="of:=ROUNDUP(MAX((100-MAX([.O$115]+10*MIN([.O$114]-[.$F117];0);0))*INT(([.$J117]-MAX([.O$114]-[.$F117];0))*[.$I117])/100;0);0)" office:value-type="float" office:value="19" calcext:value-type="float">
            <text:p>19</text:p>
          </table:table-cell>
          <table:table-cell table:formula="of:=ROUNDUP(MAX((100-MAX([.P$115]+10*MIN([.P$114]-[.$F117];0);0))*INT(([.$J117]-MAX([.P$114]-[.$F117];0))*[.$I117])/100;0);0)" office:value-type="float" office:value="19" calcext:value-type="float">
            <text:p>19</text:p>
          </table:table-cell>
          <table:table-cell table:formula="of:=ROUNDUP(MAX((100-MAX([.Q$115]+10*MIN([.Q$114]-[.$F117];0);0))*INT(([.$J117]-MAX([.Q$114]-[.$F117];0))*[.$I117])/100;0);0)" office:value-type="float" office:value="19" calcext:value-type="float">
            <text:p>19</text:p>
          </table:table-cell>
          <table:table-cell table:formula="of:=ROUNDUP(MAX((100-MAX([.R$115]+10*MIN([.R$114]-[.$F117];0);0))*INT(([.$J117]-MAX([.R$114]-[.$F117];0))*[.$I117])/100;0);0)" office:value-type="float" office:value="12" calcext:value-type="float">
            <text:p>12</text:p>
          </table:table-cell>
          <table:table-cell table:formula="of:=ROUNDUP(MAX((100-MAX([.S$115]+10*MIN([.S$114]-[.$F117];0);0))*INT(([.$J117]-MAX([.S$114]-[.$F117];0))*[.$I117])/100;0);0)" office:value-type="float" office:value="2" calcext:value-type="float">
            <text:p>2</text:p>
          </table:table-cell>
          <table:table-cell table:formula="of:=ROUNDUP(MAX((100-MAX([.T$115]+10*MIN([.T$114]-[.$F117];0);0))*INT(([.$J117]-MAX([.T$114]-[.$F117];0))*[.$I117])/100;0);0)" office:value-type="float" office:value="7" calcext:value-type="float">
            <text:p>7</text:p>
          </table:table-cell>
          <table:table-cell table:formula="of:=ROUNDUP(MAX((100-MAX([.U$115]+10*MIN([.U$114]-[.$F117];0);0))*INT(([.$J117]-MAX([.U$114]-[.$F117];0))*[.$I117])/100;0);0)" office:value-type="float" office:value="14" calcext:value-type="float">
            <text:p>14</text:p>
          </table:table-cell>
          <table:table-cell table:formula="of:=ROUNDUP(MAX((100-MAX([.V$115]+10*MIN([.V$114]-[.$F117];0);0))*INT(([.$J117]-MAX([.V$114]-[.$F117];0))*[.$I117])/100;0);0)" office:value-type="float" office:value="12" calcext:value-type="float">
            <text:p>12</text:p>
          </table:table-cell>
          <table:table-cell table:formula="of:=ROUNDUP(MAX((100-MAX([.W$115]+10*MIN([.W$114]-[.$F117];0);0))*INT(([.$J117]-MAX([.W$114]-[.$F117];0))*[.$I117])/100;0);0)" office:value-type="float" office:value="6" calcext:value-type="float">
            <text:p>6</text:p>
          </table:table-cell>
          <table:table-cell table:formula="of:=ROUNDUP(MAX((100-MAX([.X$115]+10*MIN([.X$114]-[.$F117];0);0))*INT(([.$J117]-MAX([.X$114]-[.$F117];0))*[.$I117])/100;0);0)" office:value-type="float" office:value="5" calcext:value-type="float">
            <text:p>5</text:p>
          </table:table-cell>
          <table:table-cell table:formula="of:=ROUNDUP(MAX((100-MAX([.Y$115]+10*MIN([.Y$114]-[.$F117];0);0))*INT(([.$J117]-MAX([.Y$114]-[.$F117];0))*[.$I117])/100;0);0)" office:value-type="float" office:value="5" calcext:value-type="float">
            <text:p>5</text:p>
          </table:table-cell>
          <table:table-cell table:formula="of:=ROUNDUP(MAX((100-MAX([.Z$115]+10*MIN([.Z$114]-[.$F117];0);0))*INT(([.$J117]-MAX([.Z$114]-[.$F117];0))*[.$I117])/100;0);0)" office:value-type="float" office:value="1" calcext:value-type="float">
            <text:p>1</text:p>
          </table:table-cell>
          <table:table-cell table:formula="of:=ROUNDUP(MAX((100-MAX([.AA$115]+10*MIN([.AA$114]-[.$F117];0);0))*INT(([.$J117]-MAX([.AA$114]-[.$F117];0))*[.$I117])/100;0);0)" office:value-type="float" office:value="0" calcext:value-type="float">
            <text:p>0</text:p>
          </table:table-cell>
          <table:table-cell table:formula="of:=ROUNDUP(MAX((100-MAX([.AB$115]+10*MIN([.AB$114]-[.$F117];0);0))*INT(([.$J117]-MAX([.AB$114]-[.$F117];0))*[.$I117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LOOKUP([.$B118];[$'EcCo ammo'.$A$2:$'EcCo ammo'.$A$33];[$'EcCo ammo'.F$2:$'EcCo ammo'.F$33])" office:value-type="float" office:value="0" calcext:value-type="float">
            <text:p>0</text:p>
          </table:table-cell>
          <table:table-cell table:formula="of:=LOOKUP([.$B118];[$'EcCo ammo'.$A$2:$'EcCo ammo'.$A$33];[$'EcCo ammo'.G$2:$'EcCo ammo'.G$33])" office:value-type="float" office:value="3" calcext:value-type="float">
            <text:p>3</text:p>
          </table:table-cell>
          <table:table-cell table:formula="of:=LOOKUP([.$B118];[$'EcCo ammo'.$A$2:$'EcCo ammo'.$A$33];[$'EcCo ammo'.H$2:$'EcCo ammo'.H$33])" office:value-type="float" office:value="1" calcext:value-type="float">
            <text:p>1</text:p>
          </table:table-cell>
          <table:table-cell table:formula="of:=LOOKUP([.$B118];[$'EcCo ammo'.$A$2:$'EcCo ammo'.$A$33];[$'EcCo ammo'.I$2:$'EcCo ammo'.I$33])" office:value-type="float" office:value="1" calcext:value-type="float">
            <text:p>1</text:p>
          </table:table-cell>
          <table:table-cell table:formula="of:=[.G118]/[.H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L$115]+10*MIN([.L$114]-[.$F118];0);0))*INT(([.$J118]-MAX([.L$114]-[.$F118];0))*[.$I118])/100;0);0)" office:value-type="float" office:value="20" calcext:value-type="float">
            <text:p>20</text:p>
          </table:table-cell>
          <table:table-cell table:formula="of:=ROUNDUP(MAX((100-MAX([.M$115]+10*MIN([.M$114]-[.$F118];0);0))*INT(([.$J118]-MAX([.M$114]-[.$F118];0))*[.$I118])/100;0);0)" office:value-type="float" office:value="20" calcext:value-type="float">
            <text:p>20</text:p>
          </table:table-cell>
          <table:table-cell table:formula="of:=ROUNDUP(MAX((100-MAX([.N$115]+10*MIN([.N$114]-[.$F118];0);0))*INT(([.$J118]-MAX([.N$114]-[.$F118];0))*[.$I118])/100;0);0)" office:value-type="float" office:value="20" calcext:value-type="float">
            <text:p>20</text:p>
          </table:table-cell>
          <table:table-cell table:formula="of:=ROUNDUP(MAX((100-MAX([.O$115]+10*MIN([.O$114]-[.$F118];0);0))*INT(([.$J118]-MAX([.O$114]-[.$F118];0))*[.$I118])/100;0);0)" office:value-type="float" office:value="20" calcext:value-type="float">
            <text:p>20</text:p>
          </table:table-cell>
          <table:table-cell table:formula="of:=ROUNDUP(MAX((100-MAX([.P$115]+10*MIN([.P$114]-[.$F118];0);0))*INT(([.$J118]-MAX([.P$114]-[.$F118];0))*[.$I118])/100;0);0)" office:value-type="float" office:value="20" calcext:value-type="float">
            <text:p>20</text:p>
          </table:table-cell>
          <table:table-cell table:formula="of:=ROUNDUP(MAX((100-MAX([.Q$115]+10*MIN([.Q$114]-[.$F118];0);0))*INT(([.$J118]-MAX([.Q$114]-[.$F118];0))*[.$I118])/100;0);0)" office:value-type="float" office:value="20" calcext:value-type="float">
            <text:p>20</text:p>
          </table:table-cell>
          <table:table-cell table:formula="of:=ROUNDUP(MAX((100-MAX([.R$115]+10*MIN([.R$114]-[.$F118];0);0))*INT(([.$J118]-MAX([.R$114]-[.$F118];0))*[.$I118])/100;0);0)" office:value-type="float" office:value="12" calcext:value-type="float">
            <text:p>12</text:p>
          </table:table-cell>
          <table:table-cell table:formula="of:=ROUNDUP(MAX((100-MAX([.S$115]+10*MIN([.S$114]-[.$F118];0);0))*INT(([.$J118]-MAX([.S$114]-[.$F118];0))*[.$I118])/100;0);0)" office:value-type="float" office:value="2" calcext:value-type="float">
            <text:p>2</text:p>
          </table:table-cell>
          <table:table-cell table:formula="of:=ROUNDUP(MAX((100-MAX([.T$115]+10*MIN([.T$114]-[.$F118];0);0))*INT(([.$J118]-MAX([.T$114]-[.$F118];0))*[.$I118])/100;0);0)" office:value-type="float" office:value="7" calcext:value-type="float">
            <text:p>7</text:p>
          </table:table-cell>
          <table:table-cell table:formula="of:=ROUNDUP(MAX((100-MAX([.U$115]+10*MIN([.U$114]-[.$F118];0);0))*INT(([.$J118]-MAX([.U$114]-[.$F118];0))*[.$I118])/100;0);0)" office:value-type="float" office:value="15" calcext:value-type="float">
            <text:p>15</text:p>
          </table:table-cell>
          <table:table-cell table:formula="of:=ROUNDUP(MAX((100-MAX([.V$115]+10*MIN([.V$114]-[.$F118];0);0))*INT(([.$J118]-MAX([.V$114]-[.$F118];0))*[.$I118])/100;0);0)" office:value-type="float" office:value="13" calcext:value-type="float">
            <text:p>13</text:p>
          </table:table-cell>
          <table:table-cell table:formula="of:=ROUNDUP(MAX((100-MAX([.W$115]+10*MIN([.W$114]-[.$F118];0);0))*INT(([.$J118]-MAX([.W$114]-[.$F118];0))*[.$I118])/100;0);0)" office:value-type="float" office:value="6" calcext:value-type="float">
            <text:p>6</text:p>
          </table:table-cell>
          <table:table-cell table:formula="of:=ROUNDUP(MAX((100-MAX([.X$115]+10*MIN([.X$114]-[.$F118];0);0))*INT(([.$J118]-MAX([.X$114]-[.$F118];0))*[.$I118])/100;0);0)" office:value-type="float" office:value="5" calcext:value-type="float">
            <text:p>5</text:p>
          </table:table-cell>
          <table:table-cell table:formula="of:=ROUNDUP(MAX((100-MAX([.Y$115]+10*MIN([.Y$114]-[.$F118];0);0))*INT(([.$J118]-MAX([.Y$114]-[.$F118];0))*[.$I118])/100;0);0)" office:value-type="float" office:value="5" calcext:value-type="float">
            <text:p>5</text:p>
          </table:table-cell>
          <table:table-cell table:formula="of:=ROUNDUP(MAX((100-MAX([.Z$115]+10*MIN([.Z$114]-[.$F118];0);0))*INT(([.$J118]-MAX([.Z$114]-[.$F118];0))*[.$I118])/100;0);0)" office:value-type="float" office:value="2" calcext:value-type="float">
            <text:p>2</text:p>
          </table:table-cell>
          <table:table-cell table:formula="of:=ROUNDUP(MAX((100-MAX([.AA$115]+10*MIN([.AA$114]-[.$F118];0);0))*INT(([.$J118]-MAX([.AA$114]-[.$F118];0))*[.$I118])/100;0);0)" office:value-type="float" office:value="0" calcext:value-type="float">
            <text:p>0</text:p>
          </table:table-cell>
          <table:table-cell table:formula="of:=ROUNDUP(MAX((100-MAX([.AB$115]+10*MIN([.AB$114]-[.$F118];0);0))*INT(([.$J118]-MAX([.AB$114]-[.$F118];0))*[.$I118])/100;0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LOOKUP([.$B119];[$'EcCo ammo'.$A$2:$'EcCo ammo'.$A$33];[$'EcCo ammo'.F$2:$'EcCo ammo'.F$33])" office:value-type="float" office:value="0" calcext:value-type="float">
            <text:p>0</text:p>
          </table:table-cell>
          <table:table-cell table:formula="of:=LOOKUP([.$B119];[$'EcCo ammo'.$A$2:$'EcCo ammo'.$A$33];[$'EcCo ammo'.G$2:$'EcCo ammo'.G$33])" office:value-type="float" office:value="3" calcext:value-type="float">
            <text:p>3</text:p>
          </table:table-cell>
          <table:table-cell table:formula="of:=LOOKUP([.$B119];[$'EcCo ammo'.$A$2:$'EcCo ammo'.$A$33];[$'EcCo ammo'.H$2:$'EcCo ammo'.H$33])" office:value-type="float" office:value="1" calcext:value-type="float">
            <text:p>1</text:p>
          </table:table-cell>
          <table:table-cell table:formula="of:=LOOKUP([.$B119];[$'EcCo ammo'.$A$2:$'EcCo ammo'.$A$33];[$'EcCo ammo'.I$2:$'EcCo ammo'.I$33])" office:value-type="float" office:value="1" calcext:value-type="float">
            <text:p>1</text:p>
          </table:table-cell>
          <table:table-cell table:formula="of:=[.G119]/[.H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L$115]+10*MIN([.L$114]-[.$F119];0);0))*INT(([.$J119]-MAX([.L$114]-[.$F119];0))*[.$I119])/100;0);0)" office:value-type="float" office:value="25" calcext:value-type="float">
            <text:p>25</text:p>
          </table:table-cell>
          <table:table-cell table:formula="of:=ROUNDUP(MAX((100-MAX([.M$115]+10*MIN([.M$114]-[.$F119];0);0))*INT(([.$J119]-MAX([.M$114]-[.$F119];0))*[.$I119])/100;0);0)" office:value-type="float" office:value="25" calcext:value-type="float">
            <text:p>25</text:p>
          </table:table-cell>
          <table:table-cell table:formula="of:=ROUNDUP(MAX((100-MAX([.N$115]+10*MIN([.N$114]-[.$F119];0);0))*INT(([.$J119]-MAX([.N$114]-[.$F119];0))*[.$I119])/100;0);0)" office:value-type="float" office:value="25" calcext:value-type="float">
            <text:p>25</text:p>
          </table:table-cell>
          <table:table-cell table:formula="of:=ROUNDUP(MAX((100-MAX([.O$115]+10*MIN([.O$114]-[.$F119];0);0))*INT(([.$J119]-MAX([.O$114]-[.$F119];0))*[.$I119])/100;0);0)" office:value-type="float" office:value="25" calcext:value-type="float">
            <text:p>25</text:p>
          </table:table-cell>
          <table:table-cell table:formula="of:=ROUNDUP(MAX((100-MAX([.P$115]+10*MIN([.P$114]-[.$F119];0);0))*INT(([.$J119]-MAX([.P$114]-[.$F119];0))*[.$I119])/100;0);0)" office:value-type="float" office:value="25" calcext:value-type="float">
            <text:p>25</text:p>
          </table:table-cell>
          <table:table-cell table:formula="of:=ROUNDUP(MAX((100-MAX([.Q$115]+10*MIN([.Q$114]-[.$F119];0);0))*INT(([.$J119]-MAX([.Q$114]-[.$F119];0))*[.$I119])/100;0);0)" office:value-type="float" office:value="25" calcext:value-type="float">
            <text:p>25</text:p>
          </table:table-cell>
          <table:table-cell table:formula="of:=ROUNDUP(MAX((100-MAX([.R$115]+10*MIN([.R$114]-[.$F119];0);0))*INT(([.$J119]-MAX([.R$114]-[.$F119];0))*[.$I119])/100;0);0)" office:value-type="float" office:value="15" calcext:value-type="float">
            <text:p>15</text:p>
          </table:table-cell>
          <table:table-cell table:formula="of:=ROUNDUP(MAX((100-MAX([.S$115]+10*MIN([.S$114]-[.$F119];0);0))*INT(([.$J119]-MAX([.S$114]-[.$F119];0))*[.$I119])/100;0);0)" office:value-type="float" office:value="3" calcext:value-type="float">
            <text:p>3</text:p>
          </table:table-cell>
          <table:table-cell table:formula="of:=ROUNDUP(MAX((100-MAX([.T$115]+10*MIN([.T$114]-[.$F119];0);0))*INT(([.$J119]-MAX([.T$114]-[.$F119];0))*[.$I119])/100;0);0)" office:value-type="float" office:value="9" calcext:value-type="float">
            <text:p>9</text:p>
          </table:table-cell>
          <table:table-cell table:formula="of:=ROUNDUP(MAX((100-MAX([.U$115]+10*MIN([.U$114]-[.$F119];0);0))*INT(([.$J119]-MAX([.U$114]-[.$F119];0))*[.$I119])/100;0);0)" office:value-type="float" office:value="18" calcext:value-type="float">
            <text:p>18</text:p>
          </table:table-cell>
          <table:table-cell table:formula="of:=ROUNDUP(MAX((100-MAX([.V$115]+10*MIN([.V$114]-[.$F119];0);0))*INT(([.$J119]-MAX([.V$114]-[.$F119];0))*[.$I119])/100;0);0)" office:value-type="float" office:value="17" calcext:value-type="float">
            <text:p>17</text:p>
          </table:table-cell>
          <table:table-cell table:formula="of:=ROUNDUP(MAX((100-MAX([.W$115]+10*MIN([.W$114]-[.$F119];0);0))*INT(([.$J119]-MAX([.W$114]-[.$F119];0))*[.$I119])/100;0);0)" office:value-type="float" office:value="8" calcext:value-type="float">
            <text:p>8</text:p>
          </table:table-cell>
          <table:table-cell table:formula="of:=ROUNDUP(MAX((100-MAX([.X$115]+10*MIN([.X$114]-[.$F119];0);0))*INT(([.$J119]-MAX([.X$114]-[.$F119];0))*[.$I119])/100;0);0)" office:value-type="float" office:value="7" calcext:value-type="float">
            <text:p>7</text:p>
          </table:table-cell>
          <table:table-cell table:formula="of:=ROUNDUP(MAX((100-MAX([.Y$115]+10*MIN([.Y$114]-[.$F119];0);0))*INT(([.$J119]-MAX([.Y$114]-[.$F119];0))*[.$I119])/100;0);0)" office:value-type="float" office:value="6" calcext:value-type="float">
            <text:p>6</text:p>
          </table:table-cell>
          <table:table-cell table:formula="of:=ROUNDUP(MAX((100-MAX([.Z$115]+10*MIN([.Z$114]-[.$F119];0);0))*INT(([.$J119]-MAX([.Z$114]-[.$F119];0))*[.$I119])/100;0);0)" office:value-type="float" office:value="4" calcext:value-type="float">
            <text:p>4</text:p>
          </table:table-cell>
          <table:table-cell table:formula="of:=ROUNDUP(MAX((100-MAX([.AA$115]+10*MIN([.AA$114]-[.$F119];0);0))*INT(([.$J119]-MAX([.AA$114]-[.$F119];0))*[.$I119])/100;0);0)" office:value-type="float" office:value="1" calcext:value-type="float">
            <text:p>1</text:p>
          </table:table-cell>
          <table:table-cell table:formula="of:=ROUNDUP(MAX((100-MAX([.AB$115]+10*MIN([.AB$114]-[.$F119];0);0))*INT(([.$J119]-MAX([.AB$114]-[.$F119];0))*[.$I119])/100;0)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LOOKUP([.$B120];[$'EcCo ammo'.$A$2:$'EcCo ammo'.$A$33];[$'EcCo ammo'.F$2:$'EcCo ammo'.F$33])" office:value-type="float" office:value="0" calcext:value-type="float">
            <text:p>0</text:p>
          </table:table-cell>
          <table:table-cell table:formula="of:=LOOKUP([.$B120];[$'EcCo ammo'.$A$2:$'EcCo ammo'.$A$33];[$'EcCo ammo'.G$2:$'EcCo ammo'.G$33])" office:value-type="float" office:value="3" calcext:value-type="float">
            <text:p>3</text:p>
          </table:table-cell>
          <table:table-cell table:formula="of:=LOOKUP([.$B120];[$'EcCo ammo'.$A$2:$'EcCo ammo'.$A$33];[$'EcCo ammo'.H$2:$'EcCo ammo'.H$33])" office:value-type="float" office:value="1" calcext:value-type="float">
            <text:p>1</text:p>
          </table:table-cell>
          <table:table-cell table:formula="of:=LOOKUP([.$B120];[$'EcCo ammo'.$A$2:$'EcCo ammo'.$A$33];[$'EcCo ammo'.I$2:$'EcCo ammo'.I$33])" office:value-type="float" office:value="1" calcext:value-type="float">
            <text:p>1</text:p>
          </table:table-cell>
          <table:table-cell table:formula="of:=[.G120]/[.H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L$115]+10*MIN([.L$114]-[.$F120];0);0))*INT(([.$J120]-MAX([.L$114]-[.$F120];0))*[.$I120])/100;0);0)" office:value-type="float" office:value="35" calcext:value-type="float">
            <text:p>35</text:p>
          </table:table-cell>
          <table:table-cell table:formula="of:=ROUNDUP(MAX((100-MAX([.M$115]+10*MIN([.M$114]-[.$F120];0);0))*INT(([.$J120]-MAX([.M$114]-[.$F120];0))*[.$I120])/100;0);0)" office:value-type="float" office:value="35" calcext:value-type="float">
            <text:p>35</text:p>
          </table:table-cell>
          <table:table-cell table:formula="of:=ROUNDUP(MAX((100-MAX([.N$115]+10*MIN([.N$114]-[.$F120];0);0))*INT(([.$J120]-MAX([.N$114]-[.$F120];0))*[.$I120])/100;0);0)" office:value-type="float" office:value="35" calcext:value-type="float">
            <text:p>35</text:p>
          </table:table-cell>
          <table:table-cell table:formula="of:=ROUNDUP(MAX((100-MAX([.O$115]+10*MIN([.O$114]-[.$F120];0);0))*INT(([.$J120]-MAX([.O$114]-[.$F120];0))*[.$I120])/100;0);0)" office:value-type="float" office:value="35" calcext:value-type="float">
            <text:p>35</text:p>
          </table:table-cell>
          <table:table-cell table:formula="of:=ROUNDUP(MAX((100-MAX([.P$115]+10*MIN([.P$114]-[.$F120];0);0))*INT(([.$J120]-MAX([.P$114]-[.$F120];0))*[.$I120])/100;0);0)" office:value-type="float" office:value="35" calcext:value-type="float">
            <text:p>35</text:p>
          </table:table-cell>
          <table:table-cell table:formula="of:=ROUNDUP(MAX((100-MAX([.Q$115]+10*MIN([.Q$114]-[.$F120];0);0))*INT(([.$J120]-MAX([.Q$114]-[.$F120];0))*[.$I120])/100;0);0)" office:value-type="float" office:value="35" calcext:value-type="float">
            <text:p>35</text:p>
          </table:table-cell>
          <table:table-cell table:formula="of:=ROUNDUP(MAX((100-MAX([.R$115]+10*MIN([.R$114]-[.$F120];0);0))*INT(([.$J120]-MAX([.R$114]-[.$F120];0))*[.$I120])/100;0);0)" office:value-type="float" office:value="21" calcext:value-type="float">
            <text:p>21</text:p>
          </table:table-cell>
          <table:table-cell table:formula="of:=ROUNDUP(MAX((100-MAX([.S$115]+10*MIN([.S$114]-[.$F120];0);0))*INT(([.$J120]-MAX([.S$114]-[.$F120];0))*[.$I120])/100;0);0)" office:value-type="float" office:value="4" calcext:value-type="float">
            <text:p>4</text:p>
          </table:table-cell>
          <table:table-cell table:formula="of:=ROUNDUP(MAX((100-MAX([.T$115]+10*MIN([.T$114]-[.$F120];0);0))*INT(([.$J120]-MAX([.T$114]-[.$F120];0))*[.$I120])/100;0);0)" office:value-type="float" office:value="13" calcext:value-type="float">
            <text:p>13</text:p>
          </table:table-cell>
          <table:table-cell table:formula="of:=ROUNDUP(MAX((100-MAX([.U$115]+10*MIN([.U$114]-[.$F120];0);0))*INT(([.$J120]-MAX([.U$114]-[.$F120];0))*[.$I120])/100;0);0)" office:value-type="float" office:value="26" calcext:value-type="float">
            <text:p>26</text:p>
          </table:table-cell>
          <table:table-cell table:formula="of:=ROUNDUP(MAX((100-MAX([.V$115]+10*MIN([.V$114]-[.$F120];0);0))*INT(([.$J120]-MAX([.V$114]-[.$F120];0))*[.$I120])/100;0);0)" office:value-type="float" office:value="24" calcext:value-type="float">
            <text:p>24</text:p>
          </table:table-cell>
          <table:table-cell table:formula="of:=ROUNDUP(MAX((100-MAX([.W$115]+10*MIN([.W$114]-[.$F120];0);0))*INT(([.$J120]-MAX([.W$114]-[.$F120];0))*[.$I120])/100;0);0)" office:value-type="float" office:value="12" calcext:value-type="float">
            <text:p>12</text:p>
          </table:table-cell>
          <table:table-cell table:formula="of:=ROUNDUP(MAX((100-MAX([.X$115]+10*MIN([.X$114]-[.$F120];0);0))*INT(([.$J120]-MAX([.X$114]-[.$F120];0))*[.$I120])/100;0);0)" office:value-type="float" office:value="10" calcext:value-type="float">
            <text:p>10</text:p>
          </table:table-cell>
          <table:table-cell table:formula="of:=ROUNDUP(MAX((100-MAX([.Y$115]+10*MIN([.Y$114]-[.$F120];0);0))*INT(([.$J120]-MAX([.Y$114]-[.$F120];0))*[.$I120])/100;0);0)" office:value-type="float" office:value="9" calcext:value-type="float">
            <text:p>9</text:p>
          </table:table-cell>
          <table:table-cell table:formula="of:=ROUNDUP(MAX((100-MAX([.Z$115]+10*MIN([.Z$114]-[.$F120];0);0))*INT(([.$J120]-MAX([.Z$114]-[.$F120];0))*[.$I120])/100;0);0)" office:value-type="float" office:value="8" calcext:value-type="float">
            <text:p>8</text:p>
          </table:table-cell>
          <table:table-cell table:formula="of:=ROUNDUP(MAX((100-MAX([.AA$115]+10*MIN([.AA$114]-[.$F120];0);0))*INT(([.$J120]-MAX([.AA$114]-[.$F120];0))*[.$I120])/100;0);0)" office:value-type="float" office:value="4" calcext:value-type="float">
            <text:p>4</text:p>
          </table:table-cell>
          <table:table-cell table:formula="of:=ROUNDUP(MAX((100-MAX([.AB$115]+10*MIN([.AB$114]-[.$F120];0);0))*INT(([.$J120]-MAX([.AB$114]-[.$F120];0))*[.$I120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LOOKUP([.$B121];[$'EcCo ammo'.$A$2:$'EcCo ammo'.$A$33];[$'EcCo ammo'.F$2:$'EcCo ammo'.F$33])" office:value-type="float" office:value="0" calcext:value-type="float">
            <text:p>0</text:p>
          </table:table-cell>
          <table:table-cell table:formula="of:=LOOKUP([.$B121];[$'EcCo ammo'.$A$2:$'EcCo ammo'.$A$33];[$'EcCo ammo'.G$2:$'EcCo ammo'.G$33])" office:value-type="float" office:value="6" calcext:value-type="float">
            <text:p>6</text:p>
          </table:table-cell>
          <table:table-cell table:formula="of:=LOOKUP([.$B121];[$'EcCo ammo'.$A$2:$'EcCo ammo'.$A$33];[$'EcCo ammo'.H$2:$'EcCo ammo'.H$33])" office:value-type="float" office:value="1" calcext:value-type="float">
            <text:p>1</text:p>
          </table:table-cell>
          <table:table-cell table:formula="of:=LOOKUP([.$B121];[$'EcCo ammo'.$A$2:$'EcCo ammo'.$A$33];[$'EcCo ammo'.I$2:$'EcCo ammo'.I$33])" office:value-type="float" office:value="1" calcext:value-type="float">
            <text:p>1</text:p>
          </table:table-cell>
          <table:table-cell table:formula="of:=[.G121]/[.H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L$115]+10*MIN([.L$114]-[.$F121];0);0))*INT(([.$J121]-MAX([.L$114]-[.$F121];0))*[.$I121])/100;0);0)" office:value-type="float" office:value="30" calcext:value-type="float">
            <text:p>30</text:p>
          </table:table-cell>
          <table:table-cell table:formula="of:=ROUNDUP(MAX((100-MAX([.M$115]+10*MIN([.M$114]-[.$F121];0);0))*INT(([.$J121]-MAX([.M$114]-[.$F121];0))*[.$I121])/100;0);0)" office:value-type="float" office:value="30" calcext:value-type="float">
            <text:p>30</text:p>
          </table:table-cell>
          <table:table-cell table:formula="of:=ROUNDUP(MAX((100-MAX([.N$115]+10*MIN([.N$114]-[.$F121];0);0))*INT(([.$J121]-MAX([.N$114]-[.$F121];0))*[.$I121])/100;0);0)" office:value-type="float" office:value="30" calcext:value-type="float">
            <text:p>30</text:p>
          </table:table-cell>
          <table:table-cell table:formula="of:=ROUNDUP(MAX((100-MAX([.O$115]+10*MIN([.O$114]-[.$F121];0);0))*INT(([.$J121]-MAX([.O$114]-[.$F121];0))*[.$I121])/100;0);0)" office:value-type="float" office:value="30" calcext:value-type="float">
            <text:p>30</text:p>
          </table:table-cell>
          <table:table-cell table:formula="of:=ROUNDUP(MAX((100-MAX([.P$115]+10*MIN([.P$114]-[.$F121];0);0))*INT(([.$J121]-MAX([.P$114]-[.$F121];0))*[.$I121])/100;0);0)" office:value-type="float" office:value="30" calcext:value-type="float">
            <text:p>30</text:p>
          </table:table-cell>
          <table:table-cell table:formula="of:=ROUNDUP(MAX((100-MAX([.Q$115]+10*MIN([.Q$114]-[.$F121];0);0))*INT(([.$J121]-MAX([.Q$114]-[.$F121];0))*[.$I121])/100;0);0)" office:value-type="float" office:value="30" calcext:value-type="float">
            <text:p>30</text:p>
          </table:table-cell>
          <table:table-cell table:formula="of:=ROUNDUP(MAX((100-MAX([.R$115]+10*MIN([.R$114]-[.$F121];0);0))*INT(([.$J121]-MAX([.R$114]-[.$F121];0))*[.$I121])/100;0);0)" office:value-type="float" office:value="27" calcext:value-type="float">
            <text:p>27</text:p>
          </table:table-cell>
          <table:table-cell table:formula="of:=ROUNDUP(MAX((100-MAX([.S$115]+10*MIN([.S$114]-[.$F121];0);0))*INT(([.$J121]-MAX([.S$114]-[.$F121];0))*[.$I121])/100;0);0)" office:value-type="float" office:value="12" calcext:value-type="float">
            <text:p>12</text:p>
          </table:table-cell>
          <table:table-cell table:formula="of:=ROUNDUP(MAX((100-MAX([.T$115]+10*MIN([.T$114]-[.$F121];0);0))*INT(([.$J121]-MAX([.T$114]-[.$F121];0))*[.$I121])/100;0);0)" office:value-type="float" office:value="20" calcext:value-type="float">
            <text:p>20</text:p>
          </table:table-cell>
          <table:table-cell table:formula="of:=ROUNDUP(MAX((100-MAX([.U$115]+10*MIN([.U$114]-[.$F121];0);0))*INT(([.$J121]-MAX([.U$114]-[.$F121];0))*[.$I121])/100;0);0)" office:value-type="float" office:value="29" calcext:value-type="float">
            <text:p>29</text:p>
          </table:table-cell>
          <table:table-cell table:formula="of:=ROUNDUP(MAX((100-MAX([.V$115]+10*MIN([.V$114]-[.$F121];0);0))*INT(([.$J121]-MAX([.V$114]-[.$F121];0))*[.$I121])/100;0);0)" office:value-type="float" office:value="24" calcext:value-type="float">
            <text:p>24</text:p>
          </table:table-cell>
          <table:table-cell table:formula="of:=ROUNDUP(MAX((100-MAX([.W$115]+10*MIN([.W$114]-[.$F121];0);0))*INT(([.$J121]-MAX([.W$114]-[.$F121];0))*[.$I121])/100;0);0)" office:value-type="float" office:value="11" calcext:value-type="float">
            <text:p>11</text:p>
          </table:table-cell>
          <table:table-cell table:formula="of:=ROUNDUP(MAX((100-MAX([.X$115]+10*MIN([.X$114]-[.$F121];0);0))*INT(([.$J121]-MAX([.X$114]-[.$F121];0))*[.$I121])/100;0);0)" office:value-type="float" office:value="9" calcext:value-type="float">
            <text:p>9</text:p>
          </table:table-cell>
          <table:table-cell table:formula="of:=ROUNDUP(MAX((100-MAX([.Y$115]+10*MIN([.Y$114]-[.$F121];0);0))*INT(([.$J121]-MAX([.Y$114]-[.$F121];0))*[.$I121])/100;0);0)" office:value-type="float" office:value="9" calcext:value-type="float">
            <text:p>9</text:p>
          </table:table-cell>
          <table:table-cell table:formula="of:=ROUNDUP(MAX((100-MAX([.Z$115]+10*MIN([.Z$114]-[.$F121];0);0))*INT(([.$J121]-MAX([.Z$114]-[.$F121];0))*[.$I121])/100;0);0)" office:value-type="float" office:value="7" calcext:value-type="float">
            <text:p>7</text:p>
          </table:table-cell>
          <table:table-cell table:formula="of:=ROUNDUP(MAX((100-MAX([.AA$115]+10*MIN([.AA$114]-[.$F121];0);0))*INT(([.$J121]-MAX([.AA$114]-[.$F121];0))*[.$I121])/100;0);0)" office:value-type="float" office:value="4" calcext:value-type="float">
            <text:p>4</text:p>
          </table:table-cell>
          <table:table-cell table:formula="of:=ROUNDUP(MAX((100-MAX([.AB$115]+10*MIN([.AB$114]-[.$F121];0);0))*INT(([.$J121]-MAX([.AB$114]-[.$F121];0))*[.$I121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LOOKUP([.$B122];[$'EcCo ammo'.$A$2:$'EcCo ammo'.$A$33];[$'EcCo ammo'.F$2:$'EcCo ammo'.F$33])" office:value-type="float" office:value="0" calcext:value-type="float">
            <text:p>0</text:p>
          </table:table-cell>
          <table:table-cell table:formula="of:=LOOKUP([.$B122];[$'EcCo ammo'.$A$2:$'EcCo ammo'.$A$33];[$'EcCo ammo'.G$2:$'EcCo ammo'.G$33])" office:value-type="float" office:value="6" calcext:value-type="float">
            <text:p>6</text:p>
          </table:table-cell>
          <table:table-cell table:formula="of:=LOOKUP([.$B122];[$'EcCo ammo'.$A$2:$'EcCo ammo'.$A$33];[$'EcCo ammo'.H$2:$'EcCo ammo'.H$33])" office:value-type="float" office:value="1" calcext:value-type="float">
            <text:p>1</text:p>
          </table:table-cell>
          <table:table-cell table:formula="of:=LOOKUP([.$B122];[$'EcCo ammo'.$A$2:$'EcCo ammo'.$A$33];[$'EcCo ammo'.I$2:$'EcCo ammo'.I$33])" office:value-type="float" office:value="1" calcext:value-type="float">
            <text:p>1</text:p>
          </table:table-cell>
          <table:table-cell table:formula="of:=[.G122]/[.H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L$115]+10*MIN([.L$114]-[.$F122];0);0))*INT(([.$J122]-MAX([.L$114]-[.$F122];0))*[.$I122])/100;0);0)" office:value-type="float" office:value="35" calcext:value-type="float">
            <text:p>35</text:p>
          </table:table-cell>
          <table:table-cell table:formula="of:=ROUNDUP(MAX((100-MAX([.M$115]+10*MIN([.M$114]-[.$F122];0);0))*INT(([.$J122]-MAX([.M$114]-[.$F122];0))*[.$I122])/100;0);0)" office:value-type="float" office:value="35" calcext:value-type="float">
            <text:p>35</text:p>
          </table:table-cell>
          <table:table-cell table:formula="of:=ROUNDUP(MAX((100-MAX([.N$115]+10*MIN([.N$114]-[.$F122];0);0))*INT(([.$J122]-MAX([.N$114]-[.$F122];0))*[.$I122])/100;0);0)" office:value-type="float" office:value="35" calcext:value-type="float">
            <text:p>35</text:p>
          </table:table-cell>
          <table:table-cell table:formula="of:=ROUNDUP(MAX((100-MAX([.O$115]+10*MIN([.O$114]-[.$F122];0);0))*INT(([.$J122]-MAX([.O$114]-[.$F122];0))*[.$I122])/100;0);0)" office:value-type="float" office:value="35" calcext:value-type="float">
            <text:p>35</text:p>
          </table:table-cell>
          <table:table-cell table:formula="of:=ROUNDUP(MAX((100-MAX([.P$115]+10*MIN([.P$114]-[.$F122];0);0))*INT(([.$J122]-MAX([.P$114]-[.$F122];0))*[.$I122])/100;0);0)" office:value-type="float" office:value="35" calcext:value-type="float">
            <text:p>35</text:p>
          </table:table-cell>
          <table:table-cell table:formula="of:=ROUNDUP(MAX((100-MAX([.Q$115]+10*MIN([.Q$114]-[.$F122];0);0))*INT(([.$J122]-MAX([.Q$114]-[.$F122];0))*[.$I122])/100;0);0)" office:value-type="float" office:value="35" calcext:value-type="float">
            <text:p>35</text:p>
          </table:table-cell>
          <table:table-cell table:formula="of:=ROUNDUP(MAX((100-MAX([.R$115]+10*MIN([.R$114]-[.$F122];0);0))*INT(([.$J122]-MAX([.R$114]-[.$F122];0))*[.$I122])/100;0);0)" office:value-type="float" office:value="32" calcext:value-type="float">
            <text:p>32</text:p>
          </table:table-cell>
          <table:table-cell table:formula="of:=ROUNDUP(MAX((100-MAX([.S$115]+10*MIN([.S$114]-[.$F122];0);0))*INT(([.$J122]-MAX([.S$114]-[.$F122];0))*[.$I122])/100;0);0)" office:value-type="float" office:value="14" calcext:value-type="float">
            <text:p>14</text:p>
          </table:table-cell>
          <table:table-cell table:formula="of:=ROUNDUP(MAX((100-MAX([.T$115]+10*MIN([.T$114]-[.$F122];0);0))*INT(([.$J122]-MAX([.T$114]-[.$F122];0))*[.$I122])/100;0);0)" office:value-type="float" office:value="23" calcext:value-type="float">
            <text:p>23</text:p>
          </table:table-cell>
          <table:table-cell table:formula="of:=ROUNDUP(MAX((100-MAX([.U$115]+10*MIN([.U$114]-[.$F122];0);0))*INT(([.$J122]-MAX([.U$114]-[.$F122];0))*[.$I122])/100;0);0)" office:value-type="float" office:value="34" calcext:value-type="float">
            <text:p>34</text:p>
          </table:table-cell>
          <table:table-cell table:formula="of:=ROUNDUP(MAX((100-MAX([.V$115]+10*MIN([.V$114]-[.$F122];0);0))*INT(([.$J122]-MAX([.V$114]-[.$F122];0))*[.$I122])/100;0);0)" office:value-type="float" office:value="28" calcext:value-type="float">
            <text:p>28</text:p>
          </table:table-cell>
          <table:table-cell table:formula="of:=ROUNDUP(MAX((100-MAX([.W$115]+10*MIN([.W$114]-[.$F122];0);0))*INT(([.$J122]-MAX([.W$114]-[.$F122];0))*[.$I122])/100;0);0)" office:value-type="float" office:value="13" calcext:value-type="float">
            <text:p>13</text:p>
          </table:table-cell>
          <table:table-cell table:formula="of:=ROUNDUP(MAX((100-MAX([.X$115]+10*MIN([.X$114]-[.$F122];0);0))*INT(([.$J122]-MAX([.X$114]-[.$F122];0))*[.$I122])/100;0);0)" office:value-type="float" office:value="11" calcext:value-type="float">
            <text:p>11</text:p>
          </table:table-cell>
          <table:table-cell table:formula="of:=ROUNDUP(MAX((100-MAX([.Y$115]+10*MIN([.Y$114]-[.$F122];0);0))*INT(([.$J122]-MAX([.Y$114]-[.$F122];0))*[.$I122])/100;0);0)" office:value-type="float" office:value="10" calcext:value-type="float">
            <text:p>10</text:p>
          </table:table-cell>
          <table:table-cell table:formula="of:=ROUNDUP(MAX((100-MAX([.Z$115]+10*MIN([.Z$114]-[.$F122];0);0))*INT(([.$J122]-MAX([.Z$114]-[.$F122];0))*[.$I122])/100;0);0)" office:value-type="float" office:value="9" calcext:value-type="float">
            <text:p>9</text:p>
          </table:table-cell>
          <table:table-cell table:formula="of:=ROUNDUP(MAX((100-MAX([.AA$115]+10*MIN([.AA$114]-[.$F122];0);0))*INT(([.$J122]-MAX([.AA$114]-[.$F122];0))*[.$I122])/100;0);0)" office:value-type="float" office:value="5" calcext:value-type="float">
            <text:p>5</text:p>
          </table:table-cell>
          <table:table-cell table:formula="of:=ROUNDUP(MAX((100-MAX([.AB$115]+10*MIN([.AB$114]-[.$F122];0);0))*INT(([.$J122]-MAX([.AB$114]-[.$F122];0))*[.$I122])/100;0);0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ce7" table:formula="of:=OFFSET([$'EcCo Armor'.$A$2];[.L$2];0)" office:value-type="string" office:string-value="None" calcext:value-type="string">
            <text:p>None</text:p>
          </table:table-cell>
          <table:table-cell table:style-name="ce7" table:formula="of:=OFFSET([$'EcCo Armor'.$A$2];[.M$2];0)" office:value-type="string" office:string-value="Robes" calcext:value-type="string">
            <text:p>Robes</text:p>
          </table:table-cell>
          <table:table-cell table:style-name="ce7" table:formula="of:=OFFSET([$'EcCo Armor'.$A$2];[.N$2];0)" office:value-type="string" office:string-value="Leather Jacket" calcext:value-type="string">
            <text:p>Leather Jacket</text:p>
          </table:table-cell>
          <table:table-cell table:style-name="ce7" table:formula="of:=OFFSET([$'EcCo Armor'.$A$2];[.O$2];0)" office:value-type="string" office:string-value="Leather Armor" calcext:value-type="string">
            <text:p>Leather Armor</text:p>
          </table:table-cell>
          <table:table-cell table:style-name="ce7" table:formula="of:=OFFSET([$'EcCo Armor'.$A$2];[.P$2];0)" office:value-type="string" office:string-value="Comb Lth. Jack" calcext:value-type="string">
            <text:p>Comb Lth. Jack</text:p>
          </table:table-cell>
          <table:table-cell table:style-name="ce7" table:formula="of:=OFFSET([$'EcCo Armor'.$A$2];[.Q$2];0)" office:value-type="string" office:string-value="Leather MkII" calcext:value-type="string">
            <text:p>Leather MkII</text:p>
          </table:table-cell>
          <table:table-cell table:style-name="ce7" table:formula="of:=OFFSET([$'EcCo Armor'.$A$2];[.R$2];0)" office:value-type="string" office:string-value="Metal Armor" calcext:value-type="string">
            <text:p>Metal Armor</text:p>
          </table:table-cell>
          <table:table-cell table:style-name="ce7" table:formula="of:=OFFSET([$'EcCo Armor'.$A$2];[.S$2];0)" office:value-type="string" office:string-value="Tesla Armor" calcext:value-type="string">
            <text:p>Tesla Armor</text:p>
          </table:table-cell>
          <table:table-cell table:style-name="ce7" table:formula="of:=OFFSET([$'EcCo Armor'.$A$2];[.T$2];0)" office:value-type="string" office:string-value="Metal MkII" calcext:value-type="string">
            <text:p>Metal MkII</text:p>
          </table:table-cell>
          <table:table-cell table:style-name="ce7" table:formula="of:=OFFSET([$'EcCo Armor'.$A$2];[.U$2];0)" office:value-type="string" office:string-value="Combat Armor" calcext:value-type="string">
            <text:p>Combat Armor</text:p>
          </table:table-cell>
          <table:table-cell table:style-name="ce7" table:formula="of:=OFFSET([$'EcCo Armor'.$A$2];[.V$2];0)" office:value-type="string" office:string-value="Combat MkII" calcext:value-type="string">
            <text:p>Combat MkII</text:p>
          </table:table-cell>
          <table:table-cell table:style-name="ce7" table:formula="of:=OFFSET([$'EcCo Armor'.$A$2];[.W$2];0)" office:value-type="string" office:string-value="Brotherhood" calcext:value-type="string">
            <text:p>Brotherhood</text:p>
          </table:table-cell>
          <table:table-cell table:style-name="ce7" table:formula="of:=OFFSET([$'EcCo Armor'.$A$2];[.X$2];0)" office:value-type="string" office:string-value="Power Armor" calcext:value-type="string">
            <text:p>Power Armor</text:p>
          </table:table-cell>
          <table:table-cell table:style-name="ce7" table:formula="of:=OFFSET([$'EcCo Armor'.$A$2];[.Y$2];0)" office:value-type="string" office:string-value="Hard. Power" calcext:value-type="string">
            <text:p>Hard. Power</text:p>
          </table:table-cell>
          <table:table-cell table:style-name="ce7" table:formula="of:=OFFSET([$'EcCo Armor'.$A$2];[.Z$2];0)" office:value-type="string" office:string-value="Adv. Power" calcext:value-type="string">
            <text:p>Adv. Power</text:p>
          </table:table-cell>
          <table:table-cell table:style-name="ce7" table:formula="of:=OFFSET([$'EcCo Armor'.$A$2];[.AA$2];0)" office:value-type="string" office:string-value="Adv. Power MKII" calcext:value-type="string">
            <text:p>Adv. Power MKII</text:p>
          </table:table-cell>
          <table:table-cell table:style-name="ce7" table:formula="of:=OFFSET([$'EcCo Armor'.$A$2];[.AB$2];0)" office:value-type="string" office:string-value="Frank Horrigan" calcext:value-type="string">
            <text:p>Frank Horrigan</text:p>
          </table:table-cell>
          <table:table-cell table:style-name="ce7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K$2];[.L$2];0)" office:value-type="float" office:value="0" calcext:value-type="float">
            <text:p>0</text:p>
          </table:table-cell>
          <table:table-cell table:style-name="ce3" table:formula="of:=OFFSET([$'EcCo Armor'.$K$2];[.M$2];0)" office:value-type="float" office:value="0" calcext:value-type="float">
            <text:p>0</text:p>
          </table:table-cell>
          <table:table-cell table:style-name="ce3" table:formula="of:=OFFSET([$'EcCo Armor'.$K$2];[.N$2];0)" office:value-type="float" office:value="0" calcext:value-type="float">
            <text:p>0</text:p>
          </table:table-cell>
          <table:table-cell table:style-name="ce3" table:formula="of:=OFFSET([$'EcCo Armor'.$K$2];[.O$2];0)" office:value-type="float" office:value="0" calcext:value-type="float">
            <text:p>0</text:p>
          </table:table-cell>
          <table:table-cell table:style-name="ce3" table:formula="of:=OFFSET([$'EcCo Armor'.$K$2];[.P$2];0)" office:value-type="float" office:value="0" calcext:value-type="float">
            <text:p>0</text:p>
          </table:table-cell>
          <table:table-cell table:style-name="ce3" table:formula="of:=OFFSET([$'EcCo Armor'.$K$2];[.Q$2];0)" office:value-type="float" office:value="1" calcext:value-type="float">
            <text:p>1</text:p>
          </table:table-cell>
          <table:table-cell table:style-name="ce3" table:formula="of:=OFFSET([$'EcCo Armor'.$K$2];[.R$2];0)" office:value-type="float" office:value="4" calcext:value-type="float">
            <text:p>4</text:p>
          </table:table-cell>
          <table:table-cell table:style-name="ce3" table:formula="of:=OFFSET([$'EcCo Armor'.$K$2];[.S$2];0)" office:value-type="float" office:value="10" calcext:value-type="float">
            <text:p>10</text:p>
          </table:table-cell>
          <table:table-cell table:style-name="ce3" table:formula="of:=OFFSET([$'EcCo Armor'.$K$2];[.T$2];0)" office:value-type="float" office:value="4" calcext:value-type="float">
            <text:p>4</text:p>
          </table:table-cell>
          <table:table-cell table:style-name="ce3" table:formula="of:=OFFSET([$'EcCo Armor'.$K$2];[.U$2];0)" office:value-type="float" office:value="4" calcext:value-type="float">
            <text:p>4</text:p>
          </table:table-cell>
          <table:table-cell table:style-name="ce3" table:formula="of:=OFFSET([$'EcCo Armor'.$K$2];[.V$2];0)" office:value-type="float" office:value="5" calcext:value-type="float">
            <text:p>5</text:p>
          </table:table-cell>
          <table:table-cell table:style-name="ce3" table:formula="of:=OFFSET([$'EcCo Armor'.$K$2];[.W$2];0)" office:value-type="float" office:value="7" calcext:value-type="float">
            <text:p>7</text:p>
          </table:table-cell>
          <table:table-cell table:style-name="ce3" table:formula="of:=OFFSET([$'EcCo Armor'.$K$2];[.X$2];0)" office:value-type="float" office:value="10" calcext:value-type="float">
            <text:p>10</text:p>
          </table:table-cell>
          <table:table-cell table:style-name="ce3" table:formula="of:=OFFSET([$'EcCo Armor'.$K$2];[.Y$2];0)" office:value-type="float" office:value="13" calcext:value-type="float">
            <text:p>13</text:p>
          </table:table-cell>
          <table:table-cell table:style-name="ce3" table:formula="of:=OFFSET([$'EcCo Armor'.$K$2];[.Z$2];0)" office:value-type="float" office:value="15" calcext:value-type="float">
            <text:p>15</text:p>
          </table:table-cell>
          <table:table-cell table:style-name="ce3" table:formula="of:=OFFSET([$'EcCo Armor'.$K$2];[.AA$2];0)" office:value-type="float" office:value="18" calcext:value-type="float">
            <text:p>18</text:p>
          </table:table-cell>
          <table:table-cell table:style-name="ce3" table:formula="of:=OFFSET([$'EcCo Armor'.$K$2];[.AB$2];0)" office:value-type="float" office:value="20" calcext:value-type="float">
            <text:p>20</text:p>
          </table:table-cell>
          <table:table-cell table:style-name="ce3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L$2];[.L$2];0)" office:value-type="float" office:value="0" calcext:value-type="float">
            <text:p>0</text:p>
          </table:table-cell>
          <table:table-cell table:style-name="ce3" table:formula="of:=OFFSET([$'EcCo Armor'.$L$2];[.M$2];0)" office:value-type="float" office:value="10" calcext:value-type="float">
            <text:p>10</text:p>
          </table:table-cell>
          <table:table-cell table:style-name="ce3" table:formula="of:=OFFSET([$'EcCo Armor'.$L$2];[.N$2];0)" office:value-type="float" office:value="10" calcext:value-type="float">
            <text:p>10</text:p>
          </table:table-cell>
          <table:table-cell table:style-name="ce3" table:formula="of:=OFFSET([$'EcCo Armor'.$L$2];[.O$2];0)" office:value-type="float" office:value="10" calcext:value-type="float">
            <text:p>10</text:p>
          </table:table-cell>
          <table:table-cell table:style-name="ce3" table:formula="of:=OFFSET([$'EcCo Armor'.$L$2];[.P$2];0)" office:value-type="float" office:value="10" calcext:value-type="float">
            <text:p>10</text:p>
          </table:table-cell>
          <table:table-cell table:style-name="ce3" table:formula="of:=OFFSET([$'EcCo Armor'.$L$2];[.Q$2];0)" office:value-type="float" office:value="10" calcext:value-type="float">
            <text:p>10</text:p>
          </table:table-cell>
          <table:table-cell table:style-name="ce3" table:formula="of:=OFFSET([$'EcCo Armor'.$L$2];[.R$2];0)" office:value-type="float" office:value="20" calcext:value-type="float">
            <text:p>20</text:p>
          </table:table-cell>
          <table:table-cell table:style-name="ce3" table:formula="of:=OFFSET([$'EcCo Armor'.$L$2];[.S$2];0)" office:value-type="float" office:value="80" calcext:value-type="float">
            <text:p>80</text:p>
          </table:table-cell>
          <table:table-cell table:style-name="ce3" table:formula="of:=OFFSET([$'EcCo Armor'.$L$2];[.T$2];0)" office:value-type="float" office:value="25" calcext:value-type="float">
            <text:p>25</text:p>
          </table:table-cell>
          <table:table-cell table:style-name="ce3" table:formula="of:=OFFSET([$'EcCo Armor'.$L$2];[.U$2];0)" office:value-type="float" office:value="50" calcext:value-type="float">
            <text:p>50</text:p>
          </table:table-cell>
          <table:table-cell table:style-name="ce3" table:formula="of:=OFFSET([$'EcCo Armor'.$L$2];[.V$2];0)" office:value-type="float" office:value="50" calcext:value-type="float">
            <text:p>50</text:p>
          </table:table-cell>
          <table:table-cell table:style-name="ce3" table:formula="of:=OFFSET([$'EcCo Armor'.$L$2];[.W$2];0)" office:value-type="float" office:value="60" calcext:value-type="float">
            <text:p>60</text:p>
          </table:table-cell>
          <table:table-cell table:style-name="ce3" table:formula="of:=OFFSET([$'EcCo Armor'.$L$2];[.X$2];0)" office:value-type="float" office:value="40" calcext:value-type="float">
            <text:p>40</text:p>
          </table:table-cell>
          <table:table-cell table:style-name="ce3" table:formula="of:=OFFSET([$'EcCo Armor'.$L$2];[.Y$2];0)" office:value-type="float" office:value="40" calcext:value-type="float">
            <text:p>40</text:p>
          </table:table-cell>
          <table:table-cell table:style-name="ce3" table:formula="of:=OFFSET([$'EcCo Armor'.$L$2];[.Z$2];0)" office:value-type="float" office:value="60" calcext:value-type="float">
            <text:p>60</text:p>
          </table:table-cell>
          <table:table-cell table:style-name="ce3" table:formula="of:=OFFSET([$'EcCo Armor'.$L$2];[.AA$2];0)" office:value-type="float" office:value="60" calcext:value-type="float">
            <text:p>60</text:p>
          </table:table-cell>
          <table:table-cell table:style-name="ce3" table:formula="of:=OFFSET([$'EcCo Armor'.$L$2];[.AB$2];0)" office:value-type="float" office:value="70" calcext:value-type="float">
            <text:p>7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LOOKUP([.$B132];[$'EcCo ammo'.$A$2:$'EcCo ammo'.$A$33];[$'EcCo ammo'.F$2:$'EcCo ammo'.F$33])" office:value-type="float" office:value="0" calcext:value-type="float">
            <text:p>0</text:p>
          </table:table-cell>
          <table:table-cell table:formula="of:=LOOKUP([.$B132];[$'EcCo ammo'.$A$2:$'EcCo ammo'.$A$33];[$'EcCo ammo'.G$2:$'EcCo ammo'.G$33])" office:value-type="float" office:value="3" calcext:value-type="float">
            <text:p>3</text:p>
          </table:table-cell>
          <table:table-cell table:formula="of:=LOOKUP([.$B132];[$'EcCo ammo'.$A$2:$'EcCo ammo'.$A$33];[$'EcCo ammo'.H$2:$'EcCo ammo'.H$33])" office:value-type="float" office:value="1" calcext:value-type="float">
            <text:p>1</text:p>
          </table:table-cell>
          <table:table-cell table:formula="of:=LOOKUP([.$B132];[$'EcCo ammo'.$A$2:$'EcCo ammo'.$A$33];[$'EcCo ammo'.I$2:$'EcCo ammo'.I$33])" office:value-type="float" office:value="1" calcext:value-type="float">
            <text:p>1</text:p>
          </table:table-cell>
          <table:table-cell table:formula="of:=[.G132]/[.H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L$130]+10*MIN([.L$129]-[.$F132];0);0))*INT(([.$J132]-MAX([.L$129]-[.$F132];0))*[.$I132])/100;0);0)" office:value-type="float" office:value="28" calcext:value-type="float">
            <text:p>28</text:p>
          </table:table-cell>
          <table:table-cell table:formula="of:=ROUNDUP(MAX((100-MAX([.M$130]+10*MIN([.M$129]-[.$F132];0);0))*INT(([.$J132]-MAX([.M$129]-[.$F132];0))*[.$I132])/100;0);0)" office:value-type="float" office:value="28" calcext:value-type="float">
            <text:p>28</text:p>
          </table:table-cell>
          <table:table-cell table:formula="of:=ROUNDUP(MAX((100-MAX([.N$130]+10*MIN([.N$129]-[.$F132];0);0))*INT(([.$J132]-MAX([.N$129]-[.$F132];0))*[.$I132])/100;0);0)" office:value-type="float" office:value="28" calcext:value-type="float">
            <text:p>28</text:p>
          </table:table-cell>
          <table:table-cell table:formula="of:=ROUNDUP(MAX((100-MAX([.O$130]+10*MIN([.O$129]-[.$F132];0);0))*INT(([.$J132]-MAX([.O$129]-[.$F132];0))*[.$I132])/100;0);0)" office:value-type="float" office:value="28" calcext:value-type="float">
            <text:p>28</text:p>
          </table:table-cell>
          <table:table-cell table:formula="of:=ROUNDUP(MAX((100-MAX([.P$130]+10*MIN([.P$129]-[.$F132];0);0))*INT(([.$J132]-MAX([.P$129]-[.$F132];0))*[.$I132])/100;0);0)" office:value-type="float" office:value="28" calcext:value-type="float">
            <text:p>28</text:p>
          </table:table-cell>
          <table:table-cell table:formula="of:=ROUNDUP(MAX((100-MAX([.Q$130]+10*MIN([.Q$129]-[.$F132];0);0))*INT(([.$J132]-MAX([.Q$129]-[.$F132];0))*[.$I132])/100;0);0)" office:value-type="float" office:value="28" calcext:value-type="float">
            <text:p>28</text:p>
          </table:table-cell>
          <table:table-cell table:formula="of:=ROUNDUP(MAX((100-MAX([.R$130]+10*MIN([.R$129]-[.$F132];0);0))*INT(([.$J132]-MAX([.R$129]-[.$F132];0))*[.$I132])/100;0);0)" office:value-type="float" office:value="22" calcext:value-type="float">
            <text:p>22</text:p>
          </table:table-cell>
          <table:table-cell table:formula="of:=ROUNDUP(MAX((100-MAX([.S$130]+10*MIN([.S$129]-[.$F132];0);0))*INT(([.$J132]-MAX([.S$129]-[.$F132];0))*[.$I132])/100;0);0)" office:value-type="float" office:value="5" calcext:value-type="float">
            <text:p>5</text:p>
          </table:table-cell>
          <table:table-cell table:formula="of:=ROUNDUP(MAX((100-MAX([.T$130]+10*MIN([.T$129]-[.$F132];0);0))*INT(([.$J132]-MAX([.T$129]-[.$F132];0))*[.$I132])/100;0);0)" office:value-type="float" office:value="21" calcext:value-type="float">
            <text:p>21</text:p>
          </table:table-cell>
          <table:table-cell table:formula="of:=ROUNDUP(MAX((100-MAX([.U$130]+10*MIN([.U$129]-[.$F132];0);0))*INT(([.$J132]-MAX([.U$129]-[.$F132];0))*[.$I132])/100;0);0)" office:value-type="float" office:value="14" calcext:value-type="float">
            <text:p>14</text:p>
          </table:table-cell>
          <table:table-cell table:formula="of:=ROUNDUP(MAX((100-MAX([.V$130]+10*MIN([.V$129]-[.$F132];0);0))*INT(([.$J132]-MAX([.V$129]-[.$F132];0))*[.$I132])/100;0);0)" office:value-type="float" office:value="13" calcext:value-type="float">
            <text:p>13</text:p>
          </table:table-cell>
          <table:table-cell table:formula="of:=ROUNDUP(MAX((100-MAX([.W$130]+10*MIN([.W$129]-[.$F132];0);0))*INT(([.$J132]-MAX([.W$129]-[.$F132];0))*[.$I132])/100;0);0)" office:value-type="float" office:value="10" calcext:value-type="float">
            <text:p>10</text:p>
          </table:table-cell>
          <table:table-cell table:formula="of:=ROUNDUP(MAX((100-MAX([.X$130]+10*MIN([.X$129]-[.$F132];0);0))*INT(([.$J132]-MAX([.X$129]-[.$F132];0))*[.$I132])/100;0);0)" office:value-type="float" office:value="13" calcext:value-type="float">
            <text:p>13</text:p>
          </table:table-cell>
          <table:table-cell table:formula="of:=ROUNDUP(MAX((100-MAX([.Y$130]+10*MIN([.Y$129]-[.$F132];0);0))*INT(([.$J132]-MAX([.Y$129]-[.$F132];0))*[.$I132])/100;0);0)" office:value-type="float" office:value="11" calcext:value-type="float">
            <text:p>11</text:p>
          </table:table-cell>
          <table:table-cell table:formula="of:=ROUNDUP(MAX((100-MAX([.Z$130]+10*MIN([.Z$129]-[.$F132];0);0))*INT(([.$J132]-MAX([.Z$129]-[.$F132];0))*[.$I132])/100;0);0)" office:value-type="float" office:value="7" calcext:value-type="float">
            <text:p>7</text:p>
          </table:table-cell>
          <table:table-cell table:formula="of:=ROUNDUP(MAX((100-MAX([.AA$130]+10*MIN([.AA$129]-[.$F132];0);0))*INT(([.$J132]-MAX([.AA$129]-[.$F132];0))*[.$I132])/100;0);0)" office:value-type="float" office:value="6" calcext:value-type="float">
            <text:p>6</text:p>
          </table:table-cell>
          <table:table-cell table:formula="of:=ROUNDUP(MAX((100-MAX([.AB$130]+10*MIN([.AB$129]-[.$F132];0);0))*INT(([.$J132]-MAX([.AB$129]-[.$F132];0))*[.$I132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LOOKUP([.$B133];[$'EcCo ammo'.$A$2:$'EcCo ammo'.$A$33];[$'EcCo ammo'.F$2:$'EcCo ammo'.F$33])" office:value-type="float" office:value="0" calcext:value-type="float">
            <text:p>0</text:p>
          </table:table-cell>
          <table:table-cell table:formula="of:=LOOKUP([.$B133];[$'EcCo ammo'.$A$2:$'EcCo ammo'.$A$33];[$'EcCo ammo'.G$2:$'EcCo ammo'.G$33])" office:value-type="float" office:value="3" calcext:value-type="float">
            <text:p>3</text:p>
          </table:table-cell>
          <table:table-cell table:formula="of:=LOOKUP([.$B133];[$'EcCo ammo'.$A$2:$'EcCo ammo'.$A$33];[$'EcCo ammo'.H$2:$'EcCo ammo'.H$33])" office:value-type="float" office:value="1" calcext:value-type="float">
            <text:p>1</text:p>
          </table:table-cell>
          <table:table-cell table:formula="of:=LOOKUP([.$B133];[$'EcCo ammo'.$A$2:$'EcCo ammo'.$A$33];[$'EcCo ammo'.I$2:$'EcCo ammo'.I$33])" office:value-type="float" office:value="1" calcext:value-type="float">
            <text:p>1</text:p>
          </table:table-cell>
          <table:table-cell table:formula="of:=[.G133]/[.H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L$130]+10*MIN([.L$129]-[.$F133];0);0))*INT(([.$J133]-MAX([.L$129]-[.$F133];0))*[.$I133])/100;0);0)" office:value-type="float" office:value="28" calcext:value-type="float">
            <text:p>28</text:p>
          </table:table-cell>
          <table:table-cell table:formula="of:=ROUNDUP(MAX((100-MAX([.M$130]+10*MIN([.M$129]-[.$F133];0);0))*INT(([.$J133]-MAX([.M$129]-[.$F133];0))*[.$I133])/100;0);0)" office:value-type="float" office:value="28" calcext:value-type="float">
            <text:p>28</text:p>
          </table:table-cell>
          <table:table-cell table:formula="of:=ROUNDUP(MAX((100-MAX([.N$130]+10*MIN([.N$129]-[.$F133];0);0))*INT(([.$J133]-MAX([.N$129]-[.$F133];0))*[.$I133])/100;0);0)" office:value-type="float" office:value="28" calcext:value-type="float">
            <text:p>28</text:p>
          </table:table-cell>
          <table:table-cell table:formula="of:=ROUNDUP(MAX((100-MAX([.O$130]+10*MIN([.O$129]-[.$F133];0);0))*INT(([.$J133]-MAX([.O$129]-[.$F133];0))*[.$I133])/100;0);0)" office:value-type="float" office:value="28" calcext:value-type="float">
            <text:p>28</text:p>
          </table:table-cell>
          <table:table-cell table:formula="of:=ROUNDUP(MAX((100-MAX([.P$130]+10*MIN([.P$129]-[.$F133];0);0))*INT(([.$J133]-MAX([.P$129]-[.$F133];0))*[.$I133])/100;0);0)" office:value-type="float" office:value="28" calcext:value-type="float">
            <text:p>28</text:p>
          </table:table-cell>
          <table:table-cell table:formula="of:=ROUNDUP(MAX((100-MAX([.Q$130]+10*MIN([.Q$129]-[.$F133];0);0))*INT(([.$J133]-MAX([.Q$129]-[.$F133];0))*[.$I133])/100;0);0)" office:value-type="float" office:value="28" calcext:value-type="float">
            <text:p>28</text:p>
          </table:table-cell>
          <table:table-cell table:formula="of:=ROUNDUP(MAX((100-MAX([.R$130]+10*MIN([.R$129]-[.$F133];0);0))*INT(([.$J133]-MAX([.R$129]-[.$F133];0))*[.$I133])/100;0);0)" office:value-type="float" office:value="22" calcext:value-type="float">
            <text:p>22</text:p>
          </table:table-cell>
          <table:table-cell table:formula="of:=ROUNDUP(MAX((100-MAX([.S$130]+10*MIN([.S$129]-[.$F133];0);0))*INT(([.$J133]-MAX([.S$129]-[.$F133];0))*[.$I133])/100;0);0)" office:value-type="float" office:value="5" calcext:value-type="float">
            <text:p>5</text:p>
          </table:table-cell>
          <table:table-cell table:formula="of:=ROUNDUP(MAX((100-MAX([.T$130]+10*MIN([.T$129]-[.$F133];0);0))*INT(([.$J133]-MAX([.T$129]-[.$F133];0))*[.$I133])/100;0);0)" office:value-type="float" office:value="21" calcext:value-type="float">
            <text:p>21</text:p>
          </table:table-cell>
          <table:table-cell table:formula="of:=ROUNDUP(MAX((100-MAX([.U$130]+10*MIN([.U$129]-[.$F133];0);0))*INT(([.$J133]-MAX([.U$129]-[.$F133];0))*[.$I133])/100;0);0)" office:value-type="float" office:value="14" calcext:value-type="float">
            <text:p>14</text:p>
          </table:table-cell>
          <table:table-cell table:formula="of:=ROUNDUP(MAX((100-MAX([.V$130]+10*MIN([.V$129]-[.$F133];0);0))*INT(([.$J133]-MAX([.V$129]-[.$F133];0))*[.$I133])/100;0);0)" office:value-type="float" office:value="13" calcext:value-type="float">
            <text:p>13</text:p>
          </table:table-cell>
          <table:table-cell table:formula="of:=ROUNDUP(MAX((100-MAX([.W$130]+10*MIN([.W$129]-[.$F133];0);0))*INT(([.$J133]-MAX([.W$129]-[.$F133];0))*[.$I133])/100;0);0)" office:value-type="float" office:value="10" calcext:value-type="float">
            <text:p>10</text:p>
          </table:table-cell>
          <table:table-cell table:formula="of:=ROUNDUP(MAX((100-MAX([.X$130]+10*MIN([.X$129]-[.$F133];0);0))*INT(([.$J133]-MAX([.X$129]-[.$F133];0))*[.$I133])/100;0);0)" office:value-type="float" office:value="13" calcext:value-type="float">
            <text:p>13</text:p>
          </table:table-cell>
          <table:table-cell table:formula="of:=ROUNDUP(MAX((100-MAX([.Y$130]+10*MIN([.Y$129]-[.$F133];0);0))*INT(([.$J133]-MAX([.Y$129]-[.$F133];0))*[.$I133])/100;0);0)" office:value-type="float" office:value="11" calcext:value-type="float">
            <text:p>11</text:p>
          </table:table-cell>
          <table:table-cell table:formula="of:=ROUNDUP(MAX((100-MAX([.Z$130]+10*MIN([.Z$129]-[.$F133];0);0))*INT(([.$J133]-MAX([.Z$129]-[.$F133];0))*[.$I133])/100;0);0)" office:value-type="float" office:value="7" calcext:value-type="float">
            <text:p>7</text:p>
          </table:table-cell>
          <table:table-cell table:formula="of:=ROUNDUP(MAX((100-MAX([.AA$130]+10*MIN([.AA$129]-[.$F133];0);0))*INT(([.$J133]-MAX([.AA$129]-[.$F133];0))*[.$I133])/100;0);0)" office:value-type="float" office:value="6" calcext:value-type="float">
            <text:p>6</text:p>
          </table:table-cell>
          <table:table-cell table:formula="of:=ROUNDUP(MAX((100-MAX([.AB$130]+10*MIN([.AB$129]-[.$F133];0);0))*INT(([.$J133]-MAX([.AB$129]-[.$F133];0))*[.$I133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LOOKUP([.$B134];[$'EcCo ammo'.$A$2:$'EcCo ammo'.$A$33];[$'EcCo ammo'.F$2:$'EcCo ammo'.F$33])" office:value-type="float" office:value="0" calcext:value-type="float">
            <text:p>0</text:p>
          </table:table-cell>
          <table:table-cell table:formula="of:=LOOKUP([.$B134];[$'EcCo ammo'.$A$2:$'EcCo ammo'.$A$33];[$'EcCo ammo'.G$2:$'EcCo ammo'.G$33])" office:value-type="float" office:value="6" calcext:value-type="float">
            <text:p>6</text:p>
          </table:table-cell>
          <table:table-cell table:formula="of:=LOOKUP([.$B134];[$'EcCo ammo'.$A$2:$'EcCo ammo'.$A$33];[$'EcCo ammo'.H$2:$'EcCo ammo'.H$33])" office:value-type="float" office:value="1" calcext:value-type="float">
            <text:p>1</text:p>
          </table:table-cell>
          <table:table-cell table:formula="of:=LOOKUP([.$B134];[$'EcCo ammo'.$A$2:$'EcCo ammo'.$A$33];[$'EcCo ammo'.I$2:$'EcCo ammo'.I$33])" office:value-type="float" office:value="1" calcext:value-type="float">
            <text:p>1</text:p>
          </table:table-cell>
          <table:table-cell table:formula="of:=[.G134]/[.H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L$130]+10*MIN([.L$129]-[.$F134];0);0))*INT(([.$J134]-MAX([.L$129]-[.$F134];0))*[.$I134])/100;0);0)" office:value-type="float" office:value="50" calcext:value-type="float">
            <text:p>50</text:p>
          </table:table-cell>
          <table:table-cell table:formula="of:=ROUNDUP(MAX((100-MAX([.M$130]+10*MIN([.M$129]-[.$F134];0);0))*INT(([.$J134]-MAX([.M$129]-[.$F134];0))*[.$I134])/100;0);0)" office:value-type="float" office:value="50" calcext:value-type="float">
            <text:p>50</text:p>
          </table:table-cell>
          <table:table-cell table:formula="of:=ROUNDUP(MAX((100-MAX([.N$130]+10*MIN([.N$129]-[.$F134];0);0))*INT(([.$J134]-MAX([.N$129]-[.$F134];0))*[.$I134])/100;0);0)" office:value-type="float" office:value="50" calcext:value-type="float">
            <text:p>50</text:p>
          </table:table-cell>
          <table:table-cell table:formula="of:=ROUNDUP(MAX((100-MAX([.O$130]+10*MIN([.O$129]-[.$F134];0);0))*INT(([.$J134]-MAX([.O$129]-[.$F134];0))*[.$I134])/100;0);0)" office:value-type="float" office:value="50" calcext:value-type="float">
            <text:p>50</text:p>
          </table:table-cell>
          <table:table-cell table:formula="of:=ROUNDUP(MAX((100-MAX([.P$130]+10*MIN([.P$129]-[.$F134];0);0))*INT(([.$J134]-MAX([.P$129]-[.$F134];0))*[.$I134])/100;0);0)" office:value-type="float" office:value="50" calcext:value-type="float">
            <text:p>50</text:p>
          </table:table-cell>
          <table:table-cell table:formula="of:=ROUNDUP(MAX((100-MAX([.Q$130]+10*MIN([.Q$129]-[.$F134];0);0))*INT(([.$J134]-MAX([.Q$129]-[.$F134];0))*[.$I134])/100;0);0)" office:value-type="float" office:value="50" calcext:value-type="float">
            <text:p>50</text:p>
          </table:table-cell>
          <table:table-cell table:formula="of:=ROUNDUP(MAX((100-MAX([.R$130]+10*MIN([.R$129]-[.$F134];0);0))*INT(([.$J134]-MAX([.R$129]-[.$F134];0))*[.$I134])/100;0);0)" office:value-type="float" office:value="50" calcext:value-type="float">
            <text:p>50</text:p>
          </table:table-cell>
          <table:table-cell table:formula="of:=ROUNDUP(MAX((100-MAX([.S$130]+10*MIN([.S$129]-[.$F134];0);0))*INT(([.$J134]-MAX([.S$129]-[.$F134];0))*[.$I134])/100;0);0)" office:value-type="float" office:value="10" calcext:value-type="float">
            <text:p>10</text:p>
          </table:table-cell>
          <table:table-cell table:formula="of:=ROUNDUP(MAX((100-MAX([.T$130]+10*MIN([.T$129]-[.$F134];0);0))*INT(([.$J134]-MAX([.T$129]-[.$F134];0))*[.$I134])/100;0);0)" office:value-type="float" office:value="48" calcext:value-type="float">
            <text:p>48</text:p>
          </table:table-cell>
          <table:table-cell table:formula="of:=ROUNDUP(MAX((100-MAX([.U$130]+10*MIN([.U$129]-[.$F134];0);0))*INT(([.$J134]-MAX([.U$129]-[.$F134];0))*[.$I134])/100;0);0)" office:value-type="float" office:value="35" calcext:value-type="float">
            <text:p>35</text:p>
          </table:table-cell>
          <table:table-cell table:formula="of:=ROUNDUP(MAX((100-MAX([.V$130]+10*MIN([.V$129]-[.$F134];0);0))*INT(([.$J134]-MAX([.V$129]-[.$F134];0))*[.$I134])/100;0);0)" office:value-type="float" office:value="30" calcext:value-type="float">
            <text:p>30</text:p>
          </table:table-cell>
          <table:table-cell table:formula="of:=ROUNDUP(MAX((100-MAX([.W$130]+10*MIN([.W$129]-[.$F134];0);0))*INT(([.$J134]-MAX([.W$129]-[.$F134];0))*[.$I134])/100;0);0)" office:value-type="float" office:value="20" calcext:value-type="float">
            <text:p>20</text:p>
          </table:table-cell>
          <table:table-cell table:formula="of:=ROUNDUP(MAX((100-MAX([.X$130]+10*MIN([.X$129]-[.$F134];0);0))*INT(([.$J134]-MAX([.X$129]-[.$F134];0))*[.$I134])/100;0);0)" office:value-type="float" office:value="28" calcext:value-type="float">
            <text:p>28</text:p>
          </table:table-cell>
          <table:table-cell table:formula="of:=ROUNDUP(MAX((100-MAX([.Y$130]+10*MIN([.Y$129]-[.$F134];0);0))*INT(([.$J134]-MAX([.Y$129]-[.$F134];0))*[.$I134])/100;0);0)" office:value-type="float" office:value="26" calcext:value-type="float">
            <text:p>26</text:p>
          </table:table-cell>
          <table:table-cell table:formula="of:=ROUNDUP(MAX((100-MAX([.Z$130]+10*MIN([.Z$129]-[.$F134];0);0))*INT(([.$J134]-MAX([.Z$129]-[.$F134];0))*[.$I134])/100;0);0)" office:value-type="float" office:value="17" calcext:value-type="float">
            <text:p>17</text:p>
          </table:table-cell>
          <table:table-cell table:formula="of:=ROUNDUP(MAX((100-MAX([.AA$130]+10*MIN([.AA$129]-[.$F134];0);0))*INT(([.$J134]-MAX([.AA$129]-[.$F134];0))*[.$I134])/100;0);0)" office:value-type="float" office:value="16" calcext:value-type="float">
            <text:p>16</text:p>
          </table:table-cell>
          <table:table-cell table:formula="of:=ROUNDUP(MAX((100-MAX([.AB$130]+10*MIN([.AB$129]-[.$F134];0);0))*INT(([.$J134]-MAX([.AB$129]-[.$F134];0))*[.$I134])/100;0)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LOOKUP([.$B135];[$'EcCo ammo'.$A$2:$'EcCo ammo'.$A$33];[$'EcCo ammo'.F$2:$'EcCo ammo'.F$33])" office:value-type="float" office:value="0" calcext:value-type="float">
            <text:p>0</text:p>
          </table:table-cell>
          <table:table-cell table:formula="of:=LOOKUP([.$B135];[$'EcCo ammo'.$A$2:$'EcCo ammo'.$A$33];[$'EcCo ammo'.G$2:$'EcCo ammo'.G$33])" office:value-type="float" office:value="6" calcext:value-type="float">
            <text:p>6</text:p>
          </table:table-cell>
          <table:table-cell table:formula="of:=LOOKUP([.$B135];[$'EcCo ammo'.$A$2:$'EcCo ammo'.$A$33];[$'EcCo ammo'.H$2:$'EcCo ammo'.H$33])" office:value-type="float" office:value="1" calcext:value-type="float">
            <text:p>1</text:p>
          </table:table-cell>
          <table:table-cell table:formula="of:=LOOKUP([.$B135];[$'EcCo ammo'.$A$2:$'EcCo ammo'.$A$33];[$'EcCo ammo'.I$2:$'EcCo ammo'.I$33])" office:value-type="float" office:value="1" calcext:value-type="float">
            <text:p>1</text:p>
          </table:table-cell>
          <table:table-cell table:formula="of:=[.G135]/[.H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L$130]+10*MIN([.L$129]-[.$F135];0);0))*INT(([.$J135]-MAX([.L$129]-[.$F135];0))*[.$I135])/100;0);0)" office:value-type="float" office:value="50" calcext:value-type="float">
            <text:p>50</text:p>
          </table:table-cell>
          <table:table-cell table:formula="of:=ROUNDUP(MAX((100-MAX([.M$130]+10*MIN([.M$129]-[.$F135];0);0))*INT(([.$J135]-MAX([.M$129]-[.$F135];0))*[.$I135])/100;0);0)" office:value-type="float" office:value="50" calcext:value-type="float">
            <text:p>50</text:p>
          </table:table-cell>
          <table:table-cell table:formula="of:=ROUNDUP(MAX((100-MAX([.N$130]+10*MIN([.N$129]-[.$F135];0);0))*INT(([.$J135]-MAX([.N$129]-[.$F135];0))*[.$I135])/100;0);0)" office:value-type="float" office:value="50" calcext:value-type="float">
            <text:p>50</text:p>
          </table:table-cell>
          <table:table-cell table:formula="of:=ROUNDUP(MAX((100-MAX([.O$130]+10*MIN([.O$129]-[.$F135];0);0))*INT(([.$J135]-MAX([.O$129]-[.$F135];0))*[.$I135])/100;0);0)" office:value-type="float" office:value="50" calcext:value-type="float">
            <text:p>50</text:p>
          </table:table-cell>
          <table:table-cell table:formula="of:=ROUNDUP(MAX((100-MAX([.P$130]+10*MIN([.P$129]-[.$F135];0);0))*INT(([.$J135]-MAX([.P$129]-[.$F135];0))*[.$I135])/100;0);0)" office:value-type="float" office:value="50" calcext:value-type="float">
            <text:p>50</text:p>
          </table:table-cell>
          <table:table-cell table:formula="of:=ROUNDUP(MAX((100-MAX([.Q$130]+10*MIN([.Q$129]-[.$F135];0);0))*INT(([.$J135]-MAX([.Q$129]-[.$F135];0))*[.$I135])/100;0);0)" office:value-type="float" office:value="50" calcext:value-type="float">
            <text:p>50</text:p>
          </table:table-cell>
          <table:table-cell table:formula="of:=ROUNDUP(MAX((100-MAX([.R$130]+10*MIN([.R$129]-[.$F135];0);0))*INT(([.$J135]-MAX([.R$129]-[.$F135];0))*[.$I135])/100;0);0)" office:value-type="float" office:value="50" calcext:value-type="float">
            <text:p>50</text:p>
          </table:table-cell>
          <table:table-cell table:formula="of:=ROUNDUP(MAX((100-MAX([.S$130]+10*MIN([.S$129]-[.$F135];0);0))*INT(([.$J135]-MAX([.S$129]-[.$F135];0))*[.$I135])/100;0);0)" office:value-type="float" office:value="10" calcext:value-type="float">
            <text:p>10</text:p>
          </table:table-cell>
          <table:table-cell table:formula="of:=ROUNDUP(MAX((100-MAX([.T$130]+10*MIN([.T$129]-[.$F135];0);0))*INT(([.$J135]-MAX([.T$129]-[.$F135];0))*[.$I135])/100;0);0)" office:value-type="float" office:value="48" calcext:value-type="float">
            <text:p>48</text:p>
          </table:table-cell>
          <table:table-cell table:formula="of:=ROUNDUP(MAX((100-MAX([.U$130]+10*MIN([.U$129]-[.$F135];0);0))*INT(([.$J135]-MAX([.U$129]-[.$F135];0))*[.$I135])/100;0);0)" office:value-type="float" office:value="35" calcext:value-type="float">
            <text:p>35</text:p>
          </table:table-cell>
          <table:table-cell table:formula="of:=ROUNDUP(MAX((100-MAX([.V$130]+10*MIN([.V$129]-[.$F135];0);0))*INT(([.$J135]-MAX([.V$129]-[.$F135];0))*[.$I135])/100;0);0)" office:value-type="float" office:value="30" calcext:value-type="float">
            <text:p>30</text:p>
          </table:table-cell>
          <table:table-cell table:formula="of:=ROUNDUP(MAX((100-MAX([.W$130]+10*MIN([.W$129]-[.$F135];0);0))*INT(([.$J135]-MAX([.W$129]-[.$F135];0))*[.$I135])/100;0);0)" office:value-type="float" office:value="20" calcext:value-type="float">
            <text:p>20</text:p>
          </table:table-cell>
          <table:table-cell table:formula="of:=ROUNDUP(MAX((100-MAX([.X$130]+10*MIN([.X$129]-[.$F135];0);0))*INT(([.$J135]-MAX([.X$129]-[.$F135];0))*[.$I135])/100;0);0)" office:value-type="float" office:value="28" calcext:value-type="float">
            <text:p>28</text:p>
          </table:table-cell>
          <table:table-cell table:formula="of:=ROUNDUP(MAX((100-MAX([.Y$130]+10*MIN([.Y$129]-[.$F135];0);0))*INT(([.$J135]-MAX([.Y$129]-[.$F135];0))*[.$I135])/100;0);0)" office:value-type="float" office:value="26" calcext:value-type="float">
            <text:p>26</text:p>
          </table:table-cell>
          <table:table-cell table:formula="of:=ROUNDUP(MAX((100-MAX([.Z$130]+10*MIN([.Z$129]-[.$F135];0);0))*INT(([.$J135]-MAX([.Z$129]-[.$F135];0))*[.$I135])/100;0);0)" office:value-type="float" office:value="17" calcext:value-type="float">
            <text:p>17</text:p>
          </table:table-cell>
          <table:table-cell table:formula="of:=ROUNDUP(MAX((100-MAX([.AA$130]+10*MIN([.AA$129]-[.$F135];0);0))*INT(([.$J135]-MAX([.AA$129]-[.$F135];0))*[.$I135])/100;0);0)" office:value-type="float" office:value="16" calcext:value-type="float">
            <text:p>16</text:p>
          </table:table-cell>
          <table:table-cell table:formula="of:=ROUNDUP(MAX((100-MAX([.AB$130]+10*MIN([.AB$129]-[.$F135];0);0))*INT(([.$J135]-MAX([.AB$129]-[.$F135];0))*[.$I135])/100;0)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LOOKUP([.$B136];[$'EcCo ammo'.$A$2:$'EcCo ammo'.$A$33];[$'EcCo ammo'.F$2:$'EcCo ammo'.F$33])" office:value-type="float" office:value="0" calcext:value-type="float">
            <text:p>0</text:p>
          </table:table-cell>
          <table:table-cell table:formula="of:=LOOKUP([.$B136];[$'EcCo ammo'.$A$2:$'EcCo ammo'.$A$33];[$'EcCo ammo'.G$2:$'EcCo ammo'.G$33])" office:value-type="float" office:value="6" calcext:value-type="float">
            <text:p>6</text:p>
          </table:table-cell>
          <table:table-cell table:formula="of:=LOOKUP([.$B136];[$'EcCo ammo'.$A$2:$'EcCo ammo'.$A$33];[$'EcCo ammo'.H$2:$'EcCo ammo'.H$33])" office:value-type="float" office:value="1" calcext:value-type="float">
            <text:p>1</text:p>
          </table:table-cell>
          <table:table-cell table:formula="of:=LOOKUP([.$B136];[$'EcCo ammo'.$A$2:$'EcCo ammo'.$A$33];[$'EcCo ammo'.I$2:$'EcCo ammo'.I$33])" office:value-type="float" office:value="1" calcext:value-type="float">
            <text:p>1</text:p>
          </table:table-cell>
          <table:table-cell table:formula="of:=[.G136]/[.H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L$130]+10*MIN([.L$129]-[.$F136];0);0))*INT(([.$J136]-MAX([.L$129]-[.$F136];0))*[.$I136])/100;0);0)" office:value-type="float" office:value="55" calcext:value-type="float">
            <text:p>55</text:p>
          </table:table-cell>
          <table:table-cell table:formula="of:=ROUNDUP(MAX((100-MAX([.M$130]+10*MIN([.M$129]-[.$F136];0);0))*INT(([.$J136]-MAX([.M$129]-[.$F136];0))*[.$I136])/100;0);0)" office:value-type="float" office:value="55" calcext:value-type="float">
            <text:p>55</text:p>
          </table:table-cell>
          <table:table-cell table:formula="of:=ROUNDUP(MAX((100-MAX([.N$130]+10*MIN([.N$129]-[.$F136];0);0))*INT(([.$J136]-MAX([.N$129]-[.$F136];0))*[.$I136])/100;0);0)" office:value-type="float" office:value="55" calcext:value-type="float">
            <text:p>55</text:p>
          </table:table-cell>
          <table:table-cell table:formula="of:=ROUNDUP(MAX((100-MAX([.O$130]+10*MIN([.O$129]-[.$F136];0);0))*INT(([.$J136]-MAX([.O$129]-[.$F136];0))*[.$I136])/100;0);0)" office:value-type="float" office:value="55" calcext:value-type="float">
            <text:p>55</text:p>
          </table:table-cell>
          <table:table-cell table:formula="of:=ROUNDUP(MAX((100-MAX([.P$130]+10*MIN([.P$129]-[.$F136];0);0))*INT(([.$J136]-MAX([.P$129]-[.$F136];0))*[.$I136])/100;0);0)" office:value-type="float" office:value="55" calcext:value-type="float">
            <text:p>55</text:p>
          </table:table-cell>
          <table:table-cell table:formula="of:=ROUNDUP(MAX((100-MAX([.Q$130]+10*MIN([.Q$129]-[.$F136];0);0))*INT(([.$J136]-MAX([.Q$129]-[.$F136];0))*[.$I136])/100;0);0)" office:value-type="float" office:value="55" calcext:value-type="float">
            <text:p>55</text:p>
          </table:table-cell>
          <table:table-cell table:formula="of:=ROUNDUP(MAX((100-MAX([.R$130]+10*MIN([.R$129]-[.$F136];0);0))*INT(([.$J136]-MAX([.R$129]-[.$F136];0))*[.$I136])/100;0);0)" office:value-type="float" office:value="55" calcext:value-type="float">
            <text:p>55</text:p>
          </table:table-cell>
          <table:table-cell table:formula="of:=ROUNDUP(MAX((100-MAX([.S$130]+10*MIN([.S$129]-[.$F136];0);0))*INT(([.$J136]-MAX([.S$129]-[.$F136];0))*[.$I136])/100;0);0)" office:value-type="float" office:value="11" calcext:value-type="float">
            <text:p>11</text:p>
          </table:table-cell>
          <table:table-cell table:formula="of:=ROUNDUP(MAX((100-MAX([.T$130]+10*MIN([.T$129]-[.$F136];0);0))*INT(([.$J136]-MAX([.T$129]-[.$F136];0))*[.$I136])/100;0);0)" office:value-type="float" office:value="53" calcext:value-type="float">
            <text:p>53</text:p>
          </table:table-cell>
          <table:table-cell table:formula="of:=ROUNDUP(MAX((100-MAX([.U$130]+10*MIN([.U$129]-[.$F136];0);0))*INT(([.$J136]-MAX([.U$129]-[.$F136];0))*[.$I136])/100;0);0)" office:value-type="float" office:value="39" calcext:value-type="float">
            <text:p>39</text:p>
          </table:table-cell>
          <table:table-cell table:formula="of:=ROUNDUP(MAX((100-MAX([.V$130]+10*MIN([.V$129]-[.$F136];0);0))*INT(([.$J136]-MAX([.V$129]-[.$F136];0))*[.$I136])/100;0);0)" office:value-type="float" office:value="33" calcext:value-type="float">
            <text:p>33</text:p>
          </table:table-cell>
          <table:table-cell table:formula="of:=ROUNDUP(MAX((100-MAX([.W$130]+10*MIN([.W$129]-[.$F136];0);0))*INT(([.$J136]-MAX([.W$129]-[.$F136];0))*[.$I136])/100;0);0)" office:value-type="float" office:value="22" calcext:value-type="float">
            <text:p>22</text:p>
          </table:table-cell>
          <table:table-cell table:formula="of:=ROUNDUP(MAX((100-MAX([.X$130]+10*MIN([.X$129]-[.$F136];0);0))*INT(([.$J136]-MAX([.X$129]-[.$F136];0))*[.$I136])/100;0);0)" office:value-type="float" office:value="31" calcext:value-type="float">
            <text:p>31</text:p>
          </table:table-cell>
          <table:table-cell table:formula="of:=ROUNDUP(MAX((100-MAX([.Y$130]+10*MIN([.Y$129]-[.$F136];0);0))*INT(([.$J136]-MAX([.Y$129]-[.$F136];0))*[.$I136])/100;0);0)" office:value-type="float" office:value="29" calcext:value-type="float">
            <text:p>29</text:p>
          </table:table-cell>
          <table:table-cell table:formula="of:=ROUNDUP(MAX((100-MAX([.Z$130]+10*MIN([.Z$129]-[.$F136];0);0))*INT(([.$J136]-MAX([.Z$129]-[.$F136];0))*[.$I136])/100;0);0)" office:value-type="float" office:value="19" calcext:value-type="float">
            <text:p>19</text:p>
          </table:table-cell>
          <table:table-cell table:formula="of:=ROUNDUP(MAX((100-MAX([.AA$130]+10*MIN([.AA$129]-[.$F136];0);0))*INT(([.$J136]-MAX([.AA$129]-[.$F136];0))*[.$I136])/100;0);0)" office:value-type="float" office:value="18" calcext:value-type="float">
            <text:p>18</text:p>
          </table:table-cell>
          <table:table-cell table:formula="of:=ROUNDUP(MAX((100-MAX([.AB$130]+10*MIN([.AB$129]-[.$F136];0);0))*INT(([.$J136]-MAX([.AB$129]-[.$F136];0))*[.$I136])/100;0);0)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  <table:table-cell table:style-name="Default"/>
          <table:table-cell table:number-columns-repeated="2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ce7" table:formula="of:=OFFSET([$'EcCo Armor'.$A$2];[.L$2];0)" office:value-type="string" office:string-value="None" calcext:value-type="string">
            <text:p>None</text:p>
          </table:table-cell>
          <table:table-cell table:style-name="ce7" table:formula="of:=OFFSET([$'EcCo Armor'.$A$2];[.M$2];0)" office:value-type="string" office:string-value="Robes" calcext:value-type="string">
            <text:p>Robes</text:p>
          </table:table-cell>
          <table:table-cell table:style-name="ce7" table:formula="of:=OFFSET([$'EcCo Armor'.$A$2];[.N$2];0)" office:value-type="string" office:string-value="Leather Jacket" calcext:value-type="string">
            <text:p>Leather Jacket</text:p>
          </table:table-cell>
          <table:table-cell table:style-name="ce7" table:formula="of:=OFFSET([$'EcCo Armor'.$A$2];[.O$2];0)" office:value-type="string" office:string-value="Leather Armor" calcext:value-type="string">
            <text:p>Leather Armor</text:p>
          </table:table-cell>
          <table:table-cell table:style-name="ce7" table:formula="of:=OFFSET([$'EcCo Armor'.$A$2];[.P$2];0)" office:value-type="string" office:string-value="Comb Lth. Jack" calcext:value-type="string">
            <text:p>Comb Lth. Jack</text:p>
          </table:table-cell>
          <table:table-cell table:style-name="ce7" table:formula="of:=OFFSET([$'EcCo Armor'.$A$2];[.Q$2];0)" office:value-type="string" office:string-value="Leather MkII" calcext:value-type="string">
            <text:p>Leather MkII</text:p>
          </table:table-cell>
          <table:table-cell table:style-name="ce7" table:formula="of:=OFFSET([$'EcCo Armor'.$A$2];[.R$2];0)" office:value-type="string" office:string-value="Metal Armor" calcext:value-type="string">
            <text:p>Metal Armor</text:p>
          </table:table-cell>
          <table:table-cell table:style-name="ce7" table:formula="of:=OFFSET([$'EcCo Armor'.$A$2];[.S$2];0)" office:value-type="string" office:string-value="Tesla Armor" calcext:value-type="string">
            <text:p>Tesla Armor</text:p>
          </table:table-cell>
          <table:table-cell table:style-name="ce7" table:formula="of:=OFFSET([$'EcCo Armor'.$A$2];[.T$2];0)" office:value-type="string" office:string-value="Metal MkII" calcext:value-type="string">
            <text:p>Metal MkII</text:p>
          </table:table-cell>
          <table:table-cell table:style-name="ce7" table:formula="of:=OFFSET([$'EcCo Armor'.$A$2];[.U$2];0)" office:value-type="string" office:string-value="Combat Armor" calcext:value-type="string">
            <text:p>Combat Armor</text:p>
          </table:table-cell>
          <table:table-cell table:style-name="ce7" table:formula="of:=OFFSET([$'EcCo Armor'.$A$2];[.V$2];0)" office:value-type="string" office:string-value="Combat MkII" calcext:value-type="string">
            <text:p>Combat MkII</text:p>
          </table:table-cell>
          <table:table-cell table:style-name="ce7" table:formula="of:=OFFSET([$'EcCo Armor'.$A$2];[.W$2];0)" office:value-type="string" office:string-value="Brotherhood" calcext:value-type="string">
            <text:p>Brotherhood</text:p>
          </table:table-cell>
          <table:table-cell table:style-name="ce7" table:formula="of:=OFFSET([$'EcCo Armor'.$A$2];[.X$2];0)" office:value-type="string" office:string-value="Power Armor" calcext:value-type="string">
            <text:p>Power Armor</text:p>
          </table:table-cell>
          <table:table-cell table:style-name="ce7" table:formula="of:=OFFSET([$'EcCo Armor'.$A$2];[.Y$2];0)" office:value-type="string" office:string-value="Hard. Power" calcext:value-type="string">
            <text:p>Hard. Power</text:p>
          </table:table-cell>
          <table:table-cell table:style-name="ce7" table:formula="of:=OFFSET([$'EcCo Armor'.$A$2];[.Z$2];0)" office:value-type="string" office:string-value="Adv. Power" calcext:value-type="string">
            <text:p>Adv. Power</text:p>
          </table:table-cell>
          <table:table-cell table:style-name="ce7" table:formula="of:=OFFSET([$'EcCo Armor'.$A$2];[.AA$2];0)" office:value-type="string" office:string-value="Adv. Power MKII" calcext:value-type="string">
            <text:p>Adv. Power MKII</text:p>
          </table:table-cell>
          <table:table-cell table:style-name="ce7" table:formula="of:=OFFSET([$'EcCo Armor'.$A$2];[.AB$2];0)" office:value-type="string" office:string-value="Frank Horrigan" calcext:value-type="string">
            <text:p>Frank Horrigan</text:p>
          </table:table-cell>
          <table:table-cell table:style-name="ce7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'.$M$2];[.L$2];0)" office:value-type="float" office:value="0" calcext:value-type="float">
            <text:p>0</text:p>
          </table:table-cell>
          <table:table-cell table:style-name="ce3" table:formula="of:=OFFSET([$'EcCo Armor'.$M$2];[.M$2];0)" office:value-type="float" office:value="0" calcext:value-type="float">
            <text:p>0</text:p>
          </table:table-cell>
          <table:table-cell table:style-name="ce3" table:formula="of:=OFFSET([$'EcCo Armor'.$M$2];[.N$2];0)" office:value-type="float" office:value="0" calcext:value-type="float">
            <text:p>0</text:p>
          </table:table-cell>
          <table:table-cell table:style-name="ce3" table:formula="of:=OFFSET([$'EcCo Armor'.$M$2];[.O$2];0)" office:value-type="float" office:value="0" calcext:value-type="float">
            <text:p>0</text:p>
          </table:table-cell>
          <table:table-cell table:style-name="ce3" table:formula="of:=OFFSET([$'EcCo Armor'.$M$2];[.P$2];0)" office:value-type="float" office:value="0" calcext:value-type="float">
            <text:p>0</text:p>
          </table:table-cell>
          <table:table-cell table:style-name="ce3" table:formula="of:=OFFSET([$'EcCo Armor'.$M$2];[.Q$2];0)" office:value-type="float" office:value="1" calcext:value-type="float">
            <text:p>1</text:p>
          </table:table-cell>
          <table:table-cell table:style-name="ce3" table:formula="of:=OFFSET([$'EcCo Armor'.$M$2];[.R$2];0)" office:value-type="float" office:value="0" calcext:value-type="float">
            <text:p>0</text:p>
          </table:table-cell>
          <table:table-cell table:style-name="ce3" table:formula="of:=OFFSET([$'EcCo Armor'.$M$2];[.S$2];0)" office:value-type="float" office:value="12" calcext:value-type="float">
            <text:p>12</text:p>
          </table:table-cell>
          <table:table-cell table:style-name="ce3" table:formula="of:=OFFSET([$'EcCo Armor'.$M$2];[.T$2];0)" office:value-type="float" office:value="1" calcext:value-type="float">
            <text:p>1</text:p>
          </table:table-cell>
          <table:table-cell table:style-name="ce3" table:formula="of:=OFFSET([$'EcCo Armor'.$M$2];[.U$2];0)" office:value-type="float" office:value="2" calcext:value-type="float">
            <text:p>2</text:p>
          </table:table-cell>
          <table:table-cell table:style-name="ce3" table:formula="of:=OFFSET([$'EcCo Armor'.$M$2];[.V$2];0)" office:value-type="float" office:value="3" calcext:value-type="float">
            <text:p>3</text:p>
          </table:table-cell>
          <table:table-cell table:style-name="ce3" table:formula="of:=OFFSET([$'EcCo Armor'.$M$2];[.W$2];0)" office:value-type="float" office:value="6" calcext:value-type="float">
            <text:p>6</text:p>
          </table:table-cell>
          <table:table-cell table:style-name="ce3" table:formula="of:=OFFSET([$'EcCo Armor'.$M$2];[.X$2];0)" office:value-type="float" office:value="12" calcext:value-type="float">
            <text:p>12</text:p>
          </table:table-cell>
          <table:table-cell table:style-name="ce3" table:formula="of:=OFFSET([$'EcCo Armor'.$M$2];[.Y$2];0)" office:value-type="float" office:value="13" calcext:value-type="float">
            <text:p>13</text:p>
          </table:table-cell>
          <table:table-cell table:style-name="ce3" table:formula="of:=OFFSET([$'EcCo Armor'.$M$2];[.Z$2];0)" office:value-type="float" office:value="15" calcext:value-type="float">
            <text:p>15</text:p>
          </table:table-cell>
          <table:table-cell table:style-name="ce3" table:formula="of:=OFFSET([$'EcCo Armor'.$M$2];[.AA$2];0)" office:value-type="float" office:value="15" calcext:value-type="float">
            <text:p>15</text:p>
          </table:table-cell>
          <table:table-cell table:style-name="ce3" table:formula="of:=OFFSET([$'EcCo Armor'.$M$2];[.AB$2];0)" office:value-type="float" office:value="15" calcext:value-type="float">
            <text:p>15</text:p>
          </table:table-cell>
          <table:table-cell table:style-name="ce3" table:number-columns-repeated="2"/>
          <table:table-cell/>
        </table:table-row>
        <table:table-row table:style-name="ro2">
          <table:table-cell table:number-columns-repeated="8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'.$N$2];[.L$2];0)" office:value-type="float" office:value="0" calcext:value-type="float">
            <text:p>0</text:p>
          </table:table-cell>
          <table:table-cell table:style-name="ce3" table:formula="of:=OFFSET([$'EcCo Armor'.$N$2];[.M$2];0)" office:value-type="float" office:value="40" calcext:value-type="float">
            <text:p>40</text:p>
          </table:table-cell>
          <table:table-cell table:style-name="ce3" table:formula="of:=OFFSET([$'EcCo Armor'.$N$2];[.N$2];0)" office:value-type="float" office:value="30" calcext:value-type="float">
            <text:p>30</text:p>
          </table:table-cell>
          <table:table-cell table:style-name="ce3" table:formula="of:=OFFSET([$'EcCo Armor'.$N$2];[.O$2];0)" office:value-type="float" office:value="30" calcext:value-type="float">
            <text:p>30</text:p>
          </table:table-cell>
          <table:table-cell table:style-name="ce3" table:formula="of:=OFFSET([$'EcCo Armor'.$N$2];[.P$2];0)" office:value-type="float" office:value="30" calcext:value-type="float">
            <text:p>30</text:p>
          </table:table-cell>
          <table:table-cell table:style-name="ce3" table:formula="of:=OFFSET([$'EcCo Armor'.$N$2];[.Q$2];0)" office:value-type="float" office:value="40" calcext:value-type="float">
            <text:p>40</text:p>
          </table:table-cell>
          <table:table-cell table:style-name="ce3" table:formula="of:=OFFSET([$'EcCo Armor'.$N$2];[.R$2];0)" office:value-type="float" office:value="0" calcext:value-type="float">
            <text:p>0</text:p>
          </table:table-cell>
          <table:table-cell table:style-name="ce3" table:formula="of:=OFFSET([$'EcCo Armor'.$N$2];[.S$2];0)" office:value-type="float" office:value="80" calcext:value-type="float">
            <text:p>80</text:p>
          </table:table-cell>
          <table:table-cell table:style-name="ce3" table:formula="of:=OFFSET([$'EcCo Armor'.$N$2];[.T$2];0)" office:value-type="float" office:value="10" calcext:value-type="float">
            <text:p>10</text:p>
          </table:table-cell>
          <table:table-cell table:style-name="ce3" table:formula="of:=OFFSET([$'EcCo Armor'.$N$2];[.U$2];0)" office:value-type="float" office:value="50" calcext:value-type="float">
            <text:p>50</text:p>
          </table:table-cell>
          <table:table-cell table:style-name="ce3" table:formula="of:=OFFSET([$'EcCo Armor'.$N$2];[.V$2];0)" office:value-type="float" office:value="55" calcext:value-type="float">
            <text:p>55</text:p>
          </table:table-cell>
          <table:table-cell table:style-name="ce3" table:formula="of:=OFFSET([$'EcCo Armor'.$N$2];[.W$2];0)" office:value-type="float" office:value="60" calcext:value-type="float">
            <text:p>60</text:p>
          </table:table-cell>
          <table:table-cell table:style-name="ce3" table:formula="of:=OFFSET([$'EcCo Armor'.$N$2];[.X$2];0)" office:value-type="float" office:value="40" calcext:value-type="float">
            <text:p>40</text:p>
          </table:table-cell>
          <table:table-cell table:style-name="ce3" table:formula="of:=OFFSET([$'EcCo Armor'.$N$2];[.Y$2];0)" office:value-type="float" office:value="40" calcext:value-type="float">
            <text:p>40</text:p>
          </table:table-cell>
          <table:table-cell table:style-name="ce3" table:formula="of:=OFFSET([$'EcCo Armor'.$N$2];[.Z$2];0)" office:value-type="float" office:value="60" calcext:value-type="float">
            <text:p>60</text:p>
          </table:table-cell>
          <table:table-cell table:style-name="ce3" table:formula="of:=OFFSET([$'EcCo Armor'.$N$2];[.AA$2];0)" office:value-type="float" office:value="65" calcext:value-type="float">
            <text:p>65</text:p>
          </table:table-cell>
          <table:table-cell table:style-name="ce3" table:formula="of:=OFFSET([$'EcCo Armor'.$N$2];[.AB$2];0)" office:value-type="float" office:value="20" calcext:value-type="float">
            <text:p>2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LOOKUP([.$B148];[$'EcCo ammo'.$A$2:$'EcCo ammo'.$A$33];[$'EcCo ammo'.F$2:$'EcCo ammo'.F$33])" office:value-type="float" office:value="0" calcext:value-type="float">
            <text:p>0</text:p>
          </table:table-cell>
          <table:table-cell table:formula="of:=LOOKUP([.$B148];[$'EcCo ammo'.$A$2:$'EcCo ammo'.$A$33];[$'EcCo ammo'.G$2:$'EcCo ammo'.G$33])" office:value-type="float" office:value="3" calcext:value-type="float">
            <text:p>3</text:p>
          </table:table-cell>
          <table:table-cell table:formula="of:=LOOKUP([.$B148];[$'EcCo ammo'.$A$2:$'EcCo ammo'.$A$33];[$'EcCo ammo'.H$2:$'EcCo ammo'.H$33])" office:value-type="float" office:value="1" calcext:value-type="float">
            <text:p>1</text:p>
          </table:table-cell>
          <table:table-cell table:formula="of:=LOOKUP([.$B148];[$'EcCo ammo'.$A$2:$'EcCo ammo'.$A$33];[$'EcCo ammo'.I$2:$'EcCo ammo'.I$33])" office:value-type="float" office:value="1" calcext:value-type="float">
            <text:p>1</text:p>
          </table:table-cell>
          <table:table-cell table:formula="of:=[.G148]/[.H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L$146]+10*MIN([.L$145]-[.$F148];0);0))*INT(([.$J148]-MAX([.L$145]-[.$F148];0))*[.$I148])/100;0);0)" office:value-type="float" office:value="4" calcext:value-type="float">
            <text:p>4</text:p>
          </table:table-cell>
          <table:table-cell table:formula="of:=ROUNDUP(MAX((100-MAX([.M$146]+10*MIN([.M$145]-[.$F148];0);0))*INT(([.$J148]-MAX([.M$145]-[.$F148];0))*[.$I148])/100;0);0)" office:value-type="float" office:value="4" calcext:value-type="float">
            <text:p>4</text:p>
          </table:table-cell>
          <table:table-cell table:formula="of:=ROUNDUP(MAX((100-MAX([.N$146]+10*MIN([.N$145]-[.$F148];0);0))*INT(([.$J148]-MAX([.N$145]-[.$F148];0))*[.$I148])/100;0);0)" office:value-type="float" office:value="4" calcext:value-type="float">
            <text:p>4</text:p>
          </table:table-cell>
          <table:table-cell table:formula="of:=ROUNDUP(MAX((100-MAX([.O$146]+10*MIN([.O$145]-[.$F148];0);0))*INT(([.$J148]-MAX([.O$145]-[.$F148];0))*[.$I148])/100;0);0)" office:value-type="float" office:value="4" calcext:value-type="float">
            <text:p>4</text:p>
          </table:table-cell>
          <table:table-cell table:formula="of:=ROUNDUP(MAX((100-MAX([.P$146]+10*MIN([.P$145]-[.$F148];0);0))*INT(([.$J148]-MAX([.P$145]-[.$F148];0))*[.$I148])/100;0);0)" office:value-type="float" office:value="4" calcext:value-type="float">
            <text:p>4</text:p>
          </table:table-cell>
          <table:table-cell table:formula="of:=ROUNDUP(MAX((100-MAX([.Q$146]+10*MIN([.Q$145]-[.$F148];0);0))*INT(([.$J148]-MAX([.Q$145]-[.$F148];0))*[.$I148])/100;0);0)" office:value-type="float" office:value="4" calcext:value-type="float">
            <text:p>4</text:p>
          </table:table-cell>
          <table:table-cell table:formula="of:=ROUNDUP(MAX((100-MAX([.R$146]+10*MIN([.R$145]-[.$F148];0);0))*INT(([.$J148]-MAX([.R$145]-[.$F148];0))*[.$I148])/100;0);0)" office:value-type="float" office:value="4" calcext:value-type="float">
            <text:p>4</text:p>
          </table:table-cell>
          <table:table-cell table:formula="of:=ROUNDUP(MAX((100-MAX([.S$146]+10*MIN([.S$145]-[.$F148];0);0))*INT(([.$J148]-MAX([.S$145]-[.$F148];0))*[.$I148])/100;0);0)" office:value-type="float" office:value="0" calcext:value-type="float">
            <text:p>0</text:p>
          </table:table-cell>
          <table:table-cell table:formula="of:=ROUNDUP(MAX((100-MAX([.T$146]+10*MIN([.T$145]-[.$F148];0);0))*INT(([.$J148]-MAX([.T$145]-[.$F148];0))*[.$I148])/100;0);0)" office:value-type="float" office:value="4" calcext:value-type="float">
            <text:p>4</text:p>
          </table:table-cell>
          <table:table-cell table:formula="of:=ROUNDUP(MAX((100-MAX([.U$146]+10*MIN([.U$145]-[.$F148];0);0))*INT(([.$J148]-MAX([.U$145]-[.$F148];0))*[.$I148])/100;0);0)" office:value-type="float" office:value="3" calcext:value-type="float">
            <text:p>3</text:p>
          </table:table-cell>
          <table:table-cell table:formula="of:=ROUNDUP(MAX((100-MAX([.V$146]+10*MIN([.V$145]-[.$F148];0);0))*INT(([.$J148]-MAX([.V$145]-[.$F148];0))*[.$I148])/100;0);0)" office:value-type="float" office:value="2" calcext:value-type="float">
            <text:p>2</text:p>
          </table:table-cell>
          <table:table-cell table:formula="of:=ROUNDUP(MAX((100-MAX([.W$146]+10*MIN([.W$145]-[.$F148];0);0))*INT(([.$J148]-MAX([.W$145]-[.$F148];0))*[.$I148])/100;0);0)" office:value-type="float" office:value="1" calcext:value-type="float">
            <text:p>1</text:p>
          </table:table-cell>
          <table:table-cell table:formula="of:=ROUNDUP(MAX((100-MAX([.X$146]+10*MIN([.X$145]-[.$F148];0);0))*INT(([.$J148]-MAX([.X$145]-[.$F148];0))*[.$I148])/100;0);0)" office:value-type="float" office:value="0" calcext:value-type="float">
            <text:p>0</text:p>
          </table:table-cell>
          <table:table-cell table:formula="of:=ROUNDUP(MAX((100-MAX([.Y$146]+10*MIN([.Y$145]-[.$F148];0);0))*INT(([.$J148]-MAX([.Y$145]-[.$F148];0))*[.$I148])/100;0);0)" office:value-type="float" office:value="0" calcext:value-type="float">
            <text:p>0</text:p>
          </table:table-cell>
          <table:table-cell table:formula="of:=ROUNDUP(MAX((100-MAX([.Z$146]+10*MIN([.Z$145]-[.$F148];0);0))*INT(([.$J148]-MAX([.Z$145]-[.$F148];0))*[.$I148])/100;0);0)" office:value-type="float" office:value="0" calcext:value-type="float">
            <text:p>0</text:p>
          </table:table-cell>
          <table:table-cell table:formula="of:=ROUNDUP(MAX((100-MAX([.AA$146]+10*MIN([.AA$145]-[.$F148];0);0))*INT(([.$J148]-MAX([.AA$145]-[.$F148];0))*[.$I148])/100;0);0)" office:value-type="float" office:value="0" calcext:value-type="float">
            <text:p>0</text:p>
          </table:table-cell>
          <table:table-cell table:formula="of:=ROUNDUP(MAX((100-MAX([.AB$146]+10*MIN([.AB$145]-[.$F148];0);0))*INT(([.$J148]-MAX([.AB$145]-[.$F148];0))*[.$I148])/100;0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LOOKUP([.$B149];[$'EcCo ammo'.$A$2:$'EcCo ammo'.$A$33];[$'EcCo ammo'.F$2:$'EcCo ammo'.F$33])" office:value-type="float" office:value="0" calcext:value-type="float">
            <text:p>0</text:p>
          </table:table-cell>
          <table:table-cell table:formula="of:=LOOKUP([.$B149];[$'EcCo ammo'.$A$2:$'EcCo ammo'.$A$33];[$'EcCo ammo'.G$2:$'EcCo ammo'.G$33])" office:value-type="float" office:value="3" calcext:value-type="float">
            <text:p>3</text:p>
          </table:table-cell>
          <table:table-cell table:formula="of:=LOOKUP([.$B149];[$'EcCo ammo'.$A$2:$'EcCo ammo'.$A$33];[$'EcCo ammo'.H$2:$'EcCo ammo'.H$33])" office:value-type="float" office:value="1" calcext:value-type="float">
            <text:p>1</text:p>
          </table:table-cell>
          <table:table-cell table:formula="of:=LOOKUP([.$B149];[$'EcCo ammo'.$A$2:$'EcCo ammo'.$A$33];[$'EcCo ammo'.I$2:$'EcCo ammo'.I$33])" office:value-type="float" office:value="1" calcext:value-type="float">
            <text:p>1</text:p>
          </table:table-cell>
          <table:table-cell table:formula="of:=[.G149]/[.H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L$146]+10*MIN([.L$145]-[.$F149];0);0))*INT(([.$J149]-MAX([.L$145]-[.$F149];0))*[.$I149])/100;0);0)" office:value-type="float" office:value="16" calcext:value-type="float">
            <text:p>16</text:p>
          </table:table-cell>
          <table:table-cell table:formula="of:=ROUNDUP(MAX((100-MAX([.M$146]+10*MIN([.M$145]-[.$F149];0);0))*INT(([.$J149]-MAX([.M$145]-[.$F149];0))*[.$I149])/100;0);0)" office:value-type="float" office:value="15" calcext:value-type="float">
            <text:p>15</text:p>
          </table:table-cell>
          <table:table-cell table:formula="of:=ROUNDUP(MAX((100-MAX([.N$146]+10*MIN([.N$145]-[.$F149];0);0))*INT(([.$J149]-MAX([.N$145]-[.$F149];0))*[.$I149])/100;0);0)" office:value-type="float" office:value="16" calcext:value-type="float">
            <text:p>16</text:p>
          </table:table-cell>
          <table:table-cell table:formula="of:=ROUNDUP(MAX((100-MAX([.O$146]+10*MIN([.O$145]-[.$F149];0);0))*INT(([.$J149]-MAX([.O$145]-[.$F149];0))*[.$I149])/100;0);0)" office:value-type="float" office:value="16" calcext:value-type="float">
            <text:p>16</text:p>
          </table:table-cell>
          <table:table-cell table:formula="of:=ROUNDUP(MAX((100-MAX([.P$146]+10*MIN([.P$145]-[.$F149];0);0))*INT(([.$J149]-MAX([.P$145]-[.$F149];0))*[.$I149])/100;0);0)" office:value-type="float" office:value="16" calcext:value-type="float">
            <text:p>16</text:p>
          </table:table-cell>
          <table:table-cell table:formula="of:=ROUNDUP(MAX((100-MAX([.Q$146]+10*MIN([.Q$145]-[.$F149];0);0))*INT(([.$J149]-MAX([.Q$145]-[.$F149];0))*[.$I149])/100;0);0)" office:value-type="float" office:value="13" calcext:value-type="float">
            <text:p>13</text:p>
          </table:table-cell>
          <table:table-cell table:formula="of:=ROUNDUP(MAX((100-MAX([.R$146]+10*MIN([.R$145]-[.$F149];0);0))*INT(([.$J149]-MAX([.R$145]-[.$F149];0))*[.$I149])/100;0);0)" office:value-type="float" office:value="16" calcext:value-type="float">
            <text:p>16</text:p>
          </table:table-cell>
          <table:table-cell table:formula="of:=ROUNDUP(MAX((100-MAX([.S$146]+10*MIN([.S$145]-[.$F149];0);0))*INT(([.$J149]-MAX([.S$145]-[.$F149];0))*[.$I149])/100;0);0)" office:value-type="float" office:value="2" calcext:value-type="float">
            <text:p>2</text:p>
          </table:table-cell>
          <table:table-cell table:formula="of:=ROUNDUP(MAX((100-MAX([.T$146]+10*MIN([.T$145]-[.$F149];0);0))*INT(([.$J149]-MAX([.T$145]-[.$F149];0))*[.$I149])/100;0);0)" office:value-type="float" office:value="16" calcext:value-type="float">
            <text:p>16</text:p>
          </table:table-cell>
          <table:table-cell table:formula="of:=ROUNDUP(MAX((100-MAX([.U$146]+10*MIN([.U$145]-[.$F149];0);0))*INT(([.$J149]-MAX([.U$145]-[.$F149];0))*[.$I149])/100;0);0)" office:value-type="float" office:value="10" calcext:value-type="float">
            <text:p>10</text:p>
          </table:table-cell>
          <table:table-cell table:formula="of:=ROUNDUP(MAX((100-MAX([.V$146]+10*MIN([.V$145]-[.$F149];0);0))*INT(([.$J149]-MAX([.V$145]-[.$F149];0))*[.$I149])/100;0);0)" office:value-type="float" office:value="8" calcext:value-type="float">
            <text:p>8</text:p>
          </table:table-cell>
          <table:table-cell table:formula="of:=ROUNDUP(MAX((100-MAX([.W$146]+10*MIN([.W$145]-[.$F149];0);0))*INT(([.$J149]-MAX([.W$145]-[.$F149];0))*[.$I149])/100;0);0)" office:value-type="float" office:value="6" calcext:value-type="float">
            <text:p>6</text:p>
          </table:table-cell>
          <table:table-cell table:formula="of:=ROUNDUP(MAX((100-MAX([.X$146]+10*MIN([.X$145]-[.$F149];0);0))*INT(([.$J149]-MAX([.X$145]-[.$F149];0))*[.$I149])/100;0);0)" office:value-type="float" office:value="5" calcext:value-type="float">
            <text:p>5</text:p>
          </table:table-cell>
          <table:table-cell table:formula="of:=ROUNDUP(MAX((100-MAX([.Y$146]+10*MIN([.Y$145]-[.$F149];0);0))*INT(([.$J149]-MAX([.Y$145]-[.$F149];0))*[.$I149])/100;0);0)" office:value-type="float" office:value="4" calcext:value-type="float">
            <text:p>4</text:p>
          </table:table-cell>
          <table:table-cell table:formula="of:=ROUNDUP(MAX((100-MAX([.Z$146]+10*MIN([.Z$145]-[.$F149];0);0))*INT(([.$J149]-MAX([.Z$145]-[.$F149];0))*[.$I149])/100;0);0)" office:value-type="float" office:value="2" calcext:value-type="float">
            <text:p>2</text:p>
          </table:table-cell>
          <table:table-cell table:formula="of:=ROUNDUP(MAX((100-MAX([.AA$146]+10*MIN([.AA$145]-[.$F149];0);0))*INT(([.$J149]-MAX([.AA$145]-[.$F149];0))*[.$I149])/100;0);0)" office:value-type="float" office:value="2" calcext:value-type="float">
            <text:p>2</text:p>
          </table:table-cell>
          <table:table-cell table:formula="of:=ROUNDUP(MAX((100-MAX([.AB$146]+10*MIN([.AB$145]-[.$F149];0);0))*INT(([.$J149]-MAX([.AB$145]-[.$F149];0))*[.$I149])/100;0)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LOOKUP([.$B150];[$'EcCo ammo'.$A$2:$'EcCo ammo'.$A$33];[$'EcCo ammo'.F$2:$'EcCo ammo'.F$33])" office:value-type="float" office:value="0" calcext:value-type="float">
            <text:p>0</text:p>
          </table:table-cell>
          <table:table-cell table:formula="of:=LOOKUP([.$B150];[$'EcCo ammo'.$A$2:$'EcCo ammo'.$A$33];[$'EcCo ammo'.G$2:$'EcCo ammo'.G$33])" office:value-type="float" office:value="3" calcext:value-type="float">
            <text:p>3</text:p>
          </table:table-cell>
          <table:table-cell table:formula="of:=LOOKUP([.$B150];[$'EcCo ammo'.$A$2:$'EcCo ammo'.$A$33];[$'EcCo ammo'.H$2:$'EcCo ammo'.H$33])" office:value-type="float" office:value="1" calcext:value-type="float">
            <text:p>1</text:p>
          </table:table-cell>
          <table:table-cell table:formula="of:=LOOKUP([.$B150];[$'EcCo ammo'.$A$2:$'EcCo ammo'.$A$33];[$'EcCo ammo'.I$2:$'EcCo ammo'.I$33])" office:value-type="float" office:value="1" calcext:value-type="float">
            <text:p>1</text:p>
          </table:table-cell>
          <table:table-cell table:formula="of:=[.G150]/[.H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L$146]+10*MIN([.L$145]-[.$F150];0);0))*INT(([.$J150]-MAX([.L$145]-[.$F150];0))*[.$I150])/100;0);0)" office:value-type="float" office:value="26" calcext:value-type="float">
            <text:p>26</text:p>
          </table:table-cell>
          <table:table-cell table:formula="of:=ROUNDUP(MAX((100-MAX([.M$146]+10*MIN([.M$145]-[.$F150];0);0))*INT(([.$J150]-MAX([.M$145]-[.$F150];0))*[.$I150])/100;0);0)" office:value-type="float" office:value="24" calcext:value-type="float">
            <text:p>24</text:p>
          </table:table-cell>
          <table:table-cell table:formula="of:=ROUNDUP(MAX((100-MAX([.N$146]+10*MIN([.N$145]-[.$F150];0);0))*INT(([.$J150]-MAX([.N$145]-[.$F150];0))*[.$I150])/100;0);0)" office:value-type="float" office:value="26" calcext:value-type="float">
            <text:p>26</text:p>
          </table:table-cell>
          <table:table-cell table:formula="of:=ROUNDUP(MAX((100-MAX([.O$146]+10*MIN([.O$145]-[.$F150];0);0))*INT(([.$J150]-MAX([.O$145]-[.$F150];0))*[.$I150])/100;0);0)" office:value-type="float" office:value="26" calcext:value-type="float">
            <text:p>26</text:p>
          </table:table-cell>
          <table:table-cell table:formula="of:=ROUNDUP(MAX((100-MAX([.P$146]+10*MIN([.P$145]-[.$F150];0);0))*INT(([.$J150]-MAX([.P$145]-[.$F150];0))*[.$I150])/100;0);0)" office:value-type="float" office:value="26" calcext:value-type="float">
            <text:p>26</text:p>
          </table:table-cell>
          <table:table-cell table:formula="of:=ROUNDUP(MAX((100-MAX([.Q$146]+10*MIN([.Q$145]-[.$F150];0);0))*INT(([.$J150]-MAX([.Q$145]-[.$F150];0))*[.$I150])/100;0);0)" office:value-type="float" office:value="21" calcext:value-type="float">
            <text:p>21</text:p>
          </table:table-cell>
          <table:table-cell table:formula="of:=ROUNDUP(MAX((100-MAX([.R$146]+10*MIN([.R$145]-[.$F150];0);0))*INT(([.$J150]-MAX([.R$145]-[.$F150];0))*[.$I150])/100;0);0)" office:value-type="float" office:value="26" calcext:value-type="float">
            <text:p>26</text:p>
          </table:table-cell>
          <table:table-cell table:formula="of:=ROUNDUP(MAX((100-MAX([.S$146]+10*MIN([.S$145]-[.$F150];0);0))*INT(([.$J150]-MAX([.S$145]-[.$F150];0))*[.$I150])/100;0);0)" office:value-type="float" office:value="4" calcext:value-type="float">
            <text:p>4</text:p>
          </table:table-cell>
          <table:table-cell table:formula="of:=ROUNDUP(MAX((100-MAX([.T$146]+10*MIN([.T$145]-[.$F150];0);0))*INT(([.$J150]-MAX([.T$145]-[.$F150];0))*[.$I150])/100;0);0)" office:value-type="float" office:value="26" calcext:value-type="float">
            <text:p>26</text:p>
          </table:table-cell>
          <table:table-cell table:formula="of:=ROUNDUP(MAX((100-MAX([.U$146]+10*MIN([.U$145]-[.$F150];0);0))*INT(([.$J150]-MAX([.U$145]-[.$F150];0))*[.$I150])/100;0);0)" office:value-type="float" office:value="16" calcext:value-type="float">
            <text:p>16</text:p>
          </table:table-cell>
          <table:table-cell table:formula="of:=ROUNDUP(MAX((100-MAX([.V$146]+10*MIN([.V$145]-[.$F150];0);0))*INT(([.$J150]-MAX([.V$145]-[.$F150];0))*[.$I150])/100;0);0)" office:value-type="float" office:value="12" calcext:value-type="float">
            <text:p>12</text:p>
          </table:table-cell>
          <table:table-cell table:formula="of:=ROUNDUP(MAX((100-MAX([.W$146]+10*MIN([.W$145]-[.$F150];0);0))*INT(([.$J150]-MAX([.W$145]-[.$F150];0))*[.$I150])/100;0);0)" office:value-type="float" office:value="10" calcext:value-type="float">
            <text:p>10</text:p>
          </table:table-cell>
          <table:table-cell table:formula="of:=ROUNDUP(MAX((100-MAX([.X$146]+10*MIN([.X$145]-[.$F150];0);0))*INT(([.$J150]-MAX([.X$145]-[.$F150];0))*[.$I150])/100;0);0)" office:value-type="float" office:value="11" calcext:value-type="float">
            <text:p>11</text:p>
          </table:table-cell>
          <table:table-cell table:formula="of:=ROUNDUP(MAX((100-MAX([.Y$146]+10*MIN([.Y$145]-[.$F150];0);0))*INT(([.$J150]-MAX([.Y$145]-[.$F150];0))*[.$I150])/100;0);0)" office:value-type="float" office:value="10" calcext:value-type="float">
            <text:p>10</text:p>
          </table:table-cell>
          <table:table-cell table:formula="of:=ROUNDUP(MAX((100-MAX([.Z$146]+10*MIN([.Z$145]-[.$F150];0);0))*INT(([.$J150]-MAX([.Z$145]-[.$F150];0))*[.$I150])/100;0);0)" office:value-type="float" office:value="6" calcext:value-type="float">
            <text:p>6</text:p>
          </table:table-cell>
          <table:table-cell table:formula="of:=ROUNDUP(MAX((100-MAX([.AA$146]+10*MIN([.AA$145]-[.$F150];0);0))*INT(([.$J150]-MAX([.AA$145]-[.$F150];0))*[.$I150])/100;0);0)" office:value-type="float" office:value="5" calcext:value-type="float">
            <text:p>5</text:p>
          </table:table-cell>
          <table:table-cell table:formula="of:=ROUNDUP(MAX((100-MAX([.AB$146]+10*MIN([.AB$145]-[.$F150];0);0))*INT(([.$J150]-MAX([.AB$145]-[.$F150];0))*[.$I150])/100;0)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LOOKUP([.$B151];[$'EcCo ammo'.$A$2:$'EcCo ammo'.$A$33];[$'EcCo ammo'.F$2:$'EcCo ammo'.F$33])" office:value-type="float" office:value="0" calcext:value-type="float">
            <text:p>0</text:p>
          </table:table-cell>
          <table:table-cell table:formula="of:=LOOKUP([.$B151];[$'EcCo ammo'.$A$2:$'EcCo ammo'.$A$33];[$'EcCo ammo'.G$2:$'EcCo ammo'.G$33])" office:value-type="float" office:value="3" calcext:value-type="float">
            <text:p>3</text:p>
          </table:table-cell>
          <table:table-cell table:formula="of:=LOOKUP([.$B151];[$'EcCo ammo'.$A$2:$'EcCo ammo'.$A$33];[$'EcCo ammo'.H$2:$'EcCo ammo'.H$33])" office:value-type="float" office:value="1" calcext:value-type="float">
            <text:p>1</text:p>
          </table:table-cell>
          <table:table-cell table:formula="of:=LOOKUP([.$B151];[$'EcCo ammo'.$A$2:$'EcCo ammo'.$A$33];[$'EcCo ammo'.I$2:$'EcCo ammo'.I$33])" office:value-type="float" office:value="1" calcext:value-type="float">
            <text:p>1</text:p>
          </table:table-cell>
          <table:table-cell table:formula="of:=[.G151]/[.H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L$146]+10*MIN([.L$145]-[.$F151];0);0))*INT(([.$J151]-MAX([.L$145]-[.$F151];0))*[.$I151])/100;0);0)" office:value-type="float" office:value="39" calcext:value-type="float">
            <text:p>39</text:p>
          </table:table-cell>
          <table:table-cell table:formula="of:=ROUNDUP(MAX((100-MAX([.M$146]+10*MIN([.M$145]-[.$F151];0);0))*INT(([.$J151]-MAX([.M$145]-[.$F151];0))*[.$I151])/100;0);0)" office:value-type="float" office:value="36" calcext:value-type="float">
            <text:p>36</text:p>
          </table:table-cell>
          <table:table-cell table:formula="of:=ROUNDUP(MAX((100-MAX([.N$146]+10*MIN([.N$145]-[.$F151];0);0))*INT(([.$J151]-MAX([.N$145]-[.$F151];0))*[.$I151])/100;0);0)" office:value-type="float" office:value="39" calcext:value-type="float">
            <text:p>39</text:p>
          </table:table-cell>
          <table:table-cell table:formula="of:=ROUNDUP(MAX((100-MAX([.O$146]+10*MIN([.O$145]-[.$F151];0);0))*INT(([.$J151]-MAX([.O$145]-[.$F151];0))*[.$I151])/100;0);0)" office:value-type="float" office:value="39" calcext:value-type="float">
            <text:p>39</text:p>
          </table:table-cell>
          <table:table-cell table:formula="of:=ROUNDUP(MAX((100-MAX([.P$146]+10*MIN([.P$145]-[.$F151];0);0))*INT(([.$J151]-MAX([.P$145]-[.$F151];0))*[.$I151])/100;0);0)" office:value-type="float" office:value="39" calcext:value-type="float">
            <text:p>39</text:p>
          </table:table-cell>
          <table:table-cell table:formula="of:=ROUNDUP(MAX((100-MAX([.Q$146]+10*MIN([.Q$145]-[.$F151];0);0))*INT(([.$J151]-MAX([.Q$145]-[.$F151];0))*[.$I151])/100;0);0)" office:value-type="float" office:value="32" calcext:value-type="float">
            <text:p>32</text:p>
          </table:table-cell>
          <table:table-cell table:formula="of:=ROUNDUP(MAX((100-MAX([.R$146]+10*MIN([.R$145]-[.$F151];0);0))*INT(([.$J151]-MAX([.R$145]-[.$F151];0))*[.$I151])/100;0);0)" office:value-type="float" office:value="39" calcext:value-type="float">
            <text:p>39</text:p>
          </table:table-cell>
          <table:table-cell table:formula="of:=ROUNDUP(MAX((100-MAX([.S$146]+10*MIN([.S$145]-[.$F151];0);0))*INT(([.$J151]-MAX([.S$145]-[.$F151];0))*[.$I151])/100;0);0)" office:value-type="float" office:value="6" calcext:value-type="float">
            <text:p>6</text:p>
          </table:table-cell>
          <table:table-cell table:formula="of:=ROUNDUP(MAX((100-MAX([.T$146]+10*MIN([.T$145]-[.$F151];0);0))*INT(([.$J151]-MAX([.T$145]-[.$F151];0))*[.$I151])/100;0);0)" office:value-type="float" office:value="39" calcext:value-type="float">
            <text:p>39</text:p>
          </table:table-cell>
          <table:table-cell table:formula="of:=ROUNDUP(MAX((100-MAX([.U$146]+10*MIN([.U$145]-[.$F151];0);0))*INT(([.$J151]-MAX([.U$145]-[.$F151];0))*[.$I151])/100;0);0)" office:value-type="float" office:value="24" calcext:value-type="float">
            <text:p>24</text:p>
          </table:table-cell>
          <table:table-cell table:formula="of:=ROUNDUP(MAX((100-MAX([.V$146]+10*MIN([.V$145]-[.$F151];0);0))*INT(([.$J151]-MAX([.V$145]-[.$F151];0))*[.$I151])/100;0);0)" office:value-type="float" office:value="18" calcext:value-type="float">
            <text:p>18</text:p>
          </table:table-cell>
          <table:table-cell table:formula="of:=ROUNDUP(MAX((100-MAX([.W$146]+10*MIN([.W$145]-[.$F151];0);0))*INT(([.$J151]-MAX([.W$145]-[.$F151];0))*[.$I151])/100;0);0)" office:value-type="float" office:value="15" calcext:value-type="float">
            <text:p>15</text:p>
          </table:table-cell>
          <table:table-cell table:formula="of:=ROUNDUP(MAX((100-MAX([.X$146]+10*MIN([.X$145]-[.$F151];0);0))*INT(([.$J151]-MAX([.X$145]-[.$F151];0))*[.$I151])/100;0);0)" office:value-type="float" office:value="18" calcext:value-type="float">
            <text:p>18</text:p>
          </table:table-cell>
          <table:table-cell table:formula="of:=ROUNDUP(MAX((100-MAX([.Y$146]+10*MIN([.Y$145]-[.$F151];0);0))*INT(([.$J151]-MAX([.Y$145]-[.$F151];0))*[.$I151])/100;0);0)" office:value-type="float" office:value="18" calcext:value-type="float">
            <text:p>18</text:p>
          </table:table-cell>
          <table:table-cell table:formula="of:=ROUNDUP(MAX((100-MAX([.Z$146]+10*MIN([.Z$145]-[.$F151];0);0))*INT(([.$J151]-MAX([.Z$145]-[.$F151];0))*[.$I151])/100;0);0)" office:value-type="float" office:value="11" calcext:value-type="float">
            <text:p>11</text:p>
          </table:table-cell>
          <table:table-cell table:formula="of:=ROUNDUP(MAX((100-MAX([.AA$146]+10*MIN([.AA$145]-[.$F151];0);0))*INT(([.$J151]-MAX([.AA$145]-[.$F151];0))*[.$I151])/100;0);0)" office:value-type="float" office:value="10" calcext:value-type="float">
            <text:p>10</text:p>
          </table:table-cell>
          <table:table-cell table:formula="of:=ROUNDUP(MAX((100-MAX([.AB$146]+10*MIN([.AB$145]-[.$F151];0);0))*INT(([.$J151]-MAX([.AB$145]-[.$F151];0))*[.$I151])/100;0)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LOOKUP([.$B152];[$'EcCo ammo'.$A$2:$'EcCo ammo'.$A$33];[$'EcCo ammo'.F$2:$'EcCo ammo'.F$33])" office:value-type="float" office:value="0" calcext:value-type="float">
            <text:p>0</text:p>
          </table:table-cell>
          <table:table-cell table:formula="of:=LOOKUP([.$B152];[$'EcCo ammo'.$A$2:$'EcCo ammo'.$A$33];[$'EcCo ammo'.G$2:$'EcCo ammo'.G$33])" office:value-type="float" office:value="3" calcext:value-type="float">
            <text:p>3</text:p>
          </table:table-cell>
          <table:table-cell table:formula="of:=LOOKUP([.$B152];[$'EcCo ammo'.$A$2:$'EcCo ammo'.$A$33];[$'EcCo ammo'.H$2:$'EcCo ammo'.H$33])" office:value-type="float" office:value="1" calcext:value-type="float">
            <text:p>1</text:p>
          </table:table-cell>
          <table:table-cell table:formula="of:=LOOKUP([.$B152];[$'EcCo ammo'.$A$2:$'EcCo ammo'.$A$33];[$'EcCo ammo'.I$2:$'EcCo ammo'.I$33])" office:value-type="float" office:value="1" calcext:value-type="float">
            <text:p>1</text:p>
          </table:table-cell>
          <table:table-cell table:formula="of:=[.G152]/[.H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L$146]+10*MIN([.L$145]-[.$F152];0);0))*INT(([.$J152]-MAX([.L$145]-[.$F152];0))*[.$I152])/100;0);0)" office:value-type="float" office:value="60" calcext:value-type="float">
            <text:p>60</text:p>
          </table:table-cell>
          <table:table-cell table:formula="of:=ROUNDUP(MAX((100-MAX([.M$146]+10*MIN([.M$145]-[.$F152];0);0))*INT(([.$J152]-MAX([.M$145]-[.$F152];0))*[.$I152])/100;0);0)" office:value-type="float" office:value="54" calcext:value-type="float">
            <text:p>54</text:p>
          </table:table-cell>
          <table:table-cell table:formula="of:=ROUNDUP(MAX((100-MAX([.N$146]+10*MIN([.N$145]-[.$F152];0);0))*INT(([.$J152]-MAX([.N$145]-[.$F152];0))*[.$I152])/100;0);0)" office:value-type="float" office:value="60" calcext:value-type="float">
            <text:p>60</text:p>
          </table:table-cell>
          <table:table-cell table:formula="of:=ROUNDUP(MAX((100-MAX([.O$146]+10*MIN([.O$145]-[.$F152];0);0))*INT(([.$J152]-MAX([.O$145]-[.$F152];0))*[.$I152])/100;0);0)" office:value-type="float" office:value="60" calcext:value-type="float">
            <text:p>60</text:p>
          </table:table-cell>
          <table:table-cell table:formula="of:=ROUNDUP(MAX((100-MAX([.P$146]+10*MIN([.P$145]-[.$F152];0);0))*INT(([.$J152]-MAX([.P$145]-[.$F152];0))*[.$I152])/100;0);0)" office:value-type="float" office:value="60" calcext:value-type="float">
            <text:p>60</text:p>
          </table:table-cell>
          <table:table-cell table:formula="of:=ROUNDUP(MAX((100-MAX([.Q$146]+10*MIN([.Q$145]-[.$F152];0);0))*INT(([.$J152]-MAX([.Q$145]-[.$F152];0))*[.$I152])/100;0);0)" office:value-type="float" office:value="48" calcext:value-type="float">
            <text:p>48</text:p>
          </table:table-cell>
          <table:table-cell table:formula="of:=ROUNDUP(MAX((100-MAX([.R$146]+10*MIN([.R$145]-[.$F152];0);0))*INT(([.$J152]-MAX([.R$145]-[.$F152];0))*[.$I152])/100;0);0)" office:value-type="float" office:value="60" calcext:value-type="float">
            <text:p>60</text:p>
          </table:table-cell>
          <table:table-cell table:formula="of:=ROUNDUP(MAX((100-MAX([.S$146]+10*MIN([.S$145]-[.$F152];0);0))*INT(([.$J152]-MAX([.S$145]-[.$F152];0))*[.$I152])/100;0);0)" office:value-type="float" office:value="11" calcext:value-type="float">
            <text:p>11</text:p>
          </table:table-cell>
          <table:table-cell table:formula="of:=ROUNDUP(MAX((100-MAX([.T$146]+10*MIN([.T$145]-[.$F152];0);0))*INT(([.$J152]-MAX([.T$145]-[.$F152];0))*[.$I152])/100;0);0)" office:value-type="float" office:value="60" calcext:value-type="float">
            <text:p>60</text:p>
          </table:table-cell>
          <table:table-cell table:formula="of:=ROUNDUP(MAX((100-MAX([.U$146]+10*MIN([.U$145]-[.$F152];0);0))*INT(([.$J152]-MAX([.U$145]-[.$F152];0))*[.$I152])/100;0);0)" office:value-type="float" office:value="36" calcext:value-type="float">
            <text:p>36</text:p>
          </table:table-cell>
          <table:table-cell table:formula="of:=ROUNDUP(MAX((100-MAX([.V$146]+10*MIN([.V$145]-[.$F152];0);0))*INT(([.$J152]-MAX([.V$145]-[.$F152];0))*[.$I152])/100;0);0)" office:value-type="float" office:value="27" calcext:value-type="float">
            <text:p>27</text:p>
          </table:table-cell>
          <table:table-cell table:formula="of:=ROUNDUP(MAX((100-MAX([.W$146]+10*MIN([.W$145]-[.$F152];0);0))*INT(([.$J152]-MAX([.W$145]-[.$F152];0))*[.$I152])/100;0);0)" office:value-type="float" office:value="23" calcext:value-type="float">
            <text:p>23</text:p>
          </table:table-cell>
          <table:table-cell table:formula="of:=ROUNDUP(MAX((100-MAX([.X$146]+10*MIN([.X$145]-[.$F152];0);0))*INT(([.$J152]-MAX([.X$145]-[.$F152];0))*[.$I152])/100;0);0)" office:value-type="float" office:value="31" calcext:value-type="float">
            <text:p>31</text:p>
          </table:table-cell>
          <table:table-cell table:formula="of:=ROUNDUP(MAX((100-MAX([.Y$146]+10*MIN([.Y$145]-[.$F152];0);0))*INT(([.$J152]-MAX([.Y$145]-[.$F152];0))*[.$I152])/100;0);0)" office:value-type="float" office:value="30" calcext:value-type="float">
            <text:p>30</text:p>
          </table:table-cell>
          <table:table-cell table:formula="of:=ROUNDUP(MAX((100-MAX([.Z$146]+10*MIN([.Z$145]-[.$F152];0);0))*INT(([.$J152]-MAX([.Z$145]-[.$F152];0))*[.$I152])/100;0);0)" office:value-type="float" office:value="20" calcext:value-type="float">
            <text:p>20</text:p>
          </table:table-cell>
          <table:table-cell table:formula="of:=ROUNDUP(MAX((100-MAX([.AA$146]+10*MIN([.AA$145]-[.$F152];0);0))*INT(([.$J152]-MAX([.AA$145]-[.$F152];0))*[.$I152])/100;0);0)" office:value-type="float" office:value="17" calcext:value-type="float">
            <text:p>17</text:p>
          </table:table-cell>
          <table:table-cell table:formula="of:=ROUNDUP(MAX((100-MAX([.AB$146]+10*MIN([.AB$145]-[.$F152];0);0))*INT(([.$J152]-MAX([.AB$145]-[.$F152];0))*[.$I152])/100;0)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formula="of:=LOOKUP([.$B153];[$'EcCo ammo'.$A$2:$'EcCo ammo'.$A$33];[$'EcCo ammo'.F$2:$'EcCo ammo'.F$33])" office:value-type="float" office:value="0" calcext:value-type="float">
            <text:p>0</text:p>
          </table:table-cell>
          <table:table-cell table:formula="of:=LOOKUP([.$B153];[$'EcCo ammo'.$A$2:$'EcCo ammo'.$A$33];[$'EcCo ammo'.G$2:$'EcCo ammo'.G$33])" office:value-type="float" office:value="6" calcext:value-type="float">
            <text:p>6</text:p>
          </table:table-cell>
          <table:table-cell table:formula="of:=LOOKUP([.$B153];[$'EcCo ammo'.$A$2:$'EcCo ammo'.$A$33];[$'EcCo ammo'.H$2:$'EcCo ammo'.H$33])" office:value-type="float" office:value="1" calcext:value-type="float">
            <text:p>1</text:p>
          </table:table-cell>
          <table:table-cell table:formula="of:=LOOKUP([.$B153];[$'EcCo ammo'.$A$2:$'EcCo ammo'.$A$33];[$'EcCo ammo'.I$2:$'EcCo ammo'.I$33])" office:value-type="float" office:value="1" calcext:value-type="float">
            <text:p>1</text:p>
          </table:table-cell>
          <table:table-cell table:formula="of:=[.G153]/[.H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L$146]+10*MIN([.L$145]-[.$F153];0);0))*INT(([.$J153]-MAX([.L$145]-[.$F153];0))*[.$I153])/100;0);0)" office:value-type="float" office:value="66" calcext:value-type="float">
            <text:p>66</text:p>
          </table:table-cell>
          <table:table-cell table:formula="of:=ROUNDUP(MAX((100-MAX([.M$146]+10*MIN([.M$145]-[.$F153];0);0))*INT(([.$J153]-MAX([.M$145]-[.$F153];0))*[.$I153])/100;0);0)" office:value-type="float" office:value="66" calcext:value-type="float">
            <text:p>66</text:p>
          </table:table-cell>
          <table:table-cell table:formula="of:=ROUNDUP(MAX((100-MAX([.N$146]+10*MIN([.N$145]-[.$F153];0);0))*INT(([.$J153]-MAX([.N$145]-[.$F153];0))*[.$I153])/100;0);0)" office:value-type="float" office:value="66" calcext:value-type="float">
            <text:p>66</text:p>
          </table:table-cell>
          <table:table-cell table:formula="of:=ROUNDUP(MAX((100-MAX([.O$146]+10*MIN([.O$145]-[.$F153];0);0))*INT(([.$J153]-MAX([.O$145]-[.$F153];0))*[.$I153])/100;0);0)" office:value-type="float" office:value="66" calcext:value-type="float">
            <text:p>66</text:p>
          </table:table-cell>
          <table:table-cell table:formula="of:=ROUNDUP(MAX((100-MAX([.P$146]+10*MIN([.P$145]-[.$F153];0);0))*INT(([.$J153]-MAX([.P$145]-[.$F153];0))*[.$I153])/100;0);0)" office:value-type="float" office:value="66" calcext:value-type="float">
            <text:p>66</text:p>
          </table:table-cell>
          <table:table-cell table:formula="of:=ROUNDUP(MAX((100-MAX([.Q$146]+10*MIN([.Q$145]-[.$F153];0);0))*INT(([.$J153]-MAX([.Q$145]-[.$F153];0))*[.$I153])/100;0);0)" office:value-type="float" office:value="66" calcext:value-type="float">
            <text:p>66</text:p>
          </table:table-cell>
          <table:table-cell table:formula="of:=ROUNDUP(MAX((100-MAX([.R$146]+10*MIN([.R$145]-[.$F153];0);0))*INT(([.$J153]-MAX([.R$145]-[.$F153];0))*[.$I153])/100;0);0)" office:value-type="float" office:value="66" calcext:value-type="float">
            <text:p>66</text:p>
          </table:table-cell>
          <table:table-cell table:formula="of:=ROUNDUP(MAX((100-MAX([.S$146]+10*MIN([.S$145]-[.$F153];0);0))*INT(([.$J153]-MAX([.S$145]-[.$F153];0))*[.$I153])/100;0);0)" office:value-type="float" office:value="12" calcext:value-type="float">
            <text:p>12</text:p>
          </table:table-cell>
          <table:table-cell table:formula="of:=ROUNDUP(MAX((100-MAX([.T$146]+10*MIN([.T$145]-[.$F153];0);0))*INT(([.$J153]-MAX([.T$145]-[.$F153];0))*[.$I153])/100;0);0)" office:value-type="float" office:value="66" calcext:value-type="float">
            <text:p>66</text:p>
          </table:table-cell>
          <table:table-cell table:formula="of:=ROUNDUP(MAX((100-MAX([.U$146]+10*MIN([.U$145]-[.$F153];0);0))*INT(([.$J153]-MAX([.U$145]-[.$F153];0))*[.$I153])/100;0);0)" office:value-type="float" office:value="60" calcext:value-type="float">
            <text:p>60</text:p>
          </table:table-cell>
          <table:table-cell table:formula="of:=ROUNDUP(MAX((100-MAX([.V$146]+10*MIN([.V$145]-[.$F153];0);0))*INT(([.$J153]-MAX([.V$145]-[.$F153];0))*[.$I153])/100;0);0)" office:value-type="float" office:value="50" calcext:value-type="float">
            <text:p>50</text:p>
          </table:table-cell>
          <table:table-cell table:formula="of:=ROUNDUP(MAX((100-MAX([.W$146]+10*MIN([.W$145]-[.$F153];0);0))*INT(([.$J153]-MAX([.W$145]-[.$F153];0))*[.$I153])/100;0);0)" office:value-type="float" office:value="27" calcext:value-type="float">
            <text:p>27</text:p>
          </table:table-cell>
          <table:table-cell table:formula="of:=ROUNDUP(MAX((100-MAX([.X$146]+10*MIN([.X$145]-[.$F153];0);0))*INT(([.$J153]-MAX([.X$145]-[.$F153];0))*[.$I153])/100;0);0)" office:value-type="float" office:value="36" calcext:value-type="float">
            <text:p>36</text:p>
          </table:table-cell>
          <table:table-cell table:formula="of:=ROUNDUP(MAX((100-MAX([.Y$146]+10*MIN([.Y$145]-[.$F153];0);0))*INT(([.$J153]-MAX([.Y$145]-[.$F153];0))*[.$I153])/100;0);0)" office:value-type="float" office:value="36" calcext:value-type="float">
            <text:p>36</text:p>
          </table:table-cell>
          <table:table-cell table:formula="of:=ROUNDUP(MAX((100-MAX([.Z$146]+10*MIN([.Z$145]-[.$F153];0);0))*INT(([.$J153]-MAX([.Z$145]-[.$F153];0))*[.$I153])/100;0);0)" office:value-type="float" office:value="23" calcext:value-type="float">
            <text:p>23</text:p>
          </table:table-cell>
          <table:table-cell table:formula="of:=ROUNDUP(MAX((100-MAX([.AA$146]+10*MIN([.AA$145]-[.$F153];0);0))*INT(([.$J153]-MAX([.AA$145]-[.$F153];0))*[.$I153])/100;0);0)" office:value-type="float" office:value="20" calcext:value-type="float">
            <text:p>20</text:p>
          </table:table-cell>
          <table:table-cell table:formula="of:=ROUNDUP(MAX((100-MAX([.AB$146]+10*MIN([.AB$145]-[.$F153];0);0))*INT(([.$J153]-MAX([.AB$145]-[.$F153];0))*[.$I153])/100;0);0)" office:value-type="float" office:value="46" calcext:value-type="float">
            <text:p>46</text:p>
          </table:table-cell>
          <table:table-cell table:number-columns-repeated="3"/>
        </table:table-row>
      </table:table>
      <table:table table:name="EcCo ammo" table:style-name="ta1">
        <table:table-column table:style-name="co15" table:default-cell-style-name="Default"/>
        <table:table-column table:style-name="co12" table:number-columns-repeated="2" table:default-cell-style-name="Default"/>
        <table:table-column table:style-name="co12" table:default-cell-style-name="ce12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Cali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 Adjust</text:p>
          </table:table-cell>
          <table:table-cell office:value-type="string" calcext:value-type="string">
            <text:p>DR Adjust</text:p>
          </table:table-cell>
          <table:table-cell office:value-type="string" calcext:value-type="string">
            <text:p>Dam Mult</text:p>
          </table:table-cell>
          <table:table-cell office:value-type="string" calcext:value-type="string">
            <text:p>Dam Div</text:p>
          </table:table-cell>
        </table:table-row>
        <table:table-row table:style-name="ro1">
          <table:table-cell office:value-type="string" calcext:value-type="string">
            <text:p>.223 AP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223 FMJ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FMJ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JH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45 Caliber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5 ca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 cal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mm JH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 ga. Bucksho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 ga. Shotshell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ga. Slug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mm A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mm J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mm EC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7mm Caseless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mm caseless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mm HE Grenade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mm IC Grenades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mm A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mm JH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.62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b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'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sive Rocke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thrower Fuel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methrower Fuel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thrower Fuel MKII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40 cal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N AP Needler Cartridg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 Needler Cartridg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 Fusion Cel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 Rocket Am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 AP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ll Energy Cel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EcCo Armor" table:style-name="ta1">
        <table:table-column table:style-name="co16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table:formula="of:=OFFSET([$'EcCo Armor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2" table:target-range-address="'EcCo ammo'.A1:'EcCo ammo'.I3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EcCo Armor'.A1:'EcCo Armor'.R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33.988000000</meta:creation-date>
    <meta:generator>LibreOffice/7.5.0.3$Windows_X86_64 LibreOffice_project/c21113d003cd3efa8c53188764377a8272d9d6de</meta:generator>
    <dc:date>2023-05-09T23:38:32.214000000</dc:date>
    <meta:editing-duration>PT4H31S</meta:editing-duration>
    <meta:editing-cycles>33</meta:editing-cycles>
    <meta:document-statistic meta:table-count="4" meta:cell-count="6207" meta:object-count="0"/>
  </office:meta>
</office:document-meta>
</file>

<file path=Basic/Standard/YAAM.xml><?xml version="1.0" encoding="utf-8"?>
<!DOCTYPE module  PUBLIC '-//OpenOffice.org//DTD OfficeDocument 1.0//EN'  'module.dtd'>
<script:module xmlns:script="http://openoffice.org/2000/script" script:name="YAAM" script:language="StarBasic">REM  *****  BASIC  *****

FUNCTION TESTWTF(itemDmg, ammoMult, ammoDiv, ammoDT, armorDT, armorDR)
    TESTWTF = itemDmg
END FUNCTION

FUNCTION DamageYAAM(itemDmg, ammoMult, ammoDiv, ammoDT, armorDT, armorDR)
    DamageYAAM = 0

    calcDT = armorDT - ammoDT
    _calcDT = calcDT

    IF calcDT &gt;= 0 THEN
        _calcDT = 0
    ELSE
        _calcDT = _calcDT * 10
        calcDT = 0
    END IF

    calcDR = armorDR + _calcDT
    IF calcDR &lt; 0 THEN
        calcDR = 0
    ELSEIF calcDR &gt;= 100 THEN
        EXIT FUNCTION
    END IF

    rawDamage = itemDmg

    rawDamage = rawDamage - calcDT
    IF rawDamage &lt; 0 THEN
        EXIT FUNCTION
    END IF

    IF ammoDiv &lt;&gt; 0 THEN
        rawDamage = rawDamage / ammoDiv
    END IF

    resistedDamage = calcDR * rawDamage
    resistedDamage = INT(resistedDamage / 100)

    rawDamage = rawDamage - resistedDamage

    IF rawDamage &gt; 0 THEN
        DamageYAAM = rawDamage
    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YAA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